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ject_coords" table:style-name="ta1">
        <table:shapes>
          <draw:frame draw:z-index="0" draw:style-name="gr1" draw:text-style-name="P1" svg:width="784.26pt" svg:height="441.21pt" svg:x="229.97pt" svg:y="11.31pt">
            <draw:object draw:notify-on-update-of-ranges="object_coords.A1:object_coords.A2208 object_coords.B1:object_coords.B22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25871075653657" calcext:value-type="float">
            <text:p>1.25871075653657</text:p>
          </table:table-cell>
          <table:table-cell office:value-type="float" office:value="0.308854847114786" calcext:value-type="float">
            <text:p>0.308854847114786</text:p>
          </table:table-cell>
        </table:table-row>
        <table:table-row table:style-name="ro1">
          <table:table-cell office:value-type="float" office:value="1.26009853481874" calcext:value-type="float">
            <text:p>1.26009853481874</text:p>
          </table:table-cell>
          <table:table-cell office:value-type="float" office:value="0.308854847114786" calcext:value-type="float">
            <text:p>0.308854847114786</text:p>
          </table:table-cell>
        </table:table-row>
        <table:table-row table:style-name="ro1">
          <table:table-cell office:value-type="float" office:value="1.26148248209581" calcext:value-type="float">
            <text:p>1.26148248209581</text:p>
          </table:table-cell>
          <table:table-cell office:value-type="float" office:value="0.308854847114786" calcext:value-type="float">
            <text:p>0.308854847114786</text:p>
          </table:table-cell>
        </table:table-row>
        <table:table-row table:style-name="ro1">
          <table:table-cell office:value-type="float" office:value="1.26148248209581" calcext:value-type="float">
            <text:p>1.26148248209581</text:p>
          </table:table-cell>
          <table:table-cell office:value-type="float" office:value="0.308854847114786" calcext:value-type="float">
            <text:p>0.308854847114786</text:p>
          </table:table-cell>
        </table:table-row>
        <table:table-row table:style-name="ro1">
          <table:table-cell office:value-type="float" office:value="1.26286842441186" calcext:value-type="float">
            <text:p>1.26286842441186</text:p>
          </table:table-cell>
          <table:table-cell office:value-type="float" office:value="0.308854847114786" calcext:value-type="float">
            <text:p>0.308854847114786</text:p>
          </table:table-cell>
        </table:table-row>
        <table:table-row table:style-name="ro1">
          <table:table-cell office:value-type="float" office:value="1.26563733305558" calcext:value-type="float">
            <text:p>1.26563733305558</text:p>
          </table:table-cell>
          <table:table-cell office:value-type="float" office:value="0.308854847114786" calcext:value-type="float">
            <text:p>0.308854847114786</text:p>
          </table:table-cell>
        </table:table-row>
        <table:table-row table:style-name="ro1">
          <table:table-cell office:value-type="float" office:value="1.2676116180225" calcext:value-type="float">
            <text:p>1.2676116180225</text:p>
          </table:table-cell>
          <table:table-cell office:value-type="float" office:value="0.309812113579886" calcext:value-type="float">
            <text:p>0.309812113579886</text:p>
          </table:table-cell>
        </table:table-row>
        <table:table-row table:style-name="ro1">
          <table:table-cell office:value-type="float" office:value="1.27077040274615" calcext:value-type="float">
            <text:p>1.27077040274615</text:p>
          </table:table-cell>
          <table:table-cell office:value-type="float" office:value="0.312683912975189" calcext:value-type="float">
            <text:p>0.312683912975189</text:p>
          </table:table-cell>
        </table:table-row>
        <table:table-row table:style-name="ro1">
          <table:table-cell office:value-type="float" office:value="1.27274789568273" calcext:value-type="float">
            <text:p>1.27274789568273</text:p>
          </table:table-cell>
          <table:table-cell office:value-type="float" office:value="0.31364117944029" calcext:value-type="float">
            <text:p>0.31364117944029</text:p>
          </table:table-cell>
        </table:table-row>
        <table:table-row table:style-name="ro1">
          <table:table-cell office:value-type="float" office:value="1.27413283716528" calcext:value-type="float">
            <text:p>1.27413283716528</text:p>
          </table:table-cell>
          <table:table-cell office:value-type="float" office:value="0.31364117944029" calcext:value-type="float">
            <text:p>0.31364117944029</text:p>
          </table:table-cell>
        </table:table-row>
        <table:table-row table:style-name="ro1">
          <table:table-cell office:value-type="float" office:value="1.27729773956662" calcext:value-type="float">
            <text:p>1.27729773956662</text:p>
          </table:table-cell>
          <table:table-cell office:value-type="float" office:value="0.316512978835593" calcext:value-type="float">
            <text:p>0.316512978835593</text:p>
          </table:table-cell>
        </table:table-row>
        <table:table-row table:style-name="ro1">
          <table:table-cell office:value-type="float" office:value="1.27868356920606" calcext:value-type="float">
            <text:p>1.27868356920606</text:p>
          </table:table-cell>
          <table:table-cell office:value-type="float" office:value="0.316512978835593" calcext:value-type="float">
            <text:p>0.316512978835593</text:p>
          </table:table-cell>
        </table:table-row>
        <table:table-row table:style-name="ro1">
          <table:table-cell office:value-type="float" office:value="1.3385774137276" calcext:value-type="float">
            <text:p>1.3385774137276</text:p>
          </table:table-cell>
          <table:table-cell office:value-type="float" office:value="0.41128235888058" calcext:value-type="float">
            <text:p>0.41128235888058</text:p>
          </table:table-cell>
        </table:table-row>
        <table:table-row table:style-name="ro1">
          <table:table-cell office:value-type="float" office:value="1.3399617122906" calcext:value-type="float">
            <text:p>1.3399617122906</text:p>
          </table:table-cell>
          <table:table-cell office:value-type="float" office:value="0.41128235888058" calcext:value-type="float">
            <text:p>0.41128235888058</text:p>
          </table:table-cell>
        </table:table-row>
        <table:table-row table:style-name="ro1">
          <table:table-cell office:value-type="float" office:value="1.93161519984528" calcext:value-type="float">
            <text:p>1.93161519984528</text:p>
          </table:table-cell>
          <table:table-cell office:value-type="float" office:value="0.779888480641506" calcext:value-type="float">
            <text:p>0.779888480641506</text:p>
          </table:table-cell>
        </table:table-row>
        <table:table-row table:style-name="ro1">
          <table:table-cell office:value-type="float" office:value="1.9319358212237" calcext:value-type="float">
            <text:p>1.9319358212237</text:p>
          </table:table-cell>
          <table:table-cell office:value-type="float" office:value="0.781238203206515" calcext:value-type="float">
            <text:p>0.781238203206515</text:p>
          </table:table-cell>
        </table:table-row>
        <table:table-row table:style-name="ro1">
          <table:table-cell office:value-type="float" office:value="1.93284629015198" calcext:value-type="float">
            <text:p>1.93284629015198</text:p>
          </table:table-cell>
          <table:table-cell office:value-type="float" office:value="0.783540394484119" calcext:value-type="float">
            <text:p>0.783540394484119</text:p>
          </table:table-cell>
        </table:table-row>
        <table:table-row table:style-name="ro1">
          <table:table-cell office:value-type="float" office:value="1.93284629015198" calcext:value-type="float">
            <text:p>1.93284629015198</text:p>
          </table:table-cell>
          <table:table-cell office:value-type="float" office:value="0.783540394484119" calcext:value-type="float">
            <text:p>0.783540394484119</text:p>
          </table:table-cell>
        </table:table-row>
        <table:table-row table:style-name="ro1">
          <table:table-cell office:value-type="float" office:value="1.93289611828856" calcext:value-type="float">
            <text:p>1.93289611828856</text:p>
          </table:table-cell>
          <table:table-cell office:value-type="float" office:value="0.785280773991846" calcext:value-type="float">
            <text:p>0.785280773991846</text:p>
          </table:table-cell>
        </table:table-row>
        <table:table-row table:style-name="ro1">
          <table:table-cell office:value-type="float" office:value="1.93321638581238" calcext:value-type="float">
            <text:p>1.93321638581238</text:p>
          </table:table-cell>
          <table:table-cell office:value-type="float" office:value="0.786629006932084" calcext:value-type="float">
            <text:p>0.786629006932084</text:p>
          </table:table-cell>
        </table:table-row>
        <table:table-row table:style-name="ro1">
          <table:table-cell office:value-type="float" office:value="1.93353656295775" calcext:value-type="float">
            <text:p>1.93353656295775</text:p>
          </table:table-cell>
          <table:table-cell office:value-type="float" office:value="0.787976859405391" calcext:value-type="float">
            <text:p>0.787976859405391</text:p>
          </table:table-cell>
        </table:table-row>
        <table:table-row table:style-name="ro1">
          <table:table-cell office:value-type="float" office:value="1.93444794639338" calcext:value-type="float">
            <text:p>1.93444794639338</text:p>
          </table:table-cell>
          <table:table-cell office:value-type="float" office:value="0.790282900492465" calcext:value-type="float">
            <text:p>0.790282900492465</text:p>
          </table:table-cell>
        </table:table-row>
        <table:table-row table:style-name="ro1">
          <table:table-cell office:value-type="float" office:value="1.93476784780789" calcext:value-type="float">
            <text:p>1.93476784780789</text:p>
          </table:table-cell>
          <table:table-cell office:value-type="float" office:value="0.791629592219197" calcext:value-type="float">
            <text:p>0.791629592219197</text:p>
          </table:table-cell>
        </table:table-row>
        <table:table-row table:style-name="ro1">
          <table:table-cell office:value-type="float" office:value="1.93508765884394" calcext:value-type="float">
            <text:p>1.93508765884394</text:p>
          </table:table-cell>
          <table:table-cell office:value-type="float" office:value="0.792975903478996" calcext:value-type="float">
            <text:p>0.792975903478996</text:p>
          </table:table-cell>
        </table:table-row>
        <table:table-row table:style-name="ro1">
          <table:table-cell office:value-type="float" office:value="1.92858679923232" calcext:value-type="float">
            <text:p>1.92858679923232</text:p>
          </table:table-cell>
          <table:table-cell office:value-type="float" office:value="0.782445972362886" calcext:value-type="float">
            <text:p>0.782445972362886</text:p>
          </table:table-cell>
        </table:table-row>
        <table:table-row table:style-name="ro1">
          <table:table-cell office:value-type="float" office:value="1.92886278510702" calcext:value-type="float">
            <text:p>1.92886278510702</text:p>
          </table:table-cell>
          <table:table-cell office:value-type="float" office:value="0.783804042901005" calcext:value-type="float">
            <text:p>0.783804042901005</text:p>
          </table:table-cell>
        </table:table-row>
        <table:table-row table:style-name="ro1">
          <table:table-cell office:value-type="float" office:value="1.92854754615088" calcext:value-type="float">
            <text:p>1.92854754615088</text:p>
          </table:table-cell>
          <table:table-cell office:value-type="float" office:value="0.784203677824979" calcext:value-type="float">
            <text:p>0.784203677824979</text:p>
          </table:table-cell>
        </table:table-row>
        <table:table-row table:style-name="ro1">
          <table:table-cell office:value-type="float" office:value="1.92882343302831" calcext:value-type="float">
            <text:p>1.92882343302831</text:p>
          </table:table-cell>
          <table:table-cell office:value-type="float" office:value="0.785561261217662" calcext:value-type="float">
            <text:p>0.785561261217662</text:p>
          </table:table-cell>
        </table:table-row>
        <table:table-row table:style-name="ro1">
          <table:table-cell office:value-type="float" office:value="1.92850854254252" calcext:value-type="float">
            <text:p>1.92850854254252</text:p>
          </table:table-cell>
          <table:table-cell office:value-type="float" office:value="0.785962610893566" calcext:value-type="float">
            <text:p>0.785962610893566</text:p>
          </table:table-cell>
        </table:table-row>
        <table:table-row table:style-name="ro1">
          <table:table-cell office:value-type="float" office:value="1.92878338796881" calcext:value-type="float">
            <text:p>1.92878338796881</text:p>
          </table:table-cell>
          <table:table-cell office:value-type="float" office:value="0.787315069516277" calcext:value-type="float">
            <text:p>0.787315069516277</text:p>
          </table:table-cell>
        </table:table-row>
        <table:table-row table:style-name="ro1">
          <table:table-cell office:value-type="float" office:value="1.92905940684259" calcext:value-type="float">
            <text:p>1.92905940684259</text:p>
          </table:table-cell>
          <table:table-cell office:value-type="float" office:value="0.788673302436207" calcext:value-type="float">
            <text:p>0.788673302436207</text:p>
          </table:table-cell>
        </table:table-row>
        <table:table-row table:style-name="ro1">
          <table:table-cell office:value-type="float" office:value="1.92874420088553" calcext:value-type="float">
            <text:p>1.92874420088553</text:p>
          </table:table-cell>
          <table:table-cell office:value-type="float" office:value="0.789073099741992" calcext:value-type="float">
            <text:p>0.789073099741992</text:p>
          </table:table-cell>
        </table:table-row>
        <table:table-row table:style-name="ro1">
          <table:table-cell office:value-type="float" office:value="1.92902121105185" calcext:value-type="float">
            <text:p>1.92902121105185</text:p>
          </table:table-cell>
          <table:table-cell office:value-type="float" office:value="0.790436210611541" calcext:value-type="float">
            <text:p>0.790436210611541</text:p>
          </table:table-cell>
        </table:table-row>
        <table:table-row table:style-name="ro1">
          <table:table-cell office:value-type="float" office:value="1.92870633244573" calcext:value-type="float">
            <text:p>1.92870633244573</text:p>
          </table:table-cell>
          <table:table-cell office:value-type="float" office:value="0.790837618744898" calcext:value-type="float">
            <text:p>0.790837618744898</text:p>
          </table:table-cell>
        </table:table-row>
        <table:table-row table:style-name="ro1">
          <table:table-cell office:value-type="float" office:value="1.92898166493852" calcext:value-type="float">
            <text:p>1.92898166493852</text:p>
          </table:table-cell>
          <table:table-cell office:value-type="float" office:value="0.792192474123147" calcext:value-type="float">
            <text:p>0.792192474123147</text:p>
          </table:table-cell>
        </table:table-row>
        <table:table-row table:style-name="ro1">
          <table:table-cell office:value-type="float" office:value="1.88524860936944" calcext:value-type="float">
            <text:p>1.88524860936944</text:p>
          </table:table-cell>
          <table:table-cell office:value-type="float" office:value="0.721354755705682" calcext:value-type="float">
            <text:p>0.721354755705682</text:p>
          </table:table-cell>
        </table:table-row>
        <table:table-row table:style-name="ro1">
          <table:table-cell office:value-type="float" office:value="1.88488898526246" calcext:value-type="float">
            <text:p>1.88488898526246</text:p>
          </table:table-cell>
          <table:table-cell office:value-type="float" office:value="0.721763808953912" calcext:value-type="float">
            <text:p>0.721763808953912</text:p>
          </table:table-cell>
        </table:table-row>
        <table:table-row table:style-name="ro1">
          <table:table-cell office:value-type="float" office:value="1.88512047011812" calcext:value-type="float">
            <text:p>1.88512047011812</text:p>
          </table:table-cell>
          <table:table-cell office:value-type="float" office:value="0.723130847518043" calcext:value-type="float">
            <text:p>0.723130847518043</text:p>
          </table:table-cell>
        </table:table-row>
        <table:table-row table:style-name="ro1">
          <table:table-cell office:value-type="float" office:value="1.88535215858688" calcext:value-type="float">
            <text:p>1.88535215858688</text:p>
          </table:table-cell>
          <table:table-cell office:value-type="float" office:value="0.724499088523509" calcext:value-type="float">
            <text:p>0.724499088523509</text:p>
          </table:table-cell>
        </table:table-row>
        <table:table-row table:style-name="ro1">
          <table:table-cell office:value-type="float" office:value="1.88558364897551" calcext:value-type="float">
            <text:p>1.88558364897551</text:p>
          </table:table-cell>
          <table:table-cell office:value-type="float" office:value="0.725866159762676" calcext:value-type="float">
            <text:p>0.725866159762676</text:p>
          </table:table-cell>
        </table:table-row>
        <table:table-row table:style-name="ro1">
          <table:table-cell office:value-type="float" office:value="1.88581517920148" calcext:value-type="float">
            <text:p>1.88581517920148</text:p>
          </table:table-cell>
          <table:table-cell office:value-type="float" office:value="0.727233466262104" calcext:value-type="float">
            <text:p>0.727233466262104</text:p>
          </table:table-cell>
        </table:table-row>
        <table:table-row table:style-name="ro1">
          <table:table-cell office:value-type="float" office:value="1.88663765572093" calcext:value-type="float">
            <text:p>1.88663765572093</text:p>
          </table:table-cell>
          <table:table-cell office:value-type="float" office:value="0.729557797431364" calcext:value-type="float">
            <text:p>0.729557797431364</text:p>
          </table:table-cell>
        </table:table-row>
        <table:table-row table:style-name="ro1">
          <table:table-cell office:value-type="float" office:value="1.88686921914469" calcext:value-type="float">
            <text:p>1.88686921914469</text:p>
          </table:table-cell>
          <table:table-cell office:value-type="float" office:value="0.730925299981011" calcext:value-type="float">
            <text:p>0.730925299981011</text:p>
          </table:table-cell>
        </table:table-row>
        <table:table-row table:style-name="ro1">
          <table:table-cell office:value-type="float" office:value="1.88710071395969" calcext:value-type="float">
            <text:p>1.88710071395969</text:p>
          </table:table-cell>
          <table:table-cell office:value-type="float" office:value="0.732292397360206" calcext:value-type="float">
            <text:p>0.732292397360206</text:p>
          </table:table-cell>
        </table:table-row>
        <table:table-row table:style-name="ro1">
          <table:table-cell office:value-type="float" office:value="1.92574639691247" calcext:value-type="float">
            <text:p>1.92574639691247</text:p>
          </table:table-cell>
          <table:table-cell office:value-type="float" office:value="0.795881919531076" calcext:value-type="float">
            <text:p>0.795881919531076</text:p>
          </table:table-cell>
        </table:table-row>
        <table:table-row table:style-name="ro1">
          <table:table-cell office:value-type="float" office:value="1.92597785852968" calcext:value-type="float">
            <text:p>1.92597785852968</text:p>
          </table:table-cell>
          <table:table-cell office:value-type="float" office:value="0.797248820860054" calcext:value-type="float">
            <text:p>0.797248820860054</text:p>
          </table:table-cell>
        </table:table-row>
        <table:table-row table:style-name="ro1">
          <table:table-cell office:value-type="float" office:value="1.92561826319411" calcext:value-type="float">
            <text:p>1.92561826319411</text:p>
          </table:table-cell>
          <table:table-cell office:value-type="float" office:value="0.797658044018473" calcext:value-type="float">
            <text:p>0.797658044018473</text:p>
          </table:table-cell>
        </table:table-row>
        <table:table-row table:style-name="ro1">
          <table:table-cell office:value-type="float" office:value="1.92525866232558" calcext:value-type="float">
            <text:p>1.92525866232558</text:p>
          </table:table-cell>
          <table:table-cell office:value-type="float" office:value="0.798067234501856" calcext:value-type="float">
            <text:p>0.798067234501856</text:p>
          </table:table-cell>
        </table:table-row>
        <table:table-row table:style-name="ro1">
          <table:table-cell office:value-type="float" office:value="1.88388955570619" calcext:value-type="float">
            <text:p>1.88388955570619</text:p>
          </table:table-cell>
          <table:table-cell office:value-type="float" office:value="0.731058581944794" calcext:value-type="float">
            <text:p>0.731058581944794</text:p>
          </table:table-cell>
        </table:table-row>
        <table:table-row table:style-name="ro1">
          <table:table-cell office:value-type="float" office:value="1.88348612859451" calcext:value-type="float">
            <text:p>1.88348612859451</text:p>
          </table:table-cell>
          <table:table-cell office:value-type="float" office:value="0.731480568369079" calcext:value-type="float">
            <text:p>0.731480568369079</text:p>
          </table:table-cell>
        </table:table-row>
        <table:table-row table:style-name="ro1">
          <table:table-cell office:value-type="float" office:value="1.88308198610558" calcext:value-type="float">
            <text:p>1.88308198610558</text:p>
          </table:table-cell>
          <table:table-cell office:value-type="float" office:value="0.731897294154227" calcext:value-type="float">
            <text:p>0.731897294154227</text:p>
          </table:table-cell>
        </table:table-row>
        <table:table-row table:style-name="ro1">
          <table:table-cell office:value-type="float" office:value="1.88208641429217" calcext:value-type="float">
            <text:p>1.88208641429217</text:p>
          </table:table-cell>
          <table:table-cell office:value-type="float" office:value="0.731353502517505" calcext:value-type="float">
            <text:p>0.731353502517505</text:p>
          </table:table-cell>
        </table:table-row>
        <table:table-row table:style-name="ro1">
          <table:table-cell office:value-type="float" office:value="1.88149542705475" calcext:value-type="float">
            <text:p>1.88149542705475</text:p>
          </table:table-cell>
          <table:table-cell office:value-type="float" office:value="0.730396236052404" calcext:value-type="float">
            <text:p>0.730396236052404</text:p>
          </table:table-cell>
        </table:table-row>
        <table:table-row table:style-name="ro1">
          <table:table-cell office:value-type="float" office:value="1.88186920586226" calcext:value-type="float">
            <text:p>1.88186920586226</text:p>
          </table:table-cell>
          <table:table-cell office:value-type="float" office:value="0.733144877311846" calcext:value-type="float">
            <text:p>0.733144877311846</text:p>
          </table:table-cell>
        </table:table-row>
        <table:table-row table:style-name="ro1">
          <table:table-cell office:value-type="float" office:value="1.88146510802859" calcext:value-type="float">
            <text:p>1.88146510802859</text:p>
          </table:table-cell>
          <table:table-cell office:value-type="float" office:value="0.733561931476466" calcext:value-type="float">
            <text:p>0.733561931476466</text:p>
          </table:table-cell>
        </table:table-row>
        <table:table-row table:style-name="ro1">
          <table:table-cell office:value-type="float" office:value="1.88028313355375" calcext:value-type="float">
            <text:p>1.88028313355375</text:p>
          </table:table-cell>
          <table:table-cell office:value-type="float" office:value="0.731647398546264" calcext:value-type="float">
            <text:p>0.731647398546264</text:p>
          </table:table-cell>
        </table:table-row>
        <table:table-row table:style-name="ro1">
          <table:table-cell office:value-type="float" office:value="1.87983393862356" calcext:value-type="float">
            <text:p>1.87983393862356</text:p>
          </table:table-cell>
          <table:table-cell office:value-type="float" office:value="0.732067875948735" calcext:value-type="float">
            <text:p>0.732067875948735</text:p>
          </table:table-cell>
        </table:table-row>
        <table:table-row table:style-name="ro1">
          <table:table-cell office:value-type="float" office:value="1.87983393862356" calcext:value-type="float">
            <text:p>1.87983393862356</text:p>
          </table:table-cell>
          <table:table-cell office:value-type="float" office:value="0.732067875948735" calcext:value-type="float">
            <text:p>0.732067875948735</text:p>
          </table:table-cell>
        </table:table-row>
        <table:table-row table:style-name="ro1">
          <table:table-cell office:value-type="float" office:value="1.88011815768132" calcext:value-type="float">
            <text:p>1.88011815768132</text:p>
          </table:table-cell>
          <table:table-cell office:value-type="float" office:value="0.734829528336719" calcext:value-type="float">
            <text:p>0.734829528336719</text:p>
          </table:table-cell>
        </table:table-row>
        <table:table-row table:style-name="ro1">
          <table:table-cell office:value-type="float" office:value="1.88026014676776" calcext:value-type="float">
            <text:p>1.88026014676776</text:p>
          </table:table-cell>
          <table:table-cell office:value-type="float" office:value="0.736209184235652" calcext:value-type="float">
            <text:p>0.736209184235652</text:p>
          </table:table-cell>
        </table:table-row>
        <table:table-row table:style-name="ro1">
          <table:table-cell office:value-type="float" office:value="1.88040214196113" calcext:value-type="float">
            <text:p>1.88040214196113</text:p>
          </table:table-cell>
          <table:table-cell office:value-type="float" office:value="0.737588899473491" calcext:value-type="float">
            <text:p>0.737588899473491</text:p>
          </table:table-cell>
        </table:table-row>
        <table:table-row table:style-name="ro1">
          <table:table-cell office:value-type="float" office:value="1.87995284185586" calcext:value-type="float">
            <text:p>1.87995284185586</text:p>
          </table:table-cell>
          <table:table-cell office:value-type="float" office:value="0.738008354928164" calcext:value-type="float">
            <text:p>0.738008354928164</text:p>
          </table:table-cell>
        </table:table-row>
        <table:table-row table:style-name="ro1">
          <table:table-cell office:value-type="float" office:value="1.88009483365649" calcext:value-type="float">
            <text:p>1.88009483365649</text:p>
          </table:table-cell>
          <table:table-cell office:value-type="float" office:value="0.739388037199944" calcext:value-type="float">
            <text:p>0.739388037199944</text:p>
          </table:table-cell>
        </table:table-row>
        <table:table-row table:style-name="ro1">
          <table:table-cell office:value-type="float" office:value="1.88023672571042" calcext:value-type="float">
            <text:p>1.88023672571042</text:p>
          </table:table-cell>
          <table:table-cell office:value-type="float" office:value="0.74076675026962" calcext:value-type="float">
            <text:p>0.74076675026962</text:p>
          </table:table-cell>
        </table:table-row>
        <table:table-row table:style-name="ro1">
          <table:table-cell office:value-type="float" office:value="1.8803784189495" calcext:value-type="float">
            <text:p>1.8803784189495</text:p>
          </table:table-cell>
          <table:table-cell office:value-type="float" office:value="0.742143531528299" calcext:value-type="float">
            <text:p>0.742143531528299</text:p>
          </table:table-cell>
        </table:table-row>
        <table:table-row table:style-name="ro1">
          <table:table-cell office:value-type="float" office:value="1.87565052105014" calcext:value-type="float">
            <text:p>1.87565052105014</text:p>
          </table:table-cell>
          <table:table-cell office:value-type="float" office:value="0.734485399807492" calcext:value-type="float">
            <text:p>0.734485399807492</text:p>
          </table:table-cell>
        </table:table-row>
        <table:table-row table:style-name="ro1">
          <table:table-cell office:value-type="float" office:value="1.87574791165568" calcext:value-type="float">
            <text:p>1.87574791165568</text:p>
          </table:table-cell>
          <table:table-cell office:value-type="float" office:value="0.735873656810851" calcext:value-type="float">
            <text:p>0.735873656810851</text:p>
          </table:table-cell>
        </table:table-row>
        <table:table-row table:style-name="ro1">
          <table:table-cell office:value-type="float" office:value="1.87525386927579" calcext:value-type="float">
            <text:p>1.87525386927579</text:p>
          </table:table-cell>
          <table:table-cell office:value-type="float" office:value="0.736298293422157" calcext:value-type="float">
            <text:p>0.736298293422157</text:p>
          </table:table-cell>
        </table:table-row>
        <table:table-row table:style-name="ro1">
          <table:table-cell office:value-type="float" office:value="1.87525386927579" calcext:value-type="float">
            <text:p>1.87525386927579</text:p>
          </table:table-cell>
          <table:table-cell office:value-type="float" office:value="0.736298293422157" calcext:value-type="float">
            <text:p>0.736298293422157</text:p>
          </table:table-cell>
        </table:table-row>
        <table:table-row table:style-name="ro1">
          <table:table-cell office:value-type="float" office:value="1.87544760917127" calcext:value-type="float">
            <text:p>1.87544760917127</text:p>
          </table:table-cell>
          <table:table-cell office:value-type="float" office:value="0.73905996396789" calcext:value-type="float">
            <text:p>0.73905996396789</text:p>
          </table:table-cell>
        </table:table-row>
        <table:table-row table:style-name="ro1">
          <table:table-cell office:value-type="float" office:value="1.87554465514541" calcext:value-type="float">
            <text:p>1.87554465514541</text:p>
          </table:table-cell>
          <table:table-cell office:value-type="float" office:value="0.740443308413782" calcext:value-type="float">
            <text:p>0.740443308413782</text:p>
          </table:table-cell>
        </table:table-row>
        <table:table-row table:style-name="ro1">
          <table:table-cell office:value-type="float" office:value="1.8750506888349" calcext:value-type="float">
            <text:p>1.8750506888349</text:p>
          </table:table-cell>
          <table:table-cell office:value-type="float" office:value="0.740869029358096" calcext:value-type="float">
            <text:p>0.740869029358096</text:p>
          </table:table-cell>
        </table:table-row>
        <table:table-row table:style-name="ro1">
          <table:table-cell office:value-type="float" office:value="1.87514770744262" calcext:value-type="float">
            <text:p>1.87514770744262</text:p>
          </table:table-cell>
          <table:table-cell office:value-type="float" office:value="0.742251983708577" calcext:value-type="float">
            <text:p>0.742251983708577</text:p>
          </table:table-cell>
        </table:table-row>
        <table:table-row table:style-name="ro1">
          <table:table-cell office:value-type="float" office:value="1.87514770744262" calcext:value-type="float">
            <text:p>1.87514770744262</text:p>
          </table:table-cell>
          <table:table-cell office:value-type="float" office:value="0.742251983708577" calcext:value-type="float">
            <text:p>0.742251983708577</text:p>
          </table:table-cell>
        </table:table-row>
        <table:table-row table:style-name="ro1">
          <table:table-cell office:value-type="float" office:value="1.87534203502044" calcext:value-type="float">
            <text:p>1.87534203502044</text:p>
          </table:table-cell>
          <table:table-cell office:value-type="float" office:value="0.74502203138797" calcext:value-type="float">
            <text:p>0.74502203138797</text:p>
          </table:table-cell>
        </table:table-row>
        <table:table-row table:style-name="ro1">
          <table:table-cell office:value-type="float" office:value="1.87543889453183" calcext:value-type="float">
            <text:p>1.87543889453183</text:p>
          </table:table-cell>
          <table:table-cell office:value-type="float" office:value="0.746402717895637" calcext:value-type="float">
            <text:p>0.746402717895637</text:p>
          </table:table-cell>
        </table:table-row>
        <table:table-row table:style-name="ro1">
          <table:table-cell office:value-type="float" office:value="1.8713019838699" calcext:value-type="float">
            <text:p>1.8713019838699</text:p>
          </table:table-cell>
          <table:table-cell office:value-type="float" office:value="0.739701852639931" calcext:value-type="float">
            <text:p>0.739701852639931</text:p>
          </table:table-cell>
        </table:table-row>
        <table:table-row table:style-name="ro1">
          <table:table-cell office:value-type="float" office:value="1.87135386383259" calcext:value-type="float">
            <text:p>1.87135386383259</text:p>
          </table:table-cell>
          <table:table-cell office:value-type="float" office:value="0.741087095544625" calcext:value-type="float">
            <text:p>0.741087095544625</text:p>
          </table:table-cell>
        </table:table-row>
        <table:table-row table:style-name="ro1">
          <table:table-cell office:value-type="float" office:value="1.87135386383259" calcext:value-type="float">
            <text:p>1.87135386383259</text:p>
          </table:table-cell>
          <table:table-cell office:value-type="float" office:value="0.741087095544625" calcext:value-type="float">
            <text:p>0.741087095544625</text:p>
          </table:table-cell>
        </table:table-row>
        <table:table-row table:style-name="ro1">
          <table:table-cell office:value-type="float" office:value="1.86904181469029" calcext:value-type="float">
            <text:p>1.86904181469029</text:p>
          </table:table-cell>
          <table:table-cell office:value-type="float" office:value="0.738643802460355" calcext:value-type="float">
            <text:p>0.738643802460355</text:p>
          </table:table-cell>
        </table:table-row>
        <table:table-row table:style-name="ro1">
          <table:table-cell office:value-type="float" office:value="1.86786653560376" calcext:value-type="float">
            <text:p>1.86786653560376</text:p>
          </table:table-cell>
          <table:table-cell office:value-type="float" office:value="0.738116388734122" calcext:value-type="float">
            <text:p>0.738116388734122</text:p>
          </table:table-cell>
        </table:table-row>
        <table:table-row table:style-name="ro1">
          <table:table-cell office:value-type="float" office:value="1.86787322510553" calcext:value-type="float">
            <text:p>1.86787322510553</text:p>
          </table:table-cell>
          <table:table-cell office:value-type="float" office:value="0.739502288393583" calcext:value-type="float">
            <text:p>0.739502288393583</text:p>
          </table:table-cell>
        </table:table-row>
        <table:table-row table:style-name="ro1">
          <table:table-cell office:value-type="float" office:value="1.87023717405521" calcext:value-type="float">
            <text:p>1.87023717405521</text:p>
          </table:table-cell>
          <table:table-cell office:value-type="float" office:value="0.743331354253986" calcext:value-type="float">
            <text:p>0.743331354253986</text:p>
          </table:table-cell>
        </table:table-row>
        <table:table-row table:style-name="ro1">
          <table:table-cell office:value-type="float" office:value="1.87019877898256" calcext:value-type="float">
            <text:p>1.87019877898256</text:p>
          </table:table-cell>
          <table:table-cell office:value-type="float" office:value="0.744715644065682" calcext:value-type="float">
            <text:p>0.744715644065682</text:p>
          </table:table-cell>
        </table:table-row>
        <table:table-row table:style-name="ro1">
          <table:table-cell office:value-type="float" office:value="1.8695694597044" calcext:value-type="float">
            <text:p>1.8695694597044</text:p>
          </table:table-cell>
          <table:table-cell office:value-type="float" office:value="0.745140394869725" calcext:value-type="float">
            <text:p>0.745140394869725</text:p>
          </table:table-cell>
        </table:table-row>
        <table:table-row table:style-name="ro1">
          <table:table-cell office:value-type="float" office:value="1.86834889021894" calcext:value-type="float">
            <text:p>1.86834889021894</text:p>
          </table:table-cell>
          <table:table-cell office:value-type="float" office:value="0.744617360282693" calcext:value-type="float">
            <text:p>0.744617360282693</text:p>
          </table:table-cell>
        </table:table-row>
        <table:table-row table:style-name="ro1">
          <table:table-cell office:value-type="float" office:value="1.86771947758739" calcext:value-type="float">
            <text:p>1.86771947758739</text:p>
          </table:table-cell>
          <table:table-cell office:value-type="float" office:value="0.745045476834888" calcext:value-type="float">
            <text:p>0.745045476834888</text:p>
          </table:table-cell>
        </table:table-row>
        <table:table-row table:style-name="ro1">
          <table:table-cell office:value-type="float" office:value="1.86709006807987" calcext:value-type="float">
            <text:p>1.86709006807987</text:p>
          </table:table-cell>
          <table:table-cell office:value-type="float" office:value="0.745473480753778" calcext:value-type="float">
            <text:p>0.745473480753778</text:p>
          </table:table-cell>
        </table:table-row>
        <table:table-row table:style-name="ro1">
          <table:table-cell office:value-type="float" office:value="1.87359092769149" calcext:value-type="float">
            <text:p>1.87359092769149</text:p>
          </table:table-cell>
          <table:table-cell office:value-type="float" office:value="0.756003411869888" calcext:value-type="float">
            <text:p>0.756003411869888</text:p>
          </table:table-cell>
        </table:table-row>
        <table:table-row table:style-name="ro1">
          <table:table-cell office:value-type="float" office:value="1.87291642562458" calcext:value-type="float">
            <text:p>1.87291642562458</text:p>
          </table:table-cell>
          <table:table-cell office:value-type="float" office:value="0.75642950943167" calcext:value-type="float">
            <text:p>0.75642950943167</text:p>
          </table:table-cell>
        </table:table-row>
        <table:table-row table:style-name="ro1">
          <table:table-cell office:value-type="float" office:value="1.87105967268913" calcext:value-type="float">
            <text:p>1.87105967268913</text:p>
          </table:table-cell>
          <table:table-cell office:value-type="float" office:value="0.754945652329038" calcext:value-type="float">
            <text:p>0.754945652329038</text:p>
          </table:table-cell>
        </table:table-row>
        <table:table-row table:style-name="ro1">
          <table:table-cell office:value-type="float" office:value="1.86979416301475" calcext:value-type="float">
            <text:p>1.86979416301475</text:p>
          </table:table-cell>
          <table:table-cell office:value-type="float" office:value="0.754414820841261" calcext:value-type="float">
            <text:p>0.754414820841261</text:p>
          </table:table-cell>
        </table:table-row>
        <table:table-row table:style-name="ro1">
          <table:table-cell office:value-type="float" office:value="1.86911973963216" calcext:value-type="float">
            <text:p>1.86911973963216</text:p>
          </table:table-cell>
          <table:table-cell office:value-type="float" office:value="0.754839615052811" calcext:value-type="float">
            <text:p>0.754839615052811</text:p>
          </table:table-cell>
        </table:table-row>
        <table:table-row table:style-name="ro1">
          <table:table-cell office:value-type="float" office:value="1.86844526951828" calcext:value-type="float">
            <text:p>1.86844526951828</text:p>
          </table:table-cell>
          <table:table-cell office:value-type="float" office:value="0.755265183335311" calcext:value-type="float">
            <text:p>0.755265183335311</text:p>
          </table:table-cell>
        </table:table-row>
        <table:table-row table:style-name="ro1">
          <table:table-cell office:value-type="float" office:value="1.87908303979184" calcext:value-type="float">
            <text:p>1.87908303979184</text:p>
          </table:table-cell>
          <table:table-cell office:value-type="float" office:value="0.772495979707127" calcext:value-type="float">
            <text:p>0.772495979707127</text:p>
          </table:table-cell>
        </table:table-row>
        <table:table-row table:style-name="ro1">
          <table:table-cell office:value-type="float" office:value="1.87836352599083" calcext:value-type="float">
            <text:p>1.87836352599083</text:p>
          </table:table-cell>
          <table:table-cell office:value-type="float" office:value="0.772918097386007" calcext:value-type="float">
            <text:p>0.772918097386007</text:p>
          </table:table-cell>
        </table:table-row>
        <table:table-row table:style-name="ro1">
          <table:table-cell office:value-type="float" office:value="1.87646216746216" calcext:value-type="float">
            <text:p>1.87646216746216</text:p>
          </table:table-cell>
          <table:table-cell office:value-type="float" office:value="0.771424289650632" calcext:value-type="float">
            <text:p>0.771424289650632</text:p>
          </table:table-cell>
        </table:table-row>
        <table:table-row table:style-name="ro1">
          <table:table-cell office:value-type="float" office:value="1.87515120277745" calcext:value-type="float">
            <text:p>1.87515120277745</text:p>
          </table:table-cell>
          <table:table-cell office:value-type="float" office:value="0.770894116850081" calcext:value-type="float">
            <text:p>0.770894116850081</text:p>
          </table:table-cell>
        </table:table-row>
        <table:table-row table:style-name="ro1">
          <table:table-cell office:value-type="float" office:value="1.87456021554003" calcext:value-type="float">
            <text:p>1.87456021554003</text:p>
          </table:table-cell>
          <table:table-cell office:value-type="float" office:value="0.769936850384979" calcext:value-type="float">
            <text:p>0.769936850384979</text:p>
          </table:table-cell>
        </table:table-row>
        <table:table-row table:style-name="ro1">
          <table:table-cell office:value-type="float" office:value="1.87371146125855" calcext:value-type="float">
            <text:p>1.87371146125855</text:p>
          </table:table-cell>
          <table:table-cell office:value-type="float" office:value="0.771746014169858" calcext:value-type="float">
            <text:p>0.771746014169858</text:p>
          </table:table-cell>
        </table:table-row>
        <table:table-row table:style-name="ro1">
          <table:table-cell office:value-type="float" office:value="1.87240101986694" calcext:value-type="float">
            <text:p>1.87240101986694</text:p>
          </table:table-cell>
          <table:table-cell office:value-type="float" office:value="0.77121022523694" calcext:value-type="float">
            <text:p>0.77121022523694</text:p>
          </table:table-cell>
        </table:table-row>
        <table:table-row table:style-name="ro1">
          <table:table-cell office:value-type="float" office:value="1.87168277832611" calcext:value-type="float">
            <text:p>1.87168277832611</text:p>
          </table:table-cell>
          <table:table-cell office:value-type="float" office:value="0.771618688652758" calcext:value-type="float">
            <text:p>0.771618688652758</text:p>
          </table:table-cell>
        </table:table-row>
        <table:table-row table:style-name="ro1">
          <table:table-cell office:value-type="float" office:value="1.86978123040346" calcext:value-type="float">
            <text:p>1.86978123040346</text:p>
          </table:table-cell>
          <table:table-cell office:value-type="float" office:value="0.770126913548134" calcext:value-type="float">
            <text:p>0.770126913548134</text:p>
          </table:table-cell>
        </table:table-row>
        <table:table-row table:style-name="ro1">
          <table:table-cell office:value-type="float" office:value="1.84163784135834" calcext:value-type="float">
            <text:p>1.84163784135834</text:p>
          </table:table-cell>
          <table:table-cell office:value-type="float" office:value="0.790314617182916" calcext:value-type="float">
            <text:p>0.790314617182916</text:p>
          </table:table-cell>
        </table:table-row>
        <table:table-row table:style-name="ro1">
          <table:table-cell office:value-type="float" office:value="1.75898375859372" calcext:value-type="float">
            <text:p>1.75898375859372</text:p>
          </table:table-cell>
          <table:table-cell office:value-type="float" office:value="0.66296083468267" calcext:value-type="float">
            <text:p>0.66296083468267</text:p>
          </table:table-cell>
        </table:table-row>
        <table:table-row table:style-name="ro1">
          <table:table-cell office:value-type="float" office:value="1.75778805233074" calcext:value-type="float">
            <text:p>1.75778805233074</text:p>
          </table:table-cell>
          <table:table-cell office:value-type="float" office:value="0.663250161067024" calcext:value-type="float">
            <text:p>0.663250161067024</text:p>
          </table:table-cell>
        </table:table-row>
        <table:table-row table:style-name="ro1">
          <table:table-cell office:value-type="float" office:value="1.75718380773075" calcext:value-type="float">
            <text:p>1.75718380773075</text:p>
          </table:table-cell>
          <table:table-cell office:value-type="float" office:value="0.664495775915966" calcext:value-type="float">
            <text:p>0.664495775915966</text:p>
          </table:table-cell>
        </table:table-row>
        <table:table-row table:style-name="ro1">
          <table:table-cell office:value-type="float" office:value="1.8298752379334" calcext:value-type="float">
            <text:p>1.8298752379334</text:p>
          </table:table-cell>
          <table:table-cell office:value-type="float" office:value="0.782239551123375" calcext:value-type="float">
            <text:p>0.782239551123375</text:p>
          </table:table-cell>
        </table:table-row>
        <table:table-row table:style-name="ro1">
          <table:table-cell office:value-type="float" office:value="1.82866599659532" calcext:value-type="float">
            <text:p>1.82866599659532</text:p>
          </table:table-cell>
          <table:table-cell office:value-type="float" office:value="0.784732331309877" calcext:value-type="float">
            <text:p>0.784732331309877</text:p>
          </table:table-cell>
        </table:table-row>
        <table:table-row table:style-name="ro1">
          <table:table-cell office:value-type="float" office:value="1.82806274713188" calcext:value-type="float">
            <text:p>1.82806274713188</text:p>
          </table:table-cell>
          <table:table-cell office:value-type="float" office:value="0.785975894743108" calcext:value-type="float">
            <text:p>0.785975894743108</text:p>
          </table:table-cell>
        </table:table-row>
        <table:table-row table:style-name="ro1">
          <table:table-cell office:value-type="float" office:value="1.75359835521697" calcext:value-type="float">
            <text:p>1.75359835521697</text:p>
          </table:table-cell>
          <table:table-cell office:value-type="float" office:value="0.665360320140397" calcext:value-type="float">
            <text:p>0.665360320140397</text:p>
          </table:table-cell>
        </table:table-row>
        <table:table-row table:style-name="ro1">
          <table:table-cell office:value-type="float" office:value="1.75359835521697" calcext:value-type="float">
            <text:p>1.75359835521697</text:p>
          </table:table-cell>
          <table:table-cell office:value-type="float" office:value="0.665360320140397" calcext:value-type="float">
            <text:p>0.665360320140397</text:p>
          </table:table-cell>
        </table:table-row>
        <table:table-row table:style-name="ro1">
          <table:table-cell office:value-type="float" office:value="1.75230577678166" calcext:value-type="float">
            <text:p>1.75230577678166</text:p>
          </table:table-cell>
          <table:table-cell office:value-type="float" office:value="0.667817621086953" calcext:value-type="float">
            <text:p>0.667817621086953</text:p>
          </table:table-cell>
        </table:table-row>
        <table:table-row table:style-name="ro1">
          <table:table-cell office:value-type="float" office:value="1.75107263503724" calcext:value-type="float">
            <text:p>1.75107263503724</text:p>
          </table:table-cell>
          <table:table-cell office:value-type="float" office:value="0.668081144660406" calcext:value-type="float">
            <text:p>0.668081144660406</text:p>
          </table:table-cell>
        </table:table-row>
        <table:table-row table:style-name="ro1">
          <table:table-cell office:value-type="float" office:value="1.75042721904579" calcext:value-type="float">
            <text:p>1.75042721904579</text:p>
          </table:table-cell>
          <table:table-cell office:value-type="float" office:value="0.669308135056799" calcext:value-type="float">
            <text:p>0.669308135056799</text:p>
          </table:table-cell>
        </table:table-row>
        <table:table-row table:style-name="ro1">
          <table:table-cell office:value-type="float" office:value="1.74860033461872" calcext:value-type="float">
            <text:p>1.74860033461872</text:p>
          </table:table-cell>
          <table:table-cell office:value-type="float" office:value="0.668619630499635" calcext:value-type="float">
            <text:p>0.668619630499635</text:p>
          </table:table-cell>
        </table:table-row>
        <table:table-row table:style-name="ro1">
          <table:table-cell office:value-type="float" office:value="1.74795600784583" calcext:value-type="float">
            <text:p>1.74795600784583</text:p>
          </table:table-cell>
          <table:table-cell office:value-type="float" office:value="0.669844550199417" calcext:value-type="float">
            <text:p>0.669844550199417</text:p>
          </table:table-cell>
        </table:table-row>
        <table:table-row table:style-name="ro1">
          <table:table-cell office:value-type="float" office:value="1.74559205889615" calcext:value-type="float">
            <text:p>1.74559205889615</text:p>
          </table:table-cell>
          <table:table-cell office:value-type="float" office:value="0.666015484339014" calcext:value-type="float">
            <text:p>0.666015484339014</text:p>
          </table:table-cell>
        </table:table-row>
        <table:table-row table:style-name="ro1">
          <table:table-cell office:value-type="float" office:value="1.74490836896609" calcext:value-type="float">
            <text:p>1.74490836896609</text:p>
          </table:table-cell>
          <table:table-cell office:value-type="float" office:value="0.667218305007704" calcext:value-type="float">
            <text:p>0.667218305007704</text:p>
          </table:table-cell>
        </table:table-row>
        <table:table-row table:style-name="ro1">
          <table:table-cell office:value-type="float" office:value="1.74481822099721" calcext:value-type="float">
            <text:p>1.74481822099721</text:p>
          </table:table-cell>
          <table:table-cell office:value-type="float" office:value="0.66937389759741" calcext:value-type="float">
            <text:p>0.66937389759741</text:p>
          </table:table-cell>
        </table:table-row>
        <table:table-row table:style-name="ro1">
          <table:table-cell office:value-type="float" office:value="1.74413187808479" calcext:value-type="float">
            <text:p>1.74413187808479</text:p>
          </table:table-cell>
          <table:table-cell office:value-type="float" office:value="0.670581385677267" calcext:value-type="float">
            <text:p>0.670581385677267</text:p>
          </table:table-cell>
        </table:table-row>
        <table:table-row table:style-name="ro1">
          <table:table-cell office:value-type="float" office:value="1.74344716954052" calcext:value-type="float">
            <text:p>1.74344716954052</text:p>
          </table:table-cell>
          <table:table-cell office:value-type="float" office:value="0.671785998401356" calcext:value-type="float">
            <text:p>0.671785998401356</text:p>
          </table:table-cell>
        </table:table-row>
        <table:table-row table:style-name="ro1">
          <table:table-cell office:value-type="float" office:value="1.74276275249678" calcext:value-type="float">
            <text:p>1.74276275249678</text:p>
          </table:table-cell>
          <table:table-cell office:value-type="float" office:value="0.67299009828644" calcext:value-type="float">
            <text:p>0.67299009828644</text:p>
          </table:table-cell>
        </table:table-row>
        <table:table-row table:style-name="ro1">
          <table:table-cell office:value-type="float" office:value="1.73862584183484" calcext:value-type="float">
            <text:p>1.73862584183484</text:p>
          </table:table-cell>
          <table:table-cell office:value-type="float" office:value="0.666289233030734" calcext:value-type="float">
            <text:p>0.666289233030734</text:p>
          </table:table-cell>
        </table:table-row>
        <table:table-row table:style-name="ro1">
          <table:table-cell office:value-type="float" office:value="1.73731086577489" calcext:value-type="float">
            <text:p>1.73731086577489</text:p>
          </table:table-cell>
          <table:table-cell office:value-type="float" office:value="0.666513971480833" calcext:value-type="float">
            <text:p>0.666513971480833</text:p>
          </table:table-cell>
        </table:table-row>
        <table:table-row table:style-name="ro1">
          <table:table-cell office:value-type="float" office:value="1.73717906894529" calcext:value-type="float">
            <text:p>1.73717906894529</text:p>
          </table:table-cell>
          <table:table-cell office:value-type="float" office:value="0.668651275942736" calcext:value-type="float">
            <text:p>0.668651275942736</text:p>
          </table:table-cell>
        </table:table-row>
        <table:table-row table:style-name="ro1">
          <table:table-cell office:value-type="float" office:value="1.7364535084015" calcext:value-type="float">
            <text:p>1.7364535084015</text:p>
          </table:table-cell>
          <table:table-cell office:value-type="float" office:value="0.669835846895155" calcext:value-type="float">
            <text:p>0.669835846895155</text:p>
          </table:table-cell>
        </table:table-row>
        <table:table-row table:style-name="ro1">
          <table:table-cell office:value-type="float" office:value="1.73572889296763" calcext:value-type="float">
            <text:p>1.73572889296763</text:p>
          </table:table-cell>
          <table:table-cell office:value-type="float" office:value="0.671018874834004" calcext:value-type="float">
            <text:p>0.671018874834004</text:p>
          </table:table-cell>
        </table:table-row>
        <table:table-row table:style-name="ro1">
          <table:table-cell office:value-type="float" office:value="1.73218296954311" calcext:value-type="float">
            <text:p>1.73218296954311</text:p>
          </table:table-cell>
          <table:table-cell office:value-type="float" office:value="0.665275276043398" calcext:value-type="float">
            <text:p>0.665275276043398</text:p>
          </table:table-cell>
        </table:table-row>
        <table:table-row table:style-name="ro1">
          <table:table-cell office:value-type="float" office:value="1.73201267641873" calcext:value-type="float">
            <text:p>1.73201267641873</text:p>
          </table:table-cell>
          <table:table-cell office:value-type="float" office:value="0.66738921487762" calcext:value-type="float">
            <text:p>0.66738921487762</text:p>
          </table:table-cell>
        </table:table-row>
        <table:table-row table:style-name="ro1">
          <table:table-cell office:value-type="float" office:value="1.73065657177233" calcext:value-type="float">
            <text:p>1.73065657177233</text:p>
          </table:table-cell>
          <table:table-cell office:value-type="float" office:value="0.667594450705365" calcext:value-type="float">
            <text:p>0.667594450705365</text:p>
          </table:table-cell>
        </table:table-row>
        <table:table-row table:style-name="ro1">
          <table:table-cell office:value-type="float" office:value="1.72989415815159" calcext:value-type="float">
            <text:p>1.72989415815159</text:p>
          </table:table-cell>
          <table:table-cell office:value-type="float" office:value="0.668752844922804" calcext:value-type="float">
            <text:p>0.668752844922804</text:p>
          </table:table-cell>
        </table:table-row>
        <table:table-row table:style-name="ro1">
          <table:table-cell office:value-type="float" office:value="1.72930317091417" calcext:value-type="float">
            <text:p>1.72930317091417</text:p>
          </table:table-cell>
          <table:table-cell office:value-type="float" office:value="0.667795578457703" calcext:value-type="float">
            <text:p>0.667795578457703</text:p>
          </table:table-cell>
        </table:table-row>
        <table:table-row table:style-name="ro1">
          <table:table-cell office:value-type="float" office:value="1.72837155005703" calcext:value-type="float">
            <text:p>1.72837155005703</text:p>
          </table:table-cell>
          <table:table-cell office:value-type="float" office:value="0.671066261635413" calcext:value-type="float">
            <text:p>0.671066261635413</text:p>
          </table:table-cell>
        </table:table-row>
        <table:table-row table:style-name="ro1">
          <table:table-cell office:value-type="float" office:value="1.72423463939509" calcext:value-type="float">
            <text:p>1.72423463939509</text:p>
          </table:table-cell>
          <table:table-cell office:value-type="float" office:value="0.664365396379707" calcext:value-type="float">
            <text:p>0.664365396379707</text:p>
          </table:table-cell>
        </table:table-row>
        <table:table-row table:style-name="ro1">
          <table:table-cell office:value-type="float" office:value="1.72284534589756" calcext:value-type="float">
            <text:p>1.72284534589756</text:p>
          </table:table-cell>
          <table:table-cell office:value-type="float" office:value="0.664538721501153" calcext:value-type="float">
            <text:p>0.664538721501153</text:p>
          </table:table-cell>
        </table:table-row>
        <table:table-row table:style-name="ro1">
          <table:table-cell office:value-type="float" office:value="1.72263831742663" calcext:value-type="float">
            <text:p>1.72263831742663</text:p>
          </table:table-cell>
          <table:table-cell office:value-type="float" office:value="0.666626168062381" calcext:value-type="float">
            <text:p>0.666626168062381</text:p>
          </table:table-cell>
        </table:table-row>
        <table:table-row table:style-name="ro1">
          <table:table-cell office:value-type="float" office:value="1.72322930466405" calcext:value-type="float">
            <text:p>1.72322930466405</text:p>
          </table:table-cell>
          <table:table-cell office:value-type="float" office:value="0.667583434527482" calcext:value-type="float">
            <text:p>0.667583434527482</text:p>
          </table:table-cell>
        </table:table-row>
        <table:table-row table:style-name="ro1">
          <table:table-cell office:value-type="float" office:value="1.72222032656682" calcext:value-type="float">
            <text:p>1.72222032656682</text:p>
          </table:table-cell>
          <table:table-cell office:value-type="float" office:value="0.670806632548551" calcext:value-type="float">
            <text:p>0.670806632548551</text:p>
          </table:table-cell>
        </table:table-row>
        <table:table-row table:style-name="ro1">
          <table:table-cell office:value-type="float" office:value="1.72142107601348" calcext:value-type="float">
            <text:p>1.72142107601348</text:p>
          </table:table-cell>
          <table:table-cell office:value-type="float" office:value="0.671938561478963" calcext:value-type="float">
            <text:p>0.671938561478963</text:p>
          </table:table-cell>
        </table:table-row>
        <table:table-row table:style-name="ro1">
          <table:table-cell office:value-type="float" office:value="1.72061858733721" calcext:value-type="float">
            <text:p>1.72061858733721</text:p>
          </table:table-cell>
          <table:table-cell office:value-type="float" office:value="0.673075076361821" calcext:value-type="float">
            <text:p>0.673075076361821</text:p>
          </table:table-cell>
        </table:table-row>
        <table:table-row table:style-name="ro1">
          <table:table-cell office:value-type="float" office:value="1.71648167667527" calcext:value-type="float">
            <text:p>1.71648167667527</text:p>
          </table:table-cell>
          <table:table-cell office:value-type="float" office:value="0.666374211106115" calcext:value-type="float">
            <text:p>0.666374211106115</text:p>
          </table:table-cell>
        </table:table-row>
        <table:table-row table:style-name="ro1">
          <table:table-cell office:value-type="float" office:value="1.71505170954629" calcext:value-type="float">
            <text:p>1.71505170954629</text:p>
          </table:table-cell>
          <table:table-cell office:value-type="float" office:value="0.666526620095795" calcext:value-type="float">
            <text:p>0.666526620095795</text:p>
          </table:table-cell>
        </table:table-row>
        <table:table-row table:style-name="ro1">
          <table:table-cell office:value-type="float" office:value="1.71362514811118" calcext:value-type="float">
            <text:p>1.71362514811118</text:p>
          </table:table-cell>
          <table:table-cell office:value-type="float" office:value="0.666674524549761" calcext:value-type="float">
            <text:p>0.666674524549761</text:p>
          </table:table-cell>
        </table:table-row>
        <table:table-row table:style-name="ro1">
          <table:table-cell office:value-type="float" office:value="1.71338174434972" calcext:value-type="float">
            <text:p>1.71338174434972</text:p>
          </table:table-cell>
          <table:table-cell office:value-type="float" office:value="0.668735396977859" calcext:value-type="float">
            <text:p>0.668735396977859</text:p>
          </table:table-cell>
        </table:table-row>
        <table:table-row table:style-name="ro1">
          <table:table-cell office:value-type="float" office:value="1.71254668980015" calcext:value-type="float">
            <text:p>1.71254668980015</text:p>
          </table:table-cell>
          <table:table-cell office:value-type="float" office:value="0.669839880585139" calcext:value-type="float">
            <text:p>0.669839880585139</text:p>
          </table:table-cell>
        </table:table-row>
        <table:table-row table:style-name="ro1">
          <table:table-cell office:value-type="float" office:value="1.71288996819126" calcext:value-type="float">
            <text:p>1.71288996819126</text:p>
          </table:table-cell>
          <table:table-cell office:value-type="float" office:value="0.672863713592146" calcext:value-type="float">
            <text:p>0.672863713592146</text:p>
          </table:table-cell>
        </table:table-row>
        <table:table-row table:style-name="ro1">
          <table:table-cell office:value-type="float" office:value="1.71205103626723" calcext:value-type="float">
            <text:p>1.71205103626723</text:p>
          </table:table-cell>
          <table:table-cell office:value-type="float" office:value="0.673973325602762" calcext:value-type="float">
            <text:p>0.673973325602762</text:p>
          </table:table-cell>
        </table:table-row>
        <table:table-row table:style-name="ro1">
          <table:table-cell office:value-type="float" office:value="1.70732313836787" calcext:value-type="float">
            <text:p>1.70732313836787</text:p>
          </table:table-cell>
          <table:table-cell office:value-type="float" office:value="0.666315193881955" calcext:value-type="float">
            <text:p>0.666315193881955</text:p>
          </table:table-cell>
        </table:table-row>
        <table:table-row table:style-name="ro1">
          <table:table-cell office:value-type="float" office:value="1.70763314876261" calcext:value-type="float">
            <text:p>1.70763314876261</text:p>
          </table:table-cell>
          <table:table-cell office:value-type="float" office:value="0.669308030303806" calcext:value-type="float">
            <text:p>0.669308030303806</text:p>
          </table:table-cell>
        </table:table-row>
        <table:table-row table:style-name="ro1">
          <table:table-cell office:value-type="float" office:value="1.70616961814728" calcext:value-type="float">
            <text:p>1.70616961814728</text:p>
          </table:table-cell>
          <table:table-cell office:value-type="float" office:value="0.669429783711771" calcext:value-type="float">
            <text:p>0.669429783711771</text:p>
          </table:table-cell>
        </table:table-row>
        <table:table-row table:style-name="ro1">
          <table:table-cell office:value-type="float" office:value="1.70529726647944" calcext:value-type="float">
            <text:p>1.70529726647944</text:p>
          </table:table-cell>
          <table:table-cell office:value-type="float" office:value="0.670508566508972" calcext:value-type="float">
            <text:p>0.670508566508972</text:p>
          </table:table-cell>
        </table:table-row>
        <table:table-row table:style-name="ro1">
          <table:table-cell office:value-type="float" office:value="1.70383436517324" calcext:value-type="float">
            <text:p>1.70383436517324</text:p>
          </table:table-cell>
          <table:table-cell office:value-type="float" office:value="0.670629541689643" calcext:value-type="float">
            <text:p>0.670629541689643</text:p>
          </table:table-cell>
        </table:table-row>
        <table:table-row table:style-name="ro1">
          <table:table-cell office:value-type="float" office:value="1.70355361338152" calcext:value-type="float">
            <text:p>1.70355361338152</text:p>
          </table:table-cell>
          <table:table-cell office:value-type="float" office:value="0.672664833339945" calcext:value-type="float">
            <text:p>0.672664833339945</text:p>
          </table:table-cell>
        </table:table-row>
        <table:table-row table:style-name="ro1">
          <table:table-cell office:value-type="float" office:value="1.70268273288008" calcext:value-type="float">
            <text:p>1.70268273288008</text:p>
          </table:table-cell>
          <table:table-cell office:value-type="float" office:value="0.673741796837579" calcext:value-type="float">
            <text:p>0.673741796837579</text:p>
          </table:table-cell>
        </table:table-row>
        <table:table-row table:style-name="ro1">
          <table:table-cell office:value-type="float" office:value="1.70121733517537" calcext:value-type="float">
            <text:p>1.70121733517537</text:p>
          </table:table-cell>
          <table:table-cell office:value-type="float" office:value="0.673865859158308" calcext:value-type="float">
            <text:p>0.673865859158308</text:p>
          </table:table-cell>
        </table:table-row>
        <table:table-row table:style-name="ro1">
          <table:table-cell office:value-type="float" office:value="1.70152952523026" calcext:value-type="float">
            <text:p>1.70152952523026</text:p>
          </table:table-cell>
          <table:table-cell office:value-type="float" office:value="0.67685600013066" calcext:value-type="float">
            <text:p>0.67685600013066</text:p>
          </table:table-cell>
        </table:table-row>
        <table:table-row table:style-name="ro1">
          <table:table-cell office:value-type="float" office:value="1.70065784038005" calcext:value-type="float">
            <text:p>1.70065784038005</text:p>
          </table:table-cell>
          <table:table-cell office:value-type="float" office:value="0.677933958316159" calcext:value-type="float">
            <text:p>0.677933958316159</text:p>
          </table:table-cell>
        </table:table-row>
        <table:table-row table:style-name="ro1">
          <table:table-cell office:value-type="float" office:value="1.69770290419295" calcext:value-type="float">
            <text:p>1.69770290419295</text:p>
          </table:table-cell>
          <table:table-cell office:value-type="float" office:value="0.673147625990655" calcext:value-type="float">
            <text:p>0.673147625990655</text:p>
          </table:table-cell>
        </table:table-row>
        <table:table-row table:style-name="ro1">
          <table:table-cell office:value-type="float" office:value="1.69620606823785" calcext:value-type="float">
            <text:p>1.69620606823785</text:p>
          </table:table-cell>
          <table:table-cell office:value-type="float" office:value="0.673238817378126" calcext:value-type="float">
            <text:p>0.673238817378126</text:p>
          </table:table-cell>
        </table:table-row>
        <table:table-row table:style-name="ro1">
          <table:table-cell office:value-type="float" office:value="1.69529709527634" calcext:value-type="float">
            <text:p>1.69529709527634</text:p>
          </table:table-cell>
          <table:table-cell office:value-type="float" office:value="0.67429089132897" calcext:value-type="float">
            <text:p>0.67429089132897</text:p>
          </table:table-cell>
        </table:table-row>
        <table:table-row table:style-name="ro1">
          <table:table-cell office:value-type="float" office:value="1.69380143795415" calcext:value-type="float">
            <text:p>1.69380143795415</text:p>
          </table:table-cell>
          <table:table-cell office:value-type="float" office:value="0.674380718529575" calcext:value-type="float">
            <text:p>0.674380718529575</text:p>
          </table:table-cell>
        </table:table-row>
        <table:table-row table:style-name="ro1">
          <table:table-cell office:value-type="float" office:value="1.692891602684" calcext:value-type="float">
            <text:p>1.692891602684</text:p>
          </table:table-cell>
          <table:table-cell office:value-type="float" office:value="0.675433790543604" calcext:value-type="float">
            <text:p>0.675433790543604</text:p>
          </table:table-cell>
        </table:table-row>
        <table:table-row table:style-name="ro1">
          <table:table-cell office:value-type="float" office:value="1.69257670653807" calcext:value-type="float">
            <text:p>1.69257670653807</text:p>
          </table:table-cell>
          <table:table-cell office:value-type="float" office:value="0.67743955498442" calcext:value-type="float">
            <text:p>0.67743955498442</text:p>
          </table:table-cell>
        </table:table-row>
        <table:table-row table:style-name="ro1">
          <table:table-cell office:value-type="float" office:value="1.68962177035097" calcext:value-type="float">
            <text:p>1.68962177035097</text:p>
          </table:table-cell>
          <table:table-cell office:value-type="float" office:value="0.672653222658915" calcext:value-type="float">
            <text:p>0.672653222658915</text:p>
          </table:table-cell>
        </table:table-row>
        <table:table-row table:style-name="ro1">
          <table:table-cell office:value-type="float" office:value="1.68809090347327" calcext:value-type="float">
            <text:p>1.68809090347327</text:p>
          </table:table-cell>
          <table:table-cell office:value-type="float" office:value="0.67271471356131" calcext:value-type="float">
            <text:p>0.67271471356131</text:p>
          </table:table-cell>
        </table:table-row>
        <table:table-row table:style-name="ro1">
          <table:table-cell office:value-type="float" office:value="1.68833315560985" calcext:value-type="float">
            <text:p>1.68833315560985</text:p>
          </table:table-cell>
          <table:table-cell office:value-type="float" office:value="0.675647833355682" calcext:value-type="float">
            <text:p>0.675647833355682</text:p>
          </table:table-cell>
        </table:table-row>
        <table:table-row table:style-name="ro1">
          <table:table-cell office:value-type="float" office:value="1.68738990970609" calcext:value-type="float">
            <text:p>1.68738990970609</text:p>
          </table:table-cell>
          <table:table-cell office:value-type="float" office:value="0.676670239494335" calcext:value-type="float">
            <text:p>0.676670239494335</text:p>
          </table:table-cell>
        </table:table-row>
        <table:table-row table:style-name="ro1">
          <table:table-cell office:value-type="float" office:value="1.68585693498115" calcext:value-type="float">
            <text:p>1.68585693498115</text:p>
          </table:table-cell>
          <table:table-cell office:value-type="float" office:value="0.676734015141286" calcext:value-type="float">
            <text:p>0.676734015141286</text:p>
          </table:table-cell>
        </table:table-row>
        <table:table-row table:style-name="ro1">
          <table:table-cell office:value-type="float" office:value="1.68231101155663" calcext:value-type="float">
            <text:p>1.68231101155663</text:p>
          </table:table-cell>
          <table:table-cell office:value-type="float" office:value="0.670990416350681" calcext:value-type="float">
            <text:p>0.670990416350681</text:p>
          </table:table-cell>
        </table:table-row>
        <table:table-row table:style-name="ro1">
          <table:table-cell office:value-type="float" office:value="1.68133869665026" calcext:value-type="float">
            <text:p>1.68133869665026</text:p>
          </table:table-cell>
          <table:table-cell office:value-type="float" office:value="0.67197774366413" calcext:value-type="float">
            <text:p>0.67197774366413</text:p>
          </table:table-cell>
        </table:table-row>
        <table:table-row table:style-name="ro1">
          <table:table-cell office:value-type="float" office:value="1.68192968388768" calcext:value-type="float">
            <text:p>1.68192968388768</text:p>
          </table:table-cell>
          <table:table-cell office:value-type="float" office:value="0.672935010129231" calcext:value-type="float">
            <text:p>0.672935010129231</text:p>
          </table:table-cell>
        </table:table-row>
        <table:table-row table:style-name="ro1">
          <table:table-cell office:value-type="float" office:value="1.67939220656191" calcext:value-type="float">
            <text:p>1.67939220656191</text:p>
          </table:table-cell>
          <table:table-cell office:value-type="float" office:value="0.67395428728904" calcext:value-type="float">
            <text:p>0.67395428728904</text:p>
          </table:table-cell>
        </table:table-row>
        <table:table-row table:style-name="ro1">
          <table:table-cell office:value-type="float" office:value="1.67841614785087" calcext:value-type="float">
            <text:p>1.67841614785087</text:p>
          </table:table-cell>
          <table:table-cell office:value-type="float" office:value="0.674945416210989" calcext:value-type="float">
            <text:p>0.674945416210989</text:p>
          </table:table-cell>
        </table:table-row>
        <table:table-row table:style-name="ro1">
          <table:table-cell office:value-type="float" office:value="1.67921641795094" calcext:value-type="float">
            <text:p>1.67921641795094</text:p>
          </table:table-cell>
          <table:table-cell office:value-type="float" office:value="0.678804925441838" calcext:value-type="float">
            <text:p>0.678804925441838</text:p>
          </table:table-cell>
        </table:table-row>
        <table:table-row table:style-name="ro1">
          <table:table-cell office:value-type="float" office:value="1.67764973940691" calcext:value-type="float">
            <text:p>1.67764973940691</text:p>
          </table:table-cell>
          <table:table-cell office:value-type="float" office:value="0.678838414821578" calcext:value-type="float">
            <text:p>0.678838414821578</text:p>
          </table:table-cell>
        </table:table-row>
        <table:table-row table:style-name="ro1">
          <table:table-cell office:value-type="float" office:value="1.67608586987906" calcext:value-type="float">
            <text:p>1.67608586987906</text:p>
          </table:table-cell>
          <table:table-cell office:value-type="float" office:value="0.67886905181432" calcext:value-type="float">
            <text:p>0.67886905181432</text:p>
          </table:table-cell>
        </table:table-row>
        <table:table-row table:style-name="ro1">
          <table:table-cell office:value-type="float" office:value="1.67608586987906" calcext:value-type="float">
            <text:p>1.67608586987906</text:p>
          </table:table-cell>
          <table:table-cell office:value-type="float" office:value="0.67886905181432" calcext:value-type="float">
            <text:p>0.67886905181432</text:p>
          </table:table-cell>
        </table:table-row>
        <table:table-row table:style-name="ro1">
          <table:table-cell office:value-type="float" office:value="1.67452174456331" calcext:value-type="float">
            <text:p>1.67452174456331</text:p>
          </table:table-cell>
          <table:table-cell office:value-type="float" office:value="0.678899948544289" calcext:value-type="float">
            <text:p>0.678899948544289</text:p>
          </table:table-cell>
        </table:table-row>
        <table:table-row table:style-name="ro1">
          <table:table-cell office:value-type="float" office:value="1.67257754261396" calcext:value-type="float">
            <text:p>1.67257754261396</text:p>
          </table:table-cell>
          <table:table-cell office:value-type="float" office:value="0.680874168701644" calcext:value-type="float">
            <text:p>0.680874168701644</text:p>
          </table:table-cell>
        </table:table-row>
        <table:table-row table:style-name="ro1">
          <table:table-cell office:value-type="float" office:value="1.66962260642686" calcext:value-type="float">
            <text:p>1.66962260642686</text:p>
          </table:table-cell>
          <table:table-cell office:value-type="float" office:value="0.67608783637614" calcext:value-type="float">
            <text:p>0.67608783637614</text:p>
          </table:table-cell>
        </table:table-row>
        <table:table-row table:style-name="ro1">
          <table:table-cell office:value-type="float" office:value="1.66920922740722" calcext:value-type="float">
            <text:p>1.66920922740722</text:p>
          </table:table-cell>
          <table:table-cell office:value-type="float" office:value="0.678000326367819" calcext:value-type="float">
            <text:p>0.678000326367819</text:p>
          </table:table-cell>
        </table:table-row>
        <table:table-row table:style-name="ro1">
          <table:table-cell office:value-type="float" office:value="1.66938353133047" calcext:value-type="float">
            <text:p>1.66938353133047</text:p>
          </table:table-cell>
          <table:table-cell office:value-type="float" office:value="0.680873225442993" calcext:value-type="float">
            <text:p>0.680873225442993</text:p>
          </table:table-cell>
        </table:table-row>
        <table:table-row table:style-name="ro1">
          <table:table-cell office:value-type="float" office:value="1.66778450853218" calcext:value-type="float">
            <text:p>1.66778450853218</text:p>
          </table:table-cell>
          <table:table-cell office:value-type="float" office:value="0.680874672272571" calcext:value-type="float">
            <text:p>0.680874672272571</text:p>
          </table:table-cell>
        </table:table-row>
        <table:table-row table:style-name="ro1">
          <table:table-cell office:value-type="float" office:value="1.66677961877497" calcext:value-type="float">
            <text:p>1.66677961877497</text:p>
          </table:table-cell>
          <table:table-cell office:value-type="float" office:value="0.681830393684913" calcext:value-type="float">
            <text:p>0.681830393684913</text:p>
          </table:table-cell>
        </table:table-row>
        <table:table-row table:style-name="ro1">
          <table:table-cell office:value-type="float" office:value="1.6651842220557" calcext:value-type="float">
            <text:p>1.6651842220557</text:p>
          </table:table-cell>
          <table:table-cell office:value-type="float" office:value="0.681828391856224" calcext:value-type="float">
            <text:p>0.681828391856224</text:p>
          </table:table-cell>
        </table:table-row>
        <table:table-row table:style-name="ro1">
          <table:table-cell office:value-type="float" office:value="1.66459323481828" calcext:value-type="float">
            <text:p>1.66459323481828</text:p>
          </table:table-cell>
          <table:table-cell office:value-type="float" office:value="0.680871125391123" calcext:value-type="float">
            <text:p>0.680871125391123</text:p>
          </table:table-cell>
        </table:table-row>
        <table:table-row table:style-name="ro1">
          <table:table-cell office:value-type="float" office:value="1.66317535986723" calcext:value-type="float">
            <text:p>1.66317535986723</text:p>
          </table:table-cell>
          <table:table-cell office:value-type="float" office:value="0.683738962238883" calcext:value-type="float">
            <text:p>0.683738962238883</text:p>
          </table:table-cell>
        </table:table-row>
        <table:table-row table:style-name="ro1">
          <table:table-cell office:value-type="float" office:value="1.66258437262981" calcext:value-type="float">
            <text:p>1.66258437262981</text:p>
          </table:table-cell>
          <table:table-cell office:value-type="float" office:value="0.682781695773782" calcext:value-type="float">
            <text:p>0.682781695773782</text:p>
          </table:table-cell>
        </table:table-row>
        <table:table-row table:style-name="ro1">
          <table:table-cell office:value-type="float" office:value="1.66057686001511" calcext:value-type="float">
            <text:p>1.66057686001511</text:p>
          </table:table-cell>
          <table:table-cell office:value-type="float" office:value="0.684690982616079" calcext:value-type="float">
            <text:p>0.684690982616079</text:p>
          </table:table-cell>
        </table:table-row>
        <table:table-row table:style-name="ro1">
          <table:table-cell office:value-type="float" office:value="1.66075027542893" calcext:value-type="float">
            <text:p>1.66075027542893</text:p>
          </table:table-cell>
          <table:table-cell office:value-type="float" office:value="0.687564726726722" calcext:value-type="float">
            <text:p>0.687564726726722</text:p>
          </table:table-cell>
        </table:table-row>
        <table:table-row table:style-name="ro1">
          <table:table-cell office:value-type="float" office:value="1.65915761627926" calcext:value-type="float">
            <text:p>1.65915761627926</text:p>
          </table:table-cell>
          <table:table-cell office:value-type="float" office:value="0.687560121275237" calcext:value-type="float">
            <text:p>0.687560121275237</text:p>
          </table:table-cell>
        </table:table-row>
        <table:table-row table:style-name="ro1">
          <table:table-cell office:value-type="float" office:value="1.65815422978395" calcext:value-type="float">
            <text:p>1.65815422978395</text:p>
          </table:table-cell>
          <table:table-cell office:value-type="float" office:value="0.68851441297892" calcext:value-type="float">
            <text:p>0.68851441297892</text:p>
          </table:table-cell>
        </table:table-row>
        <table:table-row table:style-name="ro1">
          <table:table-cell office:value-type="float" office:value="1.65874521702137" calcext:value-type="float">
            <text:p>1.65874521702137</text:p>
          </table:table-cell>
          <table:table-cell office:value-type="float" office:value="0.689471679444021" calcext:value-type="float">
            <text:p>0.689471679444021</text:p>
          </table:table-cell>
        </table:table-row>
        <table:table-row table:style-name="ro1">
          <table:table-cell office:value-type="float" office:value="1.65614510344402" calcext:value-type="float">
            <text:p>1.65614510344402</text:p>
          </table:table-cell>
          <table:table-cell office:value-type="float" office:value="0.690425234588339" calcext:value-type="float">
            <text:p>0.690425234588339</text:p>
          </table:table-cell>
        </table:table-row>
        <table:table-row table:style-name="ro1">
          <table:table-cell office:value-type="float" office:value="1.65454978837157" calcext:value-type="float">
            <text:p>1.65454978837157</text:p>
          </table:table-cell>
          <table:table-cell office:value-type="float" office:value="0.690423155107743" calcext:value-type="float">
            <text:p>0.690423155107743</text:p>
          </table:table-cell>
        </table:table-row>
        <table:table-row table:style-name="ro1">
          <table:table-cell office:value-type="float" office:value="1.65454978837157" calcext:value-type="float">
            <text:p>1.65454978837157</text:p>
          </table:table-cell>
          <table:table-cell office:value-type="float" office:value="0.690423155107743" calcext:value-type="float">
            <text:p>0.690423155107743</text:p>
          </table:table-cell>
        </table:table-row>
        <table:table-row table:style-name="ro1">
          <table:table-cell office:value-type="float" office:value="1.65194659622912" calcext:value-type="float">
            <text:p>1.65194659622912</text:p>
          </table:table-cell>
          <table:table-cell office:value-type="float" office:value="0.691379638185768" calcext:value-type="float">
            <text:p>0.691379638185768</text:p>
          </table:table-cell>
        </table:table-row>
        <table:table-row table:style-name="ro1">
          <table:table-cell office:value-type="float" office:value="1.65194659622912" calcext:value-type="float">
            <text:p>1.65194659622912</text:p>
          </table:table-cell>
          <table:table-cell office:value-type="float" office:value="0.691379638185768" calcext:value-type="float">
            <text:p>0.691379638185768</text:p>
          </table:table-cell>
        </table:table-row>
        <table:table-row table:style-name="ro1">
          <table:table-cell office:value-type="float" office:value="1.65052947050764" calcext:value-type="float">
            <text:p>1.65052947050764</text:p>
          </table:table-cell>
          <table:table-cell office:value-type="float" office:value="0.694246762463078" calcext:value-type="float">
            <text:p>0.694246762463078</text:p>
          </table:table-cell>
        </table:table-row>
        <table:table-row table:style-name="ro1">
          <table:table-cell office:value-type="float" office:value="1.64893709472043" calcext:value-type="float">
            <text:p>1.64893709472043</text:p>
          </table:table-cell>
          <table:table-cell office:value-type="float" office:value="0.694241887513795" calcext:value-type="float">
            <text:p>0.694241887513795</text:p>
          </table:table-cell>
        </table:table-row>
        <table:table-row table:style-name="ro1">
          <table:table-cell office:value-type="float" office:value="1.64793240187612" calcext:value-type="float">
            <text:p>1.64793240187612</text:p>
          </table:table-cell>
          <table:table-cell office:value-type="float" office:value="0.695197421648005" calcext:value-type="float">
            <text:p>0.695197421648005</text:p>
          </table:table-cell>
        </table:table-row>
        <table:table-row table:style-name="ro1">
          <table:table-cell office:value-type="float" office:value="1.64692777146761" calcext:value-type="float">
            <text:p>1.64692777146761</text:p>
          </table:table-cell>
          <table:table-cell office:value-type="float" office:value="0.696152896401345" calcext:value-type="float">
            <text:p>0.696152896401345</text:p>
          </table:table-cell>
        </table:table-row>
        <table:table-row table:style-name="ro1">
          <table:table-cell office:value-type="float" office:value="1.64533134695905" calcext:value-type="float">
            <text:p>1.64533134695905</text:p>
          </table:table-cell>
          <table:table-cell office:value-type="float" office:value="0.696151872073145" calcext:value-type="float">
            <text:p>0.696151872073145</text:p>
          </table:table-cell>
        </table:table-row>
        <table:table-row table:style-name="ro1">
          <table:table-cell office:value-type="float" office:value="1.64355838524679" calcext:value-type="float">
            <text:p>1.64355838524679</text:p>
          </table:table-cell>
          <table:table-cell office:value-type="float" office:value="0.693280072677843" calcext:value-type="float">
            <text:p>0.693280072677843</text:p>
          </table:table-cell>
        </table:table-row>
        <table:table-row table:style-name="ro1">
          <table:table-cell office:value-type="float" office:value="1.64252279369179" calcext:value-type="float">
            <text:p>1.64252279369179</text:p>
          </table:table-cell>
          <table:table-cell office:value-type="float" office:value="0.694202567103899" calcext:value-type="float">
            <text:p>0.694202567103899</text:p>
          </table:table-cell>
        </table:table-row>
        <table:table-row table:style-name="ro1">
          <table:table-cell office:value-type="float" office:value="1.64148720213678" calcext:value-type="float">
            <text:p>1.64148720213678</text:p>
          </table:table-cell>
          <table:table-cell office:value-type="float" office:value="0.695125061529955" calcext:value-type="float">
            <text:p>0.695125061529955</text:p>
          </table:table-cell>
        </table:table-row>
        <table:table-row table:style-name="ro1">
          <table:table-cell office:value-type="float" office:value="1.64044872520875" calcext:value-type="float">
            <text:p>1.64044872520875</text:p>
          </table:table-cell>
          <table:table-cell office:value-type="float" office:value="0.696050126216952" calcext:value-type="float">
            <text:p>0.696050126216952</text:p>
          </table:table-cell>
        </table:table-row>
        <table:table-row table:style-name="ro1">
          <table:table-cell office:value-type="float" office:value="1.63882207712778" calcext:value-type="float">
            <text:p>1.63882207712778</text:p>
          </table:table-cell>
          <table:table-cell office:value-type="float" office:value="0.696015415899439" calcext:value-type="float">
            <text:p>0.696015415899439</text:p>
          </table:table-cell>
        </table:table-row>
        <table:table-row table:style-name="ro1">
          <table:table-cell office:value-type="float" office:value="1.6394130643652" calcext:value-type="float">
            <text:p>1.6394130643652</text:p>
          </table:table-cell>
          <table:table-cell office:value-type="float" office:value="0.69697268236454" calcext:value-type="float">
            <text:p>0.69697268236454</text:p>
          </table:table-cell>
        </table:table-row>
        <table:table-row table:style-name="ro1">
          <table:table-cell office:value-type="float" office:value="1.63675522950105" calcext:value-type="float">
            <text:p>1.63675522950105</text:p>
          </table:table-cell>
          <table:table-cell office:value-type="float" office:value="0.69785654274712" calcext:value-type="float">
            <text:p>0.69785654274712</text:p>
          </table:table-cell>
        </table:table-row>
        <table:table-row table:style-name="ro1">
          <table:table-cell office:value-type="float" office:value="1.63512632459316" calcext:value-type="float">
            <text:p>1.63512632459316</text:p>
          </table:table-cell>
          <table:table-cell office:value-type="float" office:value="0.697823842788079" calcext:value-type="float">
            <text:p>0.697823842788079</text:p>
          </table:table-cell>
        </table:table-row>
        <table:table-row table:style-name="ro1">
          <table:table-cell office:value-type="float" office:value="1.63467936941419" calcext:value-type="float">
            <text:p>1.63467936941419</text:p>
          </table:table-cell>
          <table:table-cell office:value-type="float" office:value="0.699705697802643" calcext:value-type="float">
            <text:p>0.699705697802643</text:p>
          </table:table-cell>
        </table:table-row>
        <table:table-row table:style-name="ro1">
          <table:table-cell office:value-type="float" office:value="1.63408838217677" calcext:value-type="float">
            <text:p>1.63408838217677</text:p>
          </table:table-cell>
          <table:table-cell office:value-type="float" office:value="0.698748431337542" calcext:value-type="float">
            <text:p>0.698748431337542</text:p>
          </table:table-cell>
        </table:table-row>
        <table:table-row table:style-name="ro1">
          <table:table-cell office:value-type="float" office:value="1.63201474427256" calcext:value-type="float">
            <text:p>1.63201474427256</text:p>
          </table:table-cell>
          <table:table-cell office:value-type="float" office:value="0.70059560689536" calcext:value-type="float">
            <text:p>0.70059560689536</text:p>
          </table:table-cell>
        </table:table-row>
        <table:table-row table:style-name="ro1">
          <table:table-cell office:value-type="float" office:value="1.63157171874398" calcext:value-type="float">
            <text:p>1.63157171874398</text:p>
          </table:table-cell>
          <table:table-cell office:value-type="float" office:value="0.702473961417324" calcext:value-type="float">
            <text:p>0.702473961417324</text:p>
          </table:table-cell>
        </table:table-row>
        <table:table-row table:style-name="ro1">
          <table:table-cell office:value-type="float" office:value="1.62994215064571" calcext:value-type="float">
            <text:p>1.62994215064571</text:p>
          </table:table-cell>
          <table:table-cell office:value-type="float" office:value="0.702441852221517" calcext:value-type="float">
            <text:p>0.702441852221517</text:p>
          </table:table-cell>
        </table:table-row>
        <table:table-row table:style-name="ro1">
          <table:table-cell office:value-type="float" office:value="1.62831544317456" calcext:value-type="float">
            <text:p>1.62831544317456</text:p>
          </table:table-cell>
          <table:table-cell office:value-type="float" office:value="0.702407194808175" calcext:value-type="float">
            <text:p>0.702407194808175</text:p>
          </table:table-cell>
        </table:table-row>
        <table:table-row table:style-name="ro1">
          <table:table-cell office:value-type="float" office:value="1.62728074247228" calcext:value-type="float">
            <text:p>1.62728074247228</text:p>
          </table:table-cell>
          <table:table-cell office:value-type="float" office:value="0.703328895671677" calcext:value-type="float">
            <text:p>0.703328895671677</text:p>
          </table:table-cell>
        </table:table-row>
        <table:table-row table:style-name="ro1">
          <table:table-cell office:value-type="float" office:value="1.62565106549202" calcext:value-type="float">
            <text:p>1.62565106549202</text:p>
          </table:table-cell>
          <table:table-cell office:value-type="float" office:value="0.703296883466849" calcext:value-type="float">
            <text:p>0.703296883466849</text:p>
          </table:table-cell>
        </table:table-row>
        <table:table-row table:style-name="ro1">
          <table:table-cell office:value-type="float" office:value="1.62402489748168" calcext:value-type="float">
            <text:p>1.62402489748168</text:p>
          </table:table-cell>
          <table:table-cell office:value-type="float" office:value="0.703261745507293" calcext:value-type="float">
            <text:p>0.703261745507293</text:p>
          </table:table-cell>
        </table:table-row>
        <table:table-row table:style-name="ro1">
          <table:table-cell office:value-type="float" office:value="1.62180853410302" calcext:value-type="float">
            <text:p>1.62180853410302</text:p>
          </table:table-cell>
          <table:table-cell office:value-type="float" office:value="0.702268635693699" calcext:value-type="float">
            <text:p>0.702268635693699</text:p>
          </table:table-cell>
        </table:table-row>
        <table:table-row table:style-name="ro1">
          <table:table-cell office:value-type="float" office:value="1.62077314546446" calcext:value-type="float">
            <text:p>1.62077314546446</text:p>
          </table:table-cell>
          <table:table-cell office:value-type="float" office:value="0.70319094936384" calcext:value-type="float">
            <text:p>0.70319094936384</text:p>
          </table:table-cell>
        </table:table-row>
        <table:table-row table:style-name="ro1">
          <table:table-cell office:value-type="float" office:value="1.61914724965913" calcext:value-type="float">
            <text:p>1.61914724965913</text:p>
          </table:table-cell>
          <table:table-cell office:value-type="float" office:value="0.703155568926838" calcext:value-type="float">
            <text:p>0.703155568926838</text:p>
          </table:table-cell>
        </table:table-row>
        <table:table-row table:style-name="ro1">
          <table:table-cell office:value-type="float" office:value="1.61869967088325" calcext:value-type="float">
            <text:p>1.61869967088325</text:p>
          </table:table-cell>
          <table:table-cell office:value-type="float" office:value="0.70503797943519" calcext:value-type="float">
            <text:p>0.70503797943519</text:p>
          </table:table-cell>
        </table:table-row>
        <table:table-row table:style-name="ro1">
          <table:table-cell office:value-type="float" office:value="1.68090072831446" calcext:value-type="float">
            <text:p>1.68090072831446</text:p>
          </table:table-cell>
          <table:table-cell office:value-type="float" office:value="0.808387081847465" calcext:value-type="float">
            <text:p>0.808387081847465</text:p>
          </table:table-cell>
        </table:table-row>
        <table:table-row table:style-name="ro1">
          <table:table-cell office:value-type="float" office:value="1.67809215525046" calcext:value-type="float">
            <text:p>1.67809215525046</text:p>
          </table:table-cell>
          <table:table-cell office:value-type="float" office:value="0.806437794512942" calcext:value-type="float">
            <text:p>0.806437794512942</text:p>
          </table:table-cell>
        </table:table-row>
        <table:table-row table:style-name="ro1">
          <table:table-cell office:value-type="float" office:value="1.67705796926309" calcext:value-type="float">
            <text:p>1.67705796926309</text:p>
          </table:table-cell>
          <table:table-cell office:value-type="float" office:value="0.807359036873635" calcext:value-type="float">
            <text:p>0.807359036873635</text:p>
          </table:table-cell>
        </table:table-row>
        <table:table-row table:style-name="ro1">
          <table:table-cell office:value-type="float" office:value="1.67542777756792" calcext:value-type="float">
            <text:p>1.67542777756792</text:p>
          </table:table-cell>
          <table:table-cell office:value-type="float" office:value="0.807327483171616" calcext:value-type="float">
            <text:p>0.807327483171616</text:p>
          </table:table-cell>
        </table:table-row>
        <table:table-row table:style-name="ro1">
          <table:table-cell office:value-type="float" office:value="1.67424580309308" calcext:value-type="float">
            <text:p>1.67424580309308</text:p>
          </table:table-cell>
          <table:table-cell office:value-type="float" office:value="0.805412950241415" calcext:value-type="float">
            <text:p>0.805412950241415</text:p>
          </table:table-cell>
        </table:table-row>
        <table:table-row table:style-name="ro1">
          <table:table-cell office:value-type="float" office:value="1.67158464732792" calcext:value-type="float">
            <text:p>1.67158464732792</text:p>
          </table:table-cell>
          <table:table-cell office:value-type="float" office:value="0.80629976884885" calcext:value-type="float">
            <text:p>0.80629976884885</text:p>
          </table:table-cell>
        </table:table-row>
        <table:table-row table:style-name="ro1">
          <table:table-cell office:value-type="float" office:value="1.670549466555" calcext:value-type="float">
            <text:p>1.670549466555</text:p>
          </table:table-cell>
          <table:table-cell office:value-type="float" office:value="0.807221897354395" calcext:value-type="float">
            <text:p>0.807221897354395</text:p>
          </table:table-cell>
        </table:table-row>
        <table:table-row table:style-name="ro1">
          <table:table-cell office:value-type="float" office:value="1.66833800286637" calcext:value-type="float">
            <text:p>1.66833800286637</text:p>
          </table:table-cell>
          <table:table-cell office:value-type="float" office:value="0.806224422946753" calcext:value-type="float">
            <text:p>0.806224422946753</text:p>
          </table:table-cell>
        </table:table-row>
        <table:table-row table:style-name="ro1">
          <table:table-cell office:value-type="float" office:value="1.66671422531086" calcext:value-type="float">
            <text:p>1.66671422531086</text:p>
          </table:table-cell>
          <table:table-cell office:value-type="float" office:value="0.806187155594343" calcext:value-type="float">
            <text:p>0.806187155594343</text:p>
          </table:table-cell>
        </table:table-row>
        <table:table-row table:style-name="ro1">
          <table:table-cell office:value-type="float" office:value="1.66567562465329" calcext:value-type="float">
            <text:p>1.66567562465329</text:p>
          </table:table-cell>
          <table:table-cell office:value-type="float" office:value="0.80711233049836" calcext:value-type="float">
            <text:p>0.80711233049836</text:p>
          </table:table-cell>
        </table:table-row>
        <table:table-row table:style-name="ro1">
          <table:table-cell office:value-type="float" office:value="1.66404864992631" calcext:value-type="float">
            <text:p>1.66404864992631</text:p>
          </table:table-cell>
          <table:table-cell office:value-type="float" office:value="0.807077911153784" calcext:value-type="float">
            <text:p>0.807077911153784</text:p>
          </table:table-cell>
        </table:table-row>
        <table:table-row table:style-name="ro1">
          <table:table-cell office:value-type="float" office:value="1.66242263039143" calcext:value-type="float">
            <text:p>1.66242263039143</text:p>
          </table:table-cell>
          <table:table-cell office:value-type="float" office:value="0.807042640933803" calcext:value-type="float">
            <text:p>0.807042640933803</text:p>
          </table:table-cell>
        </table:table-row>
        <table:table-row table:style-name="ro1">
          <table:table-cell office:value-type="float" office:value="1.66242263039143" calcext:value-type="float">
            <text:p>1.66242263039143</text:p>
          </table:table-cell>
          <table:table-cell office:value-type="float" office:value="0.807042640933803" calcext:value-type="float">
            <text:p>0.807042640933803</text:p>
          </table:table-cell>
        </table:table-row>
        <table:table-row table:style-name="ro1">
          <table:table-cell office:value-type="float" office:value="1.65975790131698" calcext:value-type="float">
            <text:p>1.65975790131698</text:p>
          </table:table-cell>
          <table:table-cell office:value-type="float" office:value="0.807932642608818" calcext:value-type="float">
            <text:p>0.807932642608818</text:p>
          </table:table-cell>
        </table:table-row>
        <table:table-row table:style-name="ro1">
          <table:table-cell office:value-type="float" office:value="1.65813150564428" calcext:value-type="float">
            <text:p>1.65813150564428</text:p>
          </table:table-cell>
          <table:table-cell office:value-type="float" office:value="0.807897707448582" calcext:value-type="float">
            <text:p>0.807897707448582</text:p>
          </table:table-cell>
        </table:table-row>
        <table:table-row table:style-name="ro1">
          <table:table-cell office:value-type="float" office:value="1.657095988327" calcext:value-type="float">
            <text:p>1.657095988327</text:p>
          </table:table-cell>
          <table:table-cell office:value-type="float" office:value="0.808820135744425" calcext:value-type="float">
            <text:p>0.808820135744425</text:p>
          </table:table-cell>
        </table:table-row>
        <table:table-row table:style-name="ro1">
          <table:table-cell office:value-type="float" office:value="1.65650500108958" calcext:value-type="float">
            <text:p>1.65650500108958</text:p>
          </table:table-cell>
          <table:table-cell office:value-type="float" office:value="0.807862869279324" calcext:value-type="float">
            <text:p>0.807862869279324</text:p>
          </table:table-cell>
        </table:table-row>
        <table:table-row table:style-name="ro1">
          <table:table-cell office:value-type="float" office:value="1.65384075208576" calcext:value-type="float">
            <text:p>1.65384075208576</text:p>
          </table:table-cell>
          <table:table-cell office:value-type="float" office:value="0.808752443312296" calcext:value-type="float">
            <text:p>0.808752443312296</text:p>
          </table:table-cell>
        </table:table-row>
        <table:table-row table:style-name="ro1">
          <table:table-cell office:value-type="float" office:value="1.65221396047852" calcext:value-type="float">
            <text:p>1.65221396047852</text:p>
          </table:table-cell>
          <table:table-cell office:value-type="float" office:value="0.808717860846528" calcext:value-type="float">
            <text:p>0.808717860846528</text:p>
          </table:table-cell>
        </table:table-row>
        <table:table-row table:style-name="ro1">
          <table:table-cell office:value-type="float" office:value="1.65221396047852" calcext:value-type="float">
            <text:p>1.65221396047852</text:p>
          </table:table-cell>
          <table:table-cell office:value-type="float" office:value="0.808717860846528" calcext:value-type="float">
            <text:p>0.808717860846528</text:p>
          </table:table-cell>
        </table:table-row>
        <table:table-row table:style-name="ro1">
          <table:table-cell office:value-type="float" office:value="1.64955230979517" calcext:value-type="float">
            <text:p>1.64955230979517</text:p>
          </table:table-cell>
          <table:table-cell office:value-type="float" office:value="0.80960512032205" calcext:value-type="float">
            <text:p>0.80960512032205</text:p>
          </table:table-cell>
        </table:table-row>
        <table:table-row table:style-name="ro1">
          <table:table-cell office:value-type="float" office:value="1.64792871535939" calcext:value-type="float">
            <text:p>1.64792871535939</text:p>
          </table:table-cell>
          <table:table-cell office:value-type="float" office:value="0.809567689848448" calcext:value-type="float">
            <text:p>0.809567689848448</text:p>
          </table:table-cell>
        </table:table-row>
        <table:table-row table:style-name="ro1">
          <table:table-cell office:value-type="float" office:value="1.64689411858993" calcext:value-type="float">
            <text:p>1.64689411858993</text:p>
          </table:table-cell>
          <table:table-cell office:value-type="float" office:value="0.810489298129652" calcext:value-type="float">
            <text:p>0.810489298129652</text:p>
          </table:table-cell>
        </table:table-row>
        <table:table-row table:style-name="ro1">
          <table:table-cell office:value-type="float" office:value="1.64526433767685" calcext:value-type="float">
            <text:p>1.64526433767685</text:p>
          </table:table-cell>
          <table:table-cell office:value-type="float" office:value="0.810457378507122" calcext:value-type="float">
            <text:p>0.810457378507122</text:p>
          </table:table-cell>
        </table:table-row>
        <table:table-row table:style-name="ro1">
          <table:table-cell office:value-type="float" office:value="1.64467335043943" calcext:value-type="float">
            <text:p>1.64467335043943</text:p>
          </table:table-cell>
          <table:table-cell office:value-type="float" office:value="0.809500112042022" calcext:value-type="float">
            <text:p>0.809500112042022</text:p>
          </table:table-cell>
        </table:table-row>
        <table:table-row table:style-name="ro1">
          <table:table-cell office:value-type="float" office:value="1.64260475575152" calcext:value-type="float">
            <text:p>1.64260475575152</text:p>
          </table:table-cell>
          <table:table-cell office:value-type="float" office:value="0.811342795154046" calcext:value-type="float">
            <text:p>0.811342795154046</text:p>
          </table:table-cell>
        </table:table-row>
        <table:table-row table:style-name="ro1">
          <table:table-cell office:value-type="float" office:value="1.64156573936267" calcext:value-type="float">
            <text:p>1.64156573936267</text:p>
          </table:table-cell>
          <table:table-cell office:value-type="float" office:value="0.812268340387255" calcext:value-type="float">
            <text:p>0.812268340387255</text:p>
          </table:table-cell>
        </table:table-row>
        <table:table-row table:style-name="ro1">
          <table:table-cell office:value-type="float" office:value="1.64097475212525" calcext:value-type="float">
            <text:p>1.64097475212525</text:p>
          </table:table-cell>
          <table:table-cell office:value-type="float" office:value="0.811311073922155" calcext:value-type="float">
            <text:p>0.811311073922155</text:p>
          </table:table-cell>
        </table:table-row>
        <table:table-row table:style-name="ro1">
          <table:table-cell office:value-type="float" office:value="1.63890688496707" calcext:value-type="float">
            <text:p>1.63890688496707</text:p>
          </table:table-cell>
          <table:table-cell office:value-type="float" office:value="0.813153108958093" calcext:value-type="float">
            <text:p>0.813153108958093</text:p>
          </table:table-cell>
        </table:table-row>
        <table:table-row table:style-name="ro1">
          <table:table-cell office:value-type="float" office:value="1.63831589772965" calcext:value-type="float">
            <text:p>1.63831589772965</text:p>
          </table:table-cell>
          <table:table-cell office:value-type="float" office:value="0.812195842492991" calcext:value-type="float">
            <text:p>0.812195842492991</text:p>
          </table:table-cell>
        </table:table-row>
        <table:table-row table:style-name="ro1">
          <table:table-cell office:value-type="float" office:value="1.63565436582667" calcext:value-type="float">
            <text:p>1.63565436582667</text:p>
          </table:table-cell>
          <table:table-cell office:value-type="float" office:value="0.813082996160172" calcext:value-type="float">
            <text:p>0.813082996160172</text:p>
          </table:table-cell>
        </table:table-row>
        <table:table-row table:style-name="ro1">
          <table:table-cell office:value-type="float" office:value="1.63402776228833" calcext:value-type="float">
            <text:p>1.63402776228833</text:p>
          </table:table-cell>
          <table:table-cell office:value-type="float" office:value="0.813048246164532" calcext:value-type="float">
            <text:p>0.813048246164532</text:p>
          </table:table-cell>
        </table:table-row>
        <table:table-row table:style-name="ro1">
          <table:table-cell office:value-type="float" office:value="1.63299197771523" calcext:value-type="float">
            <text:p>1.63299197771523</text:p>
          </table:table-cell>
          <table:table-cell office:value-type="float" office:value="0.813970912529142" calcext:value-type="float">
            <text:p>0.813970912529142</text:p>
          </table:table-cell>
        </table:table-row>
        <table:table-row table:style-name="ro1">
          <table:table-cell office:value-type="float" office:value="1.63136761615627" calcext:value-type="float">
            <text:p>1.63136761615627</text:p>
          </table:table-cell>
          <table:table-cell office:value-type="float" office:value="0.813934165401073" calcext:value-type="float">
            <text:p>0.813934165401073</text:p>
          </table:table-cell>
        </table:table-row>
        <table:table-row table:style-name="ro1">
          <table:table-cell office:value-type="float" office:value="1.63077662891885" calcext:value-type="float">
            <text:p>1.63077662891885</text:p>
          </table:table-cell>
          <table:table-cell office:value-type="float" office:value="0.812976898935972" calcext:value-type="float">
            <text:p>0.812976898935972</text:p>
          </table:table-cell>
        </table:table-row>
        <table:table-row table:style-name="ro1">
          <table:table-cell office:value-type="float" office:value="1.62870679198629" calcext:value-type="float">
            <text:p>1.62870679198629</text:p>
          </table:table-cell>
          <table:table-cell office:value-type="float" office:value="0.814820688626892" calcext:value-type="float">
            <text:p>0.814820688626892</text:p>
          </table:table-cell>
        </table:table-row>
        <table:table-row table:style-name="ro1">
          <table:table-cell office:value-type="float" office:value="1.62766998788173" calcext:value-type="float">
            <text:p>1.62766998788173</text:p>
          </table:table-cell>
          <table:table-cell office:value-type="float" office:value="0.815744263179758" calcext:value-type="float">
            <text:p>0.815744263179758</text:p>
          </table:table-cell>
        </table:table-row>
        <table:table-row table:style-name="ro1">
          <table:table-cell office:value-type="float" office:value="1.62604371593857" calcext:value-type="float">
            <text:p>1.62604371593857</text:p>
          </table:table-cell>
          <table:table-cell office:value-type="float" office:value="0.8157092178025" calcext:value-type="float">
            <text:p>0.8157092178025</text:p>
          </table:table-cell>
        </table:table-row>
        <table:table-row table:style-name="ro1">
          <table:table-cell office:value-type="float" office:value="1.62501121267303" calcext:value-type="float">
            <text:p>1.62501121267303</text:p>
          </table:table-cell>
          <table:table-cell office:value-type="float" office:value="0.816628961211701" calcext:value-type="float">
            <text:p>0.816628961211701</text:p>
          </table:table-cell>
        </table:table-row>
        <table:table-row table:style-name="ro1">
          <table:table-cell office:value-type="float" office:value="1.62397553203275" calcext:value-type="float">
            <text:p>1.62397553203275</text:p>
          </table:table-cell>
          <table:table-cell office:value-type="float" office:value="0.817551534994013" calcext:value-type="float">
            <text:p>0.817551534994013</text:p>
          </table:table-cell>
        </table:table-row>
        <table:table-row table:style-name="ro1">
          <table:table-cell office:value-type="float" office:value="1.62338454479533" calcext:value-type="float">
            <text:p>1.62338454479533</text:p>
          </table:table-cell>
          <table:table-cell office:value-type="float" office:value="0.816594268528912" calcext:value-type="float">
            <text:p>0.816594268528912</text:p>
          </table:table-cell>
        </table:table-row>
        <table:table-row table:style-name="ro1">
          <table:table-cell office:value-type="float" office:value="1.62131447525123" calcext:value-type="float">
            <text:p>1.62131447525123</text:p>
          </table:table-cell>
          <table:table-cell office:value-type="float" office:value="0.818438265427832" calcext:value-type="float">
            <text:p>0.818438265427832</text:p>
          </table:table-cell>
        </table:table-row>
        <table:table-row table:style-name="ro1">
          <table:table-cell office:value-type="float" office:value="1.61968775293252" calcext:value-type="float">
            <text:p>1.61968775293252</text:p>
          </table:table-cell>
          <table:table-cell office:value-type="float" office:value="0.818403621240532" calcext:value-type="float">
            <text:p>0.818403621240532</text:p>
          </table:table-cell>
        </table:table-row>
        <table:table-row table:style-name="ro1">
          <table:table-cell office:value-type="float" office:value="1.6180630003882" calcext:value-type="float">
            <text:p>1.6180630003882</text:p>
          </table:table-cell>
          <table:table-cell office:value-type="float" office:value="0.818367222398251" calcext:value-type="float">
            <text:p>0.818367222398251</text:p>
          </table:table-cell>
        </table:table-row>
        <table:table-row table:style-name="ro1">
          <table:table-cell office:value-type="float" office:value="1.61702809182028" calcext:value-type="float">
            <text:p>1.61702809182028</text:p>
          </table:table-cell>
          <table:table-cell office:value-type="float" office:value="0.819289108426349" calcext:value-type="float">
            <text:p>0.819289108426349</text:p>
          </table:table-cell>
        </table:table-row>
        <table:table-row table:style-name="ro1">
          <table:table-cell office:value-type="float" office:value="1.61702809182028" calcext:value-type="float">
            <text:p>1.61702809182028</text:p>
          </table:table-cell>
          <table:table-cell office:value-type="float" office:value="0.819289108426349" calcext:value-type="float">
            <text:p>0.819289108426349</text:p>
          </table:table-cell>
        </table:table-row>
        <table:table-row table:style-name="ro1">
          <table:table-cell office:value-type="float" office:value="1.61436630750903" calcext:value-type="float">
            <text:p>1.61436630750903</text:p>
          </table:table-cell>
          <table:table-cell office:value-type="float" office:value="0.820176486936254" calcext:value-type="float">
            <text:p>0.820176486936254</text:p>
          </table:table-cell>
        </table:table-row>
        <table:table-row table:style-name="ro1">
          <table:table-cell office:value-type="float" office:value="1.6127435445358" calcext:value-type="float">
            <text:p>1.6127435445358</text:p>
          </table:table-cell>
          <table:table-cell office:value-type="float" office:value="0.820138315804268" calcext:value-type="float">
            <text:p>0.820138315804268</text:p>
          </table:table-cell>
        </table:table-row>
        <table:table-row table:style-name="ro1">
          <table:table-cell office:value-type="float" office:value="1.61170808165952" calcext:value-type="float">
            <text:p>1.61170808165952</text:p>
          </table:table-cell>
          <table:table-cell office:value-type="float" office:value="0.821060695604622" calcext:value-type="float">
            <text:p>0.821060695604622</text:p>
          </table:table-cell>
        </table:table-row>
        <table:table-row table:style-name="ro1">
          <table:table-cell office:value-type="float" office:value="1.61008180971636" calcext:value-type="float">
            <text:p>1.61008180971636</text:p>
          </table:table-cell>
          <table:table-cell office:value-type="float" office:value="0.821025650227364" calcext:value-type="float">
            <text:p>0.821025650227364</text:p>
          </table:table-cell>
        </table:table-row>
        <table:table-row table:style-name="ro1">
          <table:table-cell office:value-type="float" office:value="1.60845556251912" calcext:value-type="float">
            <text:p>1.60845556251912</text:p>
          </table:table-cell>
          <table:table-cell office:value-type="float" office:value="0.820990582806702" calcext:value-type="float">
            <text:p>0.820990582806702</text:p>
          </table:table-cell>
        </table:table-row>
        <table:table-row table:style-name="ro1">
          <table:table-cell office:value-type="float" office:value="1.60742073313811" calcext:value-type="float">
            <text:p>1.60742073313811</text:p>
          </table:table-cell>
          <table:table-cell office:value-type="float" office:value="0.821912398295906" calcext:value-type="float">
            <text:p>0.821912398295906</text:p>
          </table:table-cell>
        </table:table-row>
        <table:table-row table:style-name="ro1">
          <table:table-cell office:value-type="float" office:value="1.60639730667208" calcext:value-type="float">
            <text:p>1.60639730667208</text:p>
          </table:table-cell>
          <table:table-cell office:value-type="float" office:value="0.822824056184415" calcext:value-type="float">
            <text:p>0.822824056184415</text:p>
          </table:table-cell>
        </table:table-row>
        <table:table-row table:style-name="ro1">
          <table:table-cell office:value-type="float" office:value="1.60536157159079" calcext:value-type="float">
            <text:p>1.60536157159079</text:p>
          </table:table-cell>
          <table:table-cell office:value-type="float" office:value="0.823746678462216" calcext:value-type="float">
            <text:p>0.823746678462216</text:p>
          </table:table-cell>
        </table:table-row>
        <table:table-row table:style-name="ro1">
          <table:table-cell office:value-type="float" office:value="1.60536157159079" calcext:value-type="float">
            <text:p>1.60536157159079</text:p>
          </table:table-cell>
          <table:table-cell office:value-type="float" office:value="0.823746678462216" calcext:value-type="float">
            <text:p>0.823746678462216</text:p>
          </table:table-cell>
        </table:table-row>
        <table:table-row table:style-name="ro1">
          <table:table-cell office:value-type="float" office:value="1.60270201441137" calcext:value-type="float">
            <text:p>1.60270201441137</text:p>
          </table:table-cell>
          <table:table-cell office:value-type="float" office:value="0.824632073065735" calcext:value-type="float">
            <text:p>0.824632073065735</text:p>
          </table:table-cell>
        </table:table-row>
        <table:table-row table:style-name="ro1">
          <table:table-cell office:value-type="float" office:value="1.6010760740634" calcext:value-type="float">
            <text:p>1.6010760740634</text:p>
          </table:table-cell>
          <table:table-cell office:value-type="float" office:value="0.824596732306859" calcext:value-type="float">
            <text:p>0.824596732306859</text:p>
          </table:table-cell>
        </table:table-row>
        <table:table-row table:style-name="ro1">
          <table:table-cell office:value-type="float" office:value="1.60062785189388" calcext:value-type="float">
            <text:p>1.60062785189388</text:p>
          </table:table-cell>
          <table:table-cell office:value-type="float" office:value="0.826479715943724" calcext:value-type="float">
            <text:p>0.826479715943724</text:p>
          </table:table-cell>
        </table:table-row>
        <table:table-row table:style-name="ro1">
          <table:table-cell office:value-type="float" office:value="1.59900307955282" calcext:value-type="float">
            <text:p>1.59900307955282</text:p>
          </table:table-cell>
          <table:table-cell office:value-type="float" office:value="0.826443334736166" calcext:value-type="float">
            <text:p>0.826443334736166</text:p>
          </table:table-cell>
        </table:table-row>
        <table:table-row table:style-name="ro1">
          <table:table-cell office:value-type="float" office:value="1.59737934159077" calcext:value-type="float">
            <text:p>1.59737934159077</text:p>
          </table:table-cell>
          <table:table-cell office:value-type="float" office:value="0.826406032114309" calcext:value-type="float">
            <text:p>0.826406032114309</text:p>
          </table:table-cell>
        </table:table-row>
        <table:table-row table:style-name="ro1">
          <table:table-cell office:value-type="float" office:value="1.59974329054045" calcext:value-type="float">
            <text:p>1.59974329054045</text:p>
          </table:table-cell>
          <table:table-cell office:value-type="float" office:value="0.830235097974713" calcext:value-type="float">
            <text:p>0.830235097974713</text:p>
          </table:table-cell>
        </table:table-row>
        <table:table-row table:style-name="ro1">
          <table:table-cell office:value-type="float" office:value="1.59814802040831" calcext:value-type="float">
            <text:p>1.59814802040831</text:p>
          </table:table-cell>
          <table:table-cell office:value-type="float" office:value="0.83023299842312" calcext:value-type="float">
            <text:p>0.83023299842312</text:p>
          </table:table-cell>
        </table:table-row>
        <table:table-row table:style-name="ro1">
          <table:table-cell office:value-type="float" office:value="1.59773459027542" calcext:value-type="float">
            <text:p>1.59773459027542</text:p>
          </table:table-cell>
          <table:table-cell office:value-type="float" office:value="0.832145559700583" calcext:value-type="float">
            <text:p>0.832145559700583</text:p>
          </table:table-cell>
        </table:table-row>
        <table:table-row table:style-name="ro1">
          <table:table-cell office:value-type="float" office:value="1.6000985392251" calcext:value-type="float">
            <text:p>1.6000985392251</text:p>
          </table:table-cell>
          <table:table-cell office:value-type="float" office:value="0.835974625560987" calcext:value-type="float">
            <text:p>0.835974625560987</text:p>
          </table:table-cell>
        </table:table-row>
        <table:table-row table:style-name="ro1">
          <table:table-cell office:value-type="float" office:value="1.59912541488982" calcext:value-type="float">
            <text:p>1.59912541488982</text:p>
          </table:table-cell>
          <table:table-cell office:value-type="float" office:value="0.836962792987587" calcext:value-type="float">
            <text:p>0.836962792987587</text:p>
          </table:table-cell>
        </table:table-row>
        <table:table-row table:style-name="ro1">
          <table:table-cell office:value-type="float" office:value="1.56036660374497" calcext:value-type="float">
            <text:p>1.56036660374497</text:p>
          </table:table-cell>
          <table:table-cell office:value-type="float" office:value="0.835629993786316" calcext:value-type="float">
            <text:p>0.835629993786316</text:p>
          </table:table-cell>
        </table:table-row>
        <table:table-row table:style-name="ro1">
          <table:table-cell office:value-type="float" office:value="1.55866076092153" calcext:value-type="float">
            <text:p>1.55866076092153</text:p>
          </table:table-cell>
          <table:table-cell office:value-type="float" office:value="0.835004821929703" calcext:value-type="float">
            <text:p>0.835004821929703</text:p>
          </table:table-cell>
        </table:table-row>
        <table:table-row table:style-name="ro1">
          <table:table-cell office:value-type="float" office:value="1.55518433153843" calcext:value-type="float">
            <text:p>1.55518433153843</text:p>
          </table:table-cell>
          <table:table-cell office:value-type="float" office:value="0.831502004878326" calcext:value-type="float">
            <text:p>0.831502004878326</text:p>
          </table:table-cell>
        </table:table-row>
        <table:table-row table:style-name="ro1">
          <table:table-cell office:value-type="float" office:value="1.55348033993687" calcext:value-type="float">
            <text:p>1.55348033993687</text:p>
          </table:table-cell>
          <table:table-cell office:value-type="float" office:value="0.830872276736839" calcext:value-type="float">
            <text:p>0.830872276736839</text:p>
          </table:table-cell>
        </table:table-row>
        <table:table-row table:style-name="ro1">
          <table:table-cell office:value-type="float" office:value="1.55177562730684" calcext:value-type="float">
            <text:p>1.55177562730684</text:p>
          </table:table-cell>
          <table:table-cell office:value-type="float" office:value="0.830244323213045" calcext:value-type="float">
            <text:p>0.830244323213045</text:p>
          </table:table-cell>
        </table:table-row>
        <table:table-row table:style-name="ro1">
          <table:table-cell office:value-type="float" office:value="1.54948094286703" calcext:value-type="float">
            <text:p>1.54948094286703</text:p>
          </table:table-cell>
          <table:table-cell office:value-type="float" office:value="0.82865660402207" calcext:value-type="float">
            <text:p>0.82865660402207</text:p>
          </table:table-cell>
        </table:table-row>
        <table:table-row table:style-name="ro1">
          <table:table-cell office:value-type="float" office:value="1.54298008325541" calcext:value-type="float">
            <text:p>1.54298008325541</text:p>
          </table:table-cell>
          <table:table-cell office:value-type="float" office:value="0.81812667290596" calcext:value-type="float">
            <text:p>0.81812667290596</text:p>
          </table:table-cell>
        </table:table-row>
        <table:table-row table:style-name="ro1">
          <table:table-cell office:value-type="float" office:value="1.54190935885349" calcext:value-type="float">
            <text:p>1.54190935885349</text:p>
          </table:table-cell>
          <table:table-cell office:value-type="float" office:value="0.818470328170467" calcext:value-type="float">
            <text:p>0.818470328170467</text:p>
          </table:table-cell>
        </table:table-row>
        <table:table-row table:style-name="ro1">
          <table:table-cell office:value-type="float" office:value="1.54083880185827" calcext:value-type="float">
            <text:p>1.54083880185827</text:p>
          </table:table-cell>
          <table:table-cell office:value-type="float" office:value="0.818813529471772" calcext:value-type="float">
            <text:p>0.818813529471772</text:p>
          </table:table-cell>
        </table:table-row>
        <table:table-row table:style-name="ro1">
          <table:table-cell office:value-type="float" office:value="1.53917552393428" calcext:value-type="float">
            <text:p>1.53917552393428</text:p>
          </table:table-cell>
          <table:table-cell office:value-type="float" office:value="0.818204165625532" calcext:value-type="float">
            <text:p>0.818204165625532</text:p>
          </table:table-cell>
        </table:table-row>
        <table:table-row table:style-name="ro1">
          <table:table-cell office:value-type="float" office:value="1.53751367928686" calcext:value-type="float">
            <text:p>1.53751367928686</text:p>
          </table:table-cell>
          <table:table-cell office:value-type="float" office:value="0.817590915108032" calcext:value-type="float">
            <text:p>0.817590915108032</text:p>
          </table:table-cell>
        </table:table-row>
        <table:table-row table:style-name="ro1">
          <table:table-cell office:value-type="float" office:value="1.53703472411806" calcext:value-type="float">
            <text:p>1.53703472411806</text:p>
          </table:table-cell>
          <table:table-cell office:value-type="float" office:value="0.8188897162698" calcext:value-type="float">
            <text:p>0.8188897162698</text:p>
          </table:table-cell>
        </table:table-row>
        <table:table-row table:style-name="ro1">
          <table:table-cell office:value-type="float" office:value="1.53467077516838" calcext:value-type="float">
            <text:p>1.53467077516838</text:p>
          </table:table-cell>
          <table:table-cell office:value-type="float" office:value="0.815060650409397" calcext:value-type="float">
            <text:p>0.815060650409397</text:p>
          </table:table-cell>
        </table:table-row>
        <table:table-row table:style-name="ro1">
          <table:table-cell office:value-type="float" office:value="1.53407978793096" calcext:value-type="float">
            <text:p>1.53407978793096</text:p>
          </table:table-cell>
          <table:table-cell office:value-type="float" office:value="0.814103383944296" calcext:value-type="float">
            <text:p>0.814103383944296</text:p>
          </table:table-cell>
        </table:table-row>
        <table:table-row table:style-name="ro1">
          <table:table-cell office:value-type="float" office:value="1.53261305790079" calcext:value-type="float">
            <text:p>1.53261305790079</text:p>
          </table:table-cell>
          <table:table-cell office:value-type="float" office:value="0.815782179846595" calcext:value-type="float">
            <text:p>0.815782179846595</text:p>
          </table:table-cell>
        </table:table-row>
        <table:table-row table:style-name="ro1">
          <table:table-cell office:value-type="float" office:value="1.53158511139676" calcext:value-type="float">
            <text:p>1.53158511139676</text:p>
          </table:table-cell>
          <table:table-cell office:value-type="float" office:value="0.816140198974842" calcext:value-type="float">
            <text:p>0.816140198974842</text:p>
          </table:table-cell>
        </table:table-row>
        <table:table-row table:style-name="ro1">
          <table:table-cell office:value-type="float" office:value="1.53099412415934" calcext:value-type="float">
            <text:p>1.53099412415934</text:p>
          </table:table-cell>
          <table:table-cell office:value-type="float" office:value="0.815182932509742" calcext:value-type="float">
            <text:p>0.815182932509742</text:p>
          </table:table-cell>
        </table:table-row>
        <table:table-row table:style-name="ro1">
          <table:table-cell office:value-type="float" office:value="1.53000937246577" calcext:value-type="float">
            <text:p>1.53000937246577</text:p>
          </table:table-cell>
          <table:table-cell office:value-type="float" office:value="0.815553996985808" calcext:value-type="float">
            <text:p>0.815553996985808</text:p>
          </table:table-cell>
        </table:table-row>
        <table:table-row table:style-name="ro1">
          <table:table-cell office:value-type="float" office:value="1.52961542340103" calcext:value-type="float">
            <text:p>1.52961542340103</text:p>
          </table:table-cell>
          <table:table-cell office:value-type="float" office:value="0.816882950688346" calcext:value-type="float">
            <text:p>0.816882950688346</text:p>
          </table:table-cell>
        </table:table-row>
        <table:table-row table:style-name="ro1">
          <table:table-cell office:value-type="float" office:value="1.52863059070574" calcext:value-type="float">
            <text:p>1.52863059070574</text:p>
          </table:table-cell>
          <table:table-cell office:value-type="float" office:value="0.817254288416851" calcext:value-type="float">
            <text:p>0.817254288416851</text:p>
          </table:table-cell>
        </table:table-row>
        <table:table-row table:style-name="ro1">
          <table:table-cell office:value-type="float" office:value="1.52764520418469" calcext:value-type="float">
            <text:p>1.52764520418469</text:p>
          </table:table-cell>
          <table:table-cell office:value-type="float" office:value="0.817627494429469" calcext:value-type="float">
            <text:p>0.817627494429469</text:p>
          </table:table-cell>
        </table:table-row>
        <table:table-row table:style-name="ro1">
          <table:table-cell office:value-type="float" office:value="1.52725159796447" calcext:value-type="float">
            <text:p>1.52725159796447</text:p>
          </table:table-cell>
          <table:table-cell office:value-type="float" office:value="0.818955291575175" calcext:value-type="float">
            <text:p>0.818955291575175</text:p>
          </table:table-cell>
        </table:table-row>
        <table:table-row table:style-name="ro1">
          <table:table-cell office:value-type="float" office:value="1.52725159796447" calcext:value-type="float">
            <text:p>1.52725159796447</text:p>
          </table:table-cell>
          <table:table-cell office:value-type="float" office:value="0.818955291575175" calcext:value-type="float">
            <text:p>0.818955291575175</text:p>
          </table:table-cell>
        </table:table-row>
        <table:table-row table:style-name="ro1">
          <table:table-cell office:value-type="float" office:value="1.52587433828337" calcext:value-type="float">
            <text:p>1.52587433828337</text:p>
          </table:table-cell>
          <table:table-cell office:value-type="float" office:value="0.820650448402258" calcext:value-type="float">
            <text:p>0.820650448402258</text:p>
          </table:table-cell>
        </table:table-row>
        <table:table-row table:style-name="ro1">
          <table:table-cell office:value-type="float" office:value="1.52646532552079" calcext:value-type="float">
            <text:p>1.52646532552079</text:p>
          </table:table-cell>
          <table:table-cell office:value-type="float" office:value="0.821607714867359" calcext:value-type="float">
            <text:p>0.821607714867359</text:p>
          </table:table-cell>
        </table:table-row>
        <table:table-row table:style-name="ro1">
          <table:table-cell office:value-type="float" office:value="1.52552391070773" calcext:value-type="float">
            <text:p>1.52552391070773</text:p>
          </table:table-cell>
          <table:table-cell office:value-type="float" office:value="0.821991583349434" calcext:value-type="float">
            <text:p>0.821991583349434</text:p>
          </table:table-cell>
        </table:table-row>
        <table:table-row table:style-name="ro1">
          <table:table-cell office:value-type="float" office:value="1.52517356523632" calcext:value-type="float">
            <text:p>1.52517356523632</text:p>
          </table:table-cell>
          <table:table-cell office:value-type="float" office:value="0.823332404072314" calcext:value-type="float">
            <text:p>0.823332404072314</text:p>
          </table:table-cell>
        </table:table-row>
        <table:table-row table:style-name="ro1">
          <table:table-cell office:value-type="float" office:value="1.52482313766068" calcext:value-type="float">
            <text:p>1.52482313766068</text:p>
          </table:table-cell>
          <table:table-cell office:value-type="float" office:value="0.82467353901949" calcext:value-type="float">
            <text:p>0.82467353901949</text:p>
          </table:table-cell>
        </table:table-row>
        <table:table-row table:style-name="ro1">
          <table:table-cell office:value-type="float" office:value="1.52388168095771" calcext:value-type="float">
            <text:p>1.52388168095771</text:p>
          </table:table-cell>
          <table:table-cell office:value-type="float" office:value="0.825057567820084" calcext:value-type="float">
            <text:p>0.825057567820084</text:p>
          </table:table-cell>
        </table:table-row>
        <table:table-row table:style-name="ro1">
          <table:table-cell office:value-type="float" office:value="1.52294008350461" calcext:value-type="float">
            <text:p>1.52294008350461</text:p>
          </table:table-cell>
          <table:table-cell office:value-type="float" office:value="0.8254421352909" calcext:value-type="float">
            <text:p>0.8254421352909</text:p>
          </table:table-cell>
        </table:table-row>
        <table:table-row table:style-name="ro1">
          <table:table-cell office:value-type="float" office:value="1.52294008350461" calcext:value-type="float">
            <text:p>1.52294008350461</text:p>
          </table:table-cell>
          <table:table-cell office:value-type="float" office:value="0.8254421352909" calcext:value-type="float">
            <text:p>0.8254421352909</text:p>
          </table:table-cell>
        </table:table-row>
        <table:table-row table:style-name="ro1">
          <table:table-cell office:value-type="float" office:value="1.52105674114593" calcext:value-type="float">
            <text:p>1.52105674114593</text:p>
          </table:table-cell>
          <table:table-cell office:value-type="float" office:value="0.826211834553717" calcext:value-type="float">
            <text:p>0.826211834553717</text:p>
          </table:table-cell>
        </table:table-row>
        <table:table-row table:style-name="ro1">
          <table:table-cell office:value-type="float" office:value="1.52070644761802" calcext:value-type="float">
            <text:p>1.52070644761802</text:p>
          </table:table-cell>
          <table:table-cell office:value-type="float" office:value="0.827552456481634" calcext:value-type="float">
            <text:p>0.827552456481634</text:p>
          </table:table-cell>
        </table:table-row>
        <table:table-row table:style-name="ro1">
          <table:table-cell office:value-type="float" office:value="1.52129743485544" calcext:value-type="float">
            <text:p>1.52129743485544</text:p>
          </table:table-cell>
          <table:table-cell office:value-type="float" office:value="0.828509722946735" calcext:value-type="float">
            <text:p>0.828509722946735</text:p>
          </table:table-cell>
        </table:table-row>
        <table:table-row table:style-name="ro1">
          <table:table-cell office:value-type="float" office:value="1.52129743485544" calcext:value-type="float">
            <text:p>1.52129743485544</text:p>
          </table:table-cell>
          <table:table-cell office:value-type="float" office:value="0.828509722946735" calcext:value-type="float">
            <text:p>0.828509722946735</text:p>
          </table:table-cell>
        </table:table-row>
        <table:table-row table:style-name="ro1">
          <table:table-cell office:value-type="float" office:value="1.520684248391" calcext:value-type="float">
            <text:p>1.520684248391</text:p>
          </table:table-cell>
          <table:table-cell office:value-type="float" office:value="0.831214075190197" calcext:value-type="float">
            <text:p>0.831214075190197</text:p>
          </table:table-cell>
        </table:table-row>
        <table:table-row table:style-name="ro1">
          <table:table-cell office:value-type="float" office:value="1.51978675439424" calcext:value-type="float">
            <text:p>1.51978675439424</text:p>
          </table:table-cell>
          <table:table-cell office:value-type="float" office:value="0.831608603473265" calcext:value-type="float">
            <text:p>0.831608603473265</text:p>
          </table:table-cell>
        </table:table-row>
        <table:table-row table:style-name="ro1">
          <table:table-cell office:value-type="float" office:value="1.51888940256474" calcext:value-type="float">
            <text:p>1.51888940256474</text:p>
          </table:table-cell>
          <table:table-cell office:value-type="float" office:value="0.832002504752343" calcext:value-type="float">
            <text:p>0.832002504752343</text:p>
          </table:table-cell>
        </table:table-row>
        <table:table-row table:style-name="ro1">
          <table:table-cell office:value-type="float" office:value="1.5185828225233" calcext:value-type="float">
            <text:p>1.5185828225233</text:p>
          </table:table-cell>
          <table:table-cell office:value-type="float" office:value="0.833354622698445" calcext:value-type="float">
            <text:p>0.833354622698445</text:p>
          </table:table-cell>
        </table:table-row>
        <table:table-row table:style-name="ro1">
          <table:table-cell office:value-type="float" office:value="1.5185828225233" calcext:value-type="float">
            <text:p>1.5185828225233</text:p>
          </table:table-cell>
          <table:table-cell office:value-type="float" office:value="0.833354622698445" calcext:value-type="float">
            <text:p>0.833354622698445</text:p>
          </table:table-cell>
        </table:table-row>
        <table:table-row table:style-name="ro1">
          <table:table-cell office:value-type="float" office:value="1.51827644474044" calcext:value-type="float">
            <text:p>1.51827644474044</text:p>
          </table:table-cell>
          <table:table-cell office:value-type="float" office:value="0.834705848618252" calcext:value-type="float">
            <text:p>0.834705848618252</text:p>
          </table:table-cell>
        </table:table-row>
        <table:table-row table:style-name="ro1">
          <table:table-cell office:value-type="float" office:value="1.51678827129106" calcext:value-type="float">
            <text:p>1.51678827129106</text:p>
          </table:table-cell>
          <table:table-cell office:value-type="float" office:value="0.8341417530049" calcext:value-type="float">
            <text:p>0.8341417530049</text:p>
          </table:table-cell>
        </table:table-row>
        <table:table-row table:style-name="ro1">
          <table:table-cell office:value-type="float" office:value="1.51617518449027" calcext:value-type="float">
            <text:p>1.51617518449027</text:p>
          </table:table-cell>
          <table:table-cell office:value-type="float" office:value="0.836845665699172" calcext:value-type="float">
            <text:p>0.836845665699172</text:p>
          </table:table-cell>
        </table:table-row>
        <table:table-row table:style-name="ro1">
          <table:table-cell office:value-type="float" office:value="1.51735715896511" calcext:value-type="float">
            <text:p>1.51735715896511</text:p>
          </table:table-cell>
          <table:table-cell office:value-type="float" office:value="0.838760198629374" calcext:value-type="float">
            <text:p>0.838760198629374</text:p>
          </table:table-cell>
        </table:table-row>
        <table:table-row table:style-name="ro1">
          <table:table-cell office:value-type="float" office:value="1.51591357210693" calcext:value-type="float">
            <text:p>1.51591357210693</text:p>
          </table:table-cell>
          <table:table-cell office:value-type="float" office:value="0.83820346657298" calcext:value-type="float">
            <text:p>0.83820346657298</text:p>
          </table:table-cell>
        </table:table-row>
        <table:table-row table:style-name="ro1">
          <table:table-cell office:value-type="float" office:value="1.51447000656647" calcext:value-type="float">
            <text:p>1.51447000656647</text:p>
          </table:table-cell>
          <table:table-cell office:value-type="float" office:value="0.837646623874933" calcext:value-type="float">
            <text:p>0.837646623874933</text:p>
          </table:table-cell>
        </table:table-row>
        <table:table-row table:style-name="ro1">
          <table:table-cell office:value-type="float" office:value="1.5136166771271" calcext:value-type="float">
            <text:p>1.5136166771271</text:p>
          </table:table-cell>
          <table:table-cell office:value-type="float" office:value="0.838050946133171" calcext:value-type="float">
            <text:p>0.838050946133171</text:p>
          </table:table-cell>
        </table:table-row>
        <table:table-row table:style-name="ro1">
          <table:table-cell office:value-type="float" office:value="1.51243470265226" calcext:value-type="float">
            <text:p>1.51243470265226</text:p>
          </table:table-cell>
          <table:table-cell office:value-type="float" office:value="0.83613641320297" calcext:value-type="float">
            <text:p>0.83613641320297</text:p>
          </table:table-cell>
        </table:table-row>
        <table:table-row table:style-name="ro1">
          <table:table-cell office:value-type="float" office:value="1.51217287959963" calcext:value-type="float">
            <text:p>1.51217287959963</text:p>
          </table:table-cell>
          <table:table-cell office:value-type="float" office:value="0.837495307476642" calcext:value-type="float">
            <text:p>0.837495307476642</text:p>
          </table:table-cell>
        </table:table-row>
        <table:table-row table:style-name="ro1">
          <table:table-cell office:value-type="float" office:value="1.51136402576427" calcext:value-type="float">
            <text:p>1.51136402576427</text:p>
          </table:table-cell>
          <table:table-cell office:value-type="float" office:value="0.837908013918682" calcext:value-type="float">
            <text:p>0.837908013918682</text:p>
          </table:table-cell>
        </table:table-row>
        <table:table-row table:style-name="ro1">
          <table:table-cell office:value-type="float" office:value="1.5111467160877" calcext:value-type="float">
            <text:p>1.5111467160877</text:p>
          </table:table-cell>
          <table:table-cell office:value-type="float" office:value="0.839274484833357" calcext:value-type="float">
            <text:p>0.839274484833357</text:p>
          </table:table-cell>
        </table:table-row>
        <table:table-row table:style-name="ro1">
          <table:table-cell office:value-type="float" office:value="1.51092934291168" calcext:value-type="float">
            <text:p>1.51092934291168</text:p>
          </table:table-cell>
          <table:table-cell office:value-type="float" office:value="0.84064135504063" calcext:value-type="float">
            <text:p>0.84064135504063</text:p>
          </table:table-cell>
        </table:table-row>
        <table:table-row table:style-name="ro1">
          <table:table-cell office:value-type="float" office:value="1.5107118292041" calcext:value-type="float">
            <text:p>1.5107118292041</text:p>
          </table:table-cell>
          <table:table-cell office:value-type="float" office:value="0.842009108928245" calcext:value-type="float">
            <text:p>0.842009108928245</text:p>
          </table:table-cell>
        </table:table-row>
        <table:table-row table:style-name="ro1">
          <table:table-cell office:value-type="float" office:value="1.51049400528612" calcext:value-type="float">
            <text:p>1.51049400528612</text:p>
          </table:table-cell>
          <table:table-cell office:value-type="float" office:value="0.843378813458394" calcext:value-type="float">
            <text:p>0.843378813458394</text:p>
          </table:table-cell>
        </table:table-row>
        <table:table-row table:style-name="ro1">
          <table:table-cell office:value-type="float" office:value="1.51027674974022" calcext:value-type="float">
            <text:p>1.51027674974022</text:p>
          </table:table-cell>
          <table:table-cell office:value-type="float" office:value="0.844744943992492" calcext:value-type="float">
            <text:p>0.844744943992492</text:p>
          </table:table-cell>
        </table:table-row>
        <table:table-row table:style-name="ro1">
          <table:table-cell office:value-type="float" office:value="1.55460079254672" calcext:value-type="float">
            <text:p>1.55460079254672</text:p>
          </table:table-cell>
          <table:table-cell office:value-type="float" office:value="0.916539928875058" calcext:value-type="float">
            <text:p>0.916539928875058</text:p>
          </table:table-cell>
        </table:table-row>
        <table:table-row table:style-name="ro1">
          <table:table-cell office:value-type="float" office:value="1.55383621294353" calcext:value-type="float">
            <text:p>1.55383621294353</text:p>
          </table:table-cell>
          <table:table-cell office:value-type="float" office:value="0.916962453507121" calcext:value-type="float">
            <text:p>0.916962453507121</text:p>
          </table:table-cell>
        </table:table-row>
        <table:table-row table:style-name="ro1">
          <table:table-cell office:value-type="float" office:value="1.5524805559212" calcext:value-type="float">
            <text:p>1.5524805559212</text:p>
          </table:table-cell>
          <table:table-cell office:value-type="float" office:value="0.916428428479424" calcext:value-type="float">
            <text:p>0.916428428479424</text:p>
          </table:table-cell>
        </table:table-row>
        <table:table-row table:style-name="ro1">
          <table:table-cell office:value-type="float" office:value="1.5517166084174" calcext:value-type="float">
            <text:p>1.5517166084174</text:p>
          </table:table-cell>
          <table:table-cell office:value-type="float" office:value="0.916845928897899" calcext:value-type="float">
            <text:p>0.916845928897899</text:p>
          </table:table-cell>
        </table:table-row>
        <table:table-row table:style-name="ro1">
          <table:table-cell office:value-type="float" office:value="1.55036162072546" calcext:value-type="float">
            <text:p>1.55036162072546</text:p>
          </table:table-cell>
          <table:table-cell office:value-type="float" office:value="0.916306583727803" calcext:value-type="float">
            <text:p>0.916306583727803</text:p>
          </table:table-cell>
        </table:table-row>
        <table:table-row table:style-name="ro1">
          <table:table-cell office:value-type="float" office:value="1.54959758552201" calcext:value-type="float">
            <text:p>1.54959758552201</text:p>
          </table:table-cell>
          <table:table-cell office:value-type="float" office:value="0.916724781223032" calcext:value-type="float">
            <text:p>0.916724781223032</text:p>
          </table:table-cell>
        </table:table-row>
        <table:table-row table:style-name="ro1">
          <table:table-cell office:value-type="float" office:value="1.54841561104717" calcext:value-type="float">
            <text:p>1.54841561104717</text:p>
          </table:table-cell>
          <table:table-cell office:value-type="float" office:value="0.91481024829283" calcext:value-type="float">
            <text:p>0.91481024829283</text:p>
          </table:table-cell>
        </table:table-row>
        <table:table-row table:style-name="ro1">
          <table:table-cell office:value-type="float" office:value="1.54747849395614" calcext:value-type="float">
            <text:p>1.54747849395614</text:p>
          </table:table-cell>
          <table:table-cell office:value-type="float" office:value="0.916604179372417" calcext:value-type="float">
            <text:p>0.916604179372417</text:p>
          </table:table-cell>
        </table:table-row>
        <table:table-row table:style-name="ro1">
          <table:table-cell office:value-type="float" office:value="1.5462965194813" calcext:value-type="float">
            <text:p>1.5462965194813</text:p>
          </table:table-cell>
          <table:table-cell office:value-type="float" office:value="0.914689646442215" calcext:value-type="float">
            <text:p>0.914689646442215</text:p>
          </table:table-cell>
        </table:table-row>
        <table:table-row table:style-name="ro1">
          <table:table-cell office:value-type="float" office:value="1.54494151524225" calcext:value-type="float">
            <text:p>1.54494151524225</text:p>
          </table:table-cell>
          <table:table-cell office:value-type="float" office:value="0.914150432796036" calcext:value-type="float">
            <text:p>0.914150432796036</text:p>
          </table:table-cell>
        </table:table-row>
        <table:table-row table:style-name="ro1">
          <table:table-cell office:value-type="float" office:value="1.54363140336158" calcext:value-type="float">
            <text:p>1.54363140336158</text:p>
          </table:table-cell>
          <table:table-cell office:value-type="float" office:value="0.91361671143238" calcext:value-type="float">
            <text:p>0.91361671143238</text:p>
          </table:table-cell>
        </table:table-row>
        <table:table-row table:style-name="ro1">
          <table:table-cell office:value-type="float" office:value="1.54350334006115" calcext:value-type="float">
            <text:p>1.54350334006115</text:p>
          </table:table-cell>
          <table:table-cell office:value-type="float" office:value="0.914996724437578" calcext:value-type="float">
            <text:p>0.914996724437578</text:p>
          </table:table-cell>
        </table:table-row>
        <table:table-row table:style-name="ro1">
          <table:table-cell office:value-type="float" office:value="1.54291235282373" calcext:value-type="float">
            <text:p>1.54291235282373</text:p>
          </table:table-cell>
          <table:table-cell office:value-type="float" office:value="0.914039457972477" calcext:value-type="float">
            <text:p>0.914039457972477</text:p>
          </table:table-cell>
        </table:table-row>
        <table:table-row table:style-name="ro1">
          <table:table-cell office:value-type="float" office:value="1.54206502830566" calcext:value-type="float">
            <text:p>1.54206502830566</text:p>
          </table:table-cell>
          <table:table-cell office:value-type="float" office:value="0.915844487807886" calcext:value-type="float">
            <text:p>0.915844487807886</text:p>
          </table:table-cell>
        </table:table-row>
        <table:table-row table:style-name="ro1">
          <table:table-cell office:value-type="float" office:value="1.54193729327374" calcext:value-type="float">
            <text:p>1.54193729327374</text:p>
          </table:table-cell>
          <table:table-cell office:value-type="float" office:value="0.917220963384301" calcext:value-type="float">
            <text:p>0.917220963384301</text:p>
          </table:table-cell>
        </table:table-row>
        <table:table-row table:style-name="ro1">
          <table:table-cell office:value-type="float" office:value="1.54062764317377" calcext:value-type="float">
            <text:p>1.54062764317377</text:p>
          </table:table-cell>
          <table:table-cell office:value-type="float" office:value="0.9166822658615" calcext:value-type="float">
            <text:p>0.9166822658615</text:p>
          </table:table-cell>
        </table:table-row>
        <table:table-row table:style-name="ro1">
          <table:table-cell office:value-type="float" office:value="1.53990887803353" calcext:value-type="float">
            <text:p>1.53990887803353</text:p>
          </table:table-cell>
          <table:table-cell office:value-type="float" office:value="0.917101936950453" calcext:value-type="float">
            <text:p>0.917101936950453</text:p>
          </table:table-cell>
        </table:table-row>
        <table:table-row table:style-name="ro1">
          <table:table-cell office:value-type="float" office:value="1.53978080248428" calcext:value-type="float">
            <text:p>1.53978080248428</text:p>
          </table:table-cell>
          <table:table-cell office:value-type="float" office:value="0.918482081949262" calcext:value-type="float">
            <text:p>0.918482081949262</text:p>
          </table:table-cell>
        </table:table-row>
        <table:table-row table:style-name="ro1">
          <table:table-cell office:value-type="float" office:value="1.53906175378375" calcext:value-type="float">
            <text:p>1.53906175378375</text:p>
          </table:table-cell>
          <table:table-cell office:value-type="float" office:value="0.918904808690318" calcext:value-type="float">
            <text:p>0.918904808690318</text:p>
          </table:table-cell>
        </table:table-row>
        <table:table-row table:style-name="ro1">
          <table:table-cell office:value-type="float" office:value="1.53847076654633" calcext:value-type="float">
            <text:p>1.53847076654633</text:p>
          </table:table-cell>
          <table:table-cell office:value-type="float" office:value="0.917947542225217" calcext:value-type="float">
            <text:p>0.917947542225217</text:p>
          </table:table-cell>
        </table:table-row>
        <table:table-row table:style-name="ro1">
          <table:table-cell office:value-type="float" office:value="1.538387675983" calcext:value-type="float">
            <text:p>1.538387675983</text:p>
          </table:table-cell>
          <table:table-cell office:value-type="float" office:value="0.919331622357537" calcext:value-type="float">
            <text:p>0.919331622357537</text:p>
          </table:table-cell>
        </table:table-row>
        <table:table-row table:style-name="ro1">
          <table:table-cell office:value-type="float" office:value="1.53779668874558" calcext:value-type="float">
            <text:p>1.53779668874558</text:p>
          </table:table-cell>
          <table:table-cell office:value-type="float" office:value="0.918374355892436" calcext:value-type="float">
            <text:p>0.918374355892436</text:p>
          </table:table-cell>
        </table:table-row>
        <table:table-row table:style-name="ro1">
          <table:table-cell office:value-type="float" office:value="1.53763059023366" calcext:value-type="float">
            <text:p>1.53763059023366</text:p>
          </table:table-cell>
          <table:table-cell office:value-type="float" office:value="0.921141140003062" calcext:value-type="float">
            <text:p>0.921141140003062</text:p>
          </table:table-cell>
        </table:table-row>
        <table:table-row table:style-name="ro1">
          <table:table-cell office:value-type="float" office:value="1.53754750761406" calcext:value-type="float">
            <text:p>1.53754750761406</text:p>
          </table:table-cell>
          <table:table-cell office:value-type="float" office:value="0.922525087812881" calcext:value-type="float">
            <text:p>0.922525087812881</text:p>
          </table:table-cell>
        </table:table-row>
        <table:table-row table:style-name="ro1">
          <table:table-cell office:value-type="float" office:value="1.53695652037664" calcext:value-type="float">
            <text:p>1.53695652037664</text:p>
          </table:table-cell>
          <table:table-cell office:value-type="float" office:value="0.92156782134778" calcext:value-type="float">
            <text:p>0.92156782134778</text:p>
          </table:table-cell>
        </table:table-row>
        <table:table-row table:style-name="ro1">
          <table:table-cell office:value-type="float" office:value="1.53628244575338" calcext:value-type="float">
            <text:p>1.53628244575338</text:p>
          </table:table-cell>
          <table:table-cell office:value-type="float" office:value="0.921994582085999" calcext:value-type="float">
            <text:p>0.921994582085999</text:p>
          </table:table-cell>
        </table:table-row>
        <table:table-row table:style-name="ro1">
          <table:table-cell office:value-type="float" office:value="1.5355252515722" calcext:value-type="float">
            <text:p>1.5355252515722</text:p>
          </table:table-cell>
          <table:table-cell office:value-type="float" office:value="0.923805905933668" calcext:value-type="float">
            <text:p>0.923805905933668</text:p>
          </table:table-cell>
        </table:table-row>
        <table:table-row table:style-name="ro1">
          <table:table-cell office:value-type="float" office:value="1.5355252515722" calcext:value-type="float">
            <text:p>1.5355252515722</text:p>
          </table:table-cell>
          <table:table-cell office:value-type="float" office:value="0.923805905933668" calcext:value-type="float">
            <text:p>0.923805905933668</text:p>
          </table:table-cell>
        </table:table-row>
        <table:table-row table:style-name="ro1">
          <table:table-cell office:value-type="float" office:value="1.53476802204145" calcext:value-type="float">
            <text:p>1.53476802204145</text:p>
          </table:table-cell>
          <table:table-cell office:value-type="float" office:value="0.925617818616468" calcext:value-type="float">
            <text:p>0.925617818616468</text:p>
          </table:table-cell>
        </table:table-row>
        <table:table-row table:style-name="ro1">
          <table:table-cell office:value-type="float" office:value="1.53476802204145" calcext:value-type="float">
            <text:p>1.53476802204145</text:p>
          </table:table-cell>
          <table:table-cell office:value-type="float" office:value="0.925617818616468" calcext:value-type="float">
            <text:p>0.925617818616468</text:p>
          </table:table-cell>
        </table:table-row>
        <table:table-row table:style-name="ro1">
          <table:table-cell office:value-type="float" office:value="1.53401089657348" calcext:value-type="float">
            <text:p>1.53401089657348</text:p>
          </table:table-cell>
          <table:table-cell office:value-type="float" office:value="0.9274279978745" calcext:value-type="float">
            <text:p>0.9274279978745</text:p>
          </table:table-cell>
        </table:table-row>
        <table:table-row table:style-name="ro1">
          <table:table-cell office:value-type="float" office:value="1.53392785208376" calcext:value-type="float">
            <text:p>1.53392785208376</text:p>
          </table:table-cell>
          <table:table-cell office:value-type="float" office:value="0.928811310536312" calcext:value-type="float">
            <text:p>0.928811310536312</text:p>
          </table:table-cell>
        </table:table-row>
        <table:table-row table:style-name="ro1">
          <table:table-cell office:value-type="float" office:value="1.5338448489014" calcext:value-type="float">
            <text:p>1.5338448489014</text:p>
          </table:table-cell>
          <table:table-cell office:value-type="float" office:value="0.930193935121117" calcext:value-type="float">
            <text:p>0.930193935121117</text:p>
          </table:table-cell>
        </table:table-row>
        <table:table-row table:style-name="ro1">
          <table:table-cell office:value-type="float" office:value="1.53502682337624" calcext:value-type="float">
            <text:p>1.53502682337624</text:p>
          </table:table-cell>
          <table:table-cell office:value-type="float" office:value="0.932108468051318" calcext:value-type="float">
            <text:p>0.932108468051318</text:p>
          </table:table-cell>
        </table:table-row>
        <table:table-row table:style-name="ro1">
          <table:table-cell office:value-type="float" office:value="1.53498884445344" calcext:value-type="float">
            <text:p>1.53498884445344</text:p>
          </table:table-cell>
          <table:table-cell office:value-type="float" office:value="0.933495083396563" calcext:value-type="float">
            <text:p>0.933495083396563</text:p>
          </table:table-cell>
        </table:table-row>
        <table:table-row table:style-name="ro1">
          <table:table-cell office:value-type="float" office:value="1.53794378064054" calcext:value-type="float">
            <text:p>1.53794378064054</text:p>
          </table:table-cell>
          <table:table-cell office:value-type="float" office:value="0.938281415722067" calcext:value-type="float">
            <text:p>0.938281415722067</text:p>
          </table:table-cell>
        </table:table-row>
        <table:table-row table:style-name="ro1">
          <table:table-cell office:value-type="float" office:value="1.53795103670194" calcext:value-type="float">
            <text:p>1.53795103670194</text:p>
          </table:table-cell>
          <table:table-cell office:value-type="float" office:value="0.939667696962416" calcext:value-type="float">
            <text:p>0.939667696962416</text:p>
          </table:table-cell>
        </table:table-row>
        <table:table-row table:style-name="ro1">
          <table:table-cell office:value-type="float" office:value="1.53795828315367" calcext:value-type="float">
            <text:p>1.53795828315367</text:p>
          </table:table-cell>
          <table:table-cell office:value-type="float" office:value="0.941052142261805" calcext:value-type="float">
            <text:p>0.941052142261805</text:p>
          </table:table-cell>
        </table:table-row>
        <table:table-row table:style-name="ro1">
          <table:table-cell office:value-type="float" office:value="1.53796556322189" calcext:value-type="float">
            <text:p>1.53796556322189</text:p>
          </table:table-cell>
          <table:table-cell office:value-type="float" office:value="0.942443010040583" calcext:value-type="float">
            <text:p>0.942443010040583</text:p>
          </table:table-cell>
        </table:table-row>
        <table:table-row table:style-name="ro1">
          <table:table-cell office:value-type="float" office:value="1.34019390315986" calcext:value-type="float">
            <text:p>1.34019390315986</text:p>
          </table:table-cell>
          <table:table-cell office:value-type="float" office:value="1.52337163457163" calcext:value-type="float">
            <text:p>1.52337163457163</text:p>
          </table:table-cell>
        </table:table-row>
        <table:table-row table:style-name="ro1">
          <table:table-cell office:value-type="float" office:value="1.31659695633553" calcext:value-type="float">
            <text:p>1.31659695633553</text:p>
          </table:table-cell>
          <table:table-cell office:value-type="float" office:value="1.49197614897969" calcext:value-type="float">
            <text:p>1.49197614897969</text:p>
          </table:table-cell>
        </table:table-row>
        <table:table-row table:style-name="ro1">
          <table:table-cell office:value-type="float" office:value="1.31600596909811" calcext:value-type="float">
            <text:p>1.31600596909811</text:p>
          </table:table-cell>
          <table:table-cell office:value-type="float" office:value="1.49101888251459" calcext:value-type="float">
            <text:p>1.49101888251459</text:p>
          </table:table-cell>
        </table:table-row>
        <table:table-row table:style-name="ro1">
          <table:table-cell office:value-type="float" office:value="1.31399000459233" calcext:value-type="float">
            <text:p>1.31399000459233</text:p>
          </table:table-cell>
          <table:table-cell office:value-type="float" office:value="1.49103103111002" calcext:value-type="float">
            <text:p>1.49103103111002</text:p>
          </table:table-cell>
        </table:table-row>
        <table:table-row table:style-name="ro1">
          <table:table-cell office:value-type="float" office:value="1.31327905505991" calcext:value-type="float">
            <text:p>1.31327905505991</text:p>
          </table:table-cell>
          <table:table-cell office:value-type="float" office:value="1.49151629662245" calcext:value-type="float">
            <text:p>1.49151629662245</text:p>
          </table:table-cell>
        </table:table-row>
        <table:table-row table:style-name="ro1">
          <table:table-cell office:value-type="float" office:value="1.31138623075155" calcext:value-type="float">
            <text:p>1.31138623075155</text:p>
          </table:table-cell>
          <table:table-cell office:value-type="float" office:value="1.49008706534928" calcext:value-type="float">
            <text:p>1.49008706534928</text:p>
          </table:table-cell>
        </table:table-row>
        <table:table-row table:style-name="ro1">
          <table:table-cell office:value-type="float" office:value="1.31256820522639" calcext:value-type="float">
            <text:p>1.31256820522639</text:p>
          </table:table-cell>
          <table:table-cell office:value-type="float" office:value="1.49200159827948" calcext:value-type="float">
            <text:p>1.49200159827948</text:p>
          </table:table-cell>
        </table:table-row>
        <table:table-row table:style-name="ro1">
          <table:table-cell office:value-type="float" office:value="1.31128481088923" calcext:value-type="float">
            <text:p>1.31128481088923</text:p>
          </table:table-cell>
          <table:table-cell office:value-type="float" office:value="1.4914883678423" calcext:value-type="float">
            <text:p>1.4914883678423</text:p>
          </table:table-cell>
        </table:table-row>
        <table:table-row table:style-name="ro1">
          <table:table-cell office:value-type="float" office:value="1.31483073431375" calcext:value-type="float">
            <text:p>1.31483073431375</text:p>
          </table:table-cell>
          <table:table-cell office:value-type="float" office:value="1.49723196663291" calcext:value-type="float">
            <text:p>1.49723196663291</text:p>
          </table:table-cell>
        </table:table-row>
        <table:table-row table:style-name="ro1">
          <table:table-cell office:value-type="float" office:value="1.31483073431375" calcext:value-type="float">
            <text:p>1.31483073431375</text:p>
          </table:table-cell>
          <table:table-cell office:value-type="float" office:value="1.49723196663291" calcext:value-type="float">
            <text:p>1.49723196663291</text:p>
          </table:table-cell>
        </table:table-row>
        <table:table-row table:style-name="ro1">
          <table:table-cell office:value-type="float" office:value="1.31170068447608" calcext:value-type="float">
            <text:p>1.31170068447608</text:p>
          </table:table-cell>
          <table:table-cell office:value-type="float" office:value="1.49516202372606" calcext:value-type="float">
            <text:p>1.49516202372606</text:p>
          </table:table-cell>
        </table:table-row>
        <table:table-row table:style-name="ro1">
          <table:table-cell office:value-type="float" office:value="1.30984036627198" calcext:value-type="float">
            <text:p>1.30984036627198</text:p>
          </table:table-cell>
          <table:table-cell office:value-type="float" office:value="1.49364850683088" calcext:value-type="float">
            <text:p>1.49364850683088</text:p>
          </table:table-cell>
        </table:table-row>
        <table:table-row table:style-name="ro1">
          <table:table-cell office:value-type="float" office:value="1.31515925140876" calcext:value-type="float">
            <text:p>1.31515925140876</text:p>
          </table:table-cell>
          <table:table-cell office:value-type="float" office:value="1.50226390501679" calcext:value-type="float">
            <text:p>1.50226390501679</text:p>
          </table:table-cell>
        </table:table-row>
        <table:table-row table:style-name="ro1">
          <table:table-cell office:value-type="float" office:value="1.31456826417134" calcext:value-type="float">
            <text:p>1.31456826417134</text:p>
          </table:table-cell>
          <table:table-cell office:value-type="float" office:value="1.50130663855169" calcext:value-type="float">
            <text:p>1.50130663855169</text:p>
          </table:table-cell>
        </table:table-row>
        <table:table-row table:style-name="ro1">
          <table:table-cell office:value-type="float" office:value="1.3108852140132" calcext:value-type="float">
            <text:p>1.3108852140132</text:p>
          </table:table-cell>
          <table:table-cell office:value-type="float" office:value="1.49819733067549" calcext:value-type="float">
            <text:p>1.49819733067549</text:p>
          </table:table-cell>
        </table:table-row>
        <table:table-row table:style-name="ro1">
          <table:table-cell office:value-type="float" office:value="1.30904704110148" calcext:value-type="float">
            <text:p>1.30904704110148</text:p>
          </table:table-cell>
          <table:table-cell office:value-type="float" office:value="1.4966442780826" calcext:value-type="float">
            <text:p>1.4966442780826</text:p>
          </table:table-cell>
        </table:table-row>
        <table:table-row table:style-name="ro1">
          <table:table-cell office:value-type="float" office:value="1.31845684838717" calcext:value-type="float">
            <text:p>1.31845684838717</text:p>
          </table:table-cell>
          <table:table-cell office:value-type="float" office:value="1.51323849417729" calcext:value-type="float">
            <text:p>1.51323849417729</text:p>
          </table:table-cell>
        </table:table-row>
        <table:table-row table:style-name="ro1">
          <table:table-cell office:value-type="float" office:value="1.3154484682206" calcext:value-type="float">
            <text:p>1.3154484682206</text:p>
          </table:table-cell>
          <table:table-cell office:value-type="float" office:value="1.50972624956517" calcext:value-type="float">
            <text:p>1.50972624956517</text:p>
          </table:table-cell>
        </table:table-row>
        <table:table-row table:style-name="ro1">
          <table:table-cell office:value-type="float" office:value="1.35854370657775" calcext:value-type="float">
            <text:p>1.35854370657775</text:p>
          </table:table-cell>
          <table:table-cell office:value-type="float" office:value="1.58088421795405" calcext:value-type="float">
            <text:p>1.58088421795405</text:p>
          </table:table-cell>
        </table:table-row>
        <table:table-row table:style-name="ro1">
          <table:table-cell office:value-type="float" office:value="1.35674831040809" calcext:value-type="float">
            <text:p>1.35674831040809</text:p>
          </table:table-cell>
          <table:table-cell office:value-type="float" office:value="1.57925179213075" calcext:value-type="float">
            <text:p>1.57925179213075</text:p>
          </table:table-cell>
        </table:table-row>
        <table:table-row table:style-name="ro1">
          <table:table-cell office:value-type="float" office:value="1.3555407909813" calcext:value-type="float">
            <text:p>1.3555407909813</text:p>
          </table:table-cell>
          <table:table-cell office:value-type="float" office:value="1.5785748891127" calcext:value-type="float">
            <text:p>1.5785748891127</text:p>
          </table:table-cell>
        </table:table-row>
        <table:table-row table:style-name="ro1">
          <table:table-cell office:value-type="float" office:value="1.35374075797775" calcext:value-type="float">
            <text:p>1.35374075797775</text:p>
          </table:table-cell>
          <table:table-cell office:value-type="float" office:value="1.57693986400463" calcext:value-type="float">
            <text:p>1.57693986400463</text:p>
          </table:table-cell>
        </table:table-row>
        <table:table-row table:style-name="ro1">
          <table:table-cell office:value-type="float" office:value="1.35078582179065" calcext:value-type="float">
            <text:p>1.35078582179065</text:p>
          </table:table-cell>
          <table:table-cell office:value-type="float" office:value="1.57215353167912" calcext:value-type="float">
            <text:p>1.57215353167912</text:p>
          </table:table-cell>
        </table:table-row>
        <table:table-row table:style-name="ro1">
          <table:table-cell office:value-type="float" office:value="1.34900958359849" calcext:value-type="float">
            <text:p>1.34900958359849</text:p>
          </table:table-cell>
          <table:table-cell office:value-type="float" office:value="1.57048002194091" calcext:value-type="float">
            <text:p>1.57048002194091</text:p>
          </table:table-cell>
        </table:table-row>
        <table:table-row table:style-name="ro1">
          <table:table-cell office:value-type="float" office:value="1.34781862022188" calcext:value-type="float">
            <text:p>1.34781862022188</text:p>
          </table:table-cell>
          <table:table-cell office:value-type="float" office:value="1.56976032666997" calcext:value-type="float">
            <text:p>1.56976032666997</text:p>
          </table:table-cell>
        </table:table-row>
        <table:table-row table:style-name="ro1">
          <table:table-cell office:value-type="float" office:value="1.34604368675369" calcext:value-type="float">
            <text:p>1.34604368675369</text:p>
          </table:table-cell>
          <table:table-cell office:value-type="float" office:value="1.56808760537218" calcext:value-type="float">
            <text:p>1.56808760537218</text:p>
          </table:table-cell>
        </table:table-row>
        <table:table-row table:style-name="ro1">
          <table:table-cell office:value-type="float" office:value="1.34485419828243" calcext:value-type="float">
            <text:p>1.34485419828243</text:p>
          </table:table-cell>
          <table:table-cell office:value-type="float" office:value="1.5673688013817" calcext:value-type="float">
            <text:p>1.5673688013817</text:p>
          </table:table-cell>
        </table:table-row>
        <table:table-row table:style-name="ro1">
          <table:table-cell office:value-type="float" office:value="1.34071728762049" calcext:value-type="float">
            <text:p>1.34071728762049</text:p>
          </table:table-cell>
          <table:table-cell office:value-type="float" office:value="1.560667936126" calcext:value-type="float">
            <text:p>1.560667936126</text:p>
          </table:table-cell>
        </table:table-row>
        <table:table-row table:style-name="ro1">
          <table:table-cell office:value-type="float" office:value="1.33955361274783" calcext:value-type="float">
            <text:p>1.33955361274783</text:p>
          </table:table-cell>
          <table:table-cell office:value-type="float" office:value="1.55991178074861" calcext:value-type="float">
            <text:p>1.55991178074861</text:p>
          </table:table-cell>
        </table:table-row>
        <table:table-row table:style-name="ro1">
          <table:table-cell office:value-type="float" office:value="1.33839355040875" calcext:value-type="float">
            <text:p>1.33839355040875</text:p>
          </table:table-cell>
          <table:table-cell office:value-type="float" office:value="1.55915797279382" calcext:value-type="float">
            <text:p>1.55915797279382</text:p>
          </table:table-cell>
        </table:table-row>
        <table:table-row table:style-name="ro1">
          <table:table-cell office:value-type="float" office:value="1.33011972908487" calcext:value-type="float">
            <text:p>1.33011972908487</text:p>
          </table:table-cell>
          <table:table-cell office:value-type="float" office:value="1.5457562422824" calcext:value-type="float">
            <text:p>1.5457562422824</text:p>
          </table:table-cell>
        </table:table-row>
        <table:table-row table:style-name="ro1">
          <table:table-cell office:value-type="float" office:value="1.32839177902943" calcext:value-type="float">
            <text:p>1.32839177902943</text:p>
          </table:table-cell>
          <table:table-cell office:value-type="float" office:value="1.54400635767739" calcext:value-type="float">
            <text:p>1.54400635767739</text:p>
          </table:table-cell>
        </table:table-row>
        <table:table-row table:style-name="ro1">
          <table:table-cell office:value-type="float" office:value="1.32839177902943" calcext:value-type="float">
            <text:p>1.32839177902943</text:p>
          </table:table-cell>
          <table:table-cell office:value-type="float" office:value="1.54400635767739" calcext:value-type="float">
            <text:p>1.54400635767739</text:p>
          </table:table-cell>
        </table:table-row>
        <table:table-row table:style-name="ro1">
          <table:table-cell office:value-type="float" office:value="1.32666426938749" calcext:value-type="float">
            <text:p>1.32666426938749</text:p>
          </table:table-cell>
          <table:table-cell office:value-type="float" office:value="1.54225678010066" calcext:value-type="float">
            <text:p>1.54225678010066</text:p>
          </table:table-cell>
        </table:table-row>
        <table:table-row table:style-name="ro1">
          <table:table-cell office:value-type="float" office:value="1.31075169587211" calcext:value-type="float">
            <text:p>1.31075169587211</text:p>
          </table:table-cell>
          <table:table-cell office:value-type="float" office:value="1.51753185216241" calcext:value-type="float">
            <text:p>1.51753185216241</text:p>
          </table:table-cell>
        </table:table-row>
        <table:table-row table:style-name="ro1">
          <table:table-cell office:value-type="float" office:value="1.30964043370852" calcext:value-type="float">
            <text:p>1.30964043370852</text:p>
          </table:table-cell>
          <table:table-cell office:value-type="float" office:value="1.51670205663136" calcext:value-type="float">
            <text:p>1.51670205663136</text:p>
          </table:table-cell>
        </table:table-row>
        <table:table-row table:style-name="ro1">
          <table:table-cell office:value-type="float" office:value="1.30971206478693" calcext:value-type="float">
            <text:p>1.30971206478693</text:p>
          </table:table-cell>
          <table:table-cell office:value-type="float" office:value="1.51778748008724" calcext:value-type="float">
            <text:p>1.51778748008724</text:p>
          </table:table-cell>
        </table:table-row>
        <table:table-row table:style-name="ro1">
          <table:table-cell office:value-type="float" office:value="1.31037406174" calcext:value-type="float">
            <text:p>1.31037406174</text:p>
          </table:table-cell>
          <table:table-cell office:value-type="float" office:value="1.51982970602765" calcext:value-type="float">
            <text:p>1.51982970602765</text:p>
          </table:table-cell>
        </table:table-row>
        <table:table-row table:style-name="ro1">
          <table:table-cell office:value-type="float" office:value="1.30985428071757" calcext:value-type="float">
            <text:p>1.30985428071757</text:p>
          </table:table-cell>
          <table:table-cell office:value-type="float" office:value="1.51995754576676" calcext:value-type="float">
            <text:p>1.51995754576676</text:p>
          </table:table-cell>
        </table:table-row>
        <table:table-row table:style-name="ro1">
          <table:table-cell office:value-type="float" office:value="1.31044526795499" calcext:value-type="float">
            <text:p>1.31044526795499</text:p>
          </table:table-cell>
          <table:table-cell office:value-type="float" office:value="1.52091481223187" calcext:value-type="float">
            <text:p>1.52091481223187</text:p>
          </table:table-cell>
        </table:table-row>
        <table:table-row table:style-name="ro1">
          <table:table-cell office:value-type="float" office:value="1.29042230266731" calcext:value-type="float">
            <text:p>1.29042230266731</text:p>
          </table:table-cell>
          <table:table-cell office:value-type="float" office:value="1.48945240653902" calcext:value-type="float">
            <text:p>1.48945240653902</text:p>
          </table:table-cell>
        </table:table-row>
        <table:table-row table:style-name="ro1">
          <table:table-cell office:value-type="float" office:value="1.2887496952745" calcext:value-type="float">
            <text:p>1.2887496952745</text:p>
          </table:table-cell>
          <table:table-cell office:value-type="float" office:value="1.48763093090357" calcext:value-type="float">
            <text:p>1.48763093090357</text:p>
          </table:table-cell>
        </table:table-row>
        <table:table-row table:style-name="ro1">
          <table:table-cell office:value-type="float" office:value="1.28766851008491" calcext:value-type="float">
            <text:p>1.28766851008491</text:p>
          </table:table-cell>
          <table:table-cell office:value-type="float" office:value="1.48676706926876" calcext:value-type="float">
            <text:p>1.48676706926876</text:p>
          </table:table-cell>
        </table:table-row>
        <table:table-row table:style-name="ro1">
          <table:table-cell office:value-type="float" office:value="1.23743459490422" calcext:value-type="float">
            <text:p>1.23743459490422</text:p>
          </table:table-cell>
          <table:table-cell office:value-type="float" office:value="1.40539941973519" calcext:value-type="float">
            <text:p>1.40539941973519</text:p>
          </table:table-cell>
        </table:table-row>
        <table:table-row table:style-name="ro1">
          <table:table-cell office:value-type="float" office:value="1.29665745343832" calcext:value-type="float">
            <text:p>1.29665745343832</text:p>
          </table:table-cell>
          <table:table-cell office:value-type="float" office:value="1.50213726048324" calcext:value-type="float">
            <text:p>1.50213726048324</text:p>
          </table:table-cell>
        </table:table-row>
        <table:table-row table:style-name="ro1">
          <table:table-cell office:value-type="float" office:value="1.29501369709218" calcext:value-type="float">
            <text:p>1.29501369709218</text:p>
          </table:table-cell>
          <table:table-cell office:value-type="float" office:value="1.50028098532577" calcext:value-type="float">
            <text:p>1.50028098532577</text:p>
          </table:table-cell>
        </table:table-row>
        <table:table-row table:style-name="ro1">
          <table:table-cell office:value-type="float" office:value="1.23000510097598" calcext:value-type="float">
            <text:p>1.23000510097598</text:p>
          </table:table-cell>
          <table:table-cell office:value-type="float" office:value="1.39498167416468" calcext:value-type="float">
            <text:p>1.39498167416468</text:p>
          </table:table-cell>
        </table:table-row>
        <table:table-row table:style-name="ro1">
          <table:table-cell office:value-type="float" office:value="1.22957255522132" calcext:value-type="float">
            <text:p>1.22957255522132</text:p>
          </table:table-cell>
          <table:table-cell office:value-type="float" office:value="1.39500555203178" calcext:value-type="float">
            <text:p>1.39500555203178</text:p>
          </table:table-cell>
        </table:table-row>
        <table:table-row table:style-name="ro1">
          <table:table-cell office:value-type="float" office:value="1.22854483492861" calcext:value-type="float">
            <text:p>1.22854483492861</text:p>
          </table:table-cell>
          <table:table-cell office:value-type="float" office:value="1.39406834491626" calcext:value-type="float">
            <text:p>1.39406834491626</text:p>
          </table:table-cell>
        </table:table-row>
        <table:table-row table:style-name="ro1">
          <table:table-cell office:value-type="float" office:value="1.22692803249782" calcext:value-type="float">
            <text:p>1.22692803249782</text:p>
          </table:table-cell>
          <table:table-cell office:value-type="float" office:value="1.39217560864946" calcext:value-type="float">
            <text:p>1.39217560864946</text:p>
          </table:table-cell>
        </table:table-row>
        <table:table-row table:style-name="ro1">
          <table:table-cell office:value-type="float" office:value="1.2259040489424" calcext:value-type="float">
            <text:p>1.2259040489424</text:p>
          </table:table-cell>
          <table:table-cell office:value-type="float" office:value="1.39124180917004" calcext:value-type="float">
            <text:p>1.39124180917004</text:p>
          </table:table-cell>
        </table:table-row>
        <table:table-row table:style-name="ro1">
          <table:table-cell office:value-type="float" office:value="1.22354009999272" calcext:value-type="float">
            <text:p>1.22354009999272</text:p>
          </table:table-cell>
          <table:table-cell office:value-type="float" office:value="1.38741274330964" calcext:value-type="float">
            <text:p>1.38741274330964</text:p>
          </table:table-cell>
        </table:table-row>
        <table:table-row table:style-name="ro1">
          <table:table-cell office:value-type="float" office:value="1.22195522874377" calcext:value-type="float">
            <text:p>1.22195522874377</text:p>
          </table:table-cell>
          <table:table-cell office:value-type="float" office:value="1.38548766917046" calcext:value-type="float">
            <text:p>1.38548766917046</text:p>
          </table:table-cell>
        </table:table-row>
        <table:table-row table:style-name="ro1">
          <table:table-cell office:value-type="float" office:value="1.22036952173951" calcext:value-type="float">
            <text:p>1.22036952173951</text:p>
          </table:table-cell>
          <table:table-cell office:value-type="float" office:value="1.38356178120351" calcext:value-type="float">
            <text:p>1.38356178120351</text:p>
          </table:table-cell>
        </table:table-row>
        <table:table-row table:style-name="ro1">
          <table:table-cell office:value-type="float" office:value="1.21800557278983" calcext:value-type="float">
            <text:p>1.21800557278983</text:p>
          </table:table-cell>
          <table:table-cell office:value-type="float" office:value="1.37973271534311" calcext:value-type="float">
            <text:p>1.37973271534311</text:p>
          </table:table-cell>
        </table:table-row>
        <table:table-row table:style-name="ro1">
          <table:table-cell office:value-type="float" office:value="1.21704354495769" calcext:value-type="float">
            <text:p>1.21704354495769</text:p>
          </table:table-cell>
          <table:table-cell office:value-type="float" office:value="1.37873273897759" calcext:value-type="float">
            <text:p>1.37873273897759</text:p>
          </table:table-cell>
        </table:table-row>
        <table:table-row table:style-name="ro1">
          <table:table-cell office:value-type="float" office:value="1.21607864511262" calcext:value-type="float">
            <text:p>1.21607864511262</text:p>
          </table:table-cell>
          <table:table-cell office:value-type="float" office:value="1.37772977730858" calcext:value-type="float">
            <text:p>1.37772977730858</text:p>
          </table:table-cell>
        </table:table-row>
        <table:table-row table:style-name="ro1">
          <table:table-cell office:value-type="float" office:value="1.21452590116107" calcext:value-type="float">
            <text:p>1.21452590116107</text:p>
          </table:table-cell>
          <table:table-cell office:value-type="float" office:value="1.37577281629062" calcext:value-type="float">
            <text:p>1.37577281629062</text:p>
          </table:table-cell>
        </table:table-row>
        <table:table-row table:style-name="ro1">
          <table:table-cell office:value-type="float" office:value="1.21157096497397" calcext:value-type="float">
            <text:p>1.21157096497397</text:p>
          </table:table-cell>
          <table:table-cell office:value-type="float" office:value="1.37098648396511" calcext:value-type="float">
            <text:p>1.37098648396511</text:p>
          </table:table-cell>
        </table:table-row>
        <table:table-row table:style-name="ro1">
          <table:table-cell office:value-type="float" office:value="1.21064413538008" calcext:value-type="float">
            <text:p>1.21064413538008</text:p>
          </table:table-cell>
          <table:table-cell office:value-type="float" office:value="1.36995798021411" calcext:value-type="float">
            <text:p>1.36995798021411</text:p>
          </table:table-cell>
        </table:table-row>
        <table:table-row table:style-name="ro1">
          <table:table-cell office:value-type="float" office:value="1.21064413538008" calcext:value-type="float">
            <text:p>1.21064413538008</text:p>
          </table:table-cell>
          <table:table-cell office:value-type="float" office:value="1.36995798021411" calcext:value-type="float">
            <text:p>1.36995798021411</text:p>
          </table:table-cell>
        </table:table-row>
        <table:table-row table:style-name="ro1">
          <table:table-cell office:value-type="float" office:value="1.20971827305933" calcext:value-type="float">
            <text:p>1.20971827305933</text:p>
          </table:table-cell>
          <table:table-cell office:value-type="float" office:value="1.3689305498471" calcext:value-type="float">
            <text:p>1.3689305498471</text:p>
          </table:table-cell>
        </table:table-row>
        <table:table-row table:style-name="ro1">
          <table:table-cell office:value-type="float" office:value="1.20406319504049" calcext:value-type="float">
            <text:p>1.20406319504049</text:p>
          </table:table-cell>
          <table:table-cell office:value-type="float" office:value="1.36024352539668" calcext:value-type="float">
            <text:p>1.36024352539668</text:p>
          </table:table-cell>
        </table:table-row>
        <table:table-row table:style-name="ro1">
          <table:table-cell office:value-type="float" office:value="1.203757701959" calcext:value-type="float">
            <text:p>1.203757701959</text:p>
          </table:table-cell>
          <table:table-cell office:value-type="float" office:value="1.36013823482521" calcext:value-type="float">
            <text:p>1.36013823482521</text:p>
          </table:table-cell>
        </table:table-row>
        <table:table-row table:style-name="ro1">
          <table:table-cell office:value-type="float" office:value="1.19962079129706" calcext:value-type="float">
            <text:p>1.19962079129706</text:p>
          </table:table-cell>
          <table:table-cell office:value-type="float" office:value="1.35343736956951" calcext:value-type="float">
            <text:p>1.35343736956951</text:p>
          </table:table-cell>
        </table:table-row>
        <table:table-row table:style-name="ro1">
          <table:table-cell office:value-type="float" office:value="1.19876014551679" calcext:value-type="float">
            <text:p>1.19876014551679</text:p>
          </table:table-cell>
          <table:table-cell office:value-type="float" office:value="1.35234702869857" calcext:value-type="float">
            <text:p>1.35234702869857</text:p>
          </table:table-cell>
        </table:table-row>
        <table:table-row table:style-name="ro1">
          <table:table-cell office:value-type="float" office:value="1.19816915827937" calcext:value-type="float">
            <text:p>1.19816915827937</text:p>
          </table:table-cell>
          <table:table-cell office:value-type="float" office:value="1.35138976223347" calcext:value-type="float">
            <text:p>1.35138976223347</text:p>
          </table:table-cell>
        </table:table-row>
        <table:table-row table:style-name="ro1">
          <table:table-cell office:value-type="float" office:value="1.19645001856939" calcext:value-type="float">
            <text:p>1.19645001856939</text:p>
          </table:table-cell>
          <table:table-cell office:value-type="float" office:value="1.34921180664293" calcext:value-type="float">
            <text:p>1.34921180664293</text:p>
          </table:table-cell>
        </table:table-row>
        <table:table-row table:style-name="ro1">
          <table:table-cell office:value-type="float" office:value="1.19467705685713" calcext:value-type="float">
            <text:p>1.19467705685713</text:p>
          </table:table-cell>
          <table:table-cell office:value-type="float" office:value="1.34634000724763" calcext:value-type="float">
            <text:p>1.34634000724763</text:p>
          </table:table-cell>
        </table:table-row>
        <table:table-row table:style-name="ro1">
          <table:table-cell office:value-type="float" office:value="1.19385527147905" calcext:value-type="float">
            <text:p>1.19385527147905</text:p>
          </table:table-cell>
          <table:table-cell office:value-type="float" office:value="1.34522578022663" calcext:value-type="float">
            <text:p>1.34522578022663</text:p>
          </table:table-cell>
        </table:table-row>
        <table:table-row table:style-name="ro1">
          <table:table-cell office:value-type="float" office:value="1.19385527147905" calcext:value-type="float">
            <text:p>1.19385527147905</text:p>
          </table:table-cell>
          <table:table-cell office:value-type="float" office:value="1.34522578022663" calcext:value-type="float">
            <text:p>1.34522578022663</text:p>
          </table:table-cell>
        </table:table-row>
        <table:table-row table:style-name="ro1">
          <table:table-cell office:value-type="float" office:value="1.19307009051927" calcext:value-type="float">
            <text:p>1.19307009051927</text:p>
          </table:table-cell>
          <table:table-cell office:value-type="float" office:value="1.34408522939644" calcext:value-type="float">
            <text:p>1.34408522939644</text:p>
          </table:table-cell>
        </table:table-row>
        <table:table-row table:style-name="ro1">
          <table:table-cell office:value-type="float" office:value="1.19247910328185" calcext:value-type="float">
            <text:p>1.19247910328185</text:p>
          </table:table-cell>
          <table:table-cell office:value-type="float" office:value="1.34312796293134" calcext:value-type="float">
            <text:p>1.34312796293134</text:p>
          </table:table-cell>
        </table:table-row>
        <table:table-row table:style-name="ro1">
          <table:table-cell office:value-type="float" office:value="1.19173119422015" calcext:value-type="float">
            <text:p>1.19173119422015</text:p>
          </table:table-cell>
          <table:table-cell office:value-type="float" office:value="1.34196187549523" calcext:value-type="float">
            <text:p>1.34196187549523</text:p>
          </table:table-cell>
        </table:table-row>
        <table:table-row table:style-name="ro1">
          <table:table-cell office:value-type="float" office:value="1.19039228360768" calcext:value-type="float">
            <text:p>1.19039228360768</text:p>
          </table:table-cell>
          <table:table-cell office:value-type="float" office:value="1.33983849927763" calcext:value-type="float">
            <text:p>1.33983849927763</text:p>
          </table:table-cell>
        </table:table-row>
        <table:table-row table:style-name="ro1">
          <table:table-cell office:value-type="float" office:value="1.1909832708451" calcext:value-type="float">
            <text:p>1.1909832708451</text:p>
          </table:table-cell>
          <table:table-cell office:value-type="float" office:value="1.34079576574273" calcext:value-type="float">
            <text:p>1.34079576574273</text:p>
          </table:table-cell>
        </table:table-row>
        <table:table-row table:style-name="ro1">
          <table:table-cell office:value-type="float" office:value="1.18968350204914" calcext:value-type="float">
            <text:p>1.18968350204914</text:p>
          </table:table-cell>
          <table:table-cell office:value-type="float" office:value="1.33864983598539" calcext:value-type="float">
            <text:p>1.33864983598539</text:p>
          </table:table-cell>
        </table:table-row>
        <table:table-row table:style-name="ro1">
          <table:table-cell office:value-type="float" office:value="1.19086547652398" calcext:value-type="float">
            <text:p>1.19086547652398</text:p>
          </table:table-cell>
          <table:table-cell office:value-type="float" office:value="1.34056436891559" calcext:value-type="float">
            <text:p>1.34056436891559</text:p>
          </table:table-cell>
        </table:table-row>
        <table:table-row table:style-name="ro1">
          <table:table-cell office:value-type="float" office:value="1.18960153835495" calcext:value-type="float">
            <text:p>1.18960153835495</text:p>
          </table:table-cell>
          <table:table-cell office:value-type="float" office:value="1.33839003946686" calcext:value-type="float">
            <text:p>1.33839003946686</text:p>
          </table:table-cell>
        </table:table-row>
        <table:table-row table:style-name="ro1">
          <table:table-cell office:value-type="float" office:value="1.18960153835495" calcext:value-type="float">
            <text:p>1.18960153835495</text:p>
          </table:table-cell>
          <table:table-cell office:value-type="float" office:value="1.33839003946686" calcext:value-type="float">
            <text:p>1.33839003946686</text:p>
          </table:table-cell>
        </table:table-row>
        <table:table-row table:style-name="ro1">
          <table:table-cell office:value-type="float" office:value="1.19011306352682" calcext:value-type="float">
            <text:p>1.19011306352682</text:p>
          </table:table-cell>
          <table:table-cell office:value-type="float" office:value="1.3390920337249" calcext:value-type="float">
            <text:p>1.3390920337249</text:p>
          </table:table-cell>
        </table:table-row>
        <table:table-row table:style-name="ro1">
          <table:table-cell office:value-type="float" office:value="1.18889134870413" calcext:value-type="float">
            <text:p>1.18889134870413</text:p>
          </table:table-cell>
          <table:table-cell office:value-type="float" office:value="1.33690066077468" calcext:value-type="float">
            <text:p>1.33690066077468</text:p>
          </table:table-cell>
        </table:table-row>
        <table:table-row table:style-name="ro1">
          <table:table-cell office:value-type="float" office:value="1.19243727212865" calcext:value-type="float">
            <text:p>1.19243727212865</text:p>
          </table:table-cell>
          <table:table-cell office:value-type="float" office:value="1.34264425956528" calcext:value-type="float">
            <text:p>1.34264425956528</text:p>
          </table:table-cell>
        </table:table-row>
        <table:table-row table:style-name="ro1">
          <table:table-cell office:value-type="float" office:value="1.19066490096799" calcext:value-type="float">
            <text:p>1.19066490096799</text:p>
          </table:table-cell>
          <table:table-cell office:value-type="float" office:value="1.33947523952468" calcext:value-type="float">
            <text:p>1.33947523952468</text:p>
          </table:table-cell>
        </table:table-row>
        <table:table-row table:style-name="ro1">
          <table:table-cell office:value-type="float" office:value="1.18889254391931" calcext:value-type="float">
            <text:p>1.18889254391931</text:p>
          </table:table-cell>
          <table:table-cell office:value-type="float" office:value="1.33630624946947" calcext:value-type="float">
            <text:p>1.33630624946947</text:p>
          </table:table-cell>
        </table:table-row>
        <table:table-row table:style-name="ro1">
          <table:table-cell office:value-type="float" office:value="1.29645222112974" calcext:value-type="float">
            <text:p>1.29645222112974</text:p>
          </table:table-cell>
          <table:table-cell office:value-type="float" office:value="1.51052874611783" calcext:value-type="float">
            <text:p>1.51052874611783</text:p>
          </table:table-cell>
        </table:table-row>
        <table:table-row table:style-name="ro1">
          <table:table-cell office:value-type="float" office:value="1.29531214069079" calcext:value-type="float">
            <text:p>1.29531214069079</text:p>
          </table:table-cell>
          <table:table-cell office:value-type="float" office:value="1.50829865362708" calcext:value-type="float">
            <text:p>1.50829865362708</text:p>
          </table:table-cell>
        </table:table-row>
        <table:table-row table:style-name="ro1">
          <table:table-cell office:value-type="float" office:value="1.29417143014834" calcext:value-type="float">
            <text:p>1.29417143014834</text:p>
          </table:table-cell>
          <table:table-cell office:value-type="float" office:value="1.50606710052428" calcext:value-type="float">
            <text:p>1.50606710052428</text:p>
          </table:table-cell>
        </table:table-row>
        <table:table-row table:style-name="ro1">
          <table:table-cell office:value-type="float" office:value="1.29358044291092" calcext:value-type="float">
            <text:p>1.29358044291092</text:p>
          </table:table-cell>
          <table:table-cell office:value-type="float" office:value="1.50510983405918" calcext:value-type="float">
            <text:p>1.50510983405918</text:p>
          </table:table-cell>
        </table:table-row>
        <table:table-row table:style-name="ro1">
          <table:table-cell office:value-type="float" office:value="1.30189785167387" calcext:value-type="float">
            <text:p>1.30189785167387</text:p>
          </table:table-cell>
          <table:table-cell office:value-type="float" office:value="1.51819993040492" calcext:value-type="float">
            <text:p>1.51819993040492</text:p>
          </table:table-cell>
        </table:table-row>
        <table:table-row table:style-name="ro1">
          <table:table-cell office:value-type="float" office:value="1.30020635108476" calcext:value-type="float">
            <text:p>1.30020635108476</text:p>
          </table:table-cell>
          <table:table-cell office:value-type="float" office:value="1.51498982446316" calcext:value-type="float">
            <text:p>1.51498982446316</text:p>
          </table:table-cell>
        </table:table-row>
        <table:table-row table:style-name="ro1">
          <table:table-cell office:value-type="float" office:value="1.2991089064076" calcext:value-type="float">
            <text:p>1.2991089064076</text:p>
          </table:table-cell>
          <table:table-cell office:value-type="float" office:value="1.51274478771099" calcext:value-type="float">
            <text:p>1.51274478771099</text:p>
          </table:table-cell>
        </table:table-row>
        <table:table-row table:style-name="ro1">
          <table:table-cell office:value-type="float" office:value="1.25478929305968" calcext:value-type="float">
            <text:p>1.25478929305968</text:p>
          </table:table-cell>
          <table:table-cell office:value-type="float" office:value="1.43651168273113" calcext:value-type="float">
            <text:p>1.43651168273113</text:p>
          </table:table-cell>
        </table:table-row>
        <table:table-row table:style-name="ro1">
          <table:table-cell office:value-type="float" office:value="1.25445513742219" calcext:value-type="float">
            <text:p>1.25445513742219</text:p>
          </table:table-cell>
          <table:table-cell office:value-type="float" office:value="1.43517150334305" calcext:value-type="float">
            <text:p>1.43517150334305</text:p>
          </table:table-cell>
        </table:table-row>
        <table:table-row table:style-name="ro1">
          <table:table-cell office:value-type="float" office:value="1.24559032886089" calcext:value-type="float">
            <text:p>1.24559032886089</text:p>
          </table:table-cell>
          <table:table-cell office:value-type="float" office:value="1.42081250636653" calcext:value-type="float">
            <text:p>1.42081250636653</text:p>
          </table:table-cell>
        </table:table-row>
        <table:table-row table:style-name="ro1">
          <table:table-cell office:value-type="float" office:value="1.24529938801538" calcext:value-type="float">
            <text:p>1.24529938801538</text:p>
          </table:table-cell>
          <table:table-cell office:value-type="float" office:value="1.41945926928542" calcext:value-type="float">
            <text:p>1.41945926928542</text:p>
          </table:table-cell>
        </table:table-row>
        <table:table-row table:style-name="ro1">
          <table:table-cell office:value-type="float" office:value="1.2458903752528" calcext:value-type="float">
            <text:p>1.2458903752528</text:p>
          </table:table-cell>
          <table:table-cell office:value-type="float" office:value="1.42041653575052" calcext:value-type="float">
            <text:p>1.42041653575052</text:p>
          </table:table-cell>
        </table:table-row>
        <table:table-row table:style-name="ro1">
          <table:table-cell office:value-type="float" office:value="1.24500793866355" calcext:value-type="float">
            <text:p>1.24500793866355</text:p>
          </table:table-cell>
          <table:table-cell office:value-type="float" office:value="1.41810366701696" calcext:value-type="float">
            <text:p>1.41810366701696</text:p>
          </table:table-cell>
        </table:table-row>
        <table:table-row table:style-name="ro1">
          <table:table-cell office:value-type="float" office:value="1.24442536038852" calcext:value-type="float">
            <text:p>1.24442536038852</text:p>
          </table:table-cell>
          <table:table-cell office:value-type="float" office:value="1.41539395287206" calcext:value-type="float">
            <text:p>1.41539395287206</text:p>
          </table:table-cell>
        </table:table-row>
        <table:table-row table:style-name="ro1">
          <table:table-cell office:value-type="float" office:value="1.23792450077691" calcext:value-type="float">
            <text:p>1.23792450077691</text:p>
          </table:table-cell>
          <table:table-cell office:value-type="float" office:value="1.40486402175595" calcext:value-type="float">
            <text:p>1.40486402175595</text:p>
          </table:table-cell>
        </table:table-row>
        <table:table-row table:style-name="ro1">
          <table:table-cell office:value-type="float" office:value="1.13509272146583" calcext:value-type="float">
            <text:p>1.13509272146583</text:p>
          </table:table-cell>
          <table:table-cell office:value-type="float" office:value="1.2382996568284" calcext:value-type="float">
            <text:p>1.2382996568284</text:p>
          </table:table-cell>
        </table:table-row>
        <table:table-row table:style-name="ro1">
          <table:table-cell office:value-type="float" office:value="1.13489017934137" calcext:value-type="float">
            <text:p>1.13489017934137</text:p>
          </table:table-cell>
          <table:table-cell office:value-type="float" office:value="1.23692685220988" calcext:value-type="float">
            <text:p>1.23692685220988</text:p>
          </table:table-cell>
        </table:table-row>
        <table:table-row table:style-name="ro1">
          <table:table-cell office:value-type="float" office:value="1.13586983903563" calcext:value-type="float">
            <text:p>1.13586983903563</text:p>
          </table:table-cell>
          <table:table-cell office:value-type="float" office:value="1.23747012142939" calcext:value-type="float">
            <text:p>1.23747012142939</text:p>
          </table:table-cell>
        </table:table-row>
        <table:table-row table:style-name="ro1">
          <table:table-cell office:value-type="float" office:value="1.13114194113628" calcext:value-type="float">
            <text:p>1.13114194113628</text:p>
          </table:table-cell>
          <table:table-cell office:value-type="float" office:value="1.22981198970858" calcext:value-type="float">
            <text:p>1.22981198970858</text:p>
          </table:table-cell>
        </table:table-row>
        <table:table-row table:style-name="ro1">
          <table:table-cell office:value-type="float" office:value="1.13039362672546" calcext:value-type="float">
            <text:p>1.13039362672546</text:p>
          </table:table-cell>
          <table:table-cell office:value-type="float" office:value="1.22747930722126" calcext:value-type="float">
            <text:p>1.22747930722126</text:p>
          </table:table-cell>
        </table:table-row>
        <table:table-row table:style-name="ro1">
          <table:table-cell office:value-type="float" office:value="1.13023649539376" calcext:value-type="float">
            <text:p>1.13023649539376</text:p>
          </table:table-cell>
          <table:table-cell office:value-type="float" office:value="1.22610560332423" calcext:value-type="float">
            <text:p>1.22610560332423</text:p>
          </table:table-cell>
        </table:table-row>
        <table:table-row table:style-name="ro1">
          <table:table-cell office:value-type="float" office:value="1.13007852420245" calcext:value-type="float">
            <text:p>1.13007852420245</text:p>
          </table:table-cell>
          <table:table-cell office:value-type="float" office:value="1.22472455704415" calcext:value-type="float">
            <text:p>1.22472455704415</text:p>
          </table:table-cell>
        </table:table-row>
        <table:table-row table:style-name="ro1">
          <table:table-cell office:value-type="float" office:value="1.12771457525277" calcext:value-type="float">
            <text:p>1.12771457525277</text:p>
          </table:table-cell>
          <table:table-cell office:value-type="float" office:value="1.22089549118375" calcext:value-type="float">
            <text:p>1.22089549118375</text:p>
          </table:table-cell>
        </table:table-row>
        <table:table-row table:style-name="ro1">
          <table:table-cell office:value-type="float" office:value="1.12594161354051" calcext:value-type="float">
            <text:p>1.12594161354051</text:p>
          </table:table-cell>
          <table:table-cell office:value-type="float" office:value="1.21802369178844" calcext:value-type="float">
            <text:p>1.21802369178844</text:p>
          </table:table-cell>
        </table:table-row>
        <table:table-row table:style-name="ro1">
          <table:table-cell office:value-type="float" office:value="1.12587398049428" calcext:value-type="float">
            <text:p>1.12587398049428</text:p>
          </table:table-cell>
          <table:table-cell office:value-type="float" office:value="1.21663474890226" calcext:value-type="float">
            <text:p>1.21663474890226</text:p>
          </table:table-cell>
        </table:table-row>
        <table:table-row table:style-name="ro1">
          <table:table-cell office:value-type="float" office:value="1.12521556749003" calcext:value-type="float">
            <text:p>1.12521556749003</text:p>
          </table:table-cell>
          <table:table-cell office:value-type="float" office:value="1.21429279633482" calcext:value-type="float">
            <text:p>1.21429279633482</text:p>
          </table:table-cell>
        </table:table-row>
        <table:table-row table:style-name="ro1">
          <table:table-cell office:value-type="float" office:value="1.12514835125916" calcext:value-type="float">
            <text:p>1.12514835125916</text:p>
          </table:table-cell>
          <table:table-cell office:value-type="float" office:value="1.21291241335765" calcext:value-type="float">
            <text:p>1.21291241335765</text:p>
          </table:table-cell>
        </table:table-row>
        <table:table-row table:style-name="ro1">
          <table:table-cell office:value-type="float" office:value="1.12389905191711" calcext:value-type="float">
            <text:p>1.12389905191711</text:p>
          </table:table-cell>
          <table:table-cell office:value-type="float" office:value="1.20961526644539" calcext:value-type="float">
            <text:p>1.20961526644539</text:p>
          </table:table-cell>
        </table:table-row>
        <table:table-row table:style-name="ro1">
          <table:table-cell office:value-type="float" office:value="1.12383165838659" calcext:value-type="float">
            <text:p>1.12383165838659</text:p>
          </table:table-cell>
          <table:table-cell office:value-type="float" office:value="1.2082312423623" calcext:value-type="float">
            <text:p>1.2082312423623</text:p>
          </table:table-cell>
        </table:table-row>
        <table:table-row table:style-name="ro1">
          <table:table-cell office:value-type="float" office:value="1.12317321959331" calcext:value-type="float">
            <text:p>1.12317321959331</text:p>
          </table:table-cell>
          <table:table-cell office:value-type="float" office:value="1.20588876017945" calcext:value-type="float">
            <text:p>1.20588876017945</text:p>
          </table:table-cell>
        </table:table-row>
        <table:table-row table:style-name="ro1">
          <table:table-cell office:value-type="float" office:value="1.12258223235589" calcext:value-type="float">
            <text:p>1.12258223235589</text:p>
          </table:table-cell>
          <table:table-cell office:value-type="float" office:value="1.20493149371435" calcext:value-type="float">
            <text:p>1.20493149371435</text:p>
          </table:table-cell>
        </table:table-row>
        <table:table-row table:style-name="ro1">
          <table:table-cell office:value-type="float" office:value="1.12256004113866" calcext:value-type="float">
            <text:p>1.12256004113866</text:p>
          </table:table-cell>
          <table:table-cell office:value-type="float" office:value="1.20354509269558" calcext:value-type="float">
            <text:p>1.20354509269558</text:p>
          </table:table-cell>
        </table:table-row>
        <table:table-row table:style-name="ro1">
          <table:table-cell office:value-type="float" office:value="1.12253784631481" calcext:value-type="float">
            <text:p>1.12253784631481</text:p>
          </table:table-cell>
          <table:table-cell office:value-type="float" office:value="1.20215846635245" calcext:value-type="float">
            <text:p>1.20215846635245</text:p>
          </table:table-cell>
        </table:table-row>
        <table:table-row table:style-name="ro1">
          <table:table-cell office:value-type="float" office:value="1.12192476004114" calcext:value-type="float">
            <text:p>1.12192476004114</text:p>
          </table:table-cell>
          <table:table-cell office:value-type="float" office:value="1.19982055789461" calcext:value-type="float">
            <text:p>1.19982055789461</text:p>
          </table:table-cell>
        </table:table-row>
        <table:table-row table:style-name="ro1">
          <table:table-cell office:value-type="float" office:value="1.12190248905396" calcext:value-type="float">
            <text:p>1.12190248905396</text:p>
          </table:table-cell>
          <table:table-cell office:value-type="float" office:value="1.19842917323077" calcext:value-type="float">
            <text:p>1.19842917323077</text:p>
          </table:table-cell>
        </table:table-row>
        <table:table-row table:style-name="ro1">
          <table:table-cell office:value-type="float" office:value="1.12072051457912" calcext:value-type="float">
            <text:p>1.12072051457912</text:p>
          </table:table-cell>
          <table:table-cell office:value-type="float" office:value="1.19651464030057" calcext:value-type="float">
            <text:p>1.19651464030057</text:p>
          </table:table-cell>
        </table:table-row>
        <table:table-row table:style-name="ro1">
          <table:table-cell office:value-type="float" office:value="1.12072051457912" calcext:value-type="float">
            <text:p>1.12072051457912</text:p>
          </table:table-cell>
          <table:table-cell office:value-type="float" office:value="1.19651464030057" calcext:value-type="float">
            <text:p>1.19651464030057</text:p>
          </table:table-cell>
        </table:table-row>
        <table:table-row table:style-name="ro1">
          <table:table-cell office:value-type="float" office:value="1.12017554789862" calcext:value-type="float">
            <text:p>1.12017554789862</text:p>
          </table:table-cell>
          <table:table-cell office:value-type="float" office:value="1.19278292800723" calcext:value-type="float">
            <text:p>1.19278292800723</text:p>
          </table:table-cell>
        </table:table-row>
        <table:table-row table:style-name="ro1">
          <table:table-cell office:value-type="float" office:value="1.1195845606612" calcext:value-type="float">
            <text:p>1.1195845606612</text:p>
          </table:table-cell>
          <table:table-cell office:value-type="float" office:value="1.19182566154213" calcext:value-type="float">
            <text:p>1.19182566154213</text:p>
          </table:table-cell>
        </table:table-row>
        <table:table-row table:style-name="ro1">
          <table:table-cell office:value-type="float" office:value="1.11963056879647" calcext:value-type="float">
            <text:p>1.11963056879647</text:p>
          </table:table-cell>
          <table:table-cell office:value-type="float" office:value="1.18905196457899" calcext:value-type="float">
            <text:p>1.18905196457899</text:p>
          </table:table-cell>
        </table:table-row>
        <table:table-row table:style-name="ro1">
          <table:table-cell office:value-type="float" office:value="1.11965355225297" calcext:value-type="float">
            <text:p>1.11965355225297</text:p>
          </table:table-cell>
          <table:table-cell office:value-type="float" office:value="1.18766635868334" calcext:value-type="float">
            <text:p>1.18766635868334</text:p>
          </table:table-cell>
        </table:table-row>
        <table:table-row table:style-name="ro1">
          <table:table-cell office:value-type="float" office:value="1.11965355225297" calcext:value-type="float">
            <text:p>1.11965355225297</text:p>
          </table:table-cell>
          <table:table-cell office:value-type="float" office:value="1.18766635868334" calcext:value-type="float">
            <text:p>1.18766635868334</text:p>
          </table:table-cell>
        </table:table-row>
        <table:table-row table:style-name="ro1">
          <table:table-cell office:value-type="float" office:value="1.1191306126251" calcext:value-type="float">
            <text:p>1.1191306126251</text:p>
          </table:table-cell>
          <table:table-cell office:value-type="float" office:value="1.18532746257597" calcext:value-type="float">
            <text:p>1.18532746257597</text:p>
          </table:table-cell>
        </table:table-row>
        <table:table-row table:style-name="ro1">
          <table:table-cell office:value-type="float" office:value="1.11853962538768" calcext:value-type="float">
            <text:p>1.11853962538768</text:p>
          </table:table-cell>
          <table:table-cell office:value-type="float" office:value="1.18437019611087" calcext:value-type="float">
            <text:p>1.18437019611087</text:p>
          </table:table-cell>
        </table:table-row>
        <table:table-row table:style-name="ro1">
          <table:table-cell office:value-type="float" office:value="1.11801683606742" calcext:value-type="float">
            <text:p>1.11801683606742</text:p>
          </table:table-cell>
          <table:table-cell office:value-type="float" office:value="1.18202824817789" calcext:value-type="float">
            <text:p>1.18202824817789</text:p>
          </table:table-cell>
        </table:table-row>
        <table:table-row table:style-name="ro1">
          <table:table-cell office:value-type="float" office:value="1.11756251886972" calcext:value-type="float">
            <text:p>1.11756251886972</text:p>
          </table:table-cell>
          <table:table-cell office:value-type="float" office:value="1.17829605134678" calcext:value-type="float">
            <text:p>1.17829605134678</text:p>
          </table:table-cell>
        </table:table-row>
        <table:table-row table:style-name="ro1">
          <table:table-cell office:value-type="float" office:value="1.11763074124039" calcext:value-type="float">
            <text:p>1.11763074124039</text:p>
          </table:table-cell>
          <table:table-cell office:value-type="float" office:value="1.17691087337798" calcext:value-type="float">
            <text:p>1.17691087337798</text:p>
          </table:table-cell>
        </table:table-row>
        <table:table-row table:style-name="ro1">
          <table:table-cell office:value-type="float" office:value="1.11822172847781" calcext:value-type="float">
            <text:p>1.11822172847781</text:p>
          </table:table-cell>
          <table:table-cell office:value-type="float" office:value="1.17786813984308" calcext:value-type="float">
            <text:p>1.17786813984308</text:p>
          </table:table-cell>
        </table:table-row>
        <table:table-row table:style-name="ro1">
          <table:table-cell office:value-type="float" office:value="1.1177443832721" calcext:value-type="float">
            <text:p>1.1177443832721</text:p>
          </table:table-cell>
          <table:table-cell office:value-type="float" office:value="1.17552463021612" calcext:value-type="float">
            <text:p>1.17552463021612</text:p>
          </table:table-cell>
        </table:table-row>
        <table:table-row table:style-name="ro1">
          <table:table-cell office:value-type="float" office:value="1.11785754983227" calcext:value-type="float">
            <text:p>1.11785754983227</text:p>
          </table:table-cell>
          <table:table-cell office:value-type="float" office:value="1.17414418701374" calcext:value-type="float">
            <text:p>1.17414418701374</text:p>
          </table:table-cell>
        </table:table-row>
        <table:table-row table:style-name="ro1">
          <table:table-cell office:value-type="float" office:value="1.11678868776366" calcext:value-type="float">
            <text:p>1.11678868776366</text:p>
          </table:table-cell>
          <table:table-cell office:value-type="float" office:value="1.17084987146879" calcext:value-type="float">
            <text:p>1.17084987146879</text:p>
          </table:table-cell>
        </table:table-row>
        <table:table-row table:style-name="ro1">
          <table:table-cell office:value-type="float" office:value="1.11856164947592" calcext:value-type="float">
            <text:p>1.11856164947592</text:p>
          </table:table-cell>
          <table:table-cell office:value-type="float" office:value="1.17372167086409" calcext:value-type="float">
            <text:p>1.17372167086409</text:p>
          </table:table-cell>
        </table:table-row>
        <table:table-row table:style-name="ro1">
          <table:table-cell office:value-type="float" office:value="1.11753812237469" calcext:value-type="float">
            <text:p>1.11753812237469</text:p>
          </table:table-cell>
          <table:table-cell office:value-type="float" office:value="1.17042807429184" calcext:value-type="float">
            <text:p>1.17042807429184</text:p>
          </table:table-cell>
        </table:table-row>
        <table:table-row table:style-name="ro1">
          <table:table-cell office:value-type="float" office:value="1.11710520196603" calcext:value-type="float">
            <text:p>1.11710520196603</text:p>
          </table:table-cell>
          <table:table-cell office:value-type="float" office:value="1.16809505629739" calcext:value-type="float">
            <text:p>1.16809505629739</text:p>
          </table:table-cell>
        </table:table-row>
        <table:table-row table:style-name="ro1">
          <table:table-cell office:value-type="float" office:value="1.11887816367829" calcext:value-type="float">
            <text:p>1.11887816367829</text:p>
          </table:table-cell>
          <table:table-cell office:value-type="float" office:value="1.1709668556927" calcext:value-type="float">
            <text:p>1.1709668556927</text:p>
          </table:table-cell>
        </table:table-row>
        <table:table-row table:style-name="ro1">
          <table:table-cell office:value-type="float" office:value="1.11887816367829" calcext:value-type="float">
            <text:p>1.11887816367829</text:p>
          </table:table-cell>
          <table:table-cell office:value-type="float" office:value="1.1709668556927" calcext:value-type="float">
            <text:p>1.1709668556927</text:p>
          </table:table-cell>
        </table:table-row>
        <table:table-row table:style-name="ro1">
          <table:table-cell office:value-type="float" office:value="1.11869352684243" calcext:value-type="float">
            <text:p>1.11869352684243</text:p>
          </table:table-cell>
          <table:table-cell office:value-type="float" office:value="1.16726725594519" calcext:value-type="float">
            <text:p>1.16726725594519</text:p>
          </table:table-cell>
        </table:table-row>
        <table:table-row table:style-name="ro1">
          <table:table-cell office:value-type="float" office:value="1.11889728155145" calcext:value-type="float">
            <text:p>1.11889728155145</text:p>
          </table:table-cell>
          <table:table-cell office:value-type="float" office:value="1.16589217838195" calcext:value-type="float">
            <text:p>1.16589217838195</text:p>
          </table:table-cell>
        </table:table-row>
        <table:table-row table:style-name="ro1">
          <table:table-cell office:value-type="float" office:value="1.11791924443031" calcext:value-type="float">
            <text:p>1.11791924443031</text:p>
          </table:table-cell>
          <table:table-cell office:value-type="float" office:value="1.16260133527604" calcext:value-type="float">
            <text:p>1.16260133527604</text:p>
          </table:table-cell>
        </table:table-row>
        <table:table-row table:style-name="ro1">
          <table:table-cell office:value-type="float" office:value="1.11969220614257" calcext:value-type="float">
            <text:p>1.11969220614257</text:p>
          </table:table-cell>
          <table:table-cell office:value-type="float" office:value="1.16547313467134" calcext:value-type="float">
            <text:p>1.16547313467134</text:p>
          </table:table-cell>
        </table:table-row>
        <table:table-row table:style-name="ro1">
          <table:table-cell office:value-type="float" office:value="1.11934874917848" calcext:value-type="float">
            <text:p>1.11934874917848</text:p>
          </table:table-cell>
          <table:table-cell office:value-type="float" office:value="1.16315299773304" calcext:value-type="float">
            <text:p>1.16315299773304</text:p>
          </table:table-cell>
        </table:table-row>
        <table:table-row table:style-name="ro1">
          <table:table-cell office:value-type="float" office:value="1.11841539702578" calcext:value-type="float">
            <text:p>1.11841539702578</text:p>
          </table:table-cell>
          <table:table-cell office:value-type="float" office:value="1.15986958164659" calcext:value-type="float">
            <text:p>1.15986958164659</text:p>
          </table:table-cell>
        </table:table-row>
        <table:table-row table:style-name="ro1">
          <table:table-cell office:value-type="float" office:value="1.11807233092515" calcext:value-type="float">
            <text:p>1.11807233092515</text:p>
          </table:table-cell>
          <table:table-cell office:value-type="float" office:value="1.15754729266338" calcext:value-type="float">
            <text:p>1.15754729266338</text:p>
          </table:table-cell>
        </table:table-row>
        <table:table-row table:style-name="ro1">
          <table:table-cell office:value-type="float" office:value="1.11748134368773" calcext:value-type="float">
            <text:p>1.11748134368773</text:p>
          </table:table-cell>
          <table:table-cell office:value-type="float" office:value="1.15659002619828" calcext:value-type="float">
            <text:p>1.15659002619828</text:p>
          </table:table-cell>
        </table:table-row>
        <table:table-row table:style-name="ro1">
          <table:table-cell office:value-type="float" office:value="1.11738616555972" calcext:value-type="float">
            <text:p>1.11738616555972</text:p>
          </table:table-cell>
          <table:table-cell office:value-type="float" office:value="1.15290289729471" calcext:value-type="float">
            <text:p>1.15290289729471</text:p>
          </table:table-cell>
        </table:table-row>
        <table:table-row table:style-name="ro1">
          <table:table-cell office:value-type="float" office:value="1.12034110174682" calcext:value-type="float">
            <text:p>1.12034110174682</text:p>
          </table:table-cell>
          <table:table-cell office:value-type="float" office:value="1.15768922962021" calcext:value-type="float">
            <text:p>1.15768922962021</text:p>
          </table:table-cell>
        </table:table-row>
        <table:table-row table:style-name="ro1">
          <table:table-cell office:value-type="float" office:value="1.11945203616387" calcext:value-type="float">
            <text:p>1.11945203616387</text:p>
          </table:table-cell>
          <table:table-cell office:value-type="float" office:value="1.15441639161503" calcext:value-type="float">
            <text:p>1.15441639161503</text:p>
          </table:table-cell>
        </table:table-row>
        <table:table-row table:style-name="ro1">
          <table:table-cell office:value-type="float" office:value="1.11886104892645" calcext:value-type="float">
            <text:p>1.11886104892645</text:p>
          </table:table-cell>
          <table:table-cell office:value-type="float" office:value="1.15345912514993" calcext:value-type="float">
            <text:p>1.15345912514993</text:p>
          </table:table-cell>
        </table:table-row>
        <table:table-row table:style-name="ro1">
          <table:table-cell office:value-type="float" office:value="1.11885559305239" calcext:value-type="float">
            <text:p>1.11885559305239</text:p>
          </table:table-cell>
          <table:table-cell office:value-type="float" office:value="1.14978657675098" calcext:value-type="float">
            <text:p>1.14978657675098</text:p>
          </table:table-cell>
        </table:table-row>
        <table:table-row table:style-name="ro1">
          <table:table-cell office:value-type="float" office:value="1.11855685244696" calcext:value-type="float">
            <text:p>1.11855685244696</text:p>
          </table:table-cell>
          <table:table-cell office:value-type="float" office:value="1.14747407630573" calcext:value-type="float">
            <text:p>1.14747407630573</text:p>
          </table:table-cell>
        </table:table-row>
        <table:table-row table:style-name="ro1">
          <table:table-cell office:value-type="float" office:value="1.11825796653556" calcext:value-type="float">
            <text:p>1.11825796653556</text:p>
          </table:table-cell>
          <table:table-cell office:value-type="float" office:value="1.1451622496872" calcext:value-type="float">
            <text:p>1.1451622496872</text:p>
          </table:table-cell>
        </table:table-row>
        <table:table-row table:style-name="ro1">
          <table:table-cell office:value-type="float" office:value="1.12121290272266" calcext:value-type="float">
            <text:p>1.12121290272266</text:p>
          </table:table-cell>
          <table:table-cell office:value-type="float" office:value="1.1499485820127" calcext:value-type="float">
            <text:p>1.1499485820127</text:p>
          </table:table-cell>
        </table:table-row>
        <table:table-row table:style-name="ro1">
          <table:table-cell office:value-type="float" office:value="1.12036823727888" calcext:value-type="float">
            <text:p>1.12036823727888</text:p>
          </table:table-cell>
          <table:table-cell office:value-type="float" office:value="1.14668453953973" calcext:value-type="float">
            <text:p>1.14668453953973</text:p>
          </table:table-cell>
        </table:table-row>
        <table:table-row table:style-name="ro1">
          <table:table-cell office:value-type="float" office:value="1.11977725004146" calcext:value-type="float">
            <text:p>1.11977725004146</text:p>
          </table:table-cell>
          <table:table-cell office:value-type="float" office:value="1.14572727307463" calcext:value-type="float">
            <text:p>1.14572727307463</text:p>
          </table:table-cell>
        </table:table-row>
        <table:table-row table:style-name="ro1">
          <table:table-cell office:value-type="float" office:value="1.12365914206851" calcext:value-type="float">
            <text:p>1.12365914206851</text:p>
          </table:table-cell>
          <table:table-cell office:value-type="float" office:value="1.15012672512305" calcext:value-type="float">
            <text:p>1.15012672512305</text:p>
          </table:table-cell>
        </table:table-row>
        <table:table-row table:style-name="ro1">
          <table:table-cell office:value-type="float" office:value="1.12285737352714" calcext:value-type="float">
            <text:p>1.12285737352714</text:p>
          </table:table-cell>
          <table:table-cell office:value-type="float" office:value="1.14687768399736" calcext:value-type="float">
            <text:p>1.14687768399736</text:p>
          </table:table-cell>
        </table:table-row>
        <table:table-row table:style-name="ro1">
          <table:table-cell office:value-type="float" office:value="1.12323645167342" calcext:value-type="float">
            <text:p>1.12323645167342</text:p>
          </table:table-cell>
          <table:table-cell office:value-type="float" office:value="1.14554713429148" calcext:value-type="float">
            <text:p>1.14554713429148</text:p>
          </table:table-cell>
        </table:table-row>
        <table:table-row table:style-name="ro1">
          <table:table-cell office:value-type="float" office:value="1.122645464436" calcext:value-type="float">
            <text:p>1.122645464436</text:p>
          </table:table-cell>
          <table:table-cell office:value-type="float" office:value="1.14458986782638" calcext:value-type="float">
            <text:p>1.14458986782638</text:p>
          </table:table-cell>
        </table:table-row>
        <table:table-row table:style-name="ro1">
          <table:table-cell office:value-type="float" office:value="1.12222300286729" calcext:value-type="float">
            <text:p>1.12222300286729</text:p>
          </table:table-cell>
          <table:table-cell office:value-type="float" office:value="1.140009473823" calcext:value-type="float">
            <text:p>1.140009473823</text:p>
          </table:table-cell>
        </table:table-row>
        <table:table-row table:style-name="ro1">
          <table:table-cell office:value-type="float" office:value="1.12142100549953" calcext:value-type="float">
            <text:p>1.12142100549953</text:p>
          </table:table-cell>
          <table:table-cell office:value-type="float" office:value="1.13676123586912" calcext:value-type="float">
            <text:p>1.13676123586912</text:p>
          </table:table-cell>
        </table:table-row>
        <table:table-row table:style-name="ro1">
          <table:table-cell office:value-type="float" office:value="1.12555791616147" calcext:value-type="float">
            <text:p>1.12555791616147</text:p>
          </table:table-cell>
          <table:table-cell office:value-type="float" office:value="1.14346210112483" calcext:value-type="float">
            <text:p>1.14346210112483</text:p>
          </table:table-cell>
        </table:table-row>
        <table:table-row table:style-name="ro1">
          <table:table-cell office:value-type="float" office:value="1.12479895787226" calcext:value-type="float">
            <text:p>1.12479895787226</text:p>
          </table:table-cell>
          <table:table-cell office:value-type="float" office:value="1.1402277044175" calcext:value-type="float">
            <text:p>1.1402277044175</text:p>
          </table:table-cell>
        </table:table-row>
        <table:table-row table:style-name="ro1">
          <table:table-cell office:value-type="float" office:value="1.12522206913545" calcext:value-type="float">
            <text:p>1.12522206913545</text:p>
          </table:table-cell>
          <table:table-cell office:value-type="float" office:value="1.13890754398646" calcext:value-type="float">
            <text:p>1.13890754398646</text:p>
          </table:table-cell>
        </table:table-row>
        <table:table-row table:style-name="ro1">
          <table:table-cell office:value-type="float" office:value="1.12446356195885" calcext:value-type="float">
            <text:p>1.12446356195885</text:p>
          </table:table-cell>
          <table:table-cell office:value-type="float" office:value="1.13567173975098" calcext:value-type="float">
            <text:p>1.13567173975098</text:p>
          </table:table-cell>
        </table:table-row>
        <table:table-row table:style-name="ro1">
          <table:table-cell office:value-type="float" office:value="1.12370401702096" calcext:value-type="float">
            <text:p>1.12370401702096</text:p>
          </table:table-cell>
          <table:table-cell office:value-type="float" office:value="1.13243917346145" calcext:value-type="float">
            <text:p>1.13243917346145</text:p>
          </table:table-cell>
        </table:table-row>
        <table:table-row table:style-name="ro1">
          <table:table-cell office:value-type="float" office:value="1.12843191492032" calcext:value-type="float">
            <text:p>1.12843191492032</text:p>
          </table:table-cell>
          <table:table-cell office:value-type="float" office:value="1.14009730518226" calcext:value-type="float">
            <text:p>1.14009730518226</text:p>
          </table:table-cell>
        </table:table-row>
        <table:table-row table:style-name="ro1">
          <table:table-cell office:value-type="float" office:value="1.12724994044548" calcext:value-type="float">
            <text:p>1.12724994044548</text:p>
          </table:table-cell>
          <table:table-cell office:value-type="float" office:value="1.13818277225205" calcext:value-type="float">
            <text:p>1.13818277225205</text:p>
          </table:table-cell>
        </table:table-row>
        <table:table-row table:style-name="ro1">
          <table:table-cell office:value-type="float" office:value="1.13539893772659" calcext:value-type="float">
            <text:p>1.13539893772659</text:p>
          </table:table-cell>
          <table:table-cell office:value-type="float" office:value="1.14932094570884" calcext:value-type="float">
            <text:p>1.14932094570884</text:p>
          </table:table-cell>
        </table:table-row>
        <table:table-row table:style-name="ro1">
          <table:table-cell office:value-type="float" office:value="1.1347248147959" calcext:value-type="float">
            <text:p>1.1347248147959</text:p>
          </table:table-cell>
          <table:table-cell office:value-type="float" office:value="1.14611776669892" calcext:value-type="float">
            <text:p>1.14611776669892</text:p>
          </table:table-cell>
        </table:table-row>
        <table:table-row table:style-name="ro1">
          <table:table-cell office:value-type="float" office:value="1.1340528231323" calcext:value-type="float">
            <text:p>1.1340528231323</text:p>
          </table:table-cell>
          <table:table-cell office:value-type="float" office:value="1.14290917971295" calcext:value-type="float">
            <text:p>1.14290917971295</text:p>
          </table:table-cell>
        </table:table-row>
        <table:table-row table:style-name="ro1">
          <table:table-cell office:value-type="float" office:value="1.13287084865746" calcext:value-type="float">
            <text:p>1.13287084865746</text:p>
          </table:table-cell>
          <table:table-cell office:value-type="float" office:value="1.14099464678275" calcext:value-type="float">
            <text:p>1.14099464678275</text:p>
          </table:table-cell>
        </table:table-row>
        <table:table-row table:style-name="ro1">
          <table:table-cell office:value-type="float" office:value="1.13270546428629" calcext:value-type="float">
            <text:p>1.13270546428629</text:p>
          </table:table-cell>
          <table:table-cell office:value-type="float" office:value="1.13650057093911" calcext:value-type="float">
            <text:p>1.13650057093911</text:p>
          </table:table-cell>
        </table:table-row>
        <table:table-row table:style-name="ro1">
          <table:table-cell office:value-type="float" office:value="1.13203198535307" calcext:value-type="float">
            <text:p>1.13203198535307</text:p>
          </table:table-cell>
          <table:table-cell office:value-type="float" office:value="1.13329575782012" calcext:value-type="float">
            <text:p>1.13329575782012</text:p>
          </table:table-cell>
        </table:table-row>
        <table:table-row table:style-name="ro1">
          <table:table-cell office:value-type="float" office:value="1.13076714007448" calcext:value-type="float">
            <text:p>1.13076714007448</text:p>
          </table:table-cell>
          <table:table-cell office:value-type="float" office:value="1.12913464020212" calcext:value-type="float">
            <text:p>1.12913464020212</text:p>
          </table:table-cell>
        </table:table-row>
        <table:table-row table:style-name="ro1">
          <table:table-cell office:value-type="float" office:value="1.13009346672692" calcext:value-type="float">
            <text:p>1.13009346672692</text:p>
          </table:table-cell>
          <table:table-cell office:value-type="float" office:value="1.12593032039908" calcext:value-type="float">
            <text:p>1.12593032039908</text:p>
          </table:table-cell>
        </table:table-row>
        <table:table-row table:style-name="ro1">
          <table:table-cell office:value-type="float" office:value="1.12941965971951" calcext:value-type="float">
            <text:p>1.12941965971951</text:p>
          </table:table-cell>
          <table:table-cell office:value-type="float" office:value="1.12272633975074" calcext:value-type="float">
            <text:p>1.12272633975074</text:p>
          </table:table-cell>
        </table:table-row>
        <table:table-row table:style-name="ro1">
          <table:table-cell office:value-type="float" office:value="1.12874775797254" calcext:value-type="float">
            <text:p>1.12874775797254</text:p>
          </table:table-cell>
          <table:table-cell office:value-type="float" office:value="1.11951752460615" calcext:value-type="float">
            <text:p>1.11951752460615</text:p>
          </table:table-cell>
        </table:table-row>
        <table:table-row table:style-name="ro1">
          <table:table-cell office:value-type="float" office:value="1.12866510345474" calcext:value-type="float">
            <text:p>1.12866510345474</text:p>
          </table:table-cell>
          <table:table-cell office:value-type="float" office:value="1.11727039110436" calcext:value-type="float">
            <text:p>1.11727039110436</text:p>
          </table:table-cell>
        </table:table-row>
        <table:table-row table:style-name="ro1">
          <table:table-cell office:value-type="float" office:value="1.12858223994152" calcext:value-type="float">
            <text:p>1.12858223994152</text:p>
          </table:table-cell>
          <table:table-cell office:value-type="float" office:value="1.11502378791722" calcext:value-type="float">
            <text:p>1.11502378791722</text:p>
          </table:table-cell>
        </table:table-row>
        <table:table-row table:style-name="ro1">
          <table:table-cell office:value-type="float" office:value="1.12790991048303" calcext:value-type="float">
            <text:p>1.12790991048303</text:p>
          </table:table-cell>
          <table:table-cell office:value-type="float" office:value="1.1118160580677" calcext:value-type="float">
            <text:p>1.1118160580677</text:p>
          </table:table-cell>
        </table:table-row>
        <table:table-row table:style-name="ro1">
          <table:table-cell office:value-type="float" office:value="1.13500175733207" calcext:value-type="float">
            <text:p>1.13500175733207</text:p>
          </table:table-cell>
          <table:table-cell office:value-type="float" office:value="1.12330325564891" calcext:value-type="float">
            <text:p>1.12330325564891</text:p>
          </table:table-cell>
        </table:table-row>
        <table:table-row table:style-name="ro1">
          <table:table-cell office:value-type="float" office:value="1.13377905853054" calcext:value-type="float">
            <text:p>1.13377905853054</text:p>
          </table:table-cell>
          <table:table-cell office:value-type="float" office:value="1.11915894772164" calcext:value-type="float">
            <text:p>1.11915894772164</text:p>
          </table:table-cell>
        </table:table-row>
        <table:table-row table:style-name="ro1">
          <table:table-cell office:value-type="float" office:value="1.13314720490878" calcext:value-type="float">
            <text:p>1.13314720490878</text:p>
          </table:table-cell>
          <table:table-cell office:value-type="float" office:value="1.11597223477437" calcext:value-type="float">
            <text:p>1.11597223477437</text:p>
          </table:table-cell>
        </table:table-row>
        <table:table-row table:style-name="ro1">
          <table:table-cell office:value-type="float" office:value="1.13251549071398" calcext:value-type="float">
            <text:p>1.13251549071398</text:p>
          </table:table-cell>
          <table:table-cell office:value-type="float" office:value="1.11278519939581" calcext:value-type="float">
            <text:p>1.11278519939581</text:p>
          </table:table-cell>
        </table:table-row>
        <table:table-row table:style-name="ro1">
          <table:table-cell office:value-type="float" office:value="1.14078955704285" calcext:value-type="float">
            <text:p>1.14078955704285</text:p>
          </table:table-cell>
          <table:table-cell office:value-type="float" office:value="1.12397625141553" calcext:value-type="float">
            <text:p>1.12397625141553</text:p>
          </table:table-cell>
        </table:table-row>
        <table:table-row table:style-name="ro1">
          <table:table-cell office:value-type="float" office:value="1.13960758256801" calcext:value-type="float">
            <text:p>1.13960758256801</text:p>
          </table:table-cell>
          <table:table-cell office:value-type="float" office:value="1.12206171848533" calcext:value-type="float">
            <text:p>1.12206171848533</text:p>
          </table:table-cell>
        </table:table-row>
        <table:table-row table:style-name="ro1">
          <table:table-cell office:value-type="float" office:value="1.13901725217163" calcext:value-type="float">
            <text:p>1.13901725217163</text:p>
          </table:table-cell>
          <table:table-cell office:value-type="float" office:value="1.11668274135513" calcext:value-type="float">
            <text:p>1.11668274135513</text:p>
          </table:table-cell>
        </table:table-row>
        <table:table-row table:style-name="ro1">
          <table:table-cell office:value-type="float" office:value="1.13842862218984" calcext:value-type="float">
            <text:p>1.13842862218984</text:p>
          </table:table-cell>
          <table:table-cell office:value-type="float" office:value="1.11351031842816" calcext:value-type="float">
            <text:p>1.11351031842816</text:p>
          </table:table-cell>
        </table:table-row>
        <table:table-row table:style-name="ro1">
          <table:table-cell office:value-type="float" office:value="1.13724695210054" calcext:value-type="float">
            <text:p>1.13724695210054</text:p>
          </table:table-cell>
          <table:table-cell office:value-type="float" office:value="1.10938498111956" calcext:value-type="float">
            <text:p>1.10938498111956</text:p>
          </table:table-cell>
        </table:table-row>
        <table:table-row table:style-name="ro1">
          <table:table-cell office:value-type="float" office:value="1.1360649776257" calcext:value-type="float">
            <text:p>1.1360649776257</text:p>
          </table:table-cell>
          <table:table-cell office:value-type="float" office:value="1.10747044818936" calcext:value-type="float">
            <text:p>1.10747044818936</text:p>
          </table:table-cell>
        </table:table-row>
        <table:table-row table:style-name="ro1">
          <table:table-cell office:value-type="float" office:value="1.14277122487142" calcext:value-type="float">
            <text:p>1.14277122487142</text:p>
          </table:table-cell>
          <table:table-cell office:value-type="float" office:value="1.10483380100007" calcext:value-type="float">
            <text:p>1.10483380100007</text:p>
          </table:table-cell>
        </table:table-row>
        <table:table-row table:style-name="ro1">
          <table:table-cell office:value-type="float" office:value="1.14099826315916" calcext:value-type="float">
            <text:p>1.14099826315916</text:p>
          </table:table-cell>
          <table:table-cell office:value-type="float" office:value="1.10196200160476" calcext:value-type="float">
            <text:p>1.10196200160476</text:p>
          </table:table-cell>
        </table:table-row>
        <table:table-row table:style-name="ro1">
          <table:table-cell office:value-type="float" office:value="1.14048897597161" calcext:value-type="float">
            <text:p>1.14048897597161</text:p>
          </table:table-cell>
          <table:table-cell office:value-type="float" office:value="1.09662306519126" calcext:value-type="float">
            <text:p>1.09662306519126</text:p>
          </table:table-cell>
        </table:table-row>
        <table:table-row table:style-name="ro1">
          <table:table-cell office:value-type="float" office:value="1.13994115632468" calcext:value-type="float">
            <text:p>1.13994115632468</text:p>
          </table:table-cell>
          <table:table-cell office:value-type="float" office:value="1.09347043904907" calcext:value-type="float">
            <text:p>1.09347043904907</text:p>
          </table:table-cell>
        </table:table-row>
        <table:table-row table:style-name="ro1">
          <table:table-cell office:value-type="float" office:value="1.14808977720457" calcext:value-type="float">
            <text:p>1.14808977720457</text:p>
          </table:table-cell>
          <table:table-cell office:value-type="float" office:value="1.07169991841549" calcext:value-type="float">
            <text:p>1.07169991841549</text:p>
          </table:table-cell>
        </table:table-row>
        <table:table-row table:style-name="ro1">
          <table:table-cell office:value-type="float" office:value="1.14702672726275" calcext:value-type="float">
            <text:p>1.14702672726275</text:p>
          </table:table-cell>
          <table:table-cell office:value-type="float" office:value="1.06764044696876" calcext:value-type="float">
            <text:p>1.06764044696876</text:p>
          </table:table-cell>
        </table:table-row>
        <table:table-row table:style-name="ro1">
          <table:table-cell office:value-type="float" office:value="1.14596574149243" calcext:value-type="float">
            <text:p>1.14596574149243</text:p>
          </table:table-cell>
          <table:table-cell office:value-type="float" office:value="1.06357752219315" calcext:value-type="float">
            <text:p>1.06357752219315</text:p>
          </table:table-cell>
        </table:table-row>
        <table:table-row table:style-name="ro1">
          <table:table-cell office:value-type="float" office:value="1.14490428303704" calcext:value-type="float">
            <text:p>1.14490428303704</text:p>
          </table:table-cell>
          <table:table-cell office:value-type="float" office:value="1.05951538821279" calcext:value-type="float">
            <text:p>1.05951538821279</text:p>
          </table:table-cell>
        </table:table-row>
        <table:table-row table:style-name="ro1">
          <table:table-cell office:value-type="float" office:value="1.14325106880591" calcext:value-type="float">
            <text:p>1.14325106880591</text:p>
          </table:table-cell>
          <table:table-cell office:value-type="float" office:value="1.05449727352075" calcext:value-type="float">
            <text:p>1.05449727352075</text:p>
          </table:table-cell>
        </table:table-row>
        <table:table-row table:style-name="ro1">
          <table:table-cell office:value-type="float" office:value="1.14219126644859" calcext:value-type="float">
            <text:p>1.14219126644859</text:p>
          </table:table-cell>
          <table:table-cell office:value-type="float" office:value="1.05043236891245" calcext:value-type="float">
            <text:p>1.05043236891245</text:p>
          </table:table-cell>
        </table:table-row>
        <table:table-row table:style-name="ro1">
          <table:table-cell office:value-type="float" office:value="1.14112978418891" calcext:value-type="float">
            <text:p>1.14112978418891</text:p>
          </table:table-cell>
          <table:table-cell office:value-type="float" office:value="1.04637027475632" calcext:value-type="float">
            <text:p>1.04637027475632</text:p>
          </table:table-cell>
        </table:table-row>
        <table:table-row table:style-name="ro1">
          <table:table-cell office:value-type="float" office:value="1.14006771362335" calcext:value-type="float">
            <text:p>1.14006771362335</text:p>
          </table:table-cell>
          <table:table-cell office:value-type="float" office:value="1.04230916482735" calcext:value-type="float">
            <text:p>1.04230916482735</text:p>
          </table:table-cell>
        </table:table-row>
        <table:table-row table:style-name="ro1">
          <table:table-cell office:value-type="float" office:value="1.13900815270948" calcext:value-type="float">
            <text:p>1.13900815270948</text:p>
          </table:table-cell>
          <table:table-cell office:value-type="float" office:value="1.03824385628767" calcext:value-type="float">
            <text:p>1.03824385628767</text:p>
          </table:table-cell>
        </table:table-row>
        <table:table-row table:style-name="ro1">
          <table:table-cell office:value-type="float" office:value="1.13972042790529" calcext:value-type="float">
            <text:p>1.13972042790529</text:p>
          </table:table-cell>
          <table:table-cell office:value-type="float" office:value="1.03705223026002" calcext:value-type="float">
            <text:p>1.03705223026002</text:p>
          </table:table-cell>
        </table:table-row>
        <table:table-row table:style-name="ro1">
          <table:table-cell office:value-type="float" office:value="1.13865801387791" calcext:value-type="float">
            <text:p>1.13865801387791</text:p>
          </table:table-cell>
          <table:table-cell office:value-type="float" office:value="1.03299169493767" calcext:value-type="float">
            <text:p>1.03299169493767</text:p>
          </table:table-cell>
        </table:table-row>
        <table:table-row table:style-name="ro1">
          <table:table-cell office:value-type="float" office:value="1.13759784085388" calcext:value-type="float">
            <text:p>1.13759784085388</text:p>
          </table:table-cell>
          <table:table-cell office:value-type="float" office:value="1.02892741044939" calcext:value-type="float">
            <text:p>1.02892741044939</text:p>
          </table:table-cell>
        </table:table-row>
        <table:table-row table:style-name="ro1">
          <table:table-cell office:value-type="float" office:value="1.13771762574174" calcext:value-type="float">
            <text:p>1.13771762574174</text:p>
          </table:table-cell>
          <table:table-cell office:value-type="float" office:value="1.02678103257173" calcext:value-type="float">
            <text:p>1.02678103257173</text:p>
          </table:table-cell>
        </table:table-row>
        <table:table-row table:style-name="ro1">
          <table:table-cell office:value-type="float" office:value="1.13724771222414" calcext:value-type="float">
            <text:p>1.13724771222414</text:p>
          </table:table-cell>
          <table:table-cell office:value-type="float" office:value="1.02367523203187" calcext:value-type="float">
            <text:p>1.02367523203187</text:p>
          </table:table-cell>
        </table:table-row>
        <table:table-row table:style-name="ro1">
          <table:table-cell office:value-type="float" office:value="1.13618558724879" calcext:value-type="float">
            <text:p>1.13618558724879</text:p>
          </table:table-cell>
          <table:table-cell office:value-type="float" office:value="1.01961421312969" calcext:value-type="float">
            <text:p>1.01961421312969</text:p>
          </table:table-cell>
        </table:table-row>
        <table:table-row table:style-name="ro1">
          <table:table-cell office:value-type="float" office:value="1.13689556703147" calcext:value-type="float">
            <text:p>1.13689556703147</text:p>
          </table:table-cell>
          <table:table-cell office:value-type="float" office:value="1.01842642729478" calcext:value-type="float">
            <text:p>1.01842642729478</text:p>
          </table:table-cell>
        </table:table-row>
        <table:table-row table:style-name="ro1">
          <table:table-cell office:value-type="float" office:value="1.13642464013148" calcext:value-type="float">
            <text:p>1.13642464013148</text:p>
          </table:table-cell>
          <table:table-cell office:value-type="float" office:value="1.01532232212889" calcext:value-type="float">
            <text:p>1.01532232212889</text:p>
          </table:table-cell>
        </table:table-row>
        <table:table-row table:style-name="ro1">
          <table:table-cell office:value-type="float" office:value="1.13477198020012" calcext:value-type="float">
            <text:p>1.13477198020012</text:p>
          </table:table-cell>
          <table:table-cell office:value-type="float" office:value="1.01030328010142" calcext:value-type="float">
            <text:p>1.01030328010142</text:p>
          </table:table-cell>
        </table:table-row>
        <table:table-row table:style-name="ro1">
          <table:table-cell office:value-type="float" office:value="1.13489266965078" calcext:value-type="float">
            <text:p>1.13489266965078</text:p>
          </table:table-cell>
          <table:table-cell office:value-type="float" office:value="1.00815538890337" calcext:value-type="float">
            <text:p>1.00815538890337</text:p>
          </table:table-cell>
        </table:table-row>
        <table:table-row table:style-name="ro1">
          <table:table-cell office:value-type="float" office:value="1.13430168241336" calcext:value-type="float">
            <text:p>1.13430168241336</text:p>
          </table:table-cell>
          <table:table-cell office:value-type="float" office:value="1.00719812243827" calcext:value-type="float">
            <text:p>1.00719812243827</text:p>
          </table:table-cell>
        </table:table-row>
        <table:table-row table:style-name="ro1">
          <table:table-cell office:value-type="float" office:value="1.13395288682355" calcext:value-type="float">
            <text:p>1.13395288682355</text:p>
          </table:table-cell>
          <table:table-cell office:value-type="float" office:value="1.00194371386438" calcext:value-type="float">
            <text:p>1.00194371386438</text:p>
          </table:table-cell>
        </table:table-row>
        <table:table-row table:style-name="ro1">
          <table:table-cell office:value-type="float" office:value="1.13407348105707" calcext:value-type="float">
            <text:p>1.13407348105707</text:p>
          </table:table-cell>
          <table:table-cell office:value-type="float" office:value="0.999795981963209" calcext:value-type="float">
            <text:p>0.999795981963209</text:p>
          </table:table-cell>
        </table:table-row>
        <table:table-row table:style-name="ro1">
          <table:table-cell office:value-type="float" office:value="1.133600214536" calcext:value-type="float">
            <text:p>1.133600214536</text:p>
          </table:table-cell>
          <table:table-cell office:value-type="float" office:value="0.996695790949323" calcext:value-type="float">
            <text:p>0.996695790949323</text:p>
          </table:table-cell>
        </table:table-row>
        <table:table-row table:style-name="ro1">
          <table:table-cell office:value-type="float" office:value="1.13241824006116" calcext:value-type="float">
            <text:p>1.13241824006116</text:p>
          </table:table-cell>
          <table:table-cell office:value-type="float" office:value="0.994781258019122" calcext:value-type="float">
            <text:p>0.994781258019122</text:p>
          </table:table-cell>
        </table:table-row>
        <table:table-row table:style-name="ro1">
          <table:table-cell office:value-type="float" office:value="1.13384145061163" calcext:value-type="float">
            <text:p>1.13384145061163</text:p>
          </table:table-cell>
          <table:table-cell office:value-type="float" office:value="0.992400247498545" calcext:value-type="float">
            <text:p>0.992400247498545</text:p>
          </table:table-cell>
        </table:table-row>
        <table:table-row table:style-name="ro1">
          <table:table-cell office:value-type="float" office:value="1.13278217534917" calcext:value-type="float">
            <text:p>1.13278217534917</text:p>
          </table:table-cell>
          <table:table-cell office:value-type="float" office:value="0.98833446106821" calcext:value-type="float">
            <text:p>0.98833446106821</text:p>
          </table:table-cell>
        </table:table-row>
        <table:table-row table:style-name="ro1">
          <table:table-cell office:value-type="float" office:value="1.13290205205356" calcext:value-type="float">
            <text:p>1.13290205205356</text:p>
          </table:table-cell>
          <table:table-cell office:value-type="float" office:value="0.986187929582844" calcext:value-type="float">
            <text:p>0.986187929582844</text:p>
          </table:table-cell>
        </table:table-row>
        <table:table-row table:style-name="ro1">
          <table:table-cell office:value-type="float" office:value="1.13243062866421" calcext:value-type="float">
            <text:p>1.13243062866421</text:p>
          </table:table-cell>
          <table:table-cell office:value-type="float" office:value="0.983084655036424" calcext:value-type="float">
            <text:p>0.983084655036424</text:p>
          </table:table-cell>
        </table:table-row>
        <table:table-row table:style-name="ro1">
          <table:table-cell office:value-type="float" office:value="1.13243062866421" calcext:value-type="float">
            <text:p>1.13243062866421</text:p>
          </table:table-cell>
          <table:table-cell office:value-type="float" office:value="0.983084655036424" calcext:value-type="float">
            <text:p>0.983084655036424</text:p>
          </table:table-cell>
        </table:table-row>
        <table:table-row table:style-name="ro1">
          <table:table-cell office:value-type="float" office:value="1.13267087856234" calcext:value-type="float">
            <text:p>1.13267087856234</text:p>
          </table:table-cell>
          <table:table-cell office:value-type="float" office:value="0.978790761446226" calcext:value-type="float">
            <text:p>0.978790761446226</text:p>
          </table:table-cell>
        </table:table-row>
        <table:table-row table:style-name="ro1">
          <table:table-cell office:value-type="float" office:value="1.13338215737882" calcext:value-type="float">
            <text:p>1.13338215737882</text:p>
          </table:table-cell>
          <table:table-cell office:value-type="float" office:value="0.977600802346682" calcext:value-type="float">
            <text:p>0.977600802346682</text:p>
          </table:table-cell>
        </table:table-row>
        <table:table-row table:style-name="ro1">
          <table:table-cell office:value-type="float" office:value="1.13232072952894" calcext:value-type="float">
            <text:p>1.13232072952894</text:p>
          </table:table-cell>
          <table:table-cell office:value-type="float" office:value="0.973538617163754" calcext:value-type="float">
            <text:p>0.973538617163754</text:p>
          </table:table-cell>
        </table:table-row>
        <table:table-row table:style-name="ro1">
          <table:table-cell office:value-type="float" office:value="1.13244304447216" calcext:value-type="float">
            <text:p>1.13244304447216</text:p>
          </table:table-cell>
          <table:table-cell office:value-type="float" office:value="0.97138800654033" calcext:value-type="float">
            <text:p>0.97138800654033</text:p>
          </table:table-cell>
        </table:table-row>
        <table:table-row table:style-name="ro1">
          <table:table-cell office:value-type="float" office:value="1.13256346527447" calcext:value-type="float">
            <text:p>1.13256346527447</text:p>
          </table:table-cell>
          <table:table-cell office:value-type="float" office:value="0.969240564787058" calcext:value-type="float">
            <text:p>0.969240564787058</text:p>
          </table:table-cell>
        </table:table-row>
        <table:table-row table:style-name="ro1">
          <table:table-cell office:value-type="float" office:value="1.13209243975674" calcext:value-type="float">
            <text:p>1.13209243975674</text:p>
          </table:table-cell>
          <table:table-cell office:value-type="float" office:value="0.96613662460723" calcext:value-type="float">
            <text:p>0.96613662460723</text:p>
          </table:table-cell>
        </table:table-row>
        <table:table-row table:style-name="ro1">
          <table:table-cell office:value-type="float" office:value="1.13221195599625" calcext:value-type="float">
            <text:p>1.13221195599625</text:p>
          </table:table-cell>
          <table:table-cell office:value-type="float" office:value="0.963990696174352" calcext:value-type="float">
            <text:p>0.963990696174352</text:p>
          </table:table-cell>
        </table:table-row>
        <table:table-row table:style-name="ro1">
          <table:table-cell office:value-type="float" office:value="1.13043899428399" calcext:value-type="float">
            <text:p>1.13043899428399</text:p>
          </table:table-cell>
          <table:table-cell office:value-type="float" office:value="0.96111889677905" calcext:value-type="float">
            <text:p>0.96111889677905</text:p>
          </table:table-cell>
        </table:table-row>
        <table:table-row table:style-name="ro1">
          <table:table-cell office:value-type="float" office:value="1.13051977757706" calcext:value-type="float">
            <text:p>1.13051977757706</text:p>
          </table:table-cell>
          <table:table-cell office:value-type="float" office:value="0.95894934571572" calcext:value-type="float">
            <text:p>0.95894934571572</text:p>
          </table:table-cell>
        </table:table-row>
        <table:table-row table:style-name="ro1">
          <table:table-cell office:value-type="float" office:value="1.12933780310222" calcext:value-type="float">
            <text:p>1.12933780310222</text:p>
          </table:table-cell>
          <table:table-cell office:value-type="float" office:value="0.957034812785518" calcext:value-type="float">
            <text:p>0.957034812785518</text:p>
          </table:table-cell>
        </table:table-row>
        <table:table-row table:style-name="ro1">
          <table:table-cell office:value-type="float" office:value="1.12941866992208" calcext:value-type="float">
            <text:p>1.12941866992208</text:p>
          </table:table-cell>
          <table:table-cell office:value-type="float" office:value="0.954865110988834" calcext:value-type="float">
            <text:p>0.954865110988834</text:p>
          </table:table-cell>
        </table:table-row>
        <table:table-row table:style-name="ro1">
          <table:table-cell office:value-type="float" office:value="1.12945967916363" calcext:value-type="float">
            <text:p>1.12945967916363</text:p>
          </table:table-cell>
          <table:table-cell office:value-type="float" office:value="0.952673694798559" calcext:value-type="float">
            <text:p>0.952673694798559</text:p>
          </table:table-cell>
        </table:table-row>
        <table:table-row table:style-name="ro1">
          <table:table-cell office:value-type="float" office:value="1.12886869192621" calcext:value-type="float">
            <text:p>1.12886869192621</text:p>
          </table:table-cell>
          <table:table-cell office:value-type="float" office:value="0.951716428333458" calcext:value-type="float">
            <text:p>0.951716428333458</text:p>
          </table:table-cell>
        </table:table-row>
        <table:table-row table:style-name="ro1">
          <table:table-cell office:value-type="float" office:value="1.12827770468879" calcext:value-type="float">
            <text:p>1.12827770468879</text:p>
          </table:table-cell>
          <table:table-cell office:value-type="float" office:value="0.950759161868358" calcext:value-type="float">
            <text:p>0.950759161868358</text:p>
          </table:table-cell>
        </table:table-row>
        <table:table-row table:style-name="ro1">
          <table:table-cell office:value-type="float" office:value="1.12823642837085" calcext:value-type="float">
            <text:p>1.12823642837085</text:p>
          </table:table-cell>
          <table:table-cell office:value-type="float" office:value="0.948530303574797" calcext:value-type="float">
            <text:p>0.948530303574797</text:p>
          </table:table-cell>
        </table:table-row>
        <table:table-row table:style-name="ro1">
          <table:table-cell office:value-type="float" office:value="1.12823642837085" calcext:value-type="float">
            <text:p>1.12823642837085</text:p>
          </table:table-cell>
          <table:table-cell office:value-type="float" office:value="0.948530303574797" calcext:value-type="float">
            <text:p>0.948530303574797</text:p>
          </table:table-cell>
        </table:table-row>
        <table:table-row table:style-name="ro1">
          <table:table-cell office:value-type="float" office:value="1.12937752366832" calcext:value-type="float">
            <text:p>1.12937752366832</text:p>
          </table:table-cell>
          <table:table-cell office:value-type="float" office:value="0.948215059545508" calcext:value-type="float">
            <text:p>0.948215059545508</text:p>
          </table:table-cell>
        </table:table-row>
        <table:table-row table:style-name="ro1">
          <table:table-cell office:value-type="float" office:value="1.12929481412901" calcext:value-type="float">
            <text:p>1.12929481412901</text:p>
          </table:table-cell>
          <table:table-cell office:value-type="float" office:value="0.945968125209544" calcext:value-type="float">
            <text:p>0.945968125209544</text:p>
          </table:table-cell>
        </table:table-row>
        <table:table-row table:style-name="ro1">
          <table:table-cell office:value-type="float" office:value="1.12988580136643" calcext:value-type="float">
            <text:p>1.12988580136643</text:p>
          </table:table-cell>
          <table:table-cell office:value-type="float" office:value="0.946925391674645" calcext:value-type="float">
            <text:p>0.946925391674645</text:p>
          </table:table-cell>
        </table:table-row>
        <table:table-row table:style-name="ro1">
          <table:table-cell office:value-type="float" office:value="1.12929481412901" calcext:value-type="float">
            <text:p>1.12929481412901</text:p>
          </table:table-cell>
          <table:table-cell office:value-type="float" office:value="0.945968125209544" calcext:value-type="float">
            <text:p>0.945968125209544</text:p>
          </table:table-cell>
        </table:table-row>
        <table:table-row table:style-name="ro1">
          <table:table-cell office:value-type="float" office:value="1.12976003964661" calcext:value-type="float">
            <text:p>1.12976003964661</text:p>
          </table:table-cell>
          <table:table-cell office:value-type="float" office:value="0.944664610545662" calcext:value-type="float">
            <text:p>0.944664610545662</text:p>
          </table:table-cell>
        </table:table-row>
        <table:table-row table:style-name="ro1">
          <table:table-cell office:value-type="float" office:value="1.12959314160685" calcext:value-type="float">
            <text:p>1.12959314160685</text:p>
          </table:table-cell>
          <table:table-cell office:value-type="float" office:value="0.942384608630113" calcext:value-type="float">
            <text:p>0.942384608630113</text:p>
          </table:table-cell>
        </table:table-row>
        <table:table-row table:style-name="ro1">
          <table:table-cell office:value-type="float" office:value="1.13077511608169" calcext:value-type="float">
            <text:p>1.13077511608169</text:p>
          </table:table-cell>
          <table:table-cell office:value-type="float" office:value="0.944299141560315" calcext:value-type="float">
            <text:p>0.944299141560315</text:p>
          </table:table-cell>
        </table:table-row>
        <table:table-row table:style-name="ro1">
          <table:table-cell office:value-type="float" office:value="1.13115504653901" calcext:value-type="float">
            <text:p>1.13115504653901</text:p>
          </table:table-cell>
          <table:table-cell office:value-type="float" office:value="0.942966064188251" calcext:value-type="float">
            <text:p>0.942966064188251</text:p>
          </table:table-cell>
        </table:table-row>
        <table:table-row table:style-name="ro1">
          <table:table-cell office:value-type="float" office:value="1.13094276350872" calcext:value-type="float">
            <text:p>1.13094276350872</text:p>
          </table:table-cell>
          <table:table-cell office:value-type="float" office:value="0.940680022944739" calcext:value-type="float">
            <text:p>0.940680022944739</text:p>
          </table:table-cell>
        </table:table-row>
        <table:table-row table:style-name="ro1">
          <table:table-cell office:value-type="float" office:value="1.13507967417066" calcext:value-type="float">
            <text:p>1.13507967417066</text:p>
          </table:table-cell>
          <table:table-cell office:value-type="float" office:value="0.947380888200445" calcext:value-type="float">
            <text:p>0.947380888200445</text:p>
          </table:table-cell>
        </table:table-row>
        <table:table-row table:style-name="ro1">
          <table:table-cell office:value-type="float" office:value="1.22794539191682" calcext:value-type="float">
            <text:p>1.22794539191682</text:p>
          </table:table-cell>
          <table:table-cell office:value-type="float" office:value="1.08107251070682" calcext:value-type="float">
            <text:p>1.08107251070682</text:p>
          </table:table-cell>
        </table:table-row>
        <table:table-row table:style-name="ro1">
          <table:table-cell office:value-type="float" office:value="1.22737779166852" calcext:value-type="float">
            <text:p>1.22737779166852</text:p>
          </table:table-cell>
          <table:table-cell office:value-type="float" office:value="1.07873022844868" calcext:value-type="float">
            <text:p>1.07873022844868</text:p>
          </table:table-cell>
        </table:table-row>
        <table:table-row table:style-name="ro1">
          <table:table-cell office:value-type="float" office:value="1.2267868044311" calcext:value-type="float">
            <text:p>1.2267868044311</text:p>
          </table:table-cell>
          <table:table-cell office:value-type="float" office:value="1.07777296198358" calcext:value-type="float">
            <text:p>1.07777296198358</text:p>
          </table:table-cell>
        </table:table-row>
        <table:table-row table:style-name="ro1">
          <table:table-cell office:value-type="float" office:value="1.22676508806064" calcext:value-type="float">
            <text:p>1.22676508806064</text:p>
          </table:table-cell>
          <table:table-cell office:value-type="float" office:value="1.07638699757853" calcext:value-type="float">
            <text:p>1.07638699757853</text:p>
          </table:table-cell>
        </table:table-row>
        <table:table-row table:style-name="ro1">
          <table:table-cell office:value-type="float" office:value="1.22556140064207" calcext:value-type="float">
            <text:p>1.22556140064207</text:p>
          </table:table-cell>
          <table:table-cell office:value-type="float" office:value="1.07308671894164" calcext:value-type="float">
            <text:p>1.07308671894164</text:p>
          </table:table-cell>
        </table:table-row>
        <table:table-row table:style-name="ro1">
          <table:table-cell office:value-type="float" office:value="1.22792534959175" calcext:value-type="float">
            <text:p>1.22792534959175</text:p>
          </table:table-cell>
          <table:table-cell office:value-type="float" office:value="1.07691578480205" calcext:value-type="float">
            <text:p>1.07691578480205</text:p>
          </table:table-cell>
        </table:table-row>
        <table:table-row table:style-name="ro1">
          <table:table-cell office:value-type="float" office:value="1.22785841399596" calcext:value-type="float">
            <text:p>1.22785841399596</text:p>
          </table:table-cell>
          <table:table-cell office:value-type="float" office:value="1.07553076967272" calcext:value-type="float">
            <text:p>1.07553076967272</text:p>
          </table:table-cell>
        </table:table-row>
        <table:table-row table:style-name="ro1">
          <table:table-cell office:value-type="float" office:value="1.22779151967361" calcext:value-type="float">
            <text:p>1.22779151967361</text:p>
          </table:table-cell>
          <table:table-cell office:value-type="float" office:value="1.07414660856334" calcext:value-type="float">
            <text:p>1.07414660856334</text:p>
          </table:table-cell>
        </table:table-row>
        <table:table-row table:style-name="ro1">
          <table:table-cell office:value-type="float" office:value="1.23192843033555" calcext:value-type="float">
            <text:p>1.23192843033555</text:p>
          </table:table-cell>
          <table:table-cell office:value-type="float" office:value="1.08084747381905" calcext:value-type="float">
            <text:p>1.08084747381905</text:p>
          </table:table-cell>
        </table:table-row>
        <table:table-row table:style-name="ro1">
          <table:table-cell office:value-type="float" office:value="1.23122518498918" calcext:value-type="float">
            <text:p>1.23122518498918</text:p>
          </table:table-cell>
          <table:table-cell office:value-type="float" office:value="1.07850614560492" calcext:value-type="float">
            <text:p>1.07850614560492</text:p>
          </table:table-cell>
        </table:table-row>
        <table:table-row table:style-name="ro1">
          <table:table-cell office:value-type="float" office:value="1.23170412308958" calcext:value-type="float">
            <text:p>1.23170412308958</text:p>
          </table:table-cell>
          <table:table-cell office:value-type="float" office:value="1.0780819267945" calcext:value-type="float">
            <text:p>1.0780819267945</text:p>
          </table:table-cell>
        </table:table-row>
        <table:table-row table:style-name="ro1">
          <table:table-cell office:value-type="float" office:value="1.23702300822636" calcext:value-type="float">
            <text:p>1.23702300822636</text:p>
          </table:table-cell>
          <table:table-cell office:value-type="float" office:value="1.08669732498041" calcext:value-type="float">
            <text:p>1.08669732498041</text:p>
          </table:table-cell>
        </table:table-row>
        <table:table-row table:style-name="ro1">
          <table:table-cell office:value-type="float" office:value="1.23702300822636" calcext:value-type="float">
            <text:p>1.23702300822636</text:p>
          </table:table-cell>
          <table:table-cell office:value-type="float" office:value="1.08669732498041" calcext:value-type="float">
            <text:p>1.08669732498041</text:p>
          </table:table-cell>
        </table:table-row>
        <table:table-row table:style-name="ro1">
          <table:table-cell office:value-type="float" office:value="1.23670812817429" calcext:value-type="float">
            <text:p>1.23670812817429</text:p>
          </table:table-cell>
          <table:table-cell office:value-type="float" office:value="1.08393906035877" calcext:value-type="float">
            <text:p>1.08393906035877</text:p>
          </table:table-cell>
        </table:table-row>
        <table:table-row table:style-name="ro1">
          <table:table-cell office:value-type="float" office:value="1.23655038368317" calcext:value-type="float">
            <text:p>1.23655038368317</text:p>
          </table:table-cell>
          <table:table-cell office:value-type="float" office:value="1.0825572610156" calcext:value-type="float">
            <text:p>1.0825572610156</text:p>
          </table:table-cell>
        </table:table-row>
        <table:table-row table:style-name="ro1">
          <table:table-cell office:value-type="float" office:value="1.24541519224447" calcext:value-type="float">
            <text:p>1.24541519224447</text:p>
          </table:table-cell>
          <table:table-cell office:value-type="float" office:value="1.09691625799211" calcext:value-type="float">
            <text:p>1.09691625799211</text:p>
          </table:table-cell>
        </table:table-row>
        <table:table-row table:style-name="ro1">
          <table:table-cell office:value-type="float" office:value="1.24521306562391" calcext:value-type="float">
            <text:p>1.24521306562391</text:p>
          </table:table-cell>
          <table:table-cell office:value-type="float" office:value="1.09554453775743" calcext:value-type="float">
            <text:p>1.09554453775743</text:p>
          </table:table-cell>
        </table:table-row>
        <table:table-row table:style-name="ro1">
          <table:table-cell office:value-type="float" office:value="1.15156414625088" calcext:value-type="float">
            <text:p>1.15156414625088</text:p>
          </table:table-cell>
          <table:table-cell office:value-type="float" office:value="0.939438403225846" calcext:value-type="float">
            <text:p>0.939438403225846</text:p>
          </table:table-cell>
        </table:table-row>
        <table:table-row table:style-name="ro1">
          <table:table-cell office:value-type="float" office:value="1.15000330465574" calcext:value-type="float">
            <text:p>1.15000330465574</text:p>
          </table:table-cell>
          <table:table-cell office:value-type="float" office:value="0.936190635027307" calcext:value-type="float">
            <text:p>0.936190635027307</text:p>
          </table:table-cell>
        </table:table-row>
        <table:table-row table:style-name="ro1">
          <table:table-cell office:value-type="float" office:value="1.14785191608193" calcext:value-type="float">
            <text:p>1.14785191608193</text:p>
          </table:table-cell>
          <table:table-cell office:value-type="float" office:value="0.931987149636413" calcext:value-type="float">
            <text:p>0.931987149636413</text:p>
          </table:table-cell>
        </table:table-row>
        <table:table-row table:style-name="ro1">
          <table:table-cell office:value-type="float" office:value="1.14688259438295" calcext:value-type="float">
            <text:p>1.14688259438295</text:p>
          </table:table-cell>
          <table:table-cell office:value-type="float" office:value="0.929698522331728" calcext:value-type="float">
            <text:p>0.929698522331728</text:p>
          </table:table-cell>
        </table:table-row>
        <table:table-row table:style-name="ro1">
          <table:table-cell office:value-type="float" office:value="1.14629160714553" calcext:value-type="float">
            <text:p>1.14629160714553</text:p>
          </table:table-cell>
          <table:table-cell office:value-type="float" office:value="0.928741255866627" calcext:value-type="float">
            <text:p>0.928741255866627</text:p>
          </table:table-cell>
        </table:table-row>
        <table:table-row table:style-name="ro1">
          <table:table-cell office:value-type="float" office:value="1.14494340745565" calcext:value-type="float">
            <text:p>1.14494340745565</text:p>
          </table:table-cell>
          <table:table-cell office:value-type="float" office:value="0.925119355039957" calcext:value-type="float">
            <text:p>0.925119355039957</text:p>
          </table:table-cell>
        </table:table-row>
        <table:table-row table:style-name="ro1">
          <table:table-cell office:value-type="float" office:value="1.14397361469791" calcext:value-type="float">
            <text:p>1.14397361469791</text:p>
          </table:table-cell>
          <table:table-cell office:value-type="float" office:value="0.922829070077191" calcext:value-type="float">
            <text:p>0.922829070077191</text:p>
          </table:table-cell>
        </table:table-row>
        <table:table-row table:style-name="ro1">
          <table:table-cell office:value-type="float" office:value="1.14300239789333" calcext:value-type="float">
            <text:p>1.14300239789333</text:p>
          </table:table-cell>
          <table:table-cell office:value-type="float" office:value="0.920533773886531" calcext:value-type="float">
            <text:p>0.920533773886531</text:p>
          </table:table-cell>
        </table:table-row>
        <table:table-row table:style-name="ro1">
          <table:table-cell office:value-type="float" office:value="1.14063844894365" calcext:value-type="float">
            <text:p>1.14063844894365</text:p>
          </table:table-cell>
          <table:table-cell office:value-type="float" office:value="0.916704708026128" calcext:value-type="float">
            <text:p>0.916704708026128</text:p>
          </table:table-cell>
        </table:table-row>
        <table:table-row table:style-name="ro1">
          <table:table-cell office:value-type="float" office:value="1.1402160765251" calcext:value-type="float">
            <text:p>1.1402160765251</text:p>
          </table:table-cell>
          <table:table-cell office:value-type="float" office:value="0.91538387957902" calcext:value-type="float">
            <text:p>0.91538387957902</text:p>
          </table:table-cell>
        </table:table-row>
        <table:table-row table:style-name="ro1">
          <table:table-cell office:value-type="float" office:value="1.13962508928768" calcext:value-type="float">
            <text:p>1.13962508928768</text:p>
          </table:table-cell>
          <table:table-cell office:value-type="float" office:value="0.914426613113919" calcext:value-type="float">
            <text:p>0.914426613113919</text:p>
          </table:table-cell>
        </table:table-row>
        <table:table-row table:style-name="ro1">
          <table:table-cell office:value-type="float" office:value="1.13802087967238" calcext:value-type="float">
            <text:p>1.13802087967238</text:p>
          </table:table-cell>
          <table:table-cell office:value-type="float" office:value="0.91119168102795" calcext:value-type="float">
            <text:p>0.91119168102795</text:p>
          </table:table-cell>
        </table:table-row>
        <table:table-row table:style-name="ro1">
          <table:table-cell office:value-type="float" office:value="1.13696534517965" calcext:value-type="float">
            <text:p>1.13696534517965</text:p>
          </table:table-cell>
          <table:table-cell office:value-type="float" office:value="0.908929996640098" calcext:value-type="float">
            <text:p>0.908929996640098</text:p>
          </table:table-cell>
        </table:table-row>
        <table:table-row table:style-name="ro1">
          <table:table-cell office:value-type="float" office:value="1.1359105422714" calcext:value-type="float">
            <text:p>1.1359105422714</text:p>
          </table:table-cell>
          <table:table-cell office:value-type="float" office:value="0.90667036649303" calcext:value-type="float">
            <text:p>0.90667036649303</text:p>
          </table:table-cell>
        </table:table-row>
        <table:table-row table:style-name="ro1">
          <table:table-cell office:value-type="float" office:value="1.13485439404821" calcext:value-type="float">
            <text:p>1.13485439404821</text:p>
          </table:table-cell>
          <table:table-cell office:value-type="float" office:value="0.90440695879072" calcext:value-type="float">
            <text:p>0.90440695879072</text:p>
          </table:table-cell>
        </table:table-row>
        <table:table-row table:style-name="ro1">
          <table:table-cell office:value-type="float" office:value="1.13379978459847" calcext:value-type="float">
            <text:p>1.13379978459847</text:p>
          </table:table-cell>
          <table:table-cell office:value-type="float" office:value="0.90214787186234" calcext:value-type="float">
            <text:p>0.90214787186234</text:p>
          </table:table-cell>
        </table:table-row>
        <table:table-row table:style-name="ro1">
          <table:table-cell office:value-type="float" office:value="1.1333347837163" calcext:value-type="float">
            <text:p>1.1333347837163</text:p>
          </table:table-cell>
          <table:table-cell office:value-type="float" office:value="0.900842180185423" calcext:value-type="float">
            <text:p>0.900842180185423</text:p>
          </table:table-cell>
        </table:table-row>
        <table:table-row table:style-name="ro1">
          <table:table-cell office:value-type="float" office:value="1.13215280924146" calcext:value-type="float">
            <text:p>1.13215280924146</text:p>
          </table:table-cell>
          <table:table-cell office:value-type="float" office:value="0.898927647255222" calcext:value-type="float">
            <text:p>0.898927647255222</text:p>
          </table:table-cell>
        </table:table-row>
        <table:table-row table:style-name="ro1">
          <table:table-cell office:value-type="float" office:value="1.13105445596622" calcext:value-type="float">
            <text:p>1.13105445596622</text:p>
          </table:table-cell>
          <table:table-cell office:value-type="float" office:value="0.896680467948738" calcext:value-type="float">
            <text:p>0.896680467948738</text:p>
          </table:table-cell>
        </table:table-row>
        <table:table-row table:style-name="ro1">
          <table:table-cell office:value-type="float" office:value="1.13054733253868" calcext:value-type="float">
            <text:p>1.13054733253868</text:p>
          </table:table-cell>
          <table:table-cell office:value-type="float" office:value="0.895391171912777" calcext:value-type="float">
            <text:p>0.895391171912777</text:p>
          </table:table-cell>
        </table:table-row>
        <table:table-row table:style-name="ro1">
          <table:table-cell office:value-type="float" office:value="1.1294481034403" calcext:value-type="float">
            <text:p>1.1294481034403</text:p>
          </table:table-cell>
          <table:table-cell office:value-type="float" office:value="0.893141765938723" calcext:value-type="float">
            <text:p>0.893141765938723</text:p>
          </table:table-cell>
        </table:table-row>
        <table:table-row table:style-name="ro1">
          <table:table-cell office:value-type="float" office:value="1.1283511524525" calcext:value-type="float">
            <text:p>1.1283511524525</text:p>
          </table:table-cell>
          <table:table-cell office:value-type="float" office:value="0.890898151767574" calcext:value-type="float">
            <text:p>0.890898151767574</text:p>
          </table:table-cell>
        </table:table-row>
        <table:table-row table:style-name="ro1">
          <table:table-cell office:value-type="float" office:value="1.12776016521508" calcext:value-type="float">
            <text:p>1.12776016521508</text:p>
          </table:table-cell>
          <table:table-cell office:value-type="float" office:value="0.889940885302473" calcext:value-type="float">
            <text:p>0.889940885302473</text:p>
          </table:table-cell>
        </table:table-row>
        <table:table-row table:style-name="ro1">
          <table:table-cell office:value-type="float" office:value="1.12716917797766" calcext:value-type="float">
            <text:p>1.12716917797766</text:p>
          </table:table-cell>
          <table:table-cell office:value-type="float" office:value="0.888983618837372" calcext:value-type="float">
            <text:p>0.888983618837372</text:p>
          </table:table-cell>
        </table:table-row>
        <table:table-row table:style-name="ro1">
          <table:table-cell office:value-type="float" office:value="1.12547977078055" calcext:value-type="float">
            <text:p>1.12547977078055</text:p>
          </table:table-cell>
          <table:table-cell office:value-type="float" office:value="0.885481032091649" calcext:value-type="float">
            <text:p>0.885481032091649</text:p>
          </table:table-cell>
        </table:table-row>
        <table:table-row table:style-name="ro1">
          <table:table-cell office:value-type="float" office:value="1.12493046100546" calcext:value-type="float">
            <text:p>1.12493046100546</text:p>
          </table:table-cell>
          <table:table-cell office:value-type="float" office:value="0.884208140700212" calcext:value-type="float">
            <text:p>0.884208140700212</text:p>
          </table:table-cell>
        </table:table-row>
        <table:table-row table:style-name="ro1">
          <table:table-cell office:value-type="float" office:value="1.12433947376804" calcext:value-type="float">
            <text:p>1.12433947376804</text:p>
          </table:table-cell>
          <table:table-cell office:value-type="float" office:value="0.883250874235111" calcext:value-type="float">
            <text:p>0.883250874235111</text:p>
          </table:table-cell>
        </table:table-row>
        <table:table-row table:style-name="ro1">
          <table:table-cell office:value-type="float" office:value="1.12260953412768" calcext:value-type="float">
            <text:p>1.12260953412768</text:p>
          </table:table-cell>
          <table:table-cell office:value-type="float" office:value="0.880066565718109" calcext:value-type="float">
            <text:p>0.880066565718109</text:p>
          </table:table-cell>
        </table:table-row>
        <table:table-row table:style-name="ro1">
          <table:table-cell office:value-type="float" office:value="1.12201937686274" calcext:value-type="float">
            <text:p>1.12201937686274</text:p>
          </table:table-cell>
          <table:table-cell office:value-type="float" office:value="0.8788130501008" calcext:value-type="float">
            <text:p>0.8788130501008</text:p>
          </table:table-cell>
        </table:table-row>
        <table:table-row table:style-name="ro1">
          <table:table-cell office:value-type="float" office:value="1.12083541476069" calcext:value-type="float">
            <text:p>1.12083541476069</text:p>
          </table:table-cell>
          <table:table-cell office:value-type="float" office:value="0.876596283333595" calcext:value-type="float">
            <text:p>0.876596283333595</text:p>
          </table:table-cell>
        </table:table-row>
        <table:table-row table:style-name="ro1">
          <table:table-cell office:value-type="float" office:value="1.11965500430234" calcext:value-type="float">
            <text:p>1.11965500430234</text:p>
          </table:table-cell>
          <table:table-cell office:value-type="float" office:value="0.874387060387504" calcext:value-type="float">
            <text:p>0.874387060387504</text:p>
          </table:table-cell>
        </table:table-row>
        <table:table-row table:style-name="ro1">
          <table:table-cell office:value-type="float" office:value="1.11847396426009" calcext:value-type="float">
            <text:p>1.11847396426009</text:p>
          </table:table-cell>
          <table:table-cell office:value-type="float" office:value="0.872176500182186" calcext:value-type="float">
            <text:p>0.872176500182186</text:p>
          </table:table-cell>
        </table:table-row>
        <table:table-row table:style-name="ro1">
          <table:table-cell office:value-type="float" office:value="1.11729229745719" calcext:value-type="float">
            <text:p>1.11729229745719</text:p>
          </table:table-cell>
          <table:table-cell office:value-type="float" office:value="0.869964608714318" calcext:value-type="float">
            <text:p>0.869964608714318</text:p>
          </table:table-cell>
        </table:table-row>
        <table:table-row table:style-name="ro1">
          <table:table-cell office:value-type="float" office:value="1.11729229745719" calcext:value-type="float">
            <text:p>1.11729229745719</text:p>
          </table:table-cell>
          <table:table-cell office:value-type="float" office:value="0.869964608714318" calcext:value-type="float">
            <text:p>0.869964608714318</text:p>
          </table:table-cell>
        </table:table-row>
        <table:table-row table:style-name="ro1">
          <table:table-cell office:value-type="float" office:value="1.11607032065696" calcext:value-type="float">
            <text:p>1.11607032065696</text:p>
          </table:table-cell>
          <table:table-cell office:value-type="float" office:value="0.867773213362253" calcext:value-type="float">
            <text:p>0.867773213362253</text:p>
          </table:table-cell>
        </table:table-row>
        <table:table-row table:style-name="ro1">
          <table:table-cell office:value-type="float" office:value="1.11484911628519" calcext:value-type="float">
            <text:p>1.11484911628519</text:p>
          </table:table-cell>
          <table:table-cell office:value-type="float" office:value="0.865583328774114" calcext:value-type="float">
            <text:p>0.865583328774114</text:p>
          </table:table-cell>
        </table:table-row>
        <table:table-row table:style-name="ro1">
          <table:table-cell office:value-type="float" office:value="1.11484911628519" calcext:value-type="float">
            <text:p>1.11484911628519</text:p>
          </table:table-cell>
          <table:table-cell office:value-type="float" office:value="0.865583328774114" calcext:value-type="float">
            <text:p>0.865583328774114</text:p>
          </table:table-cell>
        </table:table-row>
        <table:table-row table:style-name="ro1">
          <table:table-cell office:value-type="float" office:value="1.11421714006572" calcext:value-type="float">
            <text:p>1.11421714006572</text:p>
          </table:table-cell>
          <table:table-cell office:value-type="float" office:value="0.864347270122293" calcext:value-type="float">
            <text:p>0.864347270122293</text:p>
          </table:table-cell>
        </table:table-row>
        <table:table-row table:style-name="ro1">
          <table:table-cell office:value-type="float" office:value="1.11295613758511" calcext:value-type="float">
            <text:p>1.11295613758511</text:p>
          </table:table-cell>
          <table:table-cell office:value-type="float" office:value="0.862178648863652" calcext:value-type="float">
            <text:p>0.862178648863652</text:p>
          </table:table-cell>
        </table:table-row>
        <table:table-row table:style-name="ro1">
          <table:table-cell office:value-type="float" office:value="1.11169428818593" calcext:value-type="float">
            <text:p>1.11169428818593</text:p>
          </table:table-cell>
          <table:table-cell office:value-type="float" office:value="0.860008496417659" calcext:value-type="float">
            <text:p>0.860008496417659</text:p>
          </table:table-cell>
        </table:table-row>
        <table:table-row table:style-name="ro1">
          <table:table-cell office:value-type="float" office:value="1.11043291357444" calcext:value-type="float">
            <text:p>1.11043291357444</text:p>
          </table:table-cell>
          <table:table-cell office:value-type="float" office:value="0.857839202364576" calcext:value-type="float">
            <text:p>0.857839202364576</text:p>
          </table:table-cell>
        </table:table-row>
        <table:table-row table:style-name="ro1">
          <table:table-cell office:value-type="float" office:value="1.11043291357444" calcext:value-type="float">
            <text:p>1.11043291357444</text:p>
          </table:table-cell>
          <table:table-cell office:value-type="float" office:value="0.857839202364576" calcext:value-type="float">
            <text:p>0.857839202364576</text:p>
          </table:table-cell>
        </table:table-row>
        <table:table-row table:style-name="ro1">
          <table:table-cell office:value-type="float" office:value="1.10913246444829" calcext:value-type="float">
            <text:p>1.10913246444829</text:p>
          </table:table-cell>
          <table:table-cell office:value-type="float" office:value="0.855692705983169" calcext:value-type="float">
            <text:p>0.855692705983169</text:p>
          </table:table-cell>
        </table:table-row>
        <table:table-row table:style-name="ro1">
          <table:table-cell office:value-type="float" office:value="1.108422578092" calcext:value-type="float">
            <text:p>1.108422578092</text:p>
          </table:table-cell>
          <table:table-cell office:value-type="float" office:value="0.854502764556433" calcext:value-type="float">
            <text:p>0.854502764556433</text:p>
          </table:table-cell>
        </table:table-row>
        <table:table-row table:style-name="ro1">
          <table:table-cell office:value-type="float" office:value="1.10712079104407" calcext:value-type="float">
            <text:p>1.10712079104407</text:p>
          </table:table-cell>
          <table:table-cell office:value-type="float" office:value="0.852354025494151" calcext:value-type="float">
            <text:p>0.852354025494151</text:p>
          </table:table-cell>
        </table:table-row>
        <table:table-row table:style-name="ro1">
          <table:table-cell office:value-type="float" office:value="1.10582194131173" calcext:value-type="float">
            <text:p>1.10582194131173</text:p>
          </table:table-cell>
          <table:table-cell office:value-type="float" office:value="0.850210210084043" calcext:value-type="float">
            <text:p>0.850210210084043</text:p>
          </table:table-cell>
        </table:table-row>
        <table:table-row table:style-name="ro1">
          <table:table-cell office:value-type="float" office:value="1.10511234019764" calcext:value-type="float">
            <text:p>1.10511234019764</text:p>
          </table:table-cell>
          <table:table-cell office:value-type="float" office:value="0.849020746792315" calcext:value-type="float">
            <text:p>0.849020746792315</text:p>
          </table:table-cell>
        </table:table-row>
        <table:table-row table:style-name="ro1">
          <table:table-cell office:value-type="float" office:value="1.10381203369259" calcext:value-type="float">
            <text:p>1.10381203369259</text:p>
          </table:table-cell>
          <table:table-cell office:value-type="float" office:value="0.846874489478413" calcext:value-type="float">
            <text:p>0.846874489478413</text:p>
          </table:table-cell>
        </table:table-row>
        <table:table-row table:style-name="ro1">
          <table:table-cell office:value-type="float" office:value="1.10369341981592" calcext:value-type="float">
            <text:p>1.10369341981592</text:p>
          </table:table-cell>
          <table:table-cell office:value-type="float" office:value="0.846642292651786" calcext:value-type="float">
            <text:p>0.846642292651786</text:p>
          </table:table-cell>
        </table:table-row>
        <table:table-row table:style-name="ro1">
          <table:table-cell office:value-type="float" office:value="1.1031024325785" calcext:value-type="float">
            <text:p>1.1031024325785</text:p>
          </table:table-cell>
          <table:table-cell office:value-type="float" office:value="0.845685026186685" calcext:value-type="float">
            <text:p>0.845685026186685</text:p>
          </table:table-cell>
        </table:table-row>
        <table:table-row table:style-name="ro1">
          <table:table-cell office:value-type="float" office:value="1.10176248327545" calcext:value-type="float">
            <text:p>1.10176248327545</text:p>
          </table:table-cell>
          <table:table-cell office:value-type="float" office:value="0.843560591760266" calcext:value-type="float">
            <text:p>0.843560591760266</text:p>
          </table:table-cell>
        </table:table-row>
        <table:table-row table:style-name="ro1">
          <table:table-cell office:value-type="float" office:value="1.10101391138185" calcext:value-type="float">
            <text:p>1.10101391138185</text:p>
          </table:table-cell>
          <table:table-cell office:value-type="float" office:value="0.84239403183548" calcext:value-type="float">
            <text:p>0.84239403183548</text:p>
          </table:table-cell>
        </table:table-row>
        <table:table-row table:style-name="ro1">
          <table:table-cell office:value-type="float" office:value="1.10026528221528" calcext:value-type="float">
            <text:p>1.10026528221528</text:p>
          </table:table-cell>
          <table:table-cell office:value-type="float" office:value="0.841227382657625" calcext:value-type="float">
            <text:p>0.841227382657625</text:p>
          </table:table-cell>
        </table:table-row>
        <table:table-row table:style-name="ro1">
          <table:table-cell office:value-type="float" office:value="1.10144725669012" calcext:value-type="float">
            <text:p>1.10144725669012</text:p>
          </table:table-cell>
          <table:table-cell office:value-type="float" office:value="0.843141915587826" calcext:value-type="float">
            <text:p>0.843141915587826</text:p>
          </table:table-cell>
        </table:table-row>
        <table:table-row table:style-name="ro1">
          <table:table-cell office:value-type="float" office:value="1.10007000940031" calcext:value-type="float">
            <text:p>1.10007000940031</text:p>
          </table:table-cell>
          <table:table-cell office:value-type="float" office:value="0.841043352603175" calcext:value-type="float">
            <text:p>0.841043352603175</text:p>
          </table:table-cell>
        </table:table-row>
        <table:table-row table:style-name="ro1">
          <table:table-cell office:value-type="float" office:value="1.09928343724894" calcext:value-type="float">
            <text:p>1.09928343724894</text:p>
          </table:table-cell>
          <table:table-cell office:value-type="float" office:value="0.839901603056059" calcext:value-type="float">
            <text:p>0.839901603056059</text:p>
          </table:table-cell>
        </table:table-row>
        <table:table-row table:style-name="ro1">
          <table:table-cell office:value-type="float" office:value="1.09790592298289" calcext:value-type="float">
            <text:p>1.09790592298289</text:p>
          </table:table-cell>
          <table:table-cell office:value-type="float" office:value="0.837802652541803" calcext:value-type="float">
            <text:p>0.837802652541803</text:p>
          </table:table-cell>
        </table:table-row>
        <table:table-row table:style-name="ro1">
          <table:table-cell office:value-type="float" office:value="1.09711994870788" calcext:value-type="float">
            <text:p>1.09711994870788</text:p>
          </table:table-cell>
          <table:table-cell office:value-type="float" office:value="0.836661770842675" calcext:value-type="float">
            <text:p>0.836661770842675</text:p>
          </table:table-cell>
        </table:table-row>
        <table:table-row table:style-name="ro1">
          <table:table-cell office:value-type="float" office:value="1.09633414740338" calcext:value-type="float">
            <text:p>1.09633414740338</text:p>
          </table:table-cell>
          <table:table-cell office:value-type="float" office:value="0.835521140219066" calcext:value-type="float">
            <text:p>0.835521140219066</text:p>
          </table:table-cell>
        </table:table-row>
        <table:table-row table:style-name="ro1">
          <table:table-cell office:value-type="float" office:value="1.09554754140995" calcext:value-type="float">
            <text:p>1.09554754140995</text:p>
          </table:table-cell>
          <table:table-cell office:value-type="float" office:value="0.834379341548479" calcext:value-type="float">
            <text:p>0.834379341548479</text:p>
          </table:table-cell>
        </table:table-row>
        <table:table-row table:style-name="ro1">
          <table:table-cell office:value-type="float" office:value="1.09613852864737" calcext:value-type="float">
            <text:p>1.09613852864737</text:p>
          </table:table-cell>
          <table:table-cell office:value-type="float" office:value="0.83533660801358" calcext:value-type="float">
            <text:p>0.83533660801358</text:p>
          </table:table-cell>
        </table:table-row>
        <table:table-row table:style-name="ro1">
          <table:table-cell office:value-type="float" office:value="1.09472494960955" calcext:value-type="float">
            <text:p>1.09472494960955</text:p>
          </table:table-cell>
          <table:table-cell office:value-type="float" office:value="0.833265025887007" calcext:value-type="float">
            <text:p>0.833265025887007</text:p>
          </table:table-cell>
        </table:table-row>
        <table:table-row table:style-name="ro1">
          <table:table-cell office:value-type="float" office:value="1.09449372294564" calcext:value-type="float">
            <text:p>1.09449372294564</text:p>
          </table:table-cell>
          <table:table-cell office:value-type="float" office:value="0.833108488607789" calcext:value-type="float">
            <text:p>0.833108488607789</text:p>
          </table:table-cell>
        </table:table-row>
        <table:table-row table:style-name="ro1">
          <table:table-cell office:value-type="float" office:value="1.09508471018306" calcext:value-type="float">
            <text:p>1.09508471018306</text:p>
          </table:table-cell>
          <table:table-cell office:value-type="float" office:value="0.83406575507289" calcext:value-type="float">
            <text:p>0.83406575507289</text:p>
          </table:table-cell>
        </table:table-row>
        <table:table-row table:style-name="ro1">
          <table:table-cell office:value-type="float" office:value="1.09481766457179" calcext:value-type="float">
            <text:p>1.09481766457179</text:p>
          </table:table-cell>
          <table:table-cell office:value-type="float" office:value="0.833936959836926" calcext:value-type="float">
            <text:p>0.833936959836926</text:p>
          </table:table-cell>
        </table:table-row>
        <table:table-row table:style-name="ro1">
          <table:table-cell office:value-type="float" office:value="1.09336437129095" calcext:value-type="float">
            <text:p>1.09336437129095</text:p>
          </table:table-cell>
          <table:table-cell office:value-type="float" office:value="0.831888222841548" calcext:value-type="float">
            <text:p>0.831888222841548</text:p>
          </table:table-cell>
        </table:table-row>
        <table:table-row table:style-name="ro1">
          <table:table-cell office:value-type="float" office:value="1.09250489213019" calcext:value-type="float">
            <text:p>1.09250489213019</text:p>
          </table:table-cell>
          <table:table-cell office:value-type="float" office:value="0.830800330459826" calcext:value-type="float">
            <text:p>0.830800330459826</text:p>
          </table:table-cell>
        </table:table-row>
        <table:table-row table:style-name="ro1">
          <table:table-cell office:value-type="float" office:value="1.09105430246678" calcext:value-type="float">
            <text:p>1.09105430246678</text:p>
          </table:table-cell>
          <table:table-cell office:value-type="float" office:value="0.828755015589084" calcext:value-type="float">
            <text:p>0.828755015589084</text:p>
          </table:table-cell>
        </table:table-row>
        <table:table-row table:style-name="ro1">
          <table:table-cell office:value-type="float" office:value="1.09019447816337" calcext:value-type="float">
            <text:p>1.09019447816337</text:p>
          </table:table-cell>
          <table:table-cell office:value-type="float" office:value="0.827666686340387" calcext:value-type="float">
            <text:p>0.827666686340387</text:p>
          </table:table-cell>
        </table:table-row>
        <table:table-row table:style-name="ro1">
          <table:table-cell office:value-type="float" office:value="1.08933559889342" calcext:value-type="float">
            <text:p>1.08933559889342</text:p>
          </table:table-cell>
          <table:table-cell office:value-type="float" office:value="0.826579553275075" calcext:value-type="float">
            <text:p>0.826579553275075</text:p>
          </table:table-cell>
        </table:table-row>
        <table:table-row table:style-name="ro1">
          <table:table-cell office:value-type="float" office:value="1.09051757336826" calcext:value-type="float">
            <text:p>1.09051757336826</text:p>
          </table:table-cell>
          <table:table-cell office:value-type="float" office:value="0.828494086205276" calcext:value-type="float">
            <text:p>0.828494086205276</text:p>
          </table:table-cell>
        </table:table-row>
        <table:table-row table:style-name="ro1">
          <table:table-cell office:value-type="float" office:value="1.09051757336826" calcext:value-type="float">
            <text:p>1.09051757336826</text:p>
          </table:table-cell>
          <table:table-cell office:value-type="float" office:value="0.828494086205276" calcext:value-type="float">
            <text:p>0.828494086205276</text:p>
          </table:table-cell>
        </table:table-row>
        <table:table-row table:style-name="ro1">
          <table:table-cell office:value-type="float" office:value="1.08813706268593" calcext:value-type="float">
            <text:p>1.08813706268593</text:p>
          </table:table-cell>
          <table:table-cell office:value-type="float" office:value="0.825418154589436" calcext:value-type="float">
            <text:p>0.825418154589436</text:p>
          </table:table-cell>
        </table:table-row>
        <table:table-row table:style-name="ro1">
          <table:table-cell office:value-type="float" office:value="1.08664816166573" calcext:value-type="float">
            <text:p>1.08664816166573</text:p>
          </table:table-cell>
          <table:table-cell office:value-type="float" office:value="0.823397823739588" calcext:value-type="float">
            <text:p>0.823397823739588</text:p>
          </table:table-cell>
        </table:table-row>
        <table:table-row table:style-name="ro1">
          <table:table-cell office:value-type="float" office:value="1.08575422965793" calcext:value-type="float">
            <text:p>1.08575422965793</text:p>
          </table:table-cell>
          <table:table-cell office:value-type="float" office:value="0.822339473485819" calcext:value-type="float">
            <text:p>0.822339473485819</text:p>
          </table:table-cell>
        </table:table-row>
        <table:table-row table:style-name="ro1">
          <table:table-cell office:value-type="float" office:value="1.08634521689535" calcext:value-type="float">
            <text:p>1.08634521689535</text:p>
          </table:table-cell>
          <table:table-cell office:value-type="float" office:value="0.82329673995092" calcext:value-type="float">
            <text:p>0.82329673995092</text:p>
          </table:table-cell>
        </table:table-row>
        <table:table-row table:style-name="ro1">
          <table:table-cell office:value-type="float" office:value="1.08482571934637" calcext:value-type="float">
            <text:p>1.08482571934637</text:p>
          </table:table-cell>
          <table:table-cell office:value-type="float" office:value="0.82131050400422" calcext:value-type="float">
            <text:p>0.82131050400422</text:p>
          </table:table-cell>
        </table:table-row>
        <table:table-row table:style-name="ro1">
          <table:table-cell office:value-type="float" office:value="1.0838945048557" calcext:value-type="float">
            <text:p>1.0838945048557</text:p>
          </table:table-cell>
          <table:table-cell office:value-type="float" office:value="0.820278537767781" calcext:value-type="float">
            <text:p>0.820278537767781</text:p>
          </table:table-cell>
        </table:table-row>
        <table:table-row table:style-name="ro1">
          <table:table-cell office:value-type="float" office:value="1.08448549209312" calcext:value-type="float">
            <text:p>1.08448549209312</text:p>
          </table:table-cell>
          <table:table-cell office:value-type="float" office:value="0.821235804232882" calcext:value-type="float">
            <text:p>0.821235804232882</text:p>
          </table:table-cell>
        </table:table-row>
        <table:table-row table:style-name="ro1">
          <table:table-cell office:value-type="float" office:value="1.08292996707515" calcext:value-type="float">
            <text:p>1.08292996707515</text:p>
          </table:table-cell>
          <table:table-cell office:value-type="float" office:value="0.819277269995904" calcext:value-type="float">
            <text:p>0.819277269995904</text:p>
          </table:table-cell>
        </table:table-row>
        <table:table-row table:style-name="ro1">
          <table:table-cell office:value-type="float" office:value="1.08255960319411" calcext:value-type="float">
            <text:p>1.08255960319411</text:p>
          </table:table-cell>
          <table:table-cell office:value-type="float" office:value="0.819236576700617" calcext:value-type="float">
            <text:p>0.819236576700617</text:p>
          </table:table-cell>
        </table:table-row>
        <table:table-row table:style-name="ro1">
          <table:table-cell office:value-type="float" office:value="1.08100733841197" calcext:value-type="float">
            <text:p>1.08100733841197</text:p>
          </table:table-cell>
          <table:table-cell office:value-type="float" office:value="0.817281426850574" calcext:value-type="float">
            <text:p>0.817281426850574</text:p>
          </table:table-cell>
        </table:table-row>
        <table:table-row table:style-name="ro1">
          <table:table-cell office:value-type="float" office:value="1.07945470576118" calcext:value-type="float">
            <text:p>1.07945470576118</text:p>
          </table:table-cell>
          <table:table-cell office:value-type="float" office:value="0.815325895123303" calcext:value-type="float">
            <text:p>0.815325895123303</text:p>
          </table:table-cell>
        </table:table-row>
        <table:table-row table:style-name="ro1">
          <table:table-cell office:value-type="float" office:value="1.0800456929986" calcext:value-type="float">
            <text:p>1.0800456929986</text:p>
          </table:table-cell>
          <table:table-cell office:value-type="float" office:value="0.816283161588404" calcext:value-type="float">
            <text:p>0.816283161588404</text:p>
          </table:table-cell>
        </table:table-row>
        <table:table-row table:style-name="ro1">
          <table:table-cell office:value-type="float" office:value="1.07905258204226" calcext:value-type="float">
            <text:p>1.07905258204226</text:p>
          </table:table-cell>
          <table:table-cell office:value-type="float" office:value="0.815317230027173" calcext:value-type="float">
            <text:p>0.815317230027173</text:p>
          </table:table-cell>
        </table:table-row>
        <table:table-row table:style-name="ro1">
          <table:table-cell office:value-type="float" office:value="1.0774691632837" calcext:value-type="float">
            <text:p>1.0774691632837</text:p>
          </table:table-cell>
          <table:table-cell office:value-type="float" office:value="0.813394692841306" calcext:value-type="float">
            <text:p>0.813394692841306</text:p>
          </table:table-cell>
        </table:table-row>
        <table:table-row table:style-name="ro1">
          <table:table-cell office:value-type="float" office:value="1.07806015052112" calcext:value-type="float">
            <text:p>1.07806015052112</text:p>
          </table:table-cell>
          <table:table-cell office:value-type="float" office:value="0.814351959306407" calcext:value-type="float">
            <text:p>0.814351959306407</text:p>
          </table:table-cell>
        </table:table-row>
        <table:table-row table:style-name="ro1">
          <table:table-cell office:value-type="float" office:value="1.07765826911824" calcext:value-type="float">
            <text:p>1.07765826911824</text:p>
          </table:table-cell>
          <table:table-cell office:value-type="float" office:value="0.814343529894638" calcext:value-type="float">
            <text:p>0.814343529894638</text:p>
          </table:table-cell>
        </table:table-row>
        <table:table-row table:style-name="ro1">
          <table:table-cell office:value-type="float" office:value="1.07604298458299" calcext:value-type="float">
            <text:p>1.07604298458299</text:p>
          </table:table-cell>
          <table:table-cell office:value-type="float" office:value="0.812453270658252" calcext:value-type="float">
            <text:p>0.812453270658252</text:p>
          </table:table-cell>
        </table:table-row>
        <table:table-row table:style-name="ro1">
          <table:table-cell office:value-type="float" office:value="1.07442364282319" calcext:value-type="float">
            <text:p>1.07442364282319</text:p>
          </table:table-cell>
          <table:table-cell office:value-type="float" office:value="0.810559315853026" calcext:value-type="float">
            <text:p>0.810559315853026</text:p>
          </table:table-cell>
        </table:table-row>
        <table:table-row table:style-name="ro1">
          <table:table-cell office:value-type="float" office:value="1.07619660453545" calcext:value-type="float">
            <text:p>1.07619660453545</text:p>
          </table:table-cell>
          <table:table-cell office:value-type="float" office:value="0.813431115248329" calcext:value-type="float">
            <text:p>0.813431115248329</text:p>
          </table:table-cell>
        </table:table-row>
        <table:table-row table:style-name="ro1">
          <table:table-cell office:value-type="float" office:value="1.07455149860032" calcext:value-type="float">
            <text:p>1.07455149860032</text:p>
          </table:table-cell>
          <table:table-cell office:value-type="float" office:value="0.811574889983432" calcext:value-type="float">
            <text:p>0.811574889983432</text:p>
          </table:table-cell>
        </table:table-row>
        <table:table-row table:style-name="ro1">
          <table:table-cell office:value-type="float" office:value="1.07290594886608" calcext:value-type="float">
            <text:p>1.07290594886608</text:p>
          </table:table-cell>
          <table:table-cell office:value-type="float" office:value="0.809718286243973" calcext:value-type="float">
            <text:p>0.809718286243973</text:p>
          </table:table-cell>
        </table:table-row>
        <table:table-row table:style-name="ro1">
          <table:table-cell office:value-type="float" office:value="1.0734969361035" calcext:value-type="float">
            <text:p>1.0734969361035</text:p>
          </table:table-cell>
          <table:table-cell office:value-type="float" office:value="0.810675552709074" calcext:value-type="float">
            <text:p>0.810675552709074</text:p>
          </table:table-cell>
        </table:table-row>
        <table:table-row table:style-name="ro1">
          <table:table-cell office:value-type="float" office:value="1.07362417661368" calcext:value-type="float">
            <text:p>1.07362417661368</text:p>
          </table:table-cell>
          <table:table-cell office:value-type="float" office:value="0.81169060213611" calcext:value-type="float">
            <text:p>0.81169060213611</text:p>
          </table:table-cell>
        </table:table-row>
        <table:table-row table:style-name="ro1">
          <table:table-cell office:value-type="float" office:value="1.07254023678621" calcext:value-type="float">
            <text:p>1.07254023678621</text:p>
          </table:table-cell>
          <table:table-cell office:value-type="float" office:value="0.810825601475696" calcext:value-type="float">
            <text:p>0.810825601475696</text:p>
          </table:table-cell>
        </table:table-row>
        <table:table-row table:style-name="ro1">
          <table:table-cell office:value-type="float" office:value="1.07254023678621" calcext:value-type="float">
            <text:p>1.07254023678621</text:p>
          </table:table-cell>
          <table:table-cell office:value-type="float" office:value="0.810825601475696" calcext:value-type="float">
            <text:p>0.810825601475696</text:p>
          </table:table-cell>
        </table:table-row>
        <table:table-row table:style-name="ro1">
          <table:table-cell office:value-type="float" office:value="1.06978250963434" calcext:value-type="float">
            <text:p>1.06978250963434</text:p>
          </table:table-cell>
          <table:table-cell office:value-type="float" office:value="0.808139243220211" calcext:value-type="float">
            <text:p>0.808139243220211</text:p>
          </table:table-cell>
        </table:table-row>
        <table:table-row table:style-name="ro1">
          <table:table-cell office:value-type="float" office:value="1.12651728442665" calcext:value-type="float">
            <text:p>1.12651728442665</text:p>
          </table:table-cell>
          <table:table-cell office:value-type="float" office:value="0.900036823869896" calcext:value-type="float">
            <text:p>0.900036823869896</text:p>
          </table:table-cell>
        </table:table-row>
        <table:table-row table:style-name="ro1">
          <table:table-cell office:value-type="float" office:value="1.12481167636212" calcext:value-type="float">
            <text:p>1.12481167636212</text:p>
          </table:table-cell>
          <table:table-cell office:value-type="float" office:value="0.898248089697608" calcext:value-type="float">
            <text:p>0.898248089697608</text:p>
          </table:table-cell>
        </table:table-row>
        <table:table-row table:style-name="ro1">
          <table:table-cell office:value-type="float" office:value="1.12311109942643" calcext:value-type="float">
            <text:p>1.12311109942643</text:p>
          </table:table-cell>
          <table:table-cell office:value-type="float" office:value="0.896463108569455" calcext:value-type="float">
            <text:p>0.896463108569455</text:p>
          </table:table-cell>
        </table:table-row>
        <table:table-row table:style-name="ro1">
          <table:table-cell office:value-type="float" office:value="1.12081760142978" calcext:value-type="float">
            <text:p>1.12081760142978</text:p>
          </table:table-cell>
          <table:table-cell office:value-type="float" office:value="0.893719418412246" calcext:value-type="float">
            <text:p>0.893719418412246</text:p>
          </table:table-cell>
        </table:table-row>
        <table:table-row table:style-name="ro1">
          <table:table-cell office:value-type="float" office:value="1.11786266524268" calcext:value-type="float">
            <text:p>1.11786266524268</text:p>
          </table:table-cell>
          <table:table-cell office:value-type="float" office:value="0.888933086086741" calcext:value-type="float">
            <text:p>0.888933086086741</text:p>
          </table:table-cell>
        </table:table-row>
        <table:table-row table:style-name="ro1">
          <table:table-cell office:value-type="float" office:value="1.12086220888436" calcext:value-type="float">
            <text:p>1.12086220888436</text:p>
          </table:table-cell>
          <table:table-cell office:value-type="float" office:value="0.894841866929269" calcext:value-type="float">
            <text:p>0.894841866929269</text:p>
          </table:table-cell>
        </table:table-row>
        <table:table-row table:style-name="ro1">
          <table:table-cell office:value-type="float" office:value="1.12854504297082" calcext:value-type="float">
            <text:p>1.12854504297082</text:p>
          </table:table-cell>
          <table:table-cell office:value-type="float" office:value="0.907286330975581" calcext:value-type="float">
            <text:p>0.907286330975581</text:p>
          </table:table-cell>
        </table:table-row>
        <table:table-row table:style-name="ro1">
          <table:table-cell office:value-type="float" office:value="1.12913603020824" calcext:value-type="float">
            <text:p>1.12913603020824</text:p>
          </table:table-cell>
          <table:table-cell office:value-type="float" office:value="0.908243597440682" calcext:value-type="float">
            <text:p>0.908243597440682</text:p>
          </table:table-cell>
        </table:table-row>
        <table:table-row table:style-name="ro1">
          <table:table-cell office:value-type="float" office:value="1.12976606916215" calcext:value-type="float">
            <text:p>1.12976606916215</text:p>
          </table:table-cell>
          <table:table-cell office:value-type="float" office:value="0.911520925134247" calcext:value-type="float">
            <text:p>0.911520925134247</text:p>
          </table:table-cell>
        </table:table-row>
        <table:table-row table:style-name="ro1">
          <table:table-cell office:value-type="float" office:value="1.12801338941567" calcext:value-type="float">
            <text:p>1.12801338941567</text:p>
          </table:table-cell>
          <table:table-cell office:value-type="float" office:value="0.909809647114555" calcext:value-type="float">
            <text:p>0.909809647114555</text:p>
          </table:table-cell>
        </table:table-row>
        <table:table-row table:style-name="ro1">
          <table:table-cell office:value-type="float" office:value="1.12862002190061" calcext:value-type="float">
            <text:p>1.12862002190061</text:p>
          </table:table-cell>
          <table:table-cell office:value-type="float" office:value="0.911924425433287" calcext:value-type="float">
            <text:p>0.911924425433287</text:p>
          </table:table-cell>
        </table:table-row>
        <table:table-row table:style-name="ro1">
          <table:table-cell office:value-type="float" office:value="1.12686557419681" calcext:value-type="float">
            <text:p>1.12686557419681</text:p>
          </table:table-cell>
          <table:table-cell office:value-type="float" office:value="0.91021199989802" calcext:value-type="float">
            <text:p>0.91021199989802</text:p>
          </table:table-cell>
        </table:table-row>
        <table:table-row table:style-name="ro1">
          <table:table-cell office:value-type="float" office:value="1.12570301438793" calcext:value-type="float">
            <text:p>1.12570301438793</text:p>
          </table:table-cell>
          <table:table-cell office:value-type="float" office:value="0.90945742541126" calcext:value-type="float">
            <text:p>0.90945742541126</text:p>
          </table:table-cell>
        </table:table-row>
        <table:table-row table:style-name="ro1">
          <table:table-cell office:value-type="float" office:value="1.1339768357118" calcext:value-type="float">
            <text:p>1.1339768357118</text:p>
          </table:table-cell>
          <table:table-cell office:value-type="float" office:value="0.922859155922672" calcext:value-type="float">
            <text:p>0.922859155922672</text:p>
          </table:table-cell>
        </table:table-row>
        <table:table-row table:style-name="ro1">
          <table:table-cell office:value-type="float" office:value="1.13219859395129" calcext:value-type="float">
            <text:p>1.13219859395129</text:p>
          </table:table-cell>
          <table:table-cell office:value-type="float" office:value="0.921185091721459" calcext:value-type="float">
            <text:p>0.921185091721459</text:p>
          </table:table-cell>
        </table:table-row>
        <table:table-row table:style-name="ro1">
          <table:table-cell office:value-type="float" office:value="1.13692649185065" calcext:value-type="float">
            <text:p>1.13692649185065</text:p>
          </table:table-cell>
          <table:table-cell office:value-type="float" office:value="0.928843223442266" calcext:value-type="float">
            <text:p>0.928843223442266</text:p>
          </table:table-cell>
        </table:table-row>
        <table:table-row table:style-name="ro1">
          <table:table-cell office:value-type="float" office:value="1.13571705848576" calcext:value-type="float">
            <text:p>1.13571705848576</text:p>
          </table:table-cell>
          <table:table-cell office:value-type="float" office:value="0.9281658175468" calcext:value-type="float">
            <text:p>0.9281658175468</text:p>
          </table:table-cell>
        </table:table-row>
        <table:table-row table:style-name="ro1">
          <table:table-cell office:value-type="float" office:value="1.13391700219673" calcext:value-type="float">
            <text:p>1.13391700219673</text:p>
          </table:table-cell>
          <table:table-cell office:value-type="float" office:value="0.926531349238786" calcext:value-type="float">
            <text:p>0.926531349238786</text:p>
          </table:table-cell>
        </table:table-row>
        <table:table-row table:style-name="ro1">
          <table:table-cell office:value-type="float" office:value="1.13864490009609" calcext:value-type="float">
            <text:p>1.13864490009609</text:p>
          </table:table-cell>
          <table:table-cell office:value-type="float" office:value="0.934189480959593" calcext:value-type="float">
            <text:p>0.934189480959593</text:p>
          </table:table-cell>
        </table:table-row>
        <table:table-row table:style-name="ro1">
          <table:table-cell office:value-type="float" office:value="1.13682502063479" calcext:value-type="float">
            <text:p>1.13682502063479</text:p>
          </table:table-cell>
          <table:table-cell office:value-type="float" office:value="0.93259565550168" calcext:value-type="float">
            <text:p>0.93259565550168</text:p>
          </table:table-cell>
        </table:table-row>
        <table:table-row table:style-name="ro1">
          <table:table-cell office:value-type="float" office:value="1.13977995682189" calcext:value-type="float">
            <text:p>1.13977995682189</text:p>
          </table:table-cell>
          <table:table-cell office:value-type="float" office:value="0.937381987827184" calcext:value-type="float">
            <text:p>0.937381987827184</text:p>
          </table:table-cell>
        </table:table-row>
        <table:table-row table:style-name="ro1">
          <table:table-cell office:value-type="float" office:value="1.1385267348942" calcext:value-type="float">
            <text:p>1.1385267348942</text:p>
          </table:table-cell>
          <table:table-cell office:value-type="float" office:value="0.936783861045847" calcext:value-type="float">
            <text:p>0.936783861045847</text:p>
          </table:table-cell>
        </table:table-row>
        <table:table-row table:style-name="ro1">
          <table:table-cell office:value-type="float" office:value="1.136680222782" calcext:value-type="float">
            <text:p>1.136680222782</text:p>
          </table:table-cell>
          <table:table-cell office:value-type="float" office:value="0.935227368669005" calcext:value-type="float">
            <text:p>0.935227368669005</text:p>
          </table:table-cell>
        </table:table-row>
        <table:table-row table:style-name="ro1">
          <table:table-cell office:value-type="float" office:value="1.136680222782" calcext:value-type="float">
            <text:p>1.136680222782</text:p>
          </table:table-cell>
          <table:table-cell office:value-type="float" office:value="0.935227368669005" calcext:value-type="float">
            <text:p>0.935227368669005</text:p>
          </table:table-cell>
        </table:table-row>
        <table:table-row table:style-name="ro1">
          <table:table-cell office:value-type="float" office:value="1.13358706260923" calcext:value-type="float">
            <text:p>1.13358706260923</text:p>
          </table:table-cell>
          <table:table-cell office:value-type="float" office:value="0.933075887028523" calcext:value-type="float">
            <text:p>0.933075887028523</text:p>
          </table:table-cell>
        </table:table-row>
        <table:table-row table:style-name="ro1">
          <table:table-cell office:value-type="float" office:value="1.13233787831602" calcext:value-type="float">
            <text:p>1.13233787831602</text:p>
          </table:table-cell>
          <table:table-cell office:value-type="float" office:value="0.932479687293997" calcext:value-type="float">
            <text:p>0.932479687293997</text:p>
          </table:table-cell>
        </table:table-row>
        <table:table-row table:style-name="ro1">
          <table:table-cell office:value-type="float" office:value="1.1347018272657" calcext:value-type="float">
            <text:p>1.1347018272657</text:p>
          </table:table-cell>
          <table:table-cell office:value-type="float" office:value="0.9363087531544" calcext:value-type="float">
            <text:p>0.9363087531544</text:p>
          </table:table-cell>
        </table:table-row>
        <table:table-row table:style-name="ro1">
          <table:table-cell office:value-type="float" office:value="1.1328416324981" calcext:value-type="float">
            <text:p>1.1328416324981</text:p>
          </table:table-cell>
          <table:table-cell office:value-type="float" office:value="0.934795664763441" calcext:value-type="float">
            <text:p>0.934795664763441</text:p>
          </table:table-cell>
        </table:table-row>
        <table:table-row table:style-name="ro1">
          <table:table-cell office:value-type="float" office:value="1.13156740394582" calcext:value-type="float">
            <text:p>1.13156740394582</text:p>
          </table:table-cell>
          <table:table-cell office:value-type="float" office:value="0.934237643989794" calcext:value-type="float">
            <text:p>0.934237643989794</text:p>
          </table:table-cell>
        </table:table-row>
        <table:table-row table:style-name="ro1">
          <table:table-cell office:value-type="float" office:value="1.13334036565808" calcext:value-type="float">
            <text:p>1.13334036565808</text:p>
          </table:table-cell>
          <table:table-cell office:value-type="float" office:value="0.937109443385096" calcext:value-type="float">
            <text:p>0.937109443385096</text:p>
          </table:table-cell>
        </table:table-row>
        <table:table-row table:style-name="ro1">
          <table:table-cell office:value-type="float" office:value="1.13205337936744" calcext:value-type="float">
            <text:p>1.13205337936744</text:p>
          </table:table-cell>
          <table:table-cell office:value-type="float" office:value="0.936595127564478" calcext:value-type="float">
            <text:p>0.936595127564478</text:p>
          </table:table-cell>
        </table:table-row>
        <table:table-row table:style-name="ro1">
          <table:table-cell office:value-type="float" office:value="1.13017094363368" calcext:value-type="float">
            <text:p>1.13017094363368</text:p>
          </table:table-cell>
          <table:table-cell office:value-type="float" office:value="0.935121762056199" calcext:value-type="float">
            <text:p>0.935121762056199</text:p>
          </table:table-cell>
        </table:table-row>
        <table:table-row table:style-name="ro1">
          <table:table-cell office:value-type="float" office:value="1.1337168670582" calcext:value-type="float">
            <text:p>1.1337168670582</text:p>
          </table:table-cell>
          <table:table-cell office:value-type="float" office:value="0.940865360846804" calcext:value-type="float">
            <text:p>0.940865360846804</text:p>
          </table:table-cell>
        </table:table-row>
        <table:table-row table:style-name="ro1">
          <table:table-cell office:value-type="float" office:value="1.13300563253299" calcext:value-type="float">
            <text:p>1.13300563253299</text:p>
          </table:table-cell>
          <table:table-cell office:value-type="float" office:value="0.941350848609112" calcext:value-type="float">
            <text:p>0.941350848609112</text:p>
          </table:table-cell>
        </table:table-row>
        <table:table-row table:style-name="ro1">
          <table:table-cell office:value-type="float" office:value="1.13170281252905" calcext:value-type="float">
            <text:p>1.13170281252905</text:p>
          </table:table-cell>
          <table:table-cell office:value-type="float" office:value="0.940878853170955" calcext:value-type="float">
            <text:p>0.940878853170955</text:p>
          </table:table-cell>
        </table:table-row>
        <table:table-row table:style-name="ro1">
          <table:table-cell office:value-type="float" office:value="1.13111182529163" calcext:value-type="float">
            <text:p>1.13111182529163</text:p>
          </table:table-cell>
          <table:table-cell office:value-type="float" office:value="0.939921586705854" calcext:value-type="float">
            <text:p>0.939921586705854</text:p>
          </table:table-cell>
        </table:table-row>
        <table:table-row table:style-name="ro1">
          <table:table-cell office:value-type="float" office:value="1.07384252627984" calcext:value-type="float">
            <text:p>1.07384252627984</text:p>
          </table:table-cell>
          <table:table-cell office:value-type="float" office:value="0.853920090765314" calcext:value-type="float">
            <text:p>0.853920090765314</text:p>
          </table:table-cell>
        </table:table-row>
        <table:table-row table:style-name="ro1">
          <table:table-cell office:value-type="float" office:value="1.07191984261515" calcext:value-type="float">
            <text:p>1.07191984261515</text:p>
          </table:table-cell>
          <table:table-cell office:value-type="float" office:value="0.85257648457458" calcext:value-type="float">
            <text:p>0.85257648457458</text:p>
          </table:table-cell>
        </table:table-row>
        <table:table-row table:style-name="ro1">
          <table:table-cell office:value-type="float" office:value="1.06940876250021" calcext:value-type="float">
            <text:p>1.06940876250021</text:p>
          </table:table-cell>
          <table:table-cell office:value-type="float" office:value="0.850276363534488" calcext:value-type="float">
            <text:p>0.850276363534488</text:p>
          </table:table-cell>
        </table:table-row>
        <table:table-row table:style-name="ro1">
          <table:table-cell office:value-type="float" office:value="1.06822678802537" calcext:value-type="float">
            <text:p>1.06822678802537</text:p>
          </table:table-cell>
          <table:table-cell office:value-type="float" office:value="0.848361830604286" calcext:value-type="float">
            <text:p>0.848361830604286</text:p>
          </table:table-cell>
        </table:table-row>
        <table:table-row table:style-name="ro1">
          <table:table-cell office:value-type="float" office:value="1.0639400917553" calcext:value-type="float">
            <text:p>1.0639400917553</text:p>
          </table:table-cell>
          <table:table-cell office:value-type="float" office:value="0.843189140085931" calcext:value-type="float">
            <text:p>0.843189140085931</text:p>
          </table:table-cell>
        </table:table-row>
        <table:table-row table:style-name="ro1">
          <table:table-cell office:value-type="float" office:value="1.06201361983212" calcext:value-type="float">
            <text:p>1.06201361983212</text:p>
          </table:table-cell>
          <table:table-cell office:value-type="float" office:value="0.841891245328266" calcext:value-type="float">
            <text:p>0.841891245328266</text:p>
          </table:table-cell>
        </table:table-row>
        <table:table-row table:style-name="ro1">
          <table:table-cell office:value-type="float" office:value="1.06007397552306" calcext:value-type="float">
            <text:p>1.06007397552306</text:p>
          </table:table-cell>
          <table:table-cell office:value-type="float" office:value="0.840589990826115" calcext:value-type="float">
            <text:p>0.840589990826115</text:p>
          </table:table-cell>
        </table:table-row>
        <table:table-row table:style-name="ro1">
          <table:table-cell office:value-type="float" office:value="1.0581396939357" calcext:value-type="float">
            <text:p>1.0581396939357</text:p>
          </table:table-cell>
          <table:table-cell office:value-type="float" office:value="0.839290104138029" calcext:value-type="float">
            <text:p>0.839290104138029</text:p>
          </table:table-cell>
        </table:table-row>
        <table:table-row table:style-name="ro1">
          <table:table-cell office:value-type="float" office:value="1.05754870669828" calcext:value-type="float">
            <text:p>1.05754870669828</text:p>
          </table:table-cell>
          <table:table-cell office:value-type="float" office:value="0.838332837672928" calcext:value-type="float">
            <text:p>0.838332837672928</text:p>
          </table:table-cell>
        </table:table-row>
        <table:table-row table:style-name="ro1">
          <table:table-cell office:value-type="float" office:value="1.05695771946086" calcext:value-type="float">
            <text:p>1.05695771946086</text:p>
          </table:table-cell>
          <table:table-cell office:value-type="float" office:value="0.837375571207827" calcext:value-type="float">
            <text:p>0.837375571207827</text:p>
          </table:table-cell>
        </table:table-row>
        <table:table-row table:style-name="ro1">
          <table:table-cell office:value-type="float" office:value="1.05365115890569" calcext:value-type="float">
            <text:p>1.05365115890569</text:p>
          </table:table-cell>
          <table:table-cell office:value-type="float" office:value="0.835819150545883" calcext:value-type="float">
            <text:p>0.835819150545883</text:p>
          </table:table-cell>
        </table:table-row>
        <table:table-row table:style-name="ro1">
          <table:table-cell office:value-type="float" office:value="1.05111948823409" calcext:value-type="float">
            <text:p>1.05111948823409</text:p>
          </table:table-cell>
          <table:table-cell office:value-type="float" office:value="0.833606825567326" calcext:value-type="float">
            <text:p>0.833606825567326</text:p>
          </table:table-cell>
        </table:table-row>
        <table:table-row table:style-name="ro1">
          <table:table-cell office:value-type="float" office:value="1.0491754326953" calcext:value-type="float">
            <text:p>1.0491754326953</text:p>
          </table:table-cell>
          <table:table-cell office:value-type="float" office:value="0.832351023045002" calcext:value-type="float">
            <text:p>0.832351023045002</text:p>
          </table:table-cell>
        </table:table-row>
        <table:table-row table:style-name="ro1">
          <table:table-cell office:value-type="float" office:value="1.04782229319787" calcext:value-type="float">
            <text:p>1.04782229319787</text:p>
          </table:table-cell>
          <table:table-cell office:value-type="float" office:value="0.832052471279339" calcext:value-type="float">
            <text:p>0.832052471279339</text:p>
          </table:table-cell>
        </table:table-row>
        <table:table-row table:style-name="ro1">
          <table:table-cell office:value-type="float" office:value="1.04723130596045" calcext:value-type="float">
            <text:p>1.04723130596045</text:p>
          </table:table-cell>
          <table:table-cell office:value-type="float" office:value="0.831095204814238" calcext:value-type="float">
            <text:p>0.831095204814238</text:p>
          </table:table-cell>
        </table:table-row>
        <table:table-row table:style-name="ro1">
          <table:table-cell office:value-type="float" office:value="1.04664031872303" calcext:value-type="float">
            <text:p>1.04664031872303</text:p>
          </table:table-cell>
          <table:table-cell office:value-type="float" office:value="0.830137938349137" calcext:value-type="float">
            <text:p>0.830137938349137</text:p>
          </table:table-cell>
        </table:table-row>
        <table:table-row table:style-name="ro1">
          <table:table-cell office:value-type="float" office:value="1.04331905577132" calcext:value-type="float">
            <text:p>1.04331905577132</text:p>
          </table:table-cell>
          <table:table-cell office:value-type="float" office:value="0.828671003839614" calcext:value-type="float">
            <text:p>0.828671003839614</text:p>
          </table:table-cell>
        </table:table-row>
        <table:table-row table:style-name="ro1">
          <table:table-cell office:value-type="float" office:value="1.04136623402864" calcext:value-type="float">
            <text:p>1.04136623402864</text:p>
          </table:table-cell>
          <table:table-cell office:value-type="float" office:value="0.827459519998045" calcext:value-type="float">
            <text:p>0.827459519998045</text:p>
          </table:table-cell>
        </table:table-row>
        <table:table-row table:style-name="ro1">
          <table:table-cell office:value-type="float" office:value="1.03941759522859" calcext:value-type="float">
            <text:p>1.03941759522859</text:p>
          </table:table-cell>
          <table:table-cell office:value-type="float" office:value="0.82624881699783" calcext:value-type="float">
            <text:p>0.82624881699783</text:p>
          </table:table-cell>
        </table:table-row>
        <table:table-row table:style-name="ro1">
          <table:table-cell office:value-type="float" office:value="1.03823562075375" calcext:value-type="float">
            <text:p>1.03823562075375</text:p>
          </table:table-cell>
          <table:table-cell office:value-type="float" office:value="0.824334284067628" calcext:value-type="float">
            <text:p>0.824334284067628</text:p>
          </table:table-cell>
        </table:table-row>
        <table:table-row table:style-name="ro1">
          <table:table-cell office:value-type="float" office:value="1.03686551994988" calcext:value-type="float">
            <text:p>1.03686551994988</text:p>
          </table:table-cell>
          <table:table-cell office:value-type="float" office:value="0.824124632317411" calcext:value-type="float">
            <text:p>0.824124632317411</text:p>
          </table:table-cell>
        </table:table-row>
        <table:table-row table:style-name="ro1">
          <table:table-cell office:value-type="float" office:value="1.03490525088057" calcext:value-type="float">
            <text:p>1.03490525088057</text:p>
          </table:table-cell>
          <table:table-cell office:value-type="float" office:value="0.822957839420543" calcext:value-type="float">
            <text:p>0.822957839420543</text:p>
          </table:table-cell>
        </table:table-row>
        <table:table-row table:style-name="ro1">
          <table:table-cell office:value-type="float" office:value="1.03235347698355" calcext:value-type="float">
            <text:p>1.03235347698355</text:p>
          </table:table-cell>
          <table:table-cell office:value-type="float" office:value="0.820833700857314" calcext:value-type="float">
            <text:p>0.820833700857314</text:p>
          </table:table-cell>
        </table:table-row>
        <table:table-row table:style-name="ro1">
          <table:table-cell office:value-type="float" office:value="1.03176248974613" calcext:value-type="float">
            <text:p>1.03176248974613</text:p>
          </table:table-cell>
          <table:table-cell office:value-type="float" office:value="0.819876434392213" calcext:value-type="float">
            <text:p>0.819876434392213</text:p>
          </table:table-cell>
        </table:table-row>
        <table:table-row table:style-name="ro1">
          <table:table-cell office:value-type="float" office:value="1.02902361814889" calcext:value-type="float">
            <text:p>1.02902361814889</text:p>
          </table:table-cell>
          <table:table-cell office:value-type="float" office:value="0.819457334408941" calcext:value-type="float">
            <text:p>0.819457334408941</text:p>
          </table:table-cell>
        </table:table-row>
        <table:table-row table:style-name="ro1">
          <table:table-cell office:value-type="float" office:value="1.02843263091147" calcext:value-type="float">
            <text:p>1.02843263091147</text:p>
          </table:table-cell>
          <table:table-cell office:value-type="float" office:value="0.818500067943841" calcext:value-type="float">
            <text:p>0.818500067943841</text:p>
          </table:table-cell>
        </table:table-row>
        <table:table-row table:style-name="ro1">
          <table:table-cell office:value-type="float" office:value="1.02784164367405" calcext:value-type="float">
            <text:p>1.02784164367405</text:p>
          </table:table-cell>
          <table:table-cell office:value-type="float" office:value="0.81754280147874" calcext:value-type="float">
            <text:p>0.81754280147874</text:p>
          </table:table-cell>
        </table:table-row>
        <table:table-row table:style-name="ro1">
          <table:table-cell office:value-type="float" office:value="1.02587486903887" calcext:value-type="float">
            <text:p>1.02587486903887</text:p>
          </table:table-cell>
          <table:table-cell office:value-type="float" office:value="0.816420889108548" calcext:value-type="float">
            <text:p>0.816420889108548</text:p>
          </table:table-cell>
        </table:table-row>
        <table:table-row table:style-name="ro1">
          <table:table-cell office:value-type="float" office:value="1.02449391608842" calcext:value-type="float">
            <text:p>1.02449391608842</text:p>
          </table:table-cell>
          <table:table-cell office:value-type="float" office:value="0.816301148215545" calcext:value-type="float">
            <text:p>0.816301148215545</text:p>
          </table:table-cell>
        </table:table-row>
        <table:table-row table:style-name="ro1">
          <table:table-cell office:value-type="float" office:value="1.02193109431529" calcext:value-type="float">
            <text:p>1.02193109431529</text:p>
          </table:table-cell>
          <table:table-cell office:value-type="float" office:value="0.814266883553323" calcext:value-type="float">
            <text:p>0.814266883553323</text:p>
          </table:table-cell>
        </table:table-row>
        <table:table-row table:style-name="ro1">
          <table:table-cell office:value-type="float" office:value="1.02054545965357" calcext:value-type="float">
            <text:p>1.02054545965357</text:p>
          </table:table-cell>
          <table:table-cell office:value-type="float" office:value="0.814146736714347" calcext:value-type="float">
            <text:p>0.814146736714347</text:p>
          </table:table-cell>
        </table:table-row>
        <table:table-row table:style-name="ro1">
          <table:table-cell office:value-type="float" office:value="1.01857357229179" calcext:value-type="float">
            <text:p>1.01857357229179</text:p>
          </table:table-cell>
          <table:table-cell office:value-type="float" office:value="0.813069733936735" calcext:value-type="float">
            <text:p>0.813069733936735</text:p>
          </table:table-cell>
        </table:table-row>
        <table:table-row table:style-name="ro1">
          <table:table-cell office:value-type="float" office:value="1.01719530026486" calcext:value-type="float">
            <text:p>1.01719530026486</text:p>
          </table:table-cell>
          <table:table-cell office:value-type="float" office:value="0.812950225503626" calcext:value-type="float">
            <text:p>0.812950225503626</text:p>
          </table:table-cell>
        </table:table-row>
        <table:table-row table:style-name="ro1">
          <table:table-cell office:value-type="float" office:value="1.01522399398995" calcext:value-type="float">
            <text:p>1.01522399398995</text:p>
          </table:table-cell>
          <table:table-cell office:value-type="float" office:value="0.811873273111409" calcext:value-type="float">
            <text:p>0.811873273111409</text:p>
          </table:table-cell>
        </table:table-row>
        <table:table-row table:style-name="ro1">
          <table:table-cell office:value-type="float" office:value="1.01325451681803" calcext:value-type="float">
            <text:p>1.01325451681803</text:p>
          </table:table-cell>
          <table:table-cell office:value-type="float" office:value="0.810796479318677" calcext:value-type="float">
            <text:p>0.810796479318677</text:p>
          </table:table-cell>
        </table:table-row>
        <table:table-row table:style-name="ro1">
          <table:table-cell office:value-type="float" office:value="1.0112842670647" calcext:value-type="float">
            <text:p>1.0112842670647</text:p>
          </table:table-cell>
          <table:table-cell office:value-type="float" office:value="0.80971961853627" calcext:value-type="float">
            <text:p>0.80971961853627</text:p>
          </table:table-cell>
        </table:table-row>
        <table:table-row table:style-name="ro1">
          <table:table-cell office:value-type="float" office:value="1.00989946441373" calcext:value-type="float">
            <text:p>1.00989946441373</text:p>
          </table:table-cell>
          <table:table-cell office:value-type="float" office:value="0.809599543840021" calcext:value-type="float">
            <text:p>0.809599543840021</text:p>
          </table:table-cell>
        </table:table-row>
        <table:table-row table:style-name="ro1">
          <table:table-cell office:value-type="float" office:value="1.00930847717631" calcext:value-type="float">
            <text:p>1.00930847717631</text:p>
          </table:table-cell>
          <table:table-cell office:value-type="float" office:value="0.80864227737492" calcext:value-type="float">
            <text:p>0.80864227737492</text:p>
          </table:table-cell>
        </table:table-row>
        <table:table-row table:style-name="ro1">
          <table:table-cell office:value-type="float" office:value="1.01029169108312" calcext:value-type="float">
            <text:p>1.01029169108312</text:p>
          </table:table-cell>
          <table:table-cell office:value-type="float" office:value="0.812351621236845" calcext:value-type="float">
            <text:p>0.812351621236845</text:p>
          </table:table-cell>
        </table:table-row>
        <table:table-row table:style-name="ro1">
          <table:table-cell office:value-type="float" office:value="1.00891186224553" calcext:value-type="float">
            <text:p>1.00891186224553</text:p>
          </table:table-cell>
          <table:table-cell office:value-type="float" office:value="0.81227734932266" calcext:value-type="float">
            <text:p>0.81227734932266</text:p>
          </table:table-cell>
        </table:table-row>
        <table:table-row table:style-name="ro1">
          <table:table-cell office:value-type="float" office:value="1.00870437803005" calcext:value-type="float">
            <text:p>1.00870437803005</text:p>
          </table:table-cell>
          <table:table-cell office:value-type="float" office:value="0.81411709199352" calcext:value-type="float">
            <text:p>0.81411709199352</text:p>
          </table:table-cell>
        </table:table-row>
        <table:table-row table:style-name="ro1">
          <table:table-cell office:value-type="float" office:value="1.12197296257786" calcext:value-type="float">
            <text:p>1.12197296257786</text:p>
          </table:table-cell>
          <table:table-cell office:value-type="float" office:value="0.999752346870952" calcext:value-type="float">
            <text:p>0.999752346870952</text:p>
          </table:table-cell>
        </table:table-row>
        <table:table-row table:style-name="ro1">
          <table:table-cell office:value-type="float" office:value="1.12058793825271" calcext:value-type="float">
            <text:p>1.12058793825271</text:p>
          </table:table-cell>
          <table:table-cell office:value-type="float" office:value="0.999677795299757" calcext:value-type="float">
            <text:p>0.999677795299757</text:p>
          </table:table-cell>
        </table:table-row>
        <table:table-row table:style-name="ro1">
          <table:table-cell office:value-type="float" office:value="1.12058793825271" calcext:value-type="float">
            <text:p>1.12058793825271</text:p>
          </table:table-cell>
          <table:table-cell office:value-type="float" office:value="0.999677795299757" calcext:value-type="float">
            <text:p>0.999677795299757</text:p>
          </table:table-cell>
        </table:table-row>
        <table:table-row table:style-name="ro1">
          <table:table-cell office:value-type="float" office:value="1.11920363533922" calcext:value-type="float">
            <text:p>1.11920363533922</text:p>
          </table:table-cell>
          <table:table-cell office:value-type="float" office:value="0.999603282559919" calcext:value-type="float">
            <text:p>0.999603282559919</text:p>
          </table:table-cell>
        </table:table-row>
        <table:table-row table:style-name="ro1">
          <table:table-cell office:value-type="float" office:value="1.11643637305869" calcext:value-type="float">
            <text:p>1.11643637305869</text:p>
          </table:table-cell>
          <table:table-cell office:value-type="float" office:value="0.999454329399188" calcext:value-type="float">
            <text:p>0.999454329399188</text:p>
          </table:table-cell>
        </table:table-row>
        <table:table-row table:style-name="ro1">
          <table:table-cell office:value-type="float" office:value="1.11584538582127" calcext:value-type="float">
            <text:p>1.11584538582127</text:p>
          </table:table-cell>
          <table:table-cell office:value-type="float" office:value="0.998497062934087" calcext:value-type="float">
            <text:p>0.998497062934087</text:p>
          </table:table-cell>
        </table:table-row>
        <table:table-row table:style-name="ro1">
          <table:table-cell office:value-type="float" office:value="1.11307914940134" calcext:value-type="float">
            <text:p>1.11307914940134</text:p>
          </table:table-cell>
          <table:table-cell office:value-type="float" office:value="0.998348164992256" calcext:value-type="float">
            <text:p>0.998348164992256</text:p>
          </table:table-cell>
        </table:table-row>
        <table:table-row table:style-name="ro1">
          <table:table-cell office:value-type="float" office:value="1.11168991573851" calcext:value-type="float">
            <text:p>1.11168991573851</text:p>
          </table:table-cell>
          <table:table-cell office:value-type="float" office:value="0.998273386845447" calcext:value-type="float">
            <text:p>0.998273386845447</text:p>
          </table:table-cell>
        </table:table-row>
        <table:table-row table:style-name="ro1">
          <table:table-cell office:value-type="float" office:value="1.11030719463587" calcext:value-type="float">
            <text:p>1.11030719463587</text:p>
          </table:table-cell>
          <table:table-cell office:value-type="float" office:value="0.998198959249589" calcext:value-type="float">
            <text:p>0.998198959249589</text:p>
          </table:table-cell>
        </table:table-row>
        <table:table-row table:style-name="ro1">
          <table:table-cell office:value-type="float" office:value="1.10892272626099" calcext:value-type="float">
            <text:p>1.10892272626099</text:p>
          </table:table-cell>
          <table:table-cell office:value-type="float" office:value="0.998124437603477" calcext:value-type="float">
            <text:p>0.998124437603477</text:p>
          </table:table-cell>
        </table:table-row>
        <table:table-row table:style-name="ro1">
          <table:table-cell office:value-type="float" office:value="1.10753842996595" calcext:value-type="float">
            <text:p>1.10753842996595</text:p>
          </table:table-cell>
          <table:table-cell office:value-type="float" office:value="0.998049925219889" calcext:value-type="float">
            <text:p>0.998049925219889</text:p>
          </table:table-cell>
        </table:table-row>
        <table:table-row table:style-name="ro1">
          <table:table-cell office:value-type="float" office:value="1.10615385569578" calcext:value-type="float">
            <text:p>1.10615385569578</text:p>
          </table:table-cell>
          <table:table-cell office:value-type="float" office:value="0.997975397873761" calcext:value-type="float">
            <text:p>0.997975397873761</text:p>
          </table:table-cell>
        </table:table-row>
        <table:table-row table:style-name="ro1">
          <table:table-cell office:value-type="float" office:value="1.10476961896684" calcext:value-type="float">
            <text:p>1.10476961896684</text:p>
          </table:table-cell>
          <table:table-cell office:value-type="float" office:value="0.997900888696432" calcext:value-type="float">
            <text:p>0.997900888696432</text:p>
          </table:table-cell>
        </table:table-row>
        <table:table-row table:style-name="ro1">
          <table:table-cell office:value-type="float" office:value="1.10338981660307" calcext:value-type="float">
            <text:p>1.10338981660307</text:p>
          </table:table-cell>
          <table:table-cell office:value-type="float" office:value="0.997826618207251" calcext:value-type="float">
            <text:p>0.997826618207251</text:p>
          </table:table-cell>
        </table:table-row>
        <table:table-row table:style-name="ro1">
          <table:table-cell office:value-type="float" office:value="1.10338981660307" calcext:value-type="float">
            <text:p>1.10338981660307</text:p>
          </table:table-cell>
          <table:table-cell office:value-type="float" office:value="0.997826618207251" calcext:value-type="float">
            <text:p>0.997826618207251</text:p>
          </table:table-cell>
        </table:table-row>
        <table:table-row table:style-name="ro1">
          <table:table-cell office:value-type="float" office:value="1.1073236046117" calcext:value-type="float">
            <text:p>1.1073236046117</text:p>
          </table:table-cell>
          <table:table-cell office:value-type="float" office:value="1.0063674609032" calcext:value-type="float">
            <text:p>1.0063674609032</text:p>
          </table:table-cell>
        </table:table-row>
        <table:table-row table:style-name="ro1">
          <table:table-cell office:value-type="float" office:value="1.10593711802423" calcext:value-type="float">
            <text:p>1.10593711802423</text:p>
          </table:table-cell>
          <table:table-cell office:value-type="float" office:value="1.00633810472942" calcext:value-type="float">
            <text:p>1.00633810472942</text:p>
          </table:table-cell>
        </table:table-row>
        <table:table-row table:style-name="ro1">
          <table:table-cell office:value-type="float" office:value="1.10396322253706" calcext:value-type="float">
            <text:p>1.10396322253706</text:p>
          </table:table-cell>
          <table:table-cell office:value-type="float" office:value="1.00535155785491" calcext:value-type="float">
            <text:p>1.00535155785491</text:p>
          </table:table-cell>
        </table:table-row>
        <table:table-row table:style-name="ro1">
          <table:table-cell office:value-type="float" office:value="1.1025750064197" calcext:value-type="float">
            <text:p>1.1025750064197</text:p>
          </table:table-cell>
          <table:table-cell office:value-type="float" office:value="1.00532216506167" calcext:value-type="float">
            <text:p>1.00532216506167</text:p>
          </table:table-cell>
        </table:table-row>
        <table:table-row table:style-name="ro1">
          <table:table-cell office:value-type="float" office:value="1.10118815537191" calcext:value-type="float">
            <text:p>1.10118815537191</text:p>
          </table:table-cell>
          <table:table-cell office:value-type="float" office:value="1.00529280117114" calcext:value-type="float">
            <text:p>1.00529280117114</text:p>
          </table:table-cell>
        </table:table-row>
        <table:table-row table:style-name="ro1">
          <table:table-cell office:value-type="float" office:value="1.09980186095444" calcext:value-type="float">
            <text:p>1.09980186095444</text:p>
          </table:table-cell>
          <table:table-cell office:value-type="float" office:value="1.00526344906618" calcext:value-type="float">
            <text:p>1.00526344906618</text:p>
          </table:table-cell>
        </table:table-row>
        <table:table-row table:style-name="ro1">
          <table:table-cell office:value-type="float" office:value="1.09841503641285" calcext:value-type="float">
            <text:p>1.09841503641285</text:p>
          </table:table-cell>
          <table:table-cell office:value-type="float" office:value="1.00523408573687" calcext:value-type="float">
            <text:p>1.00523408573687</text:p>
          </table:table-cell>
        </table:table-row>
        <table:table-row table:style-name="ro1">
          <table:table-cell office:value-type="float" office:value="1.09703285708375" calcext:value-type="float">
            <text:p>1.09703285708375</text:p>
          </table:table-cell>
          <table:table-cell office:value-type="float" office:value="1.00520482076095" calcext:value-type="float">
            <text:p>1.00520482076095</text:p>
          </table:table-cell>
        </table:table-row>
        <table:table-row table:style-name="ro1">
          <table:table-cell office:value-type="float" office:value="1.09564597952976" calcext:value-type="float">
            <text:p>1.09564597952976</text:p>
          </table:table-cell>
          <table:table-cell office:value-type="float" office:value="1.0051754563092" calcext:value-type="float">
            <text:p>1.0051754563092</text:p>
          </table:table-cell>
        </table:table-row>
        <table:table-row table:style-name="ro1">
          <table:table-cell office:value-type="float" office:value="1.09564597952976" calcext:value-type="float">
            <text:p>1.09564597952976</text:p>
          </table:table-cell>
          <table:table-cell office:value-type="float" office:value="1.0051754563092" calcext:value-type="float">
            <text:p>1.0051754563092</text:p>
          </table:table-cell>
        </table:table-row>
        <table:table-row table:style-name="ro1">
          <table:table-cell office:value-type="float" office:value="1.0928698653695" calcext:value-type="float">
            <text:p>1.0928698653695</text:p>
          </table:table-cell>
          <table:table-cell office:value-type="float" office:value="1.00511667745733" calcext:value-type="float">
            <text:p>1.00511667745733</text:p>
          </table:table-cell>
        </table:table-row>
        <table:table-row table:style-name="ro1">
          <table:table-cell office:value-type="float" office:value="1.09148378962822" calcext:value-type="float">
            <text:p>1.09148378962822</text:p>
          </table:table-cell>
          <table:table-cell office:value-type="float" office:value="1.00508732998242" calcext:value-type="float">
            <text:p>1.00508732998242</text:p>
          </table:table-cell>
        </table:table-row>
        <table:table-row table:style-name="ro1">
          <table:table-cell office:value-type="float" office:value="1.09009886028031" calcext:value-type="float">
            <text:p>1.09009886028031</text:p>
          </table:table-cell>
          <table:table-cell office:value-type="float" office:value="1.00505800678017" calcext:value-type="float">
            <text:p>1.00505800678017</text:p>
          </table:table-cell>
        </table:table-row>
        <table:table-row table:style-name="ro1">
          <table:table-cell office:value-type="float" office:value="1.08871444780341" calcext:value-type="float">
            <text:p>1.08871444780341</text:p>
          </table:table-cell>
          <table:table-cell office:value-type="float" office:value="1.00502869452166" calcext:value-type="float">
            <text:p>1.00502869452166</text:p>
          </table:table-cell>
        </table:table-row>
        <table:table-row table:style-name="ro1">
          <table:table-cell office:value-type="float" office:value="1.08732364733103" calcext:value-type="float">
            <text:p>1.08732364733103</text:p>
          </table:table-cell>
          <table:table-cell office:value-type="float" office:value="1.0049992470097" calcext:value-type="float">
            <text:p>1.0049992470097</text:p>
          </table:table-cell>
        </table:table-row>
        <table:table-row table:style-name="ro1">
          <table:table-cell office:value-type="float" office:value="1.08593849268039" calcext:value-type="float">
            <text:p>1.08593849268039</text:p>
          </table:table-cell>
          <table:table-cell office:value-type="float" office:value="1.0049699190371" calcext:value-type="float">
            <text:p>1.0049699190371</text:p>
          </table:table-cell>
        </table:table-row>
        <table:table-row table:style-name="ro1">
          <table:table-cell office:value-type="float" office:value="1.08455441153105" calcext:value-type="float">
            <text:p>1.08455441153105</text:p>
          </table:table-cell>
          <table:table-cell office:value-type="float" office:value="1.00494061379382" calcext:value-type="float">
            <text:p>1.00494061379382</text:p>
          </table:table-cell>
        </table:table-row>
        <table:table-row table:style-name="ro1">
          <table:table-cell office:value-type="float" office:value="1.08316869362354" calcext:value-type="float">
            <text:p>1.08316869362354</text:p>
          </table:table-cell>
          <table:table-cell office:value-type="float" office:value="1.00491127389534" calcext:value-type="float">
            <text:p>1.00491127389534</text:p>
          </table:table-cell>
        </table:table-row>
        <table:table-row table:style-name="ro1">
          <table:table-cell office:value-type="float" office:value="1.08177897990558" calcext:value-type="float">
            <text:p>1.08177897990558</text:p>
          </table:table-cell>
          <table:table-cell office:value-type="float" office:value="1.0048818493933" calcext:value-type="float">
            <text:p>1.0048818493933</text:p>
          </table:table-cell>
        </table:table-row>
        <table:table-row table:style-name="ro1">
          <table:table-cell office:value-type="float" office:value="1.08039257283673" calcext:value-type="float">
            <text:p>1.08039257283673</text:p>
          </table:table-cell>
          <table:table-cell office:value-type="float" office:value="1.00485249490317" calcext:value-type="float">
            <text:p>1.00485249490317</text:p>
          </table:table-cell>
        </table:table-row>
        <table:table-row table:style-name="ro1">
          <table:table-cell office:value-type="float" office:value="1.07900944591079" calcext:value-type="float">
            <text:p>1.07900944591079</text:p>
          </table:table-cell>
          <table:table-cell office:value-type="float" office:value="1.00482320986372" calcext:value-type="float">
            <text:p>1.00482320986372</text:p>
          </table:table-cell>
        </table:table-row>
        <table:table-row table:style-name="ro1">
          <table:table-cell office:value-type="float" office:value="1.07703493415435" calcext:value-type="float">
            <text:p>1.07703493415435</text:p>
          </table:table-cell>
          <table:table-cell office:value-type="float" office:value="1.0038366499409" calcext:value-type="float">
            <text:p>1.0038366499409</text:p>
          </table:table-cell>
        </table:table-row>
        <table:table-row table:style-name="ro1">
          <table:table-cell office:value-type="float" office:value="1.075646525867" calcext:value-type="float">
            <text:p>1.075646525867</text:p>
          </table:table-cell>
          <table:table-cell office:value-type="float" office:value="1.00380725307884" calcext:value-type="float">
            <text:p>1.00380725307884</text:p>
          </table:table-cell>
        </table:table-row>
        <table:table-row table:style-name="ro1">
          <table:table-cell office:value-type="float" office:value="1.07367449244075" calcext:value-type="float">
            <text:p>1.07367449244075</text:p>
          </table:table-cell>
          <table:table-cell office:value-type="float" office:value="1.00282074562987" calcext:value-type="float">
            <text:p>1.00282074562987</text:p>
          </table:table-cell>
        </table:table-row>
        <table:table-row table:style-name="ro1">
          <table:table-cell office:value-type="float" office:value="1.07229122635723" calcext:value-type="float">
            <text:p>1.07229122635723</text:p>
          </table:table-cell>
          <table:table-cell office:value-type="float" office:value="1.00279145764403" calcext:value-type="float">
            <text:p>1.00279145764403</text:p>
          </table:table-cell>
        </table:table-row>
        <table:table-row table:style-name="ro1">
          <table:table-cell office:value-type="float" office:value="1.07090159878444" calcext:value-type="float">
            <text:p>1.07090159878444</text:p>
          </table:table-cell>
          <table:table-cell office:value-type="float" office:value="1.00276203496595" calcext:value-type="float">
            <text:p>1.00276203496595</text:p>
          </table:table-cell>
        </table:table-row>
        <table:table-row table:style-name="ro1">
          <table:table-cell office:value-type="float" office:value="1.06951782908302" calcext:value-type="float">
            <text:p>1.06951782908302</text:p>
          </table:table-cell>
          <table:table-cell office:value-type="float" office:value="1.00273273631697" calcext:value-type="float">
            <text:p>1.00273273631697</text:p>
          </table:table-cell>
        </table:table-row>
        <table:table-row table:style-name="ro1">
          <table:table-cell office:value-type="float" office:value="1.0681318129807" calcext:value-type="float">
            <text:p>1.0681318129807</text:p>
          </table:table-cell>
          <table:table-cell office:value-type="float" office:value="1.0027033901048" calcext:value-type="float">
            <text:p>1.0027033901048</text:p>
          </table:table-cell>
        </table:table-row>
        <table:table-row table:style-name="ro1">
          <table:table-cell office:value-type="float" office:value="1.06674734749138" calcext:value-type="float">
            <text:p>1.06674734749138</text:p>
          </table:table-cell>
          <table:table-cell office:value-type="float" office:value="1.00267407672386" calcext:value-type="float">
            <text:p>1.00267407672386</text:p>
          </table:table-cell>
        </table:table-row>
        <table:table-row table:style-name="ro1">
          <table:table-cell office:value-type="float" office:value="1.06536088741013" calcext:value-type="float">
            <text:p>1.06536088741013</text:p>
          </table:table-cell>
          <table:table-cell office:value-type="float" office:value="1.00264472111129" calcext:value-type="float">
            <text:p>1.00264472111129</text:p>
          </table:table-cell>
        </table:table-row>
        <table:table-row table:style-name="ro1">
          <table:table-cell office:value-type="float" office:value="1.06397483817505" calcext:value-type="float">
            <text:p>1.06397483817505</text:p>
          </table:table-cell>
          <table:table-cell office:value-type="float" office:value="1.00261537419759" calcext:value-type="float">
            <text:p>1.00261537419759</text:p>
          </table:table-cell>
        </table:table-row>
        <table:table-row table:style-name="ro1">
          <table:table-cell office:value-type="float" office:value="1.02003807230606" calcext:value-type="float">
            <text:p>1.02003807230606</text:p>
          </table:table-cell>
          <table:table-cell office:value-type="float" office:value="0.933662849513374" calcext:value-type="float">
            <text:p>0.933662849513374</text:p>
          </table:table-cell>
        </table:table-row>
        <table:table-row table:style-name="ro1">
          <table:table-cell office:value-type="float" office:value="1.01687478060656" calcext:value-type="float">
            <text:p>1.01687478060656</text:p>
          </table:table-cell>
          <table:table-cell office:value-type="float" office:value="0.930761612567722" calcext:value-type="float">
            <text:p>0.930761612567722</text:p>
          </table:table-cell>
        </table:table-row>
        <table:table-row table:style-name="ro1">
          <table:table-cell office:value-type="float" office:value="1.01430164119902" calcext:value-type="float">
            <text:p>1.01430164119902</text:p>
          </table:table-cell>
          <table:table-cell office:value-type="float" office:value="0.928817624408814" calcext:value-type="float">
            <text:p>0.928817624408814</text:p>
          </table:table-cell>
        </table:table-row>
        <table:table-row table:style-name="ro1">
          <table:table-cell office:value-type="float" office:value="1.01173331929429" calcext:value-type="float">
            <text:p>1.01173331929429</text:p>
          </table:table-cell>
          <table:table-cell office:value-type="float" office:value="0.926873738251217" calcext:value-type="float">
            <text:p>0.926873738251217</text:p>
          </table:table-cell>
        </table:table-row>
        <table:table-row table:style-name="ro1">
          <table:table-cell office:value-type="float" office:value="1.00975767439757" calcext:value-type="float">
            <text:p>1.00975767439757</text:p>
          </table:table-cell>
          <table:table-cell office:value-type="float" office:value="0.925887154336347" calcext:value-type="float">
            <text:p>0.925887154336347</text:p>
          </table:table-cell>
        </table:table-row>
        <table:table-row table:style-name="ro1">
          <table:table-cell office:value-type="float" office:value="1.00778089636058" calcext:value-type="float">
            <text:p>1.00778089636058</text:p>
          </table:table-cell>
          <table:table-cell office:value-type="float" office:value="0.924900546429422" calcext:value-type="float">
            <text:p>0.924900546429422</text:p>
          </table:table-cell>
        </table:table-row>
        <table:table-row table:style-name="ro1">
          <table:table-cell office:value-type="float" office:value="1.00520739911926" calcext:value-type="float">
            <text:p>1.00520739911926</text:p>
          </table:table-cell>
          <table:table-cell office:value-type="float" office:value="0.922956550694076" calcext:value-type="float">
            <text:p>0.922956550694076</text:p>
          </table:table-cell>
        </table:table-row>
        <table:table-row table:style-name="ro1">
          <table:table-cell office:value-type="float" office:value="1.0032262740646" calcext:value-type="float">
            <text:p>1.0032262740646</text:p>
          </table:table-cell>
          <table:table-cell office:value-type="float" office:value="0.921969850747453" calcext:value-type="float">
            <text:p>0.921969850747453</text:p>
          </table:table-cell>
        </table:table-row>
        <table:table-row table:style-name="ro1">
          <table:table-cell office:value-type="float" office:value="1.0012504900103" calcext:value-type="float">
            <text:p>1.0012504900103</text:p>
          </table:table-cell>
          <table:table-cell office:value-type="float" office:value="0.920983263886191" calcext:value-type="float">
            <text:p>0.920983263886191</text:p>
          </table:table-cell>
        </table:table-row>
        <table:table-row table:style-name="ro1">
          <table:table-cell office:value-type="float" office:value="0.998682194611778" calcext:value-type="float">
            <text:p>0.998682194611778</text:p>
          </table:table-cell>
          <table:table-cell office:value-type="float" office:value="0.919039378289811" calcext:value-type="float">
            <text:p>0.919039378289811</text:p>
          </table:table-cell>
        </table:table-row>
        <table:table-row table:style-name="ro1">
          <table:table-cell office:value-type="float" office:value="0.996706165375082" calcext:value-type="float">
            <text:p>0.996706165375082</text:p>
          </table:table-cell>
          <table:table-cell office:value-type="float" office:value="0.918052786237286" calcext:value-type="float">
            <text:p>0.918052786237286</text:p>
          </table:table-cell>
        </table:table-row>
        <table:table-row table:style-name="ro1">
          <table:table-cell office:value-type="float" office:value="0.994725020440761" calcext:value-type="float">
            <text:p>0.994725020440761</text:p>
          </table:table-cell>
          <table:table-cell office:value-type="float" office:value="0.91706608586975" calcext:value-type="float">
            <text:p>0.91706608586975</text:p>
          </table:table-cell>
        </table:table-row>
        <table:table-row table:style-name="ro1">
          <table:table-cell office:value-type="float" office:value="0.992159799762055" calcext:value-type="float">
            <text:p>0.992159799762055</text:p>
          </table:table-cell>
          <table:table-cell office:value-type="float" office:value="0.91512226537462" calcext:value-type="float">
            <text:p>0.91512226537462</text:p>
          </table:table-cell>
        </table:table-row>
        <table:table-row table:style-name="ro1">
          <table:table-cell office:value-type="float" office:value="0.990185261499408" calcext:value-type="float">
            <text:p>0.990185261499408</text:p>
          </table:table-cell>
          <table:table-cell office:value-type="float" office:value="0.914135704890588" calcext:value-type="float">
            <text:p>0.914135704890588</text:p>
          </table:table-cell>
        </table:table-row>
        <table:table-row table:style-name="ro1">
          <table:table-cell office:value-type="float" office:value="0.987821312549729" calcext:value-type="float">
            <text:p>0.987821312549729</text:p>
          </table:table-cell>
          <table:table-cell office:value-type="float" office:value="0.910306639030185" calcext:value-type="float">
            <text:p>0.910306639030185</text:p>
          </table:table-cell>
        </table:table-row>
        <table:table-row table:style-name="ro1">
          <table:table-cell office:value-type="float" office:value="0.986430234213159" calcext:value-type="float">
            <text:p>0.986430234213159</text:p>
          </table:table-cell>
          <table:table-cell office:value-type="float" office:value="0.910322185725892" calcext:value-type="float">
            <text:p>0.910322185725892</text:p>
          </table:table-cell>
        </table:table-row>
        <table:table-row table:style-name="ro1">
          <table:table-cell office:value-type="float" office:value="0.983858228566121" calcext:value-type="float">
            <text:p>0.983858228566121</text:p>
          </table:table-cell>
          <table:table-cell office:value-type="float" office:value="0.908423187788285" calcext:value-type="float">
            <text:p>0.908423187788285</text:p>
          </table:table-cell>
        </table:table-row>
        <table:table-row table:style-name="ro1">
          <table:table-cell office:value-type="float" office:value="0.981881604270291" calcext:value-type="float">
            <text:p>0.981881604270291</text:p>
          </table:table-cell>
          <table:table-cell office:value-type="float" office:value="0.90748140720715" calcext:value-type="float">
            <text:p>0.90748140720715</text:p>
          </table:table-cell>
        </table:table-row>
        <table:table-row table:style-name="ro1">
          <table:table-cell office:value-type="float" office:value="0.980490830804361" calcext:value-type="float">
            <text:p>0.980490830804361</text:p>
          </table:table-cell>
          <table:table-cell office:value-type="float" office:value="0.907496950495622" calcext:value-type="float">
            <text:p>0.907496950495622</text:p>
          </table:table-cell>
        </table:table-row>
        <table:table-row table:style-name="ro1">
          <table:table-cell office:value-type="float" office:value="0.978513828734043" calcext:value-type="float">
            <text:p>0.978513828734043</text:p>
          </table:table-cell>
          <table:table-cell office:value-type="float" office:value="0.906555174136496" calcext:value-type="float">
            <text:p>0.906555174136496</text:p>
          </table:table-cell>
        </table:table-row>
        <table:table-row table:style-name="ro1">
          <table:table-cell office:value-type="float" office:value="0.978513828734043" calcext:value-type="float">
            <text:p>0.978513828734043</text:p>
          </table:table-cell>
          <table:table-cell office:value-type="float" office:value="0.906555174136496" calcext:value-type="float">
            <text:p>0.906555174136496</text:p>
          </table:table-cell>
        </table:table-row>
        <table:table-row table:style-name="ro1">
          <table:table-cell office:value-type="float" office:value="0.975148618087743" calcext:value-type="float">
            <text:p>0.975148618087743</text:p>
          </table:table-cell>
          <table:table-cell office:value-type="float" office:value="0.905628912400624" calcext:value-type="float">
            <text:p>0.905628912400624</text:p>
          </table:table-cell>
        </table:table-row>
        <table:table-row table:style-name="ro1">
          <table:table-cell office:value-type="float" office:value="0.973171357540144" calcext:value-type="float">
            <text:p>0.973171357540144</text:p>
          </table:table-cell>
          <table:table-cell office:value-type="float" office:value="0.904687138930241" calcext:value-type="float">
            <text:p>0.904687138930241</text:p>
          </table:table-cell>
        </table:table-row>
        <table:table-row table:style-name="ro1">
          <table:table-cell office:value-type="float" office:value="0.971192844371871" calcext:value-type="float">
            <text:p>0.971192844371871</text:p>
          </table:table-cell>
          <table:table-cell office:value-type="float" office:value="0.90374537945915" calcext:value-type="float">
            <text:p>0.90374537945915</text:p>
          </table:table-cell>
        </table:table-row>
        <table:table-row table:style-name="ro1">
          <table:table-cell office:value-type="float" office:value="0.969805404600112" calcext:value-type="float">
            <text:p>0.969805404600112</text:p>
          </table:table-cell>
          <table:table-cell office:value-type="float" office:value="0.903760885490246" calcext:value-type="float">
            <text:p>0.903760885490246</text:p>
          </table:table-cell>
        </table:table-row>
        <table:table-row table:style-name="ro1">
          <table:table-cell office:value-type="float" office:value="0.969214417362692" calcext:value-type="float">
            <text:p>0.969214417362692</text:p>
          </table:table-cell>
          <table:table-cell office:value-type="float" office:value="0.902803619025145" calcext:value-type="float">
            <text:p>0.902803619025145</text:p>
          </table:table-cell>
        </table:table-row>
        <table:table-row table:style-name="ro1">
          <table:table-cell office:value-type="float" office:value="0.966444488653262" calcext:value-type="float">
            <text:p>0.966444488653262</text:p>
          </table:table-cell>
          <table:table-cell office:value-type="float" office:value="0.9028345757568" calcext:value-type="float">
            <text:p>0.9028345757568</text:p>
          </table:table-cell>
        </table:table-row>
        <table:table-row table:style-name="ro1">
          <table:table-cell office:value-type="float" office:value="0.964466094782196" calcext:value-type="float">
            <text:p>0.964466094782196</text:p>
          </table:table-cell>
          <table:table-cell office:value-type="float" office:value="0.901892814952443" calcext:value-type="float">
            <text:p>0.901892814952443</text:p>
          </table:table-cell>
        </table:table-row>
        <table:table-row table:style-name="ro1">
          <table:table-cell office:value-type="float" office:value="0.962489284912934" calcext:value-type="float">
            <text:p>0.962489284912934</text:p>
          </table:table-cell>
          <table:table-cell office:value-type="float" office:value="0.900951036445278" calcext:value-type="float">
            <text:p>0.900951036445278</text:p>
          </table:table-cell>
        </table:table-row>
        <table:table-row table:style-name="ro1">
          <table:table-cell office:value-type="float" office:value="0.96110173247159" calcext:value-type="float">
            <text:p>0.96110173247159</text:p>
          </table:table-cell>
          <table:table-cell office:value-type="float" office:value="0.900966543735569" calcext:value-type="float">
            <text:p>0.900966543735569</text:p>
          </table:table-cell>
        </table:table-row>
        <table:table-row table:style-name="ro1">
          <table:table-cell office:value-type="float" office:value="0.959126473466018" calcext:value-type="float">
            <text:p>0.959126473466018</text:p>
          </table:table-cell>
          <table:table-cell office:value-type="float" office:value="0.900024747895946" calcext:value-type="float">
            <text:p>0.900024747895946</text:p>
          </table:table-cell>
        </table:table-row>
        <table:table-row table:style-name="ro1">
          <table:table-cell office:value-type="float" office:value="0.95774264574858" calcext:value-type="float">
            <text:p>0.95774264574858</text:p>
          </table:table-cell>
          <table:table-cell office:value-type="float" office:value="0.900040213558712" calcext:value-type="float">
            <text:p>0.900040213558712</text:p>
          </table:table-cell>
        </table:table-row>
        <table:table-row table:style-name="ro1">
          <table:table-cell office:value-type="float" office:value="0.955173596021224" calcext:value-type="float">
            <text:p>0.955173596021224</text:p>
          </table:table-cell>
          <table:table-cell office:value-type="float" office:value="0.898141182585738" calcext:value-type="float">
            <text:p>0.898141182585738</text:p>
          </table:table-cell>
        </table:table-row>
        <table:table-row table:style-name="ro1">
          <table:table-cell office:value-type="float" office:value="0.953786938308933" calcext:value-type="float">
            <text:p>0.953786938308933</text:p>
          </table:table-cell>
          <table:table-cell office:value-type="float" office:value="0.898156679876534" calcext:value-type="float">
            <text:p>0.898156679876534</text:p>
          </table:table-cell>
        </table:table-row>
        <table:table-row table:style-name="ro1">
          <table:table-cell office:value-type="float" office:value="0.951810287502613" calcext:value-type="float">
            <text:p>0.951810287502613</text:p>
          </table:table-cell>
          <table:table-cell office:value-type="float" office:value="0.897214899591681" calcext:value-type="float">
            <text:p>0.897214899591681</text:p>
          </table:table-cell>
        </table:table-row>
        <table:table-row table:style-name="ro1">
          <table:table-cell office:value-type="float" office:value="0.950424630561336" calcext:value-type="float">
            <text:p>0.950424630561336</text:p>
          </table:table-cell>
          <table:table-cell office:value-type="float" office:value="0.897230385697858" calcext:value-type="float">
            <text:p>0.897230385697858</text:p>
          </table:table-cell>
        </table:table-row>
        <table:table-row table:style-name="ro1">
          <table:table-cell office:value-type="float" office:value="0.949833643323916" calcext:value-type="float">
            <text:p>0.949833643323916</text:p>
          </table:table-cell>
          <table:table-cell office:value-type="float" office:value="0.896273119232757" calcext:value-type="float">
            <text:p>0.896273119232757</text:p>
          </table:table-cell>
        </table:table-row>
        <table:table-row table:style-name="ro1">
          <table:table-cell office:value-type="float" office:value="0.947058936098586" calcext:value-type="float">
            <text:p>0.947058936098586</text:p>
          </table:table-cell>
          <table:table-cell office:value-type="float" office:value="0.89630412936912" calcext:value-type="float">
            <text:p>0.89630412936912</text:p>
          </table:table-cell>
        </table:table-row>
        <table:table-row table:style-name="ro1">
          <table:table-cell office:value-type="float" office:value="0.945672609767425" calcext:value-type="float">
            <text:p>0.945672609767425</text:p>
          </table:table-cell>
          <table:table-cell office:value-type="float" office:value="0.896319622956401" calcext:value-type="float">
            <text:p>0.896319622956401</text:p>
          </table:table-cell>
        </table:table-row>
        <table:table-row table:style-name="ro1">
          <table:table-cell office:value-type="float" office:value="0.943692426438255" calcext:value-type="float">
            <text:p>0.943692426438255</text:p>
          </table:table-cell>
          <table:table-cell office:value-type="float" office:value="0.895377882151033" calcext:value-type="float">
            <text:p>0.895377882151033</text:p>
          </table:table-cell>
        </table:table-row>
        <table:table-row table:style-name="ro1">
          <table:table-cell office:value-type="float" office:value="0.943101439200836" calcext:value-type="float">
            <text:p>0.943101439200836</text:p>
          </table:table-cell>
          <table:table-cell office:value-type="float" office:value="0.894420615685932" calcext:value-type="float">
            <text:p>0.894420615685932</text:p>
          </table:table-cell>
        </table:table-row>
        <table:table-row table:style-name="ro1">
          <table:table-cell office:value-type="float" office:value="0.940328773283269" calcext:value-type="float">
            <text:p>0.940328773283269</text:p>
          </table:table-cell>
          <table:table-cell office:value-type="float" office:value="0.894451603008633" calcext:value-type="float">
            <text:p>0.894451603008633</text:p>
          </table:table-cell>
        </table:table-row>
        <table:table-row table:style-name="ro1">
          <table:table-cell office:value-type="float" office:value="0.93835098252586" calcext:value-type="float">
            <text:p>0.93835098252586</text:p>
          </table:table-cell>
          <table:table-cell office:value-type="float" office:value="0.893509835463877" calcext:value-type="float">
            <text:p>0.893509835463877</text:p>
          </table:table-cell>
        </table:table-row>
        <table:table-row table:style-name="ro1">
          <table:table-cell office:value-type="float" office:value="0.936967685018231" calcext:value-type="float">
            <text:p>0.936967685018231</text:p>
          </table:table-cell>
          <table:table-cell office:value-type="float" office:value="0.893525295201016" calcext:value-type="float">
            <text:p>0.893525295201016</text:p>
          </table:table-cell>
        </table:table-row>
        <table:table-row table:style-name="ro1">
          <table:table-cell office:value-type="float" office:value="0.93439816472967" calcext:value-type="float">
            <text:p>0.93439816472967</text:p>
          </table:table-cell>
          <table:table-cell office:value-type="float" office:value="0.891626269487035" calcext:value-type="float">
            <text:p>0.891626269487035</text:p>
          </table:table-cell>
        </table:table-row>
        <table:table-row table:style-name="ro1">
          <table:table-cell office:value-type="float" office:value="0.93439816472967" calcext:value-type="float">
            <text:p>0.93439816472967</text:p>
          </table:table-cell>
          <table:table-cell office:value-type="float" office:value="0.891626269487035" calcext:value-type="float">
            <text:p>0.891626269487035</text:p>
          </table:table-cell>
        </table:table-row>
        <table:table-row table:style-name="ro1">
          <table:table-cell office:value-type="float" office:value="0.931038713487416" calcext:value-type="float">
            <text:p>0.931038713487416</text:p>
          </table:table-cell>
          <table:table-cell office:value-type="float" office:value="0.890699943384047" calcext:value-type="float">
            <text:p>0.890699943384047</text:p>
          </table:table-cell>
        </table:table-row>
        <table:table-row table:style-name="ro1">
          <table:table-cell office:value-type="float" office:value="0.929654249518208" calcext:value-type="float">
            <text:p>0.929654249518208</text:p>
          </table:table-cell>
          <table:table-cell office:value-type="float" office:value="0.890715416157564" calcext:value-type="float">
            <text:p>0.890715416157564</text:p>
          </table:table-cell>
        </table:table-row>
        <table:table-row table:style-name="ro1">
          <table:table-cell office:value-type="float" office:value="0.928262859683376" calcext:value-type="float">
            <text:p>0.928262859683376</text:p>
          </table:table-cell>
          <table:table-cell office:value-type="float" office:value="0.890730966334577" calcext:value-type="float">
            <text:p>0.890730966334577</text:p>
          </table:table-cell>
        </table:table-row>
        <table:table-row table:style-name="ro1">
          <table:table-cell office:value-type="float" office:value="0.926285267754645" calcext:value-type="float">
            <text:p>0.926285267754645</text:p>
          </table:table-cell>
          <table:table-cell office:value-type="float" office:value="0.88978919656771" calcext:value-type="float">
            <text:p>0.88978919656771</text:p>
          </table:table-cell>
        </table:table-row>
        <table:table-row table:style-name="ro1">
          <table:table-cell office:value-type="float" office:value="0.924901884087922" calcext:value-type="float">
            <text:p>0.924901884087922</text:p>
          </table:table-cell>
          <table:table-cell office:value-type="float" office:value="0.889804657267764" calcext:value-type="float">
            <text:p>0.889804657267764</text:p>
          </table:table-cell>
        </table:table-row>
        <table:table-row table:style-name="ro1">
          <table:table-cell office:value-type="float" office:value="0.922919699216725" calcext:value-type="float">
            <text:p>0.922919699216725</text:p>
          </table:table-cell>
          <table:table-cell office:value-type="float" office:value="0.888862938831636" calcext:value-type="float">
            <text:p>0.888862938831636</text:p>
          </table:table-cell>
        </table:table-row>
        <table:table-row table:style-name="ro1">
          <table:table-cell office:value-type="float" office:value="0.920941828927845" calcext:value-type="float">
            <text:p>0.920941828927845</text:p>
          </table:table-cell>
          <table:table-cell office:value-type="float" office:value="0.887921172175723" calcext:value-type="float">
            <text:p>0.887921172175723</text:p>
          </table:table-cell>
        </table:table-row>
        <table:table-row table:style-name="ro1">
          <table:table-cell office:value-type="float" office:value="0.922714790640105" calcext:value-type="float">
            <text:p>0.922714790640105</text:p>
          </table:table-cell>
          <table:table-cell office:value-type="float" office:value="0.890792971571026" calcext:value-type="float">
            <text:p>0.890792971571026</text:p>
          </table:table-cell>
        </table:table-row>
        <table:table-row table:style-name="ro1">
          <table:table-cell office:value-type="float" office:value="0.921338809421976" calcext:value-type="float">
            <text:p>0.921338809421976</text:p>
          </table:table-cell>
          <table:table-cell office:value-type="float" office:value="0.890853214451629" calcext:value-type="float">
            <text:p>0.890853214451629</text:p>
          </table:table-cell>
        </table:table-row>
        <table:table-row table:style-name="ro1">
          <table:table-cell office:value-type="float" office:value="0.91936345790288" calcext:value-type="float">
            <text:p>0.91936345790288</text:p>
          </table:table-cell>
          <table:table-cell office:value-type="float" office:value="0.889956557892415" calcext:value-type="float">
            <text:p>0.889956557892415</text:p>
          </table:table-cell>
        </table:table-row>
        <table:table-row table:style-name="ro1">
          <table:table-cell office:value-type="float" office:value="0.917389245315008" calcext:value-type="float">
            <text:p>0.917389245315008</text:p>
          </table:table-cell>
          <table:table-cell office:value-type="float" office:value="0.889059851468787" calcext:value-type="float">
            <text:p>0.889059851468787</text:p>
          </table:table-cell>
        </table:table-row>
        <table:table-row table:style-name="ro1">
          <table:table-cell office:value-type="float" office:value="0.916007437006893" calcext:value-type="float">
            <text:p>0.916007437006893</text:p>
          </table:table-cell>
          <table:table-cell office:value-type="float" office:value="0.88912034946965" calcext:value-type="float">
            <text:p>0.88912034946965</text:p>
          </table:table-cell>
        </table:table-row>
        <table:table-row table:style-name="ro1">
          <table:table-cell office:value-type="float" office:value="0.914034813625381" calcext:value-type="float">
            <text:p>0.914034813625381</text:p>
          </table:table-cell>
          <table:table-cell office:value-type="float" office:value="0.888223573467769" calcext:value-type="float">
            <text:p>0.888223573467769</text:p>
          </table:table-cell>
        </table:table-row>
        <table:table-row table:style-name="ro1">
          <table:table-cell office:value-type="float" office:value="0.915807775337641" calcext:value-type="float">
            <text:p>0.915807775337641</text:p>
          </table:table-cell>
          <table:table-cell office:value-type="float" office:value="0.891095372863072" calcext:value-type="float">
            <text:p>0.891095372863072</text:p>
          </table:table-cell>
        </table:table-row>
        <table:table-row table:style-name="ro1">
          <table:table-cell office:value-type="float" office:value="0.914427840148106" calcext:value-type="float">
            <text:p>0.914427840148106</text:p>
          </table:table-cell>
          <table:table-cell office:value-type="float" office:value="0.891200937894709" calcext:value-type="float">
            <text:p>0.891200937894709</text:p>
          </table:table-cell>
        </table:table-row>
        <table:table-row table:style-name="ro1">
          <table:table-cell office:value-type="float" office:value="0.913836852910686" calcext:value-type="float">
            <text:p>0.913836852910686</text:p>
          </table:table-cell>
          <table:table-cell office:value-type="float" office:value="0.890243671429608" calcext:value-type="float">
            <text:p>0.890243671429608</text:p>
          </table:table-cell>
        </table:table-row>
        <table:table-row table:style-name="ro1">
          <table:table-cell office:value-type="float" office:value="0.911070631545208" calcext:value-type="float">
            <text:p>0.911070631545208</text:p>
          </table:table-cell>
          <table:table-cell office:value-type="float" office:value="0.890455287343296" calcext:value-type="float">
            <text:p>0.890455287343296</text:p>
          </table:table-cell>
        </table:table-row>
        <table:table-row table:style-name="ro1">
          <table:table-cell office:value-type="float" office:value="0.911070631545208" calcext:value-type="float">
            <text:p>0.911070631545208</text:p>
          </table:table-cell>
          <table:table-cell office:value-type="float" office:value="0.890455287343296" calcext:value-type="float">
            <text:p>0.890455287343296</text:p>
          </table:table-cell>
        </table:table-row>
        <table:table-row table:style-name="ro1">
          <table:table-cell office:value-type="float" office:value="0.908302361474436" calcext:value-type="float">
            <text:p>0.908302361474436</text:p>
          </table:table-cell>
          <table:table-cell office:value-type="float" office:value="0.890667059982922" calcext:value-type="float">
            <text:p>0.890667059982922</text:p>
          </table:table-cell>
        </table:table-row>
        <table:table-row table:style-name="ro1">
          <table:table-cell office:value-type="float" office:value="0.90633130026422" calcext:value-type="float">
            <text:p>0.90633130026422</text:p>
          </table:table-cell>
          <table:table-cell office:value-type="float" office:value="0.889815369166377" calcext:value-type="float">
            <text:p>0.889815369166377</text:p>
          </table:table-cell>
        </table:table-row>
        <table:table-row table:style-name="ro1">
          <table:table-cell office:value-type="float" office:value="0.90633130026422" calcext:value-type="float">
            <text:p>0.90633130026422</text:p>
          </table:table-cell>
          <table:table-cell office:value-type="float" office:value="0.889815369166377" calcext:value-type="float">
            <text:p>0.889815369166377</text:p>
          </table:table-cell>
        </table:table-row>
        <table:table-row table:style-name="ro1">
          <table:table-cell office:value-type="float" office:value="0.903566579079714" calcext:value-type="float">
            <text:p>0.903566579079714</text:p>
          </table:table-cell>
          <table:table-cell office:value-type="float" office:value="0.890026870316232" calcext:value-type="float">
            <text:p>0.890026870316232</text:p>
          </table:table-cell>
        </table:table-row>
        <table:table-row table:style-name="ro1">
          <table:table-cell office:value-type="float" office:value="0.902975591842294" calcext:value-type="float">
            <text:p>0.902975591842294</text:p>
          </table:table-cell>
          <table:table-cell office:value-type="float" office:value="0.889069603851131" calcext:value-type="float">
            <text:p>0.889069603851131</text:p>
          </table:table-cell>
        </table:table-row>
        <table:table-row table:style-name="ro1">
          <table:table-cell office:value-type="float" office:value="0.899619876811641" calcext:value-type="float">
            <text:p>0.899619876811641</text:p>
          </table:table-cell>
          <table:table-cell office:value-type="float" office:value="0.888323839041452" calcext:value-type="float">
            <text:p>0.888323839041452</text:p>
          </table:table-cell>
        </table:table-row>
        <table:table-row table:style-name="ro1">
          <table:table-cell office:value-type="float" office:value="0.900210864049062" calcext:value-type="float">
            <text:p>0.900210864049062</text:p>
          </table:table-cell>
          <table:table-cell office:value-type="float" office:value="0.889281105506553" calcext:value-type="float">
            <text:p>0.889281105506553</text:p>
          </table:table-cell>
        </table:table-row>
        <table:table-row table:style-name="ro1">
          <table:table-cell office:value-type="float" office:value="0.900601504821429" calcext:value-type="float">
            <text:p>0.900601504821429</text:p>
          </table:table-cell>
          <table:table-cell office:value-type="float" office:value="0.892258652443377" calcext:value-type="float">
            <text:p>0.892258652443377</text:p>
          </table:table-cell>
        </table:table-row>
        <table:table-row table:style-name="ro1">
          <table:table-cell office:value-type="float" office:value="0.900601504821429" calcext:value-type="float">
            <text:p>0.900601504821429</text:p>
          </table:table-cell>
          <table:table-cell office:value-type="float" office:value="0.892258652443377" calcext:value-type="float">
            <text:p>0.892258652443377</text:p>
          </table:table-cell>
        </table:table-row>
        <table:table-row table:style-name="ro1">
          <table:table-cell office:value-type="float" office:value="0.89725563390045" calcext:value-type="float">
            <text:p>0.89725563390045</text:p>
          </table:table-cell>
          <table:table-cell office:value-type="float" office:value="0.891603082913208" calcext:value-type="float">
            <text:p>0.891603082913208</text:p>
          </table:table-cell>
        </table:table-row>
        <table:table-row table:style-name="ro1">
          <table:table-cell office:value-type="float" office:value="0.895872624653839" calcext:value-type="float">
            <text:p>0.895872624653839</text:p>
          </table:table-cell>
          <table:table-cell office:value-type="float" office:value="0.891754541086624" calcext:value-type="float">
            <text:p>0.891754541086624</text:p>
          </table:table-cell>
        </table:table-row>
        <table:table-row table:style-name="ro1">
          <table:table-cell office:value-type="float" office:value="0.894495387060048" calcext:value-type="float">
            <text:p>0.894495387060048</text:p>
          </table:table-cell>
          <table:table-cell office:value-type="float" office:value="0.891905367186179" calcext:value-type="float">
            <text:p>0.891905367186179</text:p>
          </table:table-cell>
        </table:table-row>
        <table:table-row table:style-name="ro1">
          <table:table-cell office:value-type="float" office:value="0.892522602886654" calcext:value-type="float">
            <text:p>0.892522602886654</text:p>
          </table:table-cell>
          <table:table-cell office:value-type="float" office:value="0.891099426130121" calcext:value-type="float">
            <text:p>0.891099426130121</text:p>
          </table:table-cell>
        </table:table-row>
        <table:table-row table:style-name="ro1">
          <table:table-cell office:value-type="float" office:value="0.890556446889901" calcext:value-type="float">
            <text:p>0.890556446889901</text:p>
          </table:table-cell>
          <table:table-cell office:value-type="float" office:value="0.890292759199287" calcext:value-type="float">
            <text:p>0.890292759199287</text:p>
          </table:table-cell>
        </table:table-row>
        <table:table-row table:style-name="ro1">
          <table:table-cell office:value-type="float" office:value="0.889769366364288" calcext:value-type="float">
            <text:p>0.889769366364288</text:p>
          </table:table-cell>
          <table:table-cell office:value-type="float" office:value="0.891400942678677" calcext:value-type="float">
            <text:p>0.891400942678677</text:p>
          </table:table-cell>
        </table:table-row>
        <table:table-row table:style-name="ro1">
          <table:table-cell office:value-type="float" office:value="0.887801813574843" calcext:value-type="float">
            <text:p>0.887801813574843</text:p>
          </table:table-cell>
          <table:table-cell office:value-type="float" office:value="0.89059442871549" calcext:value-type="float">
            <text:p>0.89059442871549</text:p>
          </table:table-cell>
        </table:table-row>
        <table:table-row table:style-name="ro1">
          <table:table-cell office:value-type="float" office:value="0.885833008942892" calcext:value-type="float">
            <text:p>0.885833008942892</text:p>
          </table:table-cell>
          <table:table-cell office:value-type="float" office:value="0.889788051845949" calcext:value-type="float">
            <text:p>0.889788051845949</text:p>
          </table:table-cell>
        </table:table-row>
        <table:table-row table:style-name="ro1">
          <table:table-cell office:value-type="float" office:value="0.884454585393041" calcext:value-type="float">
            <text:p>0.884454585393041</text:p>
          </table:table-cell>
          <table:table-cell office:value-type="float" office:value="0.889939007823694" calcext:value-type="float">
            <text:p>0.889939007823694</text:p>
          </table:table-cell>
        </table:table-row>
        <table:table-row table:style-name="ro1">
          <table:table-cell office:value-type="float" office:value="0.888000508817561" calcext:value-type="float">
            <text:p>0.888000508817561</text:p>
          </table:table-cell>
          <table:table-cell office:value-type="float" office:value="0.8956826066143" calcext:value-type="float">
            <text:p>0.8956826066143</text:p>
          </table:table-cell>
        </table:table-row>
        <table:table-row table:style-name="ro1">
          <table:table-cell office:value-type="float" office:value="0.886043384399419" calcext:value-type="float">
            <text:p>0.886043384399419</text:p>
          </table:table-cell>
          <table:table-cell office:value-type="float" office:value="0.894920197449918" calcext:value-type="float">
            <text:p>0.894920197449918</text:p>
          </table:table-cell>
        </table:table-row>
        <table:table-row table:style-name="ro1">
          <table:table-cell office:value-type="float" office:value="0.884079823025766" calcext:value-type="float">
            <text:p>0.884079823025766</text:p>
          </table:table-cell>
          <table:table-cell office:value-type="float" office:value="0.894158706412788" calcext:value-type="float">
            <text:p>0.894158706412788</text:p>
          </table:table-cell>
        </table:table-row>
        <table:table-row table:style-name="ro1">
          <table:table-cell office:value-type="float" office:value="0.883298597016405" calcext:value-type="float">
            <text:p>0.883298597016405</text:p>
          </table:table-cell>
          <table:table-cell office:value-type="float" office:value="0.895311696830836" calcext:value-type="float">
            <text:p>0.895311696830836</text:p>
          </table:table-cell>
        </table:table-row>
        <table:table-row table:style-name="ro1">
          <table:table-cell office:value-type="float" office:value="0.883298597016405" calcext:value-type="float">
            <text:p>0.883298597016405</text:p>
          </table:table-cell>
          <table:table-cell office:value-type="float" office:value="0.895311696830836" calcext:value-type="float">
            <text:p>0.895311696830836</text:p>
          </table:table-cell>
        </table:table-row>
        <table:table-row table:style-name="ro1">
          <table:table-cell office:value-type="float" office:value="0.879962035000802" calcext:value-type="float">
            <text:p>0.879962035000802</text:p>
          </table:table-cell>
          <table:table-cell office:value-type="float" office:value="0.894746042055797" calcext:value-type="float">
            <text:p>0.894746042055797</text:p>
          </table:table-cell>
        </table:table-row>
        <table:table-row table:style-name="ro1">
          <table:table-cell office:value-type="float" office:value="0.879962035000802" calcext:value-type="float">
            <text:p>0.879962035000802</text:p>
          </table:table-cell>
          <table:table-cell office:value-type="float" office:value="0.894746042055797" calcext:value-type="float">
            <text:p>0.894746042055797</text:p>
          </table:table-cell>
        </table:table-row>
        <table:table-row table:style-name="ro1">
          <table:table-cell office:value-type="float" office:value="0.881540020446851" calcext:value-type="float">
            <text:p>0.881540020446851</text:p>
          </table:table-cell>
          <table:table-cell office:value-type="float" office:value="0.899728774060932" calcext:value-type="float">
            <text:p>0.899728774060932</text:p>
          </table:table-cell>
        </table:table-row>
        <table:table-row table:style-name="ro1">
          <table:table-cell office:value-type="float" office:value="0.880174936282929" calcext:value-type="float">
            <text:p>0.880174936282929</text:p>
          </table:table-cell>
          <table:table-cell office:value-type="float" office:value="0.899969122065746" calcext:value-type="float">
            <text:p>0.899969122065746</text:p>
          </table:table-cell>
        </table:table-row>
        <table:table-row table:style-name="ro1">
          <table:table-cell office:value-type="float" office:value="0.87821933487097" calcext:value-type="float">
            <text:p>0.87821933487097</text:p>
          </table:table-cell>
          <table:table-cell office:value-type="float" office:value="0.899252120855242" calcext:value-type="float">
            <text:p>0.899252120855242</text:p>
          </table:table-cell>
        </table:table-row>
        <table:table-row table:style-name="ro1">
          <table:table-cell office:value-type="float" office:value="0.87821933487097" calcext:value-type="float">
            <text:p>0.87821933487097</text:p>
          </table:table-cell>
          <table:table-cell office:value-type="float" office:value="0.899252120855242" calcext:value-type="float">
            <text:p>0.899252120855242</text:p>
          </table:table-cell>
        </table:table-row>
        <table:table-row table:style-name="ro1">
          <table:table-cell office:value-type="float" office:value="0.875485060663652" calcext:value-type="float">
            <text:p>0.875485060663652</text:p>
          </table:table-cell>
          <table:table-cell office:value-type="float" office:value="0.899733539779959" calcext:value-type="float">
            <text:p>0.899733539779959</text:p>
          </table:table-cell>
        </table:table-row>
        <table:table-row table:style-name="ro1">
          <table:table-cell office:value-type="float" office:value="0.873529263422784" calcext:value-type="float">
            <text:p>0.873529263422784</text:p>
          </table:table-cell>
          <table:table-cell office:value-type="float" office:value="0.899016573048713" calcext:value-type="float">
            <text:p>0.899016573048713</text:p>
          </table:table-cell>
        </table:table-row>
        <table:table-row table:style-name="ro1">
          <table:table-cell office:value-type="float" office:value="0.872757575191871" calcext:value-type="float">
            <text:p>0.872757575191871</text:p>
          </table:table-cell>
          <table:table-cell office:value-type="float" office:value="0.900213763423766" calcext:value-type="float">
            <text:p>0.900213763423766</text:p>
          </table:table-cell>
        </table:table-row>
        <table:table-row table:style-name="ro1">
          <table:table-cell office:value-type="float" office:value="0.87139612691804" calcext:value-type="float">
            <text:p>0.87139612691804</text:p>
          </table:table-cell>
          <table:table-cell office:value-type="float" office:value="0.900453471263709" calcext:value-type="float">
            <text:p>0.900453471263709</text:p>
          </table:table-cell>
        </table:table-row>
        <table:table-row table:style-name="ro1">
          <table:table-cell office:value-type="float" office:value="0.869441458957217" calcext:value-type="float">
            <text:p>0.869441458957217</text:p>
          </table:table-cell>
          <table:table-cell office:value-type="float" office:value="0.89973630570208" calcext:value-type="float">
            <text:p>0.89973630570208</text:p>
          </table:table-cell>
        </table:table-row>
        <table:table-row table:style-name="ro1">
          <table:table-cell office:value-type="float" office:value="0.868072569184816" calcext:value-type="float">
            <text:p>0.868072569184816</text:p>
          </table:table-cell>
          <table:table-cell office:value-type="float" office:value="0.899977323753789" calcext:value-type="float">
            <text:p>0.899977323753789</text:p>
          </table:table-cell>
        </table:table-row>
        <table:table-row table:style-name="ro1">
          <table:table-cell office:value-type="float" office:value="0.866707021559141" calcext:value-type="float">
            <text:p>0.866707021559141</text:p>
          </table:table-cell>
          <table:table-cell office:value-type="float" office:value="0.900217753359511" calcext:value-type="float">
            <text:p>0.900217753359511</text:p>
          </table:table-cell>
        </table:table-row>
        <table:table-row table:style-name="ro1">
          <table:table-cell office:value-type="float" office:value="0.865336101693709" calcext:value-type="float">
            <text:p>0.865336101693709</text:p>
          </table:table-cell>
          <table:table-cell office:value-type="float" office:value="0.900459128846184" calcext:value-type="float">
            <text:p>0.900459128846184</text:p>
          </table:table-cell>
        </table:table-row>
        <table:table-row table:style-name="ro1">
          <table:table-cell office:value-type="float" office:value="0.865336101693709" calcext:value-type="float">
            <text:p>0.865336101693709</text:p>
          </table:table-cell>
          <table:table-cell office:value-type="float" office:value="0.900459128846184" calcext:value-type="float">
            <text:p>0.900459128846184</text:p>
          </table:table-cell>
        </table:table-row>
        <table:table-row table:style-name="ro1">
          <table:table-cell office:value-type="float" office:value="0.862012047860581" calcext:value-type="float">
            <text:p>0.862012047860581</text:p>
          </table:table-cell>
          <table:table-cell office:value-type="float" office:value="0.899983068683716" calcext:value-type="float">
            <text:p>0.899983068683716</text:p>
          </table:table-cell>
        </table:table-row>
        <table:table-row table:style-name="ro1">
          <table:table-cell office:value-type="float" office:value="0.860646278295475" calcext:value-type="float">
            <text:p>0.860646278295475</text:p>
          </table:table-cell>
          <table:table-cell office:value-type="float" office:value="0.900223537365929" calcext:value-type="float">
            <text:p>0.900223537365929</text:p>
          </table:table-cell>
        </table:table-row>
        <table:table-row table:style-name="ro1">
          <table:table-cell office:value-type="float" office:value="0.85927549551028" calcext:value-type="float">
            <text:p>0.85927549551028</text:p>
          </table:table-cell>
          <table:table-cell office:value-type="float" office:value="0.900464888717123" calcext:value-type="float">
            <text:p>0.900464888717123</text:p>
          </table:table-cell>
        </table:table-row>
        <table:table-row table:style-name="ro1">
          <table:table-cell office:value-type="float" office:value="0.857321127820452" calcext:value-type="float">
            <text:p>0.857321127820452</text:p>
          </table:table-cell>
          <table:table-cell office:value-type="float" office:value="0.8997476702873" calcext:value-type="float">
            <text:p>0.8997476702873</text:p>
          </table:table-cell>
        </table:table-row>
        <table:table-row table:style-name="ro1">
          <table:table-cell office:value-type="float" office:value="0.855951063074593" calcext:value-type="float">
            <text:p>0.855951063074593</text:p>
          </table:table-cell>
          <table:table-cell office:value-type="float" office:value="0.899988895214551" calcext:value-type="float">
            <text:p>0.899988895214551</text:p>
          </table:table-cell>
        </table:table-row>
        <table:table-row table:style-name="ro1">
          <table:table-cell office:value-type="float" office:value="0.855176528796859" calcext:value-type="float">
            <text:p>0.855176528796859</text:p>
          </table:table-cell>
          <table:table-cell office:value-type="float" office:value="0.90118658668814" calcext:value-type="float">
            <text:p>0.90118658668814</text:p>
          </table:table-cell>
        </table:table-row>
        <table:table-row table:style-name="ro1">
          <table:table-cell office:value-type="float" office:value="0.853221580147933" calcext:value-type="float">
            <text:p>0.853221580147933</text:p>
          </table:table-cell>
          <table:table-cell office:value-type="float" office:value="0.90046947054678" calcext:value-type="float">
            <text:p>0.90046947054678</text:p>
          </table:table-cell>
        </table:table-row>
        <table:table-row table:style-name="ro1">
          <table:table-cell office:value-type="float" office:value="0.851855151292164" calcext:value-type="float">
            <text:p>0.851855151292164</text:p>
          </table:table-cell>
          <table:table-cell office:value-type="float" office:value="0.900710055309158" calcext:value-type="float">
            <text:p>0.900710055309158</text:p>
          </table:table-cell>
        </table:table-row>
        <table:table-row table:style-name="ro1">
          <table:table-cell office:value-type="float" office:value="0.850489133677105" calcext:value-type="float">
            <text:p>0.850489133677105</text:p>
          </table:table-cell>
          <table:table-cell office:value-type="float" office:value="0.900950567665098" calcext:value-type="float">
            <text:p>0.900950567665098</text:p>
          </table:table-cell>
        </table:table-row>
        <table:table-row table:style-name="ro1">
          <table:table-cell office:value-type="float" office:value="0.848534165445288" calcext:value-type="float">
            <text:p>0.848534165445288</text:p>
          </table:table-cell>
          <table:table-cell office:value-type="float" office:value="0.900233454971663" calcext:value-type="float">
            <text:p>0.900233454971663</text:p>
          </table:table-cell>
        </table:table-row>
        <table:table-row table:style-name="ro1">
          <table:table-cell office:value-type="float" office:value="0.847169610019423" calcext:value-type="float">
            <text:p>0.847169610019423</text:p>
          </table:table-cell>
          <table:table-cell office:value-type="float" office:value="0.900473709882483" calcext:value-type="float">
            <text:p>0.900473709882483</text:p>
          </table:table-cell>
        </table:table-row>
        <table:table-row table:style-name="ro1">
          <table:table-cell office:value-type="float" office:value="0.845804225584506" calcext:value-type="float">
            <text:p>0.845804225584506</text:p>
          </table:table-cell>
          <table:table-cell office:value-type="float" office:value="0.900714110755491" calcext:value-type="float">
            <text:p>0.900714110755491</text:p>
          </table:table-cell>
        </table:table-row>
        <table:table-row table:style-name="ro1">
          <table:table-cell office:value-type="float" office:value="0.844438762818025" calcext:value-type="float">
            <text:p>0.844438762818025</text:p>
          </table:table-cell>
          <table:table-cell office:value-type="float" office:value="0.900954525420202" calcext:value-type="float">
            <text:p>0.900954525420202</text:p>
          </table:table-cell>
        </table:table-row>
        <table:table-row table:style-name="ro1">
          <table:table-cell office:value-type="float" office:value="0.843073920176425" calcext:value-type="float">
            <text:p>0.843073920176425</text:p>
          </table:table-cell>
          <table:table-cell office:value-type="float" office:value="0.9011948309006" calcext:value-type="float">
            <text:p>0.9011948309006</text:p>
          </table:table-cell>
        </table:table-row>
        <table:table-row table:style-name="ro1">
          <table:table-cell office:value-type="float" office:value="0.841113658036414" calcext:value-type="float">
            <text:p>0.841113658036414</text:p>
          </table:table-cell>
          <table:table-cell office:value-type="float" office:value="0.900478650296413" calcext:value-type="float">
            <text:p>0.900478650296413</text:p>
          </table:table-cell>
        </table:table-row>
        <table:table-row table:style-name="ro1">
          <table:table-cell office:value-type="float" office:value="0.841113658036414" calcext:value-type="float">
            <text:p>0.841113658036414</text:p>
          </table:table-cell>
          <table:table-cell office:value-type="float" office:value="0.900478650296413" calcext:value-type="float">
            <text:p>0.900478650296413</text:p>
          </table:table-cell>
        </table:table-row>
        <table:table-row table:style-name="ro1">
          <table:table-cell office:value-type="float" office:value="0.838973001701537" calcext:value-type="float">
            <text:p>0.838973001701537</text:p>
          </table:table-cell>
          <table:table-cell office:value-type="float" office:value="0.901916872514878" calcext:value-type="float">
            <text:p>0.901916872514878</text:p>
          </table:table-cell>
        </table:table-row>
        <table:table-row table:style-name="ro1">
          <table:table-cell office:value-type="float" office:value="0.842518925126056" calcext:value-type="float">
            <text:p>0.842518925126056</text:p>
          </table:table-cell>
          <table:table-cell office:value-type="float" office:value="0.907660471305484" calcext:value-type="float">
            <text:p>0.907660471305484</text:p>
          </table:table-cell>
        </table:table-row>
        <table:table-row table:style-name="ro1">
          <table:table-cell office:value-type="float" office:value="0.841164853302812" calcext:value-type="float">
            <text:p>0.841164853302812</text:p>
          </table:table-cell>
          <table:table-cell office:value-type="float" office:value="0.907944676058128" calcext:value-type="float">
            <text:p>0.907944676058128</text:p>
          </table:table-cell>
        </table:table-row>
        <table:table-row table:style-name="ro1">
          <table:table-cell office:value-type="float" office:value="0.841755840540232" calcext:value-type="float">
            <text:p>0.841755840540232</text:p>
          </table:table-cell>
          <table:table-cell office:value-type="float" office:value="0.908901942523229" calcext:value-type="float">
            <text:p>0.908901942523229</text:p>
          </table:table-cell>
        </table:table-row>
        <table:table-row table:style-name="ro1">
          <table:table-cell office:value-type="float" office:value="0.839037434940822" calcext:value-type="float">
            <text:p>0.839037434940822</text:p>
          </table:table-cell>
          <table:table-cell office:value-type="float" office:value="0.909472505899339" calcext:value-type="float">
            <text:p>0.909472505899339</text:p>
          </table:table-cell>
        </table:table-row>
        <table:table-row table:style-name="ro1">
          <table:table-cell office:value-type="float" office:value="0.837088821170801" calcext:value-type="float">
            <text:p>0.837088821170801</text:p>
          </table:table-cell>
          <table:table-cell office:value-type="float" office:value="0.9088001902812" calcext:value-type="float">
            <text:p>0.9088001902812</text:p>
          </table:table-cell>
        </table:table-row>
        <table:table-row table:style-name="ro1">
          <table:table-cell office:value-type="float" office:value="0.835733108213493" calcext:value-type="float">
            <text:p>0.835733108213493</text:p>
          </table:table-cell>
          <table:table-cell office:value-type="float" office:value="0.909084739489797" calcext:value-type="float">
            <text:p>0.909084739489797</text:p>
          </table:table-cell>
        </table:table-row>
        <table:table-row table:style-name="ro1">
          <table:table-cell office:value-type="float" office:value="0.834376500092149" calcext:value-type="float">
            <text:p>0.834376500092149</text:p>
          </table:table-cell>
          <table:table-cell office:value-type="float" office:value="0.90936947658346" calcext:value-type="float">
            <text:p>0.90936947658346</text:p>
          </table:table-cell>
        </table:table-row>
        <table:table-row table:style-name="ro1">
          <table:table-cell office:value-type="float" office:value="0.834376500092149" calcext:value-type="float">
            <text:p>0.834376500092149</text:p>
          </table:table-cell>
          <table:table-cell office:value-type="float" office:value="0.90936947658346" calcext:value-type="float">
            <text:p>0.90936947658346</text:p>
          </table:table-cell>
        </table:table-row>
        <table:table-row table:style-name="ro1">
          <table:table-cell office:value-type="float" office:value="0.831663647104433" calcext:value-type="float">
            <text:p>0.831663647104433</text:p>
          </table:table-cell>
          <table:table-cell office:value-type="float" office:value="0.90993887452757" calcext:value-type="float">
            <text:p>0.90993887452757</text:p>
          </table:table-cell>
        </table:table-row>
        <table:table-row table:style-name="ro1">
          <table:table-cell office:value-type="float" office:value="0.829715539296694" calcext:value-type="float">
            <text:p>0.829715539296694</text:p>
          </table:table-cell>
          <table:table-cell office:value-type="float" office:value="0.909266452713524" calcext:value-type="float">
            <text:p>0.909266452713524</text:p>
          </table:table-cell>
        </table:table-row>
        <table:table-row table:style-name="ro1">
          <table:table-cell office:value-type="float" office:value="0.828948647020373" calcext:value-type="float">
            <text:p>0.828948647020373</text:p>
          </table:table-cell>
          <table:table-cell office:value-type="float" office:value="0.91050872312354" calcext:value-type="float">
            <text:p>0.91050872312354</text:p>
          </table:table-cell>
        </table:table-row>
        <table:table-row table:style-name="ro1">
          <table:table-cell office:value-type="float" office:value="0.827591987005462" calcext:value-type="float">
            <text:p>0.827591987005462</text:p>
          </table:table-cell>
          <table:table-cell office:value-type="float" office:value="0.91079347110909" calcext:value-type="float">
            <text:p>0.91079347110909</text:p>
          </table:table-cell>
        </table:table-row>
        <table:table-row table:style-name="ro1">
          <table:table-cell office:value-type="float" office:value="0.825644553814096" calcext:value-type="float">
            <text:p>0.825644553814096</text:p>
          </table:table-cell>
          <table:table-cell office:value-type="float" office:value="0.910120907700503" calcext:value-type="float">
            <text:p>0.910120907700503</text:p>
          </table:table-cell>
        </table:table-row>
        <table:table-row table:style-name="ro1">
          <table:table-cell office:value-type="float" office:value="0.824283132564392" calcext:value-type="float">
            <text:p>0.824283132564392</text:p>
          </table:table-cell>
          <table:table-cell office:value-type="float" office:value="0.910406655016763" calcext:value-type="float">
            <text:p>0.910406655016763</text:p>
          </table:table-cell>
        </table:table-row>
        <table:table-row table:style-name="ro1">
          <table:table-cell office:value-type="float" office:value="0.822926148214686" calcext:value-type="float">
            <text:p>0.822926148214686</text:p>
          </table:table-cell>
          <table:table-cell office:value-type="float" office:value="0.910691471076613" calcext:value-type="float">
            <text:p>0.910691471076613</text:p>
          </table:table-cell>
        </table:table-row>
        <table:table-row table:style-name="ro1">
          <table:table-cell office:value-type="float" office:value="0.822160339216582" calcext:value-type="float">
            <text:p>0.822160339216582</text:p>
          </table:table-cell>
          <table:table-cell office:value-type="float" office:value="0.91193351411847" calcext:value-type="float">
            <text:p>0.91193351411847</text:p>
          </table:table-cell>
        </table:table-row>
        <table:table-row table:style-name="ro1">
          <table:table-cell office:value-type="float" office:value="0.82021207572814" calcext:value-type="float">
            <text:p>0.82021207572814</text:p>
          </table:table-cell>
          <table:table-cell office:value-type="float" office:value="0.911261124980088" calcext:value-type="float">
            <text:p>0.911261124980088</text:p>
          </table:table-cell>
        </table:table-row>
        <table:table-row table:style-name="ro1">
          <table:table-cell office:value-type="float" office:value="0.8249399736275" calcext:value-type="float">
            <text:p>0.8249399736275</text:p>
          </table:table-cell>
          <table:table-cell office:value-type="float" office:value="0.918919256700895" calcext:value-type="float">
            <text:p>0.918919256700895</text:p>
          </table:table-cell>
        </table:table-row>
        <table:table-row table:style-name="ro1">
          <table:table-cell office:value-type="float" office:value="0.823593692509808" calcext:value-type="float">
            <text:p>0.823593692509808</text:p>
          </table:table-cell>
          <table:table-cell office:value-type="float" office:value="0.919248051551913" calcext:value-type="float">
            <text:p>0.919248051551913</text:p>
          </table:table-cell>
        </table:table-row>
        <table:table-row table:style-name="ro1">
          <table:table-cell office:value-type="float" office:value="0.821654634169807" calcext:value-type="float">
            <text:p>0.821654634169807</text:p>
          </table:table-cell>
          <table:table-cell office:value-type="float" office:value="0.91862001709602" calcext:value-type="float">
            <text:p>0.91862001709602</text:p>
          </table:table-cell>
        </table:table-row>
        <table:table-row table:style-name="ro1">
          <table:table-cell office:value-type="float" office:value="0.820302892954321" calcext:value-type="float">
            <text:p>0.820302892954321</text:p>
          </table:table-cell>
          <table:table-cell office:value-type="float" office:value="0.918950145436766" calcext:value-type="float">
            <text:p>0.918950145436766</text:p>
          </table:table-cell>
        </table:table-row>
        <table:table-row table:style-name="ro1">
          <table:table-cell office:value-type="float" office:value="0.819548564893235" calcext:value-type="float">
            <text:p>0.819548564893235</text:p>
          </table:table-cell>
          <table:table-cell office:value-type="float" office:value="0.920235970876164" calcext:value-type="float">
            <text:p>0.920235970876164</text:p>
          </table:table-cell>
        </table:table-row>
        <table:table-row table:style-name="ro1">
          <table:table-cell office:value-type="float" office:value="0.818204595302795" calcext:value-type="float">
            <text:p>0.818204595302795</text:p>
          </table:table-cell>
          <table:table-cell office:value-type="float" office:value="0.920564201195564" calcext:value-type="float">
            <text:p>0.920564201195564</text:p>
          </table:table-cell>
        </table:table-row>
        <table:table-row table:style-name="ro1">
          <table:table-cell office:value-type="float" office:value="0.817444002294593" calcext:value-type="float">
            <text:p>0.817444002294593</text:p>
          </table:table-cell>
          <table:table-cell office:value-type="float" office:value="0.921851556688625" calcext:value-type="float">
            <text:p>0.921851556688625</text:p>
          </table:table-cell>
        </table:table-row>
        <table:table-row table:style-name="ro1">
          <table:table-cell office:value-type="float" office:value="0.815507828534559" calcext:value-type="float">
            <text:p>0.815507828534559</text:p>
          </table:table-cell>
          <table:table-cell office:value-type="float" office:value="0.921222817747592" calcext:value-type="float">
            <text:p>0.921222817747592</text:p>
          </table:table-cell>
        </table:table-row>
        <table:table-row table:style-name="ro1">
          <table:table-cell office:value-type="float" office:value="0.814164753936563" calcext:value-type="float">
            <text:p>0.814164753936563</text:p>
          </table:table-cell>
          <table:table-cell office:value-type="float" office:value="0.921550829487898" calcext:value-type="float">
            <text:p>0.921550829487898</text:p>
          </table:table-cell>
        </table:table-row>
        <table:table-row table:style-name="ro1">
          <table:table-cell office:value-type="float" office:value="0.812819979496801" calcext:value-type="float">
            <text:p>0.812819979496801</text:p>
          </table:table-cell>
          <table:table-cell office:value-type="float" office:value="0.921879256371232" calcext:value-type="float">
            <text:p>0.921879256371232</text:p>
          </table:table-cell>
        </table:table-row>
        <table:table-row table:style-name="ro1">
          <table:table-cell office:value-type="float" office:value="0.818729851871" calcext:value-type="float">
            <text:p>0.818729851871</text:p>
          </table:table-cell>
          <table:table-cell office:value-type="float" office:value="0.931451921022241" calcext:value-type="float">
            <text:p>0.931451921022241</text:p>
          </table:table-cell>
        </table:table-row>
        <table:table-row table:style-name="ro1">
          <table:table-cell office:value-type="float" office:value="0.817985897895265" calcext:value-type="float">
            <text:p>0.817985897895265</text:p>
          </table:table-cell>
          <table:table-cell office:value-type="float" office:value="0.932781900568522" calcext:value-type="float">
            <text:p>0.932781900568522</text:p>
          </table:table-cell>
        </table:table-row>
        <table:table-row table:style-name="ro1">
          <table:table-cell office:value-type="float" office:value="0.816649992715014" calcext:value-type="float">
            <text:p>0.816649992715014</text:p>
          </table:table-cell>
          <table:table-cell office:value-type="float" office:value="0.933154882787506" calcext:value-type="float">
            <text:p>0.933154882787506</text:p>
          </table:table-cell>
        </table:table-row>
        <table:table-row table:style-name="ro1">
          <table:table-cell office:value-type="float" office:value="0.7455795214534" calcext:value-type="float">
            <text:p>0.7455795214534</text:p>
          </table:table-cell>
          <table:table-cell office:value-type="float" office:value="0.820569883848978" calcext:value-type="float">
            <text:p>0.820569883848978</text:p>
          </table:table-cell>
        </table:table-row>
        <table:table-row table:style-name="ro1">
          <table:table-cell office:value-type="float" office:value="0.74306209505436" calcext:value-type="float">
            <text:p>0.74306209505436</text:p>
          </table:table-cell>
          <table:table-cell office:value-type="float" office:value="0.819028206589521" calcext:value-type="float">
            <text:p>0.819028206589521</text:p>
          </table:table-cell>
        </table:table-row>
        <table:table-row table:style-name="ro1">
          <table:table-cell office:value-type="float" office:value="0.738925184392421" calcext:value-type="float">
            <text:p>0.738925184392421</text:p>
          </table:table-cell>
          <table:table-cell office:value-type="float" office:value="0.812327341333815" calcext:value-type="float">
            <text:p>0.812327341333815</text:p>
          </table:table-cell>
        </table:table-row>
        <table:table-row table:style-name="ro1">
          <table:table-cell office:value-type="float" office:value="0.73701143658003" calcext:value-type="float">
            <text:p>0.73701143658003</text:p>
          </table:table-cell>
          <table:table-cell office:value-type="float" office:value="0.81178635687403" calcext:value-type="float">
            <text:p>0.81178635687403</text:p>
          </table:table-cell>
        </table:table-row>
        <table:table-row table:style-name="ro1">
          <table:table-cell office:value-type="float" office:value="0.73582946210519" calcext:value-type="float">
            <text:p>0.73582946210519</text:p>
          </table:table-cell>
          <table:table-cell office:value-type="float" office:value="0.809871823943828" calcext:value-type="float">
            <text:p>0.809871823943828</text:p>
          </table:table-cell>
        </table:table-row>
        <table:table-row table:style-name="ro1">
          <table:table-cell office:value-type="float" office:value="0.732592485864457" calcext:value-type="float">
            <text:p>0.732592485864457</text:p>
          </table:table-cell>
          <table:table-cell office:value-type="float" office:value="0.809747268726087" calcext:value-type="float">
            <text:p>0.809747268726087</text:p>
          </table:table-cell>
        </table:table-row>
        <table:table-row table:style-name="ro1">
          <table:table-cell office:value-type="float" office:value="0.73067868115098" calcext:value-type="float">
            <text:p>0.73067868115098</text:p>
          </table:table-cell>
          <table:table-cell office:value-type="float" office:value="0.809206302173472" calcext:value-type="float">
            <text:p>0.809206302173472</text:p>
          </table:table-cell>
        </table:table-row>
        <table:table-row table:style-name="ro1">
          <table:table-cell office:value-type="float" office:value="0.72949670667614" calcext:value-type="float">
            <text:p>0.72949670667614</text:p>
          </table:table-cell>
          <table:table-cell office:value-type="float" office:value="0.80729176924327" calcext:value-type="float">
            <text:p>0.80729176924327</text:p>
          </table:table-cell>
        </table:table-row>
        <table:table-row table:style-name="ro1">
          <table:table-cell office:value-type="float" office:value="0.727598565409928" calcext:value-type="float">
            <text:p>0.727598565409928</text:p>
          </table:table-cell>
          <table:table-cell office:value-type="float" office:value="0.806793219604402" calcext:value-type="float">
            <text:p>0.806793219604402</text:p>
          </table:table-cell>
        </table:table-row>
        <table:table-row table:style-name="ro1">
          <table:table-cell office:value-type="float" office:value="0.727007578172508" calcext:value-type="float">
            <text:p>0.727007578172508</text:p>
          </table:table-cell>
          <table:table-cell office:value-type="float" office:value="0.805835953139301" calcext:value-type="float">
            <text:p>0.805835953139301</text:p>
          </table:table-cell>
        </table:table-row>
        <table:table-row table:style-name="ro1">
          <table:table-cell office:value-type="float" office:value="0.724517217608018" calcext:value-type="float">
            <text:p>0.724517217608018</text:p>
          </table:table-cell>
          <table:table-cell office:value-type="float" office:value="0.80438056939987" calcext:value-type="float">
            <text:p>0.80438056939987</text:p>
          </table:table-cell>
        </table:table-row>
        <table:table-row table:style-name="ro1">
          <table:table-cell office:value-type="float" office:value="0.722634659321391" calcext:value-type="float">
            <text:p>0.722634659321391</text:p>
          </table:table-cell>
          <table:table-cell office:value-type="float" office:value="0.803924439021525" calcext:value-type="float">
            <text:p>0.803924439021525</text:p>
          </table:table-cell>
        </table:table-row>
        <table:table-row table:style-name="ro1">
          <table:table-cell office:value-type="float" office:value="0.720752206081233" calcext:value-type="float">
            <text:p>0.720752206081233</text:p>
          </table:table-cell>
          <table:table-cell office:value-type="float" office:value="0.803468267884621" calcext:value-type="float">
            <text:p>0.803468267884621</text:p>
          </table:table-cell>
        </table:table-row>
        <table:table-row table:style-name="ro1">
          <table:table-cell office:value-type="float" office:value="0.718867441818765" calcext:value-type="float">
            <text:p>0.718867441818765</text:p>
          </table:table-cell>
          <table:table-cell office:value-type="float" office:value="0.803012993436038" calcext:value-type="float">
            <text:p>0.803012993436038</text:p>
          </table:table-cell>
        </table:table-row>
        <table:table-row table:style-name="ro1">
          <table:table-cell office:value-type="float" office:value="0.718276454581345" calcext:value-type="float">
            <text:p>0.718276454581345</text:p>
          </table:table-cell>
          <table:table-cell office:value-type="float" office:value="0.802055726970937" calcext:value-type="float">
            <text:p>0.802055726970937</text:p>
          </table:table-cell>
        </table:table-row>
        <table:table-row table:style-name="ro1">
          <table:table-cell office:value-type="float" office:value="0.716409650081569" calcext:value-type="float">
            <text:p>0.716409650081569</text:p>
          </table:table-cell>
          <table:table-cell office:value-type="float" office:value="0.801641854064614" calcext:value-type="float">
            <text:p>0.801641854064614</text:p>
          </table:table-cell>
        </table:table-row>
        <table:table-row table:style-name="ro1">
          <table:table-cell office:value-type="float" office:value="0.715133808427334" calcext:value-type="float">
            <text:p>0.715133808427334</text:p>
          </table:table-cell>
          <table:table-cell office:value-type="float" office:value="0.802185258012333" calcext:value-type="float">
            <text:p>0.802185258012333</text:p>
          </table:table-cell>
        </table:table-row>
        <table:table-row table:style-name="ro1">
          <table:table-cell office:value-type="float" office:value="0.713859546147302" calcext:value-type="float">
            <text:p>0.713859546147302</text:p>
          </table:table-cell>
          <table:table-cell office:value-type="float" office:value="0.802727989276123" calcext:value-type="float">
            <text:p>0.802727989276123</text:p>
          </table:table-cell>
        </table:table-row>
        <table:table-row table:style-name="ro1">
          <table:table-cell office:value-type="float" office:value="0.713859546147302" calcext:value-type="float">
            <text:p>0.713859546147302</text:p>
          </table:table-cell>
          <table:table-cell office:value-type="float" office:value="0.802727989276123" calcext:value-type="float">
            <text:p>0.802727989276123</text:p>
          </table:table-cell>
        </table:table-row>
        <table:table-row table:style-name="ro1">
          <table:table-cell office:value-type="float" office:value="0.71201152148487" calcext:value-type="float">
            <text:p>0.71201152148487</text:p>
          </table:table-cell>
          <table:table-cell office:value-type="float" office:value="0.802355261295546" calcext:value-type="float">
            <text:p>0.802355261295546</text:p>
          </table:table-cell>
        </table:table-row>
        <table:table-row table:style-name="ro1">
          <table:table-cell office:value-type="float" office:value="0.71015892920843" calcext:value-type="float">
            <text:p>0.71015892920843</text:p>
          </table:table-cell>
          <table:table-cell office:value-type="float" office:value="0.801984657313919" calcext:value-type="float">
            <text:p>0.801984657313919</text:p>
          </table:table-cell>
        </table:table-row>
        <table:table-row table:style-name="ro1">
          <table:table-cell office:value-type="float" office:value="0.70956794197101" calcext:value-type="float">
            <text:p>0.70956794197101</text:p>
          </table:table-cell>
          <table:table-cell office:value-type="float" office:value="0.801027390848818" calcext:value-type="float">
            <text:p>0.801027390848818</text:p>
          </table:table-cell>
        </table:table-row>
        <table:table-row table:style-name="ro1">
          <table:table-cell office:value-type="float" office:value="0.70705389116106" calcext:value-type="float">
            <text:p>0.70705389116106</text:p>
          </table:table-cell>
          <table:table-cell office:value-type="float" office:value="0.802196456638925" calcext:value-type="float">
            <text:p>0.802196456638925</text:p>
          </table:table-cell>
        </table:table-row>
        <table:table-row table:style-name="ro1">
          <table:table-cell office:value-type="float" office:value="0.70705389116106" calcext:value-type="float">
            <text:p>0.70705389116106</text:p>
          </table:table-cell>
          <table:table-cell office:value-type="float" office:value="0.802196456638925" calcext:value-type="float">
            <text:p>0.802196456638925</text:p>
          </table:table-cell>
        </table:table-row>
        <table:table-row table:style-name="ro1">
          <table:table-cell office:value-type="float" office:value="0.706404516635946" calcext:value-type="float">
            <text:p>0.706404516635946</text:p>
          </table:table-cell>
          <table:table-cell office:value-type="float" office:value="0.803780480793684" calcext:value-type="float">
            <text:p>0.803780480793684</text:p>
          </table:table-cell>
        </table:table-row>
        <table:table-row table:style-name="ro1">
          <table:table-cell office:value-type="float" office:value="0.705813529398526" calcext:value-type="float">
            <text:p>0.705813529398526</text:p>
          </table:table-cell>
          <table:table-cell office:value-type="float" office:value="0.802823214328584" calcext:value-type="float">
            <text:p>0.802823214328584</text:p>
          </table:table-cell>
        </table:table-row>
        <table:table-row table:style-name="ro1">
          <table:table-cell office:value-type="float" office:value="0.702744498446401" calcext:value-type="float">
            <text:p>0.702744498446401</text:p>
          </table:table-cell>
          <table:table-cell office:value-type="float" office:value="0.803118109128378" calcext:value-type="float">
            <text:p>0.803118109128378</text:p>
          </table:table-cell>
        </table:table-row>
        <table:table-row table:style-name="ro1">
          <table:table-cell office:value-type="float" office:value="0.701508455142069" calcext:value-type="float">
            <text:p>0.701508455142069</text:p>
          </table:table-cell>
          <table:table-cell office:value-type="float" office:value="0.803742684691041" calcext:value-type="float">
            <text:p>0.803742684691041</text:p>
          </table:table-cell>
        </table:table-row>
        <table:table-row table:style-name="ro1">
          <table:table-cell office:value-type="float" office:value="0.702099442379489" calcext:value-type="float">
            <text:p>0.702099442379489</text:p>
          </table:table-cell>
          <table:table-cell office:value-type="float" office:value="0.804699951156142" calcext:value-type="float">
            <text:p>0.804699951156142</text:p>
          </table:table-cell>
        </table:table-row>
        <table:table-row table:style-name="ro1">
          <table:table-cell office:value-type="float" office:value="0.70088272571176" calcext:value-type="float">
            <text:p>0.70088272571176</text:p>
          </table:table-cell>
          <table:table-cell office:value-type="float" office:value="0.805365457963893" calcext:value-type="float">
            <text:p>0.805365457963893</text:p>
          </table:table-cell>
        </table:table-row>
        <table:table-row table:style-name="ro1">
          <table:table-cell office:value-type="float" office:value="0.699666398650156" calcext:value-type="float">
            <text:p>0.699666398650156</text:p>
          </table:table-cell>
          <table:table-cell office:value-type="float" office:value="0.806030751669008" calcext:value-type="float">
            <text:p>0.806030751669008</text:p>
          </table:table-cell>
        </table:table-row>
        <table:table-row table:style-name="ro1">
          <table:table-cell office:value-type="float" office:value="0.698453287292835" calcext:value-type="float">
            <text:p>0.698453287292835</text:p>
          </table:table-cell>
          <table:table-cell office:value-type="float" office:value="0.806694286482222" calcext:value-type="float">
            <text:p>0.806694286482222</text:p>
          </table:table-cell>
        </table:table-row>
        <table:table-row table:style-name="ro1">
          <table:table-cell office:value-type="float" office:value="0.700226249005095" calcext:value-type="float">
            <text:p>0.700226249005095</text:p>
          </table:table-cell>
          <table:table-cell office:value-type="float" office:value="0.809566085877525" calcext:value-type="float">
            <text:p>0.809566085877525</text:p>
          </table:table-cell>
        </table:table-row>
        <table:table-row table:style-name="ro1">
          <table:table-cell office:value-type="float" office:value="0.698441720665489" calcext:value-type="float">
            <text:p>0.698441720665489</text:p>
          </table:table-cell>
          <table:table-cell office:value-type="float" office:value="0.809313354173907" calcext:value-type="float">
            <text:p>0.809313354173907</text:p>
          </table:table-cell>
        </table:table-row>
        <table:table-row table:style-name="ro1">
          <table:table-cell office:value-type="float" office:value="0.697835645087628" calcext:value-type="float">
            <text:p>0.697835645087628</text:p>
          </table:table-cell>
          <table:table-cell office:value-type="float" office:value="0.810977234230696" calcext:value-type="float">
            <text:p>0.810977234230696</text:p>
          </table:table-cell>
        </table:table-row>
        <table:table-row table:style-name="ro1">
          <table:table-cell office:value-type="float" office:value="0.697842685890894" calcext:value-type="float">
            <text:p>0.697842685890894</text:p>
          </table:table-cell>
          <table:table-cell office:value-type="float" office:value="0.813585318151764" calcext:value-type="float">
            <text:p>0.813585318151764</text:p>
          </table:table-cell>
        </table:table-row>
        <table:table-row table:style-name="ro1">
          <table:table-cell office:value-type="float" office:value="0.719286449498757" calcext:value-type="float">
            <text:p>0.719286449498757</text:p>
          </table:table-cell>
          <table:table-cell office:value-type="float" office:value="0.906160300739713" calcext:value-type="float">
            <text:p>0.906160300739713</text:p>
          </table:table-cell>
        </table:table-row>
        <table:table-row table:style-name="ro1">
          <table:table-cell office:value-type="float" office:value="0.716449043378155" calcext:value-type="float">
            <text:p>0.716449043378155</text:p>
          </table:table-cell>
          <table:table-cell office:value-type="float" office:value="0.904178674576401" calcext:value-type="float">
            <text:p>0.904178674576401</text:p>
          </table:table-cell>
        </table:table-row>
        <table:table-row table:style-name="ro1">
          <table:table-cell office:value-type="float" office:value="0.713612847350358" calcext:value-type="float">
            <text:p>0.713612847350358</text:p>
          </table:table-cell>
          <table:table-cell office:value-type="float" office:value="0.90219603643706" calcext:value-type="float">
            <text:p>0.90219603643706</text:p>
          </table:table-cell>
        </table:table-row>
        <table:table-row table:style-name="ro1">
          <table:table-cell office:value-type="float" office:value="0.711369428277072" calcext:value-type="float">
            <text:p>0.711369428277072</text:p>
          </table:table-cell>
          <table:table-cell office:value-type="float" office:value="0.901169168058781" calcext:value-type="float">
            <text:p>0.901169168058781</text:p>
          </table:table-cell>
        </table:table-row>
        <table:table-row table:style-name="ro1">
          <table:table-cell office:value-type="float" office:value="0.707232517615132" calcext:value-type="float">
            <text:p>0.707232517615132</text:p>
          </table:table-cell>
          <table:table-cell office:value-type="float" office:value="0.894468302803075" calcext:value-type="float">
            <text:p>0.894468302803075</text:p>
          </table:table-cell>
        </table:table-row>
        <table:table-row table:style-name="ro1">
          <table:table-cell office:value-type="float" office:value="0.705016456044866" calcext:value-type="float">
            <text:p>0.705016456044866</text:p>
          </table:table-cell>
          <table:table-cell office:value-type="float" office:value="0.893477462988928" calcext:value-type="float">
            <text:p>0.893477462988928</text:p>
          </table:table-cell>
        </table:table-row>
        <table:table-row table:style-name="ro1">
          <table:table-cell office:value-type="float" office:value="0.705016456044866" calcext:value-type="float">
            <text:p>0.705016456044866</text:p>
          </table:table-cell>
          <table:table-cell office:value-type="float" office:value="0.893477462988928" calcext:value-type="float">
            <text:p>0.893477462988928</text:p>
          </table:table-cell>
        </table:table-row>
        <table:table-row table:style-name="ro1">
          <table:table-cell office:value-type="float" office:value="0.70102845599428" calcext:value-type="float">
            <text:p>0.70102845599428</text:p>
          </table:table-cell>
          <table:table-cell office:value-type="float" office:value="0.889613909782677" calcext:value-type="float">
            <text:p>0.889613909782677</text:p>
          </table:table-cell>
        </table:table-row>
        <table:table-row table:style-name="ro1">
          <table:table-cell office:value-type="float" office:value="0.70043746875686" calcext:value-type="float">
            <text:p>0.70043746875686</text:p>
          </table:table-cell>
          <table:table-cell office:value-type="float" office:value="0.888656643317576" calcext:value-type="float">
            <text:p>0.888656643317576</text:p>
          </table:table-cell>
        </table:table-row>
        <table:table-row table:style-name="ro1">
          <table:table-cell office:value-type="float" office:value="0.697248771359217" calcext:value-type="float">
            <text:p>0.697248771359217</text:p>
          </table:table-cell>
          <table:table-cell office:value-type="float" office:value="0.888655868870353" calcext:value-type="float">
            <text:p>0.888655868870353</text:p>
          </table:table-cell>
        </table:table-row>
        <table:table-row table:style-name="ro1">
          <table:table-cell office:value-type="float" office:value="0.695654760814727" calcext:value-type="float">
            <text:p>0.695654760814727</text:p>
          </table:table-cell>
          <table:table-cell office:value-type="float" office:value="0.888655159157915" calcext:value-type="float">
            <text:p>0.888655159157915</text:p>
          </table:table-cell>
        </table:table-row>
        <table:table-row table:style-name="ro1">
          <table:table-cell office:value-type="float" office:value="0.694061215532226" calcext:value-type="float">
            <text:p>0.694061215532226</text:p>
          </table:table-cell>
          <table:table-cell office:value-type="float" office:value="0.888654005737445" calcext:value-type="float">
            <text:p>0.888654005737445</text:p>
          </table:table-cell>
        </table:table-row>
        <table:table-row table:style-name="ro1">
          <table:table-cell office:value-type="float" office:value="0.692879241057387" calcext:value-type="float">
            <text:p>0.692879241057387</text:p>
          </table:table-cell>
          <table:table-cell office:value-type="float" office:value="0.886739472807243" calcext:value-type="float">
            <text:p>0.886739472807243</text:p>
          </table:table-cell>
        </table:table-row>
        <table:table-row table:style-name="ro1">
          <table:table-cell office:value-type="float" office:value="0.690725649242832" calcext:value-type="float">
            <text:p>0.690725649242832</text:p>
          </table:table-cell>
          <table:table-cell office:value-type="float" office:value="0.885814245395549" calcext:value-type="float">
            <text:p>0.885814245395549</text:p>
          </table:table-cell>
        </table:table-row>
        <table:table-row table:style-name="ro1">
          <table:table-cell office:value-type="float" office:value="0.689163769170998" calcext:value-type="float">
            <text:p>0.689163769170998</text:p>
          </table:table-cell>
          <table:table-cell office:value-type="float" office:value="0.885845546754122" calcext:value-type="float">
            <text:p>0.885845546754122</text:p>
          </table:table-cell>
        </table:table-row>
        <table:table-row table:style-name="ro1">
          <table:table-cell office:value-type="float" office:value="0.688189230588756" calcext:value-type="float">
            <text:p>0.688189230588756</text:p>
          </table:table-cell>
          <table:table-cell office:value-type="float" office:value="0.886837826696032" calcext:value-type="float">
            <text:p>0.886837826696032</text:p>
          </table:table-cell>
        </table:table-row>
        <table:table-row table:style-name="ro1">
          <table:table-cell office:value-type="float" office:value="0.686627912472957" calcext:value-type="float">
            <text:p>0.686627912472957</text:p>
          </table:table-cell>
          <table:table-cell office:value-type="float" office:value="0.886868555868226" calcext:value-type="float">
            <text:p>0.886868555868226</text:p>
          </table:table-cell>
        </table:table-row>
        <table:table-row table:style-name="ro1">
          <table:table-cell office:value-type="float" office:value="0.685445937998117" calcext:value-type="float">
            <text:p>0.685445937998117</text:p>
          </table:table-cell>
          <table:table-cell office:value-type="float" office:value="0.884954022938025" calcext:value-type="float">
            <text:p>0.884954022938025</text:p>
          </table:table-cell>
        </table:table-row>
        <table:table-row table:style-name="ro1">
          <table:table-cell office:value-type="float" office:value="0.684506128076777" calcext:value-type="float">
            <text:p>0.684506128076777</text:p>
          </table:table-cell>
          <table:table-cell office:value-type="float" office:value="0.885975674257237" calcext:value-type="float">
            <text:p>0.885975674257237</text:p>
          </table:table-cell>
        </table:table-row>
        <table:table-row table:style-name="ro1">
          <table:table-cell office:value-type="float" office:value="0.682975954648933" calcext:value-type="float">
            <text:p>0.682975954648933</text:p>
          </table:table-cell>
          <table:table-cell office:value-type="float" office:value="0.88603938106412" calcext:value-type="float">
            <text:p>0.88603938106412</text:p>
          </table:table-cell>
        </table:table-row>
        <table:table-row table:style-name="ro1">
          <table:table-cell office:value-type="float" office:value="0.68144452029744" calcext:value-type="float">
            <text:p>0.68144452029744</text:p>
          </table:table-cell>
          <table:table-cell office:value-type="float" office:value="0.886104458599572" calcext:value-type="float">
            <text:p>0.886104458599572</text:p>
          </table:table-cell>
        </table:table-row>
        <table:table-row table:style-name="ro1">
          <table:table-cell office:value-type="float" office:value="0.68203550753486" calcext:value-type="float">
            <text:p>0.68203550753486</text:p>
          </table:table-cell>
          <table:table-cell office:value-type="float" office:value="0.887061725064673" calcext:value-type="float">
            <text:p>0.887061725064673</text:p>
          </table:table-cell>
        </table:table-row>
        <table:table-row table:style-name="ro1">
          <table:table-cell office:value-type="float" office:value="0.679948953937392" calcext:value-type="float">
            <text:p>0.679948953937392</text:p>
          </table:table-cell>
          <table:table-cell office:value-type="float" office:value="0.886197226759776" calcext:value-type="float">
            <text:p>0.886197226759776</text:p>
          </table:table-cell>
        </table:table-row>
        <table:table-row table:style-name="ro1">
          <table:table-cell office:value-type="float" office:value="0.678453002563538" calcext:value-type="float">
            <text:p>0.678453002563538</text:p>
          </table:table-cell>
          <table:table-cell office:value-type="float" office:value="0.886290441843657" calcext:value-type="float">
            <text:p>0.886290441843657</text:p>
          </table:table-cell>
        </table:table-row>
        <table:table-row table:style-name="ro1">
          <table:table-cell office:value-type="float" office:value="0.678453002563538" calcext:value-type="float">
            <text:p>0.678453002563538</text:p>
          </table:table-cell>
          <table:table-cell office:value-type="float" office:value="0.886290441843657" calcext:value-type="float">
            <text:p>0.886290441843657</text:p>
          </table:table-cell>
        </table:table-row>
        <table:table-row table:style-name="ro1">
          <table:table-cell office:value-type="float" office:value="0.676048340739136" calcext:value-type="float">
            <text:p>0.676048340739136</text:p>
          </table:table-cell>
          <table:table-cell office:value-type="float" office:value="0.887438487194546" calcext:value-type="float">
            <text:p>0.887438487194546</text:p>
          </table:table-cell>
        </table:table-row>
        <table:table-row table:style-name="ro1">
          <table:table-cell office:value-type="float" office:value="0.675457353501716" calcext:value-type="float">
            <text:p>0.675457353501716</text:p>
          </table:table-cell>
          <table:table-cell office:value-type="float" office:value="0.886481220729445" calcext:value-type="float">
            <text:p>0.886481220729445</text:p>
          </table:table-cell>
        </table:table-row>
        <table:table-row table:style-name="ro1">
          <table:table-cell office:value-type="float" office:value="0.673649501707802" calcext:value-type="float">
            <text:p>0.673649501707802</text:p>
          </table:table-cell>
          <table:table-cell office:value-type="float" office:value="0.88857977345252" calcext:value-type="float">
            <text:p>0.88857977345252</text:p>
          </table:table-cell>
        </table:table-row>
        <table:table-row table:style-name="ro1">
          <table:table-cell office:value-type="float" office:value="0.673649501707802" calcext:value-type="float">
            <text:p>0.673649501707802</text:p>
          </table:table-cell>
          <table:table-cell office:value-type="float" office:value="0.88857977345252" calcext:value-type="float">
            <text:p>0.88857977345252</text:p>
          </table:table-cell>
        </table:table-row>
        <table:table-row table:style-name="ro1">
          <table:table-cell office:value-type="float" office:value="0.673649501707802" calcext:value-type="float">
            <text:p>0.673649501707802</text:p>
          </table:table-cell>
          <table:table-cell office:value-type="float" office:value="0.88857977345252" calcext:value-type="float">
            <text:p>0.88857977345252</text:p>
          </table:table-cell>
        </table:table-row>
        <table:table-row table:style-name="ro1">
          <table:table-cell office:value-type="float" office:value="0.671316101852646" calcext:value-type="float">
            <text:p>0.671316101852646</text:p>
          </table:table-cell>
          <table:table-cell office:value-type="float" office:value="0.889784145339307" calcext:value-type="float">
            <text:p>0.889784145339307</text:p>
          </table:table-cell>
        </table:table-row>
        <table:table-row table:style-name="ro1">
          <table:table-cell office:value-type="float" office:value="0.669855253919177" calcext:value-type="float">
            <text:p>0.669855253919177</text:p>
          </table:table-cell>
          <table:table-cell office:value-type="float" office:value="0.889906028681915" calcext:value-type="float">
            <text:p>0.889906028681915</text:p>
          </table:table-cell>
        </table:table-row>
        <table:table-row table:style-name="ro1">
          <table:table-cell office:value-type="float" office:value="0.668986158579414" calcext:value-type="float">
            <text:p>0.668986158579414</text:p>
          </table:table-cell>
          <table:table-cell office:value-type="float" office:value="0.890984228988062" calcext:value-type="float">
            <text:p>0.890984228988062</text:p>
          </table:table-cell>
        </table:table-row>
        <table:table-row table:style-name="ro1">
          <table:table-cell office:value-type="float" office:value="0.667524715831005" calcext:value-type="float">
            <text:p>0.667524715831005</text:p>
          </table:table-cell>
          <table:table-cell office:value-type="float" office:value="0.891106850258514" calcext:value-type="float">
            <text:p>0.891106850258514</text:p>
          </table:table-cell>
        </table:table-row>
        <table:table-row table:style-name="ro1">
          <table:table-cell office:value-type="float" office:value="0.667524715831005" calcext:value-type="float">
            <text:p>0.667524715831005</text:p>
          </table:table-cell>
          <table:table-cell office:value-type="float" office:value="0.891106850258514" calcext:value-type="float">
            <text:p>0.891106850258514</text:p>
          </table:table-cell>
        </table:table-row>
        <table:table-row table:style-name="ro1">
          <table:table-cell office:value-type="float" office:value="0.666063485219393" calcext:value-type="float">
            <text:p>0.666063485219393</text:p>
          </table:table-cell>
          <table:table-cell office:value-type="float" office:value="0.891229208351903" calcext:value-type="float">
            <text:p>0.891229208351903</text:p>
          </table:table-cell>
        </table:table-row>
        <table:table-row table:style-name="ro1">
          <table:table-cell office:value-type="float" office:value="0.664322911120562" calcext:value-type="float">
            <text:p>0.664322911120562</text:p>
          </table:table-cell>
          <table:table-cell office:value-type="float" office:value="0.893388565835908" calcext:value-type="float">
            <text:p>0.893388565835908</text:p>
          </table:table-cell>
        </table:table-row>
        <table:table-row table:style-name="ro1">
          <table:table-cell office:value-type="float" office:value="0.664913898357982" calcext:value-type="float">
            <text:p>0.664913898357982</text:p>
          </table:table-cell>
          <table:table-cell office:value-type="float" office:value="0.894345832301009" calcext:value-type="float">
            <text:p>0.894345832301009</text:p>
          </table:table-cell>
        </table:table-row>
        <table:table-row table:style-name="ro1">
          <table:table-cell office:value-type="float" office:value="0.663490206368893" calcext:value-type="float">
            <text:p>0.663490206368893</text:p>
          </table:table-cell>
          <table:table-cell office:value-type="float" office:value="0.894493403180215" calcext:value-type="float">
            <text:p>0.894493403180215</text:p>
          </table:table-cell>
        </table:table-row>
        <table:table-row table:style-name="ro1">
          <table:table-cell office:value-type="float" office:value="0.663246546060399" calcext:value-type="float">
            <text:p>0.663246546060399</text:p>
          </table:table-cell>
          <table:table-cell office:value-type="float" office:value="0.896558084699946" calcext:value-type="float">
            <text:p>0.896558084699946</text:p>
          </table:table-cell>
        </table:table-row>
        <table:table-row table:style-name="ro1">
          <table:table-cell office:value-type="float" office:value="0.661821601427793" calcext:value-type="float">
            <text:p>0.661821601427793</text:p>
          </table:table-cell>
          <table:table-cell office:value-type="float" office:value="0.896707317593611" calcext:value-type="float">
            <text:p>0.896707317593611</text:p>
          </table:table-cell>
        </table:table-row>
        <table:table-row table:style-name="ro1">
          <table:table-cell office:value-type="float" office:value="0.664185550377473" calcext:value-type="float">
            <text:p>0.664185550377473</text:p>
          </table:table-cell>
          <table:table-cell office:value-type="float" office:value="0.900536383454015" calcext:value-type="float">
            <text:p>0.900536383454015</text:p>
          </table:table-cell>
        </table:table-row>
        <table:table-row table:style-name="ro1">
          <table:table-cell office:value-type="float" office:value="0.662797951006291" calcext:value-type="float">
            <text:p>0.662797951006291</text:p>
          </table:table-cell>
          <table:table-cell office:value-type="float" office:value="0.900711073096806" calcext:value-type="float">
            <text:p>0.900711073096806</text:p>
          </table:table-cell>
        </table:table-row>
        <table:table-row table:style-name="ro1">
          <table:table-cell office:value-type="float" office:value="0.66259067822314" calcext:value-type="float">
            <text:p>0.66259067822314</text:p>
          </table:table-cell>
          <table:table-cell office:value-type="float" office:value="0.902802637255446" calcext:value-type="float">
            <text:p>0.902802637255446</text:p>
          </table:table-cell>
        </table:table-row>
        <table:table-row table:style-name="ro1">
          <table:table-cell office:value-type="float" office:value="0.661202491410827" calcext:value-type="float">
            <text:p>0.661202491410827</text:p>
          </table:table-cell>
          <table:table-cell office:value-type="float" office:value="0.902978161630157" calcext:value-type="float">
            <text:p>0.902978161630157</text:p>
          </table:table-cell>
        </table:table-row>
        <table:table-row table:style-name="ro1">
          <table:table-cell office:value-type="float" office:value="0.660995043158248" calcext:value-type="float">
            <text:p>0.660995043158248</text:p>
          </table:table-cell>
          <table:table-cell office:value-type="float" office:value="0.905069975124306" calcext:value-type="float">
            <text:p>0.905069975124306</text:p>
          </table:table-cell>
        </table:table-row>
        <table:table-row table:style-name="ro1">
          <table:table-cell office:value-type="float" office:value="0.660197008196292" calcext:value-type="float">
            <text:p>0.660197008196292</text:p>
          </table:table-cell>
          <table:table-cell office:value-type="float" office:value="0.906203953017953" calcext:value-type="float">
            <text:p>0.906203953017953</text:p>
          </table:table-cell>
        </table:table-row>
        <table:table-row table:style-name="ro1">
          <table:table-cell office:value-type="float" office:value="0.659399102929132" calcext:value-type="float">
            <text:p>0.659399102929132</text:p>
          </table:table-cell>
          <table:table-cell office:value-type="float" office:value="0.907337746620137" calcext:value-type="float">
            <text:p>0.907337746620137</text:p>
          </table:table-cell>
        </table:table-row>
        <table:table-row table:style-name="ro1">
          <table:table-cell office:value-type="float" office:value="0.658601502826195" calcext:value-type="float">
            <text:p>0.658601502826195</text:p>
          </table:table-cell>
          <table:table-cell office:value-type="float" office:value="0.90847110659535" calcext:value-type="float">
            <text:p>0.90847110659535</text:p>
          </table:table-cell>
        </table:table-row>
        <table:table-row table:style-name="ro1">
          <table:table-cell office:value-type="float" office:value="0.657805466689906" calcext:value-type="float">
            <text:p>0.657805466689906</text:p>
          </table:table-cell>
          <table:table-cell office:value-type="float" office:value="0.909602244232333" calcext:value-type="float">
            <text:p>0.909602244232333</text:p>
          </table:table-cell>
        </table:table-row>
        <table:table-row table:style-name="ro1">
          <table:table-cell office:value-type="float" office:value="0.657007321105919" calcext:value-type="float">
            <text:p>0.657007321105919</text:p>
          </table:table-cell>
          <table:table-cell office:value-type="float" office:value="0.910736379315757" calcext:value-type="float">
            <text:p>0.910736379315757</text:p>
          </table:table-cell>
        </table:table-row>
        <table:table-row table:style-name="ro1">
          <table:table-cell office:value-type="float" office:value="0.656210758561344" calcext:value-type="float">
            <text:p>0.656210758561344</text:p>
          </table:table-cell>
          <table:table-cell office:value-type="float" office:value="0.911868264959266" calcext:value-type="float">
            <text:p>0.911868264959266</text:p>
          </table:table-cell>
        </table:table-row>
        <table:table-row table:style-name="ro1">
          <table:table-cell office:value-type="float" office:value="0.65482303330992" calcext:value-type="float">
            <text:p>0.65482303330992</text:p>
          </table:table-cell>
          <table:table-cell office:value-type="float" office:value="0.912043133473183" calcext:value-type="float">
            <text:p>0.912043133473183</text:p>
          </table:table-cell>
        </table:table-row>
        <table:table-row table:style-name="ro1">
          <table:table-cell office:value-type="float" office:value="0.654614784001253" calcext:value-type="float">
            <text:p>0.654614784001253</text:p>
          </table:table-cell>
          <table:table-cell office:value-type="float" office:value="0.914136085238132" calcext:value-type="float">
            <text:p>0.914136085238132</text:p>
          </table:table-cell>
        </table:table-row>
        <table:table-row table:style-name="ro1">
          <table:table-cell office:value-type="float" office:value="0.654407370079648" calcext:value-type="float">
            <text:p>0.654407370079648</text:p>
          </table:table-cell>
          <table:table-cell office:value-type="float" office:value="0.916227849949246" calcext:value-type="float">
            <text:p>0.916227849949246</text:p>
          </table:table-cell>
        </table:table-row>
        <table:table-row table:style-name="ro1">
          <table:table-cell office:value-type="float" office:value="0.654201234033231" calcext:value-type="float">
            <text:p>0.654201234033231</text:p>
          </table:table-cell>
          <table:table-cell office:value-type="float" office:value="0.918317798847417" calcext:value-type="float">
            <text:p>0.918317798847417</text:p>
          </table:table-cell>
        </table:table-row>
        <table:table-row table:style-name="ro1">
          <table:table-cell office:value-type="float" office:value="0.652812166059222" calcext:value-type="float">
            <text:p>0.652812166059222</text:p>
          </table:table-cell>
          <table:table-cell office:value-type="float" office:value="0.918494575320009" calcext:value-type="float">
            <text:p>0.918494575320009</text:p>
          </table:table-cell>
        </table:table-row>
        <table:table-row table:style-name="ro1">
          <table:table-cell office:value-type="float" office:value="0.65201415017003" calcext:value-type="float">
            <text:p>0.65201415017003</text:p>
          </table:table-cell>
          <table:table-cell office:value-type="float" office:value="0.91962852611197" calcext:value-type="float">
            <text:p>0.91962852611197</text:p>
          </table:table-cell>
        </table:table-row>
        <table:table-row table:style-name="ro1">
          <table:table-cell office:value-type="float" office:value="0.651213250478923" calcext:value-type="float">
            <text:p>0.651213250478923</text:p>
          </table:table-cell>
          <table:table-cell office:value-type="float" office:value="0.920766574678814" calcext:value-type="float">
            <text:p>0.920766574678814</text:p>
          </table:table-cell>
        </table:table-row>
        <table:table-row table:style-name="ro1">
          <table:table-cell office:value-type="float" office:value="0.649830247643864" calcext:value-type="float">
            <text:p>0.649830247643864</text:p>
          </table:table-cell>
          <table:table-cell office:value-type="float" office:value="0.920934732815344" calcext:value-type="float">
            <text:p>0.920934732815344</text:p>
          </table:table-cell>
        </table:table-row>
        <table:table-row table:style-name="ro1">
          <table:table-cell office:value-type="float" office:value="0.654558145543223" calcext:value-type="float">
            <text:p>0.654558145543223</text:p>
          </table:table-cell>
          <table:table-cell office:value-type="float" office:value="0.928592864536151" calcext:value-type="float">
            <text:p>0.928592864536151</text:p>
          </table:table-cell>
        </table:table-row>
        <table:table-row table:style-name="ro1">
          <table:table-cell office:value-type="float" office:value="0.654558145543223" calcext:value-type="float">
            <text:p>0.654558145543223</text:p>
          </table:table-cell>
          <table:table-cell office:value-type="float" office:value="0.928592864536151" calcext:value-type="float">
            <text:p>0.928592864536151</text:p>
          </table:table-cell>
        </table:table-row>
        <table:table-row table:style-name="ro1">
          <table:table-cell office:value-type="float" office:value="0.652446712485398" calcext:value-type="float">
            <text:p>0.652446712485398</text:p>
          </table:table-cell>
          <table:table-cell office:value-type="float" office:value="0.929953132165827" calcext:value-type="float">
            <text:p>0.929953132165827</text:p>
          </table:table-cell>
        </table:table-row>
        <table:table-row table:style-name="ro1">
          <table:table-cell office:value-type="float" office:value="0.652277474994722" calcext:value-type="float">
            <text:p>0.652277474994722</text:p>
          </table:table-cell>
          <table:table-cell office:value-type="float" office:value="0.932069168449234" calcext:value-type="float">
            <text:p>0.932069168449234</text:p>
          </table:table-cell>
        </table:table-row>
        <table:table-row table:style-name="ro1">
          <table:table-cell office:value-type="float" office:value="0.652699195655176" calcext:value-type="float">
            <text:p>0.652699195655176</text:p>
          </table:table-cell>
          <table:table-cell office:value-type="float" office:value="0.935142515532414" calcext:value-type="float">
            <text:p>0.935142515532414</text:p>
          </table:table-cell>
        </table:table-row>
        <table:table-row table:style-name="ro1">
          <table:table-cell office:value-type="float" office:value="0.651938501910653" calcext:value-type="float">
            <text:p>0.651938501910653</text:p>
          </table:table-cell>
          <table:table-cell office:value-type="float" office:value="0.93630200024733" calcext:value-type="float">
            <text:p>0.93630200024733</text:p>
          </table:table-cell>
        </table:table-row>
        <table:table-row table:style-name="ro1">
          <table:table-cell office:value-type="float" office:value="0.651938501910653" calcext:value-type="float">
            <text:p>0.651938501910653</text:p>
          </table:table-cell>
          <table:table-cell office:value-type="float" office:value="0.93630200024733" calcext:value-type="float">
            <text:p>0.93630200024733</text:p>
          </table:table-cell>
        </table:table-row>
        <table:table-row table:style-name="ro1">
          <table:table-cell office:value-type="float" office:value="0.651598921650277" calcext:value-type="float">
            <text:p>0.651598921650277</text:p>
          </table:table-cell>
          <table:table-cell office:value-type="float" office:value="0.940535757531734" calcext:value-type="float">
            <text:p>0.940535757531734</text:p>
          </table:table-cell>
        </table:table-row>
        <table:table-row table:style-name="ro1">
          <table:table-cell office:value-type="float" office:value="0.650838242448899" calcext:value-type="float">
            <text:p>0.650838242448899</text:p>
          </table:table-cell>
          <table:table-cell office:value-type="float" office:value="0.941695220079312" calcext:value-type="float">
            <text:p>0.941695220079312</text:p>
          </table:table-cell>
        </table:table-row>
        <table:table-row table:style-name="ro1">
          <table:table-cell office:value-type="float" office:value="0.650668539577582" calcext:value-type="float">
            <text:p>0.650668539577582</text:p>
          </table:table-cell>
          <table:table-cell office:value-type="float" office:value="0.943811965717494" calcext:value-type="float">
            <text:p>0.943811965717494</text:p>
          </table:table-cell>
        </table:table-row>
        <table:table-row table:style-name="ro1">
          <table:table-cell office:value-type="float" office:value="0.650668539577582" calcext:value-type="float">
            <text:p>0.650668539577582</text:p>
          </table:table-cell>
          <table:table-cell office:value-type="float" office:value="0.943811965717494" calcext:value-type="float">
            <text:p>0.943811965717494</text:p>
          </table:table-cell>
        </table:table-row>
        <table:table-row table:style-name="ro1">
          <table:table-cell office:value-type="float" office:value="0.65032925745168" calcext:value-type="float">
            <text:p>0.65032925745168</text:p>
          </table:table-cell>
          <table:table-cell office:value-type="float" office:value="0.948045268571495" calcext:value-type="float">
            <text:p>0.948045268571495</text:p>
          </table:table-cell>
        </table:table-row>
        <table:table-row table:style-name="ro1">
          <table:table-cell office:value-type="float" office:value="0.649568549164012" calcext:value-type="float">
            <text:p>0.649568549164012</text:p>
          </table:table-cell>
          <table:table-cell office:value-type="float" office:value="0.949204775453746" calcext:value-type="float">
            <text:p>0.949204775453746</text:p>
          </table:table-cell>
        </table:table-row>
        <table:table-row table:style-name="ro1">
          <table:table-cell office:value-type="float" office:value="0.649399358938557" calcext:value-type="float">
            <text:p>0.649399358938557</text:p>
          </table:table-cell>
          <table:table-cell office:value-type="float" office:value="0.951320739693308" calcext:value-type="float">
            <text:p>0.951320739693308</text:p>
          </table:table-cell>
        </table:table-row>
        <table:table-row table:style-name="ro1">
          <table:table-cell office:value-type="float" office:value="0.648047645234538" calcext:value-type="float">
            <text:p>0.648047645234538</text:p>
          </table:table-cell>
          <table:table-cell office:value-type="float" office:value="0.95152300781963" calcext:value-type="float">
            <text:p>0.95152300781963</text:p>
          </table:table-cell>
        </table:table-row>
        <table:table-row table:style-name="ro1">
          <table:table-cell office:value-type="float" office:value="0.647878654977327" calcext:value-type="float">
            <text:p>0.647878654977327</text:p>
          </table:table-cell>
          <table:table-cell office:value-type="float" office:value="0.953638667258312" calcext:value-type="float">
            <text:p>0.953638667258312</text:p>
          </table:table-cell>
        </table:table-row>
        <table:table-row table:style-name="ro1">
          <table:table-cell office:value-type="float" office:value="0.647118706568987" calcext:value-type="float">
            <text:p>0.647118706568987</text:p>
          </table:table-cell>
          <table:table-cell office:value-type="float" office:value="0.95479701589722" calcext:value-type="float">
            <text:p>0.95479701589722</text:p>
          </table:table-cell>
        </table:table-row>
        <table:table-row table:style-name="ro1">
          <table:table-cell office:value-type="float" office:value="0.649314334246129" calcext:value-type="float">
            <text:p>0.649314334246129</text:p>
          </table:table-cell>
          <table:table-cell office:value-type="float" office:value="0.960740721498816" calcext:value-type="float">
            <text:p>0.960740721498816</text:p>
          </table:table-cell>
        </table:table-row>
        <table:table-row table:style-name="ro1">
          <table:table-cell office:value-type="float" office:value="0.647962787788277" calcext:value-type="float">
            <text:p>0.647962787788277</text:p>
          </table:table-cell>
          <table:table-cell office:value-type="float" office:value="0.960942734700765" calcext:value-type="float">
            <text:p>0.960942734700765</text:p>
          </table:table-cell>
        </table:table-row>
        <table:table-row table:style-name="ro1">
          <table:table-cell office:value-type="float" office:value="0.649567566387876" calcext:value-type="float">
            <text:p>0.649567566387876</text:p>
          </table:table-cell>
          <table:table-cell office:value-type="float" office:value="0.965928963247562" calcext:value-type="float">
            <text:p>0.965928963247562</text:p>
          </table:table-cell>
        </table:table-row>
        <table:table-row table:style-name="ro1">
          <table:table-cell office:value-type="float" office:value="0.649988948920208" calcext:value-type="float">
            <text:p>0.649988948920208</text:p>
          </table:table-cell>
          <table:table-cell office:value-type="float" office:value="0.969002825721321" calcext:value-type="float">
            <text:p>0.969002825721321</text:p>
          </table:table-cell>
        </table:table-row>
        <table:table-row table:style-name="ro1">
          <table:table-cell office:value-type="float" office:value="0.650410211471593" calcext:value-type="float">
            <text:p>0.650410211471593</text:p>
          </table:table-cell>
          <table:table-cell office:value-type="float" office:value="0.972076871075609" calcext:value-type="float">
            <text:p>0.972076871075609</text:p>
          </table:table-cell>
        </table:table-row>
        <table:table-row table:style-name="ro1">
          <table:table-cell office:value-type="float" office:value="0.651425086298078" calcext:value-type="float">
            <text:p>0.651425086298078</text:p>
          </table:table-cell>
          <table:table-cell office:value-type="float" office:value="0.976104181690718" calcext:value-type="float">
            <text:p>0.976104181690718</text:p>
          </table:table-cell>
        </table:table-row>
        <table:table-row table:style-name="ro1">
          <table:table-cell office:value-type="float" office:value="0.650074834180135" calcext:value-type="float">
            <text:p>0.650074834180135</text:p>
          </table:table-cell>
          <table:table-cell office:value-type="float" office:value="0.976304221999698" calcext:value-type="float">
            <text:p>0.976304221999698</text:p>
          </table:table-cell>
        </table:table-row>
        <table:table-row table:style-name="ro1">
          <table:table-cell office:value-type="float" office:value="0.65226924386888" calcext:value-type="float">
            <text:p>0.65226924386888</text:p>
          </table:table-cell>
          <table:table-cell office:value-type="float" office:value="0.982249784115746" calcext:value-type="float">
            <text:p>0.982249784115746</text:p>
          </table:table-cell>
        </table:table-row>
        <table:table-row table:style-name="ro1">
          <table:table-cell office:value-type="float" office:value="0.652860231106299" calcext:value-type="float">
            <text:p>0.652860231106299</text:p>
          </table:table-cell>
          <table:table-cell office:value-type="float" office:value="0.983207050580847" calcext:value-type="float">
            <text:p>0.983207050580847</text:p>
          </table:table-cell>
        </table:table-row>
        <table:table-row table:style-name="ro1">
          <table:table-cell office:value-type="float" office:value="0.31896844263041" calcext:value-type="float">
            <text:p>0.31896844263041</text:p>
          </table:table-cell>
          <table:table-cell office:value-type="float" office:value="1.31835762480947" calcext:value-type="float">
            <text:p>1.31835762480947</text:p>
          </table:table-cell>
        </table:table-row>
        <table:table-row table:style-name="ro1">
          <table:table-cell office:value-type="float" office:value="0.31952022707157" calcext:value-type="float">
            <text:p>0.31952022707157</text:p>
          </table:table-cell>
          <table:table-cell office:value-type="float" office:value="1.31903989797416" calcext:value-type="float">
            <text:p>1.31903989797416</text:p>
          </table:table-cell>
        </table:table-row>
        <table:table-row table:style-name="ro1">
          <table:table-cell office:value-type="float" office:value="0.319479901619731" calcext:value-type="float">
            <text:p>0.319479901619731</text:p>
          </table:table-cell>
          <table:table-cell office:value-type="float" office:value="1.31876270945766" calcext:value-type="float">
            <text:p>1.31876270945766</text:p>
          </table:table-cell>
        </table:table-row>
        <table:table-row table:style-name="ro1">
          <table:table-cell office:value-type="float" office:value="0.310024105821012" calcext:value-type="float">
            <text:p>0.310024105821012</text:p>
          </table:table-cell>
          <table:table-cell office:value-type="float" office:value="1.30344644601604" calcext:value-type="float">
            <text:p>1.30344644601604</text:p>
          </table:table-cell>
        </table:table-row>
        <table:table-row table:style-name="ro1">
          <table:table-cell office:value-type="float" office:value="0.308251148573976" calcext:value-type="float">
            <text:p>0.308251148573976</text:p>
          </table:table-cell>
          <table:table-cell office:value-type="float" office:value="1.30027691070187" calcext:value-type="float">
            <text:p>1.30027691070187</text:p>
          </table:table-cell>
        </table:table-row>
        <table:table-row table:style-name="ro1">
          <table:table-cell office:value-type="float" office:value="0.307661467544606" calcext:value-type="float">
            <text:p>0.307661467544606</text:p>
          </table:table-cell>
          <table:table-cell office:value-type="float" office:value="1.29902467267996" calcext:value-type="float">
            <text:p>1.29902467267996</text:p>
          </table:table-cell>
        </table:table-row>
        <table:table-row table:style-name="ro1">
          <table:table-cell office:value-type="float" office:value="0.30648027971018" calcext:value-type="float">
            <text:p>0.30648027971018</text:p>
          </table:table-cell>
          <table:table-cell office:value-type="float" office:value="1.29681406484671" calcext:value-type="float">
            <text:p>1.29681406484671</text:p>
          </table:table-cell>
        </table:table-row>
        <table:table-row table:style-name="ro1">
          <table:table-cell office:value-type="float" office:value="0.306480439480947" calcext:value-type="float">
            <text:p>0.306480439480947</text:p>
          </table:table-cell>
          <table:table-cell office:value-type="float" office:value="1.29651665873242" calcext:value-type="float">
            <text:p>1.29651665873242</text:p>
          </table:table-cell>
        </table:table-row>
        <table:table-row table:style-name="ro1">
          <table:table-cell office:value-type="float" office:value="0.305890035574866" calcext:value-type="float">
            <text:p>0.305890035574866</text:p>
          </table:table-cell>
          <table:table-cell office:value-type="float" office:value="1.29526288562009" calcext:value-type="float">
            <text:p>1.29526288562009</text:p>
          </table:table-cell>
        </table:table-row>
        <table:table-row table:style-name="ro1">
          <table:table-cell office:value-type="float" office:value="0.303526086625187" calcext:value-type="float">
            <text:p>0.303526086625187</text:p>
          </table:table-cell>
          <table:table-cell office:value-type="float" office:value="1.29143381975968" calcext:value-type="float">
            <text:p>1.29143381975968</text:p>
          </table:table-cell>
        </table:table-row>
        <table:table-row table:style-name="ro1">
          <table:table-cell office:value-type="float" office:value="0.302976831191091" calcext:value-type="float">
            <text:p>0.302976831191091</text:p>
          </table:table-cell>
          <table:table-cell office:value-type="float" office:value="1.29016130195958" calcext:value-type="float">
            <text:p>1.29016130195958</text:p>
          </table:table-cell>
        </table:table-row>
        <table:table-row table:style-name="ro1">
          <table:table-cell office:value-type="float" office:value="0.301836478201476" calcext:value-type="float">
            <text:p>0.301836478201476</text:p>
          </table:table-cell>
          <table:table-cell office:value-type="float" office:value="1.28793126210883" calcext:value-type="float">
            <text:p>1.28793126210883</text:p>
          </table:table-cell>
        </table:table-row>
        <table:table-row table:style-name="ro1">
          <table:table-cell office:value-type="float" office:value="0.301878186365207" calcext:value-type="float">
            <text:p>0.301878186365207</text:p>
          </table:table-cell>
          <table:table-cell office:value-type="float" office:value="1.2876159560055" calcext:value-type="float">
            <text:p>1.2876159560055</text:p>
          </table:table-cell>
        </table:table-row>
        <table:table-row table:style-name="ro1">
          <table:table-cell office:value-type="float" office:value="0.301287199127787" calcext:value-type="float">
            <text:p>0.301287199127787</text:p>
          </table:table-cell>
          <table:table-cell office:value-type="float" office:value="1.2866586895404" calcext:value-type="float">
            <text:p>1.2866586895404</text:p>
          </table:table-cell>
        </table:table-row>
        <table:table-row table:style-name="ro1">
          <table:table-cell office:value-type="float" office:value="0.300188331039082" calcext:value-type="float">
            <text:p>0.300188331039082</text:p>
          </table:table-cell>
          <table:table-cell office:value-type="float" office:value="1.28411282632988" calcext:value-type="float">
            <text:p>1.28411282632988</text:p>
          </table:table-cell>
        </table:table-row>
        <table:table-row table:style-name="ro1">
          <table:table-cell office:value-type="float" office:value="0.299597343801662" calcext:value-type="float">
            <text:p>0.299597343801662</text:p>
          </table:table-cell>
          <table:table-cell office:value-type="float" office:value="1.28315555986478" calcext:value-type="float">
            <text:p>1.28315555986478</text:p>
          </table:table-cell>
        </table:table-row>
        <table:table-row table:style-name="ro1">
          <table:table-cell office:value-type="float" office:value="0.298540939179046" calcext:value-type="float">
            <text:p>0.298540939179046</text:p>
          </table:table-cell>
          <table:table-cell office:value-type="float" office:value="1.28089222239442" calcext:value-type="float">
            <text:p>1.28089222239442</text:p>
          </table:table-cell>
        </table:table-row>
        <table:table-row table:style-name="ro1">
          <table:table-cell office:value-type="float" office:value="0.297949951941626" calcext:value-type="float">
            <text:p>0.297949951941626</text:p>
          </table:table-cell>
          <table:table-cell office:value-type="float" office:value="1.27993495592932" calcext:value-type="float">
            <text:p>1.27993495592932</text:p>
          </table:table-cell>
        </table:table-row>
        <table:table-row table:style-name="ro1">
          <table:table-cell office:value-type="float" office:value="0.296428278999089" calcext:value-type="float">
            <text:p>0.296428278999089</text:p>
          </table:table-cell>
          <table:table-cell office:value-type="float" office:value="1.27636596576604" calcext:value-type="float">
            <text:p>1.27636596576604</text:p>
          </table:table-cell>
        </table:table-row>
        <table:table-row table:style-name="ro1">
          <table:table-cell office:value-type="float" office:value="0.295961217446162" calcext:value-type="float">
            <text:p>0.295961217446162</text:p>
          </table:table-cell>
          <table:table-cell office:value-type="float" office:value="1.27505528083816" calcext:value-type="float">
            <text:p>1.27505528083816</text:p>
          </table:table-cell>
        </table:table-row>
        <table:table-row table:style-name="ro1">
          <table:table-cell office:value-type="float" office:value="0.295370230208742" calcext:value-type="float">
            <text:p>0.295370230208742</text:p>
          </table:table-cell>
          <table:table-cell office:value-type="float" office:value="1.27409801437306" calcext:value-type="float">
            <text:p>1.27409801437306</text:p>
          </table:table-cell>
        </table:table-row>
        <table:table-row table:style-name="ro1">
          <table:table-cell office:value-type="float" office:value="0.296677707790161" calcext:value-type="float">
            <text:p>0.296677707790161</text:p>
          </table:table-cell>
          <table:table-cell office:value-type="float" office:value="1.27566355545908" calcext:value-type="float">
            <text:p>1.27566355545908</text:p>
          </table:table-cell>
        </table:table-row>
        <table:table-row table:style-name="ro1">
          <table:table-cell office:value-type="float" office:value="0.295664250033121" calcext:value-type="float">
            <text:p>0.295664250033121</text:p>
          </table:table-cell>
          <table:table-cell office:value-type="float" office:value="1.27338604168051" calcext:value-type="float">
            <text:p>1.27338604168051</text:p>
          </table:table-cell>
        </table:table-row>
        <table:table-row table:style-name="ro1">
          <table:table-cell office:value-type="float" office:value="0.294650596333438" calcext:value-type="float">
            <text:p>0.294650596333438</text:p>
          </table:table-cell>
          <table:table-cell office:value-type="float" office:value="1.27110791556869" calcext:value-type="float">
            <text:p>1.27110791556869</text:p>
          </table:table-cell>
        </table:table-row>
        <table:table-row table:style-name="ro1">
          <table:table-cell office:value-type="float" office:value="0.293637401179941" calcext:value-type="float">
            <text:p>0.293637401179941</text:p>
          </table:table-cell>
          <table:table-cell office:value-type="float" office:value="1.26883122244294" calcext:value-type="float">
            <text:p>1.26883122244294</text:p>
          </table:table-cell>
        </table:table-row>
        <table:table-row table:style-name="ro1">
          <table:table-cell office:value-type="float" office:value="0.292624757493884" calcext:value-type="float">
            <text:p>0.292624757493884</text:p>
          </table:table-cell>
          <table:table-cell office:value-type="float" office:value="1.2665562526881" calcext:value-type="float">
            <text:p>1.2665562526881</text:p>
          </table:table-cell>
        </table:table-row>
        <table:table-row table:style-name="ro1">
          <table:table-cell office:value-type="float" office:value="0.291610639187933" calcext:value-type="float">
            <text:p>0.291610639187933</text:p>
          </table:table-cell>
          <table:table-cell office:value-type="float" office:value="1.26427667465206" calcext:value-type="float">
            <text:p>1.26427667465206</text:p>
          </table:table-cell>
        </table:table-row>
        <table:table-row table:style-name="ro1">
          <table:table-cell office:value-type="float" office:value="0.290597494535117" calcext:value-type="float">
            <text:p>0.290597494535117</text:p>
          </table:table-cell>
          <table:table-cell office:value-type="float" office:value="1.26200013934416" calcext:value-type="float">
            <text:p>1.26200013934416</text:p>
          </table:table-cell>
        </table:table-row>
        <table:table-row table:style-name="ro1">
          <table:table-cell office:value-type="float" office:value="0.292961443484797" calcext:value-type="float">
            <text:p>0.292961443484797</text:p>
          </table:table-cell>
          <table:table-cell office:value-type="float" office:value="1.26582920520456" calcext:value-type="float">
            <text:p>1.26582920520456</text:p>
          </table:table-cell>
        </table:table-row>
        <table:table-row table:style-name="ro1">
          <table:table-cell office:value-type="float" office:value="0.292370456247377" calcext:value-type="float">
            <text:p>0.292370456247377</text:p>
          </table:table-cell>
          <table:table-cell office:value-type="float" office:value="1.26487193873946" calcext:value-type="float">
            <text:p>1.26487193873946</text:p>
          </table:table-cell>
        </table:table-row>
        <table:table-row table:style-name="ro1">
          <table:table-cell office:value-type="float" office:value="0.291612581906168" calcext:value-type="float">
            <text:p>0.291612581906168</text:p>
          </table:table-cell>
          <table:table-cell office:value-type="float" office:value="1.26220738230153" calcext:value-type="float">
            <text:p>1.26220738230153</text:p>
          </table:table-cell>
        </table:table-row>
        <table:table-row table:style-name="ro1">
          <table:table-cell office:value-type="float" office:value="0.290642409078961" calcext:value-type="float">
            <text:p>0.290642409078961</text:p>
          </table:table-cell>
          <table:table-cell office:value-type="float" office:value="1.25991696421814" calcext:value-type="float">
            <text:p>1.25991696421814</text:p>
          </table:table-cell>
        </table:table-row>
        <table:table-row table:style-name="ro1">
          <table:table-cell office:value-type="float" office:value="0.289670838213872" calcext:value-type="float">
            <text:p>0.289670838213872</text:p>
          </table:table-cell>
          <table:table-cell office:value-type="float" office:value="1.2576216308729" calcext:value-type="float">
            <text:p>1.2576216308729</text:p>
          </table:table-cell>
        </table:table-row>
        <table:table-row table:style-name="ro1">
          <table:table-cell office:value-type="float" office:value="0.288700970017488" calcext:value-type="float">
            <text:p>0.288700970017488</text:p>
          </table:table-cell>
          <table:table-cell office:value-type="float" office:value="1.25533228381933" calcext:value-type="float">
            <text:p>1.25533228381933</text:p>
          </table:table-cell>
        </table:table-row>
        <table:table-row table:style-name="ro1">
          <table:table-cell office:value-type="float" office:value="0.287729337500923" calcext:value-type="float">
            <text:p>0.287729337500923</text:p>
          </table:table-cell>
          <table:table-cell office:value-type="float" office:value="1.25303673371806" calcext:value-type="float">
            <text:p>1.25303673371806</text:p>
          </table:table-cell>
        </table:table-row>
        <table:table-row table:style-name="ro1">
          <table:table-cell office:value-type="float" office:value="0.286760221815202" calcext:value-type="float">
            <text:p>0.286760221815202</text:p>
          </table:table-cell>
          <table:table-cell office:value-type="float" office:value="1.25075003236316" calcext:value-type="float">
            <text:p>1.25075003236316</text:p>
          </table:table-cell>
        </table:table-row>
        <table:table-row table:style-name="ro1">
          <table:table-cell office:value-type="float" office:value="0.286169234577782" calcext:value-type="float">
            <text:p>0.286169234577782</text:p>
          </table:table-cell>
          <table:table-cell office:value-type="float" office:value="1.24979276589806" calcext:value-type="float">
            <text:p>1.24979276589806</text:p>
          </table:table-cell>
        </table:table-row>
        <table:table-row table:style-name="ro1">
          <table:table-cell office:value-type="float" office:value="0.28481990154669" calcext:value-type="float">
            <text:p>0.28481990154669</text:p>
          </table:table-cell>
          <table:table-cell office:value-type="float" office:value="1.24616928544887" calcext:value-type="float">
            <text:p>1.24616928544887</text:p>
          </table:table-cell>
        </table:table-row>
        <table:table-row table:style-name="ro1">
          <table:table-cell office:value-type="float" office:value="0.284440806620838" calcext:value-type="float">
            <text:p>0.284440806620838</text:p>
          </table:table-cell>
          <table:table-cell office:value-type="float" office:value="1.24483645258946" calcext:value-type="float">
            <text:p>1.24483645258946</text:p>
          </table:table-cell>
        </table:table-row>
        <table:table-row table:style-name="ro1">
          <table:table-cell office:value-type="float" office:value="0.283470735337239" calcext:value-type="float">
            <text:p>0.283470735337239</text:p>
          </table:table-cell>
          <table:table-cell office:value-type="float" office:value="1.24254639151601" calcext:value-type="float">
            <text:p>1.24254639151601</text:p>
          </table:table-cell>
        </table:table-row>
        <table:table-row table:style-name="ro1">
          <table:table-cell office:value-type="float" office:value="0.284652709812079" calcext:value-type="float">
            <text:p>0.284652709812079</text:p>
          </table:table-cell>
          <table:table-cell office:value-type="float" office:value="1.24446092444621" calcext:value-type="float">
            <text:p>1.24446092444621</text:p>
          </table:table-cell>
        </table:table-row>
        <table:table-row table:style-name="ro1">
          <table:table-cell office:value-type="float" office:value="0.283726244236277" calcext:value-type="float">
            <text:p>0.283726244236277</text:p>
          </table:table-cell>
          <table:table-cell office:value-type="float" office:value="1.24215896525478" calcext:value-type="float">
            <text:p>1.24215896525478</text:p>
          </table:table-cell>
        </table:table-row>
        <table:table-row table:style-name="ro1">
          <table:table-cell office:value-type="float" office:value="0.28339146381503" calcext:value-type="float">
            <text:p>0.28339146381503</text:p>
          </table:table-cell>
          <table:table-cell office:value-type="float" office:value="1.2408170699791" calcext:value-type="float">
            <text:p>1.2408170699791</text:p>
          </table:table-cell>
        </table:table-row>
        <table:table-row table:style-name="ro1">
          <table:table-cell office:value-type="float" office:value="0.282464674148972" calcext:value-type="float">
            <text:p>0.282464674148972</text:p>
          </table:table-cell>
          <table:table-cell office:value-type="float" office:value="1.23851381174162" calcext:value-type="float">
            <text:p>1.23851381174162</text:p>
          </table:table-cell>
        </table:table-row>
        <table:table-row table:style-name="ro1">
          <table:table-cell office:value-type="float" office:value="0.281538975479815" calcext:value-type="float">
            <text:p>0.281538975479815</text:p>
          </table:table-cell>
          <table:table-cell office:value-type="float" office:value="1.23621492653045" calcext:value-type="float">
            <text:p>1.23621492653045</text:p>
          </table:table-cell>
        </table:table-row>
        <table:table-row table:style-name="ro1">
          <table:table-cell office:value-type="float" office:value="0.28061126488402" calcext:value-type="float">
            <text:p>0.28061126488402</text:p>
          </table:table-cell>
          <table:table-cell office:value-type="float" office:value="1.23390797694429" calcext:value-type="float">
            <text:p>1.23390797694429</text:p>
          </table:table-cell>
        </table:table-row>
        <table:table-row table:style-name="ro1">
          <table:table-cell office:value-type="float" office:value="0.280275784941231" calcext:value-type="float">
            <text:p>0.280275784941231</text:p>
          </table:table-cell>
          <table:table-cell office:value-type="float" office:value="1.23256327778704" calcext:value-type="float">
            <text:p>1.23256327778704</text:p>
          </table:table-cell>
        </table:table-row>
        <table:table-row table:style-name="ro1">
          <table:table-cell office:value-type="float" office:value="0.279349304925764" calcext:value-type="float">
            <text:p>0.279349304925764</text:p>
          </table:table-cell>
          <table:table-cell office:value-type="float" office:value="1.23026126071732" calcext:value-type="float">
            <text:p>1.23026126071732</text:p>
          </table:table-cell>
        </table:table-row>
        <table:table-row table:style-name="ro1">
          <table:table-cell office:value-type="float" office:value="0.278422662865169" calcext:value-type="float">
            <text:p>0.278422662865169</text:p>
          </table:table-cell>
          <table:table-cell office:value-type="float" office:value="1.22795859412458" calcext:value-type="float">
            <text:p>1.22795859412458</text:p>
          </table:table-cell>
        </table:table-row>
        <table:table-row table:style-name="ro1">
          <table:table-cell office:value-type="float" office:value="0.280195624577429" calcext:value-type="float">
            <text:p>0.280195624577429</text:p>
          </table:table-cell>
          <table:table-cell office:value-type="float" office:value="1.23083039351988" calcext:value-type="float">
            <text:p>1.23083039351988</text:p>
          </table:table-cell>
        </table:table-row>
        <table:table-row table:style-name="ro1">
          <table:table-cell office:value-type="float" office:value="0.279313430626989" calcext:value-type="float">
            <text:p>0.279313430626989</text:p>
          </table:table-cell>
          <table:table-cell office:value-type="float" office:value="1.22851855055916" calcext:value-type="float">
            <text:p>1.22851855055916</text:p>
          </table:table-cell>
        </table:table-row>
        <table:table-row table:style-name="ro1">
          <table:table-cell office:value-type="float" office:value="0.278430786715927" calcext:value-type="float">
            <text:p>0.278430786715927</text:p>
          </table:table-cell>
          <table:table-cell office:value-type="float" office:value="1.22620461456262" calcext:value-type="float">
            <text:p>1.22620461456262</text:p>
          </table:table-cell>
        </table:table-row>
        <table:table-row table:style-name="ro1">
          <table:table-cell office:value-type="float" office:value="0.277248812241087" calcext:value-type="float">
            <text:p>0.277248812241087</text:p>
          </table:table-cell>
          <table:table-cell office:value-type="float" office:value="1.22429008163242" calcext:value-type="float">
            <text:p>1.22429008163242</text:p>
          </table:table-cell>
        </table:table-row>
        <table:table-row table:style-name="ro1">
          <table:table-cell office:value-type="float" office:value="0.27607503266342" calcext:value-type="float">
            <text:p>0.27607503266342</text:p>
          </table:table-cell>
          <table:table-cell office:value-type="float" office:value="1.2206218996196" calcext:value-type="float">
            <text:p>1.2206218996196</text:p>
          </table:table-cell>
        </table:table-row>
        <table:table-row table:style-name="ro1">
          <table:table-cell office:value-type="float" office:value="0.275783522261807" calcext:value-type="float">
            <text:p>0.275783522261807</text:p>
          </table:table-cell>
          <table:table-cell office:value-type="float" office:value="1.21926591048681" calcext:value-type="float">
            <text:p>1.21926591048681</text:p>
          </table:table-cell>
        </table:table-row>
        <table:table-row table:style-name="ro1">
          <table:table-cell office:value-type="float" office:value="0.274901170894802" calcext:value-type="float">
            <text:p>0.274901170894802</text:p>
          </table:table-cell>
          <table:table-cell office:value-type="float" office:value="1.21695333528755" calcext:value-type="float">
            <text:p>1.21695333528755</text:p>
          </table:table-cell>
        </table:table-row>
        <table:table-row table:style-name="ro1">
          <table:table-cell office:value-type="float" office:value="0.274018855747539" calcext:value-type="float">
            <text:p>0.274018855747539</text:p>
          </table:table-cell>
          <table:table-cell office:value-type="float" office:value="1.21464092856796" calcext:value-type="float">
            <text:p>1.21464092856796</text:p>
          </table:table-cell>
        </table:table-row>
        <table:table-row table:style-name="ro1">
          <table:table-cell office:value-type="float" office:value="0.273136404079715" calcext:value-type="float">
            <text:p>0.273136404079715</text:p>
          </table:table-cell>
          <table:table-cell office:value-type="float" office:value="1.21232788680963" calcext:value-type="float">
            <text:p>1.21232788680963</text:p>
          </table:table-cell>
        </table:table-row>
        <table:table-row table:style-name="ro1">
          <table:table-cell office:value-type="float" office:value="0.273136404079715" calcext:value-type="float">
            <text:p>0.273136404079715</text:p>
          </table:table-cell>
          <table:table-cell office:value-type="float" office:value="1.21232788680963" calcext:value-type="float">
            <text:p>1.21232788680963</text:p>
          </table:table-cell>
        </table:table-row>
        <table:table-row table:style-name="ro1">
          <table:table-cell office:value-type="float" office:value="0.271962202402764" calcext:value-type="float">
            <text:p>0.271962202402764</text:p>
          </table:table-cell>
          <table:table-cell office:value-type="float" office:value="1.20865774136074" calcext:value-type="float">
            <text:p>1.20865774136074</text:p>
          </table:table-cell>
        </table:table-row>
        <table:table-row table:style-name="ro1">
          <table:table-cell office:value-type="float" office:value="0.271080119897679" calcext:value-type="float">
            <text:p>0.271080119897679</text:p>
          </table:table-cell>
          <table:table-cell office:value-type="float" office:value="1.20634641679899" calcext:value-type="float">
            <text:p>1.20634641679899</text:p>
          </table:table-cell>
        </table:table-row>
        <table:table-row table:style-name="ro1">
          <table:table-cell office:value-type="float" office:value="0.270197808929617" calcext:value-type="float">
            <text:p>0.270197808929617</text:p>
          </table:table-cell>
          <table:table-cell office:value-type="float" office:value="1.20403402951935" calcext:value-type="float">
            <text:p>1.20403402951935</text:p>
          </table:table-cell>
        </table:table-row>
        <table:table-row table:style-name="ro1">
          <table:table-cell office:value-type="float" office:value="0.270197808929617" calcext:value-type="float">
            <text:p>0.270197808929617</text:p>
          </table:table-cell>
          <table:table-cell office:value-type="float" office:value="1.20403402951935" calcext:value-type="float">
            <text:p>1.20403402951935</text:p>
          </table:table-cell>
        </table:table-row>
        <table:table-row table:style-name="ro1">
          <table:table-cell office:value-type="float" office:value="0.269023753524695" calcext:value-type="float">
            <text:p>0.269023753524695</text:p>
          </table:table-cell>
          <table:table-cell office:value-type="float" office:value="1.2003645644691" calcext:value-type="float">
            <text:p>1.2003645644691</text:p>
          </table:table-cell>
        </table:table-row>
        <table:table-row table:style-name="ro1">
          <table:table-cell office:value-type="float" office:value="0.26814167101961" calcext:value-type="float">
            <text:p>0.26814167101961</text:p>
          </table:table-cell>
          <table:table-cell office:value-type="float" office:value="1.19805323990735" calcext:value-type="float">
            <text:p>1.19805323990735</text:p>
          </table:table-cell>
        </table:table-row>
        <table:table-row table:style-name="ro1">
          <table:table-cell office:value-type="float" office:value="0.267259261143794" calcext:value-type="float">
            <text:p>0.267259261143794</text:p>
          </table:table-cell>
          <table:table-cell office:value-type="float" office:value="1.19574039254863" calcext:value-type="float">
            <text:p>1.19574039254863</text:p>
          </table:table-cell>
        </table:table-row>
        <table:table-row table:style-name="ro1">
          <table:table-cell office:value-type="float" office:value="0.266376997540007" calcext:value-type="float">
            <text:p>0.266376997540007</text:p>
          </table:table-cell>
          <table:table-cell office:value-type="float" office:value="1.19342822558856" calcext:value-type="float">
            <text:p>1.19342822558856</text:p>
          </table:table-cell>
        </table:table-row>
        <table:table-row table:style-name="ro1">
          <table:table-cell office:value-type="float" office:value="0.26549483423704" calcext:value-type="float">
            <text:p>0.26549483423704</text:p>
          </table:table-cell>
          <table:table-cell office:value-type="float" office:value="1.19111652518756" calcext:value-type="float">
            <text:p>1.19111652518756</text:p>
          </table:table-cell>
        </table:table-row>
        <table:table-row table:style-name="ro1">
          <table:table-cell office:value-type="float" office:value="0.264612576205521" calcext:value-type="float">
            <text:p>0.264612576205521</text:p>
          </table:table-cell>
          <table:table-cell office:value-type="float" office:value="1.18880438414744" calcext:value-type="float">
            <text:p>1.18880438414744</text:p>
          </table:table-cell>
        </table:table-row>
        <table:table-row table:style-name="ro1">
          <table:table-cell office:value-type="float" office:value="0.263731322575265" calcext:value-type="float">
            <text:p>0.263731322575265</text:p>
          </table:table-cell>
          <table:table-cell office:value-type="float" office:value="1.18649691517799" calcext:value-type="float">
            <text:p>1.18649691517799</text:p>
          </table:table-cell>
        </table:table-row>
        <table:table-row table:style-name="ro1">
          <table:table-cell office:value-type="float" office:value="0.266095271524944" calcext:value-type="float">
            <text:p>0.266095271524944</text:p>
          </table:table-cell>
          <table:table-cell office:value-type="float" office:value="1.19032598103839" calcext:value-type="float">
            <text:p>1.19032598103839</text:p>
          </table:table-cell>
        </table:table-row>
        <table:table-row table:style-name="ro1">
          <table:table-cell office:value-type="float" office:value="0.26525776276188" calcext:value-type="float">
            <text:p>0.26525776276188</text:p>
          </table:table-cell>
          <table:table-cell office:value-type="float" office:value="1.1880075674803" calcext:value-type="float">
            <text:p>1.1880075674803</text:p>
          </table:table-cell>
        </table:table-row>
        <table:table-row table:style-name="ro1">
          <table:table-cell office:value-type="float" office:value="0.264075788287041" calcext:value-type="float">
            <text:p>0.264075788287041</text:p>
          </table:table-cell>
          <table:table-cell office:value-type="float" office:value="1.1860930345501" calcext:value-type="float">
            <text:p>1.1860930345501</text:p>
          </table:table-cell>
        </table:table-row>
        <table:table-row table:style-name="ro1">
          <table:table-cell office:value-type="float" office:value="0.262990789408274" calcext:value-type="float">
            <text:p>0.262990789408274</text:p>
          </table:table-cell>
          <table:table-cell office:value-type="float" office:value="1.18240812591352" calcext:value-type="float">
            <text:p>1.18240812591352</text:p>
          </table:table-cell>
        </table:table-row>
        <table:table-row table:style-name="ro1">
          <table:table-cell office:value-type="float" office:value="0.262743136285951" calcext:value-type="float">
            <text:p>0.262743136285951</text:p>
          </table:table-cell>
          <table:table-cell office:value-type="float" office:value="1.18104073080821" calcext:value-type="float">
            <text:p>1.18104073080821</text:p>
          </table:table-cell>
        </table:table-row>
        <table:table-row table:style-name="ro1">
          <table:table-cell office:value-type="float" office:value="0.261905289697574" calcext:value-type="float">
            <text:p>0.261905289697574</text:p>
          </table:table-cell>
          <table:table-cell office:value-type="float" office:value="1.17872045197713" calcext:value-type="float">
            <text:p>1.17872045197713</text:p>
          </table:table-cell>
        </table:table-row>
        <table:table-row table:style-name="ro1">
          <table:table-cell office:value-type="float" office:value="0.264860225884674" calcext:value-type="float">
            <text:p>0.264860225884674</text:p>
          </table:table-cell>
          <table:table-cell office:value-type="float" office:value="1.18350678430263" calcext:value-type="float">
            <text:p>1.18350678430263</text:p>
          </table:table-cell>
        </table:table-row>
        <table:table-row table:style-name="ro1">
          <table:table-cell office:value-type="float" office:value="0.264066861823829" calcext:value-type="float">
            <text:p>0.264066861823829</text:p>
          </table:table-cell>
          <table:table-cell office:value-type="float" office:value="1.18117849107668" calcext:value-type="float">
            <text:p>1.18117849107668</text:p>
          </table:table-cell>
        </table:table-row>
        <table:table-row table:style-name="ro1">
          <table:table-cell office:value-type="float" office:value="0.262683592609644" calcext:value-type="float">
            <text:p>0.262683592609644</text:p>
          </table:table-cell>
          <table:table-cell office:value-type="float" office:value="1.17790026209775" calcext:value-type="float">
            <text:p>1.17790026209775</text:p>
          </table:table-cell>
        </table:table-row>
        <table:table-row table:style-name="ro1">
          <table:table-cell office:value-type="float" office:value="0.261890545043874" calcext:value-type="float">
            <text:p>0.261890545043874</text:p>
          </table:table-cell>
          <table:table-cell office:value-type="float" office:value="1.17557411300674" calcext:value-type="float">
            <text:p>1.17557411300674</text:p>
          </table:table-cell>
        </table:table-row>
        <table:table-row table:style-name="ro1">
          <table:table-cell office:value-type="float" office:value="0.261097236151895" calcext:value-type="float">
            <text:p>0.261097236151895</text:p>
          </table:table-cell>
          <table:table-cell office:value-type="float" office:value="1.17324619352908" calcext:value-type="float">
            <text:p>1.17324619352908</text:p>
          </table:table-cell>
        </table:table-row>
        <table:table-row table:style-name="ro1">
          <table:table-cell office:value-type="float" office:value="0.260506248914475" calcext:value-type="float">
            <text:p>0.260506248914475</text:p>
          </table:table-cell>
          <table:table-cell office:value-type="float" office:value="1.17228892706398" calcext:value-type="float">
            <text:p>1.17228892706398</text:p>
          </table:table-cell>
        </table:table-row>
        <table:table-row table:style-name="ro1">
          <table:table-cell office:value-type="float" office:value="0.259509635007092" calcext:value-type="float">
            <text:p>0.259509635007092</text:p>
          </table:table-cell>
          <table:table-cell office:value-type="float" office:value="1.16858369267439" calcext:value-type="float">
            <text:p>1.16858369267439</text:p>
          </table:table-cell>
        </table:table-row>
        <table:table-row table:style-name="ro1">
          <table:table-cell office:value-type="float" office:value="0.258716233199128" calcext:value-type="float">
            <text:p>0.258716233199128</text:p>
          </table:table-cell>
          <table:table-cell office:value-type="float" office:value="1.16625514372593" calcext:value-type="float">
            <text:p>1.16625514372593</text:p>
          </table:table-cell>
        </table:table-row>
        <table:table-row table:style-name="ro1">
          <table:table-cell office:value-type="float" office:value="0.262853143861068" calcext:value-type="float">
            <text:p>0.262853143861068</text:p>
          </table:table-cell>
          <table:table-cell office:value-type="float" office:value="1.17295600898163" calcext:value-type="float">
            <text:p>1.17295600898163</text:p>
          </table:table-cell>
        </table:table-row>
        <table:table-row table:style-name="ro1">
          <table:table-cell office:value-type="float" office:value="0.262104797714693" calcext:value-type="float">
            <text:p>0.262104797714693</text:p>
          </table:table-cell>
          <table:table-cell office:value-type="float" office:value="1.17062335680985" calcext:value-type="float">
            <text:p>1.17062335680985</text:p>
          </table:table-cell>
        </table:table-row>
        <table:table-row table:style-name="ro1">
          <table:table-cell office:value-type="float" office:value="0.261356426705997" calcext:value-type="float">
            <text:p>0.261356426705997</text:p>
          </table:table-cell>
          <table:table-cell office:value-type="float" office:value="1.16829048733051" calcext:value-type="float">
            <text:p>1.16829048733051</text:p>
          </table:table-cell>
        </table:table-row>
        <table:table-row table:style-name="ro1">
          <table:table-cell office:value-type="float" office:value="0.260017222154235" calcext:value-type="float">
            <text:p>0.260017222154235</text:p>
          </table:table-cell>
          <table:table-cell office:value-type="float" office:value="1.16500169474195" calcext:value-type="float">
            <text:p>1.16500169474195</text:p>
          </table:table-cell>
        </table:table-row>
        <table:table-row table:style-name="ro1">
          <table:table-cell office:value-type="float" office:value="0.259268650740156" calcext:value-type="float">
            <text:p>0.259268650740156</text:p>
          </table:table-cell>
          <table:table-cell office:value-type="float" office:value="1.16266707363188" calcext:value-type="float">
            <text:p>1.16266707363188</text:p>
          </table:table-cell>
        </table:table-row>
        <table:table-row table:style-name="ro1">
          <table:table-cell office:value-type="float" office:value="0.258520030354838" calcext:value-type="float">
            <text:p>0.258520030354838</text:p>
          </table:table-cell>
          <table:table-cell office:value-type="float" office:value="1.16033202449176" calcext:value-type="float">
            <text:p>1.16033202449176</text:p>
          </table:table-cell>
        </table:table-row>
        <table:table-row table:style-name="ro1">
          <table:table-cell office:value-type="float" office:value="0.257771570444506" calcext:value-type="float">
            <text:p>0.257771570444506</text:p>
          </table:table-cell>
          <table:table-cell office:value-type="float" office:value="1.15799837797322" calcext:value-type="float">
            <text:p>1.15799837797322</text:p>
          </table:table-cell>
        </table:table-row>
        <table:table-row table:style-name="ro1">
          <table:table-cell office:value-type="float" office:value="0.257023366691429" calcext:value-type="float">
            <text:p>0.257023366691429</text:p>
          </table:table-cell>
          <table:table-cell office:value-type="float" office:value="1.15566697038116" calcext:value-type="float">
            <text:p>1.15566697038116</text:p>
          </table:table-cell>
        </table:table-row>
        <table:table-row table:style-name="ro1">
          <table:table-cell office:value-type="float" office:value="0.256432379454009" calcext:value-type="float">
            <text:p>0.256432379454009</text:p>
          </table:table-cell>
          <table:table-cell office:value-type="float" office:value="1.15470970391606" calcext:value-type="float">
            <text:p>1.15470970391606</text:p>
          </table:table-cell>
        </table:table-row>
        <table:table-row table:style-name="ro1">
          <table:table-cell office:value-type="float" office:value="0.259820195839708" calcext:value-type="float">
            <text:p>0.259820195839708</text:p>
          </table:table-cell>
          <table:table-cell office:value-type="float" office:value="1.15907137801765" calcext:value-type="float">
            <text:p>1.15907137801765</text:p>
          </table:table-cell>
        </table:table-row>
        <table:table-row table:style-name="ro1">
          <table:table-cell office:value-type="float" office:value="0.259116676863583" calcext:value-type="float">
            <text:p>0.259116676863583</text:p>
          </table:table-cell>
          <table:table-cell office:value-type="float" office:value="1.15673274530451" calcext:value-type="float">
            <text:p>1.15673274530451</text:p>
          </table:table-cell>
        </table:table-row>
        <table:table-row table:style-name="ro1">
          <table:table-cell office:value-type="float" office:value="0.258413221390828" calcext:value-type="float">
            <text:p>0.258413221390828</text:p>
          </table:table-cell>
          <table:table-cell office:value-type="float" office:value="1.15439489211734" calcext:value-type="float">
            <text:p>1.15439489211734</text:p>
          </table:table-cell>
        </table:table-row>
        <table:table-row table:style-name="ro1">
          <table:table-cell office:value-type="float" office:value="0.257118643601451" calcext:value-type="float">
            <text:p>0.257118643601451</text:p>
          </table:table-cell>
          <table:table-cell office:value-type="float" office:value="1.15109811432085" calcext:value-type="float">
            <text:p>1.15109811432085</text:p>
          </table:table-cell>
        </table:table-row>
        <table:table-row table:style-name="ro1">
          <table:table-cell office:value-type="float" office:value="0.256415067579926" calcext:value-type="float">
            <text:p>0.256415067579926</text:p>
          </table:table-cell>
          <table:table-cell office:value-type="float" office:value="1.14875878135558" calcext:value-type="float">
            <text:p>1.14875878135558</text:p>
          </table:table-cell>
        </table:table-row>
        <table:table-row table:style-name="ro1">
          <table:table-cell office:value-type="float" office:value="0.255824080342506" calcext:value-type="float">
            <text:p>0.255824080342506</text:p>
          </table:table-cell>
          <table:table-cell office:value-type="float" office:value="1.14780151489048" calcext:value-type="float">
            <text:p>1.14780151489048</text:p>
          </table:table-cell>
        </table:table-row>
        <table:table-row table:style-name="ro1">
          <table:table-cell office:value-type="float" office:value="0.255598947441921" calcext:value-type="float">
            <text:p>0.255598947441921</text:p>
          </table:table-cell>
          <table:table-cell office:value-type="float" office:value="1.14503793020077" calcext:value-type="float">
            <text:p>1.14503793020077</text:p>
          </table:table-cell>
        </table:table-row>
        <table:table-row table:style-name="ro1">
          <table:table-cell office:value-type="float" office:value="0.2548949494997" calcext:value-type="float">
            <text:p>0.2548949494997</text:p>
          </table:table-cell>
          <table:table-cell office:value-type="float" office:value="1.14269341801215" calcext:value-type="float">
            <text:p>1.14269341801215</text:p>
          </table:table-cell>
        </table:table-row>
        <table:table-row table:style-name="ro1">
          <table:table-cell office:value-type="float" office:value="0.254191419222128" calcext:value-type="float">
            <text:p>0.254191419222128</text:p>
          </table:table-cell>
          <table:table-cell office:value-type="float" office:value="1.14035464656982" calcext:value-type="float">
            <text:p>1.14035464656982</text:p>
          </table:table-cell>
        </table:table-row>
        <table:table-row table:style-name="ro1">
          <table:table-cell office:value-type="float" office:value="0.25289681398638" calcext:value-type="float">
            <text:p>0.25289681398638</text:p>
          </table:table-cell>
          <table:table-cell office:value-type="float" office:value="1.13705753185957" calcext:value-type="float">
            <text:p>1.13705753185957</text:p>
          </table:table-cell>
        </table:table-row>
        <table:table-row table:style-name="ro1">
          <table:table-cell office:value-type="float" office:value="0.25230582674896" calcext:value-type="float">
            <text:p>0.25230582674896</text:p>
          </table:table-cell>
          <table:table-cell office:value-type="float" office:value="1.13610026539447" calcext:value-type="float">
            <text:p>1.13610026539447</text:p>
          </table:table-cell>
        </table:table-row>
        <table:table-row table:style-name="ro1">
          <table:table-cell office:value-type="float" office:value="0.251491659070498" calcext:value-type="float">
            <text:p>0.251491659070498</text:p>
          </table:table-cell>
          <table:table-cell office:value-type="float" office:value="1.13240338135992" calcext:value-type="float">
            <text:p>1.13240338135992</text:p>
          </table:table-cell>
        </table:table-row>
        <table:table-row table:style-name="ro1">
          <table:table-cell office:value-type="float" office:value="0.255628569732438" calcext:value-type="float">
            <text:p>0.255628569732438</text:p>
          </table:table-cell>
          <table:table-cell office:value-type="float" office:value="1.13910424661562" calcext:value-type="float">
            <text:p>1.13910424661562</text:p>
          </table:table-cell>
        </table:table-row>
        <table:table-row table:style-name="ro1">
          <table:table-cell office:value-type="float" office:value="0.254379113871025" calcext:value-type="float">
            <text:p>0.254379113871025</text:p>
          </table:table-cell>
          <table:table-cell office:value-type="float" office:value="1.13580574697047" calcext:value-type="float">
            <text:p>1.13580574697047</text:p>
          </table:table-cell>
        </table:table-row>
        <table:table-row table:style-name="ro1">
          <table:table-cell office:value-type="float" office:value="0.253788126633604" calcext:value-type="float">
            <text:p>0.253788126633604</text:p>
          </table:table-cell>
          <table:table-cell office:value-type="float" office:value="1.13484848050537" calcext:value-type="float">
            <text:p>1.13484848050537</text:p>
          </table:table-cell>
        </table:table-row>
        <table:table-row table:style-name="ro1">
          <table:table-cell office:value-type="float" office:value="0.253062264423438" calcext:value-type="float">
            <text:p>0.253062264423438</text:p>
          </table:table-cell>
          <table:table-cell office:value-type="float" office:value="1.13112508129701" calcext:value-type="float">
            <text:p>1.13112508129701</text:p>
          </table:table-cell>
        </table:table-row>
        <table:table-row table:style-name="ro1">
          <table:table-cell office:value-type="float" office:value="0.252471277186018" calcext:value-type="float">
            <text:p>0.252471277186018</text:p>
          </table:table-cell>
          <table:table-cell office:value-type="float" office:value="1.13016781483191" calcext:value-type="float">
            <text:p>1.13016781483191</text:p>
          </table:table-cell>
        </table:table-row>
        <table:table-row table:style-name="ro1">
          <table:table-cell office:value-type="float" office:value="0.251154266986228" calcext:value-type="float">
            <text:p>0.251154266986228</text:p>
          </table:table-cell>
          <table:table-cell office:value-type="float" office:value="1.12548385231304" calcext:value-type="float">
            <text:p>1.12548385231304</text:p>
          </table:table-cell>
        </table:table-row>
        <table:table-row table:style-name="ro1">
          <table:table-cell office:value-type="float" office:value="0.25049581772997" calcext:value-type="float">
            <text:p>0.25049581772997</text:p>
          </table:table-cell>
          <table:table-cell office:value-type="float" office:value="1.12314301634327" calcext:value-type="float">
            <text:p>1.12314301634327</text:p>
          </table:table-cell>
        </table:table-row>
        <table:table-row table:style-name="ro1">
          <table:table-cell office:value-type="float" office:value="0.24990483049255" calcext:value-type="float">
            <text:p>0.24990483049255</text:p>
          </table:table-cell>
          <table:table-cell office:value-type="float" office:value="1.12218574987817" calcext:value-type="float">
            <text:p>1.12218574987817</text:p>
          </table:table-cell>
        </table:table-row>
        <table:table-row table:style-name="ro1">
          <table:table-cell office:value-type="float" office:value="0.249178795263947" calcext:value-type="float">
            <text:p>0.249178795263947</text:p>
          </table:table-cell>
          <table:table-cell office:value-type="float" office:value="1.11845880225788" calcext:value-type="float">
            <text:p>1.11845880225788</text:p>
          </table:table-cell>
        </table:table-row>
        <table:table-row table:style-name="ro1">
          <table:table-cell office:value-type="float" office:value="0.249111416849167" calcext:value-type="float">
            <text:p>0.249111416849167</text:p>
          </table:table-cell>
          <table:table-cell office:value-type="float" office:value="1.11707694737764" calcext:value-type="float">
            <text:p>1.11707694737764</text:p>
          </table:table-cell>
        </table:table-row>
        <table:table-row table:style-name="ro1">
          <table:table-cell office:value-type="float" office:value="0.248452966301726" calcext:value-type="float">
            <text:p>0.248452966301726</text:p>
          </table:table-cell>
          <table:table-cell office:value-type="float" office:value="1.11473608492719" calcext:value-type="float">
            <text:p>1.11473608492719</text:p>
          </table:table-cell>
        </table:table-row>
        <table:table-row table:style-name="ro1">
          <table:table-cell office:value-type="float" office:value="0.247203576936204" calcext:value-type="float">
            <text:p>0.247203576936204</text:p>
          </table:table-cell>
          <table:table-cell office:value-type="float" office:value="1.11143894903737" calcext:value-type="float">
            <text:p>1.11143894903737</text:p>
          </table:table-cell>
        </table:table-row>
        <table:table-row table:style-name="ro1">
          <table:table-cell office:value-type="float" office:value="0.24654512445199" calcext:value-type="float">
            <text:p>0.24654512445199</text:p>
          </table:table-cell>
          <table:table-cell office:value-type="float" office:value="1.10909804686589" calcext:value-type="float">
            <text:p>1.10909804686589</text:p>
          </table:table-cell>
        </table:table-row>
        <table:table-row table:style-name="ro1">
          <table:table-cell office:value-type="float" office:value="0.245886405338619" calcext:value-type="float">
            <text:p>0.245886405338619</text:p>
          </table:table-cell>
          <table:table-cell office:value-type="float" office:value="1.10675167643274" calcext:value-type="float">
            <text:p>1.10675167643274</text:p>
          </table:table-cell>
        </table:table-row>
        <table:table-row table:style-name="ro1">
          <table:table-cell office:value-type="float" office:value="0.245227886681309" calcext:value-type="float">
            <text:p>0.245227886681309</text:p>
          </table:table-cell>
          <table:table-cell office:value-type="float" office:value="1.1044094171261" calcext:value-type="float">
            <text:p>1.1044094171261</text:p>
          </table:table-cell>
        </table:table-row>
        <table:table-row table:style-name="ro1">
          <table:table-cell office:value-type="float" office:value="0.243978394343993" calcext:value-type="float">
            <text:p>0.243978394343993</text:p>
          </table:table-cell>
          <table:table-cell office:value-type="float" office:value="1.10111016940156" calcext:value-type="float">
            <text:p>1.10111016940156</text:p>
          </table:table-cell>
        </table:table-row>
        <table:table-row table:style-name="ro1">
          <table:table-cell office:value-type="float" office:value="0.243320035470501" calcext:value-type="float">
            <text:p>0.243320035470501</text:p>
          </table:table-cell>
          <table:table-cell office:value-type="float" office:value="1.09877118707982" calcext:value-type="float">
            <text:p>1.09877118707982</text:p>
          </table:table-cell>
        </table:table-row>
        <table:table-row table:style-name="ro1">
          <table:table-cell office:value-type="float" office:value="0.242661515844804" calcext:value-type="float">
            <text:p>0.242661515844804</text:p>
          </table:table-cell>
          <table:table-cell office:value-type="float" office:value="1.09642890791267" calcext:value-type="float">
            <text:p>1.09642890791267</text:p>
          </table:table-cell>
        </table:table-row>
        <table:table-row table:style-name="ro1">
          <table:table-cell office:value-type="float" office:value="0.242003128888095" calcext:value-type="float">
            <text:p>0.242003128888095</text:p>
          </table:table-cell>
          <table:table-cell office:value-type="float" office:value="1.09408934963601" calcext:value-type="float">
            <text:p>1.09408934963601</text:p>
          </table:table-cell>
        </table:table-row>
        <table:table-row table:style-name="ro1">
          <table:table-cell office:value-type="float" office:value="0.240821154413255" calcext:value-type="float">
            <text:p>0.240821154413255</text:p>
          </table:table-cell>
          <table:table-cell office:value-type="float" office:value="1.09217481670581" calcext:value-type="float">
            <text:p>1.09217481670581</text:p>
          </table:table-cell>
        </table:table-row>
        <table:table-row table:style-name="ro1">
          <table:table-cell office:value-type="float" office:value="0.244890536560465" calcext:value-type="float">
            <text:p>0.244890536560465</text:p>
          </table:table-cell>
          <table:table-cell office:value-type="float" office:value="1.09749074870152" calcext:value-type="float">
            <text:p>1.09749074870152</text:p>
          </table:table-cell>
        </table:table-row>
        <table:table-row table:style-name="ro1">
          <table:table-cell office:value-type="float" office:value="0.244277232030734" calcext:value-type="float">
            <text:p>0.244277232030734</text:p>
          </table:table-cell>
          <table:table-cell office:value-type="float" office:value="1.09514669213659" calcext:value-type="float">
            <text:p>1.09514669213659</text:p>
          </table:table-cell>
        </table:table-row>
        <table:table-row table:style-name="ro1">
          <table:table-cell office:value-type="float" office:value="0.243663963868534" calcext:value-type="float">
            <text:p>0.243663963868534</text:p>
          </table:table-cell>
          <table:table-cell office:value-type="float" office:value="1.0928048954395" calcext:value-type="float">
            <text:p>1.0928048954395</text:p>
          </table:table-cell>
        </table:table-row>
        <table:table-row table:style-name="ro1">
          <table:table-cell office:value-type="float" office:value="0.243050603454388" calcext:value-type="float">
            <text:p>0.243050603454388</text:p>
          </table:table-cell>
          <table:table-cell office:value-type="float" office:value="1.09045736623309" calcext:value-type="float">
            <text:p>1.09045736623309</text:p>
          </table:table-cell>
        </table:table-row>
        <table:table-row table:style-name="ro1">
          <table:table-cell office:value-type="float" office:value="0.242437248372724" calcext:value-type="float">
            <text:p>0.242437248372724</text:p>
          </table:table-cell>
          <table:table-cell office:value-type="float" office:value="1.08811016838559" calcext:value-type="float">
            <text:p>1.08811016838559</text:p>
          </table:table-cell>
        </table:table-row>
        <table:table-row table:style-name="ro1">
          <table:table-cell office:value-type="float" office:value="0.241823964319726" calcext:value-type="float">
            <text:p>0.241823964319726</text:p>
          </table:table-cell>
          <table:table-cell office:value-type="float" office:value="1.08576738423892" calcext:value-type="float">
            <text:p>1.08576738423892</text:p>
          </table:table-cell>
        </table:table-row>
        <table:table-row table:style-name="ro1">
          <table:table-cell office:value-type="float" office:value="0.241210715674412" calcext:value-type="float">
            <text:p>0.241210715674412</text:p>
          </table:table-cell>
          <table:table-cell office:value-type="float" office:value="1.08342680031548" calcext:value-type="float">
            <text:p>1.08342680031548</text:p>
          </table:table-cell>
        </table:table-row>
        <table:table-row table:style-name="ro1">
          <table:table-cell office:value-type="float" office:value="0.240597406665396" calcext:value-type="float">
            <text:p>0.240597406665396</text:p>
          </table:table-cell>
          <table:table-cell office:value-type="float" office:value="1.08108246540906" calcext:value-type="float">
            <text:p>1.08108246540906</text:p>
          </table:table-cell>
        </table:table-row>
        <table:table-row table:style-name="ro1">
          <table:table-cell office:value-type="float" office:value="0.239393125136612" calcext:value-type="float">
            <text:p>0.239393125136612</text:p>
          </table:table-cell>
          <table:table-cell office:value-type="float" office:value="1.07778177858816" calcext:value-type="float">
            <text:p>1.07778177858816</text:p>
          </table:table-cell>
        </table:table-row>
        <table:table-row table:style-name="ro1">
          <table:table-cell office:value-type="float" office:value="0.243530035798552" calcext:value-type="float">
            <text:p>0.243530035798552</text:p>
          </table:table-cell>
          <table:table-cell office:value-type="float" office:value="1.08448264384387" calcext:value-type="float">
            <text:p>1.08448264384387</text:p>
          </table:table-cell>
        </table:table-row>
        <table:table-row table:style-name="ro1">
          <table:table-cell office:value-type="float" office:value="0.242962106595516" calcext:value-type="float">
            <text:p>0.242962106595516</text:p>
          </table:table-cell>
          <table:table-cell office:value-type="float" office:value="1.08214062785733" calcext:value-type="float">
            <text:p>1.08214062785733</text:p>
          </table:table-cell>
        </table:table-row>
        <table:table-row table:style-name="ro1">
          <table:table-cell office:value-type="float" office:value="0.242394164371077" calcext:value-type="float">
            <text:p>0.242394164371077</text:p>
          </table:table-cell>
          <table:table-cell office:value-type="float" office:value="1.07979939387069" calcext:value-type="float">
            <text:p>1.07979939387069</text:p>
          </table:table-cell>
        </table:table-row>
        <table:table-row table:style-name="ro1">
          <table:table-cell office:value-type="float" office:value="0.241235367882013" calcext:value-type="float">
            <text:p>0.241235367882013</text:p>
          </table:table-cell>
          <table:table-cell office:value-type="float" office:value="1.07649290774199" calcext:value-type="float">
            <text:p>1.07649290774199</text:p>
          </table:table-cell>
        </table:table-row>
        <table:table-row table:style-name="ro1">
          <table:table-cell office:value-type="float" office:value="0.240667454900554" calcext:value-type="float">
            <text:p>0.240667454900554</text:p>
          </table:table-cell>
          <table:table-cell office:value-type="float" office:value="1.07414991756913" calcext:value-type="float">
            <text:p>1.07414991756913</text:p>
          </table:table-cell>
        </table:table-row>
        <table:table-row table:style-name="ro1">
          <table:table-cell office:value-type="float" office:value="0.240099632075753" calcext:value-type="float">
            <text:p>0.240099632075753</text:p>
          </table:table-cell>
          <table:table-cell office:value-type="float" office:value="1.07180151304102" calcext:value-type="float">
            <text:p>1.07180151304102</text:p>
          </table:table-cell>
        </table:table-row>
        <table:table-row table:style-name="ro1">
          <table:table-cell office:value-type="float" office:value="0.245418517212533" calcext:value-type="float">
            <text:p>0.245418517212533</text:p>
          </table:table-cell>
          <table:table-cell office:value-type="float" office:value="1.08041691122693" calcext:value-type="float">
            <text:p>1.08041691122693</text:p>
          </table:table-cell>
        </table:table-row>
        <table:table-row table:style-name="ro1">
          <table:table-cell office:value-type="float" office:value="0.244895925500932" calcext:value-type="float">
            <text:p>0.244895925500932</text:p>
          </table:table-cell>
          <table:table-cell office:value-type="float" office:value="1.07807332728594" calcext:value-type="float">
            <text:p>1.07807332728594</text:p>
          </table:table-cell>
        </table:table-row>
        <table:table-row table:style-name="ro1">
          <table:table-cell office:value-type="float" office:value="0.243782324342814" calcext:value-type="float">
            <text:p>0.243782324342814</text:p>
          </table:table-cell>
          <table:table-cell office:value-type="float" office:value="1.07477292703881" calcext:value-type="float">
            <text:p>1.07477292703881</text:p>
          </table:table-cell>
        </table:table-row>
        <table:table-row table:style-name="ro1">
          <table:table-cell office:value-type="float" office:value="0.243259885808659" calcext:value-type="float">
            <text:p>0.243259885808659</text:p>
          </table:table-cell>
          <table:table-cell office:value-type="float" office:value="1.072426238325" calcext:value-type="float">
            <text:p>1.072426238325</text:p>
          </table:table-cell>
        </table:table-row>
        <table:table-row table:style-name="ro1">
          <table:table-cell office:value-type="float" office:value="0.242737295076871" calcext:value-type="float">
            <text:p>0.242737295076871</text:p>
          </table:table-cell>
          <table:table-cell office:value-type="float" office:value="1.07008263452406" calcext:value-type="float">
            <text:p>1.07008263452406</text:p>
          </table:table-cell>
        </table:table-row>
        <table:table-row table:style-name="ro1">
          <table:table-cell office:value-type="float" office:value="0.241623682814206" calcext:value-type="float">
            <text:p>0.241623682814206</text:p>
          </table:table-cell>
          <table:table-cell office:value-type="float" office:value="1.06678245935641" calcext:value-type="float">
            <text:p>1.06678245935641</text:p>
          </table:table-cell>
        </table:table-row>
        <table:table-row table:style-name="ro1">
          <table:table-cell office:value-type="float" office:value="0.241101079998057" calcext:value-type="float">
            <text:p>0.241101079998057</text:p>
          </table:table-cell>
          <table:table-cell office:value-type="float" office:value="1.0644391004949" calcext:value-type="float">
            <text:p>1.0644391004949</text:p>
          </table:table-cell>
        </table:table-row>
        <table:table-row table:style-name="ro1">
          <table:table-cell office:value-type="float" office:value="0.239987447159316" calcext:value-type="float">
            <text:p>0.239987447159316</text:p>
          </table:table-cell>
          <table:table-cell office:value-type="float" office:value="1.06113934238629" calcext:value-type="float">
            <text:p>1.06113934238629</text:p>
          </table:table-cell>
        </table:table-row>
        <table:table-row table:style-name="ro1">
          <table:table-cell office:value-type="float" office:value="0.239396459921896" calcext:value-type="float">
            <text:p>0.239396459921896</text:p>
          </table:table-cell>
          <table:table-cell office:value-type="float" office:value="1.06018207592119" calcext:value-type="float">
            <text:p>1.06018207592119</text:p>
          </table:table-cell>
        </table:table-row>
        <table:table-row table:style-name="ro1">
          <table:table-cell office:value-type="float" office:value="0.238942308480912" calcext:value-type="float">
            <text:p>0.238942308480912</text:p>
          </table:table-cell>
          <table:table-cell office:value-type="float" office:value="1.05645126756641" calcext:value-type="float">
            <text:p>1.05645126756641</text:p>
          </table:table-cell>
        </table:table-row>
        <table:table-row table:style-name="ro1">
          <table:table-cell office:value-type="float" office:value="0.237760334006072" calcext:value-type="float">
            <text:p>0.237760334006072</text:p>
          </table:table-cell>
          <table:table-cell office:value-type="float" office:value="1.05453673463621" calcext:value-type="float">
            <text:p>1.05453673463621</text:p>
          </table:table-cell>
        </table:table-row>
        <table:table-row table:style-name="ro1">
          <table:table-cell office:value-type="float" office:value="0.237305808929698" calcext:value-type="float">
            <text:p>0.237305808929698</text:p>
          </table:table-cell>
          <table:table-cell office:value-type="float" office:value="1.05081349954393" calcext:value-type="float">
            <text:p>1.05081349954393</text:p>
          </table:table-cell>
        </table:table-row>
        <table:table-row table:style-name="ro1">
          <table:table-cell office:value-type="float" office:value="0.236714821692278" calcext:value-type="float">
            <text:p>0.236714821692278</text:p>
          </table:table-cell>
          <table:table-cell office:value-type="float" office:value="1.04985623307883" calcext:value-type="float">
            <text:p>1.04985623307883</text:p>
          </table:table-cell>
        </table:table-row>
        <table:table-row table:style-name="ro1">
          <table:table-cell office:value-type="float" office:value="0.235669378945213" calcext:value-type="float">
            <text:p>0.235669378945213</text:p>
          </table:table-cell>
          <table:table-cell office:value-type="float" office:value="1.0451743214647" calcext:value-type="float">
            <text:p>1.0451743214647</text:p>
          </table:table-cell>
        </table:table-row>
        <table:table-row table:style-name="ro1">
          <table:table-cell office:value-type="float" office:value="0.235146874436977" calcext:value-type="float">
            <text:p>0.235146874436977</text:p>
          </table:table-cell>
          <table:table-cell office:value-type="float" office:value="1.0428289699878" calcext:value-type="float">
            <text:p>1.0428289699878</text:p>
          </table:table-cell>
        </table:table-row>
        <table:table-row table:style-name="ro1">
          <table:table-cell office:value-type="float" office:value="0.234033227880853" calcext:value-type="float">
            <text:p>0.234033227880853</text:p>
          </table:table-cell>
          <table:table-cell office:value-type="float" office:value="1.03952948991854" calcext:value-type="float">
            <text:p>1.03952948991854</text:p>
          </table:table-cell>
        </table:table-row>
        <table:table-row table:style-name="ro1">
          <table:table-cell office:value-type="float" office:value="0.234101450632965" calcext:value-type="float">
            <text:p>0.234101450632965</text:p>
          </table:table-cell>
          <table:table-cell office:value-type="float" office:value="1.03814667441456" calcext:value-type="float">
            <text:p>1.03814667441456</text:p>
          </table:table-cell>
        </table:table-row>
        <table:table-row table:style-name="ro1">
          <table:table-cell office:value-type="float" office:value="0.23357871488884" calcext:value-type="float">
            <text:p>0.23357871488884</text:p>
          </table:table-cell>
          <table:table-cell office:value-type="float" office:value="1.03580600988683" calcext:value-type="float">
            <text:p>1.03580600988683</text:p>
          </table:table-cell>
        </table:table-row>
        <table:table-row table:style-name="ro1">
          <table:table-cell office:value-type="float" office:value="0.2330560229097" calcext:value-type="float">
            <text:p>0.2330560229097</text:p>
          </table:table-cell>
          <table:table-cell office:value-type="float" office:value="1.03346445828114" calcext:value-type="float">
            <text:p>1.03346445828114</text:p>
          </table:table-cell>
        </table:table-row>
        <table:table-row table:style-name="ro1">
          <table:table-cell office:value-type="float" office:value="0.231942372434324" calcext:value-type="float">
            <text:p>0.231942372434324</text:p>
          </table:table-cell>
          <table:table-cell office:value-type="float" office:value="1.0301650576517" calcext:value-type="float">
            <text:p>1.0301650576517</text:p>
          </table:table-cell>
        </table:table-row>
        <table:table-row table:style-name="ro1">
          <table:table-cell office:value-type="float" office:value="0.231351385196904" calcext:value-type="float">
            <text:p>0.231351385196904</text:p>
          </table:table-cell>
          <table:table-cell office:value-type="float" office:value="1.0292077911866" calcext:value-type="float">
            <text:p>1.0292077911866</text:p>
          </table:table-cell>
        </table:table-row>
        <table:table-row table:style-name="ro1">
          <table:table-cell office:value-type="float" office:value="0.23089696789997" calcext:value-type="float">
            <text:p>0.23089696789997</text:p>
          </table:table-cell>
          <table:table-cell office:value-type="float" office:value="1.02548237149937" calcext:value-type="float">
            <text:p>1.02548237149937</text:p>
          </table:table-cell>
        </table:table-row>
        <table:table-row table:style-name="ro1">
          <table:table-cell office:value-type="float" office:value="0.229783500976245" calcext:value-type="float">
            <text:p>0.229783500976245</text:p>
          </table:table-cell>
          <table:table-cell office:value-type="float" office:value="1.02217925043853" calcext:value-type="float">
            <text:p>1.02217925043853</text:p>
          </table:table-cell>
        </table:table-row>
        <table:table-row table:style-name="ro1">
          <table:table-cell office:value-type="float" office:value="0.229260845903398" calcext:value-type="float">
            <text:p>0.229260845903398</text:p>
          </table:table-cell>
          <table:table-cell office:value-type="float" office:value="1.01983695077457" calcext:value-type="float">
            <text:p>1.01983695077457</text:p>
          </table:table-cell>
        </table:table-row>
        <table:table-row table:style-name="ro1">
          <table:table-cell office:value-type="float" office:value="0.228669858665978" calcext:value-type="float">
            <text:p>0.228669858665978</text:p>
          </table:table-cell>
          <table:table-cell office:value-type="float" office:value="1.01887968430947" calcext:value-type="float">
            <text:p>1.01887968430947</text:p>
          </table:table-cell>
        </table:table-row>
        <table:table-row table:style-name="ro1">
          <table:table-cell office:value-type="float" office:value="0.227624444333493" calcext:value-type="float">
            <text:p>0.227624444333493</text:p>
          </table:table-cell>
          <table:table-cell office:value-type="float" office:value="1.01419719675668" calcext:value-type="float">
            <text:p>1.01419719675668</text:p>
          </table:table-cell>
        </table:table-row>
        <table:table-row table:style-name="ro1">
          <table:table-cell office:value-type="float" office:value="0.227101590358589" calcext:value-type="float">
            <text:p>0.227101590358589</text:p>
          </table:table-cell>
          <table:table-cell office:value-type="float" office:value="1.0118589286634" calcext:value-type="float">
            <text:p>1.0118589286634</text:p>
          </table:table-cell>
        </table:table-row>
        <table:table-row table:style-name="ro1">
          <table:table-cell office:value-type="float" office:value="0.225987904283338" calcext:value-type="float">
            <text:p>0.225987904283338</text:p>
          </table:table-cell>
          <table:table-cell office:value-type="float" office:value="1.0085602496123" calcext:value-type="float">
            <text:p>1.0085602496123</text:p>
          </table:table-cell>
        </table:table-row>
        <table:table-row table:style-name="ro1">
          <table:table-cell office:value-type="float" office:value="0.225465099952298" calcext:value-type="float">
            <text:p>0.225465099952298</text:p>
          </table:table-cell>
          <table:table-cell office:value-type="float" office:value="1.00622097528135" calcext:value-type="float">
            <text:p>1.00622097528135</text:p>
          </table:table-cell>
        </table:table-row>
        <table:table-row table:style-name="ro1">
          <table:table-cell office:value-type="float" office:value="0.224942409606179" calcext:value-type="float">
            <text:p>0.224942409606179</text:p>
          </table:table-cell>
          <table:table-cell office:value-type="float" office:value="1.00387939057574" calcext:value-type="float">
            <text:p>1.00387939057574</text:p>
          </table:table-cell>
        </table:table-row>
        <table:table-row table:style-name="ro1">
          <table:table-cell office:value-type="float" office:value="0.223828687931052" calcext:value-type="float">
            <text:p>0.223828687931052</text:p>
          </table:table-cell>
          <table:table-cell office:value-type="float" office:value="1.00058143310296" calcext:value-type="float">
            <text:p>1.00058143310296</text:p>
          </table:table-cell>
        </table:table-row>
        <table:table-row table:style-name="ro1">
          <table:table-cell office:value-type="float" office:value="0.223897000825968" calcext:value-type="float">
            <text:p>0.223897000825968</text:p>
          </table:table-cell>
          <table:table-cell office:value-type="float" office:value="0.999196790483206" calcext:value-type="float">
            <text:p>0.999196790483206</text:p>
          </table:table-cell>
        </table:table-row>
        <table:table-row table:style-name="ro1">
          <table:table-cell office:value-type="float" office:value="0.223374236667264" calcext:value-type="float">
            <text:p>0.223374236667264</text:p>
          </table:table-cell>
          <table:table-cell office:value-type="float" office:value="0.996856701894139" calcext:value-type="float">
            <text:p>0.996856701894139</text:p>
          </table:table-cell>
        </table:table-row>
        <table:table-row table:style-name="ro1">
          <table:table-cell office:value-type="float" office:value="0.222851476101208" calcext:value-type="float">
            <text:p>0.222851476101208</text:p>
          </table:table-cell>
          <table:table-cell office:value-type="float" office:value="0.994516540485241" calcext:value-type="float">
            <text:p>0.994516540485241</text:p>
          </table:table-cell>
        </table:table-row>
        <table:table-row table:style-name="ro1">
          <table:table-cell office:value-type="float" office:value="0.22173784195605" calcext:value-type="float">
            <text:p>0.22173784195605</text:p>
          </table:table-cell>
          <table:table-cell office:value-type="float" office:value="0.991216808856566" calcext:value-type="float">
            <text:p>0.991216808856566</text:p>
          </table:table-cell>
        </table:table-row>
        <table:table-row table:style-name="ro1">
          <table:table-cell office:value-type="float" office:value="0.221806049684361" calcext:value-type="float">
            <text:p>0.221806049684361</text:p>
          </table:table-cell>
          <table:table-cell office:value-type="float" office:value="0.989834297871882" calcext:value-type="float">
            <text:p>0.989834297871882</text:p>
          </table:table-cell>
        </table:table-row>
        <table:table-row table:style-name="ro1">
          <table:table-cell office:value-type="float" office:value="0.221283326024598" calcext:value-type="float">
            <text:p>0.221283326024598</text:p>
          </table:table-cell>
          <table:table-cell office:value-type="float" office:value="0.987493388404713" calcext:value-type="float">
            <text:p>0.987493388404713</text:p>
          </table:table-cell>
        </table:table-row>
        <table:table-row table:style-name="ro1">
          <table:table-cell office:value-type="float" office:value="0.22076085058415" calcext:value-type="float">
            <text:p>0.22076085058415</text:p>
          </table:table-cell>
          <table:table-cell office:value-type="float" office:value="0.985147447749172" calcext:value-type="float">
            <text:p>0.985147447749172</text:p>
          </table:table-cell>
        </table:table-row>
        <table:table-row table:style-name="ro1">
          <table:table-cell office:value-type="float" office:value="0.220238117779465" calcext:value-type="float">
            <text:p>0.220238117779465</text:p>
          </table:table-cell>
          <table:table-cell office:value-type="float" office:value="0.982806723641574" calcext:value-type="float">
            <text:p>0.982806723641574</text:p>
          </table:table-cell>
        </table:table-row>
        <table:table-row table:style-name="ro1">
          <table:table-cell office:value-type="float" office:value="0.219715313448425" calcext:value-type="float">
            <text:p>0.219715313448425</text:p>
          </table:table-cell>
          <table:table-cell office:value-type="float" office:value="0.980467449310626" calcext:value-type="float">
            <text:p>0.980467449310626</text:p>
          </table:table-cell>
        </table:table-row>
        <table:table-row table:style-name="ro1">
          <table:table-cell office:value-type="float" office:value="0.219192500952275" calcext:value-type="float">
            <text:p>0.219192500952275</text:p>
          </table:table-cell>
          <table:table-cell office:value-type="float" office:value="0.978128340479295" calcext:value-type="float">
            <text:p>0.978128340479295</text:p>
          </table:table-cell>
        </table:table-row>
        <table:table-row table:style-name="ro1">
          <table:table-cell office:value-type="float" office:value="0.218670051313572" calcext:value-type="float">
            <text:p>0.218670051313572</text:p>
          </table:table-cell>
          <table:table-cell office:value-type="float" office:value="0.975781876844962" calcext:value-type="float">
            <text:p>0.975781876844962</text:p>
          </table:table-cell>
        </table:table-row>
        <table:table-row table:style-name="ro1">
          <table:table-cell office:value-type="float" office:value="0.217556258438694" calcext:value-type="float">
            <text:p>0.217556258438694</text:p>
          </table:table-cell>
          <table:table-cell office:value-type="float" office:value="0.972485362528852" calcext:value-type="float">
            <text:p>0.972485362528852</text:p>
          </table:table-cell>
        </table:table-row>
        <table:table-row table:style-name="ro1">
          <table:table-cell office:value-type="float" office:value="0.21703379377619" calcext:value-type="float">
            <text:p>0.21703379377619</text:p>
          </table:table-cell>
          <table:table-cell office:value-type="float" office:value="0.970139203413816" calcext:value-type="float">
            <text:p>0.970139203413816</text:p>
          </table:table-cell>
        </table:table-row>
        <table:table-row table:style-name="ro1">
          <table:table-cell office:value-type="float" office:value="0.215920142321001" calcext:value-type="float">
            <text:p>0.215920142321001</text:p>
          </table:table-cell>
          <table:table-cell office:value-type="float" office:value="0.966839822644331" calcext:value-type="float">
            <text:p>0.966839822644331</text:p>
          </table:table-cell>
        </table:table-row>
        <table:table-row table:style-name="ro1">
          <table:table-cell office:value-type="float" office:value="0.215988462074608" calcext:value-type="float">
            <text:p>0.215988462074608</text:p>
          </table:table-cell>
          <table:table-cell office:value-type="float" office:value="0.965455041004894" calcext:value-type="float">
            <text:p>0.965455041004894</text:p>
          </table:table-cell>
        </table:table-row>
        <table:table-row table:style-name="ro1">
          <table:table-cell office:value-type="float" office:value="0.215397474837188" calcext:value-type="float">
            <text:p>0.215397474837188</text:p>
          </table:table-cell>
          <table:table-cell office:value-type="float" office:value="0.964497774539793" calcext:value-type="float">
            <text:p>0.964497774539793</text:p>
          </table:table-cell>
        </table:table-row>
        <table:table-row table:style-name="ro1">
          <table:table-cell office:value-type="float" office:value="0.214943017694521" calcext:value-type="float">
            <text:p>0.214943017694521</text:p>
          </table:table-cell>
          <table:table-cell office:value-type="float" office:value="0.960773162490693" calcext:value-type="float">
            <text:p>0.960773162490693</text:p>
          </table:table-cell>
        </table:table-row>
        <table:table-row table:style-name="ro1">
          <table:table-cell office:value-type="float" office:value="0.213829338477961" calcext:value-type="float">
            <text:p>0.213829338477961</text:p>
          </table:table-cell>
          <table:table-cell office:value-type="float" office:value="0.957474344419908" calcext:value-type="float">
            <text:p>0.957474344419908</text:p>
          </table:table-cell>
        </table:table-row>
        <table:table-row table:style-name="ro1">
          <table:table-cell office:value-type="float" office:value="0.213306622003494" calcext:value-type="float">
            <text:p>0.213306622003494</text:p>
          </table:table-cell>
          <table:table-cell office:value-type="float" office:value="0.955133289313075" calcext:value-type="float">
            <text:p>0.955133289313075</text:p>
          </table:table-cell>
        </table:table-row>
        <table:table-row table:style-name="ro1">
          <table:table-cell office:value-type="float" office:value="0.212783938189463" calcext:value-type="float">
            <text:p>0.212783938189463</text:p>
          </table:table-cell>
          <table:table-cell office:value-type="float" office:value="0.952791572207773" calcext:value-type="float">
            <text:p>0.952791572207773</text:p>
          </table:table-cell>
        </table:table-row>
        <table:table-row table:style-name="ro1">
          <table:table-cell office:value-type="float" office:value="0.211670058111221" calcext:value-type="float">
            <text:p>0.211670058111221</text:p>
          </table:table-cell>
          <table:table-cell office:value-type="float" office:value="0.949496825427577" calcext:value-type="float">
            <text:p>0.949496825427577</text:p>
          </table:table-cell>
        </table:table-row>
        <table:table-row table:style-name="ro1">
          <table:table-cell office:value-type="float" office:value="0.211079070873801" calcext:value-type="float">
            <text:p>0.211079070873801</text:p>
          </table:table-cell>
          <table:table-cell office:value-type="float" office:value="0.948539558962476" calcext:value-type="float">
            <text:p>0.948539558962476</text:p>
          </table:table-cell>
        </table:table-row>
        <table:table-row table:style-name="ro1">
          <table:table-cell office:value-type="float" office:value="0.210624590542225" calcext:value-type="float">
            <text:p>0.210624590542225</text:p>
          </table:table-cell>
          <table:table-cell office:value-type="float" office:value="0.94481541693229" calcext:value-type="float">
            <text:p>0.94481541693229</text:p>
          </table:table-cell>
        </table:table-row>
        <table:table-row table:style-name="ro1">
          <table:table-cell office:value-type="float" office:value="0.209510933208157" calcext:value-type="float">
            <text:p>0.209510933208157</text:p>
          </table:table-cell>
          <table:table-cell office:value-type="float" office:value="0.941516155322529" calcext:value-type="float">
            <text:p>0.941516155322529</text:p>
          </table:table-cell>
        </table:table-row>
        <table:table-row table:style-name="ro1">
          <table:table-cell office:value-type="float" office:value="0.209579228466437" calcext:value-type="float">
            <text:p>0.209579228466437</text:p>
          </table:table-cell>
          <table:table-cell office:value-type="float" office:value="0.940131870181945" calcext:value-type="float">
            <text:p>0.940131870181945</text:p>
          </table:table-cell>
        </table:table-row>
        <table:table-row table:style-name="ro1">
          <table:table-cell office:value-type="float" office:value="0.208988241229017" calcext:value-type="float">
            <text:p>0.208988241229017</text:p>
          </table:table-cell>
          <table:table-cell office:value-type="float" office:value="0.939174603716844" calcext:value-type="float">
            <text:p>0.939174603716844</text:p>
          </table:table-cell>
        </table:table-row>
        <table:table-row table:style-name="ro1">
          <table:table-cell office:value-type="float" office:value="0.208534107751273" calcext:value-type="float">
            <text:p>0.208534107751273</text:p>
          </table:table-cell>
          <table:table-cell office:value-type="float" office:value="0.935443431262907" calcext:value-type="float">
            <text:p>0.935443431262907</text:p>
          </table:table-cell>
        </table:table-row>
        <table:table-row table:style-name="ro1">
          <table:table-cell office:value-type="float" office:value="0.208011417405155" calcext:value-type="float">
            <text:p>0.208011417405155</text:p>
          </table:table-cell>
          <table:table-cell office:value-type="float" office:value="0.933101846557298" calcext:value-type="float">
            <text:p>0.933101846557298</text:p>
          </table:table-cell>
        </table:table-row>
        <table:table-row table:style-name="ro1">
          <table:table-cell office:value-type="float" office:value="0.207488965153616" calcext:value-type="float">
            <text:p>0.207488965153616</text:p>
          </table:table-cell>
          <table:table-cell office:value-type="float" office:value="0.930755435882844" calcext:value-type="float">
            <text:p>0.930755435882844</text:p>
          </table:table-cell>
        </table:table-row>
        <table:table-row table:style-name="ro1">
          <table:table-cell office:value-type="float" office:value="0.206897977916196" calcext:value-type="float">
            <text:p>0.206897977916196</text:p>
          </table:table-cell>
          <table:table-cell office:value-type="float" office:value="0.929798169417743" calcext:value-type="float">
            <text:p>0.929798169417743</text:p>
          </table:table-cell>
        </table:table-row>
        <table:table-row table:style-name="ro1">
          <table:table-cell office:value-type="float" office:value="0.20644372522786" calcext:value-type="float">
            <text:p>0.20644372522786</text:p>
          </table:table-cell>
          <table:table-cell office:value-type="float" office:value="0.926069413258221" calcext:value-type="float">
            <text:p>0.926069413258221</text:p>
          </table:table-cell>
        </table:table-row>
        <table:table-row table:style-name="ro1">
          <table:table-cell office:value-type="float" office:value="0.206512282096234" calcext:value-type="float">
            <text:p>0.206512282096234</text:p>
          </table:table-cell>
          <table:table-cell office:value-type="float" office:value="0.924679825509892" calcext:value-type="float">
            <text:p>0.924679825509892</text:p>
          </table:table-cell>
        </table:table-row>
        <table:table-row table:style-name="ro1">
          <table:table-cell office:value-type="float" office:value="0.205398563033942" calcext:value-type="float">
            <text:p>0.205398563033942</text:p>
          </table:table-cell>
          <table:table-cell office:value-type="float" office:value="0.92138181507724" calcext:value-type="float">
            <text:p>0.92138181507724</text:p>
          </table:table-cell>
        </table:table-row>
        <table:table-row table:style-name="ro1">
          <table:table-cell office:value-type="float" office:value="0.204876120580534" calcext:value-type="float">
            <text:p>0.204876120580534</text:p>
          </table:table-cell>
          <table:table-cell office:value-type="float" office:value="0.919035205803244" calcext:value-type="float">
            <text:p>0.919035205803244</text:p>
          </table:table-cell>
        </table:table-row>
        <table:table-row table:style-name="ro1">
          <table:table-cell office:value-type="float" office:value="0.20435327248451" calcext:value-type="float">
            <text:p>0.20435327248451</text:p>
          </table:table-cell>
          <table:table-cell office:value-type="float" office:value="0.916696818550246" calcext:value-type="float">
            <text:p>0.916696818550246</text:p>
          </table:table-cell>
        </table:table-row>
        <table:table-row table:style-name="ro1">
          <table:table-cell office:value-type="float" office:value="0.204421765991637" calcext:value-type="float">
            <text:p>0.204421765991637</text:p>
          </table:table-cell>
          <table:table-cell office:value-type="float" office:value="0.915308515078949" calcext:value-type="float">
            <text:p>0.915308515078949</text:p>
          </table:table-cell>
        </table:table-row>
        <table:table-row table:style-name="ro1">
          <table:table-cell office:value-type="float" office:value="0.203307893751899" calcext:value-type="float">
            <text:p>0.203307893751899</text:p>
          </table:table-cell>
          <table:table-cell office:value-type="float" office:value="0.91201360941912" calcext:value-type="float">
            <text:p>0.91201360941912</text:p>
          </table:table-cell>
        </table:table-row>
        <table:table-row table:style-name="ro1">
          <table:table-cell office:value-type="float" office:value="0.202785237372635" calcext:value-type="float">
            <text:p>0.202785237372635</text:p>
          </table:table-cell>
          <table:table-cell office:value-type="float" office:value="0.909671336235103" calcext:value-type="float">
            <text:p>0.909671336235103</text:p>
          </table:table-cell>
        </table:table-row>
        <table:table-row table:style-name="ro1">
          <table:table-cell office:value-type="float" office:value="0.202853191655961" calcext:value-type="float">
            <text:p>0.202853191655961</text:p>
          </table:table-cell>
          <table:table-cell office:value-type="float" office:value="0.908293962358545" calcext:value-type="float">
            <text:p>0.908293962358545</text:p>
          </table:table-cell>
        </table:table-row>
        <table:table-row table:style-name="ro1">
          <table:table-cell office:value-type="float" office:value="0.202330705437569" calcext:value-type="float">
            <text:p>0.202330705437569</text:p>
          </table:table-cell>
          <table:table-cell office:value-type="float" office:value="0.905948240162499" calcext:value-type="float">
            <text:p>0.905948240162499</text:p>
          </table:table-cell>
        </table:table-row>
        <table:table-row table:style-name="ro1">
          <table:table-cell office:value-type="float" office:value="0.201217079784125" calcext:value-type="float">
            <text:p>0.201217079784125</text:p>
          </table:table-cell>
          <table:table-cell office:value-type="float" office:value="0.902648336414223" calcext:value-type="float">
            <text:p>0.902648336414223</text:p>
          </table:table-cell>
        </table:table-row>
        <table:table-row table:style-name="ro1">
          <table:table-cell office:value-type="float" office:value="0.201285394312062" calcext:value-type="float">
            <text:p>0.201285394312062</text:p>
          </table:table-cell>
          <table:table-cell office:value-type="float" office:value="0.901263660694541" calcext:value-type="float">
            <text:p>0.901263660694541</text:p>
          </table:table-cell>
        </table:table-row>
        <table:table-row table:style-name="ro1">
          <table:table-cell office:value-type="float" office:value="0.200762722908997" calcext:value-type="float">
            <text:p>0.200762722908997</text:p>
          </table:table-cell>
          <table:table-cell office:value-type="float" office:value="0.89892169202982" calcext:value-type="float">
            <text:p>0.89892169202982</text:p>
          </table:table-cell>
        </table:table-row>
        <table:table-row table:style-name="ro1">
          <table:table-cell office:value-type="float" office:value="0.200240021458331" calcext:value-type="float">
            <text:p>0.200240021458331</text:p>
          </table:table-cell>
          <table:table-cell office:value-type="float" office:value="0.896580332403691" calcext:value-type="float">
            <text:p>0.896580332403691</text:p>
          </table:table-cell>
        </table:table-row>
        <table:table-row table:style-name="ro1">
          <table:table-cell office:value-type="float" office:value="0.199717556469222" calcext:value-type="float">
            <text:p>0.199717556469222</text:p>
          </table:table-cell>
          <table:table-cell office:value-type="float" office:value="0.89423417990864" calcext:value-type="float">
            <text:p>0.89423417990864</text:p>
          </table:table-cell>
        </table:table-row>
        <table:table-row table:style-name="ro1">
          <table:table-cell office:value-type="float" office:value="0.199194902702793" calcext:value-type="float">
            <text:p>0.199194902702793</text:p>
          </table:table-cell>
          <table:table-cell office:value-type="float" office:value="0.891891853764745" calcext:value-type="float">
            <text:p>0.891891853764745</text:p>
          </table:table-cell>
        </table:table-row>
        <table:table-row table:style-name="ro1">
          <table:table-cell office:value-type="float" office:value="0.198672108169883" calcext:value-type="float">
            <text:p>0.198672108169883</text:p>
          </table:table-cell>
          <table:table-cell office:value-type="float" office:value="0.889552380834256" calcext:value-type="float">
            <text:p>0.889552380834256</text:p>
          </table:table-cell>
        </table:table-row>
        <table:table-row table:style-name="ro1">
          <table:table-cell office:value-type="float" office:value="0.198149376345011" calcext:value-type="float">
            <text:p>0.198149376345011</text:p>
          </table:table-cell>
          <table:table-cell office:value-type="float" office:value="0.887211636866704" calcext:value-type="float">
            <text:p>0.887211636866704</text:p>
          </table:table-cell>
        </table:table-row>
        <table:table-row table:style-name="ro1">
          <table:table-cell office:value-type="float" office:value="0.197626628189921" calcext:value-type="float">
            <text:p>0.197626628189921</text:p>
          </table:table-cell>
          <table:table-cell office:value-type="float" office:value="0.884871223898387" calcext:value-type="float">
            <text:p>0.884871223898387</text:p>
          </table:table-cell>
        </table:table-row>
        <table:table-row table:style-name="ro1">
          <table:table-cell office:value-type="float" office:value="0.197035640952501" calcext:value-type="float">
            <text:p>0.197035640952501</text:p>
          </table:table-cell>
          <table:table-cell office:value-type="float" office:value="0.883913957433287" calcext:value-type="float">
            <text:p>0.883913957433287</text:p>
          </table:table-cell>
        </table:table-row>
        <table:table-row table:style-name="ro1">
          <table:table-cell office:value-type="float" office:value="0.197172441149061" calcext:value-type="float">
            <text:p>0.197172441149061</text:p>
          </table:table-cell>
          <table:table-cell office:value-type="float" office:value="0.881141137121941" calcext:value-type="float">
            <text:p>0.881141137121941</text:p>
          </table:table-cell>
        </table:table-row>
        <table:table-row table:style-name="ro1">
          <table:table-cell office:value-type="float" office:value="0.196649785096401" calcext:value-type="float">
            <text:p>0.196649785096401</text:p>
          </table:table-cell>
          <table:table-cell office:value-type="float" office:value="0.878798857317939" calcext:value-type="float">
            <text:p>0.878798857317939</text:p>
          </table:table-cell>
        </table:table-row>
        <table:table-row table:style-name="ro1">
          <table:table-cell office:value-type="float" office:value="0.196127127410719" calcext:value-type="float">
            <text:p>0.196127127410719</text:p>
          </table:table-cell>
          <table:table-cell office:value-type="float" office:value="0.87645661061386" calcext:value-type="float">
            <text:p>0.87645661061386</text:p>
          </table:table-cell>
        </table:table-row>
        <table:table-row table:style-name="ro1">
          <table:table-cell office:value-type="float" office:value="0.196195366493049" calcext:value-type="float">
            <text:p>0.196195366493049</text:p>
          </table:table-cell>
          <table:table-cell office:value-type="float" office:value="0.875073464110645" calcext:value-type="float">
            <text:p>0.875073464110645</text:p>
          </table:table-cell>
        </table:table-row>
        <table:table-row table:style-name="ro1">
          <table:table-cell office:value-type="float" office:value="0.195672566407865" calcext:value-type="float">
            <text:p>0.195672566407865</text:p>
          </table:table-cell>
          <table:table-cell office:value-type="float" office:value="0.872734103719895" calcext:value-type="float">
            <text:p>0.872734103719895</text:p>
          </table:table-cell>
        </table:table-row>
        <table:table-row table:style-name="ro1">
          <table:table-cell office:value-type="float" office:value="0.195740814961722" calcext:value-type="float">
            <text:p>0.195740814961722</text:p>
          </table:table-cell>
          <table:table-cell office:value-type="float" office:value="0.871350765237123" calcext:value-type="float">
            <text:p>0.871350765237123</text:p>
          </table:table-cell>
        </table:table-row>
        <table:table-row table:style-name="ro1">
          <table:table-cell office:value-type="float" office:value="0.194627037110644" calcext:value-type="float">
            <text:p>0.194627037110644</text:p>
          </table:table-cell>
          <table:table-cell office:value-type="float" office:value="0.868053946401716" calcext:value-type="float">
            <text:p>0.868053946401716</text:p>
          </table:table-cell>
        </table:table-row>
        <table:table-row table:style-name="ro1">
          <table:table-cell office:value-type="float" office:value="0.194695599857897" calcext:value-type="float">
            <text:p>0.194695599857897</text:p>
          </table:table-cell>
          <table:table-cell office:value-type="float" office:value="0.866664239493663" calcext:value-type="float">
            <text:p>0.866664239493663</text:p>
          </table:table-cell>
        </table:table-row>
        <table:table-row table:style-name="ro1">
          <table:table-cell office:value-type="float" office:value="0.194172882077012" calcext:value-type="float">
            <text:p>0.194172882077012</text:p>
          </table:table-cell>
          <table:table-cell office:value-type="float" office:value="0.864323210866769" calcext:value-type="float">
            <text:p>0.864323210866769</text:p>
          </table:table-cell>
        </table:table-row>
        <table:table-row table:style-name="ro1">
          <table:table-cell office:value-type="float" office:value="0.192468128093064" calcext:value-type="float">
            <text:p>0.192468128093064</text:p>
          </table:table-cell>
          <table:table-cell office:value-type="float" office:value="0.860068900486782" calcext:value-type="float">
            <text:p>0.860068900486782</text:p>
          </table:table-cell>
        </table:table-row>
        <table:table-row table:style-name="ro1">
          <table:table-cell office:value-type="float" office:value="0.19253666569178" calcext:value-type="float">
            <text:p>0.19253666569178</text:p>
          </table:table-cell>
          <table:table-cell office:value-type="float" office:value="0.858679703317551" calcext:value-type="float">
            <text:p>0.858679703317551</text:p>
          </table:table-cell>
        </table:table-row>
        <table:table-row table:style-name="ro1">
          <table:table-cell office:value-type="float" office:value="0.192014162816566" calcext:value-type="float">
            <text:p>0.192014162816566</text:p>
          </table:table-cell>
          <table:table-cell office:value-type="float" office:value="0.856334318740725" calcext:value-type="float">
            <text:p>0.856334318740725</text:p>
          </table:table-cell>
        </table:table-row>
        <table:table-row table:style-name="ro1">
          <table:table-cell office:value-type="float" office:value="0.192082440111606" calcext:value-type="float">
            <text:p>0.192082440111606</text:p>
          </table:table-cell>
          <table:table-cell office:value-type="float" office:value="0.854950397699299" calcext:value-type="float">
            <text:p>0.854950397699299</text:p>
          </table:table-cell>
        </table:table-row>
        <table:table-row table:style-name="ro1">
          <table:table-cell office:value-type="float" office:value="0.191560020520504" calcext:value-type="float">
            <text:p>0.191560020520504</text:p>
          </table:table-cell>
          <table:table-cell office:value-type="float" office:value="0.852603325026374" calcext:value-type="float">
            <text:p>0.852603325026374</text:p>
          </table:table-cell>
        </table:table-row>
        <table:table-row table:style-name="ro1">
          <table:table-cell office:value-type="float" office:value="0.191628283118347" calcext:value-type="float">
            <text:p>0.191628283118347</text:p>
          </table:table-cell>
          <table:table-cell office:value-type="float" office:value="0.85121970188426" calcext:value-type="float">
            <text:p>0.85121970188426</text:p>
          </table:table-cell>
        </table:table-row>
        <table:table-row table:style-name="ro1">
          <table:table-cell office:value-type="float" office:value="0.191105529737587" calcext:value-type="float">
            <text:p>0.191105529737587</text:p>
          </table:table-cell>
          <table:table-cell office:value-type="float" office:value="0.848879394835699" calcext:value-type="float">
            <text:p>0.848879394835699</text:p>
          </table:table-cell>
        </table:table-row>
        <table:table-row table:style-name="ro1">
          <table:table-cell office:value-type="float" office:value="0.190582711689164" calcext:value-type="float">
            <text:p>0.190582711689164</text:p>
          </table:table-cell>
          <table:table-cell office:value-type="float" office:value="0.846540398544108" calcext:value-type="float">
            <text:p>0.846540398544108</text:p>
          </table:table-cell>
        </table:table-row>
        <table:table-row table:style-name="ro1">
          <table:table-cell office:value-type="float" office:value="0.190582711689164" calcext:value-type="float">
            <text:p>0.190582711689164</text:p>
          </table:table-cell>
          <table:table-cell office:value-type="float" office:value="0.846540398544108" calcext:value-type="float">
            <text:p>0.846540398544108</text:p>
          </table:table-cell>
        </table:table-row>
        <table:table-row table:style-name="ro1">
          <table:table-cell office:value-type="float" office:value="0.190128399558834" calcext:value-type="float">
            <text:p>0.190128399558834</text:p>
          </table:table-cell>
          <table:table-cell office:value-type="float" office:value="0.842812847221801" calcext:value-type="float">
            <text:p>0.842812847221801</text:p>
          </table:table-cell>
        </table:table-row>
        <table:table-row table:style-name="ro1">
          <table:table-cell office:value-type="float" office:value="0.190196712453749" calcext:value-type="float">
            <text:p>0.190196712453749</text:p>
          </table:table-cell>
          <table:table-cell office:value-type="float" office:value="0.841428204602043" calcext:value-type="float">
            <text:p>0.841428204602043</text:p>
          </table:table-cell>
        </table:table-row>
        <table:table-row table:style-name="ro1">
          <table:table-cell office:value-type="float" office:value="0.190264965253462" calcext:value-type="float">
            <text:p>0.190264965253462</text:p>
          </table:table-cell>
          <table:table-cell office:value-type="float" office:value="0.84004478005947" calcext:value-type="float">
            <text:p>0.84004478005947</text:p>
          </table:table-cell>
        </table:table-row>
        <table:table-row table:style-name="ro1">
          <table:table-cell office:value-type="float" office:value="0.190333160897412" calcext:value-type="float">
            <text:p>0.190333160897412</text:p>
          </table:table-cell>
          <table:table-cell office:value-type="float" office:value="0.838662514014219" calcext:value-type="float">
            <text:p>0.838662514014219</text:p>
          </table:table-cell>
        </table:table-row>
        <table:table-row table:style-name="ro1">
          <table:table-cell office:value-type="float" office:value="0.190401449297" calcext:value-type="float">
            <text:p>0.190401449297</text:p>
          </table:table-cell>
          <table:table-cell office:value-type="float" office:value="0.837278367893314" calcext:value-type="float">
            <text:p>0.837278367893314</text:p>
          </table:table-cell>
        </table:table-row>
        <table:table-row table:style-name="ro1">
          <table:table-cell office:value-type="float" office:value="0.19046963742905" calcext:value-type="float">
            <text:p>0.19046963742905</text:p>
          </table:table-cell>
          <table:table-cell office:value-type="float" office:value="0.835896254107711" calcext:value-type="float">
            <text:p>0.835896254107711</text:p>
          </table:table-cell>
        </table:table-row>
        <table:table-row table:style-name="ro1">
          <table:table-cell office:value-type="float" office:value="0.18994696047371" calcext:value-type="float">
            <text:p>0.18994696047371</text:p>
          </table:table-cell>
          <table:table-cell office:value-type="float" office:value="0.83355439798273" calcext:value-type="float">
            <text:p>0.83355439798273</text:p>
          </table:table-cell>
        </table:table-row>
        <table:table-row table:style-name="ro1">
          <table:table-cell office:value-type="float" office:value="0.190015295577723" calcext:value-type="float">
            <text:p>0.190015295577723</text:p>
          </table:table-cell>
          <table:table-cell office:value-type="float" office:value="0.832169305204013" calcext:value-type="float">
            <text:p>0.832169305204013</text:p>
          </table:table-cell>
        </table:table-row>
        <table:table-row table:style-name="ro1">
          <table:table-cell office:value-type="float" office:value="0.190083596388277" calcext:value-type="float">
            <text:p>0.190083596388277</text:p>
          </table:table-cell>
          <table:table-cell office:value-type="float" office:value="0.830784907523688" calcext:value-type="float">
            <text:p>0.830784907523688</text:p>
          </table:table-cell>
        </table:table-row>
        <table:table-row table:style-name="ro1">
          <table:table-cell office:value-type="float" office:value="0.190152073891791" calcext:value-type="float">
            <text:p>0.190152073891791</text:p>
          </table:table-cell>
          <table:table-cell office:value-type="float" office:value="0.829396928431642" calcext:value-type="float">
            <text:p>0.829396928431642</text:p>
          </table:table-cell>
        </table:table-row>
        <table:table-row table:style-name="ro1">
          <table:table-cell office:value-type="float" office:value="0.190220642844526" calcext:value-type="float">
            <text:p>0.190220642844526</text:p>
          </table:table-cell>
          <table:table-cell office:value-type="float" office:value="0.828007095743879" calcext:value-type="float">
            <text:p>0.828007095743879</text:p>
          </table:table-cell>
        </table:table-row>
        <table:table-row table:style-name="ro1">
          <table:table-cell office:value-type="float" office:value="0.189697927676476" calcext:value-type="float">
            <text:p>0.189697927676476</text:p>
          </table:table-cell>
          <table:table-cell office:value-type="float" office:value="0.825666014157108" calcext:value-type="float">
            <text:p>0.825666014157108</text:p>
          </table:table-cell>
        </table:table-row>
        <table:table-row table:style-name="ro1">
          <table:table-cell office:value-type="float" office:value="0.189766478992576" calcext:value-type="float">
            <text:p>0.189766478992576</text:p>
          </table:table-cell>
          <table:table-cell office:value-type="float" office:value="0.824276538948519" calcext:value-type="float">
            <text:p>0.824276538948519</text:p>
          </table:table-cell>
        </table:table-row>
        <table:table-row table:style-name="ro1">
          <table:table-cell office:value-type="float" office:value="0.189834745509672" calcext:value-type="float">
            <text:p>0.189834745509672</text:p>
          </table:table-cell>
          <table:table-cell office:value-type="float" office:value="0.822892836366589" calcext:value-type="float">
            <text:p>0.822892836366589</text:p>
          </table:table-cell>
        </table:table-row>
        <table:table-row table:style-name="ro1">
          <table:table-cell office:value-type="float" office:value="0.189903049259665" calcext:value-type="float">
            <text:p>0.189903049259665</text:p>
          </table:table-cell>
          <table:table-cell office:value-type="float" office:value="0.821508379106402" calcext:value-type="float">
            <text:p>0.821508379106402</text:p>
          </table:table-cell>
        </table:table-row>
        <table:table-row table:style-name="ro1">
          <table:table-cell office:value-type="float" office:value="0.189971297813522" calcext:value-type="float">
            <text:p>0.189971297813522</text:p>
          </table:table-cell>
          <table:table-cell office:value-type="float" office:value="0.82012504062363" calcext:value-type="float">
            <text:p>0.82012504062363</text:p>
          </table:table-cell>
        </table:table-row>
        <table:table-row table:style-name="ro1">
          <table:table-cell office:value-type="float" office:value="0.190039480719901" calcext:value-type="float">
            <text:p>0.190039480719901</text:p>
          </table:table-cell>
          <table:table-cell office:value-type="float" office:value="0.818743032757783" calcext:value-type="float">
            <text:p>0.818743032757783</text:p>
          </table:table-cell>
        </table:table-row>
        <table:table-row table:style-name="ro1">
          <table:table-cell office:value-type="float" office:value="0.190107819743166" calcext:value-type="float">
            <text:p>0.190107819743166</text:p>
          </table:table-cell>
          <table:table-cell office:value-type="float" office:value="0.817357860539249" calcext:value-type="float">
            <text:p>0.817357860539249</text:p>
          </table:table-cell>
        </table:table-row>
        <table:table-row table:style-name="ro1">
          <table:table-cell office:value-type="float" office:value="0.190176145049047" calcext:value-type="float">
            <text:p>0.190176145049047</text:p>
          </table:table-cell>
          <table:table-cell office:value-type="float" office:value="0.815972966360072" calcext:value-type="float">
            <text:p>0.815972966360072</text:p>
          </table:table-cell>
        </table:table-row>
        <table:table-row table:style-name="ro1">
          <table:table-cell office:value-type="float" office:value="0.190244423977109" calcext:value-type="float">
            <text:p>0.190244423977109</text:p>
          </table:table-cell>
          <table:table-cell office:value-type="float" office:value="0.814589012218723" calcext:value-type="float">
            <text:p>0.814589012218723</text:p>
          </table:table-cell>
        </table:table-row>
        <table:table-row table:style-name="ro1">
          <table:table-cell office:value-type="float" office:value="0.190312672530965" calcext:value-type="float">
            <text:p>0.190312672530965</text:p>
          </table:table-cell>
          <table:table-cell office:value-type="float" office:value="0.813205673735951" calcext:value-type="float">
            <text:p>0.813205673735951</text:p>
          </table:table-cell>
        </table:table-row>
        <table:table-row table:style-name="ro1">
          <table:table-cell office:value-type="float" office:value="0.190312672530965" calcext:value-type="float">
            <text:p>0.190312672530965</text:p>
          </table:table-cell>
          <table:table-cell office:value-type="float" office:value="0.813205673735951" calcext:value-type="float">
            <text:p>0.813205673735951</text:p>
          </table:table-cell>
        </table:table-row>
        <table:table-row table:style-name="ro1">
          <table:table-cell office:value-type="float" office:value="0.190449263700734" calcext:value-type="float">
            <text:p>0.190449263700734</text:p>
          </table:table-cell>
          <table:table-cell office:value-type="float" office:value="0.810437090214813" calcext:value-type="float">
            <text:p>0.810437090214813</text:p>
          </table:table-cell>
        </table:table-row>
        <table:table-row table:style-name="ro1">
          <table:table-cell office:value-type="float" office:value="0.190517723241008" calcext:value-type="float">
            <text:p>0.190517723241008</text:p>
          </table:table-cell>
          <table:table-cell office:value-type="float" office:value="0.809049475221925" calcext:value-type="float">
            <text:p>0.809049475221925</text:p>
          </table:table-cell>
        </table:table-row>
        <table:table-row table:style-name="ro1">
          <table:table-cell office:value-type="float" office:value="0.190585966569195" calcext:value-type="float">
            <text:p>0.190585966569195</text:p>
          </table:table-cell>
          <table:table-cell office:value-type="float" office:value="0.807666242658908" calcext:value-type="float">
            <text:p>0.807666242658908</text:p>
          </table:table-cell>
        </table:table-row>
        <table:table-row table:style-name="ro1">
          <table:table-cell office:value-type="float" office:value="0.190654256601805" calcext:value-type="float">
            <text:p>0.190654256601805</text:p>
          </table:table-cell>
          <table:table-cell office:value-type="float" office:value="0.806282063438079" calcext:value-type="float">
            <text:p>0.806282063438079</text:p>
          </table:table-cell>
        </table:table-row>
        <table:table-row table:style-name="ro1">
          <table:table-cell office:value-type="float" office:value="0.190722524098714" calcext:value-type="float">
            <text:p>0.190722524098714</text:p>
          </table:table-cell>
          <table:table-cell office:value-type="float" office:value="0.804898340996194" calcext:value-type="float">
            <text:p>0.804898340996194</text:p>
          </table:table-cell>
        </table:table-row>
        <table:table-row table:style-name="ro1">
          <table:table-cell office:value-type="float" office:value="0.190199870332285" calcext:value-type="float">
            <text:p>0.190199870332285</text:p>
          </table:table-cell>
          <table:table-cell office:value-type="float" office:value="0.802556014852299" calcext:value-type="float">
            <text:p>0.802556014852299</text:p>
          </table:table-cell>
        </table:table-row>
        <table:table-row table:style-name="ro1">
          <table:table-cell office:value-type="float" office:value="0.190268202496858" calcext:value-type="float">
            <text:p>0.190268202496858</text:p>
          </table:table-cell>
          <table:table-cell office:value-type="float" office:value="0.801170981653444" calcext:value-type="float">
            <text:p>0.801170981653444</text:p>
          </table:table-cell>
        </table:table-row>
        <table:table-row table:style-name="ro1">
          <table:table-cell office:value-type="float" office:value="0.190336520944047" calcext:value-type="float">
            <text:p>0.190336520944047</text:p>
          </table:table-cell>
          <table:table-cell office:value-type="float" office:value="0.799786226493946" calcext:value-type="float">
            <text:p>0.799786226493946</text:p>
          </table:table-cell>
        </table:table-row>
        <table:table-row table:style-name="ro1">
          <table:table-cell office:value-type="float" office:value="0.19040479693267" calcext:value-type="float">
            <text:p>0.19040479693267</text:p>
          </table:table-cell>
          <table:table-cell office:value-type="float" office:value="0.79840233193246" calcext:value-type="float">
            <text:p>0.79840233193246</text:p>
          </table:table-cell>
        </table:table-row>
        <table:table-row table:style-name="ro1">
          <table:table-cell office:value-type="float" office:value="0.190473049405779" calcext:value-type="float">
            <text:p>0.190473049405779</text:p>
          </table:table-cell>
          <table:table-cell office:value-type="float" office:value="0.797018914009871" calcext:value-type="float">
            <text:p>0.797018914009871</text:p>
          </table:table-cell>
        </table:table-row>
        <table:table-row table:style-name="ro1">
          <table:table-cell office:value-type="float" office:value="0.190473049405779" calcext:value-type="float">
            <text:p>0.190473049405779</text:p>
          </table:table-cell>
          <table:table-cell office:value-type="float" office:value="0.797018914009871" calcext:value-type="float">
            <text:p>0.797018914009871</text:p>
          </table:table-cell>
        </table:table-row>
        <table:table-row table:style-name="ro1">
          <table:table-cell office:value-type="float" office:value="0.190609668990127" calcext:value-type="float">
            <text:p>0.190609668990127</text:p>
          </table:table-cell>
          <table:table-cell office:value-type="float" office:value="0.794249754550064" calcext:value-type="float">
            <text:p>0.794249754550064</text:p>
          </table:table-cell>
        </table:table-row>
        <table:table-row table:style-name="ro1">
          <table:table-cell office:value-type="float" office:value="0.190678928384483" calcext:value-type="float">
            <text:p>0.190678928384483</text:p>
          </table:table-cell>
          <table:table-cell office:value-type="float" office:value="0.792845927214647" calcext:value-type="float">
            <text:p>0.792845927214647</text:p>
          </table:table-cell>
        </table:table-row>
        <table:table-row table:style-name="ro1">
          <table:table-cell office:value-type="float" office:value="0.190746874176096" calcext:value-type="float">
            <text:p>0.190746874176096</text:p>
          </table:table-cell>
          <table:table-cell office:value-type="float" office:value="0.791468725457691" calcext:value-type="float">
            <text:p>0.791468725457691</text:p>
          </table:table-cell>
        </table:table-row>
        <table:table-row table:style-name="ro1">
          <table:table-cell office:value-type="float" office:value="0.191406127604007" calcext:value-type="float">
            <text:p>0.191406127604007</text:p>
          </table:table-cell>
          <table:table-cell office:value-type="float" office:value="0.791042295960846" calcext:value-type="float">
            <text:p>0.791042295960846</text:p>
          </table:table-cell>
        </table:table-row>
        <table:table-row table:style-name="ro1">
          <table:table-cell office:value-type="float" office:value="0.191406127604007" calcext:value-type="float">
            <text:p>0.191406127604007</text:p>
          </table:table-cell>
          <table:table-cell office:value-type="float" office:value="0.791042295960846" calcext:value-type="float">
            <text:p>0.791042295960846</text:p>
          </table:table-cell>
        </table:table-row>
        <table:table-row table:style-name="ro1">
          <table:table-cell office:value-type="float" office:value="0.19154300585901" calcext:value-type="float">
            <text:p>0.19154300585901</text:p>
          </table:table-cell>
          <table:table-cell office:value-type="float" office:value="0.788267893473158" calcext:value-type="float">
            <text:p>0.788267893473158</text:p>
          </table:table-cell>
        </table:table-row>
        <table:table-row table:style-name="ro1">
          <table:table-cell office:value-type="float" office:value="0.19213399309643" calcext:value-type="float">
            <text:p>0.19213399309643</text:p>
          </table:table-cell>
          <table:table-cell office:value-type="float" office:value="0.789225159938259" calcext:value-type="float">
            <text:p>0.789225159938259</text:p>
          </table:table-cell>
        </table:table-row>
        <table:table-row table:style-name="ro1">
          <table:table-cell office:value-type="float" office:value="0.192270517965514" calcext:value-type="float">
            <text:p>0.192270517965514</text:p>
          </table:table-cell>
          <table:table-cell office:value-type="float" office:value="0.786457920274015" calcext:value-type="float">
            <text:p>0.786457920274015</text:p>
          </table:table-cell>
        </table:table-row>
        <table:table-row table:style-name="ro1">
          <table:table-cell office:value-type="float" office:value="0.192338844904417" calcext:value-type="float">
            <text:p>0.192338844904417</text:p>
          </table:table-cell>
          <table:table-cell office:value-type="float" office:value="0.785072992994915" calcext:value-type="float">
            <text:p>0.785072992994915</text:p>
          </table:table-cell>
        </table:table-row>
        <table:table-row table:style-name="ro1">
          <table:table-cell office:value-type="float" office:value="0.356001534085689" calcext:value-type="float">
            <text:p>0.356001534085689</text:p>
          </table:table-cell>
          <table:table-cell office:value-type="float" office:value="0.493729286218907" calcext:value-type="float">
            <text:p>0.493729286218907</text:p>
          </table:table-cell>
        </table:table-row>
        <table:table-row table:style-name="ro1">
          <table:table-cell office:value-type="float" office:value="0.357138098082445" calcext:value-type="float">
            <text:p>0.357138098082445</text:p>
          </table:table-cell>
          <table:table-cell office:value-type="float" office:value="0.492939064894139" calcext:value-type="float">
            <text:p>0.492939064894139</text:p>
          </table:table-cell>
        </table:table-row>
        <table:table-row table:style-name="ro1">
          <table:table-cell office:value-type="float" office:value="0.358279587051992" calcext:value-type="float">
            <text:p>0.358279587051992</text:p>
          </table:table-cell>
          <table:table-cell office:value-type="float" office:value="0.492145419372817" calcext:value-type="float">
            <text:p>0.492145419372817</text:p>
          </table:table-cell>
        </table:table-row>
        <table:table-row table:style-name="ro1">
          <table:table-cell office:value-type="float" office:value="0.358828058933455" calcext:value-type="float">
            <text:p>0.358828058933455</text:p>
          </table:table-cell>
          <table:table-cell office:value-type="float" office:value="0.490395918685084" calcext:value-type="float">
            <text:p>0.490395918685084</text:p>
          </table:table-cell>
        </table:table-row>
        <table:table-row table:style-name="ro1">
          <table:table-cell office:value-type="float" office:value="0.359373973094242" calcext:value-type="float">
            <text:p>0.359373973094242</text:p>
          </table:table-cell>
          <table:table-cell office:value-type="float" office:value="0.488648196309375" calcext:value-type="float">
            <text:p>0.488648196309375</text:p>
          </table:table-cell>
        </table:table-row>
        <table:table-row table:style-name="ro1">
          <table:table-cell office:value-type="float" office:value="0.357601011381982" calcext:value-type="float">
            <text:p>0.357601011381982</text:p>
          </table:table-cell>
          <table:table-cell office:value-type="float" office:value="0.485776396914072" calcext:value-type="float">
            <text:p>0.485776396914072</text:p>
          </table:table-cell>
        </table:table-row>
        <table:table-row table:style-name="ro1">
          <table:table-cell office:value-type="float" office:value="0.357010024144562" calcext:value-type="float">
            <text:p>0.357010024144562</text:p>
          </table:table-cell>
          <table:table-cell office:value-type="float" office:value="0.484819130448971" calcext:value-type="float">
            <text:p>0.484819130448971</text:p>
          </table:table-cell>
        </table:table-row>
        <table:table-row table:style-name="ro1">
          <table:table-cell office:value-type="float" office:value="0.355218543600623" calcext:value-type="float">
            <text:p>0.355218543600623</text:p>
          </table:table-cell>
          <table:table-cell office:value-type="float" office:value="0.479278788778332" calcext:value-type="float">
            <text:p>0.479278788778332</text:p>
          </table:table-cell>
        </table:table-row>
        <table:table-row table:style-name="ro1">
          <table:table-cell office:value-type="float" office:value="0.356405855917571" calcext:value-type="float">
            <text:p>0.356405855917571</text:p>
          </table:table-cell>
          <table:table-cell office:value-type="float" office:value="0.478563203242216" calcext:value-type="float">
            <text:p>0.478563203242216</text:p>
          </table:table-cell>
        </table:table-row>
        <table:table-row table:style-name="ro1">
          <table:table-cell office:value-type="float" office:value="0.357589977908146" calcext:value-type="float">
            <text:p>0.357589977908146</text:p>
          </table:table-cell>
          <table:table-cell office:value-type="float" office:value="0.477849540495391" calcext:value-type="float">
            <text:p>0.477849540495391</text:p>
          </table:table-cell>
        </table:table-row>
        <table:table-row table:style-name="ro1">
          <table:table-cell office:value-type="float" office:value="0.349907143821687" calcext:value-type="float">
            <text:p>0.349907143821687</text:p>
          </table:table-cell>
          <table:table-cell office:value-type="float" office:value="0.465405076449079" calcext:value-type="float">
            <text:p>0.465405076449079</text:p>
          </table:table-cell>
        </table:table-row>
        <table:table-row table:style-name="ro1">
          <table:table-cell office:value-type="float" office:value="0.351705574896648" calcext:value-type="float">
            <text:p>0.351705574896648</text:p>
          </table:table-cell>
          <table:table-cell office:value-type="float" office:value="0.465687136478395" calcext:value-type="float">
            <text:p>0.465687136478395</text:p>
          </table:table-cell>
        </table:table-row>
        <table:table-row table:style-name="ro1">
          <table:table-cell office:value-type="float" office:value="0.337521881198569" calcext:value-type="float">
            <text:p>0.337521881198569</text:p>
          </table:table-cell>
          <table:table-cell office:value-type="float" office:value="0.442712741315974" calcext:value-type="float">
            <text:p>0.442712741315974</text:p>
          </table:table-cell>
        </table:table-row>
        <table:table-row table:style-name="ro1">
          <table:table-cell office:value-type="float" office:value="0.339939773354445" calcext:value-type="float">
            <text:p>0.339939773354445</text:p>
          </table:table-cell>
          <table:table-cell office:value-type="float" office:value="0.443988139185094" calcext:value-type="float">
            <text:p>0.443988139185094</text:p>
          </table:table-cell>
        </table:table-row>
        <table:table-row table:style-name="ro1">
          <table:table-cell office:value-type="float" office:value="0.341754844605138" calcext:value-type="float">
            <text:p>0.341754844605138</text:p>
          </table:table-cell>
          <table:table-cell office:value-type="float" office:value="0.444312390181126" calcext:value-type="float">
            <text:p>0.444312390181126</text:p>
          </table:table-cell>
        </table:table-row>
        <table:table-row table:style-name="ro1">
          <table:table-cell office:value-type="float" office:value="0.328162138144479" calcext:value-type="float">
            <text:p>0.328162138144479</text:p>
          </table:table-cell>
          <table:table-cell office:value-type="float" office:value="0.422295261483805" calcext:value-type="float">
            <text:p>0.422295261483805</text:p>
          </table:table-cell>
        </table:table-row>
        <table:table-row table:style-name="ro1">
          <table:table-cell office:value-type="float" office:value="0.330004395426898" calcext:value-type="float">
            <text:p>0.330004395426898</text:p>
          </table:table-cell>
          <table:table-cell office:value-type="float" office:value="0.422656251827887" calcext:value-type="float">
            <text:p>0.422656251827887</text:p>
          </table:table-cell>
        </table:table-row>
        <table:table-row table:style-name="ro1">
          <table:table-cell office:value-type="float" office:value="0.331845001294212" calcext:value-type="float">
            <text:p>0.331845001294212</text:p>
          </table:table-cell>
          <table:table-cell office:value-type="float" office:value="0.423018029131904" calcext:value-type="float">
            <text:p>0.423018029131904</text:p>
          </table:table-cell>
        </table:table-row>
        <table:table-row table:style-name="ro1">
          <table:table-cell office:value-type="float" office:value="0.333684972922391" calcext:value-type="float">
            <text:p>0.333684972922391</text:p>
          </table:table-cell>
          <table:table-cell office:value-type="float" office:value="0.423380108674157" calcext:value-type="float">
            <text:p>0.423380108674157</text:p>
          </table:table-cell>
        </table:table-row>
        <table:table-row table:style-name="ro1">
          <table:table-cell office:value-type="float" office:value="0.336117637053588" calcext:value-type="float">
            <text:p>0.336117637053588</text:p>
          </table:table-cell>
          <table:table-cell office:value-type="float" office:value="0.424698642059838" calcext:value-type="float">
            <text:p>0.424698642059838</text:p>
          </table:table-cell>
        </table:table-row>
        <table:table-row table:style-name="ro1">
          <table:table-cell office:value-type="float" office:value="0.326070854017449" calcext:value-type="float">
            <text:p>0.326070854017449</text:p>
          </table:table-cell>
          <table:table-cell office:value-type="float" office:value="0.408425112153123" calcext:value-type="float">
            <text:p>0.408425112153123</text:p>
          </table:table-cell>
        </table:table-row>
        <table:table-row table:style-name="ro1">
          <table:table-cell office:value-type="float" office:value="0.327930748648247" calcext:value-type="float">
            <text:p>0.327930748648247</text:p>
          </table:table-cell>
          <table:table-cell office:value-type="float" office:value="0.408827739232004" calcext:value-type="float">
            <text:p>0.408827739232004</text:p>
          </table:table-cell>
        </table:table-row>
        <table:table-row table:style-name="ro1">
          <table:table-cell office:value-type="float" office:value="0.328610144595702" calcext:value-type="float">
            <text:p>0.328610144595702</text:p>
          </table:table-cell>
          <table:table-cell office:value-type="float" office:value="0.40731518831226" calcext:value-type="float">
            <text:p>0.40731518831226</text:p>
          </table:table-cell>
        </table:table-row>
        <table:table-row table:style-name="ro1">
          <table:table-cell office:value-type="float" office:value="0.329879817214301" calcext:value-type="float">
            <text:p>0.329879817214301</text:p>
          </table:table-cell>
          <table:table-cell office:value-type="float" office:value="0.406760214446117" calcext:value-type="float">
            <text:p>0.406760214446117</text:p>
          </table:table-cell>
        </table:table-row>
        <table:table-row table:style-name="ro1">
          <table:table-cell office:value-type="float" office:value="0.325151919314941" calcext:value-type="float">
            <text:p>0.325151919314941</text:p>
          </table:table-cell>
          <table:table-cell office:value-type="float" office:value="0.39910208272531" calcext:value-type="float">
            <text:p>0.39910208272531</text:p>
          </table:table-cell>
        </table:table-row>
        <table:table-row table:style-name="ro1">
          <table:table-cell office:value-type="float" office:value="0.326438688110034" calcext:value-type="float">
            <text:p>0.326438688110034</text:p>
          </table:table-cell>
          <table:table-cell office:value-type="float" office:value="0.398588956181819" calcext:value-type="float">
            <text:p>0.398588956181819</text:p>
          </table:table-cell>
        </table:table-row>
        <table:table-row table:style-name="ro1">
          <table:table-cell office:value-type="float" office:value="0.328316881259889" calcext:value-type="float">
            <text:p>0.328316881259889</text:p>
          </table:table-cell>
          <table:table-cell office:value-type="float" office:value="0.399032921793552" calcext:value-type="float">
            <text:p>0.399032921793552</text:p>
          </table:table-cell>
        </table:table-row>
        <table:table-row table:style-name="ro1">
          <table:table-cell office:value-type="float" office:value="0.322997996123109" calcext:value-type="float">
            <text:p>0.322997996123109</text:p>
          </table:table-cell>
          <table:table-cell office:value-type="float" office:value="0.390417523607644" calcext:value-type="float">
            <text:p>0.390417523607644</text:p>
          </table:table-cell>
        </table:table-row>
        <table:table-row table:style-name="ro1">
          <table:table-cell office:value-type="float" office:value="0.324303020546019" calcext:value-type="float">
            <text:p>0.324303020546019</text:p>
          </table:table-cell>
          <table:table-cell office:value-type="float" office:value="0.389945620389867" calcext:value-type="float">
            <text:p>0.389945620389867</text:p>
          </table:table-cell>
        </table:table-row>
        <table:table-row table:style-name="ro1">
          <table:table-cell office:value-type="float" office:value="0.326198034919665" calcext:value-type="float">
            <text:p>0.326198034919665</text:p>
          </table:table-cell>
          <table:table-cell office:value-type="float" office:value="0.390431344260937" calcext:value-type="float">
            <text:p>0.390431344260937</text:p>
          </table:table-cell>
        </table:table-row>
        <table:table-row table:style-name="ro1">
          <table:table-cell office:value-type="float" office:value="0.320879149782886" calcext:value-type="float">
            <text:p>0.320879149782886</text:p>
          </table:table-cell>
          <table:table-cell office:value-type="float" office:value="0.381815946075029" calcext:value-type="float">
            <text:p>0.381815946075029</text:p>
          </table:table-cell>
        </table:table-row>
        <table:table-row table:style-name="ro1">
          <table:table-cell office:value-type="float" office:value="0.321606523826399" calcext:value-type="float">
            <text:p>0.321606523826399</text:p>
          </table:table-cell>
          <table:table-cell office:value-type="float" office:value="0.380430016734575" calcext:value-type="float">
            <text:p>0.380430016734575</text:p>
          </table:table-cell>
        </table:table-row>
        <table:table-row table:style-name="ro1">
          <table:table-cell office:value-type="float" office:value="0.322930356296879" calcext:value-type="float">
            <text:p>0.322930356296879</text:p>
          </table:table-cell>
          <table:table-cell office:value-type="float" office:value="0.379999574911465" calcext:value-type="float">
            <text:p>0.379999574911465</text:p>
          </table:table-cell>
        </table:table-row>
        <table:table-row table:style-name="ro1">
          <table:table-cell office:value-type="float" office:value="0.324836130893029" calcext:value-type="float">
            <text:p>0.324836130893029</text:p>
          </table:table-cell>
          <table:table-cell office:value-type="float" office:value="0.380529340555795" calcext:value-type="float">
            <text:p>0.380529340555795</text:p>
          </table:table-cell>
        </table:table-row>
        <table:table-row table:style-name="ro1">
          <table:table-cell office:value-type="float" office:value="0.321290207468509" calcext:value-type="float">
            <text:p>0.321290207468509</text:p>
          </table:table-cell>
          <table:table-cell office:value-type="float" office:value="0.37478574176519" calcext:value-type="float">
            <text:p>0.37478574176519</text:p>
          </table:table-cell>
        </table:table-row>
        <table:table-row table:style-name="ro1">
          <table:table-cell office:value-type="float" office:value="0.32203107506603" calcext:value-type="float">
            <text:p>0.32203107506603</text:p>
          </table:table-cell>
          <table:table-cell office:value-type="float" office:value="0.373442991822026" calcext:value-type="float">
            <text:p>0.373442991822026</text:p>
          </table:table-cell>
        </table:table-row>
        <table:table-row table:style-name="ro1">
          <table:table-cell office:value-type="float" office:value="0.323953866204604" calcext:value-type="float">
            <text:p>0.323953866204604</text:p>
          </table:table-cell>
          <table:table-cell office:value-type="float" office:value="0.374014789551011" calcext:value-type="float">
            <text:p>0.374014789551011</text:p>
          </table:table-cell>
        </table:table-row>
        <table:table-row table:style-name="ro1">
          <table:table-cell office:value-type="float" office:value="0.325285721039545" calcext:value-type="float">
            <text:p>0.325285721039545</text:p>
          </table:table-cell>
          <table:table-cell office:value-type="float" office:value="0.373629306072948" calcext:value-type="float">
            <text:p>0.373629306072948</text:p>
          </table:table-cell>
        </table:table-row>
        <table:table-row table:style-name="ro1">
          <table:table-cell office:value-type="float" office:value="0.321739797615025" calcext:value-type="float">
            <text:p>0.321739797615025</text:p>
          </table:table-cell>
          <table:table-cell office:value-type="float" office:value="0.367885707282343" calcext:value-type="float">
            <text:p>0.367885707282343</text:p>
          </table:table-cell>
        </table:table-row>
        <table:table-row table:style-name="ro1">
          <table:table-cell office:value-type="float" office:value="0.323083303521353" calcext:value-type="float">
            <text:p>0.323083303521353</text:p>
          </table:table-cell>
          <table:table-cell office:value-type="float" office:value="0.367543810052572" calcext:value-type="float">
            <text:p>0.367543810052572</text:p>
          </table:table-cell>
        </table:table-row>
        <table:table-row table:style-name="ro1">
          <table:table-cell office:value-type="float" office:value="0.324426597458456" calcext:value-type="float">
            <text:p>0.324426597458456</text:p>
          </table:table-cell>
          <table:table-cell office:value-type="float" office:value="0.367201966765021" calcext:value-type="float">
            <text:p>0.367201966765021</text:p>
          </table:table-cell>
        </table:table-row>
        <table:table-row table:style-name="ro1">
          <table:table-cell office:value-type="float" office:value="0.325180998157142" calcext:value-type="float">
            <text:p>0.325180998157142</text:p>
          </table:table-cell>
          <table:table-cell office:value-type="float" office:value="0.365902324128624" calcext:value-type="float">
            <text:p>0.365902324128624</text:p>
          </table:table-cell>
        </table:table-row>
        <table:table-row table:style-name="ro1">
          <table:table-cell office:value-type="float" office:value="0.325771985394562" calcext:value-type="float">
            <text:p>0.325771985394562</text:p>
          </table:table-cell>
          <table:table-cell office:value-type="float" office:value="0.366859590593725" calcext:value-type="float">
            <text:p>0.366859590593725</text:p>
          </table:table-cell>
        </table:table-row>
        <table:table-row table:style-name="ro1">
          <table:table-cell office:value-type="float" office:value="0.324751201915789" calcext:value-type="float">
            <text:p>0.324751201915789</text:p>
          </table:table-cell>
          <table:table-cell office:value-type="float" office:value="0.362688714138024" calcext:value-type="float">
            <text:p>0.362688714138024</text:p>
          </table:table-cell>
        </table:table-row>
        <table:table-row table:style-name="ro1">
          <table:table-cell office:value-type="float" office:value="0.326104979909263" calcext:value-type="float">
            <text:p>0.326104979909263</text:p>
          </table:table-cell>
          <table:table-cell office:value-type="float" office:value="0.362390842392651" calcext:value-type="float">
            <text:p>0.362390842392651</text:p>
          </table:table-cell>
        </table:table-row>
        <table:table-row table:style-name="ro1">
          <table:table-cell office:value-type="float" office:value="0.327458375984265" calcext:value-type="float">
            <text:p>0.327458375984265</text:p>
          </table:table-cell>
          <table:table-cell office:value-type="float" office:value="0.362093054680791" calcext:value-type="float">
            <text:p>0.362093054680791</text:p>
          </table:table-cell>
        </table:table-row>
        <table:table-row table:style-name="ro1">
          <table:table-cell office:value-type="float" office:value="0.32822022165393" calcext:value-type="float">
            <text:p>0.32822022165393</text:p>
          </table:table-cell>
          <table:table-cell office:value-type="float" office:value="0.360838124417656" calcext:value-type="float">
            <text:p>0.360838124417656</text:p>
          </table:table-cell>
        </table:table-row>
        <table:table-row table:style-name="ro1">
          <table:table-cell office:value-type="float" office:value="0.329579242934905" calcext:value-type="float">
            <text:p>0.329579242934905</text:p>
          </table:table-cell>
          <table:table-cell office:value-type="float" office:value="0.360539098991836" calcext:value-type="float">
            <text:p>0.360539098991836</text:p>
          </table:table-cell>
        </table:table-row>
        <table:table-row table:style-name="ro1">
          <table:table-cell office:value-type="float" office:value="0.327215293985225" calcext:value-type="float">
            <text:p>0.327215293985225</text:p>
          </table:table-cell>
          <table:table-cell office:value-type="float" office:value="0.356710033131433" calcext:value-type="float">
            <text:p>0.356710033131433</text:p>
          </table:table-cell>
        </table:table-row>
        <table:table-row table:style-name="ro1">
          <table:table-cell office:value-type="float" office:value="0.328577191904702" calcext:value-type="float">
            <text:p>0.328577191904702</text:p>
          </table:table-cell>
          <table:table-cell office:value-type="float" office:value="0.356456590071923" calcext:value-type="float">
            <text:p>0.356456590071923</text:p>
          </table:table-cell>
        </table:table-row>
        <table:table-row table:style-name="ro1">
          <table:table-cell office:value-type="float" office:value="0.329939356986922" calcext:value-type="float">
            <text:p>0.329939356986922</text:p>
          </table:table-cell>
          <table:table-cell office:value-type="float" office:value="0.356203097294632" calcext:value-type="float">
            <text:p>0.356203097294632</text:p>
          </table:table-cell>
        </table:table-row>
        <table:table-row table:style-name="ro1">
          <table:table-cell office:value-type="float" office:value="0.330711303739128" calcext:value-type="float">
            <text:p>0.330711303739128</text:p>
          </table:table-cell>
          <table:table-cell office:value-type="float" office:value="0.354992194962041" calcext:value-type="float">
            <text:p>0.354992194962041</text:p>
          </table:table-cell>
        </table:table-row>
        <table:table-row table:style-name="ro1">
          <table:table-cell office:value-type="float" office:value="0.332072191653114" calcext:value-type="float">
            <text:p>0.332072191653114</text:p>
          </table:table-cell>
          <table:table-cell office:value-type="float" office:value="0.354738939859997" calcext:value-type="float">
            <text:p>0.354738939859997</text:p>
          </table:table-cell>
        </table:table-row>
        <table:table-row table:style-name="ro1">
          <table:table-cell office:value-type="float" office:value="0.333439361149635" calcext:value-type="float">
            <text:p>0.333439361149635</text:p>
          </table:table-cell>
          <table:table-cell office:value-type="float" office:value="0.354484515783779" calcext:value-type="float">
            <text:p>0.354484515783779</text:p>
          </table:table-cell>
        </table:table-row>
        <table:table-row table:style-name="ro1">
          <table:table-cell office:value-type="float" office:value="0.331075412199956" calcext:value-type="float">
            <text:p>0.331075412199956</text:p>
          </table:table-cell>
          <table:table-cell office:value-type="float" office:value="0.350655449923375" calcext:value-type="float">
            <text:p>0.350655449923375</text:p>
          </table:table-cell>
        </table:table-row>
        <table:table-row table:style-name="ro1">
          <table:table-cell office:value-type="float" office:value="0.332445753661539" calcext:value-type="float">
            <text:p>0.332445753661539</text:p>
          </table:table-cell>
          <table:table-cell office:value-type="float" office:value="0.350446407852655" calcext:value-type="float">
            <text:p>0.350446407852655</text:p>
          </table:table-cell>
        </table:table-row>
        <table:table-row table:style-name="ro1">
          <table:table-cell office:value-type="float" office:value="0.333036740898959" calcext:value-type="float">
            <text:p>0.333036740898959</text:p>
          </table:table-cell>
          <table:table-cell office:value-type="float" office:value="0.351403674317756" calcext:value-type="float">
            <text:p>0.351403674317756</text:p>
          </table:table-cell>
        </table:table-row>
        <table:table-row table:style-name="ro1">
          <table:table-cell office:value-type="float" office:value="0.335186063107179" calcext:value-type="float">
            <text:p>0.335186063107179</text:p>
          </table:table-cell>
          <table:table-cell office:value-type="float" office:value="0.350028380684253" calcext:value-type="float">
            <text:p>0.350028380684253</text:p>
          </table:table-cell>
        </table:table-row>
        <table:table-row table:style-name="ro1">
          <table:table-cell office:value-type="float" office:value="0.335964860391171" calcext:value-type="float">
            <text:p>0.335964860391171</text:p>
          </table:table-cell>
          <table:table-cell office:value-type="float" office:value="0.348862157108225" calcext:value-type="float">
            <text:p>0.348862157108225</text:p>
          </table:table-cell>
        </table:table-row>
        <table:table-row table:style-name="ro1">
          <table:table-cell office:value-type="float" office:value="0.335964860391171" calcext:value-type="float">
            <text:p>0.335964860391171</text:p>
          </table:table-cell>
          <table:table-cell office:value-type="float" office:value="0.348862157108225" calcext:value-type="float">
            <text:p>0.348862157108225</text:p>
          </table:table-cell>
        </table:table-row>
        <table:table-row table:style-name="ro1">
          <table:table-cell office:value-type="float" office:value="0.336747307640044" calcext:value-type="float">
            <text:p>0.336747307640044</text:p>
          </table:table-cell>
          <table:table-cell office:value-type="float" office:value="0.347740943693321" calcext:value-type="float">
            <text:p>0.347740943693321</text:p>
          </table:table-cell>
        </table:table-row>
        <table:table-row table:style-name="ro1">
          <table:table-cell office:value-type="float" office:value="0.33694145282724" calcext:value-type="float">
            <text:p>0.33694145282724</text:p>
          </table:table-cell>
          <table:table-cell office:value-type="float" office:value="0.34566214328374" calcext:value-type="float">
            <text:p>0.34566214328374</text:p>
          </table:table-cell>
        </table:table-row>
        <table:table-row table:style-name="ro1">
          <table:table-cell office:value-type="float" office:value="0.33635046558982" calcext:value-type="float">
            <text:p>0.33635046558982</text:p>
          </table:table-cell>
          <table:table-cell office:value-type="float" office:value="0.344704876818639" calcext:value-type="float">
            <text:p>0.344704876818639</text:p>
          </table:table-cell>
        </table:table-row>
        <table:table-row table:style-name="ro1">
          <table:table-cell office:value-type="float" office:value="0.337731950982115" calcext:value-type="float">
            <text:p>0.337731950982115</text:p>
          </table:table-cell>
          <table:table-cell office:value-type="float" office:value="0.344585445773014" calcext:value-type="float">
            <text:p>0.344585445773014</text:p>
          </table:table-cell>
        </table:table-row>
        <table:table-row table:style-name="ro1">
          <table:table-cell office:value-type="float" office:value="0.373782172464732" calcext:value-type="float">
            <text:p>0.373782172464732</text:p>
          </table:table-cell>
          <table:table-cell office:value-type="float" office:value="0.402978700144168" calcext:value-type="float">
            <text:p>0.402978700144168</text:p>
          </table:table-cell>
        </table:table-row>
        <table:table-row table:style-name="ro1">
          <table:table-cell office:value-type="float" office:value="0.375166984275948" calcext:value-type="float">
            <text:p>0.375166984275948</text:p>
          </table:table-cell>
          <table:table-cell office:value-type="float" office:value="0.402904393527993" calcext:value-type="float">
            <text:p>0.402904393527993</text:p>
          </table:table-cell>
        </table:table-row>
        <table:table-row table:style-name="ro1">
          <table:table-cell office:value-type="float" office:value="0.376551352646639" calcext:value-type="float">
            <text:p>0.376551352646639</text:p>
          </table:table-cell>
          <table:table-cell office:value-type="float" office:value="0.402830110706073" calcext:value-type="float">
            <text:p>0.402830110706073</text:p>
          </table:table-cell>
        </table:table-row>
        <table:table-row table:style-name="ro1">
          <table:table-cell office:value-type="float" office:value="0.377934973125102" calcext:value-type="float">
            <text:p>0.377934973125102</text:p>
          </table:table-cell>
          <table:table-cell office:value-type="float" office:value="0.402755868014761" calcext:value-type="float">
            <text:p>0.402755868014761</text:p>
          </table:table-cell>
        </table:table-row>
        <table:table-row table:style-name="ro1">
          <table:table-cell office:value-type="float" office:value="0.377934973125102" calcext:value-type="float">
            <text:p>0.377934973125102</text:p>
          </table:table-cell>
          <table:table-cell office:value-type="float" office:value="0.402755868014761" calcext:value-type="float">
            <text:p>0.402755868014761</text:p>
          </table:table-cell>
        </table:table-row>
        <table:table-row table:style-name="ro1">
          <table:table-cell office:value-type="float" office:value="0.342287454601869" calcext:value-type="float">
            <text:p>0.342287454601869</text:p>
          </table:table-cell>
          <table:table-cell office:value-type="float" office:value="0.340385094007874" calcext:value-type="float">
            <text:p>0.340385094007874</text:p>
          </table:table-cell>
        </table:table-row>
        <table:table-row table:style-name="ro1">
          <table:table-cell office:value-type="float" office:value="0.343671981816928" calcext:value-type="float">
            <text:p>0.343671981816928</text:p>
          </table:table-cell>
          <table:table-cell office:value-type="float" office:value="0.340310802662639" calcext:value-type="float">
            <text:p>0.340310802662639</text:p>
          </table:table-cell>
        </table:table-row>
        <table:table-row table:style-name="ro1">
          <table:table-cell office:value-type="float" office:value="0.377949241587284" calcext:value-type="float">
            <text:p>0.377949241587284</text:p>
          </table:table-cell>
          <table:table-cell office:value-type="float" office:value="0.39583225763849" calcext:value-type="float">
            <text:p>0.39583225763849</text:p>
          </table:table-cell>
        </table:table-row>
        <table:table-row table:style-name="ro1">
          <table:table-cell office:value-type="float" office:value="0.379335932496762" calcext:value-type="float">
            <text:p>0.379335932496762</text:p>
          </table:table-cell>
          <table:table-cell office:value-type="float" office:value="0.395803159393341" calcext:value-type="float">
            <text:p>0.395803159393341</text:p>
          </table:table-cell>
        </table:table-row>
        <table:table-row table:style-name="ro1">
          <table:table-cell office:value-type="float" office:value="0.379335932496762" calcext:value-type="float">
            <text:p>0.379335932496762</text:p>
          </table:table-cell>
          <table:table-cell office:value-type="float" office:value="0.395803159393341" calcext:value-type="float">
            <text:p>0.395803159393341</text:p>
          </table:table-cell>
        </table:table-row>
        <table:table-row table:style-name="ro1">
          <table:table-cell office:value-type="float" office:value="0.382108512499812" calcext:value-type="float">
            <text:p>0.382108512499812</text:p>
          </table:table-cell>
          <table:table-cell office:value-type="float" office:value="0.395744979728304" calcext:value-type="float">
            <text:p>0.395744979728304</text:p>
          </table:table-cell>
        </table:table-row>
        <table:table-row table:style-name="ro1">
          <table:table-cell office:value-type="float" office:value="0.383493838334276" calcext:value-type="float">
            <text:p>0.383493838334276</text:p>
          </table:table-cell>
          <table:table-cell office:value-type="float" office:value="0.395715910127814" calcext:value-type="float">
            <text:p>0.395715910127814</text:p>
          </table:table-cell>
        </table:table-row>
        <table:table-row table:style-name="ro1">
          <table:table-cell office:value-type="float" office:value="0.379356927672337" calcext:value-type="float">
            <text:p>0.379356927672337</text:p>
          </table:table-cell>
          <table:table-cell office:value-type="float" office:value="0.389015044872108" calcext:value-type="float">
            <text:p>0.389015044872108</text:p>
          </table:table-cell>
        </table:table-row>
        <table:table-row table:style-name="ro1">
          <table:table-cell office:value-type="float" office:value="0.375811004247817" calcext:value-type="float">
            <text:p>0.375811004247817</text:p>
          </table:table-cell>
          <table:table-cell office:value-type="float" office:value="0.383271446081502" calcext:value-type="float">
            <text:p>0.383271446081502</text:p>
          </table:table-cell>
        </table:table-row>
        <table:table-row table:style-name="ro1">
          <table:table-cell office:value-type="float" office:value="0.37719403332901" calcext:value-type="float">
            <text:p>0.37719403332901</text:p>
          </table:table-cell>
          <table:table-cell office:value-type="float" office:value="0.383332696667192" calcext:value-type="float">
            <text:p>0.383332696667192</text:p>
          </table:table-cell>
        </table:table-row>
        <table:table-row table:style-name="ro1">
          <table:table-cell office:value-type="float" office:value="0.37857923427731" calcext:value-type="float">
            <text:p>0.37857923427731</text:p>
          </table:table-cell>
          <table:table-cell office:value-type="float" office:value="0.383394043438952" calcext:value-type="float">
            <text:p>0.383394043438952</text:p>
          </table:table-cell>
        </table:table-row>
        <table:table-row table:style-name="ro1">
          <table:table-cell office:value-type="float" office:value="0.379371243013353" calcext:value-type="float">
            <text:p>0.379371243013353</text:p>
          </table:table-cell>
          <table:table-cell office:value-type="float" office:value="0.382498026093289" calcext:value-type="float">
            <text:p>0.382498026093289</text:p>
          </table:table-cell>
        </table:table-row>
        <table:table-row table:style-name="ro1">
          <table:table-cell office:value-type="float" office:value="0.380753775478593" calcext:value-type="float">
            <text:p>0.380753775478593</text:p>
          </table:table-cell>
          <table:table-cell office:value-type="float" office:value="0.382559254685213" calcext:value-type="float">
            <text:p>0.382559254685213</text:p>
          </table:table-cell>
        </table:table-row>
        <table:table-row table:style-name="ro1">
          <table:table-cell office:value-type="float" office:value="0.382138142112089" calcext:value-type="float">
            <text:p>0.382138142112089</text:p>
          </table:table-cell>
          <table:table-cell office:value-type="float" office:value="0.382620564507446" calcext:value-type="float">
            <text:p>0.382620564507446</text:p>
          </table:table-cell>
        </table:table-row>
        <table:table-row table:style-name="ro1">
          <table:table-cell office:value-type="float" office:value="0.379183205924989" calcext:value-type="float">
            <text:p>0.379183205924989</text:p>
          </table:table-cell>
          <table:table-cell office:value-type="float" office:value="0.377834232181942" calcext:value-type="float">
            <text:p>0.377834232181942</text:p>
          </table:table-cell>
        </table:table-row>
        <table:table-row table:style-name="ro1">
          <table:table-cell office:value-type="float" office:value="0.380564366744476" calcext:value-type="float">
            <text:p>0.380564366744476</text:p>
          </table:table-cell>
          <table:table-cell office:value-type="float" office:value="0.377940544469434" calcext:value-type="float">
            <text:p>0.377940544469434</text:p>
          </table:table-cell>
        </table:table-row>
        <table:table-row table:style-name="ro1">
          <table:table-cell office:value-type="float" office:value="0.379973379507056" calcext:value-type="float">
            <text:p>0.379973379507056</text:p>
          </table:table-cell>
          <table:table-cell office:value-type="float" office:value="0.376983278004334" calcext:value-type="float">
            <text:p>0.376983278004334</text:p>
          </table:table-cell>
        </table:table-row>
        <table:table-row table:style-name="ro1">
          <table:table-cell office:value-type="float" office:value="0.382738450277125" calcext:value-type="float">
            <text:p>0.382738450277125</text:p>
          </table:table-cell>
          <table:table-cell office:value-type="float" office:value="0.377196114188577" calcext:value-type="float">
            <text:p>0.377196114188577</text:p>
          </table:table-cell>
        </table:table-row>
        <table:table-row table:style-name="ro1">
          <table:table-cell office:value-type="float" office:value="0.38412202319481" calcext:value-type="float">
            <text:p>0.38412202319481</text:p>
          </table:table-cell>
          <table:table-cell office:value-type="float" office:value="0.377302612142846" calcext:value-type="float">
            <text:p>0.377302612142846</text:p>
          </table:table-cell>
        </table:table-row>
        <table:table-row table:style-name="ro1">
          <table:table-cell office:value-type="float" office:value="0.385504545362868" calcext:value-type="float">
            <text:p>0.385504545362868</text:p>
          </table:table-cell>
          <table:table-cell office:value-type="float" office:value="0.377409029217615" calcext:value-type="float">
            <text:p>0.377409029217615</text:p>
          </table:table-cell>
        </table:table-row>
        <table:table-row table:style-name="ro1">
          <table:table-cell office:value-type="float" office:value="0.386888316535199" calcext:value-type="float">
            <text:p>0.386888316535199</text:p>
          </table:table-cell>
          <table:table-cell office:value-type="float" office:value="0.377515542432168" calcext:value-type="float">
            <text:p>0.377515542432168</text:p>
          </table:table-cell>
        </table:table-row>
        <table:table-row table:style-name="ro1">
          <table:table-cell office:value-type="float" office:value="0.388269503788638" calcext:value-type="float">
            <text:p>0.388269503788638</text:p>
          </table:table-cell>
          <table:table-cell office:value-type="float" office:value="0.377621856754365" calcext:value-type="float">
            <text:p>0.377621856754365</text:p>
          </table:table-cell>
        </table:table-row>
        <table:table-row table:style-name="ro1">
          <table:table-cell office:value-type="float" office:value="0.389662725099113" calcext:value-type="float">
            <text:p>0.389662725099113</text:p>
          </table:table-cell>
          <table:table-cell office:value-type="float" office:value="0.37772909737574" calcext:value-type="float">
            <text:p>0.37772909737574</text:p>
          </table:table-cell>
        </table:table-row>
        <table:table-row table:style-name="ro1">
          <table:table-cell office:value-type="float" office:value="0.391036206855296" calcext:value-type="float">
            <text:p>0.391036206855296</text:p>
          </table:table-cell>
          <table:table-cell office:value-type="float" office:value="0.377834818581605" calcext:value-type="float">
            <text:p>0.377834818581605</text:p>
          </table:table-cell>
        </table:table-row>
        <table:table-row table:style-name="ro1">
          <table:table-cell office:value-type="float" office:value="0.388081270668196" calcext:value-type="float">
            <text:p>0.388081270668196</text:p>
          </table:table-cell>
          <table:table-cell office:value-type="float" office:value="0.3730484862561" calcext:value-type="float">
            <text:p>0.3730484862561</text:p>
          </table:table-cell>
        </table:table-row>
        <table:table-row table:style-name="ro1">
          <table:table-cell office:value-type="float" office:value="0.389464364586073" calcext:value-type="float">
            <text:p>0.389464364586073</text:p>
          </table:table-cell>
          <table:table-cell office:value-type="float" office:value="0.37320044904338" calcext:value-type="float">
            <text:p>0.37320044904338</text:p>
          </table:table-cell>
        </table:table-row>
        <table:table-row table:style-name="ro1">
          <table:table-cell office:value-type="float" office:value="0.390252465526007" calcext:value-type="float">
            <text:p>0.390252465526007</text:p>
          </table:table-cell>
          <table:table-cell office:value-type="float" office:value="0.372394705248307" calcext:value-type="float">
            <text:p>0.372394705248307</text:p>
          </table:table-cell>
        </table:table-row>
        <table:table-row table:style-name="ro1">
          <table:table-cell office:value-type="float" office:value="0.391630367793339" calcext:value-type="float">
            <text:p>0.391630367793339</text:p>
          </table:table-cell>
          <table:table-cell office:value-type="float" office:value="0.372546097620464" calcext:value-type="float">
            <text:p>0.372546097620464</text:p>
          </table:table-cell>
        </table:table-row>
        <table:table-row table:style-name="ro1">
          <table:table-cell office:value-type="float" office:value="0.389266418843659" calcext:value-type="float">
            <text:p>0.389266418843659</text:p>
          </table:table-cell>
          <table:table-cell office:value-type="float" office:value="0.36871703176006" calcext:value-type="float">
            <text:p>0.36871703176006</text:p>
          </table:table-cell>
        </table:table-row>
        <table:table-row table:style-name="ro1">
          <table:table-cell office:value-type="float" office:value="0.390047744567386" calcext:value-type="float">
            <text:p>0.390047744567386</text:p>
          </table:table-cell>
          <table:table-cell office:value-type="float" office:value="0.367956009931968" calcext:value-type="float">
            <text:p>0.367956009931968</text:p>
          </table:table-cell>
        </table:table-row>
        <table:table-row table:style-name="ro1">
          <table:table-cell office:value-type="float" office:value="0.390047744567386" calcext:value-type="float">
            <text:p>0.390047744567386</text:p>
          </table:table-cell>
          <table:table-cell office:value-type="float" office:value="0.367956009931968" calcext:value-type="float">
            <text:p>0.367956009931968</text:p>
          </table:table-cell>
        </table:table-row>
        <table:table-row table:style-name="ro1">
          <table:table-cell office:value-type="float" office:value="0.39279489658536" calcext:value-type="float">
            <text:p>0.39279489658536</text:p>
          </table:table-cell>
          <table:table-cell office:value-type="float" office:value="0.368348860444816" calcext:value-type="float">
            <text:p>0.368348860444816</text:p>
          </table:table-cell>
        </table:table-row>
        <table:table-row table:style-name="ro1">
          <table:table-cell office:value-type="float" office:value="0.39043094763568" calcext:value-type="float">
            <text:p>0.39043094763568</text:p>
          </table:table-cell>
          <table:table-cell office:value-type="float" office:value="0.364519794584413" calcext:value-type="float">
            <text:p>0.364519794584413</text:p>
          </table:table-cell>
        </table:table-row>
        <table:table-row table:style-name="ro1">
          <table:table-cell office:value-type="float" office:value="0.391795500849012" calcext:value-type="float">
            <text:p>0.391795500849012</text:p>
          </table:table-cell>
          <table:table-cell office:value-type="float" office:value="0.364760596588895" calcext:value-type="float">
            <text:p>0.364760596588895</text:p>
          </table:table-cell>
        </table:table-row>
        <table:table-row table:style-name="ro1">
          <table:table-cell office:value-type="float" office:value="0.392575052251369" calcext:value-type="float">
            <text:p>0.392575052251369</text:p>
          </table:table-cell>
          <table:table-cell office:value-type="float" office:value="0.364045188373406" calcext:value-type="float">
            <text:p>0.364045188373406</text:p>
          </table:table-cell>
        </table:table-row>
        <table:table-row table:style-name="ro1">
          <table:table-cell office:value-type="float" office:value="0.393939194252196" calcext:value-type="float">
            <text:p>0.393939194252196</text:p>
          </table:table-cell>
          <table:table-cell office:value-type="float" office:value="0.364285917811429" calcext:value-type="float">
            <text:p>0.364285917811429</text:p>
          </table:table-cell>
        </table:table-row>
        <table:table-row table:style-name="ro1">
          <table:table-cell office:value-type="float" office:value="0.395308257748706" calcext:value-type="float">
            <text:p>0.395308257748706</text:p>
          </table:table-cell>
          <table:table-cell office:value-type="float" office:value="0.364527515743266" calcext:value-type="float">
            <text:p>0.364527515743266</text:p>
          </table:table-cell>
        </table:table-row>
        <table:table-row table:style-name="ro1">
          <table:table-cell office:value-type="float" office:value="0.396673032886246" calcext:value-type="float">
            <text:p>0.396673032886246</text:p>
          </table:table-cell>
          <table:table-cell office:value-type="float" office:value="0.364768356910599" calcext:value-type="float">
            <text:p>0.364768356910599</text:p>
          </table:table-cell>
        </table:table-row>
        <table:table-row table:style-name="ro1">
          <table:table-cell office:value-type="float" office:value="0.398039257058323" calcext:value-type="float">
            <text:p>0.398039257058323</text:p>
          </table:table-cell>
          <table:table-cell office:value-type="float" office:value="0.365009453788313" calcext:value-type="float">
            <text:p>0.365009453788313</text:p>
          </table:table-cell>
        </table:table-row>
        <table:table-row table:style-name="ro1">
          <table:table-cell office:value-type="float" office:value="0.398814004454285" calcext:value-type="float">
            <text:p>0.398814004454285</text:p>
          </table:table-cell>
          <table:table-cell office:value-type="float" office:value="0.364293197812283" calcext:value-type="float">
            <text:p>0.364293197812283</text:p>
          </table:table-cell>
        </table:table-row>
        <table:table-row table:style-name="ro1">
          <table:table-cell office:value-type="float" office:value="0.398814004454285" calcext:value-type="float">
            <text:p>0.398814004454285</text:p>
          </table:table-cell>
          <table:table-cell office:value-type="float" office:value="0.364293197812283" calcext:value-type="float">
            <text:p>0.364293197812283</text:p>
          </table:table-cell>
        </table:table-row>
        <table:table-row table:style-name="ro1">
          <table:table-cell office:value-type="float" office:value="0.401544207447625" calcext:value-type="float">
            <text:p>0.401544207447625</text:p>
          </table:table-cell>
          <table:table-cell office:value-type="float" office:value="0.364774995331806" calcext:value-type="float">
            <text:p>0.364774995331806</text:p>
          </table:table-cell>
        </table:table-row>
        <table:table-row table:style-name="ro1">
          <table:table-cell office:value-type="float" office:value="0.402908264595078" calcext:value-type="float">
            <text:p>0.402908264595078</text:p>
          </table:table-cell>
          <table:table-cell office:value-type="float" office:value="0.365015709795797" calcext:value-type="float">
            <text:p>0.365015709795797</text:p>
          </table:table-cell>
        </table:table-row>
        <table:table-row table:style-name="ro1">
          <table:table-cell office:value-type="float" office:value="0.404268712210552" calcext:value-type="float">
            <text:p>0.404268712210552</text:p>
          </table:table-cell>
          <table:table-cell office:value-type="float" office:value="0.365255787287535" calcext:value-type="float">
            <text:p>0.365255787287535</text:p>
          </table:table-cell>
        </table:table-row>
        <table:table-row table:style-name="ro1">
          <table:table-cell office:value-type="float" office:value="0.405043152828932" calcext:value-type="float">
            <text:p>0.405043152828932</text:p>
          </table:table-cell>
          <table:table-cell office:value-type="float" office:value="0.364539477174623" calcext:value-type="float">
            <text:p>0.364539477174623</text:p>
          </table:table-cell>
        </table:table-row>
        <table:table-row table:style-name="ro1">
          <table:table-cell office:value-type="float" office:value="0.406406230898995" calcext:value-type="float">
            <text:p>0.406406230898995</text:p>
          </table:table-cell>
          <table:table-cell office:value-type="float" office:value="0.364780018861331" calcext:value-type="float">
            <text:p>0.364780018861331</text:p>
          </table:table-cell>
        </table:table-row>
        <table:table-row table:style-name="ro1">
          <table:table-cell office:value-type="float" office:value="0.406406230898995" calcext:value-type="float">
            <text:p>0.406406230898995</text:p>
          </table:table-cell>
          <table:table-cell office:value-type="float" office:value="0.364780018861331" calcext:value-type="float">
            <text:p>0.364780018861331</text:p>
          </table:table-cell>
        </table:table-row>
        <table:table-row table:style-name="ro1">
          <table:table-cell office:value-type="float" office:value="0.409136290294317" calcext:value-type="float">
            <text:p>0.409136290294317</text:p>
          </table:table-cell>
          <table:table-cell office:value-type="float" office:value="0.365261791040185" calcext:value-type="float">
            <text:p>0.365261791040185</text:p>
          </table:table-cell>
        </table:table-row>
        <table:table-row table:style-name="ro1">
          <table:table-cell office:value-type="float" office:value="0.410499688196328" calcext:value-type="float">
            <text:p>0.410499688196328</text:p>
          </table:table-cell>
          <table:table-cell office:value-type="float" office:value="0.365502389167471" calcext:value-type="float">
            <text:p>0.365502389167471</text:p>
          </table:table-cell>
        </table:table-row>
        <table:table-row table:style-name="ro1">
          <table:table-cell office:value-type="float" office:value="0.409908700958908" calcext:value-type="float">
            <text:p>0.409908700958908</text:p>
          </table:table-cell>
          <table:table-cell office:value-type="float" office:value="0.36454512270237" calcext:value-type="float">
            <text:p>0.36454512270237</text:p>
          </table:table-cell>
        </table:table-row>
        <table:table-row table:style-name="ro1">
          <table:table-cell office:value-type="float" office:value="0.412641136248697" calcext:value-type="float">
            <text:p>0.412641136248697</text:p>
          </table:table-cell>
          <table:table-cell office:value-type="float" office:value="0.365027314154101" calcext:value-type="float">
            <text:p>0.365027314154101</text:p>
          </table:table-cell>
        </table:table-row>
        <table:table-row table:style-name="ro1">
          <table:table-cell office:value-type="float" office:value="0.414004977999124" calcext:value-type="float">
            <text:p>0.414004977999124</text:p>
          </table:table-cell>
          <table:table-cell office:value-type="float" office:value="0.36526799060709" calcext:value-type="float">
            <text:p>0.36526799060709</text:p>
          </table:table-cell>
        </table:table-row>
        <table:table-row table:style-name="ro1">
          <table:table-cell office:value-type="float" office:value="0.415367964688631" calcext:value-type="float">
            <text:p>0.415367964688631</text:p>
          </table:table-cell>
          <table:table-cell office:value-type="float" office:value="0.365508516167917" calcext:value-type="float">
            <text:p>0.365508516167917</text:p>
          </table:table-cell>
        </table:table-row>
        <table:table-row table:style-name="ro1">
          <table:table-cell office:value-type="float" office:value="0.416733438234709" calcext:value-type="float">
            <text:p>0.416733438234709</text:p>
          </table:table-cell>
          <table:table-cell office:value-type="float" office:value="0.365749480583046" calcext:value-type="float">
            <text:p>0.365749480583046</text:p>
          </table:table-cell>
        </table:table-row>
        <table:table-row table:style-name="ro1">
          <table:table-cell office:value-type="float" office:value="0.417511925706302" calcext:value-type="float">
            <text:p>0.417511925706302</text:p>
          </table:table-cell>
          <table:table-cell office:value-type="float" office:value="0.365033884616242" calcext:value-type="float">
            <text:p>0.365033884616242</text:p>
          </table:table-cell>
        </table:table-row>
        <table:table-row table:style-name="ro1">
          <table:table-cell office:value-type="float" office:value="0.417511925706302" calcext:value-type="float">
            <text:p>0.417511925706302</text:p>
          </table:table-cell>
          <table:table-cell office:value-type="float" office:value="0.365033884616242" calcext:value-type="float">
            <text:p>0.365033884616242</text:p>
          </table:table-cell>
        </table:table-row>
        <table:table-row table:style-name="ro1">
          <table:table-cell office:value-type="float" office:value="0.420243362337154" calcext:value-type="float">
            <text:p>0.420243362337154</text:p>
          </table:table-cell>
          <table:table-cell office:value-type="float" office:value="0.365515899835142" calcext:value-type="float">
            <text:p>0.365515899835142</text:p>
          </table:table-cell>
        </table:table-row>
        <table:table-row table:style-name="ro1">
          <table:table-cell office:value-type="float" office:value="0.421609880232448" calcext:value-type="float">
            <text:p>0.421609880232448</text:p>
          </table:table-cell>
          <table:table-cell office:value-type="float" office:value="0.36575704854604" calcext:value-type="float">
            <text:p>0.36575704854604</text:p>
          </table:table-cell>
        </table:table-row>
        <table:table-row table:style-name="ro1">
          <table:table-cell office:value-type="float" office:value="0.421609880232448" calcext:value-type="float">
            <text:p>0.421609880232448</text:p>
          </table:table-cell>
          <table:table-cell office:value-type="float" office:value="0.36575704854604" calcext:value-type="float">
            <text:p>0.36575704854604</text:p>
          </table:table-cell>
        </table:table-row>
        <table:table-row table:style-name="ro1">
          <table:table-cell office:value-type="float" office:value="0.392424827304695" calcext:value-type="float">
            <text:p>0.392424827304695</text:p>
          </table:table-cell>
          <table:table-cell office:value-type="float" office:value="0.314546113699244" calcext:value-type="float">
            <text:p>0.314546113699244</text:p>
          </table:table-cell>
        </table:table-row>
        <table:table-row table:style-name="ro1">
          <table:table-cell office:value-type="float" office:value="0.392424827304695" calcext:value-type="float">
            <text:p>0.392424827304695</text:p>
          </table:table-cell>
          <table:table-cell office:value-type="float" office:value="0.314546113699244" calcext:value-type="float">
            <text:p>0.314546113699244</text:p>
          </table:table-cell>
        </table:table-row>
        <table:table-row table:style-name="ro1">
          <table:table-cell office:value-type="float" office:value="0.393981358399465" calcext:value-type="float">
            <text:p>0.393981358399465</text:p>
          </table:table-cell>
          <table:table-cell office:value-type="float" office:value="0.313114843439933" calcext:value-type="float">
            <text:p>0.313114843439933</text:p>
          </table:table-cell>
        </table:table-row>
        <table:table-row table:style-name="ro1">
          <table:table-cell office:value-type="float" office:value="0.395347001652291" calcext:value-type="float">
            <text:p>0.395347001652291</text:p>
          </table:table-cell>
          <table:table-cell office:value-type="float" office:value="0.313355837803125" calcext:value-type="float">
            <text:p>0.313355837803125</text:p>
          </table:table-cell>
        </table:table-row>
        <table:table-row table:style-name="ro1">
          <table:table-cell office:value-type="float" office:value="0.396712533943012" calcext:value-type="float">
            <text:p>0.396712533943012</text:p>
          </table:table-cell>
          <table:table-cell office:value-type="float" office:value="0.313596812584891" calcext:value-type="float">
            <text:p>0.313596812584891</text:p>
          </table:table-cell>
        </table:table-row>
        <table:table-row table:style-name="ro1">
          <table:table-cell office:value-type="float" office:value="0.397487248703061" calcext:value-type="float">
            <text:p>0.397487248703061</text:p>
          </table:table-cell>
          <table:table-cell office:value-type="float" office:value="0.312880550849619" calcext:value-type="float">
            <text:p>0.312880550849619</text:p>
          </table:table-cell>
        </table:table-row>
        <table:table-row table:style-name="ro1">
          <table:table-cell office:value-type="float" office:value="0.398261741538902" calcext:value-type="float">
            <text:p>0.398261741538902</text:p>
          </table:table-cell>
          <table:table-cell office:value-type="float" office:value="0.312164249951496" calcext:value-type="float">
            <text:p>0.312164249951496</text:p>
          </table:table-cell>
        </table:table-row>
        <table:table-row table:style-name="ro1">
          <table:table-cell office:value-type="float" office:value="0.399625720360164" calcext:value-type="float">
            <text:p>0.399625720360164</text:p>
          </table:table-cell>
          <table:table-cell office:value-type="float" office:value="0.312404950593304" calcext:value-type="float">
            <text:p>0.312404950593304</text:p>
          </table:table-cell>
        </table:table-row>
        <table:table-row table:style-name="ro1">
          <table:table-cell office:value-type="float" office:value="0.400990874074295" calcext:value-type="float">
            <text:p>0.400990874074295</text:p>
          </table:table-cell>
          <table:table-cell office:value-type="float" office:value="0.312645858567854" calcext:value-type="float">
            <text:p>0.312645858567854</text:p>
          </table:table-cell>
        </table:table-row>
        <table:table-row table:style-name="ro1">
          <table:table-cell office:value-type="float" office:value="0.401172956746908" calcext:value-type="float">
            <text:p>0.401172956746908</text:p>
          </table:table-cell>
          <table:table-cell office:value-type="float" office:value="0.310972040101644" calcext:value-type="float">
            <text:p>0.310972040101644</text:p>
          </table:table-cell>
        </table:table-row>
        <table:table-row table:style-name="ro1">
          <table:table-cell office:value-type="float" office:value="0.401946568413098" calcext:value-type="float">
            <text:p>0.401946568413098</text:p>
          </table:table-cell>
          <table:table-cell office:value-type="float" office:value="0.310255583703965" calcext:value-type="float">
            <text:p>0.310255583703965</text:p>
          </table:table-cell>
        </table:table-row>
        <table:table-row table:style-name="ro1">
          <table:table-cell office:value-type="float" office:value="0.403310932338133" calcext:value-type="float">
            <text:p>0.403310932338133</text:p>
          </table:table-cell>
          <table:table-cell office:value-type="float" office:value="0.310496352304839" calcext:value-type="float">
            <text:p>0.310496352304839</text:p>
          </table:table-cell>
        </table:table-row>
        <table:table-row table:style-name="ro1">
          <table:table-cell office:value-type="float" office:value="0.403498053995716" calcext:value-type="float">
            <text:p>0.403498053995716</text:p>
          </table:table-cell>
          <table:table-cell office:value-type="float" office:value="0.308823423065717" calcext:value-type="float">
            <text:p>0.308823423065717</text:p>
          </table:table-cell>
        </table:table-row>
        <table:table-row table:style-name="ro1">
          <table:table-cell office:value-type="float" office:value="0.404862907459447" calcext:value-type="float">
            <text:p>0.404862907459447</text:p>
          </table:table-cell>
          <table:table-cell office:value-type="float" office:value="0.309064278055233" calcext:value-type="float">
            <text:p>0.309064278055233</text:p>
          </table:table-cell>
        </table:table-row>
        <table:table-row table:style-name="ro1">
          <table:table-cell office:value-type="float" office:value="0.406228550712272" calcext:value-type="float">
            <text:p>0.406228550712272</text:p>
          </table:table-cell>
          <table:table-cell office:value-type="float" office:value="0.309305272418425" calcext:value-type="float">
            <text:p>0.309305272418425</text:p>
          </table:table-cell>
        </table:table-row>
        <table:table-row table:style-name="ro1">
          <table:table-cell office:value-type="float" office:value="0.407002084052271" calcext:value-type="float">
            <text:p>0.407002084052271</text:p>
          </table:table-cell>
          <table:table-cell office:value-type="float" office:value="0.308588802198563" calcext:value-type="float">
            <text:p>0.308588802198563</text:p>
          </table:table-cell>
        </table:table-row>
        <table:table-row table:style-name="ro1">
          <table:table-cell office:value-type="float" office:value="0.407777673454789" calcext:value-type="float">
            <text:p>0.407777673454789</text:p>
          </table:table-cell>
          <table:table-cell office:value-type="float" office:value="0.307872694810998" calcext:value-type="float">
            <text:p>0.307872694810998</text:p>
          </table:table-cell>
        </table:table-row>
        <table:table-row table:style-name="ro1">
          <table:table-cell office:value-type="float" office:value="0.409144413274291" calcext:value-type="float">
            <text:p>0.409144413274291</text:p>
          </table:table-cell>
          <table:table-cell office:value-type="float" office:value="0.308113882684748" calcext:value-type="float">
            <text:p>0.308113882684748</text:p>
          </table:table-cell>
        </table:table-row>
        <table:table-row table:style-name="ro1">
          <table:table-cell office:value-type="float" office:value="0.410508529166388" calcext:value-type="float">
            <text:p>0.410508529166388</text:p>
          </table:table-cell>
          <table:table-cell office:value-type="float" office:value="0.308354607515376" calcext:value-type="float">
            <text:p>0.308354607515376</text:p>
          </table:table-cell>
        </table:table-row>
        <table:table-row table:style-name="ro1">
          <table:table-cell office:value-type="float" office:value="0.410690043974115" calcext:value-type="float">
            <text:p>0.410690043974115</text:p>
          </table:table-cell>
          <table:table-cell office:value-type="float" office:value="0.306680688838341" calcext:value-type="float">
            <text:p>0.306680688838341</text:p>
          </table:table-cell>
        </table:table-row>
        <table:table-row table:style-name="ro1">
          <table:table-cell office:value-type="float" office:value="0.412055360867811" calcext:value-type="float">
            <text:p>0.412055360867811</text:p>
          </table:table-cell>
          <table:table-cell office:value-type="float" office:value="0.306921625609105" calcext:value-type="float">
            <text:p>0.306921625609105</text:p>
          </table:table-cell>
        </table:table-row>
        <table:table-row table:style-name="ro1">
          <table:table-cell office:value-type="float" office:value="0.413419718265664" calcext:value-type="float">
            <text:p>0.413419718265664</text:p>
          </table:table-cell>
          <table:table-cell office:value-type="float" office:value="0.30716239305813" calcext:value-type="float">
            <text:p>0.30716239305813</text:p>
          </table:table-cell>
        </table:table-row>
        <table:table-row table:style-name="ro1">
          <table:table-cell office:value-type="float" office:value="0.413419718265664" calcext:value-type="float">
            <text:p>0.413419718265664</text:p>
          </table:table-cell>
          <table:table-cell office:value-type="float" office:value="0.30716239305813" calcext:value-type="float">
            <text:p>0.30716239305813</text:p>
          </table:table-cell>
        </table:table-row>
        <table:table-row table:style-name="ro1">
          <table:table-cell office:value-type="float" office:value="0.416148622349666" calcext:value-type="float">
            <text:p>0.416148622349666</text:p>
          </table:table-cell>
          <table:table-cell office:value-type="float" office:value="0.307643961359789" calcext:value-type="float">
            <text:p>0.307643961359789</text:p>
          </table:table-cell>
        </table:table-row>
        <table:table-row table:style-name="ro1">
          <table:table-cell office:value-type="float" office:value="0.416918820299354" calcext:value-type="float">
            <text:p>0.416918820299354</text:p>
          </table:table-cell>
          <table:table-cell office:value-type="float" office:value="0.306926902545313" calcext:value-type="float">
            <text:p>0.306926902545313</text:p>
          </table:table-cell>
        </table:table-row>
        <table:table-row table:style-name="ro1">
          <table:table-cell office:value-type="float" office:value="0.416327833061934" calcext:value-type="float">
            <text:p>0.416327833061934</text:p>
          </table:table-cell>
          <table:table-cell office:value-type="float" office:value="0.305969636080212" calcext:value-type="float">
            <text:p>0.305969636080212</text:p>
          </table:table-cell>
        </table:table-row>
        <table:table-row table:style-name="ro1">
          <table:table-cell office:value-type="float" office:value="0.419056149699501" calcext:value-type="float">
            <text:p>0.419056149699501</text:p>
          </table:table-cell>
          <table:table-cell office:value-type="float" office:value="0.3064511007155" calcext:value-type="float">
            <text:p>0.3064511007155</text:p>
          </table:table-cell>
        </table:table-row>
        <table:table-row table:style-name="ro1">
          <table:table-cell office:value-type="float" office:value="0.417874175224661" calcext:value-type="float">
            <text:p>0.417874175224661</text:p>
          </table:table-cell>
          <table:table-cell office:value-type="float" office:value="0.304536567785298" calcext:value-type="float">
            <text:p>0.304536567785298</text:p>
          </table:table-cell>
        </table:table-row>
        <table:table-row table:style-name="ro1">
          <table:table-cell office:value-type="float" office:value="0.420604665414035" calcext:value-type="float">
            <text:p>0.420604665414035</text:p>
          </table:table-cell>
          <table:table-cell office:value-type="float" office:value="0.305018415986157" calcext:value-type="float">
            <text:p>0.305018415986157</text:p>
          </table:table-cell>
        </table:table-row>
        <table:table-row table:style-name="ro1">
          <table:table-cell office:value-type="float" office:value="0.421967110347386" calcext:value-type="float">
            <text:p>0.421967110347386</text:p>
          </table:table-cell>
          <table:table-cell office:value-type="float" office:value="0.305258845943554" calcext:value-type="float">
            <text:p>0.305258845943554</text:p>
          </table:table-cell>
        </table:table-row>
        <table:table-row table:style-name="ro1">
          <table:table-cell office:value-type="float" office:value="0.422738052395891" calcext:value-type="float">
            <text:p>0.422738052395891</text:p>
          </table:table-cell>
          <table:table-cell office:value-type="float" office:value="0.304541918439814" calcext:value-type="float">
            <text:p>0.304541918439814</text:p>
          </table:table-cell>
        </table:table-row>
        <table:table-row table:style-name="ro1">
          <table:table-cell office:value-type="float" office:value="0.423516827063519" calcext:value-type="float">
            <text:p>0.423516827063519</text:p>
          </table:table-cell>
          <table:table-cell office:value-type="float" office:value="0.303826373154347" calcext:value-type="float">
            <text:p>0.303826373154347</text:p>
          </table:table-cell>
        </table:table-row>
        <table:table-row table:style-name="ro1">
          <table:table-cell office:value-type="float" office:value="0.423516827063519" calcext:value-type="float">
            <text:p>0.423516827063519</text:p>
          </table:table-cell>
          <table:table-cell office:value-type="float" office:value="0.303826373154347" calcext:value-type="float">
            <text:p>0.303826373154347</text:p>
          </table:table-cell>
        </table:table-row>
        <table:table-row table:style-name="ro1">
          <table:table-cell office:value-type="float" office:value="0.426247930808057" calcext:value-type="float">
            <text:p>0.426247930808057</text:p>
          </table:table-cell>
          <table:table-cell office:value-type="float" office:value="0.30430832962897" calcext:value-type="float">
            <text:p>0.30430832962897</text:p>
          </table:table-cell>
        </table:table-row>
        <table:table-row table:style-name="ro1">
          <table:table-cell office:value-type="float" office:value="0.427618032126601" calcext:value-type="float">
            <text:p>0.427618032126601</text:p>
          </table:table-cell>
          <table:table-cell office:value-type="float" office:value="0.304550110704729" calcext:value-type="float">
            <text:p>0.304550110704729</text:p>
          </table:table-cell>
        </table:table-row>
        <table:table-row table:style-name="ro1">
          <table:table-cell office:value-type="float" office:value="0.427800277978779" calcext:value-type="float">
            <text:p>0.427800277978779</text:p>
          </table:table-cell>
          <table:table-cell office:value-type="float" office:value="0.302876321034732" calcext:value-type="float">
            <text:p>0.302876321034732</text:p>
          </table:table-cell>
        </table:table-row>
        <table:table-row table:style-name="ro1">
          <table:table-cell office:value-type="float" office:value="0.429169204404454" calcext:value-type="float">
            <text:p>0.429169204404454</text:p>
          </table:table-cell>
          <table:table-cell office:value-type="float" office:value="0.30311789477775" calcext:value-type="float">
            <text:p>0.30311789477775</text:p>
          </table:table-cell>
        </table:table-row>
        <table:table-row table:style-name="ro1">
          <table:table-cell office:value-type="float" office:value="0.43053487376601" calcext:value-type="float">
            <text:p>0.43053487376601</text:p>
          </table:table-cell>
          <table:table-cell office:value-type="float" office:value="0.303358893748336" calcext:value-type="float">
            <text:p>0.303358893748336</text:p>
          </table:table-cell>
        </table:table-row>
        <table:table-row table:style-name="ro1">
          <table:table-cell office:value-type="float" office:value="0.43053487376601" calcext:value-type="float">
            <text:p>0.43053487376601</text:p>
          </table:table-cell>
          <table:table-cell office:value-type="float" office:value="0.303358893748336" calcext:value-type="float">
            <text:p>0.303358893748336</text:p>
          </table:table-cell>
        </table:table-row>
        <table:table-row table:style-name="ro1">
          <table:table-cell office:value-type="float" office:value="0.432677039808466" calcext:value-type="float">
            <text:p>0.432677039808466</text:p>
          </table:table-cell>
          <table:table-cell office:value-type="float" office:value="0.302883945438306" calcext:value-type="float">
            <text:p>0.302883945438306</text:p>
          </table:table-cell>
        </table:table-row>
        <table:table-row table:style-name="ro1">
          <table:table-cell office:value-type="float" office:value="0.433448771646066" calcext:value-type="float">
            <text:p>0.433448771646066</text:p>
          </table:table-cell>
          <table:table-cell office:value-type="float" office:value="0.302167157308242" calcext:value-type="float">
            <text:p>0.302167157308242</text:p>
          </table:table-cell>
        </table:table-row>
        <table:table-row table:style-name="ro1">
          <table:table-cell office:value-type="float" office:value="0.434813592473884" calcext:value-type="float">
            <text:p>0.434813592473884</text:p>
          </table:table-cell>
          <table:table-cell office:value-type="float" office:value="0.302408006538515" calcext:value-type="float">
            <text:p>0.302408006538515</text:p>
          </table:table-cell>
        </table:table-row>
        <table:table-row table:style-name="ro1">
          <table:table-cell office:value-type="float" office:value="0.436179568613022" calcext:value-type="float">
            <text:p>0.436179568613022</text:p>
          </table:table-cell>
          <table:table-cell office:value-type="float" office:value="0.302649059645983" calcext:value-type="float">
            <text:p>0.302649059645983</text:p>
          </table:table-cell>
        </table:table-row>
        <table:table-row table:style-name="ro1">
          <table:table-cell office:value-type="float" office:value="0.436179568613022" calcext:value-type="float">
            <text:p>0.436179568613022</text:p>
          </table:table-cell>
          <table:table-cell office:value-type="float" office:value="0.302649059645983" calcext:value-type="float">
            <text:p>0.302649059645983</text:p>
          </table:table-cell>
        </table:table-row>
        <table:table-row table:style-name="ro1">
          <table:table-cell office:value-type="float" office:value="0.437726374205714" calcext:value-type="float">
            <text:p>0.437726374205714</text:p>
          </table:table-cell>
          <table:table-cell office:value-type="float" office:value="0.301216073132318" calcext:value-type="float">
            <text:p>0.301216073132318</text:p>
          </table:table-cell>
        </table:table-row>
        <table:table-row table:style-name="ro1">
          <table:table-cell office:value-type="float" office:value="0.439091286414089" calcext:value-type="float">
            <text:p>0.439091286414089</text:p>
          </table:table-cell>
          <table:table-cell office:value-type="float" office:value="0.301456938488471" calcext:value-type="float">
            <text:p>0.301456938488471</text:p>
          </table:table-cell>
        </table:table-row>
        <table:table-row table:style-name="ro1">
          <table:table-cell office:value-type="float" office:value="0.440455180381977" calcext:value-type="float">
            <text:p>0.440455180381977</text:p>
          </table:table-cell>
          <table:table-cell office:value-type="float" office:value="0.301697624156248" calcext:value-type="float">
            <text:p>0.301697624156248</text:p>
          </table:table-cell>
        </table:table-row>
        <table:table-row table:style-name="ro1">
          <table:table-cell office:value-type="float" office:value="0.440455180381977" calcext:value-type="float">
            <text:p>0.440455180381977</text:p>
          </table:table-cell>
          <table:table-cell office:value-type="float" office:value="0.301697624156248" calcext:value-type="float">
            <text:p>0.301697624156248</text:p>
          </table:table-cell>
        </table:table-row>
        <table:table-row table:style-name="ro1">
          <table:table-cell office:value-type="float" office:value="0.441228544015227" calcext:value-type="float">
            <text:p>0.441228544015227</text:p>
          </table:table-cell>
          <table:table-cell office:value-type="float" office:value="0.300981123988324" calcext:value-type="float">
            <text:p>0.300981123988324</text:p>
          </table:table-cell>
        </table:table-row>
        <table:table-row table:style-name="ro1">
          <table:table-cell office:value-type="float" office:value="0.443962695954041" calcext:value-type="float">
            <text:p>0.443962695954041</text:p>
          </table:table-cell>
          <table:table-cell office:value-type="float" office:value="0.301463618376225" calcext:value-type="float">
            <text:p>0.301463618376225</text:p>
          </table:table-cell>
        </table:table-row>
        <table:table-row table:style-name="ro1">
          <table:table-cell office:value-type="float" office:value="0.445326589921929" calcext:value-type="float">
            <text:p>0.445326589921929</text:p>
          </table:table-cell>
          <table:table-cell office:value-type="float" office:value="0.301704304044003" calcext:value-type="float">
            <text:p>0.301704304044003</text:p>
          </table:table-cell>
        </table:table-row>
        <table:table-row table:style-name="ro1">
          <table:table-cell office:value-type="float" office:value="0.446689413431871" calcext:value-type="float">
            <text:p>0.446689413431871</text:p>
          </table:table-cell>
          <table:table-cell office:value-type="float" office:value="0.301944800808616" calcext:value-type="float">
            <text:p>0.301944800808616</text:p>
          </table:table-cell>
        </table:table-row>
        <table:table-row table:style-name="ro1">
          <table:table-cell office:value-type="float" office:value="0.448052243468995" calcext:value-type="float">
            <text:p>0.448052243468995</text:p>
          </table:table-cell>
          <table:table-cell office:value-type="float" office:value="0.302185298725078" calcext:value-type="float">
            <text:p>0.302185298725078</text:p>
          </table:table-cell>
        </table:table-row>
        <table:table-row table:style-name="ro1">
          <table:table-cell office:value-type="float" office:value="0.449417671324795" calcext:value-type="float">
            <text:p>0.449417671324795</text:p>
          </table:table-cell>
          <table:table-cell office:value-type="float" office:value="0.302426255077268" calcext:value-type="float">
            <text:p>0.302426255077268</text:p>
          </table:table-cell>
        </table:table-row>
        <table:table-row table:style-name="ro1">
          <table:table-cell office:value-type="float" office:value="0.450193665412634" calcext:value-type="float">
            <text:p>0.450193665412634</text:p>
          </table:table-cell>
          <table:table-cell office:value-type="float" office:value="0.301710219104313" calcext:value-type="float">
            <text:p>0.301710219104313</text:p>
          </table:table-cell>
        </table:table-row>
        <table:table-row table:style-name="ro1">
          <table:table-cell office:value-type="float" office:value="0.45096385683514" calcext:value-type="float">
            <text:p>0.45096385683514</text:p>
          </table:table-cell>
          <table:table-cell office:value-type="float" office:value="0.300993159137989" calcext:value-type="float">
            <text:p>0.300993159137989</text:p>
          </table:table-cell>
        </table:table-row>
        <table:table-row table:style-name="ro1">
          <table:table-cell office:value-type="float" office:value="0.452326353985951" calcext:value-type="float">
            <text:p>0.452326353985951</text:p>
          </table:table-cell>
          <table:table-cell office:value-type="float" office:value="0.301233598310174" calcext:value-type="float">
            <text:p>0.301233598310174</text:p>
          </table:table-cell>
        </table:table-row>
        <table:table-row table:style-name="ro1">
          <table:table-cell office:value-type="float" office:value="0.453101479958504" calcext:value-type="float">
            <text:p>0.453101479958504</text:p>
          </table:table-cell>
          <table:table-cell office:value-type="float" office:value="0.300517409141361" calcext:value-type="float">
            <text:p>0.300517409141361</text:p>
          </table:table-cell>
        </table:table-row>
        <table:table-row table:style-name="ro1">
          <table:table-cell office:value-type="float" office:value="0.454465478361314" calcext:value-type="float">
            <text:p>0.454465478361314</text:p>
          </table:table-cell>
          <table:table-cell office:value-type="float" office:value="0.300758113238716" calcext:value-type="float">
            <text:p>0.300758113238716</text:p>
          </table:table-cell>
        </table:table-row>
        <table:table-row table:style-name="ro1">
          <table:table-cell office:value-type="float" office:value="0.455828660866299" calcext:value-type="float">
            <text:p>0.455828660866299</text:p>
          </table:table-cell>
          <table:table-cell office:value-type="float" office:value="0.300998673355" calcext:value-type="float">
            <text:p>0.300998673355</text:p>
          </table:table-cell>
        </table:table-row>
        <table:table-row table:style-name="ro1">
          <table:table-cell office:value-type="float" office:value="0.457191373414136" calcext:value-type="float">
            <text:p>0.457191373414136</text:p>
          </table:table-cell>
          <table:table-cell office:value-type="float" office:value="0.301239150538188" calcext:value-type="float">
            <text:p>0.301239150538188</text:p>
          </table:table-cell>
        </table:table-row>
        <table:table-row table:style-name="ro1">
          <table:table-cell office:value-type="float" office:value="0.45855357684173" calcext:value-type="float">
            <text:p>0.45855357684173</text:p>
          </table:table-cell>
          <table:table-cell office:value-type="float" office:value="0.301479537877188" calcext:value-type="float">
            <text:p>0.301479537877188</text:p>
          </table:table-cell>
        </table:table-row>
        <table:table-row table:style-name="ro1">
          <table:table-cell office:value-type="float" office:value="0.459327384323398" calcext:value-type="float">
            <text:p>0.459327384323398</text:p>
          </table:table-cell>
          <table:table-cell office:value-type="float" office:value="0.300763116034966" calcext:value-type="float">
            <text:p>0.300763116034966</text:p>
          </table:table-cell>
        </table:table-row>
        <table:table-row table:style-name="ro1">
          <table:table-cell office:value-type="float" office:value="0.460100134401483" calcext:value-type="float">
            <text:p>0.460100134401483</text:p>
          </table:table-cell>
          <table:table-cell office:value-type="float" office:value="0.300046507593278" calcext:value-type="float">
            <text:p>0.300046507593278</text:p>
          </table:table-cell>
        </table:table-row>
        <table:table-row table:style-name="ro1">
          <table:table-cell office:value-type="float" office:value="0.461465144517597" calcext:value-type="float">
            <text:p>0.461465144517597</text:p>
          </table:table-cell>
          <table:table-cell office:value-type="float" office:value="0.300287390227159" calcext:value-type="float">
            <text:p>0.300287390227159</text:p>
          </table:table-cell>
        </table:table-row>
        <table:table-row table:style-name="ro1">
          <table:table-cell office:value-type="float" office:value="0.462830846515066" calcext:value-type="float">
            <text:p>0.462830846515066</text:p>
          </table:table-cell>
          <table:table-cell office:value-type="float" office:value="0.300528394956988" calcext:value-type="float">
            <text:p>0.300528394956988</text:p>
          </table:table-cell>
        </table:table-row>
        <table:table-row table:style-name="ro1">
          <table:table-cell office:value-type="float" office:value="0.463605535166385" calcext:value-type="float">
            <text:p>0.463605535166385</text:p>
          </table:table-cell>
          <table:table-cell office:value-type="float" office:value="0.299812128614321" calcext:value-type="float">
            <text:p>0.299812128614321</text:p>
          </table:table-cell>
        </table:table-row>
        <table:table-row table:style-name="ro1">
          <table:table-cell office:value-type="float" office:value="0.464380034529408" calcext:value-type="float">
            <text:p>0.464380034529408</text:p>
          </table:table-cell>
          <table:table-cell office:value-type="float" office:value="0.299095828868046" calcext:value-type="float">
            <text:p>0.299095828868046</text:p>
          </table:table-cell>
        </table:table-row>
        <table:table-row table:style-name="ro1">
          <table:table-cell office:value-type="float" office:value="0.465746474098511" calcext:value-type="float">
            <text:p>0.465746474098511</text:p>
          </table:table-cell>
          <table:table-cell office:value-type="float" office:value="0.299336963756762" calcext:value-type="float">
            <text:p>0.299336963756762</text:p>
          </table:table-cell>
        </table:table-row>
        <table:table-row table:style-name="ro1">
          <table:table-cell office:value-type="float" office:value="0.467107280709029" calcext:value-type="float">
            <text:p>0.467107280709029</text:p>
          </table:table-cell>
          <table:table-cell office:value-type="float" office:value="0.299577104600171" calcext:value-type="float">
            <text:p>0.299577104600171</text:p>
          </table:table-cell>
        </table:table-row>
        <table:table-row table:style-name="ro1">
          <table:table-cell office:value-type="float" office:value="0.468470019365596" calcext:value-type="float">
            <text:p>0.468470019365596</text:p>
          </table:table-cell>
          <table:table-cell office:value-type="float" office:value="0.299817586390753" calcext:value-type="float">
            <text:p>0.299817586390753</text:p>
          </table:table-cell>
        </table:table-row>
        <table:table-row table:style-name="ro1">
          <table:table-cell office:value-type="float" office:value="0.469243056639717" calcext:value-type="float">
            <text:p>0.469243056639717</text:p>
          </table:table-cell>
          <table:table-cell office:value-type="float" office:value="0.299101028630401" calcext:value-type="float">
            <text:p>0.299101028630401</text:p>
          </table:table-cell>
        </table:table-row>
        <table:table-row table:style-name="ro1">
          <table:table-cell office:value-type="float" office:value="0.470606630775657" calcext:value-type="float">
            <text:p>0.470606630775657</text:p>
          </table:table-cell>
          <table:table-cell office:value-type="float" office:value="0.299341657857599" calcext:value-type="float">
            <text:p>0.299341657857599</text:p>
          </table:table-cell>
        </table:table-row>
        <table:table-row table:style-name="ro1">
          <table:table-cell office:value-type="float" office:value="0.471382063525793" calcext:value-type="float">
            <text:p>0.471382063525793</text:p>
          </table:table-cell>
          <table:table-cell office:value-type="float" office:value="0.298625522825668" calcext:value-type="float">
            <text:p>0.298625522825668</text:p>
          </table:table-cell>
        </table:table-row>
        <table:table-row table:style-name="ro1">
          <table:table-cell office:value-type="float" office:value="0.472747080169089" calcext:value-type="float">
            <text:p>0.472747080169089</text:p>
          </table:table-cell>
          <table:table-cell office:value-type="float" office:value="0.298866406611398" calcext:value-type="float">
            <text:p>0.298866406611398</text:p>
          </table:table-cell>
        </table:table-row>
        <table:table-row table:style-name="ro1">
          <table:table-cell office:value-type="float" office:value="0.472156092931669" calcext:value-type="float">
            <text:p>0.472156092931669</text:p>
          </table:table-cell>
          <table:table-cell office:value-type="float" office:value="0.297909140146297" calcext:value-type="float">
            <text:p>0.297909140146297</text:p>
          </table:table-cell>
        </table:table-row>
        <table:table-row table:style-name="ro1">
          <table:table-cell office:value-type="float" office:value="0.474295902661205" calcext:value-type="float">
            <text:p>0.474295902661205</text:p>
          </table:table-cell>
          <table:table-cell office:value-type="float" office:value="0.297433776018938" calcext:value-type="float">
            <text:p>0.297433776018938</text:p>
          </table:table-cell>
        </table:table-row>
        <table:table-row table:style-name="ro1">
          <table:table-cell office:value-type="float" office:value="0.475660260059058" calcext:value-type="float">
            <text:p>0.475660260059058</text:p>
          </table:table-cell>
          <table:table-cell office:value-type="float" office:value="0.297674543467963" calcext:value-type="float">
            <text:p>0.297674543467963</text:p>
          </table:table-cell>
        </table:table-row>
        <table:table-row table:style-name="ro1">
          <table:table-cell office:value-type="float" office:value="0.477025766241049" calcext:value-type="float">
            <text:p>0.477025766241049</text:p>
          </table:table-cell>
          <table:table-cell office:value-type="float" office:value="0.297915513642335" calcext:value-type="float">
            <text:p>0.297915513642335</text:p>
          </table:table-cell>
        </table:table-row>
        <table:table-row table:style-name="ro1">
          <table:table-cell office:value-type="float" office:value="0.476434779003629" calcext:value-type="float">
            <text:p>0.476434779003629</text:p>
          </table:table-cell>
          <table:table-cell office:value-type="float" office:value="0.296958247177234" calcext:value-type="float">
            <text:p>0.296958247177234</text:p>
          </table:table-cell>
        </table:table-row>
        <table:table-row table:style-name="ro1">
          <table:table-cell office:value-type="float" office:value="0.479164459822361" calcext:value-type="float">
            <text:p>0.479164459822361</text:p>
          </table:table-cell>
          <table:table-cell office:value-type="float" office:value="0.297439952548871" calcext:value-type="float">
            <text:p>0.297439952548871</text:p>
          </table:table-cell>
        </table:table-row>
        <table:table-row table:style-name="ro1">
          <table:table-cell office:value-type="float" office:value="0.480524992291209" calcext:value-type="float">
            <text:p>0.480524992291209</text:p>
          </table:table-cell>
          <table:table-cell office:value-type="float" office:value="0.29768004501464" calcext:value-type="float">
            <text:p>0.29768004501464</text:p>
          </table:table-cell>
        </table:table-row>
        <table:table-row table:style-name="ro1">
          <table:table-cell office:value-type="float" office:value="0.480706996637631" calcext:value-type="float">
            <text:p>0.480706996637631</text:p>
          </table:table-cell>
          <table:table-cell office:value-type="float" office:value="0.296006212726247" calcext:value-type="float">
            <text:p>0.296006212726247</text:p>
          </table:table-cell>
        </table:table-row>
        <table:table-row table:style-name="ro1">
          <table:table-cell office:value-type="float" office:value="0.482072365748787" calcext:value-type="float">
            <text:p>0.482072365748787</text:p>
          </table:table-cell>
          <table:table-cell office:value-type="float" office:value="0.2962471587118" calcext:value-type="float">
            <text:p>0.2962471587118</text:p>
          </table:table-cell>
        </table:table-row>
        <table:table-row table:style-name="ro1">
          <table:table-cell office:value-type="float" office:value="0.4834379763657" calcext:value-type="float">
            <text:p>0.4834379763657</text:p>
          </table:table-cell>
          <table:table-cell office:value-type="float" office:value="0.296488147315748" calcext:value-type="float">
            <text:p>0.296488147315748</text:p>
          </table:table-cell>
        </table:table-row>
        <table:table-row table:style-name="ro1">
          <table:table-cell office:value-type="float" office:value="0.484803214933204" calcext:value-type="float">
            <text:p>0.484803214933204</text:p>
          </table:table-cell>
          <table:table-cell office:value-type="float" office:value="0.296729070264329" calcext:value-type="float">
            <text:p>0.296729070264329</text:p>
          </table:table-cell>
        </table:table-row>
        <table:table-row table:style-name="ro1">
          <table:table-cell office:value-type="float" office:value="0.48616918454516" calcext:value-type="float">
            <text:p>0.48616918454516</text:p>
          </table:table-cell>
          <table:table-cell office:value-type="float" office:value="0.296970122219949" calcext:value-type="float">
            <text:p>0.296970122219949</text:p>
          </table:table-cell>
        </table:table-row>
        <table:table-row table:style-name="ro1">
          <table:table-cell office:value-type="float" office:value="0.487533326545987" calcext:value-type="float">
            <text:p>0.487533326545987</text:p>
          </table:table-cell>
          <table:table-cell office:value-type="float" office:value="0.297210851657972" calcext:value-type="float">
            <text:p>0.297210851657972</text:p>
          </table:table-cell>
        </table:table-row>
        <table:table-row table:style-name="ro1">
          <table:table-cell office:value-type="float" office:value="0.488307055701464" calcext:value-type="float">
            <text:p>0.488307055701464</text:p>
          </table:table-cell>
          <table:table-cell office:value-type="float" office:value="0.296494415993567" calcext:value-type="float">
            <text:p>0.296494415993567</text:p>
          </table:table-cell>
        </table:table-row>
        <table:table-row table:style-name="ro1">
          <table:table-cell office:value-type="float" office:value="0.489669990173509" calcext:value-type="float">
            <text:p>0.489669990173509</text:p>
          </table:table-cell>
          <table:table-cell office:value-type="float" office:value="0.296734932339606" calcext:value-type="float">
            <text:p>0.296734932339606</text:p>
          </table:table-cell>
        </table:table-row>
        <table:table-row table:style-name="ro1">
          <table:table-cell office:value-type="float" office:value="0.491032624395155" calcext:value-type="float">
            <text:p>0.491032624395155</text:p>
          </table:table-cell>
          <table:table-cell office:value-type="float" office:value="0.296975395700611" calcext:value-type="float">
            <text:p>0.296975395700611</text:p>
          </table:table-cell>
        </table:table-row>
        <table:table-row table:style-name="ro1">
          <table:table-cell office:value-type="float" office:value="0.491032624395155" calcext:value-type="float">
            <text:p>0.491032624395155</text:p>
          </table:table-cell>
          <table:table-cell office:value-type="float" office:value="0.296975395700611" calcext:value-type="float">
            <text:p>0.296975395700611</text:p>
          </table:table-cell>
        </table:table-row>
        <table:table-row table:style-name="ro1">
          <table:table-cell office:value-type="float" office:value="0.493763532324216" calcext:value-type="float">
            <text:p>0.493763532324216</text:p>
          </table:table-cell>
          <table:table-cell office:value-type="float" office:value="0.297457317619778" calcext:value-type="float">
            <text:p>0.297457317619778</text:p>
          </table:table-cell>
        </table:table-row>
        <table:table-row table:style-name="ro1">
          <table:table-cell office:value-type="float" office:value="0.494537666165013" calcext:value-type="float">
            <text:p>0.494537666165013</text:p>
          </table:table-cell>
          <table:table-cell office:value-type="float" office:value="0.296740953369984" calcext:value-type="float">
            <text:p>0.296740953369984</text:p>
          </table:table-cell>
        </table:table-row>
        <table:table-row table:style-name="ro1">
          <table:table-cell office:value-type="float" office:value="0.495899210347165" calcext:value-type="float">
            <text:p>0.495899210347165</text:p>
          </table:table-cell>
          <table:table-cell office:value-type="float" office:value="0.29698122437228" calcext:value-type="float">
            <text:p>0.29698122437228</text:p>
          </table:table-cell>
        </table:table-row>
        <table:table-row table:style-name="ro1">
          <table:table-cell office:value-type="float" office:value="0.497262973771401" calcext:value-type="float">
            <text:p>0.497262973771401</text:p>
          </table:table-cell>
          <table:table-cell office:value-type="float" office:value="0.297221887003086" calcext:value-type="float">
            <text:p>0.297221887003086</text:p>
          </table:table-cell>
        </table:table-row>
        <table:table-row table:style-name="ro1">
          <table:table-cell office:value-type="float" office:value="0.498631521620485" calcext:value-type="float">
            <text:p>0.498631521620485</text:p>
          </table:table-cell>
          <table:table-cell office:value-type="float" office:value="0.297463393938887" calcext:value-type="float">
            <text:p>0.297463393938887</text:p>
          </table:table-cell>
        </table:table-row>
        <table:table-row table:style-name="ro1">
          <table:table-cell office:value-type="float" office:value="0.498631521620485" calcext:value-type="float">
            <text:p>0.498631521620485</text:p>
          </table:table-cell>
          <table:table-cell office:value-type="float" office:value="0.297463393938887" calcext:value-type="float">
            <text:p>0.297463393938887</text:p>
          </table:table-cell>
        </table:table-row>
        <table:table-row table:style-name="ro1">
          <table:table-cell office:value-type="float" office:value="0.500773250341706" calcext:value-type="float">
            <text:p>0.500773250341706</text:p>
          </table:table-cell>
          <table:table-cell office:value-type="float" office:value="0.296988368455004" calcext:value-type="float">
            <text:p>0.296988368455004</text:p>
          </table:table-cell>
        </table:table-row>
        <table:table-row table:style-name="ro1">
          <table:table-cell office:value-type="float" office:value="0.500773250341706" calcext:value-type="float">
            <text:p>0.500773250341706</text:p>
          </table:table-cell>
          <table:table-cell office:value-type="float" office:value="0.296988368455004" calcext:value-type="float">
            <text:p>0.296988368455004</text:p>
          </table:table-cell>
        </table:table-row>
        <table:table-row table:style-name="ro1">
          <table:table-cell office:value-type="float" office:value="0.503318185397322" calcext:value-type="float">
            <text:p>0.503318185397322</text:p>
          </table:table-cell>
          <table:table-cell office:value-type="float" office:value="0.299143422338639" calcext:value-type="float">
            <text:p>0.299143422338639</text:p>
          </table:table-cell>
        </table:table-row>
        <table:table-row table:style-name="ro1">
          <table:table-cell office:value-type="float" office:value="0.504679519533193" calcext:value-type="float">
            <text:p>0.504679519533193</text:p>
          </table:table-cell>
          <table:table-cell office:value-type="float" office:value="0.299338109754744" calcext:value-type="float">
            <text:p>0.299338109754744</text:p>
          </table:table-cell>
        </table:table-row>
        <table:table-row table:style-name="ro1">
          <table:table-cell office:value-type="float" office:value="0.506051443573129" calcext:value-type="float">
            <text:p>0.506051443573129</text:p>
          </table:table-cell>
          <table:table-cell office:value-type="float" office:value="0.299534311656532" calcext:value-type="float">
            <text:p>0.299534311656532</text:p>
          </table:table-cell>
        </table:table-row>
        <table:table-row table:style-name="ro1">
          <table:table-cell office:value-type="float" office:value="0.507423485716084" calcext:value-type="float">
            <text:p>0.507423485716084</text:p>
          </table:table-cell>
          <table:table-cell office:value-type="float" office:value="0.299730530448495" calcext:value-type="float">
            <text:p>0.299730530448495</text:p>
          </table:table-cell>
        </table:table-row>
        <table:table-row table:style-name="ro1">
          <table:table-cell office:value-type="float" office:value="0.506832498478664" calcext:value-type="float">
            <text:p>0.506832498478664</text:p>
          </table:table-cell>
          <table:table-cell office:value-type="float" office:value="0.298773263983394" calcext:value-type="float">
            <text:p>0.298773263983394</text:p>
          </table:table-cell>
        </table:table-row>
        <table:table-row table:style-name="ro1">
          <table:table-cell office:value-type="float" office:value="0.509572619752148" calcext:value-type="float">
            <text:p>0.509572619752148</text:p>
          </table:table-cell>
          <table:table-cell office:value-type="float" office:value="0.299165134808118" calcext:value-type="float">
            <text:p>0.299165134808118</text:p>
          </table:table-cell>
        </table:table-row>
        <table:table-row table:style-name="ro1">
          <table:table-cell office:value-type="float" office:value="0.509572619752148" calcext:value-type="float">
            <text:p>0.509572619752148</text:p>
          </table:table-cell>
          <table:table-cell office:value-type="float" office:value="0.299165134808118" calcext:value-type="float">
            <text:p>0.299165134808118</text:p>
          </table:table-cell>
        </table:table-row>
        <table:table-row table:style-name="ro1">
          <table:table-cell office:value-type="float" office:value="0.512314191068258" calcext:value-type="float">
            <text:p>0.512314191068258</text:p>
          </table:table-cell>
          <table:table-cell office:value-type="float" office:value="0.299557213006656" calcext:value-type="float">
            <text:p>0.299557213006656</text:p>
          </table:table-cell>
        </table:table-row>
        <table:table-row table:style-name="ro1">
          <table:table-cell office:value-type="float" office:value="0.513496165543098" calcext:value-type="float">
            <text:p>0.513496165543098</text:p>
          </table:table-cell>
          <table:table-cell office:value-type="float" office:value="0.301471745936858" calcext:value-type="float">
            <text:p>0.301471745936858</text:p>
          </table:table-cell>
        </table:table-row>
        <table:table-row table:style-name="ro1">
          <table:table-cell office:value-type="float" office:value="0.514873801748918" calcext:value-type="float">
            <text:p>0.514873801748918</text:p>
          </table:table-cell>
          <table:table-cell office:value-type="float" office:value="0.301623193009258" calcext:value-type="float">
            <text:p>0.301623193009258</text:p>
          </table:table-cell>
        </table:table-row>
        <table:table-row table:style-name="ro1">
          <table:table-cell office:value-type="float" office:value="0.516256333095391" calcext:value-type="float">
            <text:p>0.516256333095391</text:p>
          </table:table-cell>
          <table:table-cell office:value-type="float" office:value="0.301775178216992" calcext:value-type="float">
            <text:p>0.301775178216992</text:p>
          </table:table-cell>
        </table:table-row>
        <table:table-row table:style-name="ro1">
          <table:table-cell office:value-type="float" office:value="0.517037876096084" calcext:value-type="float">
            <text:p>0.517037876096084</text:p>
          </table:table-cell>
          <table:table-cell office:value-type="float" office:value="0.300968797512199" calcext:value-type="float">
            <text:p>0.300968797512199</text:p>
          </table:table-cell>
        </table:table-row>
        <table:table-row table:style-name="ro1">
          <table:table-cell office:value-type="float" office:value="0.518415242179741" calcext:value-type="float">
            <text:p>0.518415242179741</text:p>
          </table:table-cell>
          <table:table-cell office:value-type="float" office:value="0.301120214889378" calcext:value-type="float">
            <text:p>0.301120214889378</text:p>
          </table:table-cell>
        </table:table-row>
        <table:table-row table:style-name="ro1">
          <table:table-cell office:value-type="float" office:value="0.519798076590104" calcext:value-type="float">
            <text:p>0.519798076590104</text:p>
          </table:table-cell>
          <table:table-cell office:value-type="float" office:value="0.301272233413702" calcext:value-type="float">
            <text:p>0.301272233413702</text:p>
          </table:table-cell>
        </table:table-row>
        <table:table-row table:style-name="ro1">
          <table:table-cell office:value-type="float" office:value="0.521177847419843" calcext:value-type="float">
            <text:p>0.521177847419843</text:p>
          </table:table-cell>
          <table:table-cell office:value-type="float" office:value="0.30142391515077" calcext:value-type="float">
            <text:p>0.30142391515077</text:p>
          </table:table-cell>
        </table:table-row>
        <table:table-row table:style-name="ro1">
          <table:table-cell office:value-type="float" office:value="0.522555990928261" calcext:value-type="float">
            <text:p>0.522555990928261</text:p>
          </table:table-cell>
          <table:table-cell office:value-type="float" office:value="0.301575417992242" calcext:value-type="float">
            <text:p>0.301575417992242</text:p>
          </table:table-cell>
        </table:table-row>
        <table:table-row table:style-name="ro1">
          <table:table-cell office:value-type="float" office:value="0.52393377207768" calcext:value-type="float">
            <text:p>0.52393377207768</text:p>
          </table:table-cell>
          <table:table-cell office:value-type="float" office:value="0.301726880998663" calcext:value-type="float">
            <text:p>0.301726880998663</text:p>
          </table:table-cell>
        </table:table-row>
        <table:table-row table:style-name="ro1">
          <table:table-cell office:value-type="float" office:value="0.52511574655252" calcext:value-type="float">
            <text:p>0.52511574655252</text:p>
          </table:table-cell>
          <table:table-cell office:value-type="float" office:value="0.303641413928865" calcext:value-type="float">
            <text:p>0.303641413928865</text:p>
          </table:table-cell>
        </table:table-row>
        <table:table-row table:style-name="ro1">
          <table:table-cell office:value-type="float" office:value="0.526499758682731" calcext:value-type="float">
            <text:p>0.526499758682731</text:p>
          </table:table-cell>
          <table:table-cell office:value-type="float" office:value="0.303747992154669" calcext:value-type="float">
            <text:p>0.303747992154669</text:p>
          </table:table-cell>
        </table:table-row>
        <table:table-row table:style-name="ro1">
          <table:table-cell office:value-type="float" office:value="0.527881642885206" calcext:value-type="float">
            <text:p>0.527881642885206</text:p>
          </table:table-cell>
          <table:table-cell office:value-type="float" office:value="0.303854406515752" calcext:value-type="float">
            <text:p>0.303854406515752</text:p>
          </table:table-cell>
        </table:table-row>
        <table:table-row table:style-name="ro1">
          <table:table-cell office:value-type="float" office:value="0.529262780330431" calcext:value-type="float">
            <text:p>0.529262780330431</text:p>
          </table:table-cell>
          <table:table-cell office:value-type="float" office:value="0.303960763371514" calcext:value-type="float">
            <text:p>0.303960763371514</text:p>
          </table:table-cell>
        </table:table-row>
        <table:table-row table:style-name="ro1">
          <table:table-cell office:value-type="float" office:value="0.530645649195119" calcext:value-type="float">
            <text:p>0.530645649195119</text:p>
          </table:table-cell>
          <table:table-cell office:value-type="float" office:value="0.304067253558198" calcext:value-type="float">
            <text:p>0.304067253558198</text:p>
          </table:table-cell>
        </table:table-row>
        <table:table-row table:style-name="ro1">
          <table:table-cell office:value-type="float" office:value="0.530645649195119" calcext:value-type="float">
            <text:p>0.530645649195119</text:p>
          </table:table-cell>
          <table:table-cell office:value-type="float" office:value="0.304067253558198" calcext:value-type="float">
            <text:p>0.304067253558198</text:p>
          </table:table-cell>
        </table:table-row>
        <table:table-row table:style-name="ro1">
          <table:table-cell office:value-type="float" office:value="0.532817306922539" calcext:value-type="float">
            <text:p>0.532817306922539</text:p>
          </table:table-cell>
          <table:table-cell office:value-type="float" office:value="0.303322729302832" calcext:value-type="float">
            <text:p>0.303322729302832</text:p>
          </table:table-cell>
        </table:table-row>
        <table:table-row table:style-name="ro1">
          <table:table-cell office:value-type="float" office:value="0.534198933394636" calcext:value-type="float">
            <text:p>0.534198933394636</text:p>
          </table:table-cell>
          <table:table-cell office:value-type="float" office:value="0.303429123816945" calcext:value-type="float">
            <text:p>0.303429123816945</text:p>
          </table:table-cell>
        </table:table-row>
        <table:table-row table:style-name="ro1">
          <table:table-cell office:value-type="float" office:value="0.535585998638557" calcext:value-type="float">
            <text:p>0.535585998638557</text:p>
          </table:table-cell>
          <table:table-cell office:value-type="float" office:value="0.303535937153003" calcext:value-type="float">
            <text:p>0.303535937153003</text:p>
          </table:table-cell>
        </table:table-row>
        <table:table-row table:style-name="ro1">
          <table:table-cell office:value-type="float" office:value="0.536969601043552" calcext:value-type="float">
            <text:p>0.536969601043552</text:p>
          </table:table-cell>
          <table:table-cell office:value-type="float" office:value="0.303642483827216" calcext:value-type="float">
            <text:p>0.303642483827216</text:p>
          </table:table-cell>
        </table:table-row>
        <table:table-row table:style-name="ro1">
          <table:table-cell office:value-type="float" office:value="0.538347962930859" calcext:value-type="float">
            <text:p>0.538347962930859</text:p>
          </table:table-cell>
          <table:table-cell office:value-type="float" office:value="0.303748626946383" calcext:value-type="float">
            <text:p>0.303748626946383</text:p>
          </table:table-cell>
        </table:table-row>
        <table:table-row table:style-name="ro1">
          <table:table-cell office:value-type="float" office:value="0.539728902121948" calcext:value-type="float">
            <text:p>0.539728902121948</text:p>
          </table:table-cell>
          <table:table-cell office:value-type="float" office:value="0.303854968535245" calcext:value-type="float">
            <text:p>0.303854968535245</text:p>
          </table:table-cell>
        </table:table-row>
        <table:table-row table:style-name="ro1">
          <table:table-cell office:value-type="float" office:value="0.539728902121948" calcext:value-type="float">
            <text:p>0.539728902121948</text:p>
          </table:table-cell>
          <table:table-cell office:value-type="float" office:value="0.303854968535245" calcext:value-type="float">
            <text:p>0.303854968535245</text:p>
          </table:table-cell>
        </table:table-row>
        <table:table-row table:style-name="ro1">
          <table:table-cell office:value-type="float" office:value="0.54249054259916" calcext:value-type="float">
            <text:p>0.54249054259916</text:p>
          </table:table-cell>
          <table:table-cell office:value-type="float" office:value="0.304067633392689" calcext:value-type="float">
            <text:p>0.304067633392689</text:p>
          </table:table-cell>
        </table:table-row>
        <table:table-row table:style-name="ro1">
          <table:table-cell office:value-type="float" office:value="0.54308152983658" calcext:value-type="float">
            <text:p>0.54308152983658</text:p>
          </table:table-cell>
          <table:table-cell office:value-type="float" office:value="0.30502489985779" calcext:value-type="float">
            <text:p>0.30502489985779</text:p>
          </table:table-cell>
        </table:table-row>
        <table:table-row table:style-name="ro1">
          <table:table-cell office:value-type="float" office:value="0.54308152983658" calcext:value-type="float">
            <text:p>0.54308152983658</text:p>
          </table:table-cell>
          <table:table-cell office:value-type="float" office:value="0.30502489985779" calcext:value-type="float">
            <text:p>0.30502489985779</text:p>
          </table:table-cell>
        </table:table-row>
        <table:table-row table:style-name="ro1">
          <table:table-cell office:value-type="float" office:value="0.545849922376665" calcext:value-type="float">
            <text:p>0.545849922376665</text:p>
          </table:table-cell>
          <table:table-cell office:value-type="float" office:value="0.305147423085926" calcext:value-type="float">
            <text:p>0.305147423085926</text:p>
          </table:table-cell>
        </table:table-row>
        <table:table-row table:style-name="ro1">
          <table:table-cell office:value-type="float" office:value="0.547239005354038" calcext:value-type="float">
            <text:p>0.547239005354038</text:p>
          </table:table-cell>
          <table:table-cell office:value-type="float" office:value="0.305208900975377" calcext:value-type="float">
            <text:p>0.305208900975377</text:p>
          </table:table-cell>
        </table:table-row>
        <table:table-row table:style-name="ro1">
          <table:table-cell office:value-type="float" office:value="0.548623949859756" calcext:value-type="float">
            <text:p>0.548623949859756</text:p>
          </table:table-cell>
          <table:table-cell office:value-type="float" office:value="0.305270195704781" calcext:value-type="float">
            <text:p>0.305270195704781</text:p>
          </table:table-cell>
        </table:table-row>
        <table:table-row table:style-name="ro1">
          <table:table-cell office:value-type="float" office:value="0.549417549564103" calcext:value-type="float">
            <text:p>0.549417549564103</text:p>
          </table:table-cell>
          <table:table-cell office:value-type="float" office:value="0.304374208144057" calcext:value-type="float">
            <text:p>0.304374208144057</text:p>
          </table:table-cell>
        </table:table-row>
        <table:table-row table:style-name="ro1">
          <table:table-cell office:value-type="float" office:value="0.550207706060033" calcext:value-type="float">
            <text:p>0.550207706060033</text:p>
          </table:table-cell>
          <table:table-cell office:value-type="float" office:value="0.303478068194173" calcext:value-type="float">
            <text:p>0.303478068194173</text:p>
          </table:table-cell>
        </table:table-row>
        <table:table-row table:style-name="ro1">
          <table:table-cell office:value-type="float" office:value="0.551590849502886" calcext:value-type="float">
            <text:p>0.551590849502886</text:p>
          </table:table-cell>
          <table:table-cell office:value-type="float" office:value="0.303539283212326" calcext:value-type="float">
            <text:p>0.303539283212326</text:p>
          </table:table-cell>
        </table:table-row>
        <table:table-row table:style-name="ro1">
          <table:table-cell office:value-type="float" office:value="0.55297529077045" calcext:value-type="float">
            <text:p>0.55297529077045</text:p>
          </table:table-cell>
          <table:table-cell office:value-type="float" office:value="0.303600555669468" calcext:value-type="float">
            <text:p>0.303600555669468</text:p>
          </table:table-cell>
        </table:table-row>
        <table:table-row table:style-name="ro1">
          <table:table-cell office:value-type="float" office:value="0.553774227447844" calcext:value-type="float">
            <text:p>0.553774227447844</text:p>
          </table:table-cell>
          <table:table-cell office:value-type="float" office:value="0.30270480431194" calcext:value-type="float">
            <text:p>0.30270480431194</text:p>
          </table:table-cell>
        </table:table-row>
        <table:table-row table:style-name="ro1">
          <table:table-cell office:value-type="float" office:value="0.555158781281838" calcext:value-type="float">
            <text:p>0.555158781281838</text:p>
          </table:table-cell>
          <table:table-cell office:value-type="float" office:value="0.302766081751036" calcext:value-type="float">
            <text:p>0.302766081751036</text:p>
          </table:table-cell>
        </table:table-row>
        <table:table-row table:style-name="ro1">
          <table:table-cell office:value-type="float" office:value="0.555954102590393" calcext:value-type="float">
            <text:p>0.555954102590393</text:p>
          </table:table-cell>
          <table:table-cell office:value-type="float" office:value="0.301870170384891" calcext:value-type="float">
            <text:p>0.301870170384891</text:p>
          </table:table-cell>
        </table:table-row>
        <table:table-row table:style-name="ro1">
          <table:table-cell office:value-type="float" office:value="0.557339020609893" calcext:value-type="float">
            <text:p>0.557339020609893</text:p>
          </table:table-cell>
          <table:table-cell office:value-type="float" office:value="0.301931463942071" calcext:value-type="float">
            <text:p>0.301931463942071</text:p>
          </table:table-cell>
        </table:table-row>
        <table:table-row table:style-name="ro1">
          <table:table-cell office:value-type="float" office:value="0.558721607842156" calcext:value-type="float">
            <text:p>0.558721607842156</text:p>
          </table:table-cell>
          <table:table-cell office:value-type="float" office:value="0.301992654343513" calcext:value-type="float">
            <text:p>0.301992654343513</text:p>
          </table:table-cell>
        </table:table-row>
        <table:table-row table:style-name="ro1">
          <table:table-cell office:value-type="float" office:value="0.559514101746876" calcext:value-type="float">
            <text:p>0.559514101746876</text:p>
          </table:table-cell>
          <table:table-cell office:value-type="float" office:value="0.301096617842424" calcext:value-type="float">
            <text:p>0.301096617842424</text:p>
          </table:table-cell>
        </table:table-row>
        <table:table-row table:style-name="ro1">
          <table:table-cell office:value-type="float" office:value="0.559514101746876" calcext:value-type="float">
            <text:p>0.559514101746876</text:p>
          </table:table-cell>
          <table:table-cell office:value-type="float" office:value="0.301096617842424" calcext:value-type="float">
            <text:p>0.301096617842424</text:p>
          </table:table-cell>
        </table:table-row>
        <table:table-row table:style-name="ro1">
          <table:table-cell office:value-type="float" office:value="0.561693645811693" calcext:value-type="float">
            <text:p>0.561693645811693</text:p>
          </table:table-cell>
          <table:table-cell office:value-type="float" office:value="0.300261969262571" calcext:value-type="float">
            <text:p>0.300261969262571</text:p>
          </table:table-cell>
        </table:table-row>
        <table:table-row table:style-name="ro1">
          <table:table-cell office:value-type="float" office:value="0.561102658574273" calcext:value-type="float">
            <text:p>0.561102658574273</text:p>
          </table:table-cell>
          <table:table-cell office:value-type="float" office:value="0.299304702797471" calcext:value-type="float">
            <text:p>0.299304702797471</text:p>
          </table:table-cell>
        </table:table-row>
        <table:table-row table:style-name="ro1">
          <table:table-cell office:value-type="float" office:value="0.562486940924526" calcext:value-type="float">
            <text:p>0.562486940924526</text:p>
          </table:table-cell>
          <table:table-cell office:value-type="float" office:value="0.299365968221268" calcext:value-type="float">
            <text:p>0.299365968221268</text:p>
          </table:table-cell>
        </table:table-row>
        <table:table-row table:style-name="ro1">
          <table:table-cell office:value-type="float" office:value="0.565267550232938" calcext:value-type="float">
            <text:p>0.565267550232938</text:p>
          </table:table-cell>
          <table:table-cell office:value-type="float" office:value="0.299489032137861" calcext:value-type="float">
            <text:p>0.299489032137861</text:p>
          </table:table-cell>
        </table:table-row>
        <table:table-row table:style-name="ro1">
          <table:table-cell office:value-type="float" office:value="0.566656580237874" calcext:value-type="float">
            <text:p>0.566656580237874</text:p>
          </table:table-cell>
          <table:table-cell office:value-type="float" office:value="0.299550507682864" calcext:value-type="float">
            <text:p>0.299550507682864</text:p>
          </table:table-cell>
        </table:table-row>
        <table:table-row table:style-name="ro1">
          <table:table-cell office:value-type="float" office:value="0.567247567475294" calcext:value-type="float">
            <text:p>0.567247567475294</text:p>
          </table:table-cell>
          <table:table-cell office:value-type="float" office:value="0.300507774147965" calcext:value-type="float">
            <text:p>0.300507774147965</text:p>
          </table:table-cell>
        </table:table-row>
        <table:table-row table:style-name="ro1">
          <table:table-cell office:value-type="float" office:value="0.567247567475294" calcext:value-type="float">
            <text:p>0.567247567475294</text:p>
          </table:table-cell>
          <table:table-cell office:value-type="float" office:value="0.300507774147965" calcext:value-type="float">
            <text:p>0.300507774147965</text:p>
          </table:table-cell>
        </table:table-row>
        <table:table-row table:style-name="ro1">
          <table:table-cell office:value-type="float" office:value="0.568041878758484" calcext:value-type="float">
            <text:p>0.568041878758484</text:p>
          </table:table-cell>
          <table:table-cell office:value-type="float" office:value="0.299566617500091" calcext:value-type="float">
            <text:p>0.299566617500091</text:p>
          </table:table-cell>
        </table:table-row>
        <table:table-row table:style-name="ro1">
          <table:table-cell office:value-type="float" office:value="0.569633265029212" calcext:value-type="float">
            <text:p>0.569633265029212</text:p>
          </table:table-cell>
          <table:table-cell office:value-type="float" office:value="0.297684336343823" calcext:value-type="float">
            <text:p>0.297684336343823</text:p>
          </table:table-cell>
        </table:table-row>
        <table:table-row table:style-name="ro1">
          <table:table-cell office:value-type="float" office:value="0.571018556922233" calcext:value-type="float">
            <text:p>0.571018556922233</text:p>
          </table:table-cell>
          <table:table-cell office:value-type="float" office:value="0.297700446083977" calcext:value-type="float">
            <text:p>0.297700446083977</text:p>
          </table:table-cell>
        </table:table-row>
        <table:table-row table:style-name="ro1">
          <table:table-cell office:value-type="float" office:value="0.57240459773274" calcext:value-type="float">
            <text:p>0.57240459773274</text:p>
          </table:table-cell>
          <table:table-cell office:value-type="float" office:value="0.29771656453339" calcext:value-type="float">
            <text:p>0.29771656453339</text:p>
          </table:table-cell>
        </table:table-row>
        <table:table-row table:style-name="ro1">
          <table:table-cell office:value-type="float" office:value="0.573197795581084" calcext:value-type="float">
            <text:p>0.573197795581084</text:p>
          </table:table-cell>
          <table:table-cell office:value-type="float" office:value="0.296775394937238" calcext:value-type="float">
            <text:p>0.296775394937238</text:p>
          </table:table-cell>
        </table:table-row>
        <table:table-row table:style-name="ro1">
          <table:table-cell office:value-type="float" office:value="0.574581304652834" calcext:value-type="float">
            <text:p>0.574581304652834</text:p>
          </table:table-cell>
          <table:table-cell office:value-type="float" office:value="0.296791483944731" calcext:value-type="float">
            <text:p>0.296791483944731</text:p>
          </table:table-cell>
        </table:table-row>
        <table:table-row table:style-name="ro1">
          <table:table-cell office:value-type="float" office:value="0.575376974591639" calcext:value-type="float">
            <text:p>0.575376974591639</text:p>
          </table:table-cell>
          <table:table-cell office:value-type="float" office:value="0.295850343096841" calcext:value-type="float">
            <text:p>0.295850343096841</text:p>
          </table:table-cell>
        </table:table-row>
        <table:table-row table:style-name="ro1">
          <table:table-cell office:value-type="float" office:value="0.576170755667759" calcext:value-type="float">
            <text:p>0.576170755667759</text:p>
          </table:table-cell>
          <table:table-cell office:value-type="float" office:value="0.29490918028312" calcext:value-type="float">
            <text:p>0.29490918028312</text:p>
          </table:table-cell>
        </table:table-row>
        <table:table-row table:style-name="ro1">
          <table:table-cell office:value-type="float" office:value="0.576965477861428" calcext:value-type="float">
            <text:p>0.576965477861428</text:p>
          </table:table-cell>
          <table:table-cell office:value-type="float" office:value="0.293968028413778" calcext:value-type="float">
            <text:p>0.293968028413778</text:p>
          </table:table-cell>
        </table:table-row>
        <table:table-row table:style-name="ro1">
          <table:table-cell office:value-type="float" office:value="0.578352439906717" calcext:value-type="float">
            <text:p>0.578352439906717</text:p>
          </table:table-cell>
          <table:table-cell office:value-type="float" office:value="0.293984157576351" calcext:value-type="float">
            <text:p>0.293984157576351</text:p>
          </table:table-cell>
        </table:table-row>
        <table:table-row table:style-name="ro1">
          <table:table-cell office:value-type="float" office:value="0.577761452669297" calcext:value-type="float">
            <text:p>0.577761452669297</text:p>
          </table:table-cell>
          <table:table-cell office:value-type="float" office:value="0.29302689111125" calcext:value-type="float">
            <text:p>0.29302689111125</text:p>
          </table:table-cell>
        </table:table-row>
        <table:table-row table:style-name="ro1">
          <table:table-cell office:value-type="float" office:value="0.579940651562618" calcext:value-type="float">
            <text:p>0.579940651562618</text:p>
          </table:table-cell>
          <table:table-cell office:value-type="float" office:value="0.292101839502072" calcext:value-type="float">
            <text:p>0.292101839502072</text:p>
          </table:table-cell>
        </table:table-row>
        <table:table-row table:style-name="ro1">
          <table:table-cell office:value-type="float" office:value="0.580736175694479" calcext:value-type="float">
            <text:p>0.580736175694479</text:p>
          </table:table-cell>
          <table:table-cell office:value-type="float" office:value="0.291160696958574" calcext:value-type="float">
            <text:p>0.291160696958574</text:p>
          </table:table-cell>
        </table:table-row>
        <table:table-row table:style-name="ro1">
          <table:table-cell office:value-type="float" office:value="0.581530500232845" calcext:value-type="float">
            <text:p>0.581530500232845</text:p>
          </table:table-cell>
          <table:table-cell office:value-type="float" office:value="0.290219540464847" calcext:value-type="float">
            <text:p>0.290219540464847</text:p>
          </table:table-cell>
        </table:table-row>
        <table:table-row table:style-name="ro1">
          <table:table-cell office:value-type="float" office:value="0.582913479097526" calcext:value-type="float">
            <text:p>0.582913479097526</text:p>
          </table:table-cell>
          <table:table-cell office:value-type="float" office:value="0.290235623306493" calcext:value-type="float">
            <text:p>0.290235623306493</text:p>
          </table:table-cell>
        </table:table-row>
        <table:table-row table:style-name="ro1">
          <table:table-cell office:value-type="float" office:value="0.582322491860106" calcext:value-type="float">
            <text:p>0.582322491860106</text:p>
          </table:table-cell>
          <table:table-cell office:value-type="float" office:value="0.289278356841392" calcext:value-type="float">
            <text:p>0.289278356841392</text:p>
          </table:table-cell>
        </table:table-row>
        <table:table-row table:style-name="ro1">
          <table:table-cell office:value-type="float" office:value="0.582531509004283" calcext:value-type="float">
            <text:p>0.582531509004283</text:p>
          </table:table-cell>
          <table:table-cell office:value-type="float" office:value="0.287379999934202" calcext:value-type="float">
            <text:p>0.287379999934202</text:p>
          </table:table-cell>
        </table:table-row>
        <table:table-row table:style-name="ro1">
          <table:table-cell office:value-type="float" office:value="0.585303431563175" calcext:value-type="float">
            <text:p>0.585303431563175</text:p>
          </table:table-cell>
          <table:table-cell office:value-type="float" office:value="0.287412234983275" calcext:value-type="float">
            <text:p>0.287412234983275</text:p>
          </table:table-cell>
        </table:table-row>
        <table:table-row table:style-name="ro1">
          <table:table-cell office:value-type="float" office:value="0.586096145597568" calcext:value-type="float">
            <text:p>0.586096145597568</text:p>
          </table:table-cell>
          <table:table-cell office:value-type="float" office:value="0.286471059760786" calcext:value-type="float">
            <text:p>0.286471059760786</text:p>
          </table:table-cell>
        </table:table-row>
        <table:table-row table:style-name="ro1">
          <table:table-cell office:value-type="float" office:value="0.586096145597568" calcext:value-type="float">
            <text:p>0.586096145597568</text:p>
          </table:table-cell>
          <table:table-cell office:value-type="float" office:value="0.286471059760786" calcext:value-type="float">
            <text:p>0.286471059760786</text:p>
          </table:table-cell>
        </table:table-row>
        <table:table-row table:style-name="ro1">
          <table:table-cell office:value-type="float" office:value="0.588277969015882" calcext:value-type="float">
            <text:p>0.588277969015882</text:p>
          </table:table-cell>
          <table:table-cell office:value-type="float" office:value="0.285546038672552" calcext:value-type="float">
            <text:p>0.285546038672552</text:p>
          </table:table-cell>
        </table:table-row>
        <table:table-row table:style-name="ro1">
          <table:table-cell office:value-type="float" office:value="0.589072359830132" calcext:value-type="float">
            <text:p>0.589072359830132</text:p>
          </table:table-cell>
          <table:table-cell office:value-type="float" office:value="0.284604882949556" calcext:value-type="float">
            <text:p>0.284604882949556</text:p>
          </table:table-cell>
        </table:table-row>
        <table:table-row table:style-name="ro1">
          <table:table-cell office:value-type="float" office:value="0.590455683329408" calcext:value-type="float">
            <text:p>0.590455683329408</text:p>
          </table:table-cell>
          <table:table-cell office:value-type="float" office:value="0.284620969799003" calcext:value-type="float">
            <text:p>0.284620969799003</text:p>
          </table:table-cell>
        </table:table-row>
        <table:table-row table:style-name="ro1">
          <table:table-cell office:value-type="float" office:value="0.591251154440562" calcext:value-type="float">
            <text:p>0.591251154440562</text:p>
          </table:table-cell>
          <table:table-cell office:value-type="float" office:value="0.28367982663892" calcext:value-type="float">
            <text:p>0.28367982663892</text:p>
          </table:table-cell>
        </table:table-row>
        <table:table-row table:style-name="ro1">
          <table:table-cell office:value-type="float" office:value="0.592045207247805" calcext:value-type="float">
            <text:p>0.592045207247805</text:p>
          </table:table-cell>
          <table:table-cell office:value-type="float" office:value="0.282738666985196" calcext:value-type="float">
            <text:p>0.282738666985196</text:p>
          </table:table-cell>
        </table:table-row>
        <table:table-row table:style-name="ro1">
          <table:table-cell office:value-type="float" office:value="0.592840154779478" calcext:value-type="float">
            <text:p>0.592840154779478</text:p>
          </table:table-cell>
          <table:table-cell office:value-type="float" office:value="0.281797517736339" calcext:value-type="float">
            <text:p>0.281797517736339</text:p>
          </table:table-cell>
        </table:table-row>
        <table:table-row table:style-name="ro1">
          <table:table-cell office:value-type="float" office:value="0.593635519849218" calcext:value-type="float">
            <text:p>0.593635519849218</text:p>
          </table:table-cell>
          <table:table-cell office:value-type="float" office:value="0.280856373343087" calcext:value-type="float">
            <text:p>0.280856373343087</text:p>
          </table:table-cell>
        </table:table-row>
        <table:table-row table:style-name="ro1">
          <table:table-cell office:value-type="float" office:value="0.593836199487229" calcext:value-type="float">
            <text:p>0.593836199487229</text:p>
          </table:table-cell>
          <table:table-cell office:value-type="float" office:value="0.278957919477949" calcext:value-type="float">
            <text:p>0.278957919477949</text:p>
          </table:table-cell>
        </table:table-row>
        <table:table-row table:style-name="ro1">
          <table:table-cell office:value-type="float" office:value="0.594636343048182" calcext:value-type="float">
            <text:p>0.594636343048182</text:p>
          </table:table-cell>
          <table:table-cell office:value-type="float" office:value="0.278016830654395" calcext:value-type="float">
            <text:p>0.278016830654395</text:p>
          </table:table-cell>
        </table:table-row>
        <table:table-row table:style-name="ro1">
          <table:table-cell office:value-type="float" office:value="0.594636343048182" calcext:value-type="float">
            <text:p>0.594636343048182</text:p>
          </table:table-cell>
          <table:table-cell office:value-type="float" office:value="0.278016830654395" calcext:value-type="float">
            <text:p>0.278016830654395</text:p>
          </table:table-cell>
        </table:table-row>
        <table:table-row table:style-name="ro1">
          <table:table-cell office:value-type="float" office:value="0.596022808024344" calcext:value-type="float">
            <text:p>0.596022808024344</text:p>
          </table:table-cell>
          <table:table-cell office:value-type="float" office:value="0.278032954036486" calcext:value-type="float">
            <text:p>0.278032954036486</text:p>
          </table:table-cell>
        </table:table-row>
        <table:table-row table:style-name="ro1">
          <table:table-cell office:value-type="float" office:value="0.59879605610091" calcext:value-type="float">
            <text:p>0.59879605610091</text:p>
          </table:table-cell>
          <table:table-cell office:value-type="float" office:value="0.278065204500177" calcext:value-type="float">
            <text:p>0.278065204500177</text:p>
          </table:table-cell>
        </table:table-row>
        <table:table-row table:style-name="ro1">
          <table:table-cell office:value-type="float" office:value="0.600181871573412" calcext:value-type="float">
            <text:p>0.600181871573412</text:p>
          </table:table-cell>
          <table:table-cell office:value-type="float" office:value="0.278081320329105" calcext:value-type="float">
            <text:p>0.278081320329105</text:p>
          </table:table-cell>
        </table:table-row>
        <table:table-row table:style-name="ro1">
          <table:table-cell office:value-type="float" office:value="0.611616730089687" calcext:value-type="float">
            <text:p>0.611616730089687</text:p>
          </table:table-cell>
          <table:table-cell office:value-type="float" office:value="0.294370992346672" calcext:value-type="float">
            <text:p>0.294370992346672</text:p>
          </table:table-cell>
        </table:table-row>
        <table:table-row table:style-name="ro1">
          <table:table-cell office:value-type="float" office:value="0.621275896327295" calcext:value-type="float">
            <text:p>0.621275896327295</text:p>
          </table:table-cell>
          <table:table-cell office:value-type="float" office:value="0.307788833214823" calcext:value-type="float">
            <text:p>0.307788833214823</text:p>
          </table:table-cell>
        </table:table-row>
        <table:table-row table:style-name="ro1">
          <table:table-cell office:value-type="float" office:value="0.622661963648155" calcext:value-type="float">
            <text:p>0.622661963648155</text:p>
          </table:table-cell>
          <table:table-cell office:value-type="float" office:value="0.307804951972529" calcext:value-type="float">
            <text:p>0.307804951972529</text:p>
          </table:table-cell>
        </table:table-row>
        <table:table-row table:style-name="ro1">
          <table:table-cell office:value-type="float" office:value="0.624048554548496" calcext:value-type="float">
            <text:p>0.624048554548496</text:p>
          </table:table-cell>
          <table:table-cell office:value-type="float" office:value="0.307821076819009" calcext:value-type="float">
            <text:p>0.307821076819009</text:p>
          </table:table-cell>
        </table:table-row>
        <table:table-row table:style-name="ro1">
          <table:table-cell office:value-type="float" office:value="0.625431261682054" calcext:value-type="float">
            <text:p>0.625431261682054</text:p>
          </table:table-cell>
          <table:table-cell office:value-type="float" office:value="0.307837156500658" calcext:value-type="float">
            <text:p>0.307837156500658</text:p>
          </table:table-cell>
        </table:table-row>
        <table:table-row table:style-name="ro1">
          <table:table-cell office:value-type="float" office:value="0.625431261682054" calcext:value-type="float">
            <text:p>0.625431261682054</text:p>
          </table:table-cell>
          <table:table-cell office:value-type="float" office:value="0.307837156500658" calcext:value-type="float">
            <text:p>0.307837156500658</text:p>
          </table:table-cell>
        </table:table-row>
        <table:table-row table:style-name="ro1">
          <table:table-cell office:value-type="float" office:value="0.62820329028236" calcext:value-type="float">
            <text:p>0.62820329028236</text:p>
          </table:table-cell>
          <table:table-cell office:value-type="float" office:value="0.3078693927829" calcext:value-type="float">
            <text:p>0.3078693927829</text:p>
          </table:table-cell>
        </table:table-row>
        <table:table-row table:style-name="ro1">
          <table:table-cell office:value-type="float" office:value="0.62761230304494" calcext:value-type="float">
            <text:p>0.62761230304494</text:p>
          </table:table-cell>
          <table:table-cell office:value-type="float" office:value="0.3069121263178" calcext:value-type="float">
            <text:p>0.3069121263178</text:p>
          </table:table-cell>
        </table:table-row>
        <table:table-row table:style-name="ro1">
          <table:table-cell office:value-type="float" office:value="0.629800131058315" calcext:value-type="float">
            <text:p>0.629800131058315</text:p>
          </table:table-cell>
          <table:table-cell office:value-type="float" office:value="0.305987175057785" calcext:value-type="float">
            <text:p>0.305987175057785</text:p>
          </table:table-cell>
        </table:table-row>
        <table:table-row table:style-name="ro1">
          <table:table-cell office:value-type="float" office:value="0.631185118082271" calcext:value-type="float">
            <text:p>0.631185118082271</text:p>
          </table:table-cell>
          <table:table-cell office:value-type="float" office:value="0.306003281252577" calcext:value-type="float">
            <text:p>0.306003281252577</text:p>
          </table:table-cell>
        </table:table-row>
        <table:table-row table:style-name="ro1">
          <table:table-cell office:value-type="float" office:value="0.632571251679015" calcext:value-type="float">
            <text:p>0.632571251679015</text:p>
          </table:table-cell>
          <table:table-cell office:value-type="float" office:value="0.306019400781014" calcext:value-type="float">
            <text:p>0.306019400781014</text:p>
          </table:table-cell>
        </table:table-row>
        <table:table-row table:style-name="ro1">
          <table:table-cell office:value-type="float" office:value="0.631980264441595" calcext:value-type="float">
            <text:p>0.631980264441595</text:p>
          </table:table-cell>
          <table:table-cell office:value-type="float" office:value="0.305062134315913" calcext:value-type="float">
            <text:p>0.305062134315913</text:p>
          </table:table-cell>
        </table:table-row>
        <table:table-row table:style-name="ro1">
          <table:table-cell office:value-type="float" office:value="0.63475225990396" calcext:value-type="float">
            <text:p>0.63475225990396</text:p>
          </table:table-cell>
          <table:table-cell office:value-type="float" office:value="0.305094370212789" calcext:value-type="float">
            <text:p>0.305094370212789</text:p>
          </table:table-cell>
        </table:table-row>
        <table:table-row table:style-name="ro1">
          <table:table-cell office:value-type="float" office:value="0.634953012445442" calcext:value-type="float">
            <text:p>0.634953012445442</text:p>
          </table:table-cell>
          <table:table-cell office:value-type="float" office:value="0.303195917195456" calcext:value-type="float">
            <text:p>0.303195917195456</text:p>
          </table:table-cell>
        </table:table-row>
        <table:table-row table:style-name="ro1">
          <table:table-cell office:value-type="float" office:value="0.63633852304888" calcext:value-type="float">
            <text:p>0.63633852304888</text:p>
          </table:table-cell>
          <table:table-cell office:value-type="float" office:value="0.303212029479022" calcext:value-type="float">
            <text:p>0.303212029479022</text:p>
          </table:table-cell>
        </table:table-row>
        <table:table-row table:style-name="ro1">
          <table:table-cell office:value-type="float" office:value="0.638521797909046" calcext:value-type="float">
            <text:p>0.638521797909046</text:p>
          </table:table-cell>
          <table:table-cell office:value-type="float" office:value="0.302287025269795" calcext:value-type="float">
            <text:p>0.302287025269795</text:p>
          </table:table-cell>
        </table:table-row>
        <table:table-row table:style-name="ro1">
          <table:table-cell office:value-type="float" office:value="0.638521797909046" calcext:value-type="float">
            <text:p>0.638521797909046</text:p>
          </table:table-cell>
          <table:table-cell office:value-type="float" office:value="0.302287025269795" calcext:value-type="float">
            <text:p>0.302287025269795</text:p>
          </table:table-cell>
        </table:table-row>
        <table:table-row table:style-name="ro1">
          <table:table-cell office:value-type="float" office:value="0.641294886923491" calcext:value-type="float">
            <text:p>0.641294886923491</text:p>
          </table:table-cell>
          <table:table-cell office:value-type="float" office:value="0.302319273883732" calcext:value-type="float">
            <text:p>0.302319273883732</text:p>
          </table:table-cell>
        </table:table-row>
        <table:table-row table:style-name="ro1">
          <table:table-cell office:value-type="float" office:value="0.642677262677631" calcext:value-type="float">
            <text:p>0.642677262677631</text:p>
          </table:table-cell>
          <table:table-cell office:value-type="float" office:value="0.302335349711726" calcext:value-type="float">
            <text:p>0.302335349711726</text:p>
          </table:table-cell>
        </table:table-row>
        <table:table-row table:style-name="ro1">
          <table:table-cell office:value-type="float" office:value="0.644064025895269" calcext:value-type="float">
            <text:p>0.644064025895269</text:p>
          </table:table-cell>
          <table:table-cell office:value-type="float" office:value="0.302351476562107" calcext:value-type="float">
            <text:p>0.302351476562107</text:p>
          </table:table-cell>
        </table:table-row>
        <table:table-row table:style-name="ro1">
          <table:table-cell office:value-type="float" office:value="0.644064025895269" calcext:value-type="float">
            <text:p>0.644064025895269</text:p>
          </table:table-cell>
          <table:table-cell office:value-type="float" office:value="0.302351476562107" calcext:value-type="float">
            <text:p>0.302351476562107</text:p>
          </table:table-cell>
        </table:table-row>
        <table:table-row table:style-name="ro1">
          <table:table-cell office:value-type="float" office:value="0.646837022123478" calcext:value-type="float">
            <text:p>0.646837022123478</text:p>
          </table:table-cell>
          <table:table-cell office:value-type="float" office:value="0.30238372409702" calcext:value-type="float">
            <text:p>0.30238372409702</text:p>
          </table:table-cell>
        </table:table-row>
        <table:table-row table:style-name="ro1">
          <table:table-cell office:value-type="float" office:value="0.648223646161761" calcext:value-type="float">
            <text:p>0.648223646161761</text:p>
          </table:table-cell>
          <table:table-cell office:value-type="float" office:value="0.302399849328865" calcext:value-type="float">
            <text:p>0.302399849328865</text:p>
          </table:table-cell>
        </table:table-row>
        <table:table-row table:style-name="ro1">
          <table:table-cell office:value-type="float" office:value="0.648223646161761" calcext:value-type="float">
            <text:p>0.648223646161761</text:p>
          </table:table-cell>
          <table:table-cell office:value-type="float" office:value="0.302399849328865" calcext:value-type="float">
            <text:p>0.302399849328865</text:p>
          </table:table-cell>
        </table:table-row>
        <table:table-row table:style-name="ro1">
          <table:table-cell office:value-type="float" office:value="0.65099529698953" calcext:value-type="float">
            <text:p>0.65099529698953</text:p>
          </table:table-cell>
          <table:table-cell office:value-type="float" office:value="0.302432081217941" calcext:value-type="float">
            <text:p>0.302432081217941</text:p>
          </table:table-cell>
        </table:table-row>
        <table:table-row table:style-name="ro1">
          <table:table-cell office:value-type="float" office:value="0.65099529698953" calcext:value-type="float">
            <text:p>0.65099529698953</text:p>
          </table:table-cell>
          <table:table-cell office:value-type="float" office:value="0.302432081217941" calcext:value-type="float">
            <text:p>0.302432081217941</text:p>
          </table:table-cell>
        </table:table-row>
        <table:table-row table:style-name="ro1">
          <table:table-cell office:value-type="float" office:value="0.653768352866033" calcext:value-type="float">
            <text:p>0.653768352866033</text:p>
          </table:table-cell>
          <table:table-cell office:value-type="float" office:value="0.302464329446512" calcext:value-type="float">
            <text:p>0.302464329446512</text:p>
          </table:table-cell>
        </table:table-row>
        <table:table-row table:style-name="ro1">
          <table:table-cell office:value-type="float" office:value="0.655152113786142" calcext:value-type="float">
            <text:p>0.655152113786142</text:p>
          </table:table-cell>
          <table:table-cell office:value-type="float" office:value="0.302480421382783" calcext:value-type="float">
            <text:p>0.302480421382783</text:p>
          </table:table-cell>
        </table:table-row>
        <table:table-row table:style-name="ro1">
          <table:table-cell office:value-type="float" office:value="0.656534794409346" calcext:value-type="float">
            <text:p>0.656534794409346</text:p>
          </table:table-cell>
          <table:table-cell office:value-type="float" office:value="0.30249650075614" calcext:value-type="float">
            <text:p>0.30249650075614</text:p>
          </table:table-cell>
        </table:table-row>
        <table:table-row table:style-name="ro1">
          <table:table-cell office:value-type="float" office:value="0.657919662136711" calcext:value-type="float">
            <text:p>0.657919662136711</text:p>
          </table:table-cell>
          <table:table-cell office:value-type="float" office:value="0.302512605563616" calcext:value-type="float">
            <text:p>0.302512605563616</text:p>
          </table:table-cell>
        </table:table-row>
        <table:table-row table:style-name="ro1">
          <table:table-cell office:value-type="float" office:value="0.659307008582126" calcext:value-type="float">
            <text:p>0.659307008582126</text:p>
          </table:table-cell>
          <table:table-cell office:value-type="float" office:value="0.302528739196428" calcext:value-type="float">
            <text:p>0.302528739196428</text:p>
          </table:table-cell>
        </table:table-row>
        <table:table-row table:style-name="ro1">
          <table:table-cell office:value-type="float" office:value="0.660693221709931" calcext:value-type="float">
            <text:p>0.660693221709931</text:p>
          </table:table-cell>
          <table:table-cell office:value-type="float" office:value="0.302544859649742" calcext:value-type="float">
            <text:p>0.302544859649742</text:p>
          </table:table-cell>
        </table:table-row>
        <table:table-row table:style-name="ro1">
          <table:table-cell office:value-type="float" office:value="0.662670475095862" calcext:value-type="float">
            <text:p>0.662670475095862</text:p>
          </table:table-cell>
          <table:table-cell office:value-type="float" office:value="0.303518247184742" calcext:value-type="float">
            <text:p>0.303518247184742</text:p>
          </table:table-cell>
        </table:table-row>
        <table:table-row table:style-name="ro1">
          <table:table-cell office:value-type="float" office:value="0.66406138055623" calcext:value-type="float">
            <text:p>0.66406138055623</text:p>
          </table:table-cell>
          <table:table-cell office:value-type="float" office:value="0.303534422205803" calcext:value-type="float">
            <text:p>0.303534422205803</text:p>
          </table:table-cell>
        </table:table-row>
        <table:table-row table:style-name="ro1">
          <table:table-cell office:value-type="float" office:value="0.666037434348667" calcext:value-type="float">
            <text:p>0.666037434348667</text:p>
          </table:table-cell>
          <table:table-cell office:value-type="float" office:value="0.304507795790573" calcext:value-type="float">
            <text:p>0.304507795790573</text:p>
          </table:table-cell>
        </table:table-row>
        <table:table-row table:style-name="ro1">
          <table:table-cell office:value-type="float" office:value="0.668604508516465" calcext:value-type="float">
            <text:p>0.668604508516465</text:p>
          </table:table-cell>
          <table:table-cell office:value-type="float" office:value="0.306438436225809" calcext:value-type="float">
            <text:p>0.306438436225809</text:p>
          </table:table-cell>
        </table:table-row>
        <table:table-row table:style-name="ro1">
          <table:table-cell office:value-type="float" office:value="0.670582484309528" calcext:value-type="float">
            <text:p>0.670582484309528</text:p>
          </table:table-cell>
          <table:table-cell office:value-type="float" office:value="0.307411832161776" calcext:value-type="float">
            <text:p>0.307411832161776</text:p>
          </table:table-cell>
        </table:table-row>
        <table:table-row table:style-name="ro1">
          <table:table-cell office:value-type="float" office:value="0.671967378547247" calcext:value-type="float">
            <text:p>0.671967378547247</text:p>
          </table:table-cell>
          <table:table-cell office:value-type="float" office:value="0.307427937277544" calcext:value-type="float">
            <text:p>0.307427937277544</text:p>
          </table:table-cell>
        </table:table-row>
        <table:table-row table:style-name="ro1">
          <table:table-cell office:value-type="float" office:value="0.673353532026756" calcext:value-type="float">
            <text:p>0.673353532026756</text:p>
          </table:table-cell>
          <table:table-cell office:value-type="float" office:value="0.3074440570372" calcext:value-type="float">
            <text:p>0.3074440570372</text:p>
          </table:table-cell>
        </table:table-row>
        <table:table-row table:style-name="ro1">
          <table:table-cell office:value-type="float" office:value="0.67473735259516" calcext:value-type="float">
            <text:p>0.67473735259516</text:p>
          </table:table-cell>
          <table:table-cell office:value-type="float" office:value="0.307460149667129" calcext:value-type="float">
            <text:p>0.307460149667129</text:p>
          </table:table-cell>
        </table:table-row>
        <table:table-row table:style-name="ro1">
          <table:table-cell office:value-type="float" office:value="0.67473735259516" calcext:value-type="float">
            <text:p>0.67473735259516</text:p>
          </table:table-cell>
          <table:table-cell office:value-type="float" office:value="0.307460149667129" calcext:value-type="float">
            <text:p>0.307460149667129</text:p>
          </table:table-cell>
        </table:table-row>
        <table:table-row table:style-name="ro1">
          <table:table-cell office:value-type="float" office:value="0.681053614584952" calcext:value-type="float">
            <text:p>0.681053614584952</text:p>
          </table:table-cell>
          <table:table-cell office:value-type="float" office:value="0.313235965086338" calcext:value-type="float">
            <text:p>0.313235965086338</text:p>
          </table:table-cell>
        </table:table-row>
        <table:table-row table:style-name="ro1">
          <table:table-cell office:value-type="float" office:value="0.682235589059792" calcext:value-type="float">
            <text:p>0.682235589059792</text:p>
          </table:table-cell>
          <table:table-cell office:value-type="float" office:value="0.31515049801654" calcext:value-type="float">
            <text:p>0.31515049801654</text:p>
          </table:table-cell>
        </table:table-row>
        <table:table-row table:style-name="ro1">
          <table:table-cell office:value-type="float" office:value="0.686189923514356" calcext:value-type="float">
            <text:p>0.686189923514356</text:p>
          </table:table-cell>
          <table:table-cell office:value-type="float" office:value="0.317097271082639" calcext:value-type="float">
            <text:p>0.317097271082639</text:p>
          </table:table-cell>
        </table:table-row>
        <table:table-row table:style-name="ro1">
          <table:table-cell office:value-type="float" office:value="0.688160860808573" calcext:value-type="float">
            <text:p>0.688160860808573</text:p>
          </table:table-cell>
          <table:table-cell office:value-type="float" office:value="0.318070585166983" calcext:value-type="float">
            <text:p>0.318070585166983</text:p>
          </table:table-cell>
        </table:table-row>
        <table:table-row table:style-name="ro1">
          <table:table-cell office:value-type="float" office:value="0.689342835283413" calcext:value-type="float">
            <text:p>0.689342835283413</text:p>
          </table:table-cell>
          <table:table-cell office:value-type="float" office:value="0.319985118097185" calcext:value-type="float">
            <text:p>0.319985118097185</text:p>
          </table:table-cell>
        </table:table-row>
        <table:table-row table:style-name="ro1">
          <table:table-cell office:value-type="float" office:value="0.689550945625738" calcext:value-type="float">
            <text:p>0.689550945625738</text:p>
          </table:table-cell>
          <table:table-cell office:value-type="float" office:value="0.318041468190263" calcext:value-type="float">
            <text:p>0.318041468190263</text:p>
          </table:table-cell>
        </table:table-row>
        <table:table-row table:style-name="ro1">
          <table:table-cell office:value-type="float" office:value="0.690345987736703" calcext:value-type="float">
            <text:p>0.690345987736703</text:p>
          </table:table-cell>
          <table:table-cell office:value-type="float" office:value="0.317055169695051" calcext:value-type="float">
            <text:p>0.317055169695051</text:p>
          </table:table-cell>
        </table:table-row>
        <table:table-row table:style-name="ro1">
          <table:table-cell office:value-type="float" office:value="0.691731897806593" calcext:value-type="float">
            <text:p>0.691731897806593</text:p>
          </table:table-cell>
          <table:table-cell office:value-type="float" office:value="0.317026140163368" calcext:value-type="float">
            <text:p>0.317026140163368</text:p>
          </table:table-cell>
        </table:table-row>
        <table:table-row table:style-name="ro1">
          <table:table-cell office:value-type="float" office:value="0.692507338485115" calcext:value-type="float">
            <text:p>0.692507338485115</text:p>
          </table:table-cell>
          <table:table-cell office:value-type="float" office:value="0.316040252243428" calcext:value-type="float">
            <text:p>0.316040252243428</text:p>
          </table:table-cell>
        </table:table-row>
        <table:table-row table:style-name="ro1">
          <table:table-cell office:value-type="float" office:value="0.693892446738465" calcext:value-type="float">
            <text:p>0.693892446738465</text:p>
          </table:table-cell>
          <table:table-cell office:value-type="float" office:value="0.316011239506745" calcext:value-type="float">
            <text:p>0.316011239506745</text:p>
          </table:table-cell>
        </table:table-row>
        <table:table-row table:style-name="ro1">
          <table:table-cell office:value-type="float" office:value="0.694688853925522" calcext:value-type="float">
            <text:p>0.694688853925522</text:p>
          </table:table-cell>
          <table:table-cell office:value-type="float" office:value="0.315024912418392" calcext:value-type="float">
            <text:p>0.315024912418392</text:p>
          </table:table-cell>
        </table:table-row>
        <table:table-row table:style-name="ro1">
          <table:table-cell office:value-type="float" office:value="0.695484923156848" calcext:value-type="float">
            <text:p>0.695484923156848</text:p>
          </table:table-cell>
          <table:table-cell office:value-type="float" office:value="0.314038592408924" calcext:value-type="float">
            <text:p>0.314038592408924</text:p>
          </table:table-cell>
        </table:table-row>
        <table:table-row table:style-name="ro1">
          <table:table-cell office:value-type="float" office:value="0.696283430970708" calcext:value-type="float">
            <text:p>0.696283430970708</text:p>
          </table:table-cell>
          <table:table-cell office:value-type="float" office:value="0.31305222132045" calcext:value-type="float">
            <text:p>0.31305222132045</text:p>
          </table:table-cell>
        </table:table-row>
        <table:table-row table:style-name="ro1">
          <table:table-cell office:value-type="float" office:value="0.697673873623354" calcext:value-type="float">
            <text:p>0.697673873623354</text:p>
          </table:table-cell>
          <table:table-cell office:value-type="float" office:value="0.313023096848441" calcext:value-type="float">
            <text:p>0.313023096848441</text:p>
          </table:table-cell>
        </table:table-row>
        <table:table-row table:style-name="ro1">
          <table:table-cell office:value-type="float" office:value="0.698473189880337" calcext:value-type="float">
            <text:p>0.698473189880337</text:p>
          </table:table-cell>
          <table:table-cell office:value-type="float" office:value="0.312036708826166" calcext:value-type="float">
            <text:p>0.312036708826166</text:p>
          </table:table-cell>
        </table:table-row>
        <table:table-row table:style-name="ro1">
          <table:table-cell office:value-type="float" office:value="0.699267814516574" calcext:value-type="float">
            <text:p>0.699267814516574</text:p>
          </table:table-cell>
          <table:table-cell office:value-type="float" office:value="0.311050419075457" calcext:value-type="float">
            <text:p>0.311050419075457</text:p>
          </table:table-cell>
        </table:table-row>
        <table:table-row table:style-name="ro1">
          <table:table-cell office:value-type="float" office:value="0.701245778703744" calcext:value-type="float">
            <text:p>0.701245778703744</text:p>
          </table:table-cell>
          <table:table-cell office:value-type="float" office:value="0.31197863366181" calcext:value-type="float">
            <text:p>0.31197863366181</text:p>
          </table:table-cell>
        </table:table-row>
        <table:table-row table:style-name="ro1">
          <table:table-cell office:value-type="float" office:value="0.702635671350002" calcext:value-type="float">
            <text:p>0.702635671350002</text:p>
          </table:table-cell>
          <table:table-cell office:value-type="float" office:value="0.311949520710338" calcext:value-type="float">
            <text:p>0.311949520710338</text:p>
          </table:table-cell>
        </table:table-row>
        <table:table-row table:style-name="ro1">
          <table:table-cell office:value-type="float" office:value="0.704024503742985" calcext:value-type="float">
            <text:p>0.704024503742985</text:p>
          </table:table-cell>
          <table:table-cell office:value-type="float" office:value="0.31192042996713" calcext:value-type="float">
            <text:p>0.31192042996713</text:p>
          </table:table-cell>
        </table:table-row>
        <table:table-row table:style-name="ro1">
          <table:table-cell office:value-type="float" office:value="0.704817955474035" calcext:value-type="float">
            <text:p>0.704817955474035</text:p>
          </table:table-cell>
          <table:table-cell office:value-type="float" office:value="0.310934164784312" calcext:value-type="float">
            <text:p>0.310934164784312</text:p>
          </table:table-cell>
        </table:table-row>
        <table:table-row table:style-name="ro1">
          <table:table-cell office:value-type="float" office:value="0.705608358976916" calcext:value-type="float">
            <text:p>0.705608358976916</text:p>
          </table:table-cell>
          <table:table-cell office:value-type="float" office:value="0.309947963450252" calcext:value-type="float">
            <text:p>0.309947963450252</text:p>
          </table:table-cell>
        </table:table-row>
        <table:table-row table:style-name="ro1">
          <table:table-cell office:value-type="float" office:value="0.70699352024293" calcext:value-type="float">
            <text:p>0.70699352024293</text:p>
          </table:table-cell>
          <table:table-cell office:value-type="float" office:value="0.309918949603156" calcext:value-type="float">
            <text:p>0.309918949603156</text:p>
          </table:table-cell>
        </table:table-row>
        <table:table-row table:style-name="ro1">
          <table:table-cell office:value-type="float" office:value="0.708378436325374" calcext:value-type="float">
            <text:p>0.708378436325374</text:p>
          </table:table-cell>
          <table:table-cell office:value-type="float" office:value="0.309889940891721" calcext:value-type="float">
            <text:p>0.309889940891721</text:p>
          </table:table-cell>
        </table:table-row>
        <table:table-row table:style-name="ro1">
          <table:table-cell office:value-type="float" office:value="0.709173279638849" calcext:value-type="float">
            <text:p>0.709173279638849</text:p>
          </table:table-cell>
          <table:table-cell office:value-type="float" office:value="0.308903646560557" calcext:value-type="float">
            <text:p>0.308903646560557</text:p>
          </table:table-cell>
        </table:table-row>
        <table:table-row table:style-name="ro1">
          <table:table-cell office:value-type="float" office:value="0.710560753582322" calcext:value-type="float">
            <text:p>0.710560753582322</text:p>
          </table:table-cell>
          <table:table-cell office:value-type="float" office:value="0.308874584271686" calcext:value-type="float">
            <text:p>0.308874584271686</text:p>
          </table:table-cell>
        </table:table-row>
        <table:table-row table:style-name="ro1">
          <table:table-cell office:value-type="float" office:value="0.71194714739277" calcext:value-type="float">
            <text:p>0.71194714739277</text:p>
          </table:table-cell>
          <table:table-cell office:value-type="float" office:value="0.308845544607484" calcext:value-type="float">
            <text:p>0.308845544607484</text:p>
          </table:table-cell>
        </table:table-row>
        <table:table-row table:style-name="ro1">
          <table:table-cell office:value-type="float" office:value="0.713332315285367" calcext:value-type="float">
            <text:p>0.713332315285367</text:p>
          </table:table-cell>
          <table:table-cell office:value-type="float" office:value="0.308816530621586" calcext:value-type="float">
            <text:p>0.308816530621586</text:p>
          </table:table-cell>
        </table:table-row>
        <table:table-row table:style-name="ro1">
          <table:table-cell office:value-type="float" office:value="0.71530719148487" calcext:value-type="float">
            <text:p>0.71530719148487</text:p>
          </table:table-cell>
          <table:table-cell office:value-type="float" office:value="0.309744809889507" calcext:value-type="float">
            <text:p>0.309744809889507</text:p>
          </table:table-cell>
        </table:table-row>
        <table:table-row table:style-name="ro1">
          <table:table-cell office:value-type="float" office:value="0.872122499812636" calcext:value-type="float">
            <text:p>0.872122499812636</text:p>
          </table:table-cell>
          <table:table-cell office:value-type="float" office:value="0.561476865815018" calcext:value-type="float">
            <text:p>0.561476865815018</text:p>
          </table:table-cell>
        </table:table-row>
        <table:table-row table:style-name="ro1">
          <table:table-cell office:value-type="float" office:value="0.872922180531683" calcext:value-type="float">
            <text:p>0.872922180531683</text:p>
          </table:table-cell>
          <table:table-cell office:value-type="float" office:value="0.560490470158652" calcext:value-type="float">
            <text:p>0.560490470158652</text:p>
          </table:table-cell>
        </table:table-row>
        <table:table-row table:style-name="ro1">
          <table:table-cell office:value-type="float" office:value="0.872922180531683" calcext:value-type="float">
            <text:p>0.872922180531683</text:p>
          </table:table-cell>
          <table:table-cell office:value-type="float" office:value="0.560490470158652" calcext:value-type="float">
            <text:p>0.560490470158652</text:p>
          </table:table-cell>
        </table:table-row>
        <table:table-row table:style-name="ro1">
          <table:table-cell office:value-type="float" office:value="0.875101495946543" calcext:value-type="float">
            <text:p>0.875101495946543</text:p>
          </table:table-cell>
          <table:table-cell office:value-type="float" office:value="0.559475176415764" calcext:value-type="float">
            <text:p>0.559475176415764</text:p>
          </table:table-cell>
        </table:table-row>
        <table:table-row table:style-name="ro1">
          <table:table-cell office:value-type="float" office:value="0.875894304899044" calcext:value-type="float">
            <text:p>0.875894304899044</text:p>
          </table:table-cell>
          <table:table-cell office:value-type="float" office:value="0.558488924696706" calcext:value-type="float">
            <text:p>0.558488924696706</text:p>
          </table:table-cell>
        </table:table-row>
        <table:table-row table:style-name="ro1">
          <table:table-cell office:value-type="float" office:value="0.876687584338936" calcext:value-type="float">
            <text:p>0.876687584338936</text:p>
          </table:table-cell>
          <table:table-cell office:value-type="float" office:value="0.557502663122731" calcext:value-type="float">
            <text:p>0.557502663122731</text:p>
          </table:table-cell>
        </table:table-row>
        <table:table-row table:style-name="ro1">
          <table:table-cell office:value-type="float" office:value="0.878070280516084" calcext:value-type="float">
            <text:p>0.878070280516084</text:p>
          </table:table-cell>
          <table:table-cell office:value-type="float" office:value="0.557473700909848" calcext:value-type="float">
            <text:p>0.557473700909848</text:p>
          </table:table-cell>
        </table:table-row>
        <table:table-row table:style-name="ro1">
          <table:table-cell office:value-type="float" office:value="0.761263467855647" calcext:value-type="float">
            <text:p>0.761263467855647</text:p>
          </table:table-cell>
          <table:table-cell office:value-type="float" office:value="0.365991279392415" calcext:value-type="float">
            <text:p>0.365991279392415</text:p>
          </table:table-cell>
        </table:table-row>
        <table:table-row table:style-name="ro1">
          <table:table-cell office:value-type="float" office:value="0.759694667042259" calcext:value-type="float">
            <text:p>0.759694667042259</text:p>
          </table:table-cell>
          <table:table-cell office:value-type="float" office:value="0.361175912815972" calcext:value-type="float">
            <text:p>0.361175912815972</text:p>
          </table:table-cell>
        </table:table-row>
        <table:table-row table:style-name="ro1">
          <table:table-cell office:value-type="float" office:value="0.759903777998613" calcext:value-type="float">
            <text:p>0.759903777998613</text:p>
          </table:table-cell>
          <table:table-cell office:value-type="float" office:value="0.359232241950002" calcext:value-type="float">
            <text:p>0.359232241950002</text:p>
          </table:table-cell>
        </table:table-row>
        <table:table-row table:style-name="ro1">
          <table:table-cell office:value-type="float" office:value="0.760699038786816" calcext:value-type="float">
            <text:p>0.760699038786816</text:p>
          </table:table-cell>
          <table:table-cell office:value-type="float" office:value="0.358245938874334" calcext:value-type="float">
            <text:p>0.358245938874334</text:p>
          </table:table-cell>
        </table:table-row>
        <table:table-row table:style-name="ro1">
          <table:table-cell office:value-type="float" office:value="0.760903259324934" calcext:value-type="float">
            <text:p>0.760903259324934</text:p>
          </table:table-cell>
          <table:table-cell office:value-type="float" office:value="0.356302370443979" calcext:value-type="float">
            <text:p>0.356302370443979</text:p>
          </table:table-cell>
        </table:table-row>
        <table:table-row table:style-name="ro1">
          <table:table-cell office:value-type="float" office:value="0.760312272087514" calcext:value-type="float">
            <text:p>0.760312272087514</text:p>
          </table:table-cell>
          <table:table-cell office:value-type="float" office:value="0.355345103978879" calcext:value-type="float">
            <text:p>0.355345103978879</text:p>
          </table:table-cell>
        </table:table-row>
        <table:table-row table:style-name="ro1">
          <table:table-cell office:value-type="float" office:value="0.763087054309885" calcext:value-type="float">
            <text:p>0.763087054309885</text:p>
          </table:table-cell>
          <table:table-cell office:value-type="float" office:value="0.355286982871178" calcext:value-type="float">
            <text:p>0.355286982871178</text:p>
          </table:table-cell>
        </table:table-row>
        <table:table-row table:style-name="ro1">
          <table:table-cell office:value-type="float" office:value="0.763881950636024" calcext:value-type="float">
            <text:p>0.763881950636024</text:p>
          </table:table-cell>
          <table:table-cell office:value-type="float" office:value="0.354300687429601" calcext:value-type="float">
            <text:p>0.354300687429601</text:p>
          </table:table-cell>
        </table:table-row>
        <table:table-row table:style-name="ro1">
          <table:table-cell office:value-type="float" office:value="0.765272565579828" calcext:value-type="float">
            <text:p>0.765272565579828</text:p>
          </table:table-cell>
          <table:table-cell office:value-type="float" office:value="0.35427155934875" calcext:value-type="float">
            <text:p>0.35427155934875</text:p>
          </table:table-cell>
        </table:table-row>
        <table:table-row table:style-name="ro1">
          <table:table-cell office:value-type="float" office:value="0.76607263726727" calcext:value-type="float">
            <text:p>0.76607263726727</text:p>
          </table:table-cell>
          <table:table-cell office:value-type="float" office:value="0.353285155503087" calcext:value-type="float">
            <text:p>0.353285155503087</text:p>
          </table:table-cell>
        </table:table-row>
        <table:table-row table:style-name="ro1">
          <table:table-cell office:value-type="float" office:value="0.767458249140927" calcext:value-type="float">
            <text:p>0.767458249140927</text:p>
          </table:table-cell>
          <table:table-cell office:value-type="float" office:value="0.353256132217478" calcext:value-type="float">
            <text:p>0.353256132217478</text:p>
          </table:table-cell>
        </table:table-row>
        <table:table-row table:style-name="ro1">
          <table:table-cell office:value-type="float" office:value="0.767664245603283" calcext:value-type="float">
            <text:p>0.767664245603283</text:p>
          </table:table-cell>
          <table:table-cell office:value-type="float" office:value="0.351312526588282" calcext:value-type="float">
            <text:p>0.351312526588282</text:p>
          </table:table-cell>
        </table:table-row>
        <table:table-row table:style-name="ro1">
          <table:table-cell office:value-type="float" office:value="0.767664245603283" calcext:value-type="float">
            <text:p>0.767664245603283</text:p>
          </table:table-cell>
          <table:table-cell office:value-type="float" office:value="0.351312526588282" calcext:value-type="float">
            <text:p>0.351312526588282</text:p>
          </table:table-cell>
        </table:table-row>
        <table:table-row table:style-name="ro1">
          <table:table-cell office:value-type="float" office:value="0.770435495856928" calcext:value-type="float">
            <text:p>0.770435495856928</text:p>
          </table:table-cell>
          <table:table-cell office:value-type="float" office:value="0.351254479461859" calcext:value-type="float">
            <text:p>0.351254479461859</text:p>
          </table:table-cell>
        </table:table-row>
        <table:table-row table:style-name="ro1">
          <table:table-cell office:value-type="float" office:value="0.771822081838282" calcext:value-type="float">
            <text:p>0.771822081838282</text:p>
          </table:table-cell>
          <table:table-cell office:value-type="float" office:value="0.351225435772409" calcext:value-type="float">
            <text:p>0.351225435772409</text:p>
          </table:table-cell>
        </table:table-row>
        <table:table-row table:style-name="ro1">
          <table:table-cell office:value-type="float" office:value="0.772616785993514" calcext:value-type="float">
            <text:p>0.772616785993514</text:p>
          </table:table-cell>
          <table:table-cell office:value-type="float" office:value="0.35023914435608" calcext:value-type="float">
            <text:p>0.35023914435608</text:p>
          </table:table-cell>
        </table:table-row>
        <table:table-row table:style-name="ro1">
          <table:table-cell office:value-type="float" office:value="0.774005114766191" calcext:value-type="float">
            <text:p>0.774005114766191</text:p>
          </table:table-cell>
          <table:table-cell office:value-type="float" office:value="0.350210064161797" calcext:value-type="float">
            <text:p>0.350210064161797</text:p>
          </table:table-cell>
        </table:table-row>
        <table:table-row table:style-name="ro1">
          <table:table-cell office:value-type="float" office:value="0.775396173691054" calcext:value-type="float">
            <text:p>0.775396173691054</text:p>
          </table:table-cell>
          <table:table-cell office:value-type="float" office:value="0.350180926781234" calcext:value-type="float">
            <text:p>0.350180926781234</text:p>
          </table:table-cell>
        </table:table-row>
        <table:table-row table:style-name="ro1">
          <table:table-cell office:value-type="float" office:value="0.776782560874919" calcext:value-type="float">
            <text:p>0.776782560874919</text:p>
          </table:table-cell>
          <table:table-cell office:value-type="float" office:value="0.350151887255834" calcext:value-type="float">
            <text:p>0.350151887255834</text:p>
          </table:table-cell>
        </table:table-row>
        <table:table-row table:style-name="ro1">
          <table:table-cell office:value-type="float" office:value="0.778165144400155" calcext:value-type="float">
            <text:p>0.778165144400155</text:p>
          </table:table-cell>
          <table:table-cell office:value-type="float" office:value="0.350122927402578" calcext:value-type="float">
            <text:p>0.350122927402578</text:p>
          </table:table-cell>
        </table:table-row>
        <table:table-row table:style-name="ro1">
          <table:table-cell office:value-type="float" office:value="0.779556123806022" calcext:value-type="float">
            <text:p>0.779556123806022</text:p>
          </table:table-cell>
          <table:table-cell office:value-type="float" office:value="0.350093791687636" calcext:value-type="float">
            <text:p>0.350093791687636</text:p>
          </table:table-cell>
        </table:table-row>
        <table:table-row table:style-name="ro1">
          <table:table-cell office:value-type="float" office:value="0.780348270100226" calcext:value-type="float">
            <text:p>0.780348270100226</text:p>
          </table:table-cell>
          <table:table-cell office:value-type="float" office:value="0.349107553848743" calcext:value-type="float">
            <text:p>0.349107553848743</text:p>
          </table:table-cell>
        </table:table-row>
        <table:table-row table:style-name="ro1">
          <table:table-cell office:value-type="float" office:value="0.781733345220662" calcext:value-type="float">
            <text:p>0.781733345220662</text:p>
          </table:table-cell>
          <table:table-cell office:value-type="float" office:value="0.349078541806068" calcext:value-type="float">
            <text:p>0.349078541806068</text:p>
          </table:table-cell>
        </table:table-row>
        <table:table-row table:style-name="ro1">
          <table:table-cell office:value-type="float" office:value="0.783116392606706" calcext:value-type="float">
            <text:p>0.783116392606706</text:p>
          </table:table-cell>
          <table:table-cell office:value-type="float" office:value="0.349049572236697" calcext:value-type="float">
            <text:p>0.349049572236697</text:p>
          </table:table-cell>
        </table:table-row>
        <table:table-row table:style-name="ro1">
          <table:table-cell office:value-type="float" office:value="0.783320361334672" calcext:value-type="float">
            <text:p>0.783320361334672</text:p>
          </table:table-cell>
          <table:table-cell office:value-type="float" office:value="0.347106009080805" calcext:value-type="float">
            <text:p>0.347106009080805</text:p>
          </table:table-cell>
        </table:table-row>
        <table:table-row table:style-name="ro1">
          <table:table-cell office:value-type="float" office:value="0.78470533042978" calcext:value-type="float">
            <text:p>0.78470533042978</text:p>
          </table:table-cell>
          <table:table-cell office:value-type="float" office:value="0.347076999258957" calcext:value-type="float">
            <text:p>0.347076999258957</text:p>
          </table:table-cell>
        </table:table-row>
        <table:table-row table:style-name="ro1">
          <table:table-cell office:value-type="float" office:value="0.78470533042978" calcext:value-type="float">
            <text:p>0.78470533042978</text:p>
          </table:table-cell>
          <table:table-cell office:value-type="float" office:value="0.347076999258957" calcext:value-type="float">
            <text:p>0.347076999258957</text:p>
          </table:table-cell>
        </table:table-row>
        <table:table-row table:style-name="ro1">
          <table:table-cell office:value-type="float" office:value="0.787473413176762" calcext:value-type="float">
            <text:p>0.787473413176762</text:p>
          </table:table-cell>
          <table:table-cell office:value-type="float" office:value="0.347019018479721" calcext:value-type="float">
            <text:p>0.347019018479721</text:p>
          </table:table-cell>
        </table:table-row>
        <table:table-row table:style-name="ro1">
          <table:table-cell office:value-type="float" office:value="0.788264671508847" calcext:value-type="float">
            <text:p>0.788264671508847</text:p>
          </table:table-cell>
          <table:table-cell office:value-type="float" office:value="0.346032799240249" calcext:value-type="float">
            <text:p>0.346032799240249</text:p>
          </table:table-cell>
        </table:table-row>
        <table:table-row table:style-name="ro1">
          <table:table-cell office:value-type="float" office:value="0.789648838787415" calcext:value-type="float">
            <text:p>0.789648838787415</text:p>
          </table:table-cell>
          <table:table-cell office:value-type="float" office:value="0.346003806213399" calcext:value-type="float">
            <text:p>0.346003806213399</text:p>
          </table:table-cell>
        </table:table-row>
        <table:table-row table:style-name="ro1">
          <table:table-cell office:value-type="float" office:value="0.789648838787415" calcext:value-type="float">
            <text:p>0.789648838787415</text:p>
          </table:table-cell>
          <table:table-cell office:value-type="float" office:value="0.346003806213399" calcext:value-type="float">
            <text:p>0.346003806213399</text:p>
          </table:table-cell>
        </table:table-row>
        <table:table-row table:style-name="ro1">
          <table:table-cell office:value-type="float" office:value="0.792420453503124" calcext:value-type="float">
            <text:p>0.792420453503124</text:p>
          </table:table-cell>
          <table:table-cell office:value-type="float" office:value="0.345945751452886" calcext:value-type="float">
            <text:p>0.345945751452886</text:p>
          </table:table-cell>
        </table:table-row>
        <table:table-row table:style-name="ro1">
          <table:table-cell office:value-type="float" office:value="0.79380372619299" calcext:value-type="float">
            <text:p>0.79380372619299</text:p>
          </table:table-cell>
          <table:table-cell office:value-type="float" office:value="0.345916777164259" calcext:value-type="float">
            <text:p>0.345916777164259</text:p>
          </table:table-cell>
        </table:table-row>
        <table:table-row table:style-name="ro1">
          <table:table-cell office:value-type="float" office:value="0.795194586320363" calcext:value-type="float">
            <text:p>0.795194586320363</text:p>
          </table:table-cell>
          <table:table-cell office:value-type="float" office:value="0.345887643947747" calcext:value-type="float">
            <text:p>0.345887643947747</text:p>
          </table:table-cell>
        </table:table-row>
        <table:table-row table:style-name="ro1">
          <table:table-cell office:value-type="float" office:value="0.796582948225955" calcext:value-type="float">
            <text:p>0.796582948225955</text:p>
          </table:table-cell>
          <table:table-cell office:value-type="float" office:value="0.345858563059455" calcext:value-type="float">
            <text:p>0.345858563059455</text:p>
          </table:table-cell>
        </table:table-row>
        <table:table-row table:style-name="ro1">
          <table:table-cell office:value-type="float" office:value="0.797377652381187" calcext:value-type="float">
            <text:p>0.797377652381187</text:p>
          </table:table-cell>
          <table:table-cell office:value-type="float" office:value="0.344872271643126" calcext:value-type="float">
            <text:p>0.344872271643126</text:p>
          </table:table-cell>
        </table:table-row>
        <table:table-row table:style-name="ro1">
          <table:table-cell office:value-type="float" office:value="0.798757585273234" calcext:value-type="float">
            <text:p>0.798757585273234</text:p>
          </table:table-cell>
          <table:table-cell office:value-type="float" office:value="0.344843367310529" calcext:value-type="float">
            <text:p>0.344843367310529</text:p>
          </table:table-cell>
        </table:table-row>
        <table:table-row table:style-name="ro1">
          <table:table-cell office:value-type="float" office:value="0.799553349681742" calcext:value-type="float">
            <text:p>0.799553349681742</text:p>
          </table:table-cell>
          <table:table-cell office:value-type="float" office:value="0.343857053685937" calcext:value-type="float">
            <text:p>0.343857053685937</text:p>
          </table:table-cell>
        </table:table-row>
        <table:table-row table:style-name="ro1">
          <table:table-cell office:value-type="float" office:value="0.800345442963282" calcext:value-type="float">
            <text:p>0.800345442963282</text:p>
          </table:table-cell>
          <table:table-cell office:value-type="float" office:value="0.342870816957457" calcext:value-type="float">
            <text:p>0.342870816957457</text:p>
          </table:table-cell>
        </table:table-row>
        <table:table-row table:style-name="ro1">
          <table:table-cell office:value-type="float" office:value="0.801730339165977" calcext:value-type="float">
            <text:p>0.801730339165977</text:p>
          </table:table-cell>
          <table:table-cell office:value-type="float" office:value="0.342841808662427" calcext:value-type="float">
            <text:p>0.342841808662427</text:p>
          </table:table-cell>
        </table:table-row>
        <table:table-row table:style-name="ro1">
          <table:table-cell office:value-type="float" office:value="0.803116501046021" calcext:value-type="float">
            <text:p>0.803116501046021</text:p>
          </table:table-cell>
          <table:table-cell office:value-type="float" office:value="0.342812773856282" calcext:value-type="float">
            <text:p>0.342812773856282</text:p>
          </table:table-cell>
        </table:table-row>
        <table:table-row table:style-name="ro1">
          <table:table-cell office:value-type="float" office:value="0.803913040764737" calcext:value-type="float">
            <text:p>0.803913040764737</text:p>
          </table:table-cell>
          <table:table-cell office:value-type="float" office:value="0.341826443991897" calcext:value-type="float">
            <text:p>0.341826443991897</text:p>
          </table:table-cell>
        </table:table-row>
        <table:table-row table:style-name="ro1">
          <table:table-cell office:value-type="float" office:value="0.805297592385118" calcext:value-type="float">
            <text:p>0.805297592385118</text:p>
          </table:table-cell>
          <table:table-cell office:value-type="float" office:value="0.341797442914552" calcext:value-type="float">
            <text:p>0.341797442914552</text:p>
          </table:table-cell>
        </table:table-row>
        <table:table-row table:style-name="ro1">
          <table:table-cell office:value-type="float" office:value="0.806683310284102" calcext:value-type="float">
            <text:p>0.806683310284102</text:p>
          </table:table-cell>
          <table:table-cell office:value-type="float" office:value="0.341768417408118" calcext:value-type="float">
            <text:p>0.341768417408118</text:p>
          </table:table-cell>
        </table:table-row>
        <table:table-row table:style-name="ro1">
          <table:table-cell office:value-type="float" office:value="0.808067391417091" calcext:value-type="float">
            <text:p>0.808067391417091</text:p>
          </table:table-cell>
          <table:table-cell office:value-type="float" office:value="0.34173942618569" calcext:value-type="float">
            <text:p>0.34173942618569</text:p>
          </table:table-cell>
        </table:table-row>
        <table:table-row table:style-name="ro1">
          <table:table-cell office:value-type="float" office:value="0.808860425673414" calcext:value-type="float">
            <text:p>0.808860425673414</text:p>
          </table:table-cell>
          <table:table-cell office:value-type="float" office:value="0.340753169747376" calcext:value-type="float">
            <text:p>0.340753169747376</text:p>
          </table:table-cell>
        </table:table-row>
        <table:table-row table:style-name="ro1">
          <table:table-cell office:value-type="float" office:value="0.810246209838228" calcext:value-type="float">
            <text:p>0.810246209838228</text:p>
          </table:table-cell>
          <table:table-cell office:value-type="float" office:value="0.340724142852925" calcext:value-type="float">
            <text:p>0.340724142852925</text:p>
          </table:table-cell>
        </table:table-row>
        <table:table-row table:style-name="ro1">
          <table:table-cell office:value-type="float" office:value="0.811629681325583" calcext:value-type="float">
            <text:p>0.811629681325583</text:p>
          </table:table-cell>
          <table:table-cell office:value-type="float" office:value="0.340695164400249" calcext:value-type="float">
            <text:p>0.340695164400249</text:p>
          </table:table-cell>
        </table:table-row>
        <table:table-row table:style-name="ro1">
          <table:table-cell office:value-type="float" office:value="0.813015810072712" calcext:value-type="float">
            <text:p>0.813015810072712</text:p>
          </table:table-cell>
          <table:table-cell office:value-type="float" office:value="0.340666130288113" calcext:value-type="float">
            <text:p>0.340666130288113</text:p>
          </table:table-cell>
        </table:table-row>
        <table:table-row table:style-name="ro1">
          <table:table-cell office:value-type="float" office:value="0.813809063006272" calcext:value-type="float">
            <text:p>0.813809063006272</text:p>
          </table:table-cell>
          <table:table-cell office:value-type="float" office:value="0.339679869269344" calcext:value-type="float">
            <text:p>0.339679869269344</text:p>
          </table:table-cell>
        </table:table-row>
        <table:table-row table:style-name="ro1">
          <table:table-cell office:value-type="float" office:value="0.814605291275589" calcext:value-type="float">
            <text:p>0.814605291275589</text:p>
          </table:table-cell>
          <table:table-cell office:value-type="float" office:value="0.338693545928637" calcext:value-type="float">
            <text:p>0.338693545928637</text:p>
          </table:table-cell>
        </table:table-row>
        <table:table-row table:style-name="ro1">
          <table:table-cell office:value-type="float" office:value="0.815990677845424" calcext:value-type="float">
            <text:p>0.815990677845424</text:p>
          </table:table-cell>
          <table:table-cell office:value-type="float" office:value="0.338664527362285" calcext:value-type="float">
            <text:p>0.338664527362285</text:p>
          </table:table-cell>
        </table:table-row>
        <table:table-row table:style-name="ro1">
          <table:table-cell office:value-type="float" office:value="0.817374898136656" calcext:value-type="float">
            <text:p>0.817374898136656</text:p>
          </table:table-cell>
          <table:table-cell office:value-type="float" office:value="0.338635533225022" calcext:value-type="float">
            <text:p>0.338635533225022</text:p>
          </table:table-cell>
        </table:table-row>
        <table:table-row table:style-name="ro1">
          <table:table-cell office:value-type="float" office:value="0.816783910899236" calcext:value-type="float">
            <text:p>0.816783910899236</text:p>
          </table:table-cell>
          <table:table-cell office:value-type="float" office:value="0.337678266759921" calcext:value-type="float">
            <text:p>0.337678266759921</text:p>
          </table:table-cell>
        </table:table-row>
        <table:table-row table:style-name="ro1">
          <table:table-cell office:value-type="float" office:value="0.819556519602391" calcext:value-type="float">
            <text:p>0.819556519602391</text:p>
          </table:table-cell>
          <table:table-cell office:value-type="float" office:value="0.337620191179161" calcext:value-type="float">
            <text:p>0.337620191179161</text:p>
          </table:table-cell>
        </table:table-row>
        <table:table-row table:style-name="ro1">
          <table:table-cell office:value-type="float" office:value="0.820943741735711" calcext:value-type="float">
            <text:p>0.820943741735711</text:p>
          </table:table-cell>
          <table:table-cell office:value-type="float" office:value="0.337591134164753" calcext:value-type="float">
            <text:p>0.337591134164753</text:p>
          </table:table-cell>
        </table:table-row>
        <table:table-row table:style-name="ro1">
          <table:table-cell office:value-type="float" office:value="0.82231695527262" calcext:value-type="float">
            <text:p>0.82231695527262</text:p>
          </table:table-cell>
          <table:table-cell office:value-type="float" office:value="0.337562370577026" calcext:value-type="float">
            <text:p>0.337562370577026</text:p>
          </table:table-cell>
        </table:table-row>
        <table:table-row table:style-name="ro1">
          <table:table-cell office:value-type="float" office:value="0.823116973947399" calcext:value-type="float">
            <text:p>0.823116973947399</text:p>
          </table:table-cell>
          <table:table-cell office:value-type="float" office:value="0.336575967841776" calcext:value-type="float">
            <text:p>0.336575967841776</text:p>
          </table:table-cell>
        </table:table-row>
        <table:table-row table:style-name="ro1">
          <table:table-cell office:value-type="float" office:value="0.824501114719635" calcext:value-type="float">
            <text:p>0.824501114719635</text:p>
          </table:table-cell>
          <table:table-cell office:value-type="float" office:value="0.336546975370134" calcext:value-type="float">
            <text:p>0.336546975370134</text:p>
          </table:table-cell>
        </table:table-row>
        <table:table-row table:style-name="ro1">
          <table:table-cell office:value-type="float" office:value="0.824501114719635" calcext:value-type="float">
            <text:p>0.824501114719635</text:p>
          </table:table-cell>
          <table:table-cell office:value-type="float" office:value="0.336546975370134" calcext:value-type="float">
            <text:p>0.336546975370134</text:p>
          </table:table-cell>
        </table:table-row>
        <table:table-row table:style-name="ro1">
          <table:table-cell office:value-type="float" office:value="0.827270277599642" calcext:value-type="float">
            <text:p>0.827270277599642</text:p>
          </table:table-cell>
          <table:table-cell office:value-type="float" office:value="0.33648897196623" calcext:value-type="float">
            <text:p>0.33648897196623</text:p>
          </table:table-cell>
        </table:table-row>
        <table:table-row table:style-name="ro1">
          <table:table-cell office:value-type="float" office:value="0.826679290362222" calcext:value-type="float">
            <text:p>0.826679290362222</text:p>
          </table:table-cell>
          <table:table-cell office:value-type="float" office:value="0.335531705501129" calcext:value-type="float">
            <text:p>0.335531705501129</text:p>
          </table:table-cell>
        </table:table-row>
        <table:table-row table:style-name="ro1">
          <table:table-cell office:value-type="float" office:value="0.828857412992146" calcext:value-type="float">
            <text:p>0.828857412992146</text:p>
          </table:table-cell>
          <table:table-cell office:value-type="float" office:value="0.334516436742537" calcext:value-type="float">
            <text:p>0.334516436742537</text:p>
          </table:table-cell>
        </table:table-row>
        <table:table-row table:style-name="ro1">
          <table:table-cell office:value-type="float" office:value="0.830243879695007" calcext:value-type="float">
            <text:p>0.830243879695007</text:p>
          </table:table-cell>
          <table:table-cell office:value-type="float" office:value="0.334487395551516" calcext:value-type="float">
            <text:p>0.334487395551516</text:p>
          </table:table-cell>
        </table:table-row>
        <table:table-row table:style-name="ro1">
          <table:table-cell office:value-type="float" office:value="0.831626734910145" calcext:value-type="float">
            <text:p>0.831626734910145</text:p>
          </table:table-cell>
          <table:table-cell office:value-type="float" office:value="0.334458430007393" calcext:value-type="float">
            <text:p>0.334458430007393</text:p>
          </table:table-cell>
        </table:table-row>
        <table:table-row table:style-name="ro1">
          <table:table-cell office:value-type="float" office:value="0.833009729283527" calcext:value-type="float">
            <text:p>0.833009729283527</text:p>
          </table:table-cell>
          <table:table-cell office:value-type="float" office:value="0.334429461548436" calcext:value-type="float">
            <text:p>0.334429461548436</text:p>
          </table:table-cell>
        </table:table-row>
        <table:table-row table:style-name="ro1">
          <table:table-cell office:value-type="float" office:value="0.833805102723639" calcext:value-type="float">
            <text:p>0.833805102723639</text:p>
          </table:table-cell>
          <table:table-cell office:value-type="float" office:value="0.333443156113141" calcext:value-type="float">
            <text:p>0.333443156113141</text:p>
          </table:table-cell>
        </table:table-row>
        <table:table-row table:style-name="ro1">
          <table:table-cell office:value-type="float" office:value="0.835191052553028" calcext:value-type="float">
            <text:p>0.835191052553028</text:p>
          </table:table-cell>
          <table:table-cell office:value-type="float" office:value="0.333414125748649" calcext:value-type="float">
            <text:p>0.333414125748649</text:p>
          </table:table-cell>
        </table:table-row>
        <table:table-row table:style-name="ro1">
          <table:table-cell office:value-type="float" office:value="0.836573801742839" calcext:value-type="float">
            <text:p>0.836573801742839</text:p>
          </table:table-cell>
          <table:table-cell office:value-type="float" office:value="0.333385162425352" calcext:value-type="float">
            <text:p>0.333385162425352</text:p>
          </table:table-cell>
        </table:table-row>
        <table:table-row table:style-name="ro1">
          <table:table-cell office:value-type="float" office:value="0.837959778078559" calcext:value-type="float">
            <text:p>0.837959778078559</text:p>
          </table:table-cell>
          <table:table-cell office:value-type="float" office:value="0.333356131505653" calcext:value-type="float">
            <text:p>0.333356131505653</text:p>
          </table:table-cell>
        </table:table-row>
        <table:table-row table:style-name="ro1">
          <table:table-cell office:value-type="float" office:value="0.839341771837911" calcext:value-type="float">
            <text:p>0.839341771837911</text:p>
          </table:table-cell>
          <table:table-cell office:value-type="float" office:value="0.333327184005744" calcext:value-type="float">
            <text:p>0.333327184005744</text:p>
          </table:table-cell>
        </table:table-row>
        <table:table-row table:style-name="ro1">
          <table:table-cell office:value-type="float" office:value="0.84013733744893" calcext:value-type="float">
            <text:p>0.84013733744893</text:p>
          </table:table-cell>
          <table:table-cell office:value-type="float" office:value="0.332340874545201" calcext:value-type="float">
            <text:p>0.332340874545201</text:p>
          </table:table-cell>
        </table:table-row>
        <table:table-row table:style-name="ro1">
          <table:table-cell office:value-type="float" office:value="0.84013733744893" calcext:value-type="float">
            <text:p>0.84013733744893</text:p>
          </table:table-cell>
          <table:table-cell office:value-type="float" office:value="0.332340874545201" calcext:value-type="float">
            <text:p>0.332340874545201</text:p>
          </table:table-cell>
        </table:table-row>
        <table:table-row table:style-name="ro1">
          <table:table-cell office:value-type="float" office:value="0.842316122737152" calcext:value-type="float">
            <text:p>0.842316122737152</text:p>
          </table:table-cell>
          <table:table-cell office:value-type="float" office:value="0.331325591906445" calcext:value-type="float">
            <text:p>0.331325591906445</text:p>
          </table:table-cell>
        </table:table-row>
        <table:table-row table:style-name="ro1">
          <table:table-cell office:value-type="float" office:value="0.843110018449261" calcext:value-type="float">
            <text:p>0.843110018449261</text:p>
          </table:table-cell>
          <table:table-cell office:value-type="float" office:value="0.330339317423917" calcext:value-type="float">
            <text:p>0.330339317423917</text:p>
          </table:table-cell>
        </table:table-row>
        <table:table-row table:style-name="ro1">
          <table:table-cell office:value-type="float" office:value="0.844494908025373" calcext:value-type="float">
            <text:p>0.844494908025373</text:p>
          </table:table-cell>
          <table:table-cell office:value-type="float" office:value="0.330310309267688" calcext:value-type="float">
            <text:p>0.330310309267688</text:p>
          </table:table-cell>
        </table:table-row>
        <table:table-row table:style-name="ro1">
          <table:table-cell office:value-type="float" office:value="0.844494908025373" calcext:value-type="float">
            <text:p>0.844494908025373</text:p>
          </table:table-cell>
          <table:table-cell office:value-type="float" office:value="0.330310309267688" calcext:value-type="float">
            <text:p>0.330310309267688</text:p>
          </table:table-cell>
        </table:table-row>
        <table:table-row table:style-name="ro1">
          <table:table-cell office:value-type="float" office:value="0.846676059003717" calcext:value-type="float">
            <text:p>0.846676059003717</text:p>
          </table:table-cell>
          <table:table-cell office:value-type="float" office:value="0.329294977076744" calcext:value-type="float">
            <text:p>0.329294977076744</text:p>
          </table:table-cell>
        </table:table-row>
        <table:table-row table:style-name="ro1">
          <table:table-cell office:value-type="float" office:value="0.848062837155977" calcext:value-type="float">
            <text:p>0.848062837155977</text:p>
          </table:table-cell>
          <table:table-cell office:value-type="float" office:value="0.329265929362046" calcext:value-type="float">
            <text:p>0.329265929362046</text:p>
          </table:table-cell>
        </table:table-row>
        <table:table-row table:style-name="ro1">
          <table:table-cell office:value-type="float" office:value="0.84944648093449" calcext:value-type="float">
            <text:p>0.84944648093449</text:p>
          </table:table-cell>
          <table:table-cell office:value-type="float" office:value="0.329236947300527" calcext:value-type="float">
            <text:p>0.329236947300527</text:p>
          </table:table-cell>
        </table:table-row>
        <table:table-row table:style-name="ro1">
          <table:table-cell office:value-type="float" office:value="0.850242132691088" calcext:value-type="float">
            <text:p>0.850242132691088</text:p>
          </table:table-cell>
          <table:table-cell office:value-type="float" office:value="0.328250636035562" calcext:value-type="float">
            <text:p>0.328250636035562</text:p>
          </table:table-cell>
        </table:table-row>
        <table:table-row table:style-name="ro1">
          <table:table-cell office:value-type="float" office:value="0.851627883722987" calcext:value-type="float">
            <text:p>0.851627883722987</text:p>
          </table:table-cell>
          <table:table-cell office:value-type="float" office:value="0.32822160983512" calcext:value-type="float">
            <text:p>0.32822160983512</text:p>
          </table:table-cell>
        </table:table-row>
        <table:table-row table:style-name="ro1">
          <table:table-cell office:value-type="float" office:value="0.8524229457137" calcext:value-type="float">
            <text:p>0.8524229457137</text:p>
          </table:table-cell>
          <table:table-cell office:value-type="float" office:value="0.327235310923502" calcext:value-type="float">
            <text:p>0.327235310923502</text:p>
          </table:table-cell>
        </table:table-row>
        <table:table-row table:style-name="ro1">
          <table:table-cell office:value-type="float" office:value="0.853218922172863" calcext:value-type="float">
            <text:p>0.853218922172863</text:p>
          </table:table-cell>
          <table:table-cell office:value-type="float" office:value="0.326248992857257" calcext:value-type="float">
            <text:p>0.326248992857257</text:p>
          </table:table-cell>
        </table:table-row>
        <table:table-row table:style-name="ro1">
          <table:table-cell office:value-type="float" office:value="0.854605004533911" calcext:value-type="float">
            <text:p>0.854605004533911</text:p>
          </table:table-cell>
          <table:table-cell office:value-type="float" office:value="0.326219959716732" calcext:value-type="float">
            <text:p>0.326219959716732</text:p>
          </table:table-cell>
        </table:table-row>
        <table:table-row table:style-name="ro1">
          <table:table-cell office:value-type="float" office:value="0.855990477249325" calcext:value-type="float">
            <text:p>0.855990477249325</text:p>
          </table:table-cell>
          <table:table-cell office:value-type="float" office:value="0.326190939345958" calcext:value-type="float">
            <text:p>0.326190939345958</text:p>
          </table:table-cell>
        </table:table-row>
        <table:table-row table:style-name="ro1">
          <table:table-cell office:value-type="float" office:value="0.857371669192137" calcext:value-type="float">
            <text:p>0.857371669192137</text:p>
          </table:table-cell>
          <table:table-cell office:value-type="float" office:value="0.326162008641049" calcext:value-type="float">
            <text:p>0.326162008641049</text:p>
          </table:table-cell>
        </table:table-row>
        <table:table-row table:style-name="ro1">
          <table:table-cell office:value-type="float" office:value="0.858163788980009" calcext:value-type="float">
            <text:p>0.858163788980009</text:p>
          </table:table-cell>
          <table:table-cell office:value-type="float" office:value="0.325175771357362" calcext:value-type="float">
            <text:p>0.325175771357362</text:p>
          </table:table-cell>
        </table:table-row>
        <table:table-row table:style-name="ro1">
          <table:table-cell office:value-type="float" office:value="0.858163788980009" calcext:value-type="float">
            <text:p>0.858163788980009</text:p>
          </table:table-cell>
          <table:table-cell office:value-type="float" office:value="0.325175771357362" calcext:value-type="float">
            <text:p>0.325175771357362</text:p>
          </table:table-cell>
        </table:table-row>
        <table:table-row table:style-name="ro1">
          <table:table-cell office:value-type="float" office:value="0.860935112126067" calcext:value-type="float">
            <text:p>0.860935112126067</text:p>
          </table:table-cell>
          <table:table-cell office:value-type="float" office:value="0.325117722704121" calcext:value-type="float">
            <text:p>0.325117722704121</text:p>
          </table:table-cell>
        </table:table-row>
        <table:table-row table:style-name="ro1">
          <table:table-cell office:value-type="float" office:value="0.86231935892363" calcext:value-type="float">
            <text:p>0.86231935892363</text:p>
          </table:table-cell>
          <table:table-cell office:value-type="float" office:value="0.325088728011652" calcext:value-type="float">
            <text:p>0.325088728011652</text:p>
          </table:table-cell>
        </table:table-row>
        <table:table-row table:style-name="ro1">
          <table:table-cell office:value-type="float" office:value="0.863111929319145" calcext:value-type="float">
            <text:p>0.863111929319145</text:p>
          </table:table-cell>
          <table:table-cell office:value-type="float" office:value="0.324102481289454" calcext:value-type="float">
            <text:p>0.324102481289454</text:p>
          </table:table-cell>
        </table:table-row>
        <table:table-row table:style-name="ro1">
          <table:table-cell office:value-type="float" office:value="0.864496898414252" calcext:value-type="float">
            <text:p>0.864496898414252</text:p>
          </table:table-cell>
          <table:table-cell office:value-type="float" office:value="0.324073471467605" calcext:value-type="float">
            <text:p>0.324073471467605</text:p>
          </table:table-cell>
        </table:table-row>
        <table:table-row table:style-name="ro1">
          <table:table-cell office:value-type="float" office:value="0.865881874135943" calcext:value-type="float">
            <text:p>0.865881874135943</text:p>
          </table:table-cell>
          <table:table-cell office:value-type="float" office:value="0.324044461506955" calcext:value-type="float">
            <text:p>0.324044461506955</text:p>
          </table:table-cell>
        </table:table-row>
        <table:table-row table:style-name="ro1">
          <table:table-cell office:value-type="float" office:value="0.867266173946171" calcext:value-type="float">
            <text:p>0.867266173946171</text:p>
          </table:table-cell>
          <table:table-cell office:value-type="float" office:value="0.324015465704073" calcext:value-type="float">
            <text:p>0.324015465704073</text:p>
          </table:table-cell>
        </table:table-row>
        <table:table-row table:style-name="ro1">
          <table:table-cell office:value-type="float" office:value="0.868652196667972" calcext:value-type="float">
            <text:p>0.868652196667972</text:p>
          </table:table-cell>
          <table:table-cell office:value-type="float" office:value="0.323986433812763" calcext:value-type="float">
            <text:p>0.323986433812763</text:p>
          </table:table-cell>
        </table:table-row>
        <table:table-row table:style-name="ro1">
          <table:table-cell office:value-type="float" office:value="0.869446403829481" calcext:value-type="float">
            <text:p>0.869446403829481</text:p>
          </table:table-cell>
          <table:table-cell office:value-type="float" office:value="0.323000152806558" calcext:value-type="float">
            <text:p>0.323000152806558</text:p>
          </table:table-cell>
        </table:table-row>
        <table:table-row table:style-name="ro1">
          <table:table-cell office:value-type="float" office:value="0.868855416592061" calcext:value-type="float">
            <text:p>0.868855416592061</text:p>
          </table:table-cell>
          <table:table-cell office:value-type="float" office:value="0.322042886341457" calcext:value-type="float">
            <text:p>0.322042886341457</text:p>
          </table:table-cell>
        </table:table-row>
        <table:table-row table:style-name="ro1">
          <table:table-cell office:value-type="float" office:value="0.871632471732393" calcext:value-type="float">
            <text:p>0.871632471732393</text:p>
          </table:table-cell>
          <table:table-cell office:value-type="float" office:value="0.321984717624791" calcext:value-type="float">
            <text:p>0.321984717624791</text:p>
          </table:table-cell>
        </table:table-row>
        <table:table-row table:style-name="ro1">
          <table:table-cell office:value-type="float" office:value="0.873019004701083" calcext:value-type="float">
            <text:p>0.873019004701083</text:p>
          </table:table-cell>
          <table:table-cell office:value-type="float" office:value="0.321955675045754" calcext:value-type="float">
            <text:p>0.321955675045754</text:p>
          </table:table-cell>
        </table:table-row>
        <table:table-row table:style-name="ro1">
          <table:table-cell office:value-type="float" office:value="0.87440374849237" calcext:value-type="float">
            <text:p>0.87440374849237</text:p>
          </table:table-cell>
          <table:table-cell office:value-type="float" office:value="0.321926669943162" calcext:value-type="float">
            <text:p>0.321926669943162</text:p>
          </table:table-cell>
        </table:table-row>
        <table:table-row table:style-name="ro1">
          <table:table-cell office:value-type="float" office:value="0.875199572540125" calcext:value-type="float">
            <text:p>0.875199572540125</text:p>
          </table:table-cell>
          <table:table-cell office:value-type="float" office:value="0.320940355069354" calcext:value-type="float">
            <text:p>0.320940355069354</text:p>
          </table:table-cell>
        </table:table-row>
        <table:table-row table:style-name="ro1">
          <table:table-cell office:value-type="float" office:value="0.876584760312471" calcext:value-type="float">
            <text:p>0.876584760312471</text:p>
          </table:table-cell>
          <table:table-cell office:value-type="float" office:value="0.320911340667052" calcext:value-type="float">
            <text:p>0.320911340667052</text:p>
          </table:table-cell>
        </table:table-row>
        <table:table-row table:style-name="ro1">
          <table:table-cell office:value-type="float" office:value="0.87797106797734" calcext:value-type="float">
            <text:p>0.87797106797734</text:p>
          </table:table-cell>
          <table:table-cell office:value-type="float" office:value="0.32088230280727" calcext:value-type="float">
            <text:p>0.32088230280727</text:p>
          </table:table-cell>
        </table:table-row>
        <table:table-row table:style-name="ro1">
          <table:table-cell office:value-type="float" office:value="0.879357183471303" calcext:value-type="float">
            <text:p>0.879357183471303</text:p>
          </table:table-cell>
          <table:table-cell office:value-type="float" office:value="0.320853268972737" calcext:value-type="float">
            <text:p>0.320853268972737</text:p>
          </table:table-cell>
        </table:table-row>
        <table:table-row table:style-name="ro1">
          <table:table-cell office:value-type="float" office:value="0.88074304052853" calcext:value-type="float">
            <text:p>0.88074304052853</text:p>
          </table:table-cell>
          <table:table-cell office:value-type="float" office:value="0.320824240551468" calcext:value-type="float">
            <text:p>0.320824240551468</text:p>
          </table:table-cell>
        </table:table-row>
        <table:table-row table:style-name="ro1">
          <table:table-cell office:value-type="float" office:value="0.882133463301427" calcext:value-type="float">
            <text:p>0.882133463301427</text:p>
          </table:table-cell>
          <table:table-cell office:value-type="float" office:value="0.320795116495864" calcext:value-type="float">
            <text:p>0.320795116495864</text:p>
          </table:table-cell>
        </table:table-row>
        <table:table-row table:style-name="ro1">
          <table:table-cell office:value-type="float" office:value="0.883522322200741" calcext:value-type="float">
            <text:p>0.883522322200741</text:p>
          </table:table-cell>
          <table:table-cell office:value-type="float" office:value="0.320766025197449" calcext:value-type="float">
            <text:p>0.320766025197449</text:p>
          </table:table-cell>
        </table:table-row>
        <table:table-row table:style-name="ro1">
          <table:table-cell office:value-type="float" office:value="0.884908265403547" calcext:value-type="float">
            <text:p>0.884908265403547</text:p>
          </table:table-cell>
          <table:table-cell office:value-type="float" office:value="0.320736994971758" calcext:value-type="float">
            <text:p>0.320736994971758</text:p>
          </table:table-cell>
        </table:table-row>
        <table:table-row table:style-name="ro1">
          <table:table-cell office:value-type="float" office:value="0.886292253764374" calcext:value-type="float">
            <text:p>0.886292253764374</text:p>
          </table:table-cell>
          <table:table-cell office:value-type="float" office:value="0.320708005692554" calcext:value-type="float">
            <text:p>0.320708005692554</text:p>
          </table:table-cell>
        </table:table-row>
        <table:table-row table:style-name="ro1">
          <table:table-cell office:value-type="float" office:value="0.887682915094258" calcext:value-type="float">
            <text:p>0.887682915094258</text:p>
          </table:table-cell>
          <table:table-cell office:value-type="float" office:value="0.320678876640091" calcext:value-type="float">
            <text:p>0.320678876640091</text:p>
          </table:table-cell>
        </table:table-row>
        <table:table-row table:style-name="ro1">
          <table:table-cell office:value-type="float" office:value="0.88906936191737" calcext:value-type="float">
            <text:p>0.88906936191737</text:p>
          </table:table-cell>
          <table:table-cell office:value-type="float" office:value="0.320649835865475" calcext:value-type="float">
            <text:p>0.320649835865475</text:p>
          </table:table-cell>
        </table:table-row>
        <table:table-row table:style-name="ro1">
          <table:table-cell office:value-type="float" office:value="0.890455218974597" calcext:value-type="float">
            <text:p>0.890455218974597</text:p>
          </table:table-cell>
          <table:table-cell office:value-type="float" office:value="0.320620807444206" calcext:value-type="float">
            <text:p>0.320620807444206</text:p>
          </table:table-cell>
        </table:table-row>
        <table:table-row table:style-name="ro1">
          <table:table-cell office:value-type="float" office:value="0.891845694760158" calcext:value-type="float">
            <text:p>0.891845694760158</text:p>
          </table:table-cell>
          <table:table-cell office:value-type="float" office:value="0.320591682278189" calcext:value-type="float">
            <text:p>0.320591682278189</text:p>
          </table:table-cell>
        </table:table-row>
        <table:table-row table:style-name="ro1">
          <table:table-cell office:value-type="float" office:value="0.893232976532724" calcext:value-type="float">
            <text:p>0.893232976532724</text:p>
          </table:table-cell>
          <table:table-cell office:value-type="float" office:value="0.320562624014565" calcext:value-type="float">
            <text:p>0.320562624014565</text:p>
          </table:table-cell>
        </table:table-row>
        <table:table-row table:style-name="ro1">
          <table:table-cell office:value-type="float" office:value="0.894616136570679" calcext:value-type="float">
            <text:p>0.894616136570679</text:p>
          </table:table-cell>
          <table:table-cell office:value-type="float" office:value="0.320533652085567" calcext:value-type="float">
            <text:p>0.320533652085567</text:p>
          </table:table-cell>
        </table:table-row>
        <table:table-row table:style-name="ro1">
          <table:table-cell office:value-type="float" office:value="0.895999627937784" calcext:value-type="float">
            <text:p>0.895999627937784</text:p>
          </table:table-cell>
          <table:table-cell office:value-type="float" office:value="0.320504673216486" calcext:value-type="float">
            <text:p>0.320504673216486</text:p>
          </table:table-cell>
        </table:table-row>
        <table:table-row table:style-name="ro1">
          <table:table-cell office:value-type="float" office:value="0.895999627937784" calcext:value-type="float">
            <text:p>0.895999627937784</text:p>
          </table:table-cell>
          <table:table-cell office:value-type="float" office:value="0.320504673216486" calcext:value-type="float">
            <text:p>0.320504673216486</text:p>
          </table:table-cell>
        </table:table-row>
        <table:table-row table:style-name="ro1">
          <table:table-cell office:value-type="float" office:value="0.898771600488973" calcext:value-type="float">
            <text:p>0.898771600488973</text:p>
          </table:table-cell>
          <table:table-cell office:value-type="float" office:value="0.320446610960683" calcext:value-type="float">
            <text:p>0.320446610960683</text:p>
          </table:table-cell>
        </table:table-row>
        <table:table-row table:style-name="ro1">
          <table:table-cell office:value-type="float" office:value="0.900157762369017" calcext:value-type="float">
            <text:p>0.900157762369017</text:p>
          </table:table-cell>
          <table:table-cell office:value-type="float" office:value="0.320417576154538" calcext:value-type="float">
            <text:p>0.320417576154538</text:p>
          </table:table-cell>
        </table:table-row>
        <table:table-row table:style-name="ro1">
          <table:table-cell office:value-type="float" office:value="0.902134918113063" calcext:value-type="float">
            <text:p>0.902134918113063</text:p>
          </table:table-cell>
          <table:table-cell office:value-type="float" office:value="0.321345807674692" calcext:value-type="float">
            <text:p>0.321345807674692</text:p>
          </table:table-cell>
        </table:table-row>
        <table:table-row table:style-name="ro1">
          <table:table-cell office:value-type="float" office:value="0.90352021853732" calcext:value-type="float">
            <text:p>0.90352021853732</text:p>
          </table:table-cell>
          <table:table-cell office:value-type="float" office:value="0.321316790912762" calcext:value-type="float">
            <text:p>0.321316790912762</text:p>
          </table:table-cell>
        </table:table-row>
        <table:table-row table:style-name="ro1">
          <table:table-cell office:value-type="float" office:value="0.904904909315943" calcext:value-type="float">
            <text:p>0.904904909315943</text:p>
          </table:table-cell>
          <table:table-cell office:value-type="float" office:value="0.321287786920582" calcext:value-type="float">
            <text:p>0.321287786920582</text:p>
          </table:table-cell>
        </table:table-row>
        <table:table-row table:style-name="ro1">
          <table:table-cell office:value-type="float" office:value="0.906290017569293" calcext:value-type="float">
            <text:p>0.906290017569293</text:p>
          </table:table-cell>
          <table:table-cell office:value-type="float" office:value="0.321258774183899" calcext:value-type="float">
            <text:p>0.321258774183899</text:p>
          </table:table-cell>
        </table:table-row>
        <table:table-row table:style-name="ro1">
          <table:table-cell office:value-type="float" office:value="0.906290017569293" calcext:value-type="float">
            <text:p>0.906290017569293</text:p>
          </table:table-cell>
          <table:table-cell office:value-type="float" office:value="0.321258774183899" calcext:value-type="float">
            <text:p>0.321258774183899</text:p>
          </table:table-cell>
        </table:table-row>
        <table:table-row table:style-name="ro1">
          <table:table-cell office:value-type="float" office:value="0.909056490056613" calcext:value-type="float">
            <text:p>0.909056490056613</text:p>
          </table:table-cell>
          <table:table-cell office:value-type="float" office:value="0.321200827133464" calcext:value-type="float">
            <text:p>0.321200827133464</text:p>
          </table:table-cell>
        </table:table-row>
        <table:table-row table:style-name="ro1">
          <table:table-cell office:value-type="float" office:value="0.910441962772027" calcext:value-type="float">
            <text:p>0.910441962772027</text:p>
          </table:table-cell>
          <table:table-cell office:value-type="float" office:value="0.32117180676269" calcext:value-type="float">
            <text:p>0.32117180676269</text:p>
          </table:table-cell>
        </table:table-row>
        <table:table-row table:style-name="ro1">
          <table:table-cell office:value-type="float" office:value="0.911827150544373" calcext:value-type="float">
            <text:p>0.911827150544373</text:p>
          </table:table-cell>
          <table:table-cell office:value-type="float" office:value="0.321142792360388" calcext:value-type="float">
            <text:p>0.321142792360388</text:p>
          </table:table-cell>
        </table:table-row>
        <table:table-row table:style-name="ro1">
          <table:table-cell office:value-type="float" office:value="0.91321009190509" calcext:value-type="float">
            <text:p>0.91321009190509</text:p>
          </table:table-cell>
          <table:table-cell office:value-type="float" office:value="0.321113825011843" calcext:value-type="float">
            <text:p>0.321113825011843</text:p>
          </table:table-cell>
        </table:table-row>
        <table:table-row table:style-name="ro1">
          <table:table-cell office:value-type="float" office:value="0.914595929082568" calcext:value-type="float">
            <text:p>0.914595929082568</text:p>
          </table:table-cell>
          <table:table-cell office:value-type="float" office:value="0.321084797006979" calcext:value-type="float">
            <text:p>0.321084797006979</text:p>
          </table:table-cell>
        </table:table-row>
        <table:table-row table:style-name="ro1">
          <table:table-cell office:value-type="float" office:value="0.915982124095527" calcext:value-type="float">
            <text:p>0.915982124095527</text:p>
          </table:table-cell>
          <table:table-cell office:value-type="float" office:value="0.321055761506826" calcext:value-type="float">
            <text:p>0.321055761506826</text:p>
          </table:table-cell>
        </table:table-row>
        <table:table-row table:style-name="ro1">
          <table:table-cell office:value-type="float" office:value="0.917371930596207" calcext:value-type="float">
            <text:p>0.917371930596207</text:p>
          </table:table-cell>
          <table:table-cell office:value-type="float" office:value="0.321026650359775" calcext:value-type="float">
            <text:p>0.321026650359775</text:p>
          </table:table-cell>
        </table:table-row>
        <table:table-row table:style-name="ro1">
          <table:table-cell office:value-type="float" office:value="0.917371930596207" calcext:value-type="float">
            <text:p>0.917371930596207</text:p>
          </table:table-cell>
          <table:table-cell office:value-type="float" office:value="0.321026650359775" calcext:value-type="float">
            <text:p>0.321026650359775</text:p>
          </table:table-cell>
        </table:table-row>
        <table:table-row table:style-name="ro1">
          <table:table-cell office:value-type="float" office:value="0.91875729065971" calcext:value-type="float">
            <text:p>0.91875729065971</text:p>
          </table:table-cell>
          <table:table-cell office:value-type="float" office:value="0.32099763234863" calcext:value-type="float">
            <text:p>0.32099763234863</text:p>
          </table:table-cell>
        </table:table-row>
        <table:table-row table:style-name="ro1">
          <table:table-cell office:value-type="float" office:value="0.921529760204623" calcext:value-type="float">
            <text:p>0.921529760204623</text:p>
          </table:table-cell>
          <table:table-cell office:value-type="float" office:value="0.320939559682704" calcext:value-type="float">
            <text:p>0.320939559682704</text:p>
          </table:table-cell>
        </table:table-row>
        <table:table-row table:style-name="ro1">
          <table:table-cell office:value-type="float" office:value="0.922921037806724" calcext:value-type="float">
            <text:p>0.922921037806724</text:p>
          </table:table-cell>
          <table:table-cell office:value-type="float" office:value="0.320910417721687" calcext:value-type="float">
            <text:p>0.320910417721687</text:p>
          </table:table-cell>
        </table:table-row>
        <table:table-row table:style-name="ro1">
          <table:table-cell office:value-type="float" office:value="0.924306590041133" calcext:value-type="float">
            <text:p>0.924306590041133</text:p>
          </table:table-cell>
          <table:table-cell office:value-type="float" office:value="0.320881395685294" calcext:value-type="float">
            <text:p>0.320881395685294</text:p>
          </table:table-cell>
        </table:table-row>
        <table:table-row table:style-name="ro1">
          <table:table-cell office:value-type="float" office:value="0.925691810946395" calcext:value-type="float">
            <text:p>0.925691810946395</text:p>
          </table:table-cell>
          <table:table-cell office:value-type="float" office:value="0.320852380588983" calcext:value-type="float">
            <text:p>0.320852380588983</text:p>
          </table:table-cell>
        </table:table-row>
        <table:table-row table:style-name="ro1">
          <table:table-cell office:value-type="float" office:value="0.925691810946395" calcext:value-type="float">
            <text:p>0.925691810946395</text:p>
          </table:table-cell>
          <table:table-cell office:value-type="float" office:value="0.320852380588983" calcext:value-type="float">
            <text:p>0.320852380588983</text:p>
          </table:table-cell>
        </table:table-row>
        <table:table-row table:style-name="ro1">
          <table:table-cell office:value-type="float" office:value="0.928440312140684" calcext:value-type="float">
            <text:p>0.928440312140684</text:p>
          </table:table-cell>
          <table:table-cell office:value-type="float" office:value="0.320794809968614" calcext:value-type="float">
            <text:p>0.320794809968614</text:p>
          </table:table-cell>
        </table:table-row>
        <table:table-row table:style-name="ro1">
          <table:table-cell office:value-type="float" office:value="0.929826533659974" calcext:value-type="float">
            <text:p>0.929826533659974</text:p>
          </table:table-cell>
          <table:table-cell office:value-type="float" office:value="0.320765773913255" calcext:value-type="float">
            <text:p>0.320765773913255</text:p>
          </table:table-cell>
        </table:table-row>
        <table:table-row table:style-name="ro1">
          <table:table-cell office:value-type="float" office:value="0.931212867831175" calcext:value-type="float">
            <text:p>0.931212867831175</text:p>
          </table:table-cell>
          <table:table-cell office:value-type="float" office:value="0.320736735498267" calcext:value-type="float">
            <text:p>0.320736735498267</text:p>
          </table:table-cell>
        </table:table-row>
        <table:table-row table:style-name="ro1">
          <table:table-cell office:value-type="float" office:value="0.93259856585041" calcext:value-type="float">
            <text:p>0.93259856585041</text:p>
          </table:table-cell>
          <table:table-cell office:value-type="float" office:value="0.320707710408237" calcext:value-type="float">
            <text:p>0.320707710408237</text:p>
          </table:table-cell>
        </table:table-row>
        <table:table-row table:style-name="ro1">
          <table:table-cell office:value-type="float" office:value="0.933982030711183" calcext:value-type="float">
            <text:p>0.933982030711183</text:p>
          </table:table-cell>
          <table:table-cell office:value-type="float" office:value="0.320678732094363" calcext:value-type="float">
            <text:p>0.320678732094363</text:p>
          </table:table-cell>
        </table:table-row>
        <table:table-row table:style-name="ro1">
          <table:table-cell office:value-type="float" office:value="0.935365866660602" calcext:value-type="float">
            <text:p>0.935365866660602</text:p>
          </table:table-cell>
          <table:table-cell office:value-type="float" office:value="0.320649746007596" calcext:value-type="float">
            <text:p>0.320649746007596</text:p>
          </table:table-cell>
        </table:table-row>
        <table:table-row table:style-name="ro1">
          <table:table-cell office:value-type="float" office:value="0.93675230685713" calcext:value-type="float">
            <text:p>0.93675230685713</text:p>
          </table:table-cell>
          <table:table-cell office:value-type="float" office:value="0.320620705371782" calcext:value-type="float">
            <text:p>0.320620705371782</text:p>
          </table:table-cell>
        </table:table-row>
        <table:table-row table:style-name="ro1">
          <table:table-cell office:value-type="float" office:value="0.93813885970557" calcext:value-type="float">
            <text:p>0.93813885970557</text:p>
          </table:table-cell>
          <table:table-cell office:value-type="float" office:value="0.32059166237634" calcext:value-type="float">
            <text:p>0.32059166237634</text:p>
          </table:table-cell>
        </table:table-row>
        <table:table-row table:style-name="ro1">
          <table:table-cell office:value-type="float" office:value="0.939524630617218" calcext:value-type="float">
            <text:p>0.939524630617218</text:p>
          </table:table-cell>
          <table:table-cell office:value-type="float" office:value="0.320562635759492" calcext:value-type="float">
            <text:p>0.320562635759492</text:p>
          </table:table-cell>
        </table:table-row>
        <table:table-row table:style-name="ro1">
          <table:table-cell office:value-type="float" office:value="0.940906405699331" calcext:value-type="float">
            <text:p>0.940906405699331</text:p>
          </table:table-cell>
          <table:table-cell office:value-type="float" office:value="0.320533692840038" calcext:value-type="float">
            <text:p>0.320533692840038</text:p>
          </table:table-cell>
        </table:table-row>
        <table:table-row table:style-name="ro1">
          <table:table-cell office:value-type="float" office:value="0.942288850066325" calcext:value-type="float">
            <text:p>0.942288850066325</text:p>
          </table:table-cell>
          <table:table-cell office:value-type="float" office:value="0.320504735901617" calcext:value-type="float">
            <text:p>0.320504735901617</text:p>
          </table:table-cell>
        </table:table-row>
        <table:table-row table:style-name="ro1">
          <table:table-cell office:value-type="float" office:value="0.943672348060013" calcext:value-type="float">
            <text:p>0.943672348060013</text:p>
          </table:table-cell>
          <table:table-cell office:value-type="float" office:value="0.320475756893734" calcext:value-type="float">
            <text:p>0.320475756893734</text:p>
          </table:table-cell>
        </table:table-row>
        <table:table-row table:style-name="ro1">
          <table:table-cell office:value-type="float" office:value="0.945058569579303" calcext:value-type="float">
            <text:p>0.945058569579303</text:p>
          </table:table-cell>
          <table:table-cell office:value-type="float" office:value="0.320446720838374" calcext:value-type="float">
            <text:p>0.320446720838374</text:p>
          </table:table-cell>
        </table:table-row>
        <table:table-row table:style-name="ro1">
          <table:table-cell office:value-type="float" office:value="0.946429225255183" calcext:value-type="float">
            <text:p>0.946429225255183</text:p>
          </table:table-cell>
          <table:table-cell office:value-type="float" office:value="0.320418010828084" calcext:value-type="float">
            <text:p>0.320418010828084</text:p>
          </table:table-cell>
        </table:table-row>
        <table:table-row table:style-name="ro1">
          <table:table-cell office:value-type="float" office:value="0.947802710481994" calcext:value-type="float">
            <text:p>0.947802710481994</text:p>
          </table:table-cell>
          <table:table-cell office:value-type="float" office:value="0.32038924154949" calcext:value-type="float">
            <text:p>0.32038924154949</text:p>
          </table:table-cell>
        </table:table-row>
        <table:table-row table:style-name="ro1">
          <table:table-cell office:value-type="float" office:value="0.949186712095988" calcext:value-type="float">
            <text:p>0.949186712095988</text:p>
          </table:table-cell>
          <table:table-cell office:value-type="float" office:value="0.320360251992682" calcext:value-type="float">
            <text:p>0.320360251992682</text:p>
          </table:table-cell>
        </table:table-row>
        <table:table-row table:style-name="ro1">
          <table:table-cell office:value-type="float" office:value="0.950572211317734" calcext:value-type="float">
            <text:p>0.950572211317734</text:p>
          </table:table-cell>
          <table:table-cell office:value-type="float" office:value="0.320331231066702" calcext:value-type="float">
            <text:p>0.320331231066702</text:p>
          </table:table-cell>
        </table:table-row>
        <table:table-row table:style-name="ro1">
          <table:table-cell office:value-type="float" office:value="0.952550831536617" calcext:value-type="float">
            <text:p>0.952550831536617</text:p>
          </table:table-cell>
          <table:table-cell office:value-type="float" office:value="0.321259431911692" calcext:value-type="float">
            <text:p>0.321259431911692</text:p>
          </table:table-cell>
        </table:table-row>
        <table:table-row table:style-name="ro1">
          <table:table-cell office:value-type="float" office:value="0.953936131960874" calcext:value-type="float">
            <text:p>0.953936131960874</text:p>
          </table:table-cell>
          <table:table-cell office:value-type="float" office:value="0.321230415149761" calcext:value-type="float">
            <text:p>0.321230415149761</text:p>
          </table:table-cell>
        </table:table-row>
        <table:table-row table:style-name="ro1">
          <table:table-cell office:value-type="float" office:value="0.955317370289767" calcext:value-type="float">
            <text:p>0.955317370289767</text:p>
          </table:table-cell>
          <table:table-cell office:value-type="float" office:value="0.32120148347324" calcext:value-type="float">
            <text:p>0.32120148347324</text:p>
          </table:table-cell>
        </table:table-row>
        <table:table-row table:style-name="ro1">
          <table:table-cell office:value-type="float" office:value="0.955317370289767" calcext:value-type="float">
            <text:p>0.955317370289767</text:p>
          </table:table-cell>
          <table:table-cell office:value-type="float" office:value="0.32120148347324" calcext:value-type="float">
            <text:p>0.32120148347324</text:p>
          </table:table-cell>
        </table:table-row>
        <table:table-row table:style-name="ro1">
          <table:table-cell office:value-type="float" office:value="0.958093948316125" calcext:value-type="float">
            <text:p>0.958093948316125</text:p>
          </table:table-cell>
          <table:table-cell office:value-type="float" office:value="0.321143324750293" calcext:value-type="float">
            <text:p>0.321143324750293</text:p>
          </table:table-cell>
        </table:table-row>
        <table:table-row table:style-name="ro1">
          <table:table-cell office:value-type="float" office:value="0.959479361392292" calcext:value-type="float">
            <text:p>0.959479361392292</text:p>
          </table:table-cell>
          <table:table-cell office:value-type="float" office:value="0.321114305628734" calcext:value-type="float">
            <text:p>0.321114305628734</text:p>
          </table:table-cell>
        </table:table-row>
        <table:table-row table:style-name="ro1">
          <table:table-cell office:value-type="float" office:value="0.960864946759616" calcext:value-type="float">
            <text:p>0.960864946759616</text:p>
          </table:table-cell>
          <table:table-cell office:value-type="float" office:value="0.321085282898333" calcext:value-type="float">
            <text:p>0.321085282898333</text:p>
          </table:table-cell>
        </table:table-row>
        <table:table-row table:style-name="ro1">
          <table:table-cell office:value-type="float" office:value="0.962251280930817" calcext:value-type="float">
            <text:p>0.962251280930817</text:p>
          </table:table-cell>
          <table:table-cell office:value-type="float" office:value="0.321056244483345" calcext:value-type="float">
            <text:p>0.321056244483345</text:p>
          </table:table-cell>
        </table:table-row>
        <table:table-row table:style-name="ro1">
          <table:table-cell office:value-type="float" office:value="0.963636780152564" calcext:value-type="float">
            <text:p>0.963636780152564</text:p>
          </table:table-cell>
          <table:table-cell office:value-type="float" office:value="0.321027223557365" calcext:value-type="float">
            <text:p>0.321027223557365</text:p>
          </table:table-cell>
        </table:table-row>
        <table:table-row table:style-name="ro1">
          <table:table-cell office:value-type="float" office:value="0.965023306494671" calcext:value-type="float">
            <text:p>0.965023306494671</text:p>
          </table:table-cell>
          <table:table-cell office:value-type="float" office:value="0.320998181117129" calcext:value-type="float">
            <text:p>0.320998181117129</text:p>
          </table:table-cell>
        </table:table-row>
        <table:table-row table:style-name="ro1">
          <table:table-cell office:value-type="float" office:value="0.966410025007684" calcext:value-type="float">
            <text:p>0.966410025007684</text:p>
          </table:table-cell>
          <table:table-cell office:value-type="float" office:value="0.320969134651646" calcext:value-type="float">
            <text:p>0.320969134651646</text:p>
          </table:table-cell>
        </table:table-row>
        <table:table-row table:style-name="ro1">
          <table:table-cell office:value-type="float" office:value="0.967792880222823" calcext:value-type="float">
            <text:p>0.967792880222823</text:p>
          </table:table-cell>
          <table:table-cell office:value-type="float" office:value="0.320940169107523" calcext:value-type="float">
            <text:p>0.320940169107523</text:p>
          </table:table-cell>
        </table:table-row>
        <table:table-row table:style-name="ro1">
          <table:table-cell office:value-type="float" office:value="0.969177458349535" calcext:value-type="float">
            <text:p>0.969177458349535</text:p>
          </table:table-cell>
          <table:table-cell office:value-type="float" office:value="0.320911167474972" calcext:value-type="float">
            <text:p>0.320911167474972</text:p>
          </table:table-cell>
        </table:table-row>
        <table:table-row table:style-name="ro1">
          <table:table-cell office:value-type="float" office:value="0.969177458349535" calcext:value-type="float">
            <text:p>0.969177458349535</text:p>
          </table:table-cell>
          <table:table-cell office:value-type="float" office:value="0.320911167474972" calcext:value-type="float">
            <text:p>0.320911167474972</text:p>
          </table:table-cell>
        </table:table-row>
        <table:table-row table:style-name="ro1">
          <table:table-cell office:value-type="float" office:value="0.9719239450626" calcext:value-type="float">
            <text:p>0.9719239450626</text:p>
          </table:table-cell>
          <table:table-cell office:value-type="float" office:value="0.320853639050304" calcext:value-type="float">
            <text:p>0.320853639050304</text:p>
          </table:table-cell>
        </table:table-row>
        <table:table-row table:style-name="ro1">
          <table:table-cell office:value-type="float" office:value="0.973310385259128" calcext:value-type="float">
            <text:p>0.973310385259128</text:p>
          </table:table-cell>
          <table:table-cell office:value-type="float" office:value="0.32082459841449" calcext:value-type="float">
            <text:p>0.32082459841449</text:p>
          </table:table-cell>
        </table:table-row>
        <table:table-row table:style-name="ro1">
          <table:table-cell office:value-type="float" office:value="0.974694413379454" calcext:value-type="float">
            <text:p>0.974694413379454</text:p>
          </table:table-cell>
          <table:table-cell office:value-type="float" office:value="0.320795608302476" calcext:value-type="float">
            <text:p>0.320795608302476</text:p>
          </table:table-cell>
        </table:table-row>
        <table:table-row table:style-name="ro1">
          <table:table-cell office:value-type="float" office:value="0.976079415607476" calcext:value-type="float">
            <text:p>0.976079415607476</text:p>
          </table:table-cell>
          <table:table-cell office:value-type="float" office:value="0.320766597786619" calcext:value-type="float">
            <text:p>0.320766597786619</text:p>
          </table:table-cell>
        </table:table-row>
        <table:table-row table:style-name="ro1">
          <table:table-cell office:value-type="float" office:value="0.977465749778677" calcext:value-type="float">
            <text:p>0.977465749778677</text:p>
          </table:table-cell>
          <table:table-cell office:value-type="float" office:value="0.320737559371631" calcext:value-type="float">
            <text:p>0.320737559371631</text:p>
          </table:table-cell>
        </table:table-row>
        <table:table-row table:style-name="ro1">
          <table:table-cell office:value-type="float" office:value="0.978849744766088" calcext:value-type="float">
            <text:p>0.978849744766088</text:p>
          </table:table-cell>
          <table:table-cell office:value-type="float" office:value="0.320708569953625" calcext:value-type="float">
            <text:p>0.320708569953625</text:p>
          </table:table-cell>
        </table:table-row>
        <table:table-row table:style-name="ro1">
          <table:table-cell office:value-type="float" office:value="0.980235608449897" calcext:value-type="float">
            <text:p>0.980235608449897</text:p>
          </table:table-cell>
          <table:table-cell office:value-type="float" office:value="0.320679541393554" calcext:value-type="float">
            <text:p>0.320679541393554</text:p>
          </table:table-cell>
        </table:table-row>
        <table:table-row table:style-name="ro1">
          <table:table-cell office:value-type="float" office:value="0.981621697437528" calcext:value-type="float">
            <text:p>0.981621697437528</text:p>
          </table:table-cell>
          <table:table-cell office:value-type="float" office:value="0.320650508114227" calcext:value-type="float">
            <text:p>0.320650508114227</text:p>
          </table:table-cell>
        </table:table-row>
        <table:table-row table:style-name="ro1">
          <table:table-cell office:value-type="float" office:value="0.981621697437528" calcext:value-type="float">
            <text:p>0.981621697437528</text:p>
          </table:table-cell>
          <table:table-cell office:value-type="float" office:value="0.320650508114227" calcext:value-type="float">
            <text:p>0.320650508114227</text:p>
          </table:table-cell>
        </table:table-row>
        <table:table-row table:style-name="ro1">
          <table:table-cell office:value-type="float" office:value="0.984392556722777" calcext:value-type="float">
            <text:p>0.984392556722777</text:p>
          </table:table-cell>
          <table:table-cell office:value-type="float" office:value="0.320592469177102" calcext:value-type="float">
            <text:p>0.320592469177102</text:p>
          </table:table-cell>
        </table:table-row>
        <table:table-row table:style-name="ro1">
          <table:table-cell office:value-type="float" office:value="0.985771939608437" calcext:value-type="float">
            <text:p>0.985771939608437</text:p>
          </table:table-cell>
          <table:table-cell office:value-type="float" office:value="0.320563576365042" calcext:value-type="float">
            <text:p>0.320563576365042</text:p>
          </table:table-cell>
        </table:table-row>
        <table:table-row table:style-name="ro1">
          <table:table-cell office:value-type="float" office:value="0.987149626088854" calcext:value-type="float">
            <text:p>0.987149626088854</text:p>
          </table:table-cell>
          <table:table-cell office:value-type="float" office:value="0.320534719086203" calcext:value-type="float">
            <text:p>0.320534719086203</text:p>
          </table:table-cell>
        </table:table-row>
        <table:table-row table:style-name="ro1">
          <table:table-cell office:value-type="float" office:value="0.988534707835873" calcext:value-type="float">
            <text:p>0.988534707835873</text:p>
          </table:table-cell>
          <table:table-cell office:value-type="float" office:value="0.320505706904727" calcext:value-type="float">
            <text:p>0.320505706904727</text:p>
          </table:table-cell>
        </table:table-row>
        <table:table-row table:style-name="ro1">
          <table:table-cell office:value-type="float" office:value="0.989923202273124" calcext:value-type="float">
            <text:p>0.989923202273124</text:p>
          </table:table-cell>
          <table:table-cell office:value-type="float" office:value="0.320476623240402" calcext:value-type="float">
            <text:p>0.320476623240402</text:p>
          </table:table-cell>
        </table:table-row>
        <table:table-row table:style-name="ro1">
          <table:table-cell office:value-type="float" office:value="0.989923202273124" calcext:value-type="float">
            <text:p>0.989923202273124</text:p>
          </table:table-cell>
          <table:table-cell office:value-type="float" office:value="0.320476623240402" calcext:value-type="float">
            <text:p>0.320476623240402</text:p>
          </table:table-cell>
        </table:table-row>
        <table:table-row table:style-name="ro1">
          <table:table-cell office:value-type="float" office:value="0.992700920071753" calcext:value-type="float">
            <text:p>0.992700920071753</text:p>
          </table:table-cell>
          <table:table-cell office:value-type="float" office:value="0.320418440643572" calcext:value-type="float">
            <text:p>0.320418440643572</text:p>
          </table:table-cell>
        </table:table-row>
        <table:table-row table:style-name="ro1">
          <table:table-cell office:value-type="float" office:value="0.992700920071753" calcext:value-type="float">
            <text:p>0.992700920071753</text:p>
          </table:table-cell>
          <table:table-cell office:value-type="float" office:value="0.320418440643572" calcext:value-type="float">
            <text:p>0.320418440643572</text:p>
          </table:table-cell>
        </table:table-row>
        <table:table-row table:style-name="ro1">
          <table:table-cell office:value-type="float" office:value="0.995470533559403" calcext:value-type="float">
            <text:p>0.995470533559403</text:p>
          </table:table-cell>
          <table:table-cell office:value-type="float" office:value="0.320360427801156" calcext:value-type="float">
            <text:p>0.320360427801156</text:p>
          </table:table-cell>
        </table:table-row>
        <table:table-row table:style-name="ro1">
          <table:table-cell office:value-type="float" office:value="0.996853587572031" calcext:value-type="float">
            <text:p>0.996853587572031</text:p>
          </table:table-cell>
          <table:table-cell office:value-type="float" office:value="0.320331458092984" calcext:value-type="float">
            <text:p>0.320331458092984</text:p>
          </table:table-cell>
        </table:table-row>
        <table:table-row table:style-name="ro1">
          <table:table-cell office:value-type="float" office:value="0.998239775958407" calcext:value-type="float">
            <text:p>0.998239775958407</text:p>
          </table:table-cell>
          <table:table-cell office:value-type="float" office:value="0.320302422731632" calcext:value-type="float">
            <text:p>0.320302422731632</text:p>
          </table:table-cell>
        </table:table-row>
        <table:table-row table:style-name="ro1">
          <table:table-cell office:value-type="float" office:value="0.99962513602191" calcext:value-type="float">
            <text:p>0.99962513602191</text:p>
          </table:table-cell>
          <table:table-cell office:value-type="float" office:value="0.320273404720486" calcext:value-type="float">
            <text:p>0.320273404720486</text:p>
          </table:table-cell>
        </table:table-row>
        <table:table-row table:style-name="ro1">
          <table:table-cell office:value-type="float" office:value="1.00101110573105" calcext:value-type="float">
            <text:p>1.00101110573105</text:p>
          </table:table-cell>
          <table:table-cell office:value-type="float" office:value="0.320244373939589" calcext:value-type="float">
            <text:p>0.320244373939589</text:p>
          </table:table-cell>
        </table:table-row>
        <table:table-row table:style-name="ro1">
          <table:table-cell office:value-type="float" office:value="1.00298527951276" calcext:value-type="float">
            <text:p>1.00298527951276</text:p>
          </table:table-cell>
          <table:table-cell office:value-type="float" office:value="0.321172667920485" calcext:value-type="float">
            <text:p>0.321172667920485</text:p>
          </table:table-cell>
        </table:table-row>
        <table:table-row table:style-name="ro1">
          <table:table-cell office:value-type="float" office:value="1.00437661012752" calcext:value-type="float">
            <text:p>1.00437661012752</text:p>
          </table:table-cell>
          <table:table-cell office:value-type="float" office:value="0.321143524849055" calcext:value-type="float">
            <text:p>0.321143524849055</text:p>
          </table:table-cell>
        </table:table-row>
        <table:table-row table:style-name="ro1">
          <table:table-cell office:value-type="float" office:value="1.00576242079867" calcext:value-type="float">
            <text:p>1.00576242079867</text:p>
          </table:table-cell>
          <table:table-cell office:value-type="float" office:value="0.321114497399398" calcext:value-type="float">
            <text:p>0.321114497399398</text:p>
          </table:table-cell>
        </table:table-row>
        <table:table-row table:style-name="ro1">
          <table:table-cell office:value-type="float" office:value="1.00714755555835" calcext:value-type="float">
            <text:p>1.00714755555835</text:p>
          </table:table-cell>
          <table:table-cell office:value-type="float" office:value="0.321085484107508" calcext:value-type="float">
            <text:p>0.321085484107508</text:p>
          </table:table-cell>
        </table:table-row>
        <table:table-row table:style-name="ro1">
          <table:table-cell office:value-type="float" office:value="1.0085302517355" calcext:value-type="float">
            <text:p>1.0085302517355</text:p>
          </table:table-cell>
          <table:table-cell office:value-type="float" office:value="0.321056521894625" calcext:value-type="float">
            <text:p>0.321056521894625</text:p>
          </table:table-cell>
        </table:table-row>
        <table:table-row table:style-name="ro1">
          <table:table-cell office:value-type="float" office:value="1.00991636060288" calcext:value-type="float">
            <text:p>1.00991636060288</text:p>
          </table:table-cell>
          <table:table-cell office:value-type="float" office:value="0.321027488198893" calcext:value-type="float">
            <text:p>0.321027488198893</text:p>
          </table:table-cell>
        </table:table-row>
        <table:table-row table:style-name="ro1">
          <table:table-cell office:value-type="float" office:value="1.0113026086285" calcext:value-type="float">
            <text:p>1.0113026086285</text:p>
          </table:table-cell>
          <table:table-cell office:value-type="float" office:value="0.320998451588327" calcext:value-type="float">
            <text:p>0.320998451588327</text:p>
          </table:table-cell>
        </table:table-row>
        <table:table-row table:style-name="ro1">
          <table:table-cell office:value-type="float" office:value="1.01268754459069" calcext:value-type="float">
            <text:p>1.01268754459069</text:p>
          </table:table-cell>
          <table:table-cell office:value-type="float" office:value="0.320969442460486" calcext:value-type="float">
            <text:p>0.320969442460486</text:p>
          </table:table-cell>
        </table:table-row>
        <table:table-row table:style-name="ro1">
          <table:table-cell office:value-type="float" office:value="1.01407857038264" calcext:value-type="float">
            <text:p>1.01407857038264</text:p>
          </table:table-cell>
          <table:table-cell office:value-type="float" office:value="0.320940305773933" calcext:value-type="float">
            <text:p>0.320940305773933</text:p>
          </table:table-cell>
        </table:table-row>
        <table:table-row table:style-name="ro1">
          <table:table-cell office:value-type="float" office:value="1.01546401659172" calcext:value-type="float">
            <text:p>1.01546401659172</text:p>
          </table:table-cell>
          <table:table-cell office:value-type="float" office:value="0.320911285958366" calcext:value-type="float">
            <text:p>0.320911285958366</text:p>
          </table:table-cell>
        </table:table-row>
        <table:table-row table:style-name="ro1">
          <table:table-cell office:value-type="float" office:value="1.01685477069377" calcext:value-type="float">
            <text:p>1.01685477069377</text:p>
          </table:table-cell>
          <table:table-cell office:value-type="float" office:value="0.320882154962679" calcext:value-type="float">
            <text:p>0.320882154962679</text:p>
          </table:table-cell>
        </table:table-row>
        <table:table-row table:style-name="ro1">
          <table:table-cell office:value-type="float" office:value="1.01823987894712" calcext:value-type="float">
            <text:p>1.01823987894712</text:p>
          </table:table-cell>
          <table:table-cell office:value-type="float" office:value="0.320853142225996" calcext:value-type="float">
            <text:p>0.320853142225996</text:p>
          </table:table-cell>
        </table:table-row>
        <table:table-row table:style-name="ro1">
          <table:table-cell office:value-type="float" office:value="1.01844268139648" calcext:value-type="float">
            <text:p>1.01844268139648</text:p>
          </table:table-cell>
          <table:table-cell office:value-type="float" office:value="0.318909603499194" calcext:value-type="float">
            <text:p>0.318909603499194</text:p>
          </table:table-cell>
        </table:table-row>
        <table:table-row table:style-name="ro1">
          <table:table-cell office:value-type="float" office:value="1.01982765711817" calcext:value-type="float">
            <text:p>1.01982765711817</text:p>
          </table:table-cell>
          <table:table-cell office:value-type="float" office:value="0.318880593538544" calcext:value-type="float">
            <text:p>0.318880593538544</text:p>
          </table:table-cell>
        </table:table-row>
        <table:table-row table:style-name="ro1">
          <table:table-cell office:value-type="float" office:value="1.01982765711817" calcext:value-type="float">
            <text:p>1.01982765711817</text:p>
          </table:table-cell>
          <table:table-cell office:value-type="float" office:value="0.318880593538544" calcext:value-type="float">
            <text:p>0.318880593538544</text:p>
          </table:table-cell>
        </table:table-row>
        <table:table-row table:style-name="ro1">
          <table:table-cell office:value-type="float" office:value="1.02319015967255" calcext:value-type="float">
            <text:p>1.02319015967255</text:p>
          </table:table-cell>
          <table:table-cell office:value-type="float" office:value="0.319779807325156" calcext:value-type="float">
            <text:p>0.319779807325156</text:p>
          </table:table-cell>
        </table:table-row>
        <table:table-row table:style-name="ro1">
          <table:table-cell office:value-type="float" office:value="1.02457623540702" calcext:value-type="float">
            <text:p>1.02457623540702</text:p>
          </table:table-cell>
          <table:table-cell office:value-type="float" office:value="0.319750774323432" calcext:value-type="float">
            <text:p>0.319750774323432</text:p>
          </table:table-cell>
        </table:table-row>
        <table:table-row table:style-name="ro1">
          <table:table-cell office:value-type="float" office:value="1.0259616816161" calcext:value-type="float">
            <text:p>1.0259616816161</text:p>
          </table:table-cell>
          <table:table-cell office:value-type="float" office:value="0.319721754507865" calcext:value-type="float">
            <text:p>0.319721754507865</text:p>
          </table:table-cell>
        </table:table-row>
        <table:table-row table:style-name="ro1">
          <table:table-cell office:value-type="float" office:value="1.02734910254691" calcext:value-type="float">
            <text:p>1.02734910254691</text:p>
          </table:table-cell>
          <table:table-cell office:value-type="float" office:value="0.319692693329408" calcext:value-type="float">
            <text:p>0.319692693329408</text:p>
          </table:table-cell>
        </table:table-row>
        <table:table-row table:style-name="ro1">
          <table:table-cell office:value-type="float" office:value="1.02873418429393" calcext:value-type="float">
            <text:p>1.02873418429393</text:p>
          </table:table-cell>
          <table:table-cell office:value-type="float" office:value="0.319663681147931" calcext:value-type="float">
            <text:p>0.319663681147931</text:p>
          </table:table-cell>
        </table:table-row>
        <table:table-row table:style-name="ro1">
          <table:table-cell office:value-type="float" office:value="1.03011926604095" calcext:value-type="float">
            <text:p>1.03011926604095</text:p>
          </table:table-cell>
          <table:table-cell office:value-type="float" office:value="0.319634668966455" calcext:value-type="float">
            <text:p>0.319634668966455</text:p>
          </table:table-cell>
        </table:table-row>
        <table:table-row table:style-name="ro1">
          <table:table-cell office:value-type="float" office:value="1.03150104112306" calcext:value-type="float">
            <text:p>1.03150104112306</text:p>
          </table:table-cell>
          <table:table-cell office:value-type="float" office:value="0.319605726047" calcext:value-type="float">
            <text:p>0.319605726047</text:p>
          </table:table-cell>
        </table:table-row>
        <table:table-row table:style-name="ro1">
          <table:table-cell office:value-type="float" office:value="1.03288514876238" calcext:value-type="float">
            <text:p>1.03288514876238</text:p>
          </table:table-cell>
          <table:table-cell office:value-type="float" office:value="0.319576734269366" calcext:value-type="float">
            <text:p>0.319576734269366</text:p>
          </table:table-cell>
        </table:table-row>
        <table:table-row table:style-name="ro1">
          <table:table-cell office:value-type="float" office:value="1.03424580492455" calcext:value-type="float">
            <text:p>1.03424580492455</text:p>
          </table:table-cell>
          <table:table-cell office:value-type="float" office:value="0.319548233710761" calcext:value-type="float">
            <text:p>0.319548233710761</text:p>
          </table:table-cell>
        </table:table-row>
        <table:table-row table:style-name="ro1">
          <table:table-cell office:value-type="float" office:value="1.03563296741862" calcext:value-type="float">
            <text:p>1.03563296741862</text:p>
          </table:table-cell>
          <table:table-cell office:value-type="float" office:value="0.319519177945567" calcext:value-type="float">
            <text:p>0.319519177945567</text:p>
          </table:table-cell>
        </table:table-row>
        <table:table-row table:style-name="ro1">
          <table:table-cell office:value-type="float" office:value="1.03701860579861" calcext:value-type="float">
            <text:p>1.03701860579861</text:p>
          </table:table-cell>
          <table:table-cell office:value-type="float" office:value="0.319490154104752" calcext:value-type="float">
            <text:p>0.319490154104752</text:p>
          </table:table-cell>
        </table:table-row>
        <table:table-row table:style-name="ro1">
          <table:table-cell office:value-type="float" office:value="1.03840433032418" calcext:value-type="float">
            <text:p>1.03840433032418</text:p>
          </table:table-cell>
          <table:table-cell office:value-type="float" office:value="0.319461128459516" calcext:value-type="float">
            <text:p>0.319461128459516</text:p>
          </table:table-cell>
        </table:table-row>
        <table:table-row table:style-name="ro1">
          <table:table-cell office:value-type="float" office:value="1.03978808012802" calcext:value-type="float">
            <text:p>1.03978808012802</text:p>
          </table:table-cell>
          <table:table-cell office:value-type="float" office:value="0.319432144177171" calcext:value-type="float">
            <text:p>0.319432144177171</text:p>
          </table:table-cell>
        </table:table-row>
        <table:table-row table:style-name="ro1">
          <table:table-cell office:value-type="float" office:value="1.03999282416619" calcext:value-type="float">
            <text:p>1.03999282416619</text:p>
          </table:table-cell>
          <table:table-cell office:value-type="float" office:value="0.317488564781486" calcext:value-type="float">
            <text:p>0.317488564781486</text:p>
          </table:table-cell>
        </table:table-row>
        <table:table-row table:style-name="ro1">
          <table:table-cell office:value-type="float" office:value="1.04137589805857" calcext:value-type="float">
            <text:p>1.04137589805857</text:p>
          </table:table-cell>
          <table:table-cell office:value-type="float" office:value="0.317459594656909" calcext:value-type="float">
            <text:p>0.317459594656909</text:p>
          </table:table-cell>
        </table:table-row>
        <table:table-row table:style-name="ro1">
          <table:table-cell office:value-type="float" office:value="1.0427670099961" calcext:value-type="float">
            <text:p>1.0427670099961</text:p>
          </table:table-cell>
          <table:table-cell office:value-type="float" office:value="0.317430456165933" calcext:value-type="float">
            <text:p>0.317430456165933</text:p>
          </table:table-cell>
        </table:table-row>
        <table:table-row table:style-name="ro1">
          <table:table-cell office:value-type="float" office:value="1.04474491454402" calcext:value-type="float">
            <text:p>1.04474491454402</text:p>
          </table:table-cell>
          <table:table-cell office:value-type="float" office:value="0.318358672001501" calcext:value-type="float">
            <text:p>0.318358672001501</text:p>
          </table:table-cell>
        </table:table-row>
        <table:table-row table:style-name="ro1">
          <table:table-cell office:value-type="float" office:value="1.04613112943673" calcext:value-type="float">
            <text:p>1.04613112943673</text:p>
          </table:table-cell>
          <table:table-cell office:value-type="float" office:value="0.318329636084944" calcext:value-type="float">
            <text:p>0.318329636084944</text:p>
          </table:table-cell>
        </table:table-row>
        <table:table-row table:style-name="ro1">
          <table:table-cell office:value-type="float" office:value="1.04751679432305" calcext:value-type="float">
            <text:p>1.04751679432305</text:p>
          </table:table-cell>
          <table:table-cell office:value-type="float" office:value="0.318300611688922" calcext:value-type="float">
            <text:p>0.318300611688922</text:p>
          </table:table-cell>
        </table:table-row>
        <table:table-row table:style-name="ro1">
          <table:table-cell office:value-type="float" office:value="1.04890054412689" calcext:value-type="float">
            <text:p>1.04890054412689</text:p>
          </table:table-cell>
          <table:table-cell office:value-type="float" office:value="0.318271627406577" calcext:value-type="float">
            <text:p>0.318271627406577</text:p>
          </table:table-cell>
        </table:table-row>
        <table:table-row table:style-name="ro1">
          <table:table-cell office:value-type="float" office:value="1.05029176208974" calcext:value-type="float">
            <text:p>1.05029176208974</text:p>
          </table:table-cell>
          <table:table-cell office:value-type="float" office:value="0.318242486694775" calcext:value-type="float">
            <text:p>0.318242486694775</text:p>
          </table:table-cell>
        </table:table-row>
        <table:table-row table:style-name="ro1">
          <table:table-cell office:value-type="float" office:value="1.05167711552666" calcext:value-type="float">
            <text:p>1.05167711552666</text:p>
          </table:table-cell>
          <table:table-cell office:value-type="float" office:value="0.318213468822431" calcext:value-type="float">
            <text:p>0.318213468822431</text:p>
          </table:table-cell>
        </table:table-row>
        <table:table-row table:style-name="ro1">
          <table:table-cell office:value-type="float" office:value="1.05306211775468" calcext:value-type="float">
            <text:p>1.05306211775468</text:p>
          </table:table-cell>
          <table:table-cell office:value-type="float" office:value="0.318184458306575" calcext:value-type="float">
            <text:p>0.318184458306575</text:p>
          </table:table-cell>
        </table:table-row>
        <table:table-row table:style-name="ro1">
          <table:table-cell office:value-type="float" office:value="1.05445250739467" calcext:value-type="float">
            <text:p>1.05445250739467</text:p>
          </table:table-cell>
          <table:table-cell office:value-type="float" office:value="0.318155334944979" calcext:value-type="float">
            <text:p>0.318155334944979</text:p>
          </table:table-cell>
        </table:table-row>
        <table:table-row table:style-name="ro1">
          <table:table-cell office:value-type="float" office:value="1.05583811926832" calcext:value-type="float">
            <text:p>1.05583811926832</text:p>
          </table:table-cell>
          <table:table-cell office:value-type="float" office:value="0.318126311659371" calcext:value-type="float">
            <text:p>0.318126311659371</text:p>
          </table:table-cell>
        </table:table-row>
        <table:table-row table:style-name="ro1">
          <table:table-cell office:value-type="float" office:value="1.05583811926832" calcext:value-type="float">
            <text:p>1.05583811926832</text:p>
          </table:table-cell>
          <table:table-cell office:value-type="float" office:value="0.318126311659371" calcext:value-type="float">
            <text:p>0.318126311659371</text:p>
          </table:table-cell>
        </table:table-row>
        <table:table-row table:style-name="ro1">
          <table:table-cell office:value-type="float" office:value="1.0586085411991" calcext:value-type="float">
            <text:p>1.0586085411991</text:p>
          </table:table-cell>
          <table:table-cell office:value-type="float" office:value="0.318068281883154" calcext:value-type="float">
            <text:p>0.318068281883154</text:p>
          </table:table-cell>
        </table:table-row>
        <table:table-row table:style-name="ro1">
          <table:table-cell office:value-type="float" office:value="1.05939777179679" calcext:value-type="float">
            <text:p>1.05939777179679</text:p>
          </table:table-cell>
          <table:table-cell office:value-type="float" office:value="0.317082105116985" calcext:value-type="float">
            <text:p>0.317082105116985</text:p>
          </table:table-cell>
        </table:table-row>
        <table:table-row table:style-name="ro1">
          <table:table-cell office:value-type="float" office:value="1.06019378138887" calcext:value-type="float">
            <text:p>1.06019378138887</text:p>
          </table:table-cell>
          <table:table-cell office:value-type="float" office:value="0.316095786356732" calcext:value-type="float">
            <text:p>0.316095786356732</text:p>
          </table:table-cell>
        </table:table-row>
        <table:table-row table:style-name="ro1">
          <table:table-cell office:value-type="float" office:value="1.06157941976886" calcext:value-type="float">
            <text:p>1.06157941976886</text:p>
          </table:table-cell>
          <table:table-cell office:value-type="float" office:value="0.316066762515917" calcext:value-type="float">
            <text:p>0.316066762515917</text:p>
          </table:table-cell>
        </table:table-row>
        <table:table-row table:style-name="ro1">
          <table:table-cell office:value-type="float" office:value="1.06296502501593" calcext:value-type="float">
            <text:p>1.06296502501593</text:p>
          </table:table-cell>
          <table:table-cell office:value-type="float" office:value="0.316037739369111" calcext:value-type="float">
            <text:p>0.316037739369111</text:p>
          </table:table-cell>
        </table:table-row>
        <table:table-row table:style-name="ro1">
          <table:table-cell office:value-type="float" office:value="1.06435049773135" calcext:value-type="float">
            <text:p>1.06435049773135</text:p>
          </table:table-cell>
          <table:table-cell office:value-type="float" office:value="0.316008718998337" calcext:value-type="float">
            <text:p>0.316008718998337</text:p>
          </table:table-cell>
        </table:table-row>
        <table:table-row table:style-name="ro1">
          <table:table-cell office:value-type="float" office:value="1.06632519501311" calcext:value-type="float">
            <text:p>1.06632519501311</text:p>
          </table:table-cell>
          <table:table-cell office:value-type="float" office:value="0.316937002013903" calcext:value-type="float">
            <text:p>0.316937002013903</text:p>
          </table:table-cell>
        </table:table-row>
        <table:table-row table:style-name="ro1">
          <table:table-cell office:value-type="float" office:value="1.06770856047514" calcext:value-type="float">
            <text:p>1.06770856047514</text:p>
          </table:table-cell>
          <table:table-cell office:value-type="float" office:value="0.316908025782053" calcext:value-type="float">
            <text:p>0.316908025782053</text:p>
          </table:table-cell>
        </table:table-row>
        <table:table-row table:style-name="ro1">
          <table:table-cell office:value-type="float" office:value="1.06909052772816" calcext:value-type="float">
            <text:p>1.06909052772816</text:p>
          </table:table-cell>
          <table:table-cell office:value-type="float" office:value="0.316879078837351" calcext:value-type="float">
            <text:p>0.316879078837351</text:p>
          </table:table-cell>
        </table:table-row>
        <table:table-row table:style-name="ro1">
          <table:table-cell office:value-type="float" office:value="1.07047655044996" calcext:value-type="float">
            <text:p>1.07047655044996</text:p>
          </table:table-cell>
          <table:table-cell office:value-type="float" office:value="0.31685004694604" calcext:value-type="float">
            <text:p>0.31685004694604</text:p>
          </table:table-cell>
        </table:table-row>
        <table:table-row table:style-name="ro1">
          <table:table-cell office:value-type="float" office:value="1.07186043278546" calcext:value-type="float">
            <text:p>1.07186043278546</text:p>
          </table:table-cell>
          <table:table-cell office:value-type="float" office:value="0.316821059887662" calcext:value-type="float">
            <text:p>0.316821059887662</text:p>
          </table:table-cell>
        </table:table-row>
        <table:table-row table:style-name="ro1">
          <table:table-cell office:value-type="float" office:value="1.07324771455802" calcext:value-type="float">
            <text:p>1.07324771455802</text:p>
          </table:table-cell>
          <table:table-cell office:value-type="float" office:value="0.316792001624039" calcext:value-type="float">
            <text:p>0.316792001624039</text:p>
          </table:table-cell>
        </table:table-row>
        <table:table-row table:style-name="ro1">
          <table:table-cell office:value-type="float" office:value="1.07462793239314" calcext:value-type="float">
            <text:p>1.07462793239314</text:p>
          </table:table-cell>
          <table:table-cell office:value-type="float" office:value="0.316763091322971" calcext:value-type="float">
            <text:p>0.316763091322971</text:p>
          </table:table-cell>
        </table:table-row>
        <table:table-row table:style-name="ro1">
          <table:table-cell office:value-type="float" office:value="1.07462793239314" calcext:value-type="float">
            <text:p>1.07462793239314</text:p>
          </table:table-cell>
          <table:table-cell office:value-type="float" office:value="0.316763091322971" calcext:value-type="float">
            <text:p>0.316763091322971</text:p>
          </table:table-cell>
        </table:table-row>
        <table:table-row table:style-name="ro1">
          <table:table-cell office:value-type="float" office:value="1.07739906999487" calcext:value-type="float">
            <text:p>1.07739906999487</text:p>
          </table:table-cell>
          <table:table-cell office:value-type="float" office:value="0.316705046556176" calcext:value-type="float">
            <text:p>0.316705046556176</text:p>
          </table:table-cell>
        </table:table-row>
        <table:table-row table:style-name="ro1">
          <table:table-cell office:value-type="float" office:value="1.07878548368507" calcext:value-type="float">
            <text:p>1.07878548368507</text:p>
          </table:table-cell>
          <table:table-cell office:value-type="float" office:value="0.316676006475569" calcext:value-type="float">
            <text:p>0.316676006475569</text:p>
          </table:table-cell>
        </table:table-row>
        <table:table-row table:style-name="ro1">
          <table:table-cell office:value-type="float" office:value="1.08017136724863" calcext:value-type="float">
            <text:p>1.08017136724863</text:p>
          </table:table-cell>
          <table:table-cell office:value-type="float" office:value="0.316646977499093" calcext:value-type="float">
            <text:p>0.316646977499093</text:p>
          </table:table-cell>
        </table:table-row>
        <table:table-row table:style-name="ro1">
          <table:table-cell office:value-type="float" office:value="1.08155770141983" calcext:value-type="float">
            <text:p>1.08155770141983</text:p>
          </table:table-cell>
          <table:table-cell office:value-type="float" office:value="0.316617939084106" calcext:value-type="float">
            <text:p>0.316617939084106</text:p>
          </table:table-cell>
        </table:table-row>
        <table:table-row table:style-name="ro1">
          <table:table-cell office:value-type="float" office:value="1.08235251822697" calcext:value-type="float">
            <text:p>1.08235251822697</text:p>
          </table:table-cell>
          <table:table-cell office:value-type="float" office:value="0.315631645308149" calcext:value-type="float">
            <text:p>0.315631645308149</text:p>
          </table:table-cell>
        </table:table-row>
        <table:table-row table:style-name="ro1">
          <table:table-cell office:value-type="float" office:value="1.08315264292708" calcext:value-type="float">
            <text:p>1.08315264292708</text:p>
          </table:table-cell>
          <table:table-cell office:value-type="float" office:value="0.314645240352073" calcext:value-type="float">
            <text:p>0.314645240352073</text:p>
          </table:table-cell>
        </table:table-row>
        <table:table-row table:style-name="ro1">
          <table:table-cell office:value-type="float" office:value="1.08453903011094" calcext:value-type="float">
            <text:p>1.08453903011094</text:p>
          </table:table-cell>
          <table:table-cell office:value-type="float" office:value="0.314616200826672" calcext:value-type="float">
            <text:p>0.314616200826672</text:p>
          </table:table-cell>
        </table:table-row>
        <table:table-row table:style-name="ro1">
          <table:table-cell office:value-type="float" office:value="1.08592333654775" calcext:value-type="float">
            <text:p>1.08592333654775</text:p>
          </table:table-cell>
          <table:table-cell office:value-type="float" office:value="0.314587204884988" calcext:value-type="float">
            <text:p>0.314587204884988</text:p>
          </table:table-cell>
        </table:table-row>
        <table:table-row table:style-name="ro1">
          <table:table-cell office:value-type="float" office:value="1.08790548873536" calcext:value-type="float">
            <text:p>1.08790548873536</text:p>
          </table:table-cell>
          <table:table-cell office:value-type="float" office:value="0.3155153317487" calcext:value-type="float">
            <text:p>0.3155153317487</text:p>
          </table:table-cell>
        </table:table-row>
        <table:table-row table:style-name="ro1">
          <table:table-cell office:value-type="float" office:value="1.08929237291295" calcext:value-type="float">
            <text:p>1.08929237291295</text:p>
          </table:table-cell>
          <table:table-cell office:value-type="float" office:value="0.315486281813176" calcext:value-type="float">
            <text:p>0.315486281813176</text:p>
          </table:table-cell>
        </table:table-row>
        <table:table-row table:style-name="ro1">
          <table:table-cell office:value-type="float" office:value="1.09067576488131" calcext:value-type="float">
            <text:p>1.09067576488131</text:p>
          </table:table-cell>
          <table:table-cell office:value-type="float" office:value="0.31545730502612" calcext:value-type="float">
            <text:p>0.31545730502612</text:p>
          </table:table-cell>
        </table:table-row>
        <table:table-row table:style-name="ro1">
          <table:table-cell office:value-type="float" office:value="1.09087997879285" calcext:value-type="float">
            <text:p>1.09087997879285</text:p>
          </table:table-cell>
          <table:table-cell office:value-type="float" office:value="0.313513736734566" calcext:value-type="float">
            <text:p>0.313513736734566</text:p>
          </table:table-cell>
        </table:table-row>
        <table:table-row table:style-name="ro1">
          <table:table-cell office:value-type="float" office:value="1.09226569669183" calcext:value-type="float">
            <text:p>1.09226569669183</text:p>
          </table:table-cell>
          <table:table-cell office:value-type="float" office:value="0.313484711228132" calcext:value-type="float">
            <text:p>0.313484711228132</text:p>
          </table:table-cell>
        </table:table-row>
        <table:table-row table:style-name="ro1">
          <table:table-cell office:value-type="float" office:value="1.09365199773012" calcext:value-type="float">
            <text:p>1.09365199773012</text:p>
          </table:table-cell>
          <table:table-cell office:value-type="float" office:value="0.313455673507152" calcext:value-type="float">
            <text:p>0.313455673507152</text:p>
          </table:table-cell>
        </table:table-row>
        <table:table-row table:style-name="ro1">
          <table:table-cell office:value-type="float" office:value="1.09365199773012" calcext:value-type="float">
            <text:p>1.09365199773012</text:p>
          </table:table-cell>
          <table:table-cell office:value-type="float" office:value="0.313455673507152" calcext:value-type="float">
            <text:p>0.313455673507152</text:p>
          </table:table-cell>
        </table:table-row>
        <table:table-row table:style-name="ro1">
          <table:table-cell office:value-type="float" office:value="1.09503808009116" calcext:value-type="float">
            <text:p>1.09503808009116</text:p>
          </table:table-cell>
          <table:table-cell office:value-type="float" office:value="0.313426640366627" calcext:value-type="float">
            <text:p>0.313426640366627</text:p>
          </table:table-cell>
        </table:table-row>
        <table:table-row table:style-name="ro1">
          <table:table-cell office:value-type="float" office:value="1.09642394377497" calcext:value-type="float">
            <text:p>1.09642394377497</text:p>
          </table:table-cell>
          <table:table-cell office:value-type="float" office:value="0.313397611806556" calcext:value-type="float">
            <text:p>0.313397611806556</text:p>
          </table:table-cell>
        </table:table-row>
        <table:table-row table:style-name="ro1">
          <table:table-cell office:value-type="float" office:value="1.09722029132278" calcext:value-type="float">
            <text:p>1.09722029132278</text:p>
          </table:table-cell>
          <table:table-cell office:value-type="float" office:value="0.312411285967419" calcext:value-type="float">
            <text:p>0.312411285967419</text:p>
          </table:table-cell>
        </table:table-row>
        <table:table-row table:style-name="ro1">
          <table:table-cell office:value-type="float" office:value="1.09861150928564" calcext:value-type="float">
            <text:p>1.09861150928564</text:p>
          </table:table-cell>
          <table:table-cell office:value-type="float" office:value="0.312382145255618" calcext:value-type="float">
            <text:p>0.312382145255618</text:p>
          </table:table-cell>
        </table:table-row>
        <table:table-row table:style-name="ro1">
          <table:table-cell office:value-type="float" office:value="1.09999686934914" calcext:value-type="float">
            <text:p>1.09999686934914</text:p>
          </table:table-cell>
          <table:table-cell office:value-type="float" office:value="0.312353127244472" calcext:value-type="float">
            <text:p>0.312353127244472</text:p>
          </table:table-cell>
        </table:table-row>
        <table:table-row table:style-name="ro1">
          <table:table-cell office:value-type="float" office:value="1.10276778164706" calcext:value-type="float">
            <text:p>1.10276778164706</text:p>
          </table:table-cell>
          <table:table-cell office:value-type="float" office:value="0.312295087196933" calcext:value-type="float">
            <text:p>0.312295087196933</text:p>
          </table:table-cell>
        </table:table-row>
        <table:table-row table:style-name="ro1">
          <table:table-cell office:value-type="float" office:value="1.10276778164706" calcext:value-type="float">
            <text:p>1.10276778164706</text:p>
          </table:table-cell>
          <table:table-cell office:value-type="float" office:value="0.312295087196933" calcext:value-type="float">
            <text:p>0.312295087196933</text:p>
          </table:table-cell>
        </table:table-row>
        <table:table-row table:style-name="ro1">
          <table:table-cell office:value-type="float" office:value="1.10554043673629" calcext:value-type="float">
            <text:p>1.10554043673629</text:p>
          </table:table-cell>
          <table:table-cell office:value-type="float" office:value="0.312237010644561" calcext:value-type="float">
            <text:p>0.312237010644561</text:p>
          </table:table-cell>
        </table:table-row>
        <table:table-row table:style-name="ro1">
          <table:table-cell office:value-type="float" office:value="1.10692584981246" calcext:value-type="float">
            <text:p>1.10692584981246</text:p>
          </table:table-cell>
          <table:table-cell office:value-type="float" office:value="0.312207991523002" calcext:value-type="float">
            <text:p>0.312207991523002</text:p>
          </table:table-cell>
        </table:table-row>
        <table:table-row table:style-name="ro1">
          <table:table-cell office:value-type="float" office:value="1.10772639198729" calcext:value-type="float">
            <text:p>1.10772639198729</text:p>
          </table:table-cell>
          <table:table-cell office:value-type="float" office:value="0.311221577822422" calcext:value-type="float">
            <text:p>0.311221577822422</text:p>
          </table:table-cell>
        </table:table-row>
        <table:table-row table:style-name="ro1">
          <table:table-cell office:value-type="float" office:value="1.10911230868377" calcext:value-type="float">
            <text:p>1.10911230868377</text:p>
          </table:table-cell>
          <table:table-cell office:value-type="float" office:value="0.311192548151938" calcext:value-type="float">
            <text:p>0.311192548151938</text:p>
          </table:table-cell>
        </table:table-row>
        <table:table-row table:style-name="ro1">
          <table:table-cell office:value-type="float" office:value="1.11049969648166" calcext:value-type="float">
            <text:p>1.11049969648166</text:p>
          </table:table-cell>
          <table:table-cell office:value-type="float" office:value="0.311163487667489" calcext:value-type="float">
            <text:p>0.311163487667489</text:p>
          </table:table-cell>
        </table:table-row>
        <table:table-row table:style-name="ro1">
          <table:table-cell office:value-type="float" office:value="1.11188541438064" calcext:value-type="float">
            <text:p>1.11188541438064</text:p>
          </table:table-cell>
          <table:table-cell office:value-type="float" office:value="0.311134462161054" calcext:value-type="float">
            <text:p>0.311134462161054</text:p>
          </table:table-cell>
        </table:table-row>
        <table:table-row table:style-name="ro1">
          <table:table-cell office:value-type="float" office:value="1.11327741428029" calcext:value-type="float">
            <text:p>1.11327741428029</text:p>
          </table:table-cell>
          <table:table-cell office:value-type="float" office:value="0.311105305070658" calcext:value-type="float">
            <text:p>0.311105305070658</text:p>
          </table:table-cell>
        </table:table-row>
        <table:table-row table:style-name="ro1">
          <table:table-cell office:value-type="float" office:value="1.11466029600176" calcext:value-type="float">
            <text:p>1.11466029600176</text:p>
          </table:table-cell>
          <table:table-cell office:value-type="float" office:value="0.311076338971329" calcext:value-type="float">
            <text:p>0.311076338971329</text:p>
          </table:table-cell>
        </table:table-row>
        <table:table-row table:style-name="ro1">
          <table:table-cell office:value-type="float" office:value="1.11605254771156" calcext:value-type="float">
            <text:p>1.11605254771156</text:p>
          </table:table-cell>
          <table:table-cell office:value-type="float" office:value="0.31104717660647" calcext:value-type="float">
            <text:p>0.31104717660647</text:p>
          </table:table-cell>
        </table:table-row>
        <table:table-row table:style-name="ro1">
          <table:table-cell office:value-type="float" office:value="1.11743623787615" calcext:value-type="float">
            <text:p>1.11743623787615</text:p>
          </table:table-cell>
          <table:table-cell office:value-type="float" office:value="0.311018193573339" calcext:value-type="float">
            <text:p>0.311018193573339</text:p>
          </table:table-cell>
        </table:table-row>
        <table:table-row table:style-name="ro1">
          <table:table-cell office:value-type="float" office:value="1.11822587932199" calcext:value-type="float">
            <text:p>1.11822587932199</text:p>
          </table:table-cell>
          <table:table-cell office:value-type="float" office:value="0.310032008201469" calcext:value-type="float">
            <text:p>0.310032008201469</text:p>
          </table:table-cell>
        </table:table-row>
        <table:table-row table:style-name="ro1">
          <table:table-cell office:value-type="float" office:value="1.11902009311008" calcext:value-type="float">
            <text:p>1.11902009311008</text:p>
          </table:table-cell>
          <table:table-cell office:value-type="float" office:value="0.309045727056462" calcext:value-type="float">
            <text:p>0.309045727056462</text:p>
          </table:table-cell>
        </table:table-row>
        <table:table-row table:style-name="ro1">
          <table:table-cell office:value-type="float" office:value="1.1204030344708" calcext:value-type="float">
            <text:p>1.1204030344708</text:p>
          </table:table-cell>
          <table:table-cell office:value-type="float" office:value="0.309016759707918" calcext:value-type="float">
            <text:p>0.309016759707918</text:p>
          </table:table-cell>
        </table:table-row>
        <table:table-row table:style-name="ro1">
          <table:table-cell office:value-type="float" office:value="1.12178997828763" calcext:value-type="float">
            <text:p>1.12178997828763</text:p>
          </table:table-cell>
          <table:table-cell office:value-type="float" office:value="0.308987708523178" calcext:value-type="float">
            <text:p>0.308987708523178</text:p>
          </table:table-cell>
        </table:table-row>
        <table:table-row table:style-name="ro1">
          <table:table-cell office:value-type="float" office:value="1.12238096552505" calcext:value-type="float">
            <text:p>1.12238096552505</text:p>
          </table:table-cell>
          <table:table-cell office:value-type="float" office:value="0.309944974988279" calcext:value-type="float">
            <text:p>0.309944974988279</text:p>
          </table:table-cell>
        </table:table-row>
        <table:table-row table:style-name="ro1">
          <table:table-cell office:value-type="float" office:value="1.12515438267133" calcext:value-type="float">
            <text:p>1.12515438267133</text:p>
          </table:table-cell>
          <table:table-cell office:value-type="float" office:value="0.309886882473718" calcext:value-type="float">
            <text:p>0.309886882473718</text:p>
          </table:table-cell>
        </table:table-row>
        <table:table-row table:style-name="ro1">
          <table:table-cell office:value-type="float" office:value="1.12515438267133" calcext:value-type="float">
            <text:p>1.12515438267133</text:p>
          </table:table-cell>
          <table:table-cell office:value-type="float" office:value="0.309886882473718" calcext:value-type="float">
            <text:p>0.309886882473718</text:p>
          </table:table-cell>
        </table:table-row>
        <table:table-row table:style-name="ro1">
          <table:table-cell office:value-type="float" office:value="1.12792169010811" calcext:value-type="float">
            <text:p>1.12792169010811</text:p>
          </table:table-cell>
          <table:table-cell office:value-type="float" office:value="0.309828917934275" calcext:value-type="float">
            <text:p>0.309828917934275</text:p>
          </table:table-cell>
        </table:table-row>
        <table:table-row table:style-name="ro1">
          <table:table-cell office:value-type="float" office:value="1.12930510195622" calcext:value-type="float">
            <text:p>1.12930510195622</text:p>
          </table:table-cell>
          <table:table-cell office:value-type="float" office:value="0.309799940730813" calcext:value-type="float">
            <text:p>0.309799940730813</text:p>
          </table:table-cell>
        </table:table-row>
        <table:table-row table:style-name="ro1">
          <table:table-cell office:value-type="float" office:value="1.13069026984881" calcext:value-type="float">
            <text:p>1.13069026984881</text:p>
          </table:table-cell>
          <table:table-cell office:value-type="float" office:value="0.309770926744916" calcext:value-type="float">
            <text:p>0.309770926744916</text:p>
          </table:table-cell>
        </table:table-row>
        <table:table-row table:style-name="ro1">
          <table:table-cell office:value-type="float" office:value="1.13069026984881" calcext:value-type="float">
            <text:p>1.13069026984881</text:p>
          </table:table-cell>
          <table:table-cell office:value-type="float" office:value="0.309770926744916" calcext:value-type="float">
            <text:p>0.309770926744916</text:p>
          </table:table-cell>
        </table:table-row>
        <table:table-row table:style-name="ro1">
          <table:table-cell office:value-type="float" office:value="1.13346532376109" calcext:value-type="float">
            <text:p>1.13346532376109</text:p>
          </table:table-cell>
          <table:table-cell office:value-type="float" office:value="0.309712799946347" calcext:value-type="float">
            <text:p>0.309712799946347</text:p>
          </table:table-cell>
        </table:table-row>
        <table:table-row table:style-name="ro1">
          <table:table-cell office:value-type="float" office:value="1.13485067719801" calcext:value-type="float">
            <text:p>1.13485067719801</text:p>
          </table:table-cell>
          <table:table-cell office:value-type="float" office:value="0.309683782074003" calcext:value-type="float">
            <text:p>0.309683782074003</text:p>
          </table:table-cell>
        </table:table-row>
        <table:table-row table:style-name="ro1">
          <table:table-cell office:value-type="float" office:value="1.13623364506506" calcext:value-type="float">
            <text:p>1.13623364506506</text:p>
          </table:table-cell>
          <table:table-cell office:value-type="float" office:value="0.309654814170253" calcext:value-type="float">
            <text:p>0.309654814170253</text:p>
          </table:table-cell>
        </table:table-row>
        <table:table-row table:style-name="ro1">
          <table:table-cell office:value-type="float" office:value="1.13761481050154" calcext:value-type="float">
            <text:p>1.13761481050154</text:p>
          </table:table-cell>
          <table:table-cell office:value-type="float" office:value="0.30962588402055" calcext:value-type="float">
            <text:p>0.30962588402055</text:p>
          </table:table-cell>
        </table:table-row>
        <table:table-row table:style-name="ro1">
          <table:table-cell office:value-type="float" office:value="1.13900033622961" calcext:value-type="float">
            <text:p>1.13900033622961</text:p>
          </table:table-cell>
          <table:table-cell office:value-type="float" office:value="0.309596862539363" calcext:value-type="float">
            <text:p>0.309596862539363</text:p>
          </table:table-cell>
        </table:table-row>
        <table:table-row table:style-name="ro1">
          <table:table-cell office:value-type="float" office:value="1.14038755173635" calcext:value-type="float">
            <text:p>1.14038755173635</text:p>
          </table:table-cell>
          <table:table-cell office:value-type="float" office:value="0.309567805663756" calcext:value-type="float">
            <text:p>0.309567805663756</text:p>
          </table:table-cell>
        </table:table-row>
        <table:table-row table:style-name="ro1">
          <table:table-cell office:value-type="float" office:value="1.14177396542655" calcext:value-type="float">
            <text:p>1.14177396542655</text:p>
          </table:table-cell>
          <table:table-cell office:value-type="float" office:value="0.309538765583149" calcext:value-type="float">
            <text:p>0.309538765583149</text:p>
          </table:table-cell>
        </table:table-row>
        <table:table-row table:style-name="ro1">
          <table:table-cell office:value-type="float" office:value="1.14316029959775" calcext:value-type="float">
            <text:p>1.14316029959775</text:p>
          </table:table-cell>
          <table:table-cell office:value-type="float" office:value="0.309509727168161" calcext:value-type="float">
            <text:p>0.309509727168161</text:p>
          </table:table-cell>
        </table:table-row>
        <table:table-row table:style-name="ro1">
          <table:table-cell office:value-type="float" office:value="1.14316029959775" calcext:value-type="float">
            <text:p>1.14316029959775</text:p>
          </table:table-cell>
          <table:table-cell office:value-type="float" office:value="0.309509727168161" calcext:value-type="float">
            <text:p>0.309509727168161</text:p>
          </table:table-cell>
        </table:table-row>
        <table:table-row table:style-name="ro1">
          <table:table-cell office:value-type="float" office:value="1.14593359746553" calcext:value-type="float">
            <text:p>1.14593359746553</text:p>
          </table:table-cell>
          <table:table-cell office:value-type="float" office:value="0.309451637152029" calcext:value-type="float">
            <text:p>0.309451637152029</text:p>
          </table:table-cell>
        </table:table-row>
        <table:table-row table:style-name="ro1">
          <table:table-cell office:value-type="float" office:value="1.14731962681392" calcext:value-type="float">
            <text:p>1.14731962681392</text:p>
          </table:table-cell>
          <table:table-cell office:value-type="float" office:value="0.309422605121917" calcext:value-type="float">
            <text:p>0.309422605121917</text:p>
          </table:table-cell>
        </table:table-row>
        <table:table-row table:style-name="ro1">
          <table:table-cell office:value-type="float" office:value="1.14870496037109" calcext:value-type="float">
            <text:p>1.14870496037109</text:p>
          </table:table-cell>
          <table:table-cell office:value-type="float" office:value="0.309393587665978" calcext:value-type="float">
            <text:p>0.309393587665978</text:p>
          </table:table-cell>
        </table:table-row>
        <table:table-row table:style-name="ro1">
          <table:table-cell office:value-type="float" office:value="1.15008553604168" calcext:value-type="float">
            <text:p>1.15008553604168</text:p>
          </table:table-cell>
          <table:table-cell office:value-type="float" office:value="0.309364669869622" calcext:value-type="float">
            <text:p>0.309364669869622</text:p>
          </table:table-cell>
        </table:table-row>
        <table:table-row table:style-name="ro1">
          <table:table-cell office:value-type="float" office:value="1.15008553604168" calcext:value-type="float">
            <text:p>1.15008553604168</text:p>
          </table:table-cell>
          <table:table-cell office:value-type="float" office:value="0.309364669869622" calcext:value-type="float">
            <text:p>0.309364669869622</text:p>
          </table:table-cell>
        </table:table-row>
        <table:table-row table:style-name="ro1">
          <table:table-cell office:value-type="float" office:value="1.15285683930799" calcext:value-type="float">
            <text:p>1.15285683930799</text:p>
          </table:table-cell>
          <table:table-cell office:value-type="float" office:value="0.309306621632786" calcext:value-type="float">
            <text:p>0.309306621632786</text:p>
          </table:table-cell>
        </table:table-row>
        <table:table-row table:style-name="ro1">
          <table:table-cell office:value-type="float" office:value="1.15424184153601" calcext:value-type="float">
            <text:p>1.15424184153601</text:p>
          </table:table-cell>
          <table:table-cell office:value-type="float" office:value="0.309277611116929" calcext:value-type="float">
            <text:p>0.309277611116929</text:p>
          </table:table-cell>
        </table:table-row>
        <table:table-row table:style-name="ro1">
          <table:table-cell office:value-type="float" office:value="1.15562842751737" calcext:value-type="float">
            <text:p>1.15562842751737</text:p>
          </table:table-cell>
          <table:table-cell office:value-type="float" office:value="0.309248567427479" calcext:value-type="float">
            <text:p>0.309248567427479</text:p>
          </table:table-cell>
        </table:table-row>
        <table:table-row table:style-name="ro1">
          <table:table-cell office:value-type="float" office:value="1.15701480807465" calcext:value-type="float">
            <text:p>1.15701480807465</text:p>
          </table:table-cell>
          <table:table-cell office:value-type="float" office:value="0.309219528040879" calcext:value-type="float">
            <text:p>0.309219528040879</text:p>
          </table:table-cell>
        </table:table-row>
        <table:table-row table:style-name="ro1">
          <table:table-cell office:value-type="float" office:value="1.15839952535961" calcext:value-type="float">
            <text:p>1.15839952535961</text:p>
          </table:table-cell>
          <table:table-cell office:value-type="float" office:value="0.309190523493494" calcext:value-type="float">
            <text:p>0.309190523493494</text:p>
          </table:table-cell>
        </table:table-row>
        <table:table-row table:style-name="ro1">
          <table:table-cell office:value-type="float" office:value="1.1597852763915" calcext:value-type="float">
            <text:p>1.1597852763915</text:p>
          </table:table-cell>
          <table:table-cell office:value-type="float" office:value="0.309161497293051" calcext:value-type="float">
            <text:p>0.309161497293051</text:p>
          </table:table-cell>
        </table:table-row>
        <table:table-row table:style-name="ro1">
          <table:table-cell office:value-type="float" office:value="1.16117163706904" calcext:value-type="float">
            <text:p>1.16117163706904</text:p>
          </table:table-cell>
          <table:table-cell office:value-type="float" office:value="0.309132458322857" calcext:value-type="float">
            <text:p>0.309132458322857</text:p>
          </table:table-cell>
        </table:table-row>
        <table:table-row table:style-name="ro1">
          <table:table-cell office:value-type="float" office:value="1.16255479710699" calcext:value-type="float">
            <text:p>1.16255479710699</text:p>
          </table:table-cell>
          <table:table-cell office:value-type="float" office:value="0.309103486393858" calcext:value-type="float">
            <text:p>0.309103486393858</text:p>
          </table:table-cell>
        </table:table-row>
        <table:table-row table:style-name="ro1">
          <table:table-cell office:value-type="float" office:value="1.16393756617655" calcext:value-type="float">
            <text:p>1.16393756617655</text:p>
          </table:table-cell>
          <table:table-cell office:value-type="float" office:value="0.309074522654156" calcext:value-type="float">
            <text:p>0.309074522654156</text:p>
          </table:table-cell>
        </table:table-row>
        <table:table-row table:style-name="ro1">
          <table:table-cell office:value-type="float" office:value="1.16393756617655" calcext:value-type="float">
            <text:p>1.16393756617655</text:p>
          </table:table-cell>
          <table:table-cell office:value-type="float" office:value="0.309074522654156" calcext:value-type="float">
            <text:p>0.309074522654156</text:p>
          </table:table-cell>
        </table:table-row>
        <table:table-row table:style-name="ro1">
          <table:table-cell office:value-type="float" office:value="1.16670898209477" calcext:value-type="float">
            <text:p>1.16670898209477</text:p>
          </table:table-cell>
          <table:table-cell office:value-type="float" office:value="0.309016472057692" calcext:value-type="float">
            <text:p>0.309016472057692</text:p>
          </table:table-cell>
        </table:table-row>
        <table:table-row table:style-name="ro1">
          <table:table-cell office:value-type="float" office:value="1.16808925956913" calcext:value-type="float">
            <text:p>1.16808925956913</text:p>
          </table:table-cell>
          <table:table-cell office:value-type="float" office:value="0.30898756050741" calcext:value-type="float">
            <text:p>0.30898756050741</text:p>
          </table:table-cell>
        </table:table-row>
        <table:table-row table:style-name="ro1">
          <table:table-cell office:value-type="float" office:value="1.16947445396806" calcext:value-type="float">
            <text:p>1.16947445396806</text:p>
          </table:table-cell>
          <table:table-cell office:value-type="float" office:value="0.308958545966305" calcext:value-type="float">
            <text:p>0.308958545966305</text:p>
          </table:table-cell>
        </table:table-row>
        <table:table-row table:style-name="ro1">
          <table:table-cell office:value-type="float" office:value="1.17086039717087" calcext:value-type="float">
            <text:p>1.17086039717087</text:p>
          </table:table-cell>
          <table:table-cell office:value-type="float" office:value="0.308929515740615" calcext:value-type="float">
            <text:p>0.308929515740615</text:p>
          </table:table-cell>
        </table:table-row>
        <table:table-row table:style-name="ro1">
          <table:table-cell office:value-type="float" office:value="1.17224681086106" calcext:value-type="float">
            <text:p>1.17224681086106</text:p>
          </table:table-cell>
          <table:table-cell office:value-type="float" office:value="0.308900475660007" calcext:value-type="float">
            <text:p>0.308900475660007</text:p>
          </table:table-cell>
        </table:table-row>
        <table:table-row table:style-name="ro1">
          <table:table-cell office:value-type="float" office:value="1.1742241654026" calcext:value-type="float">
            <text:p>1.1742241654026</text:p>
          </table:table-cell>
          <table:table-cell office:value-type="float" office:value="0.309828703016112" calcext:value-type="float">
            <text:p>0.309828703016112</text:p>
          </table:table-cell>
        </table:table-row>
        <table:table-row table:style-name="ro1">
          <table:table-cell office:value-type="float" office:value="1.17561065861179" calcext:value-type="float">
            <text:p>1.17561065861179</text:p>
          </table:table-cell>
          <table:table-cell office:value-type="float" office:value="0.309799661269885" calcext:value-type="float">
            <text:p>0.309799661269885</text:p>
          </table:table-cell>
        </table:table-row>
        <table:table-row table:style-name="ro1">
          <table:table-cell office:value-type="float" office:value="1.17699529637775" calcext:value-type="float">
            <text:p>1.17699529637775</text:p>
          </table:table-cell>
          <table:table-cell office:value-type="float" office:value="0.309770658388119" calcext:value-type="float">
            <text:p>0.309770658388119</text:p>
          </table:table-cell>
        </table:table-row>
        <table:table-row table:style-name="ro1">
          <table:table-cell office:value-type="float" office:value="1.17838607698613" calcext:value-type="float">
            <text:p>1.17838607698613</text:p>
          </table:table-cell>
          <table:table-cell office:value-type="float" office:value="0.309741526837226" calcext:value-type="float">
            <text:p>0.309741526837226</text:p>
          </table:table-cell>
        </table:table-row>
        <table:table-row table:style-name="ro1">
          <table:table-cell office:value-type="float" office:value="1.17977124487873" calcext:value-type="float">
            <text:p>1.17977124487873</text:p>
          </table:table-cell>
          <table:table-cell office:value-type="float" office:value="0.309712512851328" calcext:value-type="float">
            <text:p>0.309712512851328</text:p>
          </table:table-cell>
        </table:table-row>
        <table:table-row table:style-name="ro1">
          <table:table-cell office:value-type="float" office:value="1.18115654530298" calcext:value-type="float">
            <text:p>1.18115654530298</text:p>
          </table:table-cell>
          <table:table-cell office:value-type="float" office:value="0.309683496089398" calcext:value-type="float">
            <text:p>0.309683496089398</text:p>
          </table:table-cell>
        </table:table-row>
        <table:table-row table:style-name="ro1">
          <table:table-cell office:value-type="float" office:value="1.18254040775873" calcext:value-type="float">
            <text:p>1.18254040775873</text:p>
          </table:table-cell>
          <table:table-cell office:value-type="float" office:value="0.309654509447424" calcext:value-type="float">
            <text:p>0.309654509447424</text:p>
          </table:table-cell>
        </table:table-row>
        <table:table-row table:style-name="ro1">
          <table:table-cell office:value-type="float" office:value="1.18392576119565" calcext:value-type="float">
            <text:p>1.18392576119565</text:p>
          </table:table-cell>
          <table:table-cell office:value-type="float" office:value="0.30962549157508" calcext:value-type="float">
            <text:p>0.30962549157508</text:p>
          </table:table-cell>
        </table:table-row>
        <table:table-row table:style-name="ro1">
          <table:table-cell office:value-type="float" office:value="1.1853167869876" calcext:value-type="float">
            <text:p>1.1853167869876</text:p>
          </table:table-cell>
          <table:table-cell office:value-type="float" office:value="0.309596354888526" calcext:value-type="float">
            <text:p>0.309596354888526</text:p>
          </table:table-cell>
        </table:table-row>
        <table:table-row table:style-name="ro1">
          <table:table-cell office:value-type="float" office:value="1.1853167869876" calcext:value-type="float">
            <text:p>1.1853167869876</text:p>
          </table:table-cell>
          <table:table-cell office:value-type="float" office:value="0.309596354888526" calcext:value-type="float">
            <text:p>0.309596354888526</text:p>
          </table:table-cell>
        </table:table-row>
        <table:table-row table:style-name="ro1">
          <table:table-cell office:value-type="float" office:value="1.18809153607706" calcext:value-type="float">
            <text:p>1.18809153607706</text:p>
          </table:table-cell>
          <table:table-cell office:value-type="float" office:value="0.309538234474834" calcext:value-type="float">
            <text:p>0.309538234474834</text:p>
          </table:table-cell>
        </table:table-row>
        <table:table-row table:style-name="ro1">
          <table:table-cell office:value-type="float" office:value="1.18947716783046" calcext:value-type="float">
            <text:p>1.18947716783046</text:p>
          </table:table-cell>
          <table:table-cell office:value-type="float" office:value="0.309509210772821" calcext:value-type="float">
            <text:p>0.309509210772821</text:p>
          </table:table-cell>
        </table:table-row>
        <table:table-row table:style-name="ro1">
          <table:table-cell office:value-type="float" office:value="1.18947716783046" calcext:value-type="float">
            <text:p>1.18947716783046</text:p>
          </table:table-cell>
          <table:table-cell office:value-type="float" office:value="0.309509210772821" calcext:value-type="float">
            <text:p>0.309509210772821</text:p>
          </table:table-cell>
        </table:table-row>
        <table:table-row table:style-name="ro1">
          <table:table-cell office:value-type="float" office:value="1.19225093618564" calcext:value-type="float">
            <text:p>1.19225093618564</text:p>
          </table:table-cell>
          <table:table-cell office:value-type="float" office:value="0.309451110901772" calcext:value-type="float">
            <text:p>0.309451110901772</text:p>
          </table:table-cell>
        </table:table-row>
        <table:table-row table:style-name="ro1">
          <table:table-cell office:value-type="float" office:value="1.19225093618564" calcext:value-type="float">
            <text:p>1.19225093618564</text:p>
          </table:table-cell>
          <table:table-cell office:value-type="float" office:value="0.309451110901772" calcext:value-type="float">
            <text:p>0.309451110901772</text:p>
          </table:table-cell>
        </table:table-row>
        <table:table-row table:style-name="ro1">
          <table:table-cell office:value-type="float" office:value="1.19502138462275" calcext:value-type="float">
            <text:p>1.19502138462275</text:p>
          </table:table-cell>
          <table:table-cell office:value-type="float" office:value="0.309393080570348" calcext:value-type="float">
            <text:p>0.309393080570348</text:p>
          </table:table-cell>
        </table:table-row>
        <table:table-row table:style-name="ro1">
          <table:table-cell office:value-type="float" office:value="1.19640821578767" calcext:value-type="float">
            <text:p>1.19640821578767</text:p>
          </table:table-cell>
          <table:table-cell office:value-type="float" office:value="0.309364031745237" calcext:value-type="float">
            <text:p>0.309364031745237</text:p>
          </table:table-cell>
        </table:table-row>
        <table:table-row table:style-name="ro1">
          <table:table-cell office:value-type="float" office:value="1.19779259511689" calcext:value-type="float">
            <text:p>1.19779259511689</text:p>
          </table:table-cell>
          <table:table-cell office:value-type="float" office:value="0.309335034276735" calcext:value-type="float">
            <text:p>0.309335034276735</text:p>
          </table:table-cell>
        </table:table-row>
        <table:table-row table:style-name="ro1">
          <table:table-cell office:value-type="float" office:value="1.19917431718634" calcext:value-type="float">
            <text:p>1.19917431718634</text:p>
          </table:table-cell>
          <table:table-cell office:value-type="float" office:value="0.309306092467694" calcext:value-type="float">
            <text:p>0.309306092467694</text:p>
          </table:table-cell>
        </table:table-row>
        <table:table-row table:style-name="ro1">
          <table:table-cell office:value-type="float" office:value="1.20056490562381" calcext:value-type="float">
            <text:p>1.20056490562381</text:p>
          </table:table-cell>
          <table:table-cell office:value-type="float" office:value="0.309276964942049" calcext:value-type="float">
            <text:p>0.309276964942049</text:p>
          </table:table-cell>
        </table:table-row>
        <table:table-row table:style-name="ro1">
          <table:table-cell office:value-type="float" office:value="1.20194979519993" calcext:value-type="float">
            <text:p>1.20194979519993</text:p>
          </table:table-cell>
          <table:table-cell office:value-type="float" office:value="0.30924795678582" calcext:value-type="float">
            <text:p>0.30924795678582</text:p>
          </table:table-cell>
        </table:table-row>
        <table:table-row table:style-name="ro1">
          <table:table-cell office:value-type="float" office:value="1.20333515526343" calcext:value-type="float">
            <text:p>1.20333515526343</text:p>
          </table:table-cell>
          <table:table-cell office:value-type="float" office:value="0.309218938774675" calcext:value-type="float">
            <text:p>0.309218938774675</text:p>
          </table:table-cell>
        </table:table-row>
        <table:table-row table:style-name="ro1">
          <table:table-cell office:value-type="float" office:value="1.20472031652944" calcext:value-type="float">
            <text:p>1.20472031652944</text:p>
          </table:table-cell>
          <table:table-cell office:value-type="float" office:value="0.309189924927578" calcext:value-type="float">
            <text:p>0.309189924927578</text:p>
          </table:table-cell>
        </table:table-row>
        <table:table-row table:style-name="ro1">
          <table:table-cell office:value-type="float" office:value="1.20610557056762" calcext:value-type="float">
            <text:p>1.20610557056762</text:p>
          </table:table-cell>
          <table:table-cell office:value-type="float" office:value="0.309160909137259" calcext:value-type="float">
            <text:p>0.309160909137259</text:p>
          </table:table-cell>
        </table:table-row>
        <table:table-row table:style-name="ro1">
          <table:table-cell office:value-type="float" office:value="1.20749117581469" calcext:value-type="float">
            <text:p>1.20749117581469</text:p>
          </table:table-cell>
          <table:table-cell office:value-type="float" office:value="0.309131885990453" calcext:value-type="float">
            <text:p>0.309131885990453</text:p>
          </table:table-cell>
        </table:table-row>
        <table:table-row table:style-name="ro1">
          <table:table-cell office:value-type="float" office:value="1.20887753649223" calcext:value-type="float">
            <text:p>1.20887753649223</text:p>
          </table:table-cell>
          <table:table-cell office:value-type="float" office:value="0.309102847020258" calcext:value-type="float">
            <text:p>0.309102847020258</text:p>
          </table:table-cell>
        </table:table-row>
        <table:table-row table:style-name="ro1">
          <table:table-cell office:value-type="float" office:value="1.21026394355584" calcext:value-type="float">
            <text:p>1.21026394355584</text:p>
          </table:table-cell>
          <table:table-cell office:value-type="float" office:value="0.309073807078453" calcext:value-type="float">
            <text:p>0.309073807078453</text:p>
          </table:table-cell>
        </table:table-row>
        <table:table-row table:style-name="ro1">
          <table:table-cell office:value-type="float" office:value="1.2116469445558" calcext:value-type="float">
            <text:p>1.2116469445558</text:p>
          </table:table-cell>
          <table:table-cell office:value-type="float" office:value="0.309044838480693" calcext:value-type="float">
            <text:p>0.309044838480693</text:p>
          </table:table-cell>
        </table:table-row>
        <table:table-row table:style-name="ro1">
          <table:table-cell office:value-type="float" office:value="1.213033358246" calcext:value-type="float">
            <text:p>1.213033358246</text:p>
          </table:table-cell>
          <table:table-cell office:value-type="float" office:value="0.309015798400086" calcext:value-type="float">
            <text:p>0.309015798400086</text:p>
          </table:table-cell>
        </table:table-row>
        <table:table-row table:style-name="ro1">
          <table:table-cell office:value-type="float" office:value="1.21441997073369" calcext:value-type="float">
            <text:p>1.21441997073369</text:p>
          </table:table-cell>
          <table:table-cell office:value-type="float" office:value="0.308986754155429" calcext:value-type="float">
            <text:p>0.308986754155429</text:p>
          </table:table-cell>
        </table:table-row>
        <table:table-row table:style-name="ro1">
          <table:table-cell office:value-type="float" office:value="1.2158055229681" calcext:value-type="float">
            <text:p>1.2158055229681</text:p>
          </table:table-cell>
          <table:table-cell office:value-type="float" office:value="0.308957732119036" calcext:value-type="float">
            <text:p>0.308957732119036</text:p>
          </table:table-cell>
        </table:table-row>
        <table:table-row table:style-name="ro1">
          <table:table-cell office:value-type="float" office:value="1.2158055229681" calcext:value-type="float">
            <text:p>1.2158055229681</text:p>
          </table:table-cell>
          <table:table-cell office:value-type="float" office:value="0.308957732119036" calcext:value-type="float">
            <text:p>0.308957732119036</text:p>
          </table:table-cell>
        </table:table-row>
        <table:table-row table:style-name="ro1">
          <table:table-cell office:value-type="float" office:value="1.2185729364302" calcext:value-type="float">
            <text:p>1.2185729364302</text:p>
          </table:table-cell>
          <table:table-cell office:value-type="float" office:value="0.308899765358766" calcext:value-type="float">
            <text:p>0.308899765358766</text:p>
          </table:table-cell>
        </table:table-row>
        <table:table-row table:style-name="ro1">
          <table:table-cell office:value-type="float" office:value="1.21995964831663" calcext:value-type="float">
            <text:p>1.21995964831663</text:p>
          </table:table-cell>
          <table:table-cell office:value-type="float" office:value="0.308870719032085" calcext:value-type="float">
            <text:p>0.308870719032085</text:p>
          </table:table-cell>
        </table:table-row>
        <table:table-row table:style-name="ro1">
          <table:table-cell office:value-type="float" office:value="1.22134217220262" calcext:value-type="float">
            <text:p>1.22134217220262</text:p>
          </table:table-cell>
          <table:table-cell office:value-type="float" office:value="0.308841760428044" calcext:value-type="float">
            <text:p>0.308841760428044</text:p>
          </table:table-cell>
        </table:table-row>
        <table:table-row table:style-name="ro1">
          <table:table-cell office:value-type="float" office:value="1.22272702864582" calcext:value-type="float">
            <text:p>1.22272702864582</text:p>
          </table:table-cell>
          <table:table-cell office:value-type="float" office:value="0.308812752965824" calcext:value-type="float">
            <text:p>0.308812752965824</text:p>
          </table:table-cell>
        </table:table-row>
        <table:table-row table:style-name="ro1">
          <table:table-cell office:value-type="float" office:value="1.22470384643413" calcext:value-type="float">
            <text:p>1.22470384643413</text:p>
          </table:table-cell>
          <table:table-cell office:value-type="float" office:value="0.309740991564862" calcext:value-type="float">
            <text:p>0.309740991564862</text:p>
          </table:table-cell>
        </table:table-row>
        <table:table-row table:style-name="ro1">
          <table:table-cell office:value-type="float" office:value="1.22608923300397" calcext:value-type="float">
            <text:p>1.22608923300397</text:p>
          </table:table-cell>
          <table:table-cell office:value-type="float" office:value="0.30971197299851" calcext:value-type="float">
            <text:p>0.30971197299851</text:p>
          </table:table-cell>
        </table:table-row>
        <table:table-row table:style-name="ro1">
          <table:table-cell office:value-type="float" office:value="1.2274710014595" calcext:value-type="float">
            <text:p>1.2274710014595</text:p>
          </table:table-cell>
          <table:table-cell office:value-type="float" office:value="0.309683030217857" calcext:value-type="float">
            <text:p>0.309683030217857</text:p>
          </table:table-cell>
        </table:table-row>
        <table:table-row table:style-name="ro1">
          <table:table-cell office:value-type="float" office:value="1.22886139772606" calcext:value-type="float">
            <text:p>1.22886139772606</text:p>
          </table:table-cell>
          <table:table-cell office:value-type="float" office:value="0.30965390671746" calcext:value-type="float">
            <text:p>0.30965390671746</text:p>
          </table:table-cell>
        </table:table-row>
        <table:table-row table:style-name="ro1">
          <table:table-cell office:value-type="float" office:value="1.23024700959972" calcext:value-type="float">
            <text:p>1.23024700959972</text:p>
          </table:table-cell>
          <table:table-cell office:value-type="float" office:value="0.309624883431852" calcext:value-type="float">
            <text:p>0.309624883431852</text:p>
          </table:table-cell>
        </table:table-row>
        <table:table-row table:style-name="ro1">
          <table:table-cell office:value-type="float" office:value="1.23163258834046" calcext:value-type="float">
            <text:p>1.23163258834046</text:p>
          </table:table-cell>
          <table:table-cell office:value-type="float" office:value="0.309595860840252" calcext:value-type="float">
            <text:p>0.309595860840252</text:p>
          </table:table-cell>
        </table:table-row>
        <table:table-row table:style-name="ro1">
          <table:table-cell office:value-type="float" office:value="1.23301947251805" calcext:value-type="float">
            <text:p>1.23301947251805</text:p>
          </table:table-cell>
          <table:table-cell office:value-type="float" office:value="0.309566810904727" calcext:value-type="float">
            <text:p>0.309566810904727</text:p>
          </table:table-cell>
        </table:table-row>
        <table:table-row table:style-name="ro1">
          <table:table-cell office:value-type="float" office:value="1.23440669465137" calcext:value-type="float">
            <text:p>1.23440669465137</text:p>
          </table:table-cell>
          <table:table-cell office:value-type="float" office:value="0.309537753890319" calcext:value-type="float">
            <text:p>0.309537753890319</text:p>
          </table:table-cell>
        </table:table-row>
        <table:table-row table:style-name="ro1">
          <table:table-cell office:value-type="float" office:value="1.23579386377202" calcext:value-type="float">
            <text:p>1.23579386377202</text:p>
          </table:table-cell>
          <table:table-cell office:value-type="float" office:value="0.309508697986324" calcext:value-type="float">
            <text:p>0.309508697986324</text:p>
          </table:table-cell>
        </table:table-row>
        <table:table-row table:style-name="ro1">
          <table:table-cell office:value-type="float" office:value="1.23718044975338" calcext:value-type="float">
            <text:p>1.23718044975338</text:p>
          </table:table-cell>
          <table:table-cell office:value-type="float" office:value="0.309479654296873" calcext:value-type="float">
            <text:p>0.309479654296873</text:p>
          </table:table-cell>
        </table:table-row>
        <table:table-row table:style-name="ro1">
          <table:table-cell office:value-type="float" office:value="1.23856710862714" calcext:value-type="float">
            <text:p>1.23856710862714</text:p>
          </table:table-cell>
          <table:table-cell office:value-type="float" office:value="0.309450609080605" calcext:value-type="float">
            <text:p>0.309450609080605</text:p>
          </table:table-cell>
        </table:table-row>
        <table:table-row table:style-name="ro1">
          <table:table-cell office:value-type="float" office:value="1.23995340966543" calcext:value-type="float">
            <text:p>1.23995340966543</text:p>
          </table:table-cell>
          <table:table-cell office:value-type="float" office:value="0.309421571359625" calcext:value-type="float">
            <text:p>0.309421571359625</text:p>
          </table:table-cell>
        </table:table-row>
        <table:table-row table:style-name="ro1">
          <table:table-cell office:value-type="float" office:value="1.24133876972893" calcext:value-type="float">
            <text:p>1.24133876972893</text:p>
          </table:table-cell>
          <table:table-cell office:value-type="float" office:value="0.30939255334848" calcext:value-type="float">
            <text:p>0.30939255334848</text:p>
          </table:table-cell>
        </table:table-row>
        <table:table-row table:style-name="ro1">
          <table:table-cell office:value-type="float" office:value="1.24133876972893" calcext:value-type="float">
            <text:p>1.24133876972893</text:p>
          </table:table-cell>
          <table:table-cell office:value-type="float" office:value="0.30939255334848" calcext:value-type="float">
            <text:p>0.30939255334848</text:p>
          </table:table-cell>
        </table:table-row>
        <table:table-row table:style-name="ro1">
          <table:table-cell office:value-type="float" office:value="1.24411579836293" calcext:value-type="float">
            <text:p>1.24411579836293</text:p>
          </table:table-cell>
          <table:table-cell office:value-type="float" office:value="0.30933438518702" calcext:value-type="float">
            <text:p>0.30933438518702</text:p>
          </table:table-cell>
        </table:table-row>
        <table:table-row table:style-name="ro1">
          <table:table-cell office:value-type="float" office:value="1.24549770597671" calcext:value-type="float">
            <text:p>1.24549770597671</text:p>
          </table:table-cell>
          <table:table-cell office:value-type="float" office:value="0.309305439491533" calcext:value-type="float">
            <text:p>0.309305439491533</text:p>
          </table:table-cell>
        </table:table-row>
        <table:table-row table:style-name="ro1">
          <table:table-cell office:value-type="float" office:value="1.24608869321413" calcext:value-type="float">
            <text:p>1.24608869321413</text:p>
          </table:table-cell>
          <table:table-cell office:value-type="float" office:value="0.310262705956634" calcext:value-type="float">
            <text:p>0.310262705956634</text:p>
          </table:table-cell>
        </table:table-row>
        <table:table-row table:style-name="ro1">
          <table:table-cell office:value-type="float" office:value="1.24886333627825" calcext:value-type="float">
            <text:p>1.24886333627825</text:p>
          </table:table-cell>
          <table:table-cell office:value-type="float" office:value="0.310204587763768" calcext:value-type="float">
            <text:p>0.310204587763768</text:p>
          </table:table-cell>
        </table:table-row>
        <table:table-row table:style-name="ro1">
          <table:table-cell office:value-type="float" office:value="1.2502494186393" calcext:value-type="float">
            <text:p>1.2502494186393</text:p>
          </table:table-cell>
          <table:table-cell office:value-type="float" office:value="0.310175554623243" calcext:value-type="float">
            <text:p>0.310175554623243</text:p>
          </table:table-cell>
        </table:table-row>
        <table:table-row table:style-name="ro1">
          <table:table-cell office:value-type="float" office:value="1.25222615690862" calcext:value-type="float">
            <text:p>1.25222615690862</text:p>
          </table:table-cell>
          <table:table-cell office:value-type="float" office:value="0.311103794887901" calcext:value-type="float">
            <text:p>0.311103794887901</text:p>
          </table:table-cell>
        </table:table-row>
        <table:table-row table:style-name="ro1">
          <table:table-cell office:value-type="float" office:value="1.25222615690862" calcext:value-type="float">
            <text:p>1.25222615690862</text:p>
          </table:table-cell>
          <table:table-cell office:value-type="float" office:value="0.311103794887901" calcext:value-type="float">
            <text:p>0.311103794887901</text:p>
          </table:table-cell>
        </table:table-row>
        <table:table-row table:style-name="ro1">
          <table:table-cell office:value-type="float" office:value="1.25499500833923" calcext:value-type="float">
            <text:p>1.25499500833923</text:p>
          </table:table-cell>
          <table:table-cell office:value-type="float" office:value="0.311045798007674" calcext:value-type="float">
            <text:p>0.311045798007674</text:p>
          </table:table-cell>
        </table:table-row>
        <table:table-row table:style-name="ro1">
          <table:table-cell office:value-type="float" office:value="1.25637995092801" calcext:value-type="float">
            <text:p>1.25637995092801</text:p>
          </table:table-cell>
          <table:table-cell office:value-type="float" office:value="0.311016788741032" calcext:value-type="float">
            <text:p>0.311016788741032</text:p>
          </table:table-cell>
        </table:table-row>
        <table:table-row table:style-name="ro1">
          <table:table-cell office:value-type="float" office:value="1.25776678209293" calcext:value-type="float">
            <text:p>1.25776678209293</text:p>
          </table:table-cell>
          <table:table-cell office:value-type="float" office:value="0.310987739915921" calcext:value-type="float">
            <text:p>0.310987739915921</text:p>
          </table:table-cell>
        </table:table-row>
        <table:table-row table:style-name="ro1">
          <table:table-cell office:value-type="float" office:value="1.25915281144131" calcext:value-type="float">
            <text:p>1.25915281144131</text:p>
          </table:table-cell>
          <table:table-cell office:value-type="float" office:value="0.310958707885809" calcext:value-type="float">
            <text:p>0.310958707885809</text:p>
          </table:table-cell>
        </table:table-row>
        <table:table-row table:style-name="ro1">
          <table:table-cell office:value-type="float" office:value="1.26053811186557" calcext:value-type="float">
            <text:p>1.26053811186557</text:p>
          </table:table-cell>
          <table:table-cell office:value-type="float" office:value="0.310929691123878" calcext:value-type="float">
            <text:p>0.310929691123878</text:p>
          </table:table-cell>
        </table:table-row>
        <table:table-row table:style-name="ro1">
          <table:table-cell office:value-type="float" office:value="1.26192347192907" calcext:value-type="float">
            <text:p>1.26192347192907</text:p>
          </table:table-cell>
          <table:table-cell office:value-type="float" office:value="0.310900673112733" calcext:value-type="float">
            <text:p>0.310900673112733</text:p>
          </table:table-cell>
        </table:table-row>
        <table:table-row table:style-name="ro1">
          <table:table-cell office:value-type="float" office:value="1.26331230432206" calcext:value-type="float">
            <text:p>1.26331230432206</text:p>
          </table:table-cell>
          <table:table-cell office:value-type="float" office:value="0.310871582369524" calcext:value-type="float">
            <text:p>0.310871582369524</text:p>
          </table:table-cell>
        </table:table-row>
        <table:table-row table:style-name="ro1">
          <table:table-cell office:value-type="float" office:value="1.26529464868057" calcext:value-type="float">
            <text:p>1.26529464868057</text:p>
          </table:table-cell>
          <table:table-cell office:value-type="float" office:value="0.311799705207989" calcext:value-type="float">
            <text:p>0.311799705207989</text:p>
          </table:table-cell>
        </table:table-row>
        <table:table-row table:style-name="ro1">
          <table:table-cell office:value-type="float" office:value="1.26963088283581" calcext:value-type="float">
            <text:p>1.26963088283581</text:p>
          </table:table-cell>
          <table:table-cell office:value-type="float" office:value="0.316557104607757" calcext:value-type="float">
            <text:p>0.316557104607757</text:p>
          </table:table-cell>
        </table:table-row>
        <table:table-row table:style-name="ro1">
          <table:table-cell office:value-type="float" office:value="1.27101738267159" calcext:value-type="float">
            <text:p>1.27101738267159</text:p>
          </table:table-cell>
          <table:table-cell office:value-type="float" office:value="0.316528062722728" calcext:value-type="float">
            <text:p>0.316528062722728</text:p>
          </table:table-cell>
        </table:table-row>
        <table:table-row table:style-name="ro1">
          <table:table-cell office:value-type="float" office:value="1.27417464419407" calcext:value-type="float">
            <text:p>1.27417464419407</text:p>
          </table:table-cell>
          <table:table-cell office:value-type="float" office:value="0.319370866315149" calcext:value-type="float">
            <text:p>0.319370866315149</text:p>
          </table:table-cell>
        </table:table-row>
        <table:table-row table:style-name="ro1">
          <table:table-cell office:value-type="float" office:value="1.27556100487161" calcext:value-type="float">
            <text:p>1.27556100487161</text:p>
          </table:table-cell>
          <table:table-cell office:value-type="float" office:value="0.319341827344955" calcext:value-type="float">
            <text:p>0.319341827344955</text:p>
          </table:table-cell>
        </table:table-row>
        <table:table-row table:style-name="ro1">
          <table:table-cell office:value-type="float" office:value="1.27812911472016" calcext:value-type="float">
            <text:p>1.27812911472016</text:p>
          </table:table-cell>
          <table:table-cell office:value-type="float" office:value="0.321227326024218" calcext:value-type="float">
            <text:p>0.321227326024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2:09:18.22574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0T12:12:18.168438524</dc:date>
    <meta:editing-duration>PT4M1S</meta:editing-duration>
    <meta:editing-cycles>4</meta:editing-cycles>
    <meta:document-statistic meta:table-count="1" meta:cell-count="4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68cm" svg:height="15.566cm" xlink:href=".." xlink:type="simple" chart:class="chart:scatter" chart:style-name="ch1">
        <chart:plot-area chart:style-name="ch2" table:cell-range-address="object_coords.A1:object_coords.B2208" svg:x="1.564cm" svg:y="0.311cm" svg:width="25.551cm" svg:height="13.963cm">
          <chartooo:coordinate-region svg:x="2.291cm" svg:y="0.51cm" svg:width="24.584cm" svg:height="13.117cm"/>
          <chart:axis chart:dimension="x" chart:name="primary-x" chart:style-name="ch3">
            <chart:title svg:x="13.329cm" svg:y="14.585cm" chart:style-name="ch4">
              <text:p>X Coordinate</text:p>
            </chart:title>
          </chart:axis>
          <chart:axis chart:dimension="y" chart:name="primary-y" chart:style-name="ch3">
            <chart:title svg:x="0.451cm" svg:y="8.302cm" chart:style-name="ch5">
              <text:p>Y Coordinate</text:p>
            </chart:title>
            <chart:grid chart:style-name="ch6" chart:class="major"/>
          </chart:axis>
          <chart:series chart:style-name="ch7" chart:values-cell-range-address="object_coords.B1:object_coords.B2208" chart:class="chart:scatter">
            <chart:domain table:cell-range-address="object_coords.A1:object_coords.A2208"/>
            <chart:data-point chart:repeated="22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871075653657">
                <text:p>1.25871075653657</text:p>
                <draw:g>
                  <svg:desc>object_coords.A1:object_coords.A2208</svg:desc>
                </draw:g>
              </table:table-cell>
              <table:table-cell office:value-type="float" office:value="0.308854847114786">
                <text:p>0.308854847114786</text:p>
                <draw:g>
                  <svg:desc>object_coords.B1:object_coords.B2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009853481874">
                <text:p>1.26009853481874</text:p>
              </table:table-cell>
              <table:table-cell office:value-type="float" office:value="0.308854847114786">
                <text:p>0.308854847114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148248209581">
                <text:p>1.26148248209581</text:p>
              </table:table-cell>
              <table:table-cell office:value-type="float" office:value="0.308854847114786">
                <text:p>0.308854847114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148248209581">
                <text:p>1.26148248209581</text:p>
              </table:table-cell>
              <table:table-cell office:value-type="float" office:value="0.308854847114786">
                <text:p>0.308854847114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286842441186">
                <text:p>1.26286842441186</text:p>
              </table:table-cell>
              <table:table-cell office:value-type="float" office:value="0.308854847114786">
                <text:p>0.308854847114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563733305558">
                <text:p>1.26563733305558</text:p>
              </table:table-cell>
              <table:table-cell office:value-type="float" office:value="0.308854847114786">
                <text:p>0.308854847114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76116180225">
                <text:p>1.2676116180225</text:p>
              </table:table-cell>
              <table:table-cell office:value-type="float" office:value="0.309812113579886">
                <text:p>0.309812113579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077040274615">
                <text:p>1.27077040274615</text:p>
              </table:table-cell>
              <table:table-cell office:value-type="float" office:value="0.312683912975189">
                <text:p>0.312683912975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274789568273">
                <text:p>1.27274789568273</text:p>
              </table:table-cell>
              <table:table-cell office:value-type="float" office:value="0.31364117944029">
                <text:p>0.31364117944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413283716528">
                <text:p>1.27413283716528</text:p>
              </table:table-cell>
              <table:table-cell office:value-type="float" office:value="0.31364117944029">
                <text:p>0.31364117944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7729773956662">
                <text:p>1.27729773956662</text:p>
              </table:table-cell>
              <table:table-cell office:value-type="float" office:value="0.316512978835593">
                <text:p>0.316512978835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868356920606">
                <text:p>1.27868356920606</text:p>
              </table:table-cell>
              <table:table-cell office:value-type="float" office:value="0.316512978835593">
                <text:p>0.316512978835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85774137276">
                <text:p>1.3385774137276</text:p>
              </table:table-cell>
              <table:table-cell office:value-type="float" office:value="0.41128235888058">
                <text:p>0.41128235888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99617122906">
                <text:p>1.3399617122906</text:p>
              </table:table-cell>
              <table:table-cell office:value-type="float" office:value="0.41128235888058">
                <text:p>0.41128235888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161519984528">
                <text:p>1.93161519984528</text:p>
              </table:table-cell>
              <table:table-cell office:value-type="float" office:value="0.779888480641506">
                <text:p>0.779888480641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319358212237">
                <text:p>1.9319358212237</text:p>
              </table:table-cell>
              <table:table-cell office:value-type="float" office:value="0.781238203206515">
                <text:p>0.781238203206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3284629015198">
                <text:p>1.93284629015198</text:p>
              </table:table-cell>
              <table:table-cell office:value-type="float" office:value="0.783540394484119">
                <text:p>0.783540394484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284629015198">
                <text:p>1.93284629015198</text:p>
              </table:table-cell>
              <table:table-cell office:value-type="float" office:value="0.783540394484119">
                <text:p>0.783540394484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289611828856">
                <text:p>1.93289611828856</text:p>
              </table:table-cell>
              <table:table-cell office:value-type="float" office:value="0.785280773991846">
                <text:p>0.7852807739918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3321638581238">
                <text:p>1.93321638581238</text:p>
              </table:table-cell>
              <table:table-cell office:value-type="float" office:value="0.786629006932084">
                <text:p>0.786629006932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353656295775">
                <text:p>1.93353656295775</text:p>
              </table:table-cell>
              <table:table-cell office:value-type="float" office:value="0.787976859405391">
                <text:p>0.787976859405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444794639338">
                <text:p>1.93444794639338</text:p>
              </table:table-cell>
              <table:table-cell office:value-type="float" office:value="0.790282900492465">
                <text:p>0.79028290049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476784780789">
                <text:p>1.93476784780789</text:p>
              </table:table-cell>
              <table:table-cell office:value-type="float" office:value="0.791629592219197">
                <text:p>0.791629592219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3508765884394">
                <text:p>1.93508765884394</text:p>
              </table:table-cell>
              <table:table-cell office:value-type="float" office:value="0.792975903478996">
                <text:p>0.792975903478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858679923232">
                <text:p>1.92858679923232</text:p>
              </table:table-cell>
              <table:table-cell office:value-type="float" office:value="0.782445972362886">
                <text:p>0.782445972362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2886278510702">
                <text:p>1.92886278510702</text:p>
              </table:table-cell>
              <table:table-cell office:value-type="float" office:value="0.783804042901005">
                <text:p>0.783804042901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2854754615088">
                <text:p>1.92854754615088</text:p>
              </table:table-cell>
              <table:table-cell office:value-type="float" office:value="0.784203677824979">
                <text:p>0.784203677824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2882343302831">
                <text:p>1.92882343302831</text:p>
              </table:table-cell>
              <table:table-cell office:value-type="float" office:value="0.785561261217662">
                <text:p>0.785561261217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850854254252">
                <text:p>1.92850854254252</text:p>
              </table:table-cell>
              <table:table-cell office:value-type="float" office:value="0.785962610893566">
                <text:p>0.785962610893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2878338796881">
                <text:p>1.92878338796881</text:p>
              </table:table-cell>
              <table:table-cell office:value-type="float" office:value="0.787315069516277">
                <text:p>0.787315069516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2905940684259">
                <text:p>1.92905940684259</text:p>
              </table:table-cell>
              <table:table-cell office:value-type="float" office:value="0.788673302436207">
                <text:p>0.788673302436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2874420088553">
                <text:p>1.92874420088553</text:p>
              </table:table-cell>
              <table:table-cell office:value-type="float" office:value="0.789073099741992">
                <text:p>0.789073099741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902121105185">
                <text:p>1.92902121105185</text:p>
              </table:table-cell>
              <table:table-cell office:value-type="float" office:value="0.790436210611541">
                <text:p>0.790436210611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2870633244573">
                <text:p>1.92870633244573</text:p>
              </table:table-cell>
              <table:table-cell office:value-type="float" office:value="0.790837618744898">
                <text:p>0.790837618744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2898166493852">
                <text:p>1.92898166493852</text:p>
              </table:table-cell>
              <table:table-cell office:value-type="float" office:value="0.792192474123147">
                <text:p>0.792192474123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8524860936944">
                <text:p>1.88524860936944</text:p>
              </table:table-cell>
              <table:table-cell office:value-type="float" office:value="0.721354755705682">
                <text:p>0.721354755705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8488898526246">
                <text:p>1.88488898526246</text:p>
              </table:table-cell>
              <table:table-cell office:value-type="float" office:value="0.721763808953912">
                <text:p>0.721763808953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8512047011812">
                <text:p>1.88512047011812</text:p>
              </table:table-cell>
              <table:table-cell office:value-type="float" office:value="0.723130847518043">
                <text:p>0.723130847518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8535215858688">
                <text:p>1.88535215858688</text:p>
              </table:table-cell>
              <table:table-cell office:value-type="float" office:value="0.724499088523509">
                <text:p>0.724499088523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8558364897551">
                <text:p>1.88558364897551</text:p>
              </table:table-cell>
              <table:table-cell office:value-type="float" office:value="0.725866159762676">
                <text:p>0.725866159762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8581517920148">
                <text:p>1.88581517920148</text:p>
              </table:table-cell>
              <table:table-cell office:value-type="float" office:value="0.727233466262104">
                <text:p>0.727233466262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663765572093">
                <text:p>1.88663765572093</text:p>
              </table:table-cell>
              <table:table-cell office:value-type="float" office:value="0.729557797431364">
                <text:p>0.729557797431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686921914469">
                <text:p>1.88686921914469</text:p>
              </table:table-cell>
              <table:table-cell office:value-type="float" office:value="0.730925299981011">
                <text:p>0.730925299981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8710071395969">
                <text:p>1.88710071395969</text:p>
              </table:table-cell>
              <table:table-cell office:value-type="float" office:value="0.732292397360206">
                <text:p>0.732292397360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2574639691247">
                <text:p>1.92574639691247</text:p>
              </table:table-cell>
              <table:table-cell office:value-type="float" office:value="0.795881919531076">
                <text:p>0.795881919531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2597785852968">
                <text:p>1.92597785852968</text:p>
              </table:table-cell>
              <table:table-cell office:value-type="float" office:value="0.797248820860054">
                <text:p>0.7972488208600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2561826319411">
                <text:p>1.92561826319411</text:p>
              </table:table-cell>
              <table:table-cell office:value-type="float" office:value="0.797658044018473">
                <text:p>0.797658044018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525866232558">
                <text:p>1.92525866232558</text:p>
              </table:table-cell>
              <table:table-cell office:value-type="float" office:value="0.798067234501856">
                <text:p>0.798067234501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8388955570619">
                <text:p>1.88388955570619</text:p>
              </table:table-cell>
              <table:table-cell office:value-type="float" office:value="0.731058581944794">
                <text:p>0.7310585819447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348612859451">
                <text:p>1.88348612859451</text:p>
              </table:table-cell>
              <table:table-cell office:value-type="float" office:value="0.731480568369079">
                <text:p>0.731480568369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8308198610558">
                <text:p>1.88308198610558</text:p>
              </table:table-cell>
              <table:table-cell office:value-type="float" office:value="0.731897294154227">
                <text:p>0.731897294154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8208641429217">
                <text:p>1.88208641429217</text:p>
              </table:table-cell>
              <table:table-cell office:value-type="float" office:value="0.731353502517505">
                <text:p>0.731353502517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8149542705475">
                <text:p>1.88149542705475</text:p>
              </table:table-cell>
              <table:table-cell office:value-type="float" office:value="0.730396236052404">
                <text:p>0.730396236052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8186920586226">
                <text:p>1.88186920586226</text:p>
              </table:table-cell>
              <table:table-cell office:value-type="float" office:value="0.733144877311846">
                <text:p>0.733144877311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8146510802859">
                <text:p>1.88146510802859</text:p>
              </table:table-cell>
              <table:table-cell office:value-type="float" office:value="0.733561931476466">
                <text:p>0.733561931476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8028313355375">
                <text:p>1.88028313355375</text:p>
              </table:table-cell>
              <table:table-cell office:value-type="float" office:value="0.731647398546264">
                <text:p>0.7316473985462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7983393862356">
                <text:p>1.87983393862356</text:p>
              </table:table-cell>
              <table:table-cell office:value-type="float" office:value="0.732067875948735">
                <text:p>0.7320678759487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7983393862356">
                <text:p>1.87983393862356</text:p>
              </table:table-cell>
              <table:table-cell office:value-type="float" office:value="0.732067875948735">
                <text:p>0.732067875948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8011815768132">
                <text:p>1.88011815768132</text:p>
              </table:table-cell>
              <table:table-cell office:value-type="float" office:value="0.734829528336719">
                <text:p>0.734829528336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8026014676776">
                <text:p>1.88026014676776</text:p>
              </table:table-cell>
              <table:table-cell office:value-type="float" office:value="0.736209184235652">
                <text:p>0.736209184235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040214196113">
                <text:p>1.88040214196113</text:p>
              </table:table-cell>
              <table:table-cell office:value-type="float" office:value="0.737588899473491">
                <text:p>0.7375888994734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7995284185586">
                <text:p>1.87995284185586</text:p>
              </table:table-cell>
              <table:table-cell office:value-type="float" office:value="0.738008354928164">
                <text:p>0.738008354928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009483365649">
                <text:p>1.88009483365649</text:p>
              </table:table-cell>
              <table:table-cell office:value-type="float" office:value="0.739388037199944">
                <text:p>0.7393880371999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8023672571042">
                <text:p>1.88023672571042</text:p>
              </table:table-cell>
              <table:table-cell office:value-type="float" office:value="0.74076675026962">
                <text:p>0.74076675026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803784189495">
                <text:p>1.8803784189495</text:p>
              </table:table-cell>
              <table:table-cell office:value-type="float" office:value="0.742143531528299">
                <text:p>0.742143531528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565052105014">
                <text:p>1.87565052105014</text:p>
              </table:table-cell>
              <table:table-cell office:value-type="float" office:value="0.734485399807492">
                <text:p>0.7344853998074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574791165568">
                <text:p>1.87574791165568</text:p>
              </table:table-cell>
              <table:table-cell office:value-type="float" office:value="0.735873656810851">
                <text:p>0.73587365681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7525386927579">
                <text:p>1.87525386927579</text:p>
              </table:table-cell>
              <table:table-cell office:value-type="float" office:value="0.736298293422157">
                <text:p>0.73629829342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7525386927579">
                <text:p>1.87525386927579</text:p>
              </table:table-cell>
              <table:table-cell office:value-type="float" office:value="0.736298293422157">
                <text:p>0.736298293422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7544760917127">
                <text:p>1.87544760917127</text:p>
              </table:table-cell>
              <table:table-cell office:value-type="float" office:value="0.73905996396789">
                <text:p>0.73905996396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7554465514541">
                <text:p>1.87554465514541</text:p>
              </table:table-cell>
              <table:table-cell office:value-type="float" office:value="0.740443308413782">
                <text:p>0.740443308413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750506888349">
                <text:p>1.8750506888349</text:p>
              </table:table-cell>
              <table:table-cell office:value-type="float" office:value="0.740869029358096">
                <text:p>0.740869029358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7514770744262">
                <text:p>1.87514770744262</text:p>
              </table:table-cell>
              <table:table-cell office:value-type="float" office:value="0.742251983708577">
                <text:p>0.742251983708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7514770744262">
                <text:p>1.87514770744262</text:p>
              </table:table-cell>
              <table:table-cell office:value-type="float" office:value="0.742251983708577">
                <text:p>0.742251983708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7534203502044">
                <text:p>1.87534203502044</text:p>
              </table:table-cell>
              <table:table-cell office:value-type="float" office:value="0.74502203138797">
                <text:p>0.74502203138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7543889453183">
                <text:p>1.87543889453183</text:p>
              </table:table-cell>
              <table:table-cell office:value-type="float" office:value="0.746402717895637">
                <text:p>0.7464027178956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713019838699">
                <text:p>1.8713019838699</text:p>
              </table:table-cell>
              <table:table-cell office:value-type="float" office:value="0.739701852639931">
                <text:p>0.739701852639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7135386383259">
                <text:p>1.87135386383259</text:p>
              </table:table-cell>
              <table:table-cell office:value-type="float" office:value="0.741087095544625">
                <text:p>0.741087095544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7135386383259">
                <text:p>1.87135386383259</text:p>
              </table:table-cell>
              <table:table-cell office:value-type="float" office:value="0.741087095544625">
                <text:p>0.741087095544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6904181469029">
                <text:p>1.86904181469029</text:p>
              </table:table-cell>
              <table:table-cell office:value-type="float" office:value="0.738643802460355">
                <text:p>0.738643802460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6786653560376">
                <text:p>1.86786653560376</text:p>
              </table:table-cell>
              <table:table-cell office:value-type="float" office:value="0.738116388734122">
                <text:p>0.738116388734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787322510553">
                <text:p>1.86787322510553</text:p>
              </table:table-cell>
              <table:table-cell office:value-type="float" office:value="0.739502288393583">
                <text:p>0.739502288393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7023717405521">
                <text:p>1.87023717405521</text:p>
              </table:table-cell>
              <table:table-cell office:value-type="float" office:value="0.743331354253986">
                <text:p>0.743331354253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019877898256">
                <text:p>1.87019877898256</text:p>
              </table:table-cell>
              <table:table-cell office:value-type="float" office:value="0.744715644065682">
                <text:p>0.744715644065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695694597044">
                <text:p>1.8695694597044</text:p>
              </table:table-cell>
              <table:table-cell office:value-type="float" office:value="0.745140394869725">
                <text:p>0.745140394869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6834889021894">
                <text:p>1.86834889021894</text:p>
              </table:table-cell>
              <table:table-cell office:value-type="float" office:value="0.744617360282693">
                <text:p>0.744617360282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6771947758739">
                <text:p>1.86771947758739</text:p>
              </table:table-cell>
              <table:table-cell office:value-type="float" office:value="0.745045476834888">
                <text:p>0.745045476834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6709006807987">
                <text:p>1.86709006807987</text:p>
              </table:table-cell>
              <table:table-cell office:value-type="float" office:value="0.745473480753778">
                <text:p>0.745473480753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7359092769149">
                <text:p>1.87359092769149</text:p>
              </table:table-cell>
              <table:table-cell office:value-type="float" office:value="0.756003411869888">
                <text:p>0.7560034118698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7291642562458">
                <text:p>1.87291642562458</text:p>
              </table:table-cell>
              <table:table-cell office:value-type="float" office:value="0.75642950943167">
                <text:p>0.75642950943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7105967268913">
                <text:p>1.87105967268913</text:p>
              </table:table-cell>
              <table:table-cell office:value-type="float" office:value="0.754945652329038">
                <text:p>0.754945652329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6979416301475">
                <text:p>1.86979416301475</text:p>
              </table:table-cell>
              <table:table-cell office:value-type="float" office:value="0.754414820841261">
                <text:p>0.754414820841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911973963216">
                <text:p>1.86911973963216</text:p>
              </table:table-cell>
              <table:table-cell office:value-type="float" office:value="0.754839615052811">
                <text:p>0.7548396150528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844526951828">
                <text:p>1.86844526951828</text:p>
              </table:table-cell>
              <table:table-cell office:value-type="float" office:value="0.755265183335311">
                <text:p>0.755265183335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908303979184">
                <text:p>1.87908303979184</text:p>
              </table:table-cell>
              <table:table-cell office:value-type="float" office:value="0.772495979707127">
                <text:p>0.772495979707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7836352599083">
                <text:p>1.87836352599083</text:p>
              </table:table-cell>
              <table:table-cell office:value-type="float" office:value="0.772918097386007">
                <text:p>0.772918097386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7646216746216">
                <text:p>1.87646216746216</text:p>
              </table:table-cell>
              <table:table-cell office:value-type="float" office:value="0.771424289650632">
                <text:p>0.771424289650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7515120277745">
                <text:p>1.87515120277745</text:p>
              </table:table-cell>
              <table:table-cell office:value-type="float" office:value="0.770894116850081">
                <text:p>0.7708941168500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7456021554003">
                <text:p>1.87456021554003</text:p>
              </table:table-cell>
              <table:table-cell office:value-type="float" office:value="0.769936850384979">
                <text:p>0.769936850384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7371146125855">
                <text:p>1.87371146125855</text:p>
              </table:table-cell>
              <table:table-cell office:value-type="float" office:value="0.771746014169858">
                <text:p>0.7717460141698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7240101986694">
                <text:p>1.87240101986694</text:p>
              </table:table-cell>
              <table:table-cell office:value-type="float" office:value="0.77121022523694">
                <text:p>0.77121022523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7168277832611">
                <text:p>1.87168277832611</text:p>
              </table:table-cell>
              <table:table-cell office:value-type="float" office:value="0.771618688652758">
                <text:p>0.771618688652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6978123040346">
                <text:p>1.86978123040346</text:p>
              </table:table-cell>
              <table:table-cell office:value-type="float" office:value="0.770126913548134">
                <text:p>0.770126913548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4163784135834">
                <text:p>1.84163784135834</text:p>
              </table:table-cell>
              <table:table-cell office:value-type="float" office:value="0.790314617182916">
                <text:p>0.7903146171829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5898375859372">
                <text:p>1.75898375859372</text:p>
              </table:table-cell>
              <table:table-cell office:value-type="float" office:value="0.66296083468267">
                <text:p>0.66296083468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5778805233074">
                <text:p>1.75778805233074</text:p>
              </table:table-cell>
              <table:table-cell office:value-type="float" office:value="0.663250161067024">
                <text:p>0.6632501610670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718380773075">
                <text:p>1.75718380773075</text:p>
              </table:table-cell>
              <table:table-cell office:value-type="float" office:value="0.664495775915966">
                <text:p>0.664495775915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298752379334">
                <text:p>1.8298752379334</text:p>
              </table:table-cell>
              <table:table-cell office:value-type="float" office:value="0.782239551123375">
                <text:p>0.782239551123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2866599659532">
                <text:p>1.82866599659532</text:p>
              </table:table-cell>
              <table:table-cell office:value-type="float" office:value="0.784732331309877">
                <text:p>0.7847323313098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2806274713188">
                <text:p>1.82806274713188</text:p>
              </table:table-cell>
              <table:table-cell office:value-type="float" office:value="0.785975894743108">
                <text:p>0.785975894743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5359835521697">
                <text:p>1.75359835521697</text:p>
              </table:table-cell>
              <table:table-cell office:value-type="float" office:value="0.665360320140397">
                <text:p>0.6653603201403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5359835521697">
                <text:p>1.75359835521697</text:p>
              </table:table-cell>
              <table:table-cell office:value-type="float" office:value="0.665360320140397">
                <text:p>0.6653603201403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5230577678166">
                <text:p>1.75230577678166</text:p>
              </table:table-cell>
              <table:table-cell office:value-type="float" office:value="0.667817621086953">
                <text:p>0.667817621086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107263503724">
                <text:p>1.75107263503724</text:p>
              </table:table-cell>
              <table:table-cell office:value-type="float" office:value="0.668081144660406">
                <text:p>0.6680811446604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5042721904579">
                <text:p>1.75042721904579</text:p>
              </table:table-cell>
              <table:table-cell office:value-type="float" office:value="0.669308135056799">
                <text:p>0.669308135056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4860033461872">
                <text:p>1.74860033461872</text:p>
              </table:table-cell>
              <table:table-cell office:value-type="float" office:value="0.668619630499635">
                <text:p>0.668619630499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4795600784583">
                <text:p>1.74795600784583</text:p>
              </table:table-cell>
              <table:table-cell office:value-type="float" office:value="0.669844550199417">
                <text:p>0.6698445501994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4559205889615">
                <text:p>1.74559205889615</text:p>
              </table:table-cell>
              <table:table-cell office:value-type="float" office:value="0.666015484339014">
                <text:p>0.666015484339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4490836896609">
                <text:p>1.74490836896609</text:p>
              </table:table-cell>
              <table:table-cell office:value-type="float" office:value="0.667218305007704">
                <text:p>0.6672183050077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4481822099721">
                <text:p>1.74481822099721</text:p>
              </table:table-cell>
              <table:table-cell office:value-type="float" office:value="0.66937389759741">
                <text:p>0.66937389759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4413187808479">
                <text:p>1.74413187808479</text:p>
              </table:table-cell>
              <table:table-cell office:value-type="float" office:value="0.670581385677267">
                <text:p>0.670581385677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4344716954052">
                <text:p>1.74344716954052</text:p>
              </table:table-cell>
              <table:table-cell office:value-type="float" office:value="0.671785998401356">
                <text:p>0.671785998401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4276275249678">
                <text:p>1.74276275249678</text:p>
              </table:table-cell>
              <table:table-cell office:value-type="float" office:value="0.67299009828644">
                <text:p>0.67299009828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3862584183484">
                <text:p>1.73862584183484</text:p>
              </table:table-cell>
              <table:table-cell office:value-type="float" office:value="0.666289233030734">
                <text:p>0.666289233030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3731086577489">
                <text:p>1.73731086577489</text:p>
              </table:table-cell>
              <table:table-cell office:value-type="float" office:value="0.666513971480833">
                <text:p>0.6665139714808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3717906894529">
                <text:p>1.73717906894529</text:p>
              </table:table-cell>
              <table:table-cell office:value-type="float" office:value="0.668651275942736">
                <text:p>0.668651275942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364535084015">
                <text:p>1.7364535084015</text:p>
              </table:table-cell>
              <table:table-cell office:value-type="float" office:value="0.669835846895155">
                <text:p>0.669835846895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3572889296763">
                <text:p>1.73572889296763</text:p>
              </table:table-cell>
              <table:table-cell office:value-type="float" office:value="0.671018874834004">
                <text:p>0.671018874834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3218296954311">
                <text:p>1.73218296954311</text:p>
              </table:table-cell>
              <table:table-cell office:value-type="float" office:value="0.665275276043398">
                <text:p>0.665275276043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3201267641873">
                <text:p>1.73201267641873</text:p>
              </table:table-cell>
              <table:table-cell office:value-type="float" office:value="0.66738921487762">
                <text:p>0.667389214877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3065657177233">
                <text:p>1.73065657177233</text:p>
              </table:table-cell>
              <table:table-cell office:value-type="float" office:value="0.667594450705365">
                <text:p>0.6675944507053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2989415815159">
                <text:p>1.72989415815159</text:p>
              </table:table-cell>
              <table:table-cell office:value-type="float" office:value="0.668752844922804">
                <text:p>0.668752844922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2930317091417">
                <text:p>1.72930317091417</text:p>
              </table:table-cell>
              <table:table-cell office:value-type="float" office:value="0.667795578457703">
                <text:p>0.6677955784577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2837155005703">
                <text:p>1.72837155005703</text:p>
              </table:table-cell>
              <table:table-cell office:value-type="float" office:value="0.671066261635413">
                <text:p>0.671066261635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2423463939509">
                <text:p>1.72423463939509</text:p>
              </table:table-cell>
              <table:table-cell office:value-type="float" office:value="0.664365396379707">
                <text:p>0.664365396379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2284534589756">
                <text:p>1.72284534589756</text:p>
              </table:table-cell>
              <table:table-cell office:value-type="float" office:value="0.664538721501153">
                <text:p>0.664538721501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2263831742663">
                <text:p>1.72263831742663</text:p>
              </table:table-cell>
              <table:table-cell office:value-type="float" office:value="0.666626168062381">
                <text:p>0.6666261680623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2322930466405">
                <text:p>1.72322930466405</text:p>
              </table:table-cell>
              <table:table-cell office:value-type="float" office:value="0.667583434527482">
                <text:p>0.667583434527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2222032656682">
                <text:p>1.72222032656682</text:p>
              </table:table-cell>
              <table:table-cell office:value-type="float" office:value="0.670806632548551">
                <text:p>0.6708066325485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2142107601348">
                <text:p>1.72142107601348</text:p>
              </table:table-cell>
              <table:table-cell office:value-type="float" office:value="0.671938561478963">
                <text:p>0.6719385614789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2061858733721">
                <text:p>1.72061858733721</text:p>
              </table:table-cell>
              <table:table-cell office:value-type="float" office:value="0.673075076361821">
                <text:p>0.6730750763618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1648167667527">
                <text:p>1.71648167667527</text:p>
              </table:table-cell>
              <table:table-cell office:value-type="float" office:value="0.666374211106115">
                <text:p>0.666374211106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1505170954629">
                <text:p>1.71505170954629</text:p>
              </table:table-cell>
              <table:table-cell office:value-type="float" office:value="0.666526620095795">
                <text:p>0.6665266200957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1362514811118">
                <text:p>1.71362514811118</text:p>
              </table:table-cell>
              <table:table-cell office:value-type="float" office:value="0.666674524549761">
                <text:p>0.666674524549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1338174434972">
                <text:p>1.71338174434972</text:p>
              </table:table-cell>
              <table:table-cell office:value-type="float" office:value="0.668735396977859">
                <text:p>0.6687353969778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1254668980015">
                <text:p>1.71254668980015</text:p>
              </table:table-cell>
              <table:table-cell office:value-type="float" office:value="0.669839880585139">
                <text:p>0.669839880585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1288996819126">
                <text:p>1.71288996819126</text:p>
              </table:table-cell>
              <table:table-cell office:value-type="float" office:value="0.672863713592146">
                <text:p>0.672863713592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1205103626723">
                <text:p>1.71205103626723</text:p>
              </table:table-cell>
              <table:table-cell office:value-type="float" office:value="0.673973325602762">
                <text:p>0.6739733256027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0732313836787">
                <text:p>1.70732313836787</text:p>
              </table:table-cell>
              <table:table-cell office:value-type="float" office:value="0.666315193881955">
                <text:p>0.666315193881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0763314876261">
                <text:p>1.70763314876261</text:p>
              </table:table-cell>
              <table:table-cell office:value-type="float" office:value="0.669308030303806">
                <text:p>0.669308030303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0616961814728">
                <text:p>1.70616961814728</text:p>
              </table:table-cell>
              <table:table-cell office:value-type="float" office:value="0.669429783711771">
                <text:p>0.6694297837117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0529726647944">
                <text:p>1.70529726647944</text:p>
              </table:table-cell>
              <table:table-cell office:value-type="float" office:value="0.670508566508972">
                <text:p>0.670508566508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0383436517324">
                <text:p>1.70383436517324</text:p>
              </table:table-cell>
              <table:table-cell office:value-type="float" office:value="0.670629541689643">
                <text:p>0.6706295416896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0355361338152">
                <text:p>1.70355361338152</text:p>
              </table:table-cell>
              <table:table-cell office:value-type="float" office:value="0.672664833339945">
                <text:p>0.6726648333399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0268273288008">
                <text:p>1.70268273288008</text:p>
              </table:table-cell>
              <table:table-cell office:value-type="float" office:value="0.673741796837579">
                <text:p>0.6737417968375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0121733517537">
                <text:p>1.70121733517537</text:p>
              </table:table-cell>
              <table:table-cell office:value-type="float" office:value="0.673865859158308">
                <text:p>0.673865859158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0152952523026">
                <text:p>1.70152952523026</text:p>
              </table:table-cell>
              <table:table-cell office:value-type="float" office:value="0.67685600013066">
                <text:p>0.676856000130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0065784038005">
                <text:p>1.70065784038005</text:p>
              </table:table-cell>
              <table:table-cell office:value-type="float" office:value="0.677933958316159">
                <text:p>0.6779339583161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9770290419295">
                <text:p>1.69770290419295</text:p>
              </table:table-cell>
              <table:table-cell office:value-type="float" office:value="0.673147625990655">
                <text:p>0.673147625990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620606823785">
                <text:p>1.69620606823785</text:p>
              </table:table-cell>
              <table:table-cell office:value-type="float" office:value="0.673238817378126">
                <text:p>0.673238817378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529709527634">
                <text:p>1.69529709527634</text:p>
              </table:table-cell>
              <table:table-cell office:value-type="float" office:value="0.67429089132897">
                <text:p>0.6742908913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9380143795415">
                <text:p>1.69380143795415</text:p>
              </table:table-cell>
              <table:table-cell office:value-type="float" office:value="0.674380718529575">
                <text:p>0.674380718529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92891602684">
                <text:p>1.692891602684</text:p>
              </table:table-cell>
              <table:table-cell office:value-type="float" office:value="0.675433790543604">
                <text:p>0.675433790543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9257670653807">
                <text:p>1.69257670653807</text:p>
              </table:table-cell>
              <table:table-cell office:value-type="float" office:value="0.67743955498442">
                <text:p>0.677439554984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8962177035097">
                <text:p>1.68962177035097</text:p>
              </table:table-cell>
              <table:table-cell office:value-type="float" office:value="0.672653222658915">
                <text:p>0.6726532226589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809090347327">
                <text:p>1.68809090347327</text:p>
              </table:table-cell>
              <table:table-cell office:value-type="float" office:value="0.67271471356131">
                <text:p>0.672714713561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8833315560985">
                <text:p>1.68833315560985</text:p>
              </table:table-cell>
              <table:table-cell office:value-type="float" office:value="0.675647833355682">
                <text:p>0.6756478333556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738990970609">
                <text:p>1.68738990970609</text:p>
              </table:table-cell>
              <table:table-cell office:value-type="float" office:value="0.676670239494335">
                <text:p>0.6766702394943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585693498115">
                <text:p>1.68585693498115</text:p>
              </table:table-cell>
              <table:table-cell office:value-type="float" office:value="0.676734015141286">
                <text:p>0.676734015141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8231101155663">
                <text:p>1.68231101155663</text:p>
              </table:table-cell>
              <table:table-cell office:value-type="float" office:value="0.670990416350681">
                <text:p>0.670990416350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8133869665026">
                <text:p>1.68133869665026</text:p>
              </table:table-cell>
              <table:table-cell office:value-type="float" office:value="0.67197774366413">
                <text:p>0.67197774366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8192968388768">
                <text:p>1.68192968388768</text:p>
              </table:table-cell>
              <table:table-cell office:value-type="float" office:value="0.672935010129231">
                <text:p>0.672935010129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7939220656191">
                <text:p>1.67939220656191</text:p>
              </table:table-cell>
              <table:table-cell office:value-type="float" office:value="0.67395428728904">
                <text:p>0.673954287289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7841614785087">
                <text:p>1.67841614785087</text:p>
              </table:table-cell>
              <table:table-cell office:value-type="float" office:value="0.674945416210989">
                <text:p>0.674945416210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7921641795094">
                <text:p>1.67921641795094</text:p>
              </table:table-cell>
              <table:table-cell office:value-type="float" office:value="0.678804925441838">
                <text:p>0.6788049254418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7764973940691">
                <text:p>1.67764973940691</text:p>
              </table:table-cell>
              <table:table-cell office:value-type="float" office:value="0.678838414821578">
                <text:p>0.6788384148215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7608586987906">
                <text:p>1.67608586987906</text:p>
              </table:table-cell>
              <table:table-cell office:value-type="float" office:value="0.67886905181432">
                <text:p>0.678869051814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7608586987906">
                <text:p>1.67608586987906</text:p>
              </table:table-cell>
              <table:table-cell office:value-type="float" office:value="0.67886905181432">
                <text:p>0.67886905181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452174456331">
                <text:p>1.67452174456331</text:p>
              </table:table-cell>
              <table:table-cell office:value-type="float" office:value="0.678899948544289">
                <text:p>0.6788999485442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7257754261396">
                <text:p>1.67257754261396</text:p>
              </table:table-cell>
              <table:table-cell office:value-type="float" office:value="0.680874168701644">
                <text:p>0.680874168701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6962260642686">
                <text:p>1.66962260642686</text:p>
              </table:table-cell>
              <table:table-cell office:value-type="float" office:value="0.67608783637614">
                <text:p>0.676087836376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6920922740722">
                <text:p>1.66920922740722</text:p>
              </table:table-cell>
              <table:table-cell office:value-type="float" office:value="0.678000326367819">
                <text:p>0.6780003263678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6938353133047">
                <text:p>1.66938353133047</text:p>
              </table:table-cell>
              <table:table-cell office:value-type="float" office:value="0.680873225442993">
                <text:p>0.680873225442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6778450853218">
                <text:p>1.66778450853218</text:p>
              </table:table-cell>
              <table:table-cell office:value-type="float" office:value="0.680874672272571">
                <text:p>0.6808746722725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6677961877497">
                <text:p>1.66677961877497</text:p>
              </table:table-cell>
              <table:table-cell office:value-type="float" office:value="0.681830393684913">
                <text:p>0.681830393684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651842220557">
                <text:p>1.6651842220557</text:p>
              </table:table-cell>
              <table:table-cell office:value-type="float" office:value="0.681828391856224">
                <text:p>0.6818283918562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6459323481828">
                <text:p>1.66459323481828</text:p>
              </table:table-cell>
              <table:table-cell office:value-type="float" office:value="0.680871125391123">
                <text:p>0.6808711253911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6317535986723">
                <text:p>1.66317535986723</text:p>
              </table:table-cell>
              <table:table-cell office:value-type="float" office:value="0.683738962238883">
                <text:p>0.6837389622388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6258437262981">
                <text:p>1.66258437262981</text:p>
              </table:table-cell>
              <table:table-cell office:value-type="float" office:value="0.682781695773782">
                <text:p>0.6827816957737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6057686001511">
                <text:p>1.66057686001511</text:p>
              </table:table-cell>
              <table:table-cell office:value-type="float" office:value="0.684690982616079">
                <text:p>0.6846909826160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6075027542893">
                <text:p>1.66075027542893</text:p>
              </table:table-cell>
              <table:table-cell office:value-type="float" office:value="0.687564726726722">
                <text:p>0.6875647267267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5915761627926">
                <text:p>1.65915761627926</text:p>
              </table:table-cell>
              <table:table-cell office:value-type="float" office:value="0.687560121275237">
                <text:p>0.6875601212752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5815422978395">
                <text:p>1.65815422978395</text:p>
              </table:table-cell>
              <table:table-cell office:value-type="float" office:value="0.68851441297892">
                <text:p>0.68851441297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5874521702137">
                <text:p>1.65874521702137</text:p>
              </table:table-cell>
              <table:table-cell office:value-type="float" office:value="0.689471679444021">
                <text:p>0.689471679444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5614510344402">
                <text:p>1.65614510344402</text:p>
              </table:table-cell>
              <table:table-cell office:value-type="float" office:value="0.690425234588339">
                <text:p>0.690425234588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5454978837157">
                <text:p>1.65454978837157</text:p>
              </table:table-cell>
              <table:table-cell office:value-type="float" office:value="0.690423155107743">
                <text:p>0.6904231551077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5454978837157">
                <text:p>1.65454978837157</text:p>
              </table:table-cell>
              <table:table-cell office:value-type="float" office:value="0.690423155107743">
                <text:p>0.6904231551077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5194659622912">
                <text:p>1.65194659622912</text:p>
              </table:table-cell>
              <table:table-cell office:value-type="float" office:value="0.691379638185768">
                <text:p>0.691379638185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5194659622912">
                <text:p>1.65194659622912</text:p>
              </table:table-cell>
              <table:table-cell office:value-type="float" office:value="0.691379638185768">
                <text:p>0.691379638185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5052947050764">
                <text:p>1.65052947050764</text:p>
              </table:table-cell>
              <table:table-cell office:value-type="float" office:value="0.694246762463078">
                <text:p>0.694246762463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893709472043">
                <text:p>1.64893709472043</text:p>
              </table:table-cell>
              <table:table-cell office:value-type="float" office:value="0.694241887513795">
                <text:p>0.694241887513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4793240187612">
                <text:p>1.64793240187612</text:p>
              </table:table-cell>
              <table:table-cell office:value-type="float" office:value="0.695197421648005">
                <text:p>0.695197421648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4692777146761">
                <text:p>1.64692777146761</text:p>
              </table:table-cell>
              <table:table-cell office:value-type="float" office:value="0.696152896401345">
                <text:p>0.6961528964013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4533134695905">
                <text:p>1.64533134695905</text:p>
              </table:table-cell>
              <table:table-cell office:value-type="float" office:value="0.696151872073145">
                <text:p>0.696151872073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4355838524679">
                <text:p>1.64355838524679</text:p>
              </table:table-cell>
              <table:table-cell office:value-type="float" office:value="0.693280072677843">
                <text:p>0.6932800726778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4252279369179">
                <text:p>1.64252279369179</text:p>
              </table:table-cell>
              <table:table-cell office:value-type="float" office:value="0.694202567103899">
                <text:p>0.6942025671038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4148720213678">
                <text:p>1.64148720213678</text:p>
              </table:table-cell>
              <table:table-cell office:value-type="float" office:value="0.695125061529955">
                <text:p>0.6951250615299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4044872520875">
                <text:p>1.64044872520875</text:p>
              </table:table-cell>
              <table:table-cell office:value-type="float" office:value="0.696050126216952">
                <text:p>0.6960501262169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3882207712778">
                <text:p>1.63882207712778</text:p>
              </table:table-cell>
              <table:table-cell office:value-type="float" office:value="0.696015415899439">
                <text:p>0.6960154158994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394130643652">
                <text:p>1.6394130643652</text:p>
              </table:table-cell>
              <table:table-cell office:value-type="float" office:value="0.69697268236454">
                <text:p>0.69697268236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3675522950105">
                <text:p>1.63675522950105</text:p>
              </table:table-cell>
              <table:table-cell office:value-type="float" office:value="0.69785654274712">
                <text:p>0.697856542747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3512632459316">
                <text:p>1.63512632459316</text:p>
              </table:table-cell>
              <table:table-cell office:value-type="float" office:value="0.697823842788079">
                <text:p>0.6978238427880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3467936941419">
                <text:p>1.63467936941419</text:p>
              </table:table-cell>
              <table:table-cell office:value-type="float" office:value="0.699705697802643">
                <text:p>0.6997056978026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408838217677">
                <text:p>1.63408838217677</text:p>
              </table:table-cell>
              <table:table-cell office:value-type="float" office:value="0.698748431337542">
                <text:p>0.698748431337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3201474427256">
                <text:p>1.63201474427256</text:p>
              </table:table-cell>
              <table:table-cell office:value-type="float" office:value="0.70059560689536">
                <text:p>0.70059560689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3157171874398">
                <text:p>1.63157171874398</text:p>
              </table:table-cell>
              <table:table-cell office:value-type="float" office:value="0.702473961417324">
                <text:p>0.7024739614173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2994215064571">
                <text:p>1.62994215064571</text:p>
              </table:table-cell>
              <table:table-cell office:value-type="float" office:value="0.702441852221517">
                <text:p>0.702441852221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2831544317456">
                <text:p>1.62831544317456</text:p>
              </table:table-cell>
              <table:table-cell office:value-type="float" office:value="0.702407194808175">
                <text:p>0.7024071948081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2728074247228">
                <text:p>1.62728074247228</text:p>
              </table:table-cell>
              <table:table-cell office:value-type="float" office:value="0.703328895671677">
                <text:p>0.7033288956716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565106549202">
                <text:p>1.62565106549202</text:p>
              </table:table-cell>
              <table:table-cell office:value-type="float" office:value="0.703296883466849">
                <text:p>0.7032968834668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62402489748168">
                <text:p>1.62402489748168</text:p>
              </table:table-cell>
              <table:table-cell office:value-type="float" office:value="0.703261745507293">
                <text:p>0.7032617455072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2180853410302">
                <text:p>1.62180853410302</text:p>
              </table:table-cell>
              <table:table-cell office:value-type="float" office:value="0.702268635693699">
                <text:p>0.7022686356936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2077314546446">
                <text:p>1.62077314546446</text:p>
              </table:table-cell>
              <table:table-cell office:value-type="float" office:value="0.70319094936384">
                <text:p>0.703190949363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1914724965913">
                <text:p>1.61914724965913</text:p>
              </table:table-cell>
              <table:table-cell office:value-type="float" office:value="0.703155568926838">
                <text:p>0.7031555689268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1869967088325">
                <text:p>1.61869967088325</text:p>
              </table:table-cell>
              <table:table-cell office:value-type="float" office:value="0.70503797943519">
                <text:p>0.70503797943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8090072831446">
                <text:p>1.68090072831446</text:p>
              </table:table-cell>
              <table:table-cell office:value-type="float" office:value="0.808387081847465">
                <text:p>0.808387081847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7809215525046">
                <text:p>1.67809215525046</text:p>
              </table:table-cell>
              <table:table-cell office:value-type="float" office:value="0.806437794512942">
                <text:p>0.8064377945129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7705796926309">
                <text:p>1.67705796926309</text:p>
              </table:table-cell>
              <table:table-cell office:value-type="float" office:value="0.807359036873635">
                <text:p>0.8073590368736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7542777756792">
                <text:p>1.67542777756792</text:p>
              </table:table-cell>
              <table:table-cell office:value-type="float" office:value="0.807327483171616">
                <text:p>0.807327483171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7424580309308">
                <text:p>1.67424580309308</text:p>
              </table:table-cell>
              <table:table-cell office:value-type="float" office:value="0.805412950241415">
                <text:p>0.8054129502414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7158464732792">
                <text:p>1.67158464732792</text:p>
              </table:table-cell>
              <table:table-cell office:value-type="float" office:value="0.80629976884885">
                <text:p>0.806299768848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70549466555">
                <text:p>1.670549466555</text:p>
              </table:table-cell>
              <table:table-cell office:value-type="float" office:value="0.807221897354395">
                <text:p>0.8072218973543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6833800286637">
                <text:p>1.66833800286637</text:p>
              </table:table-cell>
              <table:table-cell office:value-type="float" office:value="0.806224422946753">
                <text:p>0.8062244229467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6671422531086">
                <text:p>1.66671422531086</text:p>
              </table:table-cell>
              <table:table-cell office:value-type="float" office:value="0.806187155594343">
                <text:p>0.8061871555943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6567562465329">
                <text:p>1.66567562465329</text:p>
              </table:table-cell>
              <table:table-cell office:value-type="float" office:value="0.80711233049836">
                <text:p>0.80711233049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6404864992631">
                <text:p>1.66404864992631</text:p>
              </table:table-cell>
              <table:table-cell office:value-type="float" office:value="0.807077911153784">
                <text:p>0.807077911153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6242263039143">
                <text:p>1.66242263039143</text:p>
              </table:table-cell>
              <table:table-cell office:value-type="float" office:value="0.807042640933803">
                <text:p>0.8070426409338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6242263039143">
                <text:p>1.66242263039143</text:p>
              </table:table-cell>
              <table:table-cell office:value-type="float" office:value="0.807042640933803">
                <text:p>0.8070426409338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5975790131698">
                <text:p>1.65975790131698</text:p>
              </table:table-cell>
              <table:table-cell office:value-type="float" office:value="0.807932642608818">
                <text:p>0.807932642608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5813150564428">
                <text:p>1.65813150564428</text:p>
              </table:table-cell>
              <table:table-cell office:value-type="float" office:value="0.807897707448582">
                <text:p>0.807897707448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57095988327">
                <text:p>1.657095988327</text:p>
              </table:table-cell>
              <table:table-cell office:value-type="float" office:value="0.808820135744425">
                <text:p>0.8088201357444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5650500108958">
                <text:p>1.65650500108958</text:p>
              </table:table-cell>
              <table:table-cell office:value-type="float" office:value="0.807862869279324">
                <text:p>0.8078628692793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5384075208576">
                <text:p>1.65384075208576</text:p>
              </table:table-cell>
              <table:table-cell office:value-type="float" office:value="0.808752443312296">
                <text:p>0.8087524433122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5221396047852">
                <text:p>1.65221396047852</text:p>
              </table:table-cell>
              <table:table-cell office:value-type="float" office:value="0.808717860846528">
                <text:p>0.8087178608465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5221396047852">
                <text:p>1.65221396047852</text:p>
              </table:table-cell>
              <table:table-cell office:value-type="float" office:value="0.808717860846528">
                <text:p>0.8087178608465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4955230979517">
                <text:p>1.64955230979517</text:p>
              </table:table-cell>
              <table:table-cell office:value-type="float" office:value="0.80960512032205">
                <text:p>0.809605120322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4792871535939">
                <text:p>1.64792871535939</text:p>
              </table:table-cell>
              <table:table-cell office:value-type="float" office:value="0.809567689848448">
                <text:p>0.809567689848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4689411858993">
                <text:p>1.64689411858993</text:p>
              </table:table-cell>
              <table:table-cell office:value-type="float" office:value="0.810489298129652">
                <text:p>0.810489298129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4526433767685">
                <text:p>1.64526433767685</text:p>
              </table:table-cell>
              <table:table-cell office:value-type="float" office:value="0.810457378507122">
                <text:p>0.8104573785071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4467335043943">
                <text:p>1.64467335043943</text:p>
              </table:table-cell>
              <table:table-cell office:value-type="float" office:value="0.809500112042022">
                <text:p>0.809500112042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4260475575152">
                <text:p>1.64260475575152</text:p>
              </table:table-cell>
              <table:table-cell office:value-type="float" office:value="0.811342795154046">
                <text:p>0.811342795154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4156573936267">
                <text:p>1.64156573936267</text:p>
              </table:table-cell>
              <table:table-cell office:value-type="float" office:value="0.812268340387255">
                <text:p>0.8122683403872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097475212525">
                <text:p>1.64097475212525</text:p>
              </table:table-cell>
              <table:table-cell office:value-type="float" office:value="0.811311073922155">
                <text:p>0.811311073922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3890688496707">
                <text:p>1.63890688496707</text:p>
              </table:table-cell>
              <table:table-cell office:value-type="float" office:value="0.813153108958093">
                <text:p>0.8131531089580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3831589772965">
                <text:p>1.63831589772965</text:p>
              </table:table-cell>
              <table:table-cell office:value-type="float" office:value="0.812195842492991">
                <text:p>0.812195842492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3565436582667">
                <text:p>1.63565436582667</text:p>
              </table:table-cell>
              <table:table-cell office:value-type="float" office:value="0.813082996160172">
                <text:p>0.813082996160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3402776228833">
                <text:p>1.63402776228833</text:p>
              </table:table-cell>
              <table:table-cell office:value-type="float" office:value="0.813048246164532">
                <text:p>0.8130482461645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3299197771523">
                <text:p>1.63299197771523</text:p>
              </table:table-cell>
              <table:table-cell office:value-type="float" office:value="0.813970912529142">
                <text:p>0.8139709125291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3136761615627">
                <text:p>1.63136761615627</text:p>
              </table:table-cell>
              <table:table-cell office:value-type="float" office:value="0.813934165401073">
                <text:p>0.8139341654010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3077662891885">
                <text:p>1.63077662891885</text:p>
              </table:table-cell>
              <table:table-cell office:value-type="float" office:value="0.812976898935972">
                <text:p>0.8129768989359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2870679198629">
                <text:p>1.62870679198629</text:p>
              </table:table-cell>
              <table:table-cell office:value-type="float" office:value="0.814820688626892">
                <text:p>0.814820688626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2766998788173">
                <text:p>1.62766998788173</text:p>
              </table:table-cell>
              <table:table-cell office:value-type="float" office:value="0.815744263179758">
                <text:p>0.8157442631797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2604371593857">
                <text:p>1.62604371593857</text:p>
              </table:table-cell>
              <table:table-cell office:value-type="float" office:value="0.8157092178025">
                <text:p>0.81570921780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2501121267303">
                <text:p>1.62501121267303</text:p>
              </table:table-cell>
              <table:table-cell office:value-type="float" office:value="0.816628961211701">
                <text:p>0.8166289612117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2397553203275">
                <text:p>1.62397553203275</text:p>
              </table:table-cell>
              <table:table-cell office:value-type="float" office:value="0.817551534994013">
                <text:p>0.817551534994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2338454479533">
                <text:p>1.62338454479533</text:p>
              </table:table-cell>
              <table:table-cell office:value-type="float" office:value="0.816594268528912">
                <text:p>0.8165942685289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2131447525123">
                <text:p>1.62131447525123</text:p>
              </table:table-cell>
              <table:table-cell office:value-type="float" office:value="0.818438265427832">
                <text:p>0.8184382654278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1968775293252">
                <text:p>1.61968775293252</text:p>
              </table:table-cell>
              <table:table-cell office:value-type="float" office:value="0.818403621240532">
                <text:p>0.8184036212405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180630003882">
                <text:p>1.6180630003882</text:p>
              </table:table-cell>
              <table:table-cell office:value-type="float" office:value="0.818367222398251">
                <text:p>0.8183672223982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1702809182028">
                <text:p>1.61702809182028</text:p>
              </table:table-cell>
              <table:table-cell office:value-type="float" office:value="0.819289108426349">
                <text:p>0.8192891084263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1702809182028">
                <text:p>1.61702809182028</text:p>
              </table:table-cell>
              <table:table-cell office:value-type="float" office:value="0.819289108426349">
                <text:p>0.8192891084263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1436630750903">
                <text:p>1.61436630750903</text:p>
              </table:table-cell>
              <table:table-cell office:value-type="float" office:value="0.820176486936254">
                <text:p>0.8201764869362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127435445358">
                <text:p>1.6127435445358</text:p>
              </table:table-cell>
              <table:table-cell office:value-type="float" office:value="0.820138315804268">
                <text:p>0.8201383158042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1170808165952">
                <text:p>1.61170808165952</text:p>
              </table:table-cell>
              <table:table-cell office:value-type="float" office:value="0.821060695604622">
                <text:p>0.8210606956046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1008180971636">
                <text:p>1.61008180971636</text:p>
              </table:table-cell>
              <table:table-cell office:value-type="float" office:value="0.821025650227364">
                <text:p>0.8210256502273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0845556251912">
                <text:p>1.60845556251912</text:p>
              </table:table-cell>
              <table:table-cell office:value-type="float" office:value="0.820990582806702">
                <text:p>0.8209905828067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0742073313811">
                <text:p>1.60742073313811</text:p>
              </table:table-cell>
              <table:table-cell office:value-type="float" office:value="0.821912398295906">
                <text:p>0.8219123982959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0639730667208">
                <text:p>1.60639730667208</text:p>
              </table:table-cell>
              <table:table-cell office:value-type="float" office:value="0.822824056184415">
                <text:p>0.8228240561844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0536157159079">
                <text:p>1.60536157159079</text:p>
              </table:table-cell>
              <table:table-cell office:value-type="float" office:value="0.823746678462216">
                <text:p>0.8237466784622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0536157159079">
                <text:p>1.60536157159079</text:p>
              </table:table-cell>
              <table:table-cell office:value-type="float" office:value="0.823746678462216">
                <text:p>0.8237466784622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0270201441137">
                <text:p>1.60270201441137</text:p>
              </table:table-cell>
              <table:table-cell office:value-type="float" office:value="0.824632073065735">
                <text:p>0.8246320730657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010760740634">
                <text:p>1.6010760740634</text:p>
              </table:table-cell>
              <table:table-cell office:value-type="float" office:value="0.824596732306859">
                <text:p>0.8245967323068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0062785189388">
                <text:p>1.60062785189388</text:p>
              </table:table-cell>
              <table:table-cell office:value-type="float" office:value="0.826479715943724">
                <text:p>0.8264797159437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9900307955282">
                <text:p>1.59900307955282</text:p>
              </table:table-cell>
              <table:table-cell office:value-type="float" office:value="0.826443334736166">
                <text:p>0.8264433347361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9737934159077">
                <text:p>1.59737934159077</text:p>
              </table:table-cell>
              <table:table-cell office:value-type="float" office:value="0.826406032114309">
                <text:p>0.826406032114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9974329054045">
                <text:p>1.59974329054045</text:p>
              </table:table-cell>
              <table:table-cell office:value-type="float" office:value="0.830235097974713">
                <text:p>0.8302350979747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9814802040831">
                <text:p>1.59814802040831</text:p>
              </table:table-cell>
              <table:table-cell office:value-type="float" office:value="0.83023299842312">
                <text:p>0.830232998423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9773459027542">
                <text:p>1.59773459027542</text:p>
              </table:table-cell>
              <table:table-cell office:value-type="float" office:value="0.832145559700583">
                <text:p>0.8321455597005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6000985392251">
                <text:p>1.6000985392251</text:p>
              </table:table-cell>
              <table:table-cell office:value-type="float" office:value="0.835974625560987">
                <text:p>0.8359746255609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9912541488982">
                <text:p>1.59912541488982</text:p>
              </table:table-cell>
              <table:table-cell office:value-type="float" office:value="0.836962792987587">
                <text:p>0.8369627929875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6036660374497">
                <text:p>1.56036660374497</text:p>
              </table:table-cell>
              <table:table-cell office:value-type="float" office:value="0.835629993786316">
                <text:p>0.8356299937863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5866076092153">
                <text:p>1.55866076092153</text:p>
              </table:table-cell>
              <table:table-cell office:value-type="float" office:value="0.835004821929703">
                <text:p>0.8350048219297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5518433153843">
                <text:p>1.55518433153843</text:p>
              </table:table-cell>
              <table:table-cell office:value-type="float" office:value="0.831502004878326">
                <text:p>0.8315020048783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5348033993687">
                <text:p>1.55348033993687</text:p>
              </table:table-cell>
              <table:table-cell office:value-type="float" office:value="0.830872276736839">
                <text:p>0.8308722767368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5177562730684">
                <text:p>1.55177562730684</text:p>
              </table:table-cell>
              <table:table-cell office:value-type="float" office:value="0.830244323213045">
                <text:p>0.8302443232130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4948094286703">
                <text:p>1.54948094286703</text:p>
              </table:table-cell>
              <table:table-cell office:value-type="float" office:value="0.82865660402207">
                <text:p>0.828656604022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4298008325541">
                <text:p>1.54298008325541</text:p>
              </table:table-cell>
              <table:table-cell office:value-type="float" office:value="0.81812667290596">
                <text:p>0.81812667290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4190935885349">
                <text:p>1.54190935885349</text:p>
              </table:table-cell>
              <table:table-cell office:value-type="float" office:value="0.818470328170467">
                <text:p>0.8184703281704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4083880185827">
                <text:p>1.54083880185827</text:p>
              </table:table-cell>
              <table:table-cell office:value-type="float" office:value="0.818813529471772">
                <text:p>0.8188135294717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3917552393428">
                <text:p>1.53917552393428</text:p>
              </table:table-cell>
              <table:table-cell office:value-type="float" office:value="0.818204165625532">
                <text:p>0.8182041656255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3751367928686">
                <text:p>1.53751367928686</text:p>
              </table:table-cell>
              <table:table-cell office:value-type="float" office:value="0.817590915108032">
                <text:p>0.817590915108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3703472411806">
                <text:p>1.53703472411806</text:p>
              </table:table-cell>
              <table:table-cell office:value-type="float" office:value="0.8188897162698">
                <text:p>0.81888971626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3467077516838">
                <text:p>1.53467077516838</text:p>
              </table:table-cell>
              <table:table-cell office:value-type="float" office:value="0.815060650409397">
                <text:p>0.8150606504093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3407978793096">
                <text:p>1.53407978793096</text:p>
              </table:table-cell>
              <table:table-cell office:value-type="float" office:value="0.814103383944296">
                <text:p>0.814103383944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3261305790079">
                <text:p>1.53261305790079</text:p>
              </table:table-cell>
              <table:table-cell office:value-type="float" office:value="0.815782179846595">
                <text:p>0.8157821798465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3158511139676">
                <text:p>1.53158511139676</text:p>
              </table:table-cell>
              <table:table-cell office:value-type="float" office:value="0.816140198974842">
                <text:p>0.8161401989748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3099412415934">
                <text:p>1.53099412415934</text:p>
              </table:table-cell>
              <table:table-cell office:value-type="float" office:value="0.815182932509742">
                <text:p>0.8151829325097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3000937246577">
                <text:p>1.53000937246577</text:p>
              </table:table-cell>
              <table:table-cell office:value-type="float" office:value="0.815553996985808">
                <text:p>0.8155539969858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2961542340103">
                <text:p>1.52961542340103</text:p>
              </table:table-cell>
              <table:table-cell office:value-type="float" office:value="0.816882950688346">
                <text:p>0.816882950688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2863059070574">
                <text:p>1.52863059070574</text:p>
              </table:table-cell>
              <table:table-cell office:value-type="float" office:value="0.817254288416851">
                <text:p>0.8172542884168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2764520418469">
                <text:p>1.52764520418469</text:p>
              </table:table-cell>
              <table:table-cell office:value-type="float" office:value="0.817627494429469">
                <text:p>0.8176274944294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2725159796447">
                <text:p>1.52725159796447</text:p>
              </table:table-cell>
              <table:table-cell office:value-type="float" office:value="0.818955291575175">
                <text:p>0.8189552915751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2725159796447">
                <text:p>1.52725159796447</text:p>
              </table:table-cell>
              <table:table-cell office:value-type="float" office:value="0.818955291575175">
                <text:p>0.8189552915751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2587433828337">
                <text:p>1.52587433828337</text:p>
              </table:table-cell>
              <table:table-cell office:value-type="float" office:value="0.820650448402258">
                <text:p>0.820650448402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2646532552079">
                <text:p>1.52646532552079</text:p>
              </table:table-cell>
              <table:table-cell office:value-type="float" office:value="0.821607714867359">
                <text:p>0.8216077148673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2552391070773">
                <text:p>1.52552391070773</text:p>
              </table:table-cell>
              <table:table-cell office:value-type="float" office:value="0.821991583349434">
                <text:p>0.8219915833494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2517356523632">
                <text:p>1.52517356523632</text:p>
              </table:table-cell>
              <table:table-cell office:value-type="float" office:value="0.823332404072314">
                <text:p>0.8233324040723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2482313766068">
                <text:p>1.52482313766068</text:p>
              </table:table-cell>
              <table:table-cell office:value-type="float" office:value="0.82467353901949">
                <text:p>0.824673539019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2388168095771">
                <text:p>1.52388168095771</text:p>
              </table:table-cell>
              <table:table-cell office:value-type="float" office:value="0.825057567820084">
                <text:p>0.8250575678200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2294008350461">
                <text:p>1.52294008350461</text:p>
              </table:table-cell>
              <table:table-cell office:value-type="float" office:value="0.8254421352909">
                <text:p>0.82544213529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2294008350461">
                <text:p>1.52294008350461</text:p>
              </table:table-cell>
              <table:table-cell office:value-type="float" office:value="0.8254421352909">
                <text:p>0.82544213529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2105674114593">
                <text:p>1.52105674114593</text:p>
              </table:table-cell>
              <table:table-cell office:value-type="float" office:value="0.826211834553717">
                <text:p>0.8262118345537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2070644761802">
                <text:p>1.52070644761802</text:p>
              </table:table-cell>
              <table:table-cell office:value-type="float" office:value="0.827552456481634">
                <text:p>0.8275524564816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2129743485544">
                <text:p>1.52129743485544</text:p>
              </table:table-cell>
              <table:table-cell office:value-type="float" office:value="0.828509722946735">
                <text:p>0.8285097229467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2129743485544">
                <text:p>1.52129743485544</text:p>
              </table:table-cell>
              <table:table-cell office:value-type="float" office:value="0.828509722946735">
                <text:p>0.8285097229467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20684248391">
                <text:p>1.520684248391</text:p>
              </table:table-cell>
              <table:table-cell office:value-type="float" office:value="0.831214075190197">
                <text:p>0.8312140751901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1978675439424">
                <text:p>1.51978675439424</text:p>
              </table:table-cell>
              <table:table-cell office:value-type="float" office:value="0.831608603473265">
                <text:p>0.8316086034732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1888940256474">
                <text:p>1.51888940256474</text:p>
              </table:table-cell>
              <table:table-cell office:value-type="float" office:value="0.832002504752343">
                <text:p>0.8320025047523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185828225233">
                <text:p>1.5185828225233</text:p>
              </table:table-cell>
              <table:table-cell office:value-type="float" office:value="0.833354622698445">
                <text:p>0.8333546226984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185828225233">
                <text:p>1.5185828225233</text:p>
              </table:table-cell>
              <table:table-cell office:value-type="float" office:value="0.833354622698445">
                <text:p>0.8333546226984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1827644474044">
                <text:p>1.51827644474044</text:p>
              </table:table-cell>
              <table:table-cell office:value-type="float" office:value="0.834705848618252">
                <text:p>0.8347058486182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1678827129106">
                <text:p>1.51678827129106</text:p>
              </table:table-cell>
              <table:table-cell office:value-type="float" office:value="0.8341417530049">
                <text:p>0.83414175300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1617518449027">
                <text:p>1.51617518449027</text:p>
              </table:table-cell>
              <table:table-cell office:value-type="float" office:value="0.836845665699172">
                <text:p>0.8368456656991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1735715896511">
                <text:p>1.51735715896511</text:p>
              </table:table-cell>
              <table:table-cell office:value-type="float" office:value="0.838760198629374">
                <text:p>0.8387601986293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1591357210693">
                <text:p>1.51591357210693</text:p>
              </table:table-cell>
              <table:table-cell office:value-type="float" office:value="0.83820346657298">
                <text:p>0.838203466572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1447000656647">
                <text:p>1.51447000656647</text:p>
              </table:table-cell>
              <table:table-cell office:value-type="float" office:value="0.837646623874933">
                <text:p>0.8376466238749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136166771271">
                <text:p>1.5136166771271</text:p>
              </table:table-cell>
              <table:table-cell office:value-type="float" office:value="0.838050946133171">
                <text:p>0.8380509461331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1243470265226">
                <text:p>1.51243470265226</text:p>
              </table:table-cell>
              <table:table-cell office:value-type="float" office:value="0.83613641320297">
                <text:p>0.836136413202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1217287959963">
                <text:p>1.51217287959963</text:p>
              </table:table-cell>
              <table:table-cell office:value-type="float" office:value="0.837495307476642">
                <text:p>0.8374953074766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1136402576427">
                <text:p>1.51136402576427</text:p>
              </table:table-cell>
              <table:table-cell office:value-type="float" office:value="0.837908013918682">
                <text:p>0.8379080139186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111467160877">
                <text:p>1.5111467160877</text:p>
              </table:table-cell>
              <table:table-cell office:value-type="float" office:value="0.839274484833357">
                <text:p>0.8392744848333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1092934291168">
                <text:p>1.51092934291168</text:p>
              </table:table-cell>
              <table:table-cell office:value-type="float" office:value="0.84064135504063">
                <text:p>0.840641355040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107118292041">
                <text:p>1.5107118292041</text:p>
              </table:table-cell>
              <table:table-cell office:value-type="float" office:value="0.842009108928245">
                <text:p>0.8420091089282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1049400528612">
                <text:p>1.51049400528612</text:p>
              </table:table-cell>
              <table:table-cell office:value-type="float" office:value="0.843378813458394">
                <text:p>0.8433788134583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1027674974022">
                <text:p>1.51027674974022</text:p>
              </table:table-cell>
              <table:table-cell office:value-type="float" office:value="0.844744943992492">
                <text:p>0.8447449439924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5460079254672">
                <text:p>1.55460079254672</text:p>
              </table:table-cell>
              <table:table-cell office:value-type="float" office:value="0.916539928875058">
                <text:p>0.9165399288750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5383621294353">
                <text:p>1.55383621294353</text:p>
              </table:table-cell>
              <table:table-cell office:value-type="float" office:value="0.916962453507121">
                <text:p>0.916962453507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524805559212">
                <text:p>1.5524805559212</text:p>
              </table:table-cell>
              <table:table-cell office:value-type="float" office:value="0.916428428479424">
                <text:p>0.9164284284794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517166084174">
                <text:p>1.5517166084174</text:p>
              </table:table-cell>
              <table:table-cell office:value-type="float" office:value="0.916845928897899">
                <text:p>0.9168459288978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5036162072546">
                <text:p>1.55036162072546</text:p>
              </table:table-cell>
              <table:table-cell office:value-type="float" office:value="0.916306583727803">
                <text:p>0.9163065837278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4959758552201">
                <text:p>1.54959758552201</text:p>
              </table:table-cell>
              <table:table-cell office:value-type="float" office:value="0.916724781223032">
                <text:p>0.9167247812230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4841561104717">
                <text:p>1.54841561104717</text:p>
              </table:table-cell>
              <table:table-cell office:value-type="float" office:value="0.91481024829283">
                <text:p>0.914810248292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4747849395614">
                <text:p>1.54747849395614</text:p>
              </table:table-cell>
              <table:table-cell office:value-type="float" office:value="0.916604179372417">
                <text:p>0.9166041793724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462965194813">
                <text:p>1.5462965194813</text:p>
              </table:table-cell>
              <table:table-cell office:value-type="float" office:value="0.914689646442215">
                <text:p>0.914689646442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4494151524225">
                <text:p>1.54494151524225</text:p>
              </table:table-cell>
              <table:table-cell office:value-type="float" office:value="0.914150432796036">
                <text:p>0.9141504327960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4363140336158">
                <text:p>1.54363140336158</text:p>
              </table:table-cell>
              <table:table-cell office:value-type="float" office:value="0.91361671143238">
                <text:p>0.913616711432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4350334006115">
                <text:p>1.54350334006115</text:p>
              </table:table-cell>
              <table:table-cell office:value-type="float" office:value="0.914996724437578">
                <text:p>0.9149967244375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4291235282373">
                <text:p>1.54291235282373</text:p>
              </table:table-cell>
              <table:table-cell office:value-type="float" office:value="0.914039457972477">
                <text:p>0.914039457972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4206502830566">
                <text:p>1.54206502830566</text:p>
              </table:table-cell>
              <table:table-cell office:value-type="float" office:value="0.915844487807886">
                <text:p>0.9158444878078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4193729327374">
                <text:p>1.54193729327374</text:p>
              </table:table-cell>
              <table:table-cell office:value-type="float" office:value="0.917220963384301">
                <text:p>0.9172209633843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4062764317377">
                <text:p>1.54062764317377</text:p>
              </table:table-cell>
              <table:table-cell office:value-type="float" office:value="0.9166822658615">
                <text:p>0.91668226586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3990887803353">
                <text:p>1.53990887803353</text:p>
              </table:table-cell>
              <table:table-cell office:value-type="float" office:value="0.917101936950453">
                <text:p>0.9171019369504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3978080248428">
                <text:p>1.53978080248428</text:p>
              </table:table-cell>
              <table:table-cell office:value-type="float" office:value="0.918482081949262">
                <text:p>0.9184820819492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3906175378375">
                <text:p>1.53906175378375</text:p>
              </table:table-cell>
              <table:table-cell office:value-type="float" office:value="0.918904808690318">
                <text:p>0.9189048086903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3847076654633">
                <text:p>1.53847076654633</text:p>
              </table:table-cell>
              <table:table-cell office:value-type="float" office:value="0.917947542225217">
                <text:p>0.9179475422252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38387675983">
                <text:p>1.538387675983</text:p>
              </table:table-cell>
              <table:table-cell office:value-type="float" office:value="0.919331622357537">
                <text:p>0.9193316223575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3779668874558">
                <text:p>1.53779668874558</text:p>
              </table:table-cell>
              <table:table-cell office:value-type="float" office:value="0.918374355892436">
                <text:p>0.9183743558924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3763059023366">
                <text:p>1.53763059023366</text:p>
              </table:table-cell>
              <table:table-cell office:value-type="float" office:value="0.921141140003062">
                <text:p>0.9211411400030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3754750761406">
                <text:p>1.53754750761406</text:p>
              </table:table-cell>
              <table:table-cell office:value-type="float" office:value="0.922525087812881">
                <text:p>0.9225250878128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3695652037664">
                <text:p>1.53695652037664</text:p>
              </table:table-cell>
              <table:table-cell office:value-type="float" office:value="0.92156782134778">
                <text:p>0.921567821347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3628244575338">
                <text:p>1.53628244575338</text:p>
              </table:table-cell>
              <table:table-cell office:value-type="float" office:value="0.921994582085999">
                <text:p>0.921994582085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355252515722">
                <text:p>1.5355252515722</text:p>
              </table:table-cell>
              <table:table-cell office:value-type="float" office:value="0.923805905933668">
                <text:p>0.9238059059336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355252515722">
                <text:p>1.5355252515722</text:p>
              </table:table-cell>
              <table:table-cell office:value-type="float" office:value="0.923805905933668">
                <text:p>0.9238059059336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3476802204145">
                <text:p>1.53476802204145</text:p>
              </table:table-cell>
              <table:table-cell office:value-type="float" office:value="0.925617818616468">
                <text:p>0.9256178186164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3476802204145">
                <text:p>1.53476802204145</text:p>
              </table:table-cell>
              <table:table-cell office:value-type="float" office:value="0.925617818616468">
                <text:p>0.9256178186164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3401089657348">
                <text:p>1.53401089657348</text:p>
              </table:table-cell>
              <table:table-cell office:value-type="float" office:value="0.9274279978745">
                <text:p>0.92742799787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3392785208376">
                <text:p>1.53392785208376</text:p>
              </table:table-cell>
              <table:table-cell office:value-type="float" office:value="0.928811310536312">
                <text:p>0.9288113105363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338448489014">
                <text:p>1.5338448489014</text:p>
              </table:table-cell>
              <table:table-cell office:value-type="float" office:value="0.930193935121117">
                <text:p>0.9301939351211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3502682337624">
                <text:p>1.53502682337624</text:p>
              </table:table-cell>
              <table:table-cell office:value-type="float" office:value="0.932108468051318">
                <text:p>0.9321084680513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3498884445344">
                <text:p>1.53498884445344</text:p>
              </table:table-cell>
              <table:table-cell office:value-type="float" office:value="0.933495083396563">
                <text:p>0.9334950833965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3794378064054">
                <text:p>1.53794378064054</text:p>
              </table:table-cell>
              <table:table-cell office:value-type="float" office:value="0.938281415722067">
                <text:p>0.9382814157220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3795103670194">
                <text:p>1.53795103670194</text:p>
              </table:table-cell>
              <table:table-cell office:value-type="float" office:value="0.939667696962416">
                <text:p>0.9396676969624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3795828315367">
                <text:p>1.53795828315367</text:p>
              </table:table-cell>
              <table:table-cell office:value-type="float" office:value="0.941052142261805">
                <text:p>0.9410521422618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3796556322189">
                <text:p>1.53796556322189</text:p>
              </table:table-cell>
              <table:table-cell office:value-type="float" office:value="0.942443010040583">
                <text:p>0.9424430100405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34019390315986">
                <text:p>1.34019390315986</text:p>
              </table:table-cell>
              <table:table-cell office:value-type="float" office:value="1.52337163457163">
                <text:p>1.523371634571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1659695633553">
                <text:p>1.31659695633553</text:p>
              </table:table-cell>
              <table:table-cell office:value-type="float" office:value="1.49197614897969">
                <text:p>1.491976148979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1600596909811">
                <text:p>1.31600596909811</text:p>
              </table:table-cell>
              <table:table-cell office:value-type="float" office:value="1.49101888251459">
                <text:p>1.491018882514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1399000459233">
                <text:p>1.31399000459233</text:p>
              </table:table-cell>
              <table:table-cell office:value-type="float" office:value="1.49103103111002">
                <text:p>1.491031031110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31327905505991">
                <text:p>1.31327905505991</text:p>
              </table:table-cell>
              <table:table-cell office:value-type="float" office:value="1.49151629662245">
                <text:p>1.491516296622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31138623075155">
                <text:p>1.31138623075155</text:p>
              </table:table-cell>
              <table:table-cell office:value-type="float" office:value="1.49008706534928">
                <text:p>1.490087065349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1256820522639">
                <text:p>1.31256820522639</text:p>
              </table:table-cell>
              <table:table-cell office:value-type="float" office:value="1.49200159827948">
                <text:p>1.492001598279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1128481088923">
                <text:p>1.31128481088923</text:p>
              </table:table-cell>
              <table:table-cell office:value-type="float" office:value="1.4914883678423">
                <text:p>1.49148836784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31483073431375">
                <text:p>1.31483073431375</text:p>
              </table:table-cell>
              <table:table-cell office:value-type="float" office:value="1.49723196663291">
                <text:p>1.497231966632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31483073431375">
                <text:p>1.31483073431375</text:p>
              </table:table-cell>
              <table:table-cell office:value-type="float" office:value="1.49723196663291">
                <text:p>1.497231966632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31170068447608">
                <text:p>1.31170068447608</text:p>
              </table:table-cell>
              <table:table-cell office:value-type="float" office:value="1.49516202372606">
                <text:p>1.495162023726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30984036627198">
                <text:p>1.30984036627198</text:p>
              </table:table-cell>
              <table:table-cell office:value-type="float" office:value="1.49364850683088">
                <text:p>1.493648506830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31515925140876">
                <text:p>1.31515925140876</text:p>
              </table:table-cell>
              <table:table-cell office:value-type="float" office:value="1.50226390501679">
                <text:p>1.502263905016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31456826417134">
                <text:p>1.31456826417134</text:p>
              </table:table-cell>
              <table:table-cell office:value-type="float" office:value="1.50130663855169">
                <text:p>1.501306638551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108852140132">
                <text:p>1.3108852140132</text:p>
              </table:table-cell>
              <table:table-cell office:value-type="float" office:value="1.49819733067549">
                <text:p>1.498197330675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0904704110148">
                <text:p>1.30904704110148</text:p>
              </table:table-cell>
              <table:table-cell office:value-type="float" office:value="1.4966442780826">
                <text:p>1.49664427808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1845684838717">
                <text:p>1.31845684838717</text:p>
              </table:table-cell>
              <table:table-cell office:value-type="float" office:value="1.51323849417729">
                <text:p>1.513238494177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154484682206">
                <text:p>1.3154484682206</text:p>
              </table:table-cell>
              <table:table-cell office:value-type="float" office:value="1.50972624956517">
                <text:p>1.509726249565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35854370657775">
                <text:p>1.35854370657775</text:p>
              </table:table-cell>
              <table:table-cell office:value-type="float" office:value="1.58088421795405">
                <text:p>1.580884217954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5674831040809">
                <text:p>1.35674831040809</text:p>
              </table:table-cell>
              <table:table-cell office:value-type="float" office:value="1.57925179213075">
                <text:p>1.579251792130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555407909813">
                <text:p>1.3555407909813</text:p>
              </table:table-cell>
              <table:table-cell office:value-type="float" office:value="1.5785748891127">
                <text:p>1.57857488911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5374075797775">
                <text:p>1.35374075797775</text:p>
              </table:table-cell>
              <table:table-cell office:value-type="float" office:value="1.57693986400463">
                <text:p>1.576939864004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5078582179065">
                <text:p>1.35078582179065</text:p>
              </table:table-cell>
              <table:table-cell office:value-type="float" office:value="1.57215353167912">
                <text:p>1.572153531679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4900958359849">
                <text:p>1.34900958359849</text:p>
              </table:table-cell>
              <table:table-cell office:value-type="float" office:value="1.57048002194091">
                <text:p>1.570480021940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4781862022188">
                <text:p>1.34781862022188</text:p>
              </table:table-cell>
              <table:table-cell office:value-type="float" office:value="1.56976032666997">
                <text:p>1.569760326669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4604368675369">
                <text:p>1.34604368675369</text:p>
              </table:table-cell>
              <table:table-cell office:value-type="float" office:value="1.56808760537218">
                <text:p>1.568087605372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4485419828243">
                <text:p>1.34485419828243</text:p>
              </table:table-cell>
              <table:table-cell office:value-type="float" office:value="1.5673688013817">
                <text:p>1.56736880138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4071728762049">
                <text:p>1.34071728762049</text:p>
              </table:table-cell>
              <table:table-cell office:value-type="float" office:value="1.560667936126">
                <text:p>1.5606679361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3955361274783">
                <text:p>1.33955361274783</text:p>
              </table:table-cell>
              <table:table-cell office:value-type="float" office:value="1.55991178074861">
                <text:p>1.559911780748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3839355040875">
                <text:p>1.33839355040875</text:p>
              </table:table-cell>
              <table:table-cell office:value-type="float" office:value="1.55915797279382">
                <text:p>1.559157972793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3011972908487">
                <text:p>1.33011972908487</text:p>
              </table:table-cell>
              <table:table-cell office:value-type="float" office:value="1.5457562422824">
                <text:p>1.54575624228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2839177902943">
                <text:p>1.32839177902943</text:p>
              </table:table-cell>
              <table:table-cell office:value-type="float" office:value="1.54400635767739">
                <text:p>1.544006357677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2839177902943">
                <text:p>1.32839177902943</text:p>
              </table:table-cell>
              <table:table-cell office:value-type="float" office:value="1.54400635767739">
                <text:p>1.544006357677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2666426938749">
                <text:p>1.32666426938749</text:p>
              </table:table-cell>
              <table:table-cell office:value-type="float" office:value="1.54225678010066">
                <text:p>1.542256780100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1075169587211">
                <text:p>1.31075169587211</text:p>
              </table:table-cell>
              <table:table-cell office:value-type="float" office:value="1.51753185216241">
                <text:p>1.517531852162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0964043370852">
                <text:p>1.30964043370852</text:p>
              </table:table-cell>
              <table:table-cell office:value-type="float" office:value="1.51670205663136">
                <text:p>1.516702056631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0971206478693">
                <text:p>1.30971206478693</text:p>
              </table:table-cell>
              <table:table-cell office:value-type="float" office:value="1.51778748008724">
                <text:p>1.517787480087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1037406174">
                <text:p>1.31037406174</text:p>
              </table:table-cell>
              <table:table-cell office:value-type="float" office:value="1.51982970602765">
                <text:p>1.519829706027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0985428071757">
                <text:p>1.30985428071757</text:p>
              </table:table-cell>
              <table:table-cell office:value-type="float" office:value="1.51995754576676">
                <text:p>1.519957545766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044526795499">
                <text:p>1.31044526795499</text:p>
              </table:table-cell>
              <table:table-cell office:value-type="float" office:value="1.52091481223187">
                <text:p>1.520914812231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9042230266731">
                <text:p>1.29042230266731</text:p>
              </table:table-cell>
              <table:table-cell office:value-type="float" office:value="1.48945240653902">
                <text:p>1.489452406539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887496952745">
                <text:p>1.2887496952745</text:p>
              </table:table-cell>
              <table:table-cell office:value-type="float" office:value="1.48763093090357">
                <text:p>1.487630930903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8766851008491">
                <text:p>1.28766851008491</text:p>
              </table:table-cell>
              <table:table-cell office:value-type="float" office:value="1.48676706926876">
                <text:p>1.486767069268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3743459490422">
                <text:p>1.23743459490422</text:p>
              </table:table-cell>
              <table:table-cell office:value-type="float" office:value="1.40539941973519">
                <text:p>1.405399419735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9665745343832">
                <text:p>1.29665745343832</text:p>
              </table:table-cell>
              <table:table-cell office:value-type="float" office:value="1.50213726048324">
                <text:p>1.502137260483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29501369709218">
                <text:p>1.29501369709218</text:p>
              </table:table-cell>
              <table:table-cell office:value-type="float" office:value="1.50028098532577">
                <text:p>1.500280985325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3000510097598">
                <text:p>1.23000510097598</text:p>
              </table:table-cell>
              <table:table-cell office:value-type="float" office:value="1.39498167416468">
                <text:p>1.394981674164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2957255522132">
                <text:p>1.22957255522132</text:p>
              </table:table-cell>
              <table:table-cell office:value-type="float" office:value="1.39500555203178">
                <text:p>1.395005552031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2854483492861">
                <text:p>1.22854483492861</text:p>
              </table:table-cell>
              <table:table-cell office:value-type="float" office:value="1.39406834491626">
                <text:p>1.394068344916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2692803249782">
                <text:p>1.22692803249782</text:p>
              </table:table-cell>
              <table:table-cell office:value-type="float" office:value="1.39217560864946">
                <text:p>1.392175608649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259040489424">
                <text:p>1.2259040489424</text:p>
              </table:table-cell>
              <table:table-cell office:value-type="float" office:value="1.39124180917004">
                <text:p>1.391241809170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2354009999272">
                <text:p>1.22354009999272</text:p>
              </table:table-cell>
              <table:table-cell office:value-type="float" office:value="1.38741274330964">
                <text:p>1.387412743309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2195522874377">
                <text:p>1.22195522874377</text:p>
              </table:table-cell>
              <table:table-cell office:value-type="float" office:value="1.38548766917046">
                <text:p>1.385487669170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2036952173951">
                <text:p>1.22036952173951</text:p>
              </table:table-cell>
              <table:table-cell office:value-type="float" office:value="1.38356178120351">
                <text:p>1.383561781203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1800557278983">
                <text:p>1.21800557278983</text:p>
              </table:table-cell>
              <table:table-cell office:value-type="float" office:value="1.37973271534311">
                <text:p>1.37973271534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1704354495769">
                <text:p>1.21704354495769</text:p>
              </table:table-cell>
              <table:table-cell office:value-type="float" office:value="1.37873273897759">
                <text:p>1.378732738977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1607864511262">
                <text:p>1.21607864511262</text:p>
              </table:table-cell>
              <table:table-cell office:value-type="float" office:value="1.37772977730858">
                <text:p>1.377729777308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1452590116107">
                <text:p>1.21452590116107</text:p>
              </table:table-cell>
              <table:table-cell office:value-type="float" office:value="1.37577281629062">
                <text:p>1.375772816290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1157096497397">
                <text:p>1.21157096497397</text:p>
              </table:table-cell>
              <table:table-cell office:value-type="float" office:value="1.37098648396511">
                <text:p>1.370986483965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1064413538008">
                <text:p>1.21064413538008</text:p>
              </table:table-cell>
              <table:table-cell office:value-type="float" office:value="1.36995798021411">
                <text:p>1.369957980214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1064413538008">
                <text:p>1.21064413538008</text:p>
              </table:table-cell>
              <table:table-cell office:value-type="float" office:value="1.36995798021411">
                <text:p>1.369957980214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20971827305933">
                <text:p>1.20971827305933</text:p>
              </table:table-cell>
              <table:table-cell office:value-type="float" office:value="1.3689305498471">
                <text:p>1.36893054984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0406319504049">
                <text:p>1.20406319504049</text:p>
              </table:table-cell>
              <table:table-cell office:value-type="float" office:value="1.36024352539668">
                <text:p>1.36024352539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03757701959">
                <text:p>1.203757701959</text:p>
              </table:table-cell>
              <table:table-cell office:value-type="float" office:value="1.36013823482521">
                <text:p>1.360138234825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9962079129706">
                <text:p>1.19962079129706</text:p>
              </table:table-cell>
              <table:table-cell office:value-type="float" office:value="1.35343736956951">
                <text:p>1.353437369569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9876014551679">
                <text:p>1.19876014551679</text:p>
              </table:table-cell>
              <table:table-cell office:value-type="float" office:value="1.35234702869857">
                <text:p>1.352347028698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9816915827937">
                <text:p>1.19816915827937</text:p>
              </table:table-cell>
              <table:table-cell office:value-type="float" office:value="1.35138976223347">
                <text:p>1.351389762233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9645001856939">
                <text:p>1.19645001856939</text:p>
              </table:table-cell>
              <table:table-cell office:value-type="float" office:value="1.34921180664293">
                <text:p>1.349211806642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9467705685713">
                <text:p>1.19467705685713</text:p>
              </table:table-cell>
              <table:table-cell office:value-type="float" office:value="1.34634000724763">
                <text:p>1.346340007247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9385527147905">
                <text:p>1.19385527147905</text:p>
              </table:table-cell>
              <table:table-cell office:value-type="float" office:value="1.34522578022663">
                <text:p>1.345225780226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9385527147905">
                <text:p>1.19385527147905</text:p>
              </table:table-cell>
              <table:table-cell office:value-type="float" office:value="1.34522578022663">
                <text:p>1.345225780226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9307009051927">
                <text:p>1.19307009051927</text:p>
              </table:table-cell>
              <table:table-cell office:value-type="float" office:value="1.34408522939644">
                <text:p>1.344085229396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9247910328185">
                <text:p>1.19247910328185</text:p>
              </table:table-cell>
              <table:table-cell office:value-type="float" office:value="1.34312796293134">
                <text:p>1.343127962931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9173119422015">
                <text:p>1.19173119422015</text:p>
              </table:table-cell>
              <table:table-cell office:value-type="float" office:value="1.34196187549523">
                <text:p>1.341961875495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9039228360768">
                <text:p>1.19039228360768</text:p>
              </table:table-cell>
              <table:table-cell office:value-type="float" office:value="1.33983849927763">
                <text:p>1.339838499277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909832708451">
                <text:p>1.1909832708451</text:p>
              </table:table-cell>
              <table:table-cell office:value-type="float" office:value="1.34079576574273">
                <text:p>1.340795765742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8968350204914">
                <text:p>1.18968350204914</text:p>
              </table:table-cell>
              <table:table-cell office:value-type="float" office:value="1.33864983598539">
                <text:p>1.338649835985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9086547652398">
                <text:p>1.19086547652398</text:p>
              </table:table-cell>
              <table:table-cell office:value-type="float" office:value="1.34056436891559">
                <text:p>1.340564368915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8960153835495">
                <text:p>1.18960153835495</text:p>
              </table:table-cell>
              <table:table-cell office:value-type="float" office:value="1.33839003946686">
                <text:p>1.338390039466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8960153835495">
                <text:p>1.18960153835495</text:p>
              </table:table-cell>
              <table:table-cell office:value-type="float" office:value="1.33839003946686">
                <text:p>1.338390039466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9011306352682">
                <text:p>1.19011306352682</text:p>
              </table:table-cell>
              <table:table-cell office:value-type="float" office:value="1.3390920337249">
                <text:p>1.33909203372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8889134870413">
                <text:p>1.18889134870413</text:p>
              </table:table-cell>
              <table:table-cell office:value-type="float" office:value="1.33690066077468">
                <text:p>1.336900660774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9243727212865">
                <text:p>1.19243727212865</text:p>
              </table:table-cell>
              <table:table-cell office:value-type="float" office:value="1.34264425956528">
                <text:p>1.342644259565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9066490096799">
                <text:p>1.19066490096799</text:p>
              </table:table-cell>
              <table:table-cell office:value-type="float" office:value="1.33947523952468">
                <text:p>1.339475239524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8889254391931">
                <text:p>1.18889254391931</text:p>
              </table:table-cell>
              <table:table-cell office:value-type="float" office:value="1.33630624946947">
                <text:p>1.336306249469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9645222112974">
                <text:p>1.29645222112974</text:p>
              </table:table-cell>
              <table:table-cell office:value-type="float" office:value="1.51052874611783">
                <text:p>1.510528746117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29531214069079">
                <text:p>1.29531214069079</text:p>
              </table:table-cell>
              <table:table-cell office:value-type="float" office:value="1.50829865362708">
                <text:p>1.508298653627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9417143014834">
                <text:p>1.29417143014834</text:p>
              </table:table-cell>
              <table:table-cell office:value-type="float" office:value="1.50606710052428">
                <text:p>1.506067100524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9358044291092">
                <text:p>1.29358044291092</text:p>
              </table:table-cell>
              <table:table-cell office:value-type="float" office:value="1.50510983405918">
                <text:p>1.505109834059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30189785167387">
                <text:p>1.30189785167387</text:p>
              </table:table-cell>
              <table:table-cell office:value-type="float" office:value="1.51819993040492">
                <text:p>1.518199930404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0020635108476">
                <text:p>1.30020635108476</text:p>
              </table:table-cell>
              <table:table-cell office:value-type="float" office:value="1.51498982446316">
                <text:p>1.514989824463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2991089064076">
                <text:p>1.2991089064076</text:p>
              </table:table-cell>
              <table:table-cell office:value-type="float" office:value="1.51274478771099">
                <text:p>1.512744787710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5478929305968">
                <text:p>1.25478929305968</text:p>
              </table:table-cell>
              <table:table-cell office:value-type="float" office:value="1.43651168273113">
                <text:p>1.436511682731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5445513742219">
                <text:p>1.25445513742219</text:p>
              </table:table-cell>
              <table:table-cell office:value-type="float" office:value="1.43517150334305">
                <text:p>1.435171503343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4559032886089">
                <text:p>1.24559032886089</text:p>
              </table:table-cell>
              <table:table-cell office:value-type="float" office:value="1.42081250636653">
                <text:p>1.420812506366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4529938801538">
                <text:p>1.24529938801538</text:p>
              </table:table-cell>
              <table:table-cell office:value-type="float" office:value="1.41945926928542">
                <text:p>1.419459269285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458903752528">
                <text:p>1.2458903752528</text:p>
              </table:table-cell>
              <table:table-cell office:value-type="float" office:value="1.42041653575052">
                <text:p>1.420416535750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4500793866355">
                <text:p>1.24500793866355</text:p>
              </table:table-cell>
              <table:table-cell office:value-type="float" office:value="1.41810366701696">
                <text:p>1.41810366701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4442536038852">
                <text:p>1.24442536038852</text:p>
              </table:table-cell>
              <table:table-cell office:value-type="float" office:value="1.41539395287206">
                <text:p>1.415393952872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3792450077691">
                <text:p>1.23792450077691</text:p>
              </table:table-cell>
              <table:table-cell office:value-type="float" office:value="1.40486402175595">
                <text:p>1.404864021755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13509272146583">
                <text:p>1.13509272146583</text:p>
              </table:table-cell>
              <table:table-cell office:value-type="float" office:value="1.2382996568284">
                <text:p>1.23829965682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3489017934137">
                <text:p>1.13489017934137</text:p>
              </table:table-cell>
              <table:table-cell office:value-type="float" office:value="1.23692685220988">
                <text:p>1.236926852209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3586983903563">
                <text:p>1.13586983903563</text:p>
              </table:table-cell>
              <table:table-cell office:value-type="float" office:value="1.23747012142939">
                <text:p>1.23747012142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3114194113628">
                <text:p>1.13114194113628</text:p>
              </table:table-cell>
              <table:table-cell office:value-type="float" office:value="1.22981198970858">
                <text:p>1.229811989708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3039362672546">
                <text:p>1.13039362672546</text:p>
              </table:table-cell>
              <table:table-cell office:value-type="float" office:value="1.22747930722126">
                <text:p>1.227479307221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3023649539376">
                <text:p>1.13023649539376</text:p>
              </table:table-cell>
              <table:table-cell office:value-type="float" office:value="1.22610560332423">
                <text:p>1.226105603324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13007852420245">
                <text:p>1.13007852420245</text:p>
              </table:table-cell>
              <table:table-cell office:value-type="float" office:value="1.22472455704415">
                <text:p>1.224724557044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12771457525277">
                <text:p>1.12771457525277</text:p>
              </table:table-cell>
              <table:table-cell office:value-type="float" office:value="1.22089549118375">
                <text:p>1.22089549118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12594161354051">
                <text:p>1.12594161354051</text:p>
              </table:table-cell>
              <table:table-cell office:value-type="float" office:value="1.21802369178844">
                <text:p>1.218023691788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12587398049428">
                <text:p>1.12587398049428</text:p>
              </table:table-cell>
              <table:table-cell office:value-type="float" office:value="1.21663474890226">
                <text:p>1.216634748902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12521556749003">
                <text:p>1.12521556749003</text:p>
              </table:table-cell>
              <table:table-cell office:value-type="float" office:value="1.21429279633482">
                <text:p>1.214292796334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2514835125916">
                <text:p>1.12514835125916</text:p>
              </table:table-cell>
              <table:table-cell office:value-type="float" office:value="1.21291241335765">
                <text:p>1.212912413357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2389905191711">
                <text:p>1.12389905191711</text:p>
              </table:table-cell>
              <table:table-cell office:value-type="float" office:value="1.20961526644539">
                <text:p>1.209615266445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12383165838659">
                <text:p>1.12383165838659</text:p>
              </table:table-cell>
              <table:table-cell office:value-type="float" office:value="1.2082312423623">
                <text:p>1.20823124236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12317321959331">
                <text:p>1.12317321959331</text:p>
              </table:table-cell>
              <table:table-cell office:value-type="float" office:value="1.20588876017945">
                <text:p>1.205888760179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12258223235589">
                <text:p>1.12258223235589</text:p>
              </table:table-cell>
              <table:table-cell office:value-type="float" office:value="1.20493149371435">
                <text:p>1.204931493714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12256004113866">
                <text:p>1.12256004113866</text:p>
              </table:table-cell>
              <table:table-cell office:value-type="float" office:value="1.20354509269558">
                <text:p>1.203545092695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12253784631481">
                <text:p>1.12253784631481</text:p>
              </table:table-cell>
              <table:table-cell office:value-type="float" office:value="1.20215846635245">
                <text:p>1.20215846635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12192476004114">
                <text:p>1.12192476004114</text:p>
              </table:table-cell>
              <table:table-cell office:value-type="float" office:value="1.19982055789461">
                <text:p>1.199820557894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2190248905396">
                <text:p>1.12190248905396</text:p>
              </table:table-cell>
              <table:table-cell office:value-type="float" office:value="1.19842917323077">
                <text:p>1.198429173230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12072051457912">
                <text:p>1.12072051457912</text:p>
              </table:table-cell>
              <table:table-cell office:value-type="float" office:value="1.19651464030057">
                <text:p>1.196514640300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12072051457912">
                <text:p>1.12072051457912</text:p>
              </table:table-cell>
              <table:table-cell office:value-type="float" office:value="1.19651464030057">
                <text:p>1.196514640300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2017554789862">
                <text:p>1.12017554789862</text:p>
              </table:table-cell>
              <table:table-cell office:value-type="float" office:value="1.19278292800723">
                <text:p>1.192782928007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195845606612">
                <text:p>1.1195845606612</text:p>
              </table:table-cell>
              <table:table-cell office:value-type="float" office:value="1.19182566154213">
                <text:p>1.191825661542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1963056879647">
                <text:p>1.11963056879647</text:p>
              </table:table-cell>
              <table:table-cell office:value-type="float" office:value="1.18905196457899">
                <text:p>1.189051964578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1965355225297">
                <text:p>1.11965355225297</text:p>
              </table:table-cell>
              <table:table-cell office:value-type="float" office:value="1.18766635868334">
                <text:p>1.187666358683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1965355225297">
                <text:p>1.11965355225297</text:p>
              </table:table-cell>
              <table:table-cell office:value-type="float" office:value="1.18766635868334">
                <text:p>1.187666358683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191306126251">
                <text:p>1.1191306126251</text:p>
              </table:table-cell>
              <table:table-cell office:value-type="float" office:value="1.18532746257597">
                <text:p>1.185327462575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1853962538768">
                <text:p>1.11853962538768</text:p>
              </table:table-cell>
              <table:table-cell office:value-type="float" office:value="1.18437019611087">
                <text:p>1.184370196110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1801683606742">
                <text:p>1.11801683606742</text:p>
              </table:table-cell>
              <table:table-cell office:value-type="float" office:value="1.18202824817789">
                <text:p>1.182028248177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11756251886972">
                <text:p>1.11756251886972</text:p>
              </table:table-cell>
              <table:table-cell office:value-type="float" office:value="1.17829605134678">
                <text:p>1.178296051346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11763074124039">
                <text:p>1.11763074124039</text:p>
              </table:table-cell>
              <table:table-cell office:value-type="float" office:value="1.17691087337798">
                <text:p>1.176910873377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11822172847781">
                <text:p>1.11822172847781</text:p>
              </table:table-cell>
              <table:table-cell office:value-type="float" office:value="1.17786813984308">
                <text:p>1.177868139843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1177443832721">
                <text:p>1.1177443832721</text:p>
              </table:table-cell>
              <table:table-cell office:value-type="float" office:value="1.17552463021612">
                <text:p>1.175524630216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11785754983227">
                <text:p>1.11785754983227</text:p>
              </table:table-cell>
              <table:table-cell office:value-type="float" office:value="1.17414418701374">
                <text:p>1.174144187013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11678868776366">
                <text:p>1.11678868776366</text:p>
              </table:table-cell>
              <table:table-cell office:value-type="float" office:value="1.17084987146879">
                <text:p>1.170849871468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11856164947592">
                <text:p>1.11856164947592</text:p>
              </table:table-cell>
              <table:table-cell office:value-type="float" office:value="1.17372167086409">
                <text:p>1.173721670864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11753812237469">
                <text:p>1.11753812237469</text:p>
              </table:table-cell>
              <table:table-cell office:value-type="float" office:value="1.17042807429184">
                <text:p>1.170428074291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1710520196603">
                <text:p>1.11710520196603</text:p>
              </table:table-cell>
              <table:table-cell office:value-type="float" office:value="1.16809505629739">
                <text:p>1.168095056297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1887816367829">
                <text:p>1.11887816367829</text:p>
              </table:table-cell>
              <table:table-cell office:value-type="float" office:value="1.1709668556927">
                <text:p>1.17096685569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1887816367829">
                <text:p>1.11887816367829</text:p>
              </table:table-cell>
              <table:table-cell office:value-type="float" office:value="1.1709668556927">
                <text:p>1.17096685569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11869352684243">
                <text:p>1.11869352684243</text:p>
              </table:table-cell>
              <table:table-cell office:value-type="float" office:value="1.16726725594519">
                <text:p>1.167267255945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1889728155145">
                <text:p>1.11889728155145</text:p>
              </table:table-cell>
              <table:table-cell office:value-type="float" office:value="1.16589217838195">
                <text:p>1.165892178381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1791924443031">
                <text:p>1.11791924443031</text:p>
              </table:table-cell>
              <table:table-cell office:value-type="float" office:value="1.16260133527604">
                <text:p>1.16260133527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11969220614257">
                <text:p>1.11969220614257</text:p>
              </table:table-cell>
              <table:table-cell office:value-type="float" office:value="1.16547313467134">
                <text:p>1.165473134671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11934874917848">
                <text:p>1.11934874917848</text:p>
              </table:table-cell>
              <table:table-cell office:value-type="float" office:value="1.16315299773304">
                <text:p>1.163152997733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11841539702578">
                <text:p>1.11841539702578</text:p>
              </table:table-cell>
              <table:table-cell office:value-type="float" office:value="1.15986958164659">
                <text:p>1.159869581646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1807233092515">
                <text:p>1.11807233092515</text:p>
              </table:table-cell>
              <table:table-cell office:value-type="float" office:value="1.15754729266338">
                <text:p>1.157547292663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1748134368773">
                <text:p>1.11748134368773</text:p>
              </table:table-cell>
              <table:table-cell office:value-type="float" office:value="1.15659002619828">
                <text:p>1.156590026198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1738616555972">
                <text:p>1.11738616555972</text:p>
              </table:table-cell>
              <table:table-cell office:value-type="float" office:value="1.15290289729471">
                <text:p>1.152902897294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2034110174682">
                <text:p>1.12034110174682</text:p>
              </table:table-cell>
              <table:table-cell office:value-type="float" office:value="1.15768922962021">
                <text:p>1.157689229620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1945203616387">
                <text:p>1.11945203616387</text:p>
              </table:table-cell>
              <table:table-cell office:value-type="float" office:value="1.15441639161503">
                <text:p>1.154416391615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1886104892645">
                <text:p>1.11886104892645</text:p>
              </table:table-cell>
              <table:table-cell office:value-type="float" office:value="1.15345912514993">
                <text:p>1.153459125149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1885559305239">
                <text:p>1.11885559305239</text:p>
              </table:table-cell>
              <table:table-cell office:value-type="float" office:value="1.14978657675098">
                <text:p>1.149786576750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1855685244696">
                <text:p>1.11855685244696</text:p>
              </table:table-cell>
              <table:table-cell office:value-type="float" office:value="1.14747407630573">
                <text:p>1.147474076305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1825796653556">
                <text:p>1.11825796653556</text:p>
              </table:table-cell>
              <table:table-cell office:value-type="float" office:value="1.1451622496872">
                <text:p>1.14516224968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2121290272266">
                <text:p>1.12121290272266</text:p>
              </table:table-cell>
              <table:table-cell office:value-type="float" office:value="1.1499485820127">
                <text:p>1.14994858201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2036823727888">
                <text:p>1.12036823727888</text:p>
              </table:table-cell>
              <table:table-cell office:value-type="float" office:value="1.14668453953973">
                <text:p>1.146684539539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1977725004146">
                <text:p>1.11977725004146</text:p>
              </table:table-cell>
              <table:table-cell office:value-type="float" office:value="1.14572727307463">
                <text:p>1.145727273074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2365914206851">
                <text:p>1.12365914206851</text:p>
              </table:table-cell>
              <table:table-cell office:value-type="float" office:value="1.15012672512305">
                <text:p>1.150126725123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2285737352714">
                <text:p>1.12285737352714</text:p>
              </table:table-cell>
              <table:table-cell office:value-type="float" office:value="1.14687768399736">
                <text:p>1.146877683997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2323645167342">
                <text:p>1.12323645167342</text:p>
              </table:table-cell>
              <table:table-cell office:value-type="float" office:value="1.14554713429148">
                <text:p>1.145547134291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22645464436">
                <text:p>1.122645464436</text:p>
              </table:table-cell>
              <table:table-cell office:value-type="float" office:value="1.14458986782638">
                <text:p>1.144589867826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2222300286729">
                <text:p>1.12222300286729</text:p>
              </table:table-cell>
              <table:table-cell office:value-type="float" office:value="1.140009473823">
                <text:p>1.1400094738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2142100549953">
                <text:p>1.12142100549953</text:p>
              </table:table-cell>
              <table:table-cell office:value-type="float" office:value="1.13676123586912">
                <text:p>1.136761235869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2555791616147">
                <text:p>1.12555791616147</text:p>
              </table:table-cell>
              <table:table-cell office:value-type="float" office:value="1.14346210112483">
                <text:p>1.143462101124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2479895787226">
                <text:p>1.12479895787226</text:p>
              </table:table-cell>
              <table:table-cell office:value-type="float" office:value="1.1402277044175">
                <text:p>1.14022770441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2522206913545">
                <text:p>1.12522206913545</text:p>
              </table:table-cell>
              <table:table-cell office:value-type="float" office:value="1.13890754398646">
                <text:p>1.138907543986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2446356195885">
                <text:p>1.12446356195885</text:p>
              </table:table-cell>
              <table:table-cell office:value-type="float" office:value="1.13567173975098">
                <text:p>1.135671739750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2370401702096">
                <text:p>1.12370401702096</text:p>
              </table:table-cell>
              <table:table-cell office:value-type="float" office:value="1.13243917346145">
                <text:p>1.132439173461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2843191492032">
                <text:p>1.12843191492032</text:p>
              </table:table-cell>
              <table:table-cell office:value-type="float" office:value="1.14009730518226">
                <text:p>1.140097305182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2724994044548">
                <text:p>1.12724994044548</text:p>
              </table:table-cell>
              <table:table-cell office:value-type="float" office:value="1.13818277225205">
                <text:p>1.138182772252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3539893772659">
                <text:p>1.13539893772659</text:p>
              </table:table-cell>
              <table:table-cell office:value-type="float" office:value="1.14932094570884">
                <text:p>1.149320945708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347248147959">
                <text:p>1.1347248147959</text:p>
              </table:table-cell>
              <table:table-cell office:value-type="float" office:value="1.14611776669892">
                <text:p>1.146117766698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340528231323">
                <text:p>1.1340528231323</text:p>
              </table:table-cell>
              <table:table-cell office:value-type="float" office:value="1.14290917971295">
                <text:p>1.142909179712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3287084865746">
                <text:p>1.13287084865746</text:p>
              </table:table-cell>
              <table:table-cell office:value-type="float" office:value="1.14099464678275">
                <text:p>1.140994646782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3270546428629">
                <text:p>1.13270546428629</text:p>
              </table:table-cell>
              <table:table-cell office:value-type="float" office:value="1.13650057093911">
                <text:p>1.136500570939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3203198535307">
                <text:p>1.13203198535307</text:p>
              </table:table-cell>
              <table:table-cell office:value-type="float" office:value="1.13329575782012">
                <text:p>1.133295757820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3076714007448">
                <text:p>1.13076714007448</text:p>
              </table:table-cell>
              <table:table-cell office:value-type="float" office:value="1.12913464020212">
                <text:p>1.129134640202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3009346672692">
                <text:p>1.13009346672692</text:p>
              </table:table-cell>
              <table:table-cell office:value-type="float" office:value="1.12593032039908">
                <text:p>1.125930320399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2941965971951">
                <text:p>1.12941965971951</text:p>
              </table:table-cell>
              <table:table-cell office:value-type="float" office:value="1.12272633975074">
                <text:p>1.122726339750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2874775797254">
                <text:p>1.12874775797254</text:p>
              </table:table-cell>
              <table:table-cell office:value-type="float" office:value="1.11951752460615">
                <text:p>1.119517524606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2866510345474">
                <text:p>1.12866510345474</text:p>
              </table:table-cell>
              <table:table-cell office:value-type="float" office:value="1.11727039110436">
                <text:p>1.117270391104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2858223994152">
                <text:p>1.12858223994152</text:p>
              </table:table-cell>
              <table:table-cell office:value-type="float" office:value="1.11502378791722">
                <text:p>1.115023787917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2790991048303">
                <text:p>1.12790991048303</text:p>
              </table:table-cell>
              <table:table-cell office:value-type="float" office:value="1.1118160580677">
                <text:p>1.11181605806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3500175733207">
                <text:p>1.13500175733207</text:p>
              </table:table-cell>
              <table:table-cell office:value-type="float" office:value="1.12330325564891">
                <text:p>1.123303255648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3377905853054">
                <text:p>1.13377905853054</text:p>
              </table:table-cell>
              <table:table-cell office:value-type="float" office:value="1.11915894772164">
                <text:p>1.119158947721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3314720490878">
                <text:p>1.13314720490878</text:p>
              </table:table-cell>
              <table:table-cell office:value-type="float" office:value="1.11597223477437">
                <text:p>1.115972234774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3251549071398">
                <text:p>1.13251549071398</text:p>
              </table:table-cell>
              <table:table-cell office:value-type="float" office:value="1.11278519939581">
                <text:p>1.1127851993958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4078955704285">
                <text:p>1.14078955704285</text:p>
              </table:table-cell>
              <table:table-cell office:value-type="float" office:value="1.12397625141553">
                <text:p>1.123976251415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3960758256801">
                <text:p>1.13960758256801</text:p>
              </table:table-cell>
              <table:table-cell office:value-type="float" office:value="1.12206171848533">
                <text:p>1.122061718485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3901725217163">
                <text:p>1.13901725217163</text:p>
              </table:table-cell>
              <table:table-cell office:value-type="float" office:value="1.11668274135513">
                <text:p>1.116682741355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3842862218984">
                <text:p>1.13842862218984</text:p>
              </table:table-cell>
              <table:table-cell office:value-type="float" office:value="1.11351031842816">
                <text:p>1.113510318428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3724695210054">
                <text:p>1.13724695210054</text:p>
              </table:table-cell>
              <table:table-cell office:value-type="float" office:value="1.10938498111956">
                <text:p>1.109384981119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360649776257">
                <text:p>1.1360649776257</text:p>
              </table:table-cell>
              <table:table-cell office:value-type="float" office:value="1.10747044818936">
                <text:p>1.107470448189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4277122487142">
                <text:p>1.14277122487142</text:p>
              </table:table-cell>
              <table:table-cell office:value-type="float" office:value="1.10483380100007">
                <text:p>1.104833801000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4099826315916">
                <text:p>1.14099826315916</text:p>
              </table:table-cell>
              <table:table-cell office:value-type="float" office:value="1.10196200160476">
                <text:p>1.101962001604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4048897597161">
                <text:p>1.14048897597161</text:p>
              </table:table-cell>
              <table:table-cell office:value-type="float" office:value="1.09662306519126">
                <text:p>1.09662306519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3994115632468">
                <text:p>1.13994115632468</text:p>
              </table:table-cell>
              <table:table-cell office:value-type="float" office:value="1.09347043904907">
                <text:p>1.093470439049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4808977720457">
                <text:p>1.14808977720457</text:p>
              </table:table-cell>
              <table:table-cell office:value-type="float" office:value="1.07169991841549">
                <text:p>1.071699918415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4702672726275">
                <text:p>1.14702672726275</text:p>
              </table:table-cell>
              <table:table-cell office:value-type="float" office:value="1.06764044696876">
                <text:p>1.067640446968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4596574149243">
                <text:p>1.14596574149243</text:p>
              </table:table-cell>
              <table:table-cell office:value-type="float" office:value="1.06357752219315">
                <text:p>1.063577522193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4490428303704">
                <text:p>1.14490428303704</text:p>
              </table:table-cell>
              <table:table-cell office:value-type="float" office:value="1.05951538821279">
                <text:p>1.059515388212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4325106880591">
                <text:p>1.14325106880591</text:p>
              </table:table-cell>
              <table:table-cell office:value-type="float" office:value="1.05449727352075">
                <text:p>1.054497273520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4219126644859">
                <text:p>1.14219126644859</text:p>
              </table:table-cell>
              <table:table-cell office:value-type="float" office:value="1.05043236891245">
                <text:p>1.050432368912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4112978418891">
                <text:p>1.14112978418891</text:p>
              </table:table-cell>
              <table:table-cell office:value-type="float" office:value="1.04637027475632">
                <text:p>1.046370274756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4006771362335">
                <text:p>1.14006771362335</text:p>
              </table:table-cell>
              <table:table-cell office:value-type="float" office:value="1.04230916482735">
                <text:p>1.042309164827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3900815270948">
                <text:p>1.13900815270948</text:p>
              </table:table-cell>
              <table:table-cell office:value-type="float" office:value="1.03824385628767">
                <text:p>1.038243856287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3972042790529">
                <text:p>1.13972042790529</text:p>
              </table:table-cell>
              <table:table-cell office:value-type="float" office:value="1.03705223026002">
                <text:p>1.037052230260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3865801387791">
                <text:p>1.13865801387791</text:p>
              </table:table-cell>
              <table:table-cell office:value-type="float" office:value="1.03299169493767">
                <text:p>1.032991694937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3759784085388">
                <text:p>1.13759784085388</text:p>
              </table:table-cell>
              <table:table-cell office:value-type="float" office:value="1.02892741044939">
                <text:p>1.028927410449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3771762574174">
                <text:p>1.13771762574174</text:p>
              </table:table-cell>
              <table:table-cell office:value-type="float" office:value="1.02678103257173">
                <text:p>1.026781032571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3724771222414">
                <text:p>1.13724771222414</text:p>
              </table:table-cell>
              <table:table-cell office:value-type="float" office:value="1.02367523203187">
                <text:p>1.0236752320318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3618558724879">
                <text:p>1.13618558724879</text:p>
              </table:table-cell>
              <table:table-cell office:value-type="float" office:value="1.01961421312969">
                <text:p>1.019614213129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3689556703147">
                <text:p>1.13689556703147</text:p>
              </table:table-cell>
              <table:table-cell office:value-type="float" office:value="1.01842642729478">
                <text:p>1.018426427294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3642464013148">
                <text:p>1.13642464013148</text:p>
              </table:table-cell>
              <table:table-cell office:value-type="float" office:value="1.01532232212889">
                <text:p>1.015322322128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3477198020012">
                <text:p>1.13477198020012</text:p>
              </table:table-cell>
              <table:table-cell office:value-type="float" office:value="1.01030328010142">
                <text:p>1.010303280101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3489266965078">
                <text:p>1.13489266965078</text:p>
              </table:table-cell>
              <table:table-cell office:value-type="float" office:value="1.00815538890337">
                <text:p>1.008155388903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13430168241336">
                <text:p>1.13430168241336</text:p>
              </table:table-cell>
              <table:table-cell office:value-type="float" office:value="1.00719812243827">
                <text:p>1.007198122438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13395288682355">
                <text:p>1.13395288682355</text:p>
              </table:table-cell>
              <table:table-cell office:value-type="float" office:value="1.00194371386438">
                <text:p>1.001943713864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3407348105707">
                <text:p>1.13407348105707</text:p>
              </table:table-cell>
              <table:table-cell office:value-type="float" office:value="0.999795981963209">
                <text:p>0.9997959819632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33600214536">
                <text:p>1.133600214536</text:p>
              </table:table-cell>
              <table:table-cell office:value-type="float" office:value="0.996695790949323">
                <text:p>0.9966957909493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3241824006116">
                <text:p>1.13241824006116</text:p>
              </table:table-cell>
              <table:table-cell office:value-type="float" office:value="0.994781258019122">
                <text:p>0.9947812580191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3384145061163">
                <text:p>1.13384145061163</text:p>
              </table:table-cell>
              <table:table-cell office:value-type="float" office:value="0.992400247498545">
                <text:p>0.9924002474985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13278217534917">
                <text:p>1.13278217534917</text:p>
              </table:table-cell>
              <table:table-cell office:value-type="float" office:value="0.98833446106821">
                <text:p>0.988334461068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13290205205356">
                <text:p>1.13290205205356</text:p>
              </table:table-cell>
              <table:table-cell office:value-type="float" office:value="0.986187929582844">
                <text:p>0.9861879295828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13243062866421">
                <text:p>1.13243062866421</text:p>
              </table:table-cell>
              <table:table-cell office:value-type="float" office:value="0.983084655036424">
                <text:p>0.9830846550364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13243062866421">
                <text:p>1.13243062866421</text:p>
              </table:table-cell>
              <table:table-cell office:value-type="float" office:value="0.983084655036424">
                <text:p>0.9830846550364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13267087856234">
                <text:p>1.13267087856234</text:p>
              </table:table-cell>
              <table:table-cell office:value-type="float" office:value="0.978790761446226">
                <text:p>0.9787907614462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13338215737882">
                <text:p>1.13338215737882</text:p>
              </table:table-cell>
              <table:table-cell office:value-type="float" office:value="0.977600802346682">
                <text:p>0.9776008023466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13232072952894">
                <text:p>1.13232072952894</text:p>
              </table:table-cell>
              <table:table-cell office:value-type="float" office:value="0.973538617163754">
                <text:p>0.9735386171637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13244304447216">
                <text:p>1.13244304447216</text:p>
              </table:table-cell>
              <table:table-cell office:value-type="float" office:value="0.97138800654033">
                <text:p>0.971388006540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3256346527447">
                <text:p>1.13256346527447</text:p>
              </table:table-cell>
              <table:table-cell office:value-type="float" office:value="0.969240564787058">
                <text:p>0.9692405647870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13209243975674">
                <text:p>1.13209243975674</text:p>
              </table:table-cell>
              <table:table-cell office:value-type="float" office:value="0.96613662460723">
                <text:p>0.966136624607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13221195599625">
                <text:p>1.13221195599625</text:p>
              </table:table-cell>
              <table:table-cell office:value-type="float" office:value="0.963990696174352">
                <text:p>0.9639906961743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13043899428399">
                <text:p>1.13043899428399</text:p>
              </table:table-cell>
              <table:table-cell office:value-type="float" office:value="0.96111889677905">
                <text:p>0.961118896779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13051977757706">
                <text:p>1.13051977757706</text:p>
              </table:table-cell>
              <table:table-cell office:value-type="float" office:value="0.95894934571572">
                <text:p>0.958949345715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12933780310222">
                <text:p>1.12933780310222</text:p>
              </table:table-cell>
              <table:table-cell office:value-type="float" office:value="0.957034812785518">
                <text:p>0.9570348127855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2941866992208">
                <text:p>1.12941866992208</text:p>
              </table:table-cell>
              <table:table-cell office:value-type="float" office:value="0.954865110988834">
                <text:p>0.9548651109888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2945967916363">
                <text:p>1.12945967916363</text:p>
              </table:table-cell>
              <table:table-cell office:value-type="float" office:value="0.952673694798559">
                <text:p>0.9526736947985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12886869192621">
                <text:p>1.12886869192621</text:p>
              </table:table-cell>
              <table:table-cell office:value-type="float" office:value="0.951716428333458">
                <text:p>0.9517164283334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12827770468879">
                <text:p>1.12827770468879</text:p>
              </table:table-cell>
              <table:table-cell office:value-type="float" office:value="0.950759161868358">
                <text:p>0.95075916186835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12823642837085">
                <text:p>1.12823642837085</text:p>
              </table:table-cell>
              <table:table-cell office:value-type="float" office:value="0.948530303574797">
                <text:p>0.9485303035747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2823642837085">
                <text:p>1.12823642837085</text:p>
              </table:table-cell>
              <table:table-cell office:value-type="float" office:value="0.948530303574797">
                <text:p>0.9485303035747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12937752366832">
                <text:p>1.12937752366832</text:p>
              </table:table-cell>
              <table:table-cell office:value-type="float" office:value="0.948215059545508">
                <text:p>0.9482150595455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2929481412901">
                <text:p>1.12929481412901</text:p>
              </table:table-cell>
              <table:table-cell office:value-type="float" office:value="0.945968125209544">
                <text:p>0.9459681252095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12988580136643">
                <text:p>1.12988580136643</text:p>
              </table:table-cell>
              <table:table-cell office:value-type="float" office:value="0.946925391674645">
                <text:p>0.9469253916746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12929481412901">
                <text:p>1.12929481412901</text:p>
              </table:table-cell>
              <table:table-cell office:value-type="float" office:value="0.945968125209544">
                <text:p>0.9459681252095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2976003964661">
                <text:p>1.12976003964661</text:p>
              </table:table-cell>
              <table:table-cell office:value-type="float" office:value="0.944664610545662">
                <text:p>0.944664610545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2959314160685">
                <text:p>1.12959314160685</text:p>
              </table:table-cell>
              <table:table-cell office:value-type="float" office:value="0.942384608630113">
                <text:p>0.9423846086301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13077511608169">
                <text:p>1.13077511608169</text:p>
              </table:table-cell>
              <table:table-cell office:value-type="float" office:value="0.944299141560315">
                <text:p>0.9442991415603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3115504653901">
                <text:p>1.13115504653901</text:p>
              </table:table-cell>
              <table:table-cell office:value-type="float" office:value="0.942966064188251">
                <text:p>0.9429660641882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3094276350872">
                <text:p>1.13094276350872</text:p>
              </table:table-cell>
              <table:table-cell office:value-type="float" office:value="0.940680022944739">
                <text:p>0.9406800229447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3507967417066">
                <text:p>1.13507967417066</text:p>
              </table:table-cell>
              <table:table-cell office:value-type="float" office:value="0.947380888200445">
                <text:p>0.9473808882004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2794539191682">
                <text:p>1.22794539191682</text:p>
              </table:table-cell>
              <table:table-cell office:value-type="float" office:value="1.08107251070682">
                <text:p>1.081072510706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2737779166852">
                <text:p>1.22737779166852</text:p>
              </table:table-cell>
              <table:table-cell office:value-type="float" office:value="1.07873022844868">
                <text:p>1.078730228448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267868044311">
                <text:p>1.2267868044311</text:p>
              </table:table-cell>
              <table:table-cell office:value-type="float" office:value="1.07777296198358">
                <text:p>1.077772961983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2676508806064">
                <text:p>1.22676508806064</text:p>
              </table:table-cell>
              <table:table-cell office:value-type="float" office:value="1.07638699757853">
                <text:p>1.076386997578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2556140064207">
                <text:p>1.22556140064207</text:p>
              </table:table-cell>
              <table:table-cell office:value-type="float" office:value="1.07308671894164">
                <text:p>1.073086718941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2792534959175">
                <text:p>1.22792534959175</text:p>
              </table:table-cell>
              <table:table-cell office:value-type="float" office:value="1.07691578480205">
                <text:p>1.076915784802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2785841399596">
                <text:p>1.22785841399596</text:p>
              </table:table-cell>
              <table:table-cell office:value-type="float" office:value="1.07553076967272">
                <text:p>1.075530769672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2779151967361">
                <text:p>1.22779151967361</text:p>
              </table:table-cell>
              <table:table-cell office:value-type="float" office:value="1.07414660856334">
                <text:p>1.074146608563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3192843033555">
                <text:p>1.23192843033555</text:p>
              </table:table-cell>
              <table:table-cell office:value-type="float" office:value="1.08084747381905">
                <text:p>1.080847473819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3122518498918">
                <text:p>1.23122518498918</text:p>
              </table:table-cell>
              <table:table-cell office:value-type="float" office:value="1.07850614560492">
                <text:p>1.078506145604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23170412308958">
                <text:p>1.23170412308958</text:p>
              </table:table-cell>
              <table:table-cell office:value-type="float" office:value="1.0780819267945">
                <text:p>1.07808192679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3702300822636">
                <text:p>1.23702300822636</text:p>
              </table:table-cell>
              <table:table-cell office:value-type="float" office:value="1.08669732498041">
                <text:p>1.086697324980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23702300822636">
                <text:p>1.23702300822636</text:p>
              </table:table-cell>
              <table:table-cell office:value-type="float" office:value="1.08669732498041">
                <text:p>1.086697324980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3670812817429">
                <text:p>1.23670812817429</text:p>
              </table:table-cell>
              <table:table-cell office:value-type="float" office:value="1.08393906035877">
                <text:p>1.0839390603587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3655038368317">
                <text:p>1.23655038368317</text:p>
              </table:table-cell>
              <table:table-cell office:value-type="float" office:value="1.0825572610156">
                <text:p>1.08255726101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24541519224447">
                <text:p>1.24541519224447</text:p>
              </table:table-cell>
              <table:table-cell office:value-type="float" office:value="1.09691625799211">
                <text:p>1.096916257992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4521306562391">
                <text:p>1.24521306562391</text:p>
              </table:table-cell>
              <table:table-cell office:value-type="float" office:value="1.09554453775743">
                <text:p>1.095544537757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15156414625088">
                <text:p>1.15156414625088</text:p>
              </table:table-cell>
              <table:table-cell office:value-type="float" office:value="0.939438403225846">
                <text:p>0.9394384032258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15000330465574">
                <text:p>1.15000330465574</text:p>
              </table:table-cell>
              <table:table-cell office:value-type="float" office:value="0.936190635027307">
                <text:p>0.9361906350273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14785191608193">
                <text:p>1.14785191608193</text:p>
              </table:table-cell>
              <table:table-cell office:value-type="float" office:value="0.931987149636413">
                <text:p>0.9319871496364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14688259438295">
                <text:p>1.14688259438295</text:p>
              </table:table-cell>
              <table:table-cell office:value-type="float" office:value="0.929698522331728">
                <text:p>0.9296985223317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14629160714553">
                <text:p>1.14629160714553</text:p>
              </table:table-cell>
              <table:table-cell office:value-type="float" office:value="0.928741255866627">
                <text:p>0.9287412558666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14494340745565">
                <text:p>1.14494340745565</text:p>
              </table:table-cell>
              <table:table-cell office:value-type="float" office:value="0.925119355039957">
                <text:p>0.9251193550399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14397361469791">
                <text:p>1.14397361469791</text:p>
              </table:table-cell>
              <table:table-cell office:value-type="float" office:value="0.922829070077191">
                <text:p>0.922829070077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14300239789333">
                <text:p>1.14300239789333</text:p>
              </table:table-cell>
              <table:table-cell office:value-type="float" office:value="0.920533773886531">
                <text:p>0.9205337738865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4063844894365">
                <text:p>1.14063844894365</text:p>
              </table:table-cell>
              <table:table-cell office:value-type="float" office:value="0.916704708026128">
                <text:p>0.9167047080261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1402160765251">
                <text:p>1.1402160765251</text:p>
              </table:table-cell>
              <table:table-cell office:value-type="float" office:value="0.91538387957902">
                <text:p>0.915383879579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13962508928768">
                <text:p>1.13962508928768</text:p>
              </table:table-cell>
              <table:table-cell office:value-type="float" office:value="0.914426613113919">
                <text:p>0.9144266131139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3802087967238">
                <text:p>1.13802087967238</text:p>
              </table:table-cell>
              <table:table-cell office:value-type="float" office:value="0.91119168102795">
                <text:p>0.911191681027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3696534517965">
                <text:p>1.13696534517965</text:p>
              </table:table-cell>
              <table:table-cell office:value-type="float" office:value="0.908929996640098">
                <text:p>0.9089299966400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1359105422714">
                <text:p>1.1359105422714</text:p>
              </table:table-cell>
              <table:table-cell office:value-type="float" office:value="0.90667036649303">
                <text:p>0.906670366493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3485439404821">
                <text:p>1.13485439404821</text:p>
              </table:table-cell>
              <table:table-cell office:value-type="float" office:value="0.90440695879072">
                <text:p>0.904406958790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3379978459847">
                <text:p>1.13379978459847</text:p>
              </table:table-cell>
              <table:table-cell office:value-type="float" office:value="0.90214787186234">
                <text:p>0.902147871862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333347837163">
                <text:p>1.1333347837163</text:p>
              </table:table-cell>
              <table:table-cell office:value-type="float" office:value="0.900842180185423">
                <text:p>0.9008421801854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3215280924146">
                <text:p>1.13215280924146</text:p>
              </table:table-cell>
              <table:table-cell office:value-type="float" office:value="0.898927647255222">
                <text:p>0.8989276472552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13105445596622">
                <text:p>1.13105445596622</text:p>
              </table:table-cell>
              <table:table-cell office:value-type="float" office:value="0.896680467948738">
                <text:p>0.8966804679487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13054733253868">
                <text:p>1.13054733253868</text:p>
              </table:table-cell>
              <table:table-cell office:value-type="float" office:value="0.895391171912777">
                <text:p>0.8953911719127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1294481034403">
                <text:p>1.1294481034403</text:p>
              </table:table-cell>
              <table:table-cell office:value-type="float" office:value="0.893141765938723">
                <text:p>0.8931417659387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1283511524525">
                <text:p>1.1283511524525</text:p>
              </table:table-cell>
              <table:table-cell office:value-type="float" office:value="0.890898151767574">
                <text:p>0.8908981517675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12776016521508">
                <text:p>1.12776016521508</text:p>
              </table:table-cell>
              <table:table-cell office:value-type="float" office:value="0.889940885302473">
                <text:p>0.8899408853024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12716917797766">
                <text:p>1.12716917797766</text:p>
              </table:table-cell>
              <table:table-cell office:value-type="float" office:value="0.888983618837372">
                <text:p>0.8889836188373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12547977078055">
                <text:p>1.12547977078055</text:p>
              </table:table-cell>
              <table:table-cell office:value-type="float" office:value="0.885481032091649">
                <text:p>0.8854810320916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12493046100546">
                <text:p>1.12493046100546</text:p>
              </table:table-cell>
              <table:table-cell office:value-type="float" office:value="0.884208140700212">
                <text:p>0.8842081407002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12433947376804">
                <text:p>1.12433947376804</text:p>
              </table:table-cell>
              <table:table-cell office:value-type="float" office:value="0.883250874235111">
                <text:p>0.8832508742351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2260953412768">
                <text:p>1.12260953412768</text:p>
              </table:table-cell>
              <table:table-cell office:value-type="float" office:value="0.880066565718109">
                <text:p>0.8800665657181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12201937686274">
                <text:p>1.12201937686274</text:p>
              </table:table-cell>
              <table:table-cell office:value-type="float" office:value="0.8788130501008">
                <text:p>0.87881305010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12083541476069">
                <text:p>1.12083541476069</text:p>
              </table:table-cell>
              <table:table-cell office:value-type="float" office:value="0.876596283333595">
                <text:p>0.8765962833335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1965500430234">
                <text:p>1.11965500430234</text:p>
              </table:table-cell>
              <table:table-cell office:value-type="float" office:value="0.874387060387504">
                <text:p>0.8743870603875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11847396426009">
                <text:p>1.11847396426009</text:p>
              </table:table-cell>
              <table:table-cell office:value-type="float" office:value="0.872176500182186">
                <text:p>0.8721765001821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11729229745719">
                <text:p>1.11729229745719</text:p>
              </table:table-cell>
              <table:table-cell office:value-type="float" office:value="0.869964608714318">
                <text:p>0.8699646087143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11729229745719">
                <text:p>1.11729229745719</text:p>
              </table:table-cell>
              <table:table-cell office:value-type="float" office:value="0.869964608714318">
                <text:p>0.8699646087143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11607032065696">
                <text:p>1.11607032065696</text:p>
              </table:table-cell>
              <table:table-cell office:value-type="float" office:value="0.867773213362253">
                <text:p>0.8677732133622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11484911628519">
                <text:p>1.11484911628519</text:p>
              </table:table-cell>
              <table:table-cell office:value-type="float" office:value="0.865583328774114">
                <text:p>0.8655833287741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11484911628519">
                <text:p>1.11484911628519</text:p>
              </table:table-cell>
              <table:table-cell office:value-type="float" office:value="0.865583328774114">
                <text:p>0.8655833287741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1421714006572">
                <text:p>1.11421714006572</text:p>
              </table:table-cell>
              <table:table-cell office:value-type="float" office:value="0.864347270122293">
                <text:p>0.8643472701222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11295613758511">
                <text:p>1.11295613758511</text:p>
              </table:table-cell>
              <table:table-cell office:value-type="float" office:value="0.862178648863652">
                <text:p>0.8621786488636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1169428818593">
                <text:p>1.11169428818593</text:p>
              </table:table-cell>
              <table:table-cell office:value-type="float" office:value="0.860008496417659">
                <text:p>0.8600084964176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11043291357444">
                <text:p>1.11043291357444</text:p>
              </table:table-cell>
              <table:table-cell office:value-type="float" office:value="0.857839202364576">
                <text:p>0.8578392023645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11043291357444">
                <text:p>1.11043291357444</text:p>
              </table:table-cell>
              <table:table-cell office:value-type="float" office:value="0.857839202364576">
                <text:p>0.8578392023645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10913246444829">
                <text:p>1.10913246444829</text:p>
              </table:table-cell>
              <table:table-cell office:value-type="float" office:value="0.855692705983169">
                <text:p>0.8556927059831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108422578092">
                <text:p>1.108422578092</text:p>
              </table:table-cell>
              <table:table-cell office:value-type="float" office:value="0.854502764556433">
                <text:p>0.8545027645564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10712079104407">
                <text:p>1.10712079104407</text:p>
              </table:table-cell>
              <table:table-cell office:value-type="float" office:value="0.852354025494151">
                <text:p>0.8523540254941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10582194131173">
                <text:p>1.10582194131173</text:p>
              </table:table-cell>
              <table:table-cell office:value-type="float" office:value="0.850210210084043">
                <text:p>0.8502102100840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10511234019764">
                <text:p>1.10511234019764</text:p>
              </table:table-cell>
              <table:table-cell office:value-type="float" office:value="0.849020746792315">
                <text:p>0.8490207467923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10381203369259">
                <text:p>1.10381203369259</text:p>
              </table:table-cell>
              <table:table-cell office:value-type="float" office:value="0.846874489478413">
                <text:p>0.8468744894784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0369341981592">
                <text:p>1.10369341981592</text:p>
              </table:table-cell>
              <table:table-cell office:value-type="float" office:value="0.846642292651786">
                <text:p>0.8466422926517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031024325785">
                <text:p>1.1031024325785</text:p>
              </table:table-cell>
              <table:table-cell office:value-type="float" office:value="0.845685026186685">
                <text:p>0.8456850261866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0176248327545">
                <text:p>1.10176248327545</text:p>
              </table:table-cell>
              <table:table-cell office:value-type="float" office:value="0.843560591760266">
                <text:p>0.8435605917602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0101391138185">
                <text:p>1.10101391138185</text:p>
              </table:table-cell>
              <table:table-cell office:value-type="float" office:value="0.84239403183548">
                <text:p>0.842394031835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0026528221528">
                <text:p>1.10026528221528</text:p>
              </table:table-cell>
              <table:table-cell office:value-type="float" office:value="0.841227382657625">
                <text:p>0.8412273826576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0144725669012">
                <text:p>1.10144725669012</text:p>
              </table:table-cell>
              <table:table-cell office:value-type="float" office:value="0.843141915587826">
                <text:p>0.8431419155878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0007000940031">
                <text:p>1.10007000940031</text:p>
              </table:table-cell>
              <table:table-cell office:value-type="float" office:value="0.841043352603175">
                <text:p>0.8410433526031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09928343724894">
                <text:p>1.09928343724894</text:p>
              </table:table-cell>
              <table:table-cell office:value-type="float" office:value="0.839901603056059">
                <text:p>0.8399016030560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9790592298289">
                <text:p>1.09790592298289</text:p>
              </table:table-cell>
              <table:table-cell office:value-type="float" office:value="0.837802652541803">
                <text:p>0.8378026525418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9711994870788">
                <text:p>1.09711994870788</text:p>
              </table:table-cell>
              <table:table-cell office:value-type="float" office:value="0.836661770842675">
                <text:p>0.8366617708426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09633414740338">
                <text:p>1.09633414740338</text:p>
              </table:table-cell>
              <table:table-cell office:value-type="float" office:value="0.835521140219066">
                <text:p>0.8355211402190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09554754140995">
                <text:p>1.09554754140995</text:p>
              </table:table-cell>
              <table:table-cell office:value-type="float" office:value="0.834379341548479">
                <text:p>0.8343793415484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09613852864737">
                <text:p>1.09613852864737</text:p>
              </table:table-cell>
              <table:table-cell office:value-type="float" office:value="0.83533660801358">
                <text:p>0.835336608013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09472494960955">
                <text:p>1.09472494960955</text:p>
              </table:table-cell>
              <table:table-cell office:value-type="float" office:value="0.833265025887007">
                <text:p>0.8332650258870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09449372294564">
                <text:p>1.09449372294564</text:p>
              </table:table-cell>
              <table:table-cell office:value-type="float" office:value="0.833108488607789">
                <text:p>0.8331084886077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09508471018306">
                <text:p>1.09508471018306</text:p>
              </table:table-cell>
              <table:table-cell office:value-type="float" office:value="0.83406575507289">
                <text:p>0.834065755072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09481766457179">
                <text:p>1.09481766457179</text:p>
              </table:table-cell>
              <table:table-cell office:value-type="float" office:value="0.833936959836926">
                <text:p>0.8339369598369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09336437129095">
                <text:p>1.09336437129095</text:p>
              </table:table-cell>
              <table:table-cell office:value-type="float" office:value="0.831888222841548">
                <text:p>0.8318882228415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9250489213019">
                <text:p>1.09250489213019</text:p>
              </table:table-cell>
              <table:table-cell office:value-type="float" office:value="0.830800330459826">
                <text:p>0.8308003304598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9105430246678">
                <text:p>1.09105430246678</text:p>
              </table:table-cell>
              <table:table-cell office:value-type="float" office:value="0.828755015589084">
                <text:p>0.8287550155890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09019447816337">
                <text:p>1.09019447816337</text:p>
              </table:table-cell>
              <table:table-cell office:value-type="float" office:value="0.827666686340387">
                <text:p>0.8276666863403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8933559889342">
                <text:p>1.08933559889342</text:p>
              </table:table-cell>
              <table:table-cell office:value-type="float" office:value="0.826579553275075">
                <text:p>0.8265795532750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9051757336826">
                <text:p>1.09051757336826</text:p>
              </table:table-cell>
              <table:table-cell office:value-type="float" office:value="0.828494086205276">
                <text:p>0.8284940862052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09051757336826">
                <text:p>1.09051757336826</text:p>
              </table:table-cell>
              <table:table-cell office:value-type="float" office:value="0.828494086205276">
                <text:p>0.8284940862052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08813706268593">
                <text:p>1.08813706268593</text:p>
              </table:table-cell>
              <table:table-cell office:value-type="float" office:value="0.825418154589436">
                <text:p>0.8254181545894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08664816166573">
                <text:p>1.08664816166573</text:p>
              </table:table-cell>
              <table:table-cell office:value-type="float" office:value="0.823397823739588">
                <text:p>0.8233978237395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08575422965793">
                <text:p>1.08575422965793</text:p>
              </table:table-cell>
              <table:table-cell office:value-type="float" office:value="0.822339473485819">
                <text:p>0.8223394734858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08634521689535">
                <text:p>1.08634521689535</text:p>
              </table:table-cell>
              <table:table-cell office:value-type="float" office:value="0.82329673995092">
                <text:p>0.823296739950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08482571934637">
                <text:p>1.08482571934637</text:p>
              </table:table-cell>
              <table:table-cell office:value-type="float" office:value="0.82131050400422">
                <text:p>0.821310504004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0838945048557">
                <text:p>1.0838945048557</text:p>
              </table:table-cell>
              <table:table-cell office:value-type="float" office:value="0.820278537767781">
                <text:p>0.8202785377677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08448549209312">
                <text:p>1.08448549209312</text:p>
              </table:table-cell>
              <table:table-cell office:value-type="float" office:value="0.821235804232882">
                <text:p>0.8212358042328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08292996707515">
                <text:p>1.08292996707515</text:p>
              </table:table-cell>
              <table:table-cell office:value-type="float" office:value="0.819277269995904">
                <text:p>0.8192772699959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08255960319411">
                <text:p>1.08255960319411</text:p>
              </table:table-cell>
              <table:table-cell office:value-type="float" office:value="0.819236576700617">
                <text:p>0.8192365767006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08100733841197">
                <text:p>1.08100733841197</text:p>
              </table:table-cell>
              <table:table-cell office:value-type="float" office:value="0.817281426850574">
                <text:p>0.81728142685057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07945470576118">
                <text:p>1.07945470576118</text:p>
              </table:table-cell>
              <table:table-cell office:value-type="float" office:value="0.815325895123303">
                <text:p>0.8153258951233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0800456929986">
                <text:p>1.0800456929986</text:p>
              </table:table-cell>
              <table:table-cell office:value-type="float" office:value="0.816283161588404">
                <text:p>0.8162831615884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07905258204226">
                <text:p>1.07905258204226</text:p>
              </table:table-cell>
              <table:table-cell office:value-type="float" office:value="0.815317230027173">
                <text:p>0.8153172300271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0774691632837">
                <text:p>1.0774691632837</text:p>
              </table:table-cell>
              <table:table-cell office:value-type="float" office:value="0.813394692841306">
                <text:p>0.8133946928413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07806015052112">
                <text:p>1.07806015052112</text:p>
              </table:table-cell>
              <table:table-cell office:value-type="float" office:value="0.814351959306407">
                <text:p>0.8143519593064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7765826911824">
                <text:p>1.07765826911824</text:p>
              </table:table-cell>
              <table:table-cell office:value-type="float" office:value="0.814343529894638">
                <text:p>0.8143435298946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07604298458299">
                <text:p>1.07604298458299</text:p>
              </table:table-cell>
              <table:table-cell office:value-type="float" office:value="0.812453270658252">
                <text:p>0.8124532706582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07442364282319">
                <text:p>1.07442364282319</text:p>
              </table:table-cell>
              <table:table-cell office:value-type="float" office:value="0.810559315853026">
                <text:p>0.8105593158530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07619660453545">
                <text:p>1.07619660453545</text:p>
              </table:table-cell>
              <table:table-cell office:value-type="float" office:value="0.813431115248329">
                <text:p>0.8134311152483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07455149860032">
                <text:p>1.07455149860032</text:p>
              </table:table-cell>
              <table:table-cell office:value-type="float" office:value="0.811574889983432">
                <text:p>0.8115748899834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07290594886608">
                <text:p>1.07290594886608</text:p>
              </table:table-cell>
              <table:table-cell office:value-type="float" office:value="0.809718286243973">
                <text:p>0.8097182862439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0734969361035">
                <text:p>1.0734969361035</text:p>
              </table:table-cell>
              <table:table-cell office:value-type="float" office:value="0.810675552709074">
                <text:p>0.8106755527090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07362417661368">
                <text:p>1.07362417661368</text:p>
              </table:table-cell>
              <table:table-cell office:value-type="float" office:value="0.81169060213611">
                <text:p>0.811690602136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7254023678621">
                <text:p>1.07254023678621</text:p>
              </table:table-cell>
              <table:table-cell office:value-type="float" office:value="0.810825601475696">
                <text:p>0.8108256014756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7254023678621">
                <text:p>1.07254023678621</text:p>
              </table:table-cell>
              <table:table-cell office:value-type="float" office:value="0.810825601475696">
                <text:p>0.8108256014756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6978250963434">
                <text:p>1.06978250963434</text:p>
              </table:table-cell>
              <table:table-cell office:value-type="float" office:value="0.808139243220211">
                <text:p>0.8081392432202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2651728442665">
                <text:p>1.12651728442665</text:p>
              </table:table-cell>
              <table:table-cell office:value-type="float" office:value="0.900036823869896">
                <text:p>0.9000368238698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2481167636212">
                <text:p>1.12481167636212</text:p>
              </table:table-cell>
              <table:table-cell office:value-type="float" office:value="0.898248089697608">
                <text:p>0.8982480896976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2311109942643">
                <text:p>1.12311109942643</text:p>
              </table:table-cell>
              <table:table-cell office:value-type="float" office:value="0.896463108569455">
                <text:p>0.8964631085694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2081760142978">
                <text:p>1.12081760142978</text:p>
              </table:table-cell>
              <table:table-cell office:value-type="float" office:value="0.893719418412246">
                <text:p>0.8937194184122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1786266524268">
                <text:p>1.11786266524268</text:p>
              </table:table-cell>
              <table:table-cell office:value-type="float" office:value="0.888933086086741">
                <text:p>0.8889330860867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2086220888436">
                <text:p>1.12086220888436</text:p>
              </table:table-cell>
              <table:table-cell office:value-type="float" office:value="0.894841866929269">
                <text:p>0.8948418669292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2854504297082">
                <text:p>1.12854504297082</text:p>
              </table:table-cell>
              <table:table-cell office:value-type="float" office:value="0.907286330975581">
                <text:p>0.9072863309755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2913603020824">
                <text:p>1.12913603020824</text:p>
              </table:table-cell>
              <table:table-cell office:value-type="float" office:value="0.908243597440682">
                <text:p>0.9082435974406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2976606916215">
                <text:p>1.12976606916215</text:p>
              </table:table-cell>
              <table:table-cell office:value-type="float" office:value="0.911520925134247">
                <text:p>0.9115209251342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2801338941567">
                <text:p>1.12801338941567</text:p>
              </table:table-cell>
              <table:table-cell office:value-type="float" office:value="0.909809647114555">
                <text:p>0.9098096471145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2862002190061">
                <text:p>1.12862002190061</text:p>
              </table:table-cell>
              <table:table-cell office:value-type="float" office:value="0.911924425433287">
                <text:p>0.9119244254332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2686557419681">
                <text:p>1.12686557419681</text:p>
              </table:table-cell>
              <table:table-cell office:value-type="float" office:value="0.91021199989802">
                <text:p>0.910211999898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2570301438793">
                <text:p>1.12570301438793</text:p>
              </table:table-cell>
              <table:table-cell office:value-type="float" office:value="0.90945742541126">
                <text:p>0.909457425411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339768357118">
                <text:p>1.1339768357118</text:p>
              </table:table-cell>
              <table:table-cell office:value-type="float" office:value="0.922859155922672">
                <text:p>0.9228591559226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3219859395129">
                <text:p>1.13219859395129</text:p>
              </table:table-cell>
              <table:table-cell office:value-type="float" office:value="0.921185091721459">
                <text:p>0.9211850917214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13692649185065">
                <text:p>1.13692649185065</text:p>
              </table:table-cell>
              <table:table-cell office:value-type="float" office:value="0.928843223442266">
                <text:p>0.9288432234422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13571705848576">
                <text:p>1.13571705848576</text:p>
              </table:table-cell>
              <table:table-cell office:value-type="float" office:value="0.9281658175468">
                <text:p>0.92816581754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13391700219673">
                <text:p>1.13391700219673</text:p>
              </table:table-cell>
              <table:table-cell office:value-type="float" office:value="0.926531349238786">
                <text:p>0.9265313492387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13864490009609">
                <text:p>1.13864490009609</text:p>
              </table:table-cell>
              <table:table-cell office:value-type="float" office:value="0.934189480959593">
                <text:p>0.9341894809595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3682502063479">
                <text:p>1.13682502063479</text:p>
              </table:table-cell>
              <table:table-cell office:value-type="float" office:value="0.93259565550168">
                <text:p>0.932595655501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13977995682189">
                <text:p>1.13977995682189</text:p>
              </table:table-cell>
              <table:table-cell office:value-type="float" office:value="0.937381987827184">
                <text:p>0.9373819878271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1385267348942">
                <text:p>1.1385267348942</text:p>
              </table:table-cell>
              <table:table-cell office:value-type="float" office:value="0.936783861045847">
                <text:p>0.9367838610458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136680222782">
                <text:p>1.136680222782</text:p>
              </table:table-cell>
              <table:table-cell office:value-type="float" office:value="0.935227368669005">
                <text:p>0.9352273686690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36680222782">
                <text:p>1.136680222782</text:p>
              </table:table-cell>
              <table:table-cell office:value-type="float" office:value="0.935227368669005">
                <text:p>0.9352273686690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13358706260923">
                <text:p>1.13358706260923</text:p>
              </table:table-cell>
              <table:table-cell office:value-type="float" office:value="0.933075887028523">
                <text:p>0.9330758870285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13233787831602">
                <text:p>1.13233787831602</text:p>
              </table:table-cell>
              <table:table-cell office:value-type="float" office:value="0.932479687293997">
                <text:p>0.9324796872939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1347018272657">
                <text:p>1.1347018272657</text:p>
              </table:table-cell>
              <table:table-cell office:value-type="float" office:value="0.9363087531544">
                <text:p>0.93630875315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1328416324981">
                <text:p>1.1328416324981</text:p>
              </table:table-cell>
              <table:table-cell office:value-type="float" office:value="0.934795664763441">
                <text:p>0.9347956647634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13156740394582">
                <text:p>1.13156740394582</text:p>
              </table:table-cell>
              <table:table-cell office:value-type="float" office:value="0.934237643989794">
                <text:p>0.9342376439897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13334036565808">
                <text:p>1.13334036565808</text:p>
              </table:table-cell>
              <table:table-cell office:value-type="float" office:value="0.937109443385096">
                <text:p>0.9371094433850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13205337936744">
                <text:p>1.13205337936744</text:p>
              </table:table-cell>
              <table:table-cell office:value-type="float" office:value="0.936595127564478">
                <text:p>0.9365951275644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13017094363368">
                <text:p>1.13017094363368</text:p>
              </table:table-cell>
              <table:table-cell office:value-type="float" office:value="0.935121762056199">
                <text:p>0.9351217620561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1337168670582">
                <text:p>1.1337168670582</text:p>
              </table:table-cell>
              <table:table-cell office:value-type="float" office:value="0.940865360846804">
                <text:p>0.9408653608468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13300563253299">
                <text:p>1.13300563253299</text:p>
              </table:table-cell>
              <table:table-cell office:value-type="float" office:value="0.941350848609112">
                <text:p>0.9413508486091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13170281252905">
                <text:p>1.13170281252905</text:p>
              </table:table-cell>
              <table:table-cell office:value-type="float" office:value="0.940878853170955">
                <text:p>0.9408788531709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13111182529163">
                <text:p>1.13111182529163</text:p>
              </table:table-cell>
              <table:table-cell office:value-type="float" office:value="0.939921586705854">
                <text:p>0.9399215867058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7384252627984">
                <text:p>1.07384252627984</text:p>
              </table:table-cell>
              <table:table-cell office:value-type="float" office:value="0.853920090765314">
                <text:p>0.8539200907653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07191984261515">
                <text:p>1.07191984261515</text:p>
              </table:table-cell>
              <table:table-cell office:value-type="float" office:value="0.85257648457458">
                <text:p>0.852576484574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06940876250021">
                <text:p>1.06940876250021</text:p>
              </table:table-cell>
              <table:table-cell office:value-type="float" office:value="0.850276363534488">
                <text:p>0.8502763635344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06822678802537">
                <text:p>1.06822678802537</text:p>
              </table:table-cell>
              <table:table-cell office:value-type="float" office:value="0.848361830604286">
                <text:p>0.8483618306042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0639400917553">
                <text:p>1.0639400917553</text:p>
              </table:table-cell>
              <table:table-cell office:value-type="float" office:value="0.843189140085931">
                <text:p>0.8431891400859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6201361983212">
                <text:p>1.06201361983212</text:p>
              </table:table-cell>
              <table:table-cell office:value-type="float" office:value="0.841891245328266">
                <text:p>0.8418912453282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06007397552306">
                <text:p>1.06007397552306</text:p>
              </table:table-cell>
              <table:table-cell office:value-type="float" office:value="0.840589990826115">
                <text:p>0.840589990826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0581396939357">
                <text:p>1.0581396939357</text:p>
              </table:table-cell>
              <table:table-cell office:value-type="float" office:value="0.839290104138029">
                <text:p>0.8392901041380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05754870669828">
                <text:p>1.05754870669828</text:p>
              </table:table-cell>
              <table:table-cell office:value-type="float" office:value="0.838332837672928">
                <text:p>0.8383328376729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05695771946086">
                <text:p>1.05695771946086</text:p>
              </table:table-cell>
              <table:table-cell office:value-type="float" office:value="0.837375571207827">
                <text:p>0.8373755712078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05365115890569">
                <text:p>1.05365115890569</text:p>
              </table:table-cell>
              <table:table-cell office:value-type="float" office:value="0.835819150545883">
                <text:p>0.8358191505458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05111948823409">
                <text:p>1.05111948823409</text:p>
              </table:table-cell>
              <table:table-cell office:value-type="float" office:value="0.833606825567326">
                <text:p>0.8336068255673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0491754326953">
                <text:p>1.0491754326953</text:p>
              </table:table-cell>
              <table:table-cell office:value-type="float" office:value="0.832351023045002">
                <text:p>0.8323510230450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04782229319787">
                <text:p>1.04782229319787</text:p>
              </table:table-cell>
              <table:table-cell office:value-type="float" office:value="0.832052471279339">
                <text:p>0.8320524712793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04723130596045">
                <text:p>1.04723130596045</text:p>
              </table:table-cell>
              <table:table-cell office:value-type="float" office:value="0.831095204814238">
                <text:p>0.8310952048142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04664031872303">
                <text:p>1.04664031872303</text:p>
              </table:table-cell>
              <table:table-cell office:value-type="float" office:value="0.830137938349137">
                <text:p>0.8301379383491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04331905577132">
                <text:p>1.04331905577132</text:p>
              </table:table-cell>
              <table:table-cell office:value-type="float" office:value="0.828671003839614">
                <text:p>0.8286710038396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04136623402864">
                <text:p>1.04136623402864</text:p>
              </table:table-cell>
              <table:table-cell office:value-type="float" office:value="0.827459519998045">
                <text:p>0.8274595199980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3941759522859">
                <text:p>1.03941759522859</text:p>
              </table:table-cell>
              <table:table-cell office:value-type="float" office:value="0.82624881699783">
                <text:p>0.826248816997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03823562075375">
                <text:p>1.03823562075375</text:p>
              </table:table-cell>
              <table:table-cell office:value-type="float" office:value="0.824334284067628">
                <text:p>0.8243342840676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03686551994988">
                <text:p>1.03686551994988</text:p>
              </table:table-cell>
              <table:table-cell office:value-type="float" office:value="0.824124632317411">
                <text:p>0.8241246323174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03490525088057">
                <text:p>1.03490525088057</text:p>
              </table:table-cell>
              <table:table-cell office:value-type="float" office:value="0.822957839420543">
                <text:p>0.8229578394205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03235347698355">
                <text:p>1.03235347698355</text:p>
              </table:table-cell>
              <table:table-cell office:value-type="float" office:value="0.820833700857314">
                <text:p>0.8208337008573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03176248974613">
                <text:p>1.03176248974613</text:p>
              </table:table-cell>
              <table:table-cell office:value-type="float" office:value="0.819876434392213">
                <text:p>0.8198764343922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02902361814889">
                <text:p>1.02902361814889</text:p>
              </table:table-cell>
              <table:table-cell office:value-type="float" office:value="0.819457334408941">
                <text:p>0.8194573344089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02843263091147">
                <text:p>1.02843263091147</text:p>
              </table:table-cell>
              <table:table-cell office:value-type="float" office:value="0.818500067943841">
                <text:p>0.818500067943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02784164367405">
                <text:p>1.02784164367405</text:p>
              </table:table-cell>
              <table:table-cell office:value-type="float" office:value="0.81754280147874">
                <text:p>0.817542801478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2587486903887">
                <text:p>1.02587486903887</text:p>
              </table:table-cell>
              <table:table-cell office:value-type="float" office:value="0.816420889108548">
                <text:p>0.8164208891085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02449391608842">
                <text:p>1.02449391608842</text:p>
              </table:table-cell>
              <table:table-cell office:value-type="float" office:value="0.816301148215545">
                <text:p>0.81630114821554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02193109431529">
                <text:p>1.02193109431529</text:p>
              </table:table-cell>
              <table:table-cell office:value-type="float" office:value="0.814266883553323">
                <text:p>0.8142668835533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2054545965357">
                <text:p>1.02054545965357</text:p>
              </table:table-cell>
              <table:table-cell office:value-type="float" office:value="0.814146736714347">
                <text:p>0.8141467367143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01857357229179">
                <text:p>1.01857357229179</text:p>
              </table:table-cell>
              <table:table-cell office:value-type="float" office:value="0.813069733936735">
                <text:p>0.8130697339367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1719530026486">
                <text:p>1.01719530026486</text:p>
              </table:table-cell>
              <table:table-cell office:value-type="float" office:value="0.812950225503626">
                <text:p>0.8129502255036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1522399398995">
                <text:p>1.01522399398995</text:p>
              </table:table-cell>
              <table:table-cell office:value-type="float" office:value="0.811873273111409">
                <text:p>0.811873273111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01325451681803">
                <text:p>1.01325451681803</text:p>
              </table:table-cell>
              <table:table-cell office:value-type="float" office:value="0.810796479318677">
                <text:p>0.8107964793186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0112842670647">
                <text:p>1.0112842670647</text:p>
              </table:table-cell>
              <table:table-cell office:value-type="float" office:value="0.80971961853627">
                <text:p>0.809719618536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00989946441373">
                <text:p>1.00989946441373</text:p>
              </table:table-cell>
              <table:table-cell office:value-type="float" office:value="0.809599543840021">
                <text:p>0.8095995438400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00930847717631">
                <text:p>1.00930847717631</text:p>
              </table:table-cell>
              <table:table-cell office:value-type="float" office:value="0.80864227737492">
                <text:p>0.808642277374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01029169108312">
                <text:p>1.01029169108312</text:p>
              </table:table-cell>
              <table:table-cell office:value-type="float" office:value="0.812351621236845">
                <text:p>0.8123516212368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00891186224553">
                <text:p>1.00891186224553</text:p>
              </table:table-cell>
              <table:table-cell office:value-type="float" office:value="0.81227734932266">
                <text:p>0.812277349322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00870437803005">
                <text:p>1.00870437803005</text:p>
              </table:table-cell>
              <table:table-cell office:value-type="float" office:value="0.81411709199352">
                <text:p>0.814117091993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12197296257786">
                <text:p>1.12197296257786</text:p>
              </table:table-cell>
              <table:table-cell office:value-type="float" office:value="0.999752346870952">
                <text:p>0.9997523468709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12058793825271">
                <text:p>1.12058793825271</text:p>
              </table:table-cell>
              <table:table-cell office:value-type="float" office:value="0.999677795299757">
                <text:p>0.9996777952997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12058793825271">
                <text:p>1.12058793825271</text:p>
              </table:table-cell>
              <table:table-cell office:value-type="float" office:value="0.999677795299757">
                <text:p>0.9996777952997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11920363533922">
                <text:p>1.11920363533922</text:p>
              </table:table-cell>
              <table:table-cell office:value-type="float" office:value="0.999603282559919">
                <text:p>0.9996032825599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11643637305869">
                <text:p>1.11643637305869</text:p>
              </table:table-cell>
              <table:table-cell office:value-type="float" office:value="0.999454329399188">
                <text:p>0.9994543293991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11584538582127">
                <text:p>1.11584538582127</text:p>
              </table:table-cell>
              <table:table-cell office:value-type="float" office:value="0.998497062934087">
                <text:p>0.9984970629340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11307914940134">
                <text:p>1.11307914940134</text:p>
              </table:table-cell>
              <table:table-cell office:value-type="float" office:value="0.998348164992256">
                <text:p>0.9983481649922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11168991573851">
                <text:p>1.11168991573851</text:p>
              </table:table-cell>
              <table:table-cell office:value-type="float" office:value="0.998273386845447">
                <text:p>0.9982733868454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11030719463587">
                <text:p>1.11030719463587</text:p>
              </table:table-cell>
              <table:table-cell office:value-type="float" office:value="0.998198959249589">
                <text:p>0.9981989592495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10892272626099">
                <text:p>1.10892272626099</text:p>
              </table:table-cell>
              <table:table-cell office:value-type="float" office:value="0.998124437603477">
                <text:p>0.9981244376034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10753842996595">
                <text:p>1.10753842996595</text:p>
              </table:table-cell>
              <table:table-cell office:value-type="float" office:value="0.998049925219889">
                <text:p>0.9980499252198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10615385569578">
                <text:p>1.10615385569578</text:p>
              </table:table-cell>
              <table:table-cell office:value-type="float" office:value="0.997975397873761">
                <text:p>0.9979753978737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10476961896684">
                <text:p>1.10476961896684</text:p>
              </table:table-cell>
              <table:table-cell office:value-type="float" office:value="0.997900888696432">
                <text:p>0.9979008886964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10338981660307">
                <text:p>1.10338981660307</text:p>
              </table:table-cell>
              <table:table-cell office:value-type="float" office:value="0.997826618207251">
                <text:p>0.9978266182072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10338981660307">
                <text:p>1.10338981660307</text:p>
              </table:table-cell>
              <table:table-cell office:value-type="float" office:value="0.997826618207251">
                <text:p>0.9978266182072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1073236046117">
                <text:p>1.1073236046117</text:p>
              </table:table-cell>
              <table:table-cell office:value-type="float" office:value="1.0063674609032">
                <text:p>1.00636746090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10593711802423">
                <text:p>1.10593711802423</text:p>
              </table:table-cell>
              <table:table-cell office:value-type="float" office:value="1.00633810472942">
                <text:p>1.006338104729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10396322253706">
                <text:p>1.10396322253706</text:p>
              </table:table-cell>
              <table:table-cell office:value-type="float" office:value="1.00535155785491">
                <text:p>1.005351557854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1025750064197">
                <text:p>1.1025750064197</text:p>
              </table:table-cell>
              <table:table-cell office:value-type="float" office:value="1.00532216506167">
                <text:p>1.005322165061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10118815537191">
                <text:p>1.10118815537191</text:p>
              </table:table-cell>
              <table:table-cell office:value-type="float" office:value="1.00529280117114">
                <text:p>1.005292801171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9980186095444">
                <text:p>1.09980186095444</text:p>
              </table:table-cell>
              <table:table-cell office:value-type="float" office:value="1.00526344906618">
                <text:p>1.005263449066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09841503641285">
                <text:p>1.09841503641285</text:p>
              </table:table-cell>
              <table:table-cell office:value-type="float" office:value="1.00523408573687">
                <text:p>1.005234085736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09703285708375">
                <text:p>1.09703285708375</text:p>
              </table:table-cell>
              <table:table-cell office:value-type="float" office:value="1.00520482076095">
                <text:p>1.005204820760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09564597952976">
                <text:p>1.09564597952976</text:p>
              </table:table-cell>
              <table:table-cell office:value-type="float" office:value="1.0051754563092">
                <text:p>1.00517545630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09564597952976">
                <text:p>1.09564597952976</text:p>
              </table:table-cell>
              <table:table-cell office:value-type="float" office:value="1.0051754563092">
                <text:p>1.00517545630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0928698653695">
                <text:p>1.0928698653695</text:p>
              </table:table-cell>
              <table:table-cell office:value-type="float" office:value="1.00511667745733">
                <text:p>1.005116677457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09148378962822">
                <text:p>1.09148378962822</text:p>
              </table:table-cell>
              <table:table-cell office:value-type="float" office:value="1.00508732998242">
                <text:p>1.005087329982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09009886028031">
                <text:p>1.09009886028031</text:p>
              </table:table-cell>
              <table:table-cell office:value-type="float" office:value="1.00505800678017">
                <text:p>1.005058006780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08871444780341">
                <text:p>1.08871444780341</text:p>
              </table:table-cell>
              <table:table-cell office:value-type="float" office:value="1.00502869452166">
                <text:p>1.005028694521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08732364733103">
                <text:p>1.08732364733103</text:p>
              </table:table-cell>
              <table:table-cell office:value-type="float" office:value="1.0049992470097">
                <text:p>1.00499924700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08593849268039">
                <text:p>1.08593849268039</text:p>
              </table:table-cell>
              <table:table-cell office:value-type="float" office:value="1.0049699190371">
                <text:p>1.00496991903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08455441153105">
                <text:p>1.08455441153105</text:p>
              </table:table-cell>
              <table:table-cell office:value-type="float" office:value="1.00494061379382">
                <text:p>1.004940613793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08316869362354">
                <text:p>1.08316869362354</text:p>
              </table:table-cell>
              <table:table-cell office:value-type="float" office:value="1.00491127389534">
                <text:p>1.004911273895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08177897990558">
                <text:p>1.08177897990558</text:p>
              </table:table-cell>
              <table:table-cell office:value-type="float" office:value="1.0048818493933">
                <text:p>1.00488184939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08039257283673">
                <text:p>1.08039257283673</text:p>
              </table:table-cell>
              <table:table-cell office:value-type="float" office:value="1.00485249490317">
                <text:p>1.004852494903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07900944591079">
                <text:p>1.07900944591079</text:p>
              </table:table-cell>
              <table:table-cell office:value-type="float" office:value="1.00482320986372">
                <text:p>1.004823209863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07703493415435">
                <text:p>1.07703493415435</text:p>
              </table:table-cell>
              <table:table-cell office:value-type="float" office:value="1.0038366499409">
                <text:p>1.00383664994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075646525867">
                <text:p>1.075646525867</text:p>
              </table:table-cell>
              <table:table-cell office:value-type="float" office:value="1.00380725307884">
                <text:p>1.003807253078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07367449244075">
                <text:p>1.07367449244075</text:p>
              </table:table-cell>
              <table:table-cell office:value-type="float" office:value="1.00282074562987">
                <text:p>1.002820745629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07229122635723">
                <text:p>1.07229122635723</text:p>
              </table:table-cell>
              <table:table-cell office:value-type="float" office:value="1.00279145764403">
                <text:p>1.002791457644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07090159878444">
                <text:p>1.07090159878444</text:p>
              </table:table-cell>
              <table:table-cell office:value-type="float" office:value="1.00276203496595">
                <text:p>1.002762034965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06951782908302">
                <text:p>1.06951782908302</text:p>
              </table:table-cell>
              <table:table-cell office:value-type="float" office:value="1.00273273631697">
                <text:p>1.002732736316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0681318129807">
                <text:p>1.0681318129807</text:p>
              </table:table-cell>
              <table:table-cell office:value-type="float" office:value="1.0027033901048">
                <text:p>1.00270339010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06674734749138">
                <text:p>1.06674734749138</text:p>
              </table:table-cell>
              <table:table-cell office:value-type="float" office:value="1.00267407672386">
                <text:p>1.002674076723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06536088741013">
                <text:p>1.06536088741013</text:p>
              </table:table-cell>
              <table:table-cell office:value-type="float" office:value="1.00264472111129">
                <text:p>1.002644721111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06397483817505">
                <text:p>1.06397483817505</text:p>
              </table:table-cell>
              <table:table-cell office:value-type="float" office:value="1.00261537419759">
                <text:p>1.002615374197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02003807230606">
                <text:p>1.02003807230606</text:p>
              </table:table-cell>
              <table:table-cell office:value-type="float" office:value="0.933662849513374">
                <text:p>0.9336628495133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01687478060656">
                <text:p>1.01687478060656</text:p>
              </table:table-cell>
              <table:table-cell office:value-type="float" office:value="0.930761612567722">
                <text:p>0.9307616125677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01430164119902">
                <text:p>1.01430164119902</text:p>
              </table:table-cell>
              <table:table-cell office:value-type="float" office:value="0.928817624408814">
                <text:p>0.9288176244088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01173331929429">
                <text:p>1.01173331929429</text:p>
              </table:table-cell>
              <table:table-cell office:value-type="float" office:value="0.926873738251217">
                <text:p>0.9268737382512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00975767439757">
                <text:p>1.00975767439757</text:p>
              </table:table-cell>
              <table:table-cell office:value-type="float" office:value="0.925887154336347">
                <text:p>0.9258871543363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00778089636058">
                <text:p>1.00778089636058</text:p>
              </table:table-cell>
              <table:table-cell office:value-type="float" office:value="0.924900546429422">
                <text:p>0.9249005464294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00520739911926">
                <text:p>1.00520739911926</text:p>
              </table:table-cell>
              <table:table-cell office:value-type="float" office:value="0.922956550694076">
                <text:p>0.9229565506940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0032262740646">
                <text:p>1.0032262740646</text:p>
              </table:table-cell>
              <table:table-cell office:value-type="float" office:value="0.921969850747453">
                <text:p>0.9219698507474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0012504900103">
                <text:p>1.0012504900103</text:p>
              </table:table-cell>
              <table:table-cell office:value-type="float" office:value="0.920983263886191">
                <text:p>0.9209832638861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98682194611778">
                <text:p>0.998682194611778</text:p>
              </table:table-cell>
              <table:table-cell office:value-type="float" office:value="0.919039378289811">
                <text:p>0.9190393782898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96706165375082">
                <text:p>0.996706165375082</text:p>
              </table:table-cell>
              <table:table-cell office:value-type="float" office:value="0.918052786237286">
                <text:p>0.9180527862372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94725020440761">
                <text:p>0.994725020440761</text:p>
              </table:table-cell>
              <table:table-cell office:value-type="float" office:value="0.91706608586975">
                <text:p>0.917066085869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92159799762055">
                <text:p>0.992159799762055</text:p>
              </table:table-cell>
              <table:table-cell office:value-type="float" office:value="0.91512226537462">
                <text:p>0.915122265374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90185261499408">
                <text:p>0.990185261499408</text:p>
              </table:table-cell>
              <table:table-cell office:value-type="float" office:value="0.914135704890588">
                <text:p>0.9141357048905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87821312549729">
                <text:p>0.987821312549729</text:p>
              </table:table-cell>
              <table:table-cell office:value-type="float" office:value="0.910306639030185">
                <text:p>0.9103066390301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86430234213159">
                <text:p>0.986430234213159</text:p>
              </table:table-cell>
              <table:table-cell office:value-type="float" office:value="0.910322185725892">
                <text:p>0.9103221857258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83858228566121">
                <text:p>0.983858228566121</text:p>
              </table:table-cell>
              <table:table-cell office:value-type="float" office:value="0.908423187788285">
                <text:p>0.9084231877882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81881604270291">
                <text:p>0.981881604270291</text:p>
              </table:table-cell>
              <table:table-cell office:value-type="float" office:value="0.90748140720715">
                <text:p>0.907481407207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80490830804361">
                <text:p>0.980490830804361</text:p>
              </table:table-cell>
              <table:table-cell office:value-type="float" office:value="0.907496950495622">
                <text:p>0.9074969504956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78513828734043">
                <text:p>0.978513828734043</text:p>
              </table:table-cell>
              <table:table-cell office:value-type="float" office:value="0.906555174136496">
                <text:p>0.9065551741364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78513828734043">
                <text:p>0.978513828734043</text:p>
              </table:table-cell>
              <table:table-cell office:value-type="float" office:value="0.906555174136496">
                <text:p>0.9065551741364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75148618087743">
                <text:p>0.975148618087743</text:p>
              </table:table-cell>
              <table:table-cell office:value-type="float" office:value="0.905628912400624">
                <text:p>0.9056289124006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73171357540144">
                <text:p>0.973171357540144</text:p>
              </table:table-cell>
              <table:table-cell office:value-type="float" office:value="0.904687138930241">
                <text:p>0.9046871389302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71192844371871">
                <text:p>0.971192844371871</text:p>
              </table:table-cell>
              <table:table-cell office:value-type="float" office:value="0.90374537945915">
                <text:p>0.903745379459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69805404600112">
                <text:p>0.969805404600112</text:p>
              </table:table-cell>
              <table:table-cell office:value-type="float" office:value="0.903760885490246">
                <text:p>0.9037608854902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69214417362692">
                <text:p>0.969214417362692</text:p>
              </table:table-cell>
              <table:table-cell office:value-type="float" office:value="0.902803619025145">
                <text:p>0.9028036190251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6444488653262">
                <text:p>0.966444488653262</text:p>
              </table:table-cell>
              <table:table-cell office:value-type="float" office:value="0.9028345757568">
                <text:p>0.90283457575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64466094782196">
                <text:p>0.964466094782196</text:p>
              </table:table-cell>
              <table:table-cell office:value-type="float" office:value="0.901892814952443">
                <text:p>0.9018928149524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62489284912934">
                <text:p>0.962489284912934</text:p>
              </table:table-cell>
              <table:table-cell office:value-type="float" office:value="0.900951036445278">
                <text:p>0.9009510364452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6110173247159">
                <text:p>0.96110173247159</text:p>
              </table:table-cell>
              <table:table-cell office:value-type="float" office:value="0.900966543735569">
                <text:p>0.9009665437355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59126473466018">
                <text:p>0.959126473466018</text:p>
              </table:table-cell>
              <table:table-cell office:value-type="float" office:value="0.900024747895946">
                <text:p>0.9000247478959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5774264574858">
                <text:p>0.95774264574858</text:p>
              </table:table-cell>
              <table:table-cell office:value-type="float" office:value="0.900040213558712">
                <text:p>0.9000402135587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55173596021224">
                <text:p>0.955173596021224</text:p>
              </table:table-cell>
              <table:table-cell office:value-type="float" office:value="0.898141182585738">
                <text:p>0.8981411825857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53786938308933">
                <text:p>0.953786938308933</text:p>
              </table:table-cell>
              <table:table-cell office:value-type="float" office:value="0.898156679876534">
                <text:p>0.8981566798765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51810287502613">
                <text:p>0.951810287502613</text:p>
              </table:table-cell>
              <table:table-cell office:value-type="float" office:value="0.897214899591681">
                <text:p>0.8972148995916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50424630561336">
                <text:p>0.950424630561336</text:p>
              </table:table-cell>
              <table:table-cell office:value-type="float" office:value="0.897230385697858">
                <text:p>0.8972303856978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49833643323916">
                <text:p>0.949833643323916</text:p>
              </table:table-cell>
              <table:table-cell office:value-type="float" office:value="0.896273119232757">
                <text:p>0.89627311923275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47058936098586">
                <text:p>0.947058936098586</text:p>
              </table:table-cell>
              <table:table-cell office:value-type="float" office:value="0.89630412936912">
                <text:p>0.896304129369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45672609767425">
                <text:p>0.945672609767425</text:p>
              </table:table-cell>
              <table:table-cell office:value-type="float" office:value="0.896319622956401">
                <text:p>0.8963196229564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43692426438255">
                <text:p>0.943692426438255</text:p>
              </table:table-cell>
              <table:table-cell office:value-type="float" office:value="0.895377882151033">
                <text:p>0.8953778821510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43101439200836">
                <text:p>0.943101439200836</text:p>
              </table:table-cell>
              <table:table-cell office:value-type="float" office:value="0.894420615685932">
                <text:p>0.8944206156859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40328773283269">
                <text:p>0.940328773283269</text:p>
              </table:table-cell>
              <table:table-cell office:value-type="float" office:value="0.894451603008633">
                <text:p>0.8944516030086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3835098252586">
                <text:p>0.93835098252586</text:p>
              </table:table-cell>
              <table:table-cell office:value-type="float" office:value="0.893509835463877">
                <text:p>0.8935098354638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36967685018231">
                <text:p>0.936967685018231</text:p>
              </table:table-cell>
              <table:table-cell office:value-type="float" office:value="0.893525295201016">
                <text:p>0.8935252952010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3439816472967">
                <text:p>0.93439816472967</text:p>
              </table:table-cell>
              <table:table-cell office:value-type="float" office:value="0.891626269487035">
                <text:p>0.8916262694870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3439816472967">
                <text:p>0.93439816472967</text:p>
              </table:table-cell>
              <table:table-cell office:value-type="float" office:value="0.891626269487035">
                <text:p>0.8916262694870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31038713487416">
                <text:p>0.931038713487416</text:p>
              </table:table-cell>
              <table:table-cell office:value-type="float" office:value="0.890699943384047">
                <text:p>0.8906999433840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9654249518208">
                <text:p>0.929654249518208</text:p>
              </table:table-cell>
              <table:table-cell office:value-type="float" office:value="0.890715416157564">
                <text:p>0.8907154161575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8262859683376">
                <text:p>0.928262859683376</text:p>
              </table:table-cell>
              <table:table-cell office:value-type="float" office:value="0.890730966334577">
                <text:p>0.8907309663345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6285267754645">
                <text:p>0.926285267754645</text:p>
              </table:table-cell>
              <table:table-cell office:value-type="float" office:value="0.88978919656771">
                <text:p>0.889789196567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4901884087922">
                <text:p>0.924901884087922</text:p>
              </table:table-cell>
              <table:table-cell office:value-type="float" office:value="0.889804657267764">
                <text:p>0.889804657267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2919699216725">
                <text:p>0.922919699216725</text:p>
              </table:table-cell>
              <table:table-cell office:value-type="float" office:value="0.888862938831636">
                <text:p>0.8888629388316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0941828927845">
                <text:p>0.920941828927845</text:p>
              </table:table-cell>
              <table:table-cell office:value-type="float" office:value="0.887921172175723">
                <text:p>0.8879211721757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2714790640105">
                <text:p>0.922714790640105</text:p>
              </table:table-cell>
              <table:table-cell office:value-type="float" office:value="0.890792971571026">
                <text:p>0.8907929715710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21338809421976">
                <text:p>0.921338809421976</text:p>
              </table:table-cell>
              <table:table-cell office:value-type="float" office:value="0.890853214451629">
                <text:p>0.8908532144516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1936345790288">
                <text:p>0.91936345790288</text:p>
              </table:table-cell>
              <table:table-cell office:value-type="float" office:value="0.889956557892415">
                <text:p>0.8899565578924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17389245315008">
                <text:p>0.917389245315008</text:p>
              </table:table-cell>
              <table:table-cell office:value-type="float" office:value="0.889059851468787">
                <text:p>0.8890598514687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16007437006893">
                <text:p>0.916007437006893</text:p>
              </table:table-cell>
              <table:table-cell office:value-type="float" office:value="0.88912034946965">
                <text:p>0.889120349469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14034813625381">
                <text:p>0.914034813625381</text:p>
              </table:table-cell>
              <table:table-cell office:value-type="float" office:value="0.888223573467769">
                <text:p>0.8882235734677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15807775337641">
                <text:p>0.915807775337641</text:p>
              </table:table-cell>
              <table:table-cell office:value-type="float" office:value="0.891095372863072">
                <text:p>0.8910953728630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14427840148106">
                <text:p>0.914427840148106</text:p>
              </table:table-cell>
              <table:table-cell office:value-type="float" office:value="0.891200937894709">
                <text:p>0.8912009378947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13836852910686">
                <text:p>0.913836852910686</text:p>
              </table:table-cell>
              <table:table-cell office:value-type="float" office:value="0.890243671429608">
                <text:p>0.8902436714296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11070631545208">
                <text:p>0.911070631545208</text:p>
              </table:table-cell>
              <table:table-cell office:value-type="float" office:value="0.890455287343296">
                <text:p>0.8904552873432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11070631545208">
                <text:p>0.911070631545208</text:p>
              </table:table-cell>
              <table:table-cell office:value-type="float" office:value="0.890455287343296">
                <text:p>0.8904552873432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08302361474436">
                <text:p>0.908302361474436</text:p>
              </table:table-cell>
              <table:table-cell office:value-type="float" office:value="0.890667059982922">
                <text:p>0.8906670599829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0633130026422">
                <text:p>0.90633130026422</text:p>
              </table:table-cell>
              <table:table-cell office:value-type="float" office:value="0.889815369166377">
                <text:p>0.8898153691663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0633130026422">
                <text:p>0.90633130026422</text:p>
              </table:table-cell>
              <table:table-cell office:value-type="float" office:value="0.889815369166377">
                <text:p>0.8898153691663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03566579079714">
                <text:p>0.903566579079714</text:p>
              </table:table-cell>
              <table:table-cell office:value-type="float" office:value="0.890026870316232">
                <text:p>0.8900268703162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02975591842294">
                <text:p>0.902975591842294</text:p>
              </table:table-cell>
              <table:table-cell office:value-type="float" office:value="0.889069603851131">
                <text:p>0.8890696038511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99619876811641">
                <text:p>0.899619876811641</text:p>
              </table:table-cell>
              <table:table-cell office:value-type="float" office:value="0.888323839041452">
                <text:p>0.8883238390414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00210864049062">
                <text:p>0.900210864049062</text:p>
              </table:table-cell>
              <table:table-cell office:value-type="float" office:value="0.889281105506553">
                <text:p>0.8892811055065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00601504821429">
                <text:p>0.900601504821429</text:p>
              </table:table-cell>
              <table:table-cell office:value-type="float" office:value="0.892258652443377">
                <text:p>0.8922586524433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00601504821429">
                <text:p>0.900601504821429</text:p>
              </table:table-cell>
              <table:table-cell office:value-type="float" office:value="0.892258652443377">
                <text:p>0.8922586524433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9725563390045">
                <text:p>0.89725563390045</text:p>
              </table:table-cell>
              <table:table-cell office:value-type="float" office:value="0.891603082913208">
                <text:p>0.8916030829132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95872624653839">
                <text:p>0.895872624653839</text:p>
              </table:table-cell>
              <table:table-cell office:value-type="float" office:value="0.891754541086624">
                <text:p>0.8917545410866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94495387060048">
                <text:p>0.894495387060048</text:p>
              </table:table-cell>
              <table:table-cell office:value-type="float" office:value="0.891905367186179">
                <text:p>0.8919053671861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92522602886654">
                <text:p>0.892522602886654</text:p>
              </table:table-cell>
              <table:table-cell office:value-type="float" office:value="0.891099426130121">
                <text:p>0.8910994261301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90556446889901">
                <text:p>0.890556446889901</text:p>
              </table:table-cell>
              <table:table-cell office:value-type="float" office:value="0.890292759199287">
                <text:p>0.8902927591992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89769366364288">
                <text:p>0.889769366364288</text:p>
              </table:table-cell>
              <table:table-cell office:value-type="float" office:value="0.891400942678677">
                <text:p>0.8914009426786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87801813574843">
                <text:p>0.887801813574843</text:p>
              </table:table-cell>
              <table:table-cell office:value-type="float" office:value="0.89059442871549">
                <text:p>0.890594428715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5833008942892">
                <text:p>0.885833008942892</text:p>
              </table:table-cell>
              <table:table-cell office:value-type="float" office:value="0.889788051845949">
                <text:p>0.88978805184594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84454585393041">
                <text:p>0.884454585393041</text:p>
              </table:table-cell>
              <table:table-cell office:value-type="float" office:value="0.889939007823694">
                <text:p>0.8899390078236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88000508817561">
                <text:p>0.888000508817561</text:p>
              </table:table-cell>
              <table:table-cell office:value-type="float" office:value="0.8956826066143">
                <text:p>0.89568260661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86043384399419">
                <text:p>0.886043384399419</text:p>
              </table:table-cell>
              <table:table-cell office:value-type="float" office:value="0.894920197449918">
                <text:p>0.8949201974499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84079823025766">
                <text:p>0.884079823025766</text:p>
              </table:table-cell>
              <table:table-cell office:value-type="float" office:value="0.894158706412788">
                <text:p>0.89415870641278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83298597016405">
                <text:p>0.883298597016405</text:p>
              </table:table-cell>
              <table:table-cell office:value-type="float" office:value="0.895311696830836">
                <text:p>0.8953116968308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83298597016405">
                <text:p>0.883298597016405</text:p>
              </table:table-cell>
              <table:table-cell office:value-type="float" office:value="0.895311696830836">
                <text:p>0.8953116968308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79962035000802">
                <text:p>0.879962035000802</text:p>
              </table:table-cell>
              <table:table-cell office:value-type="float" office:value="0.894746042055797">
                <text:p>0.8947460420557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79962035000802">
                <text:p>0.879962035000802</text:p>
              </table:table-cell>
              <table:table-cell office:value-type="float" office:value="0.894746042055797">
                <text:p>0.89474604205579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81540020446851">
                <text:p>0.881540020446851</text:p>
              </table:table-cell>
              <table:table-cell office:value-type="float" office:value="0.899728774060932">
                <text:p>0.8997287740609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80174936282929">
                <text:p>0.880174936282929</text:p>
              </table:table-cell>
              <table:table-cell office:value-type="float" office:value="0.899969122065746">
                <text:p>0.8999691220657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7821933487097">
                <text:p>0.87821933487097</text:p>
              </table:table-cell>
              <table:table-cell office:value-type="float" office:value="0.899252120855242">
                <text:p>0.8992521208552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7821933487097">
                <text:p>0.87821933487097</text:p>
              </table:table-cell>
              <table:table-cell office:value-type="float" office:value="0.899252120855242">
                <text:p>0.8992521208552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75485060663652">
                <text:p>0.875485060663652</text:p>
              </table:table-cell>
              <table:table-cell office:value-type="float" office:value="0.899733539779959">
                <text:p>0.8997335397799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73529263422784">
                <text:p>0.873529263422784</text:p>
              </table:table-cell>
              <table:table-cell office:value-type="float" office:value="0.899016573048713">
                <text:p>0.8990165730487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72757575191871">
                <text:p>0.872757575191871</text:p>
              </table:table-cell>
              <table:table-cell office:value-type="float" office:value="0.900213763423766">
                <text:p>0.9002137634237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7139612691804">
                <text:p>0.87139612691804</text:p>
              </table:table-cell>
              <table:table-cell office:value-type="float" office:value="0.900453471263709">
                <text:p>0.9004534712637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69441458957217">
                <text:p>0.869441458957217</text:p>
              </table:table-cell>
              <table:table-cell office:value-type="float" office:value="0.89973630570208">
                <text:p>0.899736305702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68072569184816">
                <text:p>0.868072569184816</text:p>
              </table:table-cell>
              <table:table-cell office:value-type="float" office:value="0.899977323753789">
                <text:p>0.8999773237537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66707021559141">
                <text:p>0.866707021559141</text:p>
              </table:table-cell>
              <table:table-cell office:value-type="float" office:value="0.900217753359511">
                <text:p>0.9002177533595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65336101693709">
                <text:p>0.865336101693709</text:p>
              </table:table-cell>
              <table:table-cell office:value-type="float" office:value="0.900459128846184">
                <text:p>0.9004591288461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65336101693709">
                <text:p>0.865336101693709</text:p>
              </table:table-cell>
              <table:table-cell office:value-type="float" office:value="0.900459128846184">
                <text:p>0.9004591288461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62012047860581">
                <text:p>0.862012047860581</text:p>
              </table:table-cell>
              <table:table-cell office:value-type="float" office:value="0.899983068683716">
                <text:p>0.8999830686837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60646278295475">
                <text:p>0.860646278295475</text:p>
              </table:table-cell>
              <table:table-cell office:value-type="float" office:value="0.900223537365929">
                <text:p>0.9002235373659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5927549551028">
                <text:p>0.85927549551028</text:p>
              </table:table-cell>
              <table:table-cell office:value-type="float" office:value="0.900464888717123">
                <text:p>0.9004648887171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57321127820452">
                <text:p>0.857321127820452</text:p>
              </table:table-cell>
              <table:table-cell office:value-type="float" office:value="0.8997476702873">
                <text:p>0.89974767028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55951063074593">
                <text:p>0.855951063074593</text:p>
              </table:table-cell>
              <table:table-cell office:value-type="float" office:value="0.899988895214551">
                <text:p>0.8999888952145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855176528796859">
                <text:p>0.855176528796859</text:p>
              </table:table-cell>
              <table:table-cell office:value-type="float" office:value="0.90118658668814">
                <text:p>0.901186586688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53221580147933">
                <text:p>0.853221580147933</text:p>
              </table:table-cell>
              <table:table-cell office:value-type="float" office:value="0.90046947054678">
                <text:p>0.900469470546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51855151292164">
                <text:p>0.851855151292164</text:p>
              </table:table-cell>
              <table:table-cell office:value-type="float" office:value="0.900710055309158">
                <text:p>0.9007100553091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50489133677105">
                <text:p>0.850489133677105</text:p>
              </table:table-cell>
              <table:table-cell office:value-type="float" office:value="0.900950567665098">
                <text:p>0.9009505676650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48534165445288">
                <text:p>0.848534165445288</text:p>
              </table:table-cell>
              <table:table-cell office:value-type="float" office:value="0.900233454971663">
                <text:p>0.9002334549716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47169610019423">
                <text:p>0.847169610019423</text:p>
              </table:table-cell>
              <table:table-cell office:value-type="float" office:value="0.900473709882483">
                <text:p>0.9004737098824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45804225584506">
                <text:p>0.845804225584506</text:p>
              </table:table-cell>
              <table:table-cell office:value-type="float" office:value="0.900714110755491">
                <text:p>0.9007141107554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44438762818025">
                <text:p>0.844438762818025</text:p>
              </table:table-cell>
              <table:table-cell office:value-type="float" office:value="0.900954525420202">
                <text:p>0.9009545254202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43073920176425">
                <text:p>0.843073920176425</text:p>
              </table:table-cell>
              <table:table-cell office:value-type="float" office:value="0.9011948309006">
                <text:p>0.90119483090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41113658036414">
                <text:p>0.841113658036414</text:p>
              </table:table-cell>
              <table:table-cell office:value-type="float" office:value="0.900478650296413">
                <text:p>0.9004786502964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41113658036414">
                <text:p>0.841113658036414</text:p>
              </table:table-cell>
              <table:table-cell office:value-type="float" office:value="0.900478650296413">
                <text:p>0.9004786502964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38973001701537">
                <text:p>0.838973001701537</text:p>
              </table:table-cell>
              <table:table-cell office:value-type="float" office:value="0.901916872514878">
                <text:p>0.9019168725148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42518925126056">
                <text:p>0.842518925126056</text:p>
              </table:table-cell>
              <table:table-cell office:value-type="float" office:value="0.907660471305484">
                <text:p>0.9076604713054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41164853302812">
                <text:p>0.841164853302812</text:p>
              </table:table-cell>
              <table:table-cell office:value-type="float" office:value="0.907944676058128">
                <text:p>0.9079446760581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41755840540232">
                <text:p>0.841755840540232</text:p>
              </table:table-cell>
              <table:table-cell office:value-type="float" office:value="0.908901942523229">
                <text:p>0.90890194252322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839037434940822">
                <text:p>0.839037434940822</text:p>
              </table:table-cell>
              <table:table-cell office:value-type="float" office:value="0.909472505899339">
                <text:p>0.9094725058993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837088821170801">
                <text:p>0.837088821170801</text:p>
              </table:table-cell>
              <table:table-cell office:value-type="float" office:value="0.9088001902812">
                <text:p>0.90880019028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835733108213493">
                <text:p>0.835733108213493</text:p>
              </table:table-cell>
              <table:table-cell office:value-type="float" office:value="0.909084739489797">
                <text:p>0.90908473948979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834376500092149">
                <text:p>0.834376500092149</text:p>
              </table:table-cell>
              <table:table-cell office:value-type="float" office:value="0.90936947658346">
                <text:p>0.909369476583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34376500092149">
                <text:p>0.834376500092149</text:p>
              </table:table-cell>
              <table:table-cell office:value-type="float" office:value="0.90936947658346">
                <text:p>0.9093694765834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831663647104433">
                <text:p>0.831663647104433</text:p>
              </table:table-cell>
              <table:table-cell office:value-type="float" office:value="0.90993887452757">
                <text:p>0.9099388745275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829715539296694">
                <text:p>0.829715539296694</text:p>
              </table:table-cell>
              <table:table-cell office:value-type="float" office:value="0.909266452713524">
                <text:p>0.9092664527135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828948647020373">
                <text:p>0.828948647020373</text:p>
              </table:table-cell>
              <table:table-cell office:value-type="float" office:value="0.91050872312354">
                <text:p>0.910508723123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27591987005462">
                <text:p>0.827591987005462</text:p>
              </table:table-cell>
              <table:table-cell office:value-type="float" office:value="0.91079347110909">
                <text:p>0.9107934711090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25644553814096">
                <text:p>0.825644553814096</text:p>
              </table:table-cell>
              <table:table-cell office:value-type="float" office:value="0.910120907700503">
                <text:p>0.9101209077005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24283132564392">
                <text:p>0.824283132564392</text:p>
              </table:table-cell>
              <table:table-cell office:value-type="float" office:value="0.910406655016763">
                <text:p>0.91040665501676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822926148214686">
                <text:p>0.822926148214686</text:p>
              </table:table-cell>
              <table:table-cell office:value-type="float" office:value="0.910691471076613">
                <text:p>0.9106914710766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22160339216582">
                <text:p>0.822160339216582</text:p>
              </table:table-cell>
              <table:table-cell office:value-type="float" office:value="0.91193351411847">
                <text:p>0.9119335141184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2021207572814">
                <text:p>0.82021207572814</text:p>
              </table:table-cell>
              <table:table-cell office:value-type="float" office:value="0.911261124980088">
                <text:p>0.9112611249800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249399736275">
                <text:p>0.8249399736275</text:p>
              </table:table-cell>
              <table:table-cell office:value-type="float" office:value="0.918919256700895">
                <text:p>0.9189192567008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23593692509808">
                <text:p>0.823593692509808</text:p>
              </table:table-cell>
              <table:table-cell office:value-type="float" office:value="0.919248051551913">
                <text:p>0.9192480515519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21654634169807">
                <text:p>0.821654634169807</text:p>
              </table:table-cell>
              <table:table-cell office:value-type="float" office:value="0.91862001709602">
                <text:p>0.918620017096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20302892954321">
                <text:p>0.820302892954321</text:p>
              </table:table-cell>
              <table:table-cell office:value-type="float" office:value="0.918950145436766">
                <text:p>0.9189501454367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19548564893235">
                <text:p>0.819548564893235</text:p>
              </table:table-cell>
              <table:table-cell office:value-type="float" office:value="0.920235970876164">
                <text:p>0.92023597087616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18204595302795">
                <text:p>0.818204595302795</text:p>
              </table:table-cell>
              <table:table-cell office:value-type="float" office:value="0.920564201195564">
                <text:p>0.9205642011955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17444002294593">
                <text:p>0.817444002294593</text:p>
              </table:table-cell>
              <table:table-cell office:value-type="float" office:value="0.921851556688625">
                <text:p>0.9218515566886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15507828534559">
                <text:p>0.815507828534559</text:p>
              </table:table-cell>
              <table:table-cell office:value-type="float" office:value="0.921222817747592">
                <text:p>0.92122281774759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14164753936563">
                <text:p>0.814164753936563</text:p>
              </table:table-cell>
              <table:table-cell office:value-type="float" office:value="0.921550829487898">
                <text:p>0.92155082948789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12819979496801">
                <text:p>0.812819979496801</text:p>
              </table:table-cell>
              <table:table-cell office:value-type="float" office:value="0.921879256371232">
                <text:p>0.9218792563712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18729851871">
                <text:p>0.818729851871</text:p>
              </table:table-cell>
              <table:table-cell office:value-type="float" office:value="0.931451921022241">
                <text:p>0.9314519210222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17985897895265">
                <text:p>0.817985897895265</text:p>
              </table:table-cell>
              <table:table-cell office:value-type="float" office:value="0.932781900568522">
                <text:p>0.9327819005685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16649992715014">
                <text:p>0.816649992715014</text:p>
              </table:table-cell>
              <table:table-cell office:value-type="float" office:value="0.933154882787506">
                <text:p>0.93315488278750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7455795214534">
                <text:p>0.7455795214534</text:p>
              </table:table-cell>
              <table:table-cell office:value-type="float" office:value="0.820569883848978">
                <text:p>0.8205698838489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74306209505436">
                <text:p>0.74306209505436</text:p>
              </table:table-cell>
              <table:table-cell office:value-type="float" office:value="0.819028206589521">
                <text:p>0.81902820658952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738925184392421">
                <text:p>0.738925184392421</text:p>
              </table:table-cell>
              <table:table-cell office:value-type="float" office:value="0.812327341333815">
                <text:p>0.8123273413338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73701143658003">
                <text:p>0.73701143658003</text:p>
              </table:table-cell>
              <table:table-cell office:value-type="float" office:value="0.81178635687403">
                <text:p>0.8117863568740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73582946210519">
                <text:p>0.73582946210519</text:p>
              </table:table-cell>
              <table:table-cell office:value-type="float" office:value="0.809871823943828">
                <text:p>0.80987182394382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732592485864457">
                <text:p>0.732592485864457</text:p>
              </table:table-cell>
              <table:table-cell office:value-type="float" office:value="0.809747268726087">
                <text:p>0.8097472687260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3067868115098">
                <text:p>0.73067868115098</text:p>
              </table:table-cell>
              <table:table-cell office:value-type="float" office:value="0.809206302173472">
                <text:p>0.8092063021734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72949670667614">
                <text:p>0.72949670667614</text:p>
              </table:table-cell>
              <table:table-cell office:value-type="float" office:value="0.80729176924327">
                <text:p>0.8072917692432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727598565409928">
                <text:p>0.727598565409928</text:p>
              </table:table-cell>
              <table:table-cell office:value-type="float" office:value="0.806793219604402">
                <text:p>0.80679321960440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727007578172508">
                <text:p>0.727007578172508</text:p>
              </table:table-cell>
              <table:table-cell office:value-type="float" office:value="0.805835953139301">
                <text:p>0.8058359531393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24517217608018">
                <text:p>0.724517217608018</text:p>
              </table:table-cell>
              <table:table-cell office:value-type="float" office:value="0.80438056939987">
                <text:p>0.8043805693998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22634659321391">
                <text:p>0.722634659321391</text:p>
              </table:table-cell>
              <table:table-cell office:value-type="float" office:value="0.803924439021525">
                <text:p>0.8039244390215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720752206081233">
                <text:p>0.720752206081233</text:p>
              </table:table-cell>
              <table:table-cell office:value-type="float" office:value="0.803468267884621">
                <text:p>0.8034682678846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718867441818765">
                <text:p>0.718867441818765</text:p>
              </table:table-cell>
              <table:table-cell office:value-type="float" office:value="0.803012993436038">
                <text:p>0.8030129934360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18276454581345">
                <text:p>0.718276454581345</text:p>
              </table:table-cell>
              <table:table-cell office:value-type="float" office:value="0.802055726970937">
                <text:p>0.8020557269709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16409650081569">
                <text:p>0.716409650081569</text:p>
              </table:table-cell>
              <table:table-cell office:value-type="float" office:value="0.801641854064614">
                <text:p>0.8016418540646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715133808427334">
                <text:p>0.715133808427334</text:p>
              </table:table-cell>
              <table:table-cell office:value-type="float" office:value="0.802185258012333">
                <text:p>0.80218525801233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713859546147302">
                <text:p>0.713859546147302</text:p>
              </table:table-cell>
              <table:table-cell office:value-type="float" office:value="0.802727989276123">
                <text:p>0.80272798927612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713859546147302">
                <text:p>0.713859546147302</text:p>
              </table:table-cell>
              <table:table-cell office:value-type="float" office:value="0.802727989276123">
                <text:p>0.80272798927612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71201152148487">
                <text:p>0.71201152148487</text:p>
              </table:table-cell>
              <table:table-cell office:value-type="float" office:value="0.802355261295546">
                <text:p>0.8023552612955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71015892920843">
                <text:p>0.71015892920843</text:p>
              </table:table-cell>
              <table:table-cell office:value-type="float" office:value="0.801984657313919">
                <text:p>0.80198465731391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70956794197101">
                <text:p>0.70956794197101</text:p>
              </table:table-cell>
              <table:table-cell office:value-type="float" office:value="0.801027390848818">
                <text:p>0.80102739084881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70705389116106">
                <text:p>0.70705389116106</text:p>
              </table:table-cell>
              <table:table-cell office:value-type="float" office:value="0.802196456638925">
                <text:p>0.8021964566389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70705389116106">
                <text:p>0.70705389116106</text:p>
              </table:table-cell>
              <table:table-cell office:value-type="float" office:value="0.802196456638925">
                <text:p>0.8021964566389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706404516635946">
                <text:p>0.706404516635946</text:p>
              </table:table-cell>
              <table:table-cell office:value-type="float" office:value="0.803780480793684">
                <text:p>0.80378048079368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705813529398526">
                <text:p>0.705813529398526</text:p>
              </table:table-cell>
              <table:table-cell office:value-type="float" office:value="0.802823214328584">
                <text:p>0.8028232143285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702744498446401">
                <text:p>0.702744498446401</text:p>
              </table:table-cell>
              <table:table-cell office:value-type="float" office:value="0.803118109128378">
                <text:p>0.80311810912837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701508455142069">
                <text:p>0.701508455142069</text:p>
              </table:table-cell>
              <table:table-cell office:value-type="float" office:value="0.803742684691041">
                <text:p>0.80374268469104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702099442379489">
                <text:p>0.702099442379489</text:p>
              </table:table-cell>
              <table:table-cell office:value-type="float" office:value="0.804699951156142">
                <text:p>0.80469995115614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70088272571176">
                <text:p>0.70088272571176</text:p>
              </table:table-cell>
              <table:table-cell office:value-type="float" office:value="0.805365457963893">
                <text:p>0.8053654579638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99666398650156">
                <text:p>0.699666398650156</text:p>
              </table:table-cell>
              <table:table-cell office:value-type="float" office:value="0.806030751669008">
                <text:p>0.80603075166900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98453287292835">
                <text:p>0.698453287292835</text:p>
              </table:table-cell>
              <table:table-cell office:value-type="float" office:value="0.806694286482222">
                <text:p>0.80669428648222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700226249005095">
                <text:p>0.700226249005095</text:p>
              </table:table-cell>
              <table:table-cell office:value-type="float" office:value="0.809566085877525">
                <text:p>0.8095660858775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698441720665489">
                <text:p>0.698441720665489</text:p>
              </table:table-cell>
              <table:table-cell office:value-type="float" office:value="0.809313354173907">
                <text:p>0.8093133541739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697835645087628">
                <text:p>0.697835645087628</text:p>
              </table:table-cell>
              <table:table-cell office:value-type="float" office:value="0.810977234230696">
                <text:p>0.8109772342306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697842685890894">
                <text:p>0.697842685890894</text:p>
              </table:table-cell>
              <table:table-cell office:value-type="float" office:value="0.813585318151764">
                <text:p>0.8135853181517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719286449498757">
                <text:p>0.719286449498757</text:p>
              </table:table-cell>
              <table:table-cell office:value-type="float" office:value="0.906160300739713">
                <text:p>0.90616030073971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716449043378155">
                <text:p>0.716449043378155</text:p>
              </table:table-cell>
              <table:table-cell office:value-type="float" office:value="0.904178674576401">
                <text:p>0.90417867457640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713612847350358">
                <text:p>0.713612847350358</text:p>
              </table:table-cell>
              <table:table-cell office:value-type="float" office:value="0.90219603643706">
                <text:p>0.902196036437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11369428277072">
                <text:p>0.711369428277072</text:p>
              </table:table-cell>
              <table:table-cell office:value-type="float" office:value="0.901169168058781">
                <text:p>0.9011691680587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707232517615132">
                <text:p>0.707232517615132</text:p>
              </table:table-cell>
              <table:table-cell office:value-type="float" office:value="0.894468302803075">
                <text:p>0.8944683028030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705016456044866">
                <text:p>0.705016456044866</text:p>
              </table:table-cell>
              <table:table-cell office:value-type="float" office:value="0.893477462988928">
                <text:p>0.8934774629889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705016456044866">
                <text:p>0.705016456044866</text:p>
              </table:table-cell>
              <table:table-cell office:value-type="float" office:value="0.893477462988928">
                <text:p>0.89347746298892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0102845599428">
                <text:p>0.70102845599428</text:p>
              </table:table-cell>
              <table:table-cell office:value-type="float" office:value="0.889613909782677">
                <text:p>0.88961390978267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70043746875686">
                <text:p>0.70043746875686</text:p>
              </table:table-cell>
              <table:table-cell office:value-type="float" office:value="0.888656643317576">
                <text:p>0.8886566433175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697248771359217">
                <text:p>0.697248771359217</text:p>
              </table:table-cell>
              <table:table-cell office:value-type="float" office:value="0.888655868870353">
                <text:p>0.88865586887035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695654760814727">
                <text:p>0.695654760814727</text:p>
              </table:table-cell>
              <table:table-cell office:value-type="float" office:value="0.888655159157915">
                <text:p>0.88865515915791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694061215532226">
                <text:p>0.694061215532226</text:p>
              </table:table-cell>
              <table:table-cell office:value-type="float" office:value="0.888654005737445">
                <text:p>0.88865400573744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692879241057387">
                <text:p>0.692879241057387</text:p>
              </table:table-cell>
              <table:table-cell office:value-type="float" office:value="0.886739472807243">
                <text:p>0.8867394728072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690725649242832">
                <text:p>0.690725649242832</text:p>
              </table:table-cell>
              <table:table-cell office:value-type="float" office:value="0.885814245395549">
                <text:p>0.88581424539554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689163769170998">
                <text:p>0.689163769170998</text:p>
              </table:table-cell>
              <table:table-cell office:value-type="float" office:value="0.885845546754122">
                <text:p>0.88584554675412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688189230588756">
                <text:p>0.688189230588756</text:p>
              </table:table-cell>
              <table:table-cell office:value-type="float" office:value="0.886837826696032">
                <text:p>0.8868378266960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686627912472957">
                <text:p>0.686627912472957</text:p>
              </table:table-cell>
              <table:table-cell office:value-type="float" office:value="0.886868555868226">
                <text:p>0.8868685558682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685445937998117">
                <text:p>0.685445937998117</text:p>
              </table:table-cell>
              <table:table-cell office:value-type="float" office:value="0.884954022938025">
                <text:p>0.8849540229380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684506128076777">
                <text:p>0.684506128076777</text:p>
              </table:table-cell>
              <table:table-cell office:value-type="float" office:value="0.885975674257237">
                <text:p>0.88597567425723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682975954648933">
                <text:p>0.682975954648933</text:p>
              </table:table-cell>
              <table:table-cell office:value-type="float" office:value="0.88603938106412">
                <text:p>0.886039381064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8144452029744">
                <text:p>0.68144452029744</text:p>
              </table:table-cell>
              <table:table-cell office:value-type="float" office:value="0.886104458599572">
                <text:p>0.8861044585995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68203550753486">
                <text:p>0.68203550753486</text:p>
              </table:table-cell>
              <table:table-cell office:value-type="float" office:value="0.887061725064673">
                <text:p>0.88706172506467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679948953937392">
                <text:p>0.679948953937392</text:p>
              </table:table-cell>
              <table:table-cell office:value-type="float" office:value="0.886197226759776">
                <text:p>0.8861972267597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678453002563538">
                <text:p>0.678453002563538</text:p>
              </table:table-cell>
              <table:table-cell office:value-type="float" office:value="0.886290441843657">
                <text:p>0.88629044184365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78453002563538">
                <text:p>0.678453002563538</text:p>
              </table:table-cell>
              <table:table-cell office:value-type="float" office:value="0.886290441843657">
                <text:p>0.8862904418436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676048340739136">
                <text:p>0.676048340739136</text:p>
              </table:table-cell>
              <table:table-cell office:value-type="float" office:value="0.887438487194546">
                <text:p>0.8874384871945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675457353501716">
                <text:p>0.675457353501716</text:p>
              </table:table-cell>
              <table:table-cell office:value-type="float" office:value="0.886481220729445">
                <text:p>0.88648122072944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673649501707802">
                <text:p>0.673649501707802</text:p>
              </table:table-cell>
              <table:table-cell office:value-type="float" office:value="0.88857977345252">
                <text:p>0.888579773452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3649501707802">
                <text:p>0.673649501707802</text:p>
              </table:table-cell>
              <table:table-cell office:value-type="float" office:value="0.88857977345252">
                <text:p>0.8885797734525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673649501707802">
                <text:p>0.673649501707802</text:p>
              </table:table-cell>
              <table:table-cell office:value-type="float" office:value="0.88857977345252">
                <text:p>0.8885797734525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671316101852646">
                <text:p>0.671316101852646</text:p>
              </table:table-cell>
              <table:table-cell office:value-type="float" office:value="0.889784145339307">
                <text:p>0.88978414533930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669855253919177">
                <text:p>0.669855253919177</text:p>
              </table:table-cell>
              <table:table-cell office:value-type="float" office:value="0.889906028681915">
                <text:p>0.8899060286819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668986158579414">
                <text:p>0.668986158579414</text:p>
              </table:table-cell>
              <table:table-cell office:value-type="float" office:value="0.890984228988062">
                <text:p>0.89098422898806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667524715831005">
                <text:p>0.667524715831005</text:p>
              </table:table-cell>
              <table:table-cell office:value-type="float" office:value="0.891106850258514">
                <text:p>0.8911068502585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667524715831005">
                <text:p>0.667524715831005</text:p>
              </table:table-cell>
              <table:table-cell office:value-type="float" office:value="0.891106850258514">
                <text:p>0.8911068502585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666063485219393">
                <text:p>0.666063485219393</text:p>
              </table:table-cell>
              <table:table-cell office:value-type="float" office:value="0.891229208351903">
                <text:p>0.89122920835190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664322911120562">
                <text:p>0.664322911120562</text:p>
              </table:table-cell>
              <table:table-cell office:value-type="float" office:value="0.893388565835908">
                <text:p>0.89338856583590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664913898357982">
                <text:p>0.664913898357982</text:p>
              </table:table-cell>
              <table:table-cell office:value-type="float" office:value="0.894345832301009">
                <text:p>0.89434583230100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663490206368893">
                <text:p>0.663490206368893</text:p>
              </table:table-cell>
              <table:table-cell office:value-type="float" office:value="0.894493403180215">
                <text:p>0.8944934031802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663246546060399">
                <text:p>0.663246546060399</text:p>
              </table:table-cell>
              <table:table-cell office:value-type="float" office:value="0.896558084699946">
                <text:p>0.89655808469994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661821601427793">
                <text:p>0.661821601427793</text:p>
              </table:table-cell>
              <table:table-cell office:value-type="float" office:value="0.896707317593611">
                <text:p>0.89670731759361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664185550377473">
                <text:p>0.664185550377473</text:p>
              </table:table-cell>
              <table:table-cell office:value-type="float" office:value="0.900536383454015">
                <text:p>0.9005363834540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662797951006291">
                <text:p>0.662797951006291</text:p>
              </table:table-cell>
              <table:table-cell office:value-type="float" office:value="0.900711073096806">
                <text:p>0.9007110730968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66259067822314">
                <text:p>0.66259067822314</text:p>
              </table:table-cell>
              <table:table-cell office:value-type="float" office:value="0.902802637255446">
                <text:p>0.90280263725544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661202491410827">
                <text:p>0.661202491410827</text:p>
              </table:table-cell>
              <table:table-cell office:value-type="float" office:value="0.902978161630157">
                <text:p>0.90297816163015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660995043158248">
                <text:p>0.660995043158248</text:p>
              </table:table-cell>
              <table:table-cell office:value-type="float" office:value="0.905069975124306">
                <text:p>0.9050699751243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660197008196292">
                <text:p>0.660197008196292</text:p>
              </table:table-cell>
              <table:table-cell office:value-type="float" office:value="0.906203953017953">
                <text:p>0.90620395301795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659399102929132">
                <text:p>0.659399102929132</text:p>
              </table:table-cell>
              <table:table-cell office:value-type="float" office:value="0.907337746620137">
                <text:p>0.90733774662013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658601502826195">
                <text:p>0.658601502826195</text:p>
              </table:table-cell>
              <table:table-cell office:value-type="float" office:value="0.90847110659535">
                <text:p>0.908471106595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657805466689906">
                <text:p>0.657805466689906</text:p>
              </table:table-cell>
              <table:table-cell office:value-type="float" office:value="0.909602244232333">
                <text:p>0.9096022442323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657007321105919">
                <text:p>0.657007321105919</text:p>
              </table:table-cell>
              <table:table-cell office:value-type="float" office:value="0.910736379315757">
                <text:p>0.9107363793157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656210758561344">
                <text:p>0.656210758561344</text:p>
              </table:table-cell>
              <table:table-cell office:value-type="float" office:value="0.911868264959266">
                <text:p>0.9118682649592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65482303330992">
                <text:p>0.65482303330992</text:p>
              </table:table-cell>
              <table:table-cell office:value-type="float" office:value="0.912043133473183">
                <text:p>0.91204313347318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54614784001253">
                <text:p>0.654614784001253</text:p>
              </table:table-cell>
              <table:table-cell office:value-type="float" office:value="0.914136085238132">
                <text:p>0.91413608523813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654407370079648">
                <text:p>0.654407370079648</text:p>
              </table:table-cell>
              <table:table-cell office:value-type="float" office:value="0.916227849949246">
                <text:p>0.9162278499492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654201234033231">
                <text:p>0.654201234033231</text:p>
              </table:table-cell>
              <table:table-cell office:value-type="float" office:value="0.918317798847417">
                <text:p>0.9183177988474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652812166059222">
                <text:p>0.652812166059222</text:p>
              </table:table-cell>
              <table:table-cell office:value-type="float" office:value="0.918494575320009">
                <text:p>0.91849457532000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201415017003">
                <text:p>0.65201415017003</text:p>
              </table:table-cell>
              <table:table-cell office:value-type="float" office:value="0.91962852611197">
                <text:p>0.919628526111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51213250478923">
                <text:p>0.651213250478923</text:p>
              </table:table-cell>
              <table:table-cell office:value-type="float" office:value="0.920766574678814">
                <text:p>0.9207665746788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649830247643864">
                <text:p>0.649830247643864</text:p>
              </table:table-cell>
              <table:table-cell office:value-type="float" office:value="0.920934732815344">
                <text:p>0.92093473281534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654558145543223">
                <text:p>0.654558145543223</text:p>
              </table:table-cell>
              <table:table-cell office:value-type="float" office:value="0.928592864536151">
                <text:p>0.92859286453615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54558145543223">
                <text:p>0.654558145543223</text:p>
              </table:table-cell>
              <table:table-cell office:value-type="float" office:value="0.928592864536151">
                <text:p>0.92859286453615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652446712485398">
                <text:p>0.652446712485398</text:p>
              </table:table-cell>
              <table:table-cell office:value-type="float" office:value="0.929953132165827">
                <text:p>0.92995313216582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652277474994722">
                <text:p>0.652277474994722</text:p>
              </table:table-cell>
              <table:table-cell office:value-type="float" office:value="0.932069168449234">
                <text:p>0.93206916844923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652699195655176">
                <text:p>0.652699195655176</text:p>
              </table:table-cell>
              <table:table-cell office:value-type="float" office:value="0.935142515532414">
                <text:p>0.9351425155324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651938501910653">
                <text:p>0.651938501910653</text:p>
              </table:table-cell>
              <table:table-cell office:value-type="float" office:value="0.93630200024733">
                <text:p>0.936302000247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651938501910653">
                <text:p>0.651938501910653</text:p>
              </table:table-cell>
              <table:table-cell office:value-type="float" office:value="0.93630200024733">
                <text:p>0.936302000247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651598921650277">
                <text:p>0.651598921650277</text:p>
              </table:table-cell>
              <table:table-cell office:value-type="float" office:value="0.940535757531734">
                <text:p>0.9405357575317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650838242448899">
                <text:p>0.650838242448899</text:p>
              </table:table-cell>
              <table:table-cell office:value-type="float" office:value="0.941695220079312">
                <text:p>0.9416952200793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650668539577582">
                <text:p>0.650668539577582</text:p>
              </table:table-cell>
              <table:table-cell office:value-type="float" office:value="0.943811965717494">
                <text:p>0.94381196571749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650668539577582">
                <text:p>0.650668539577582</text:p>
              </table:table-cell>
              <table:table-cell office:value-type="float" office:value="0.943811965717494">
                <text:p>0.9438119657174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65032925745168">
                <text:p>0.65032925745168</text:p>
              </table:table-cell>
              <table:table-cell office:value-type="float" office:value="0.948045268571495">
                <text:p>0.9480452685714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649568549164012">
                <text:p>0.649568549164012</text:p>
              </table:table-cell>
              <table:table-cell office:value-type="float" office:value="0.949204775453746">
                <text:p>0.94920477545374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649399358938557">
                <text:p>0.649399358938557</text:p>
              </table:table-cell>
              <table:table-cell office:value-type="float" office:value="0.951320739693308">
                <text:p>0.95132073969330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648047645234538">
                <text:p>0.648047645234538</text:p>
              </table:table-cell>
              <table:table-cell office:value-type="float" office:value="0.95152300781963">
                <text:p>0.9515230078196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647878654977327">
                <text:p>0.647878654977327</text:p>
              </table:table-cell>
              <table:table-cell office:value-type="float" office:value="0.953638667258312">
                <text:p>0.9536386672583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647118706568987">
                <text:p>0.647118706568987</text:p>
              </table:table-cell>
              <table:table-cell office:value-type="float" office:value="0.95479701589722">
                <text:p>0.954797015897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649314334246129">
                <text:p>0.649314334246129</text:p>
              </table:table-cell>
              <table:table-cell office:value-type="float" office:value="0.960740721498816">
                <text:p>0.9607407214988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647962787788277">
                <text:p>0.647962787788277</text:p>
              </table:table-cell>
              <table:table-cell office:value-type="float" office:value="0.960942734700765">
                <text:p>0.96094273470076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649567566387876">
                <text:p>0.649567566387876</text:p>
              </table:table-cell>
              <table:table-cell office:value-type="float" office:value="0.965928963247562">
                <text:p>0.96592896324756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649988948920208">
                <text:p>0.649988948920208</text:p>
              </table:table-cell>
              <table:table-cell office:value-type="float" office:value="0.969002825721321">
                <text:p>0.96900282572132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650410211471593">
                <text:p>0.650410211471593</text:p>
              </table:table-cell>
              <table:table-cell office:value-type="float" office:value="0.972076871075609">
                <text:p>0.9720768710756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51425086298078">
                <text:p>0.651425086298078</text:p>
              </table:table-cell>
              <table:table-cell office:value-type="float" office:value="0.976104181690718">
                <text:p>0.97610418169071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650074834180135">
                <text:p>0.650074834180135</text:p>
              </table:table-cell>
              <table:table-cell office:value-type="float" office:value="0.976304221999698">
                <text:p>0.9763042219996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65226924386888">
                <text:p>0.65226924386888</text:p>
              </table:table-cell>
              <table:table-cell office:value-type="float" office:value="0.982249784115746">
                <text:p>0.9822497841157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652860231106299">
                <text:p>0.652860231106299</text:p>
              </table:table-cell>
              <table:table-cell office:value-type="float" office:value="0.983207050580847">
                <text:p>0.98320705058084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1896844263041">
                <text:p>0.31896844263041</text:p>
              </table:table-cell>
              <table:table-cell office:value-type="float" office:value="1.31835762480947">
                <text:p>1.3183576248094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1952022707157">
                <text:p>0.31952022707157</text:p>
              </table:table-cell>
              <table:table-cell office:value-type="float" office:value="1.31903989797416">
                <text:p>1.319039897974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19479901619731">
                <text:p>0.319479901619731</text:p>
              </table:table-cell>
              <table:table-cell office:value-type="float" office:value="1.31876270945766">
                <text:p>1.3187627094576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310024105821012">
                <text:p>0.310024105821012</text:p>
              </table:table-cell>
              <table:table-cell office:value-type="float" office:value="1.30344644601604">
                <text:p>1.303446446016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308251148573976">
                <text:p>0.308251148573976</text:p>
              </table:table-cell>
              <table:table-cell office:value-type="float" office:value="1.30027691070187">
                <text:p>1.3002769107018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07661467544606">
                <text:p>0.307661467544606</text:p>
              </table:table-cell>
              <table:table-cell office:value-type="float" office:value="1.29902467267996">
                <text:p>1.2990246726799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0648027971018">
                <text:p>0.30648027971018</text:p>
              </table:table-cell>
              <table:table-cell office:value-type="float" office:value="1.29681406484671">
                <text:p>1.2968140648467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306480439480947">
                <text:p>0.306480439480947</text:p>
              </table:table-cell>
              <table:table-cell office:value-type="float" office:value="1.29651665873242">
                <text:p>1.296516658732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305890035574866">
                <text:p>0.305890035574866</text:p>
              </table:table-cell>
              <table:table-cell office:value-type="float" office:value="1.29526288562009">
                <text:p>1.295262885620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03526086625187">
                <text:p>0.303526086625187</text:p>
              </table:table-cell>
              <table:table-cell office:value-type="float" office:value="1.29143381975968">
                <text:p>1.2914338197596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302976831191091">
                <text:p>0.302976831191091</text:p>
              </table:table-cell>
              <table:table-cell office:value-type="float" office:value="1.29016130195958">
                <text:p>1.2901613019595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301836478201476">
                <text:p>0.301836478201476</text:p>
              </table:table-cell>
              <table:table-cell office:value-type="float" office:value="1.28793126210883">
                <text:p>1.2879312621088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01878186365207">
                <text:p>0.301878186365207</text:p>
              </table:table-cell>
              <table:table-cell office:value-type="float" office:value="1.2876159560055">
                <text:p>1.287615956005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301287199127787">
                <text:p>0.301287199127787</text:p>
              </table:table-cell>
              <table:table-cell office:value-type="float" office:value="1.2866586895404">
                <text:p>1.28665868954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300188331039082">
                <text:p>0.300188331039082</text:p>
              </table:table-cell>
              <table:table-cell office:value-type="float" office:value="1.28411282632988">
                <text:p>1.2841128263298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299597343801662">
                <text:p>0.299597343801662</text:p>
              </table:table-cell>
              <table:table-cell office:value-type="float" office:value="1.28315555986478">
                <text:p>1.2831555598647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298540939179046">
                <text:p>0.298540939179046</text:p>
              </table:table-cell>
              <table:table-cell office:value-type="float" office:value="1.28089222239442">
                <text:p>1.280892222394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297949951941626">
                <text:p>0.297949951941626</text:p>
              </table:table-cell>
              <table:table-cell office:value-type="float" office:value="1.27993495592932">
                <text:p>1.2799349559293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96428278999089">
                <text:p>0.296428278999089</text:p>
              </table:table-cell>
              <table:table-cell office:value-type="float" office:value="1.27636596576604">
                <text:p>1.276365965766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295961217446162">
                <text:p>0.295961217446162</text:p>
              </table:table-cell>
              <table:table-cell office:value-type="float" office:value="1.27505528083816">
                <text:p>1.275055280838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295370230208742">
                <text:p>0.295370230208742</text:p>
              </table:table-cell>
              <table:table-cell office:value-type="float" office:value="1.27409801437306">
                <text:p>1.274098014373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296677707790161">
                <text:p>0.296677707790161</text:p>
              </table:table-cell>
              <table:table-cell office:value-type="float" office:value="1.27566355545908">
                <text:p>1.275663555459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295664250033121">
                <text:p>0.295664250033121</text:p>
              </table:table-cell>
              <table:table-cell office:value-type="float" office:value="1.27338604168051">
                <text:p>1.2733860416805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294650596333438">
                <text:p>0.294650596333438</text:p>
              </table:table-cell>
              <table:table-cell office:value-type="float" office:value="1.27110791556869">
                <text:p>1.271107915568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93637401179941">
                <text:p>0.293637401179941</text:p>
              </table:table-cell>
              <table:table-cell office:value-type="float" office:value="1.26883122244294">
                <text:p>1.268831222442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292624757493884">
                <text:p>0.292624757493884</text:p>
              </table:table-cell>
              <table:table-cell office:value-type="float" office:value="1.2665562526881">
                <text:p>1.26655625268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291610639187933">
                <text:p>0.291610639187933</text:p>
              </table:table-cell>
              <table:table-cell office:value-type="float" office:value="1.26427667465206">
                <text:p>1.2642766746520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90597494535117">
                <text:p>0.290597494535117</text:p>
              </table:table-cell>
              <table:table-cell office:value-type="float" office:value="1.26200013934416">
                <text:p>1.262000139344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292961443484797">
                <text:p>0.292961443484797</text:p>
              </table:table-cell>
              <table:table-cell office:value-type="float" office:value="1.26582920520456">
                <text:p>1.265829205204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292370456247377">
                <text:p>0.292370456247377</text:p>
              </table:table-cell>
              <table:table-cell office:value-type="float" office:value="1.26487193873946">
                <text:p>1.2648719387394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91612581906168">
                <text:p>0.291612581906168</text:p>
              </table:table-cell>
              <table:table-cell office:value-type="float" office:value="1.26220738230153">
                <text:p>1.262207382301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290642409078961">
                <text:p>0.290642409078961</text:p>
              </table:table-cell>
              <table:table-cell office:value-type="float" office:value="1.25991696421814">
                <text:p>1.259916964218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289670838213872">
                <text:p>0.289670838213872</text:p>
              </table:table-cell>
              <table:table-cell office:value-type="float" office:value="1.2576216308729">
                <text:p>1.257621630872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288700970017488">
                <text:p>0.288700970017488</text:p>
              </table:table-cell>
              <table:table-cell office:value-type="float" office:value="1.25533228381933">
                <text:p>1.2553322838193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87729337500923">
                <text:p>0.287729337500923</text:p>
              </table:table-cell>
              <table:table-cell office:value-type="float" office:value="1.25303673371806">
                <text:p>1.2530367337180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86760221815202">
                <text:p>0.286760221815202</text:p>
              </table:table-cell>
              <table:table-cell office:value-type="float" office:value="1.25075003236316">
                <text:p>1.250750032363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86169234577782">
                <text:p>0.286169234577782</text:p>
              </table:table-cell>
              <table:table-cell office:value-type="float" office:value="1.24979276589806">
                <text:p>1.2497927658980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8481990154669">
                <text:p>0.28481990154669</text:p>
              </table:table-cell>
              <table:table-cell office:value-type="float" office:value="1.24616928544887">
                <text:p>1.2461692854488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84440806620838">
                <text:p>0.284440806620838</text:p>
              </table:table-cell>
              <table:table-cell office:value-type="float" office:value="1.24483645258946">
                <text:p>1.244836452589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83470735337239">
                <text:p>0.283470735337239</text:p>
              </table:table-cell>
              <table:table-cell office:value-type="float" office:value="1.24254639151601">
                <text:p>1.2425463915160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84652709812079">
                <text:p>0.284652709812079</text:p>
              </table:table-cell>
              <table:table-cell office:value-type="float" office:value="1.24446092444621">
                <text:p>1.2444609244462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83726244236277">
                <text:p>0.283726244236277</text:p>
              </table:table-cell>
              <table:table-cell office:value-type="float" office:value="1.24215896525478">
                <text:p>1.2421589652547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8339146381503">
                <text:p>0.28339146381503</text:p>
              </table:table-cell>
              <table:table-cell office:value-type="float" office:value="1.2408170699791">
                <text:p>1.24081706997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82464674148972">
                <text:p>0.282464674148972</text:p>
              </table:table-cell>
              <table:table-cell office:value-type="float" office:value="1.23851381174162">
                <text:p>1.2385138117416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81538975479815">
                <text:p>0.281538975479815</text:p>
              </table:table-cell>
              <table:table-cell office:value-type="float" office:value="1.23621492653045">
                <text:p>1.2362149265304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8061126488402">
                <text:p>0.28061126488402</text:p>
              </table:table-cell>
              <table:table-cell office:value-type="float" office:value="1.23390797694429">
                <text:p>1.233907976944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280275784941231">
                <text:p>0.280275784941231</text:p>
              </table:table-cell>
              <table:table-cell office:value-type="float" office:value="1.23256327778704">
                <text:p>1.232563277787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79349304925764">
                <text:p>0.279349304925764</text:p>
              </table:table-cell>
              <table:table-cell office:value-type="float" office:value="1.23026126071732">
                <text:p>1.230261260717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78422662865169">
                <text:p>0.278422662865169</text:p>
              </table:table-cell>
              <table:table-cell office:value-type="float" office:value="1.22795859412458">
                <text:p>1.2279585941245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80195624577429">
                <text:p>0.280195624577429</text:p>
              </table:table-cell>
              <table:table-cell office:value-type="float" office:value="1.23083039351988">
                <text:p>1.2308303935198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279313430626989">
                <text:p>0.279313430626989</text:p>
              </table:table-cell>
              <table:table-cell office:value-type="float" office:value="1.22851855055916">
                <text:p>1.2285185505591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8430786715927">
                <text:p>0.278430786715927</text:p>
              </table:table-cell>
              <table:table-cell office:value-type="float" office:value="1.22620461456262">
                <text:p>1.2262046145626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77248812241087">
                <text:p>0.277248812241087</text:p>
              </table:table-cell>
              <table:table-cell office:value-type="float" office:value="1.22429008163242">
                <text:p>1.224290081632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27607503266342">
                <text:p>0.27607503266342</text:p>
              </table:table-cell>
              <table:table-cell office:value-type="float" office:value="1.2206218996196">
                <text:p>1.22062189961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75783522261807">
                <text:p>0.275783522261807</text:p>
              </table:table-cell>
              <table:table-cell office:value-type="float" office:value="1.21926591048681">
                <text:p>1.219265910486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74901170894802">
                <text:p>0.274901170894802</text:p>
              </table:table-cell>
              <table:table-cell office:value-type="float" office:value="1.21695333528755">
                <text:p>1.216953335287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74018855747539">
                <text:p>0.274018855747539</text:p>
              </table:table-cell>
              <table:table-cell office:value-type="float" office:value="1.21464092856796">
                <text:p>1.214640928567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73136404079715">
                <text:p>0.273136404079715</text:p>
              </table:table-cell>
              <table:table-cell office:value-type="float" office:value="1.21232788680963">
                <text:p>1.2123278868096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73136404079715">
                <text:p>0.273136404079715</text:p>
              </table:table-cell>
              <table:table-cell office:value-type="float" office:value="1.21232788680963">
                <text:p>1.2123278868096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271962202402764">
                <text:p>0.271962202402764</text:p>
              </table:table-cell>
              <table:table-cell office:value-type="float" office:value="1.20865774136074">
                <text:p>1.2086577413607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71080119897679">
                <text:p>0.271080119897679</text:p>
              </table:table-cell>
              <table:table-cell office:value-type="float" office:value="1.20634641679899">
                <text:p>1.2063464167989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70197808929617">
                <text:p>0.270197808929617</text:p>
              </table:table-cell>
              <table:table-cell office:value-type="float" office:value="1.20403402951935">
                <text:p>1.204034029519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70197808929617">
                <text:p>0.270197808929617</text:p>
              </table:table-cell>
              <table:table-cell office:value-type="float" office:value="1.20403402951935">
                <text:p>1.2040340295193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69023753524695">
                <text:p>0.269023753524695</text:p>
              </table:table-cell>
              <table:table-cell office:value-type="float" office:value="1.2003645644691">
                <text:p>1.20036456446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6814167101961">
                <text:p>0.26814167101961</text:p>
              </table:table-cell>
              <table:table-cell office:value-type="float" office:value="1.19805323990735">
                <text:p>1.198053239907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267259261143794">
                <text:p>0.267259261143794</text:p>
              </table:table-cell>
              <table:table-cell office:value-type="float" office:value="1.19574039254863">
                <text:p>1.195740392548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66376997540007">
                <text:p>0.266376997540007</text:p>
              </table:table-cell>
              <table:table-cell office:value-type="float" office:value="1.19342822558856">
                <text:p>1.1934282255885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26549483423704">
                <text:p>0.26549483423704</text:p>
              </table:table-cell>
              <table:table-cell office:value-type="float" office:value="1.19111652518756">
                <text:p>1.191116525187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64612576205521">
                <text:p>0.264612576205521</text:p>
              </table:table-cell>
              <table:table-cell office:value-type="float" office:value="1.18880438414744">
                <text:p>1.1888043841474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263731322575265">
                <text:p>0.263731322575265</text:p>
              </table:table-cell>
              <table:table-cell office:value-type="float" office:value="1.18649691517799">
                <text:p>1.1864969151779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266095271524944">
                <text:p>0.266095271524944</text:p>
              </table:table-cell>
              <table:table-cell office:value-type="float" office:value="1.19032598103839">
                <text:p>1.1903259810383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26525776276188">
                <text:p>0.26525776276188</text:p>
              </table:table-cell>
              <table:table-cell office:value-type="float" office:value="1.1880075674803">
                <text:p>1.188007567480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264075788287041">
                <text:p>0.264075788287041</text:p>
              </table:table-cell>
              <table:table-cell office:value-type="float" office:value="1.1860930345501">
                <text:p>1.18609303455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262990789408274">
                <text:p>0.262990789408274</text:p>
              </table:table-cell>
              <table:table-cell office:value-type="float" office:value="1.18240812591352">
                <text:p>1.1824081259135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62743136285951">
                <text:p>0.262743136285951</text:p>
              </table:table-cell>
              <table:table-cell office:value-type="float" office:value="1.18104073080821">
                <text:p>1.1810407308082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261905289697574">
                <text:p>0.261905289697574</text:p>
              </table:table-cell>
              <table:table-cell office:value-type="float" office:value="1.17872045197713">
                <text:p>1.1787204519771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64860225884674">
                <text:p>0.264860225884674</text:p>
              </table:table-cell>
              <table:table-cell office:value-type="float" office:value="1.18350678430263">
                <text:p>1.1835067843026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264066861823829">
                <text:p>0.264066861823829</text:p>
              </table:table-cell>
              <table:table-cell office:value-type="float" office:value="1.18117849107668">
                <text:p>1.1811784910766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262683592609644">
                <text:p>0.262683592609644</text:p>
              </table:table-cell>
              <table:table-cell office:value-type="float" office:value="1.17790026209775">
                <text:p>1.1779002620977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261890545043874">
                <text:p>0.261890545043874</text:p>
              </table:table-cell>
              <table:table-cell office:value-type="float" office:value="1.17557411300674">
                <text:p>1.1755741130067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61097236151895">
                <text:p>0.261097236151895</text:p>
              </table:table-cell>
              <table:table-cell office:value-type="float" office:value="1.17324619352908">
                <text:p>1.1732461935290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260506248914475">
                <text:p>0.260506248914475</text:p>
              </table:table-cell>
              <table:table-cell office:value-type="float" office:value="1.17228892706398">
                <text:p>1.1722889270639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259509635007092">
                <text:p>0.259509635007092</text:p>
              </table:table-cell>
              <table:table-cell office:value-type="float" office:value="1.16858369267439">
                <text:p>1.1685836926743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258716233199128">
                <text:p>0.258716233199128</text:p>
              </table:table-cell>
              <table:table-cell office:value-type="float" office:value="1.16625514372593">
                <text:p>1.1662551437259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62853143861068">
                <text:p>0.262853143861068</text:p>
              </table:table-cell>
              <table:table-cell office:value-type="float" office:value="1.17295600898163">
                <text:p>1.1729560089816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62104797714693">
                <text:p>0.262104797714693</text:p>
              </table:table-cell>
              <table:table-cell office:value-type="float" office:value="1.17062335680985">
                <text:p>1.1706233568098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261356426705997">
                <text:p>0.261356426705997</text:p>
              </table:table-cell>
              <table:table-cell office:value-type="float" office:value="1.16829048733051">
                <text:p>1.168290487330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260017222154235">
                <text:p>0.260017222154235</text:p>
              </table:table-cell>
              <table:table-cell office:value-type="float" office:value="1.16500169474195">
                <text:p>1.165001694741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259268650740156">
                <text:p>0.259268650740156</text:p>
              </table:table-cell>
              <table:table-cell office:value-type="float" office:value="1.16266707363188">
                <text:p>1.1626670736318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258520030354838">
                <text:p>0.258520030354838</text:p>
              </table:table-cell>
              <table:table-cell office:value-type="float" office:value="1.16033202449176">
                <text:p>1.1603320244917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257771570444506">
                <text:p>0.257771570444506</text:p>
              </table:table-cell>
              <table:table-cell office:value-type="float" office:value="1.15799837797322">
                <text:p>1.1579983779732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57023366691429">
                <text:p>0.257023366691429</text:p>
              </table:table-cell>
              <table:table-cell office:value-type="float" office:value="1.15566697038116">
                <text:p>1.155666970381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256432379454009">
                <text:p>0.256432379454009</text:p>
              </table:table-cell>
              <table:table-cell office:value-type="float" office:value="1.15470970391606">
                <text:p>1.1547097039160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259820195839708">
                <text:p>0.259820195839708</text:p>
              </table:table-cell>
              <table:table-cell office:value-type="float" office:value="1.15907137801765">
                <text:p>1.159071378017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59116676863583">
                <text:p>0.259116676863583</text:p>
              </table:table-cell>
              <table:table-cell office:value-type="float" office:value="1.15673274530451">
                <text:p>1.1567327453045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258413221390828">
                <text:p>0.258413221390828</text:p>
              </table:table-cell>
              <table:table-cell office:value-type="float" office:value="1.15439489211734">
                <text:p>1.1543948921173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257118643601451">
                <text:p>0.257118643601451</text:p>
              </table:table-cell>
              <table:table-cell office:value-type="float" office:value="1.15109811432085">
                <text:p>1.1510981143208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256415067579926">
                <text:p>0.256415067579926</text:p>
              </table:table-cell>
              <table:table-cell office:value-type="float" office:value="1.14875878135558">
                <text:p>1.148758781355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55824080342506">
                <text:p>0.255824080342506</text:p>
              </table:table-cell>
              <table:table-cell office:value-type="float" office:value="1.14780151489048">
                <text:p>1.147801514890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55598947441921">
                <text:p>0.255598947441921</text:p>
              </table:table-cell>
              <table:table-cell office:value-type="float" office:value="1.14503793020077">
                <text:p>1.145037930200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548949494997">
                <text:p>0.2548949494997</text:p>
              </table:table-cell>
              <table:table-cell office:value-type="float" office:value="1.14269341801215">
                <text:p>1.142693418012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54191419222128">
                <text:p>0.254191419222128</text:p>
              </table:table-cell>
              <table:table-cell office:value-type="float" office:value="1.14035464656982">
                <text:p>1.1403546465698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5289681398638">
                <text:p>0.25289681398638</text:p>
              </table:table-cell>
              <table:table-cell office:value-type="float" office:value="1.13705753185957">
                <text:p>1.1370575318595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5230582674896">
                <text:p>0.25230582674896</text:p>
              </table:table-cell>
              <table:table-cell office:value-type="float" office:value="1.13610026539447">
                <text:p>1.1361002653944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51491659070498">
                <text:p>0.251491659070498</text:p>
              </table:table-cell>
              <table:table-cell office:value-type="float" office:value="1.13240338135992">
                <text:p>1.1324033813599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55628569732438">
                <text:p>0.255628569732438</text:p>
              </table:table-cell>
              <table:table-cell office:value-type="float" office:value="1.13910424661562">
                <text:p>1.139104246615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54379113871025">
                <text:p>0.254379113871025</text:p>
              </table:table-cell>
              <table:table-cell office:value-type="float" office:value="1.13580574697047">
                <text:p>1.135805746970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253788126633604">
                <text:p>0.253788126633604</text:p>
              </table:table-cell>
              <table:table-cell office:value-type="float" office:value="1.13484848050537">
                <text:p>1.1348484805053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53062264423438">
                <text:p>0.253062264423438</text:p>
              </table:table-cell>
              <table:table-cell office:value-type="float" office:value="1.13112508129701">
                <text:p>1.131125081297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52471277186018">
                <text:p>0.252471277186018</text:p>
              </table:table-cell>
              <table:table-cell office:value-type="float" office:value="1.13016781483191">
                <text:p>1.130167814831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51154266986228">
                <text:p>0.251154266986228</text:p>
              </table:table-cell>
              <table:table-cell office:value-type="float" office:value="1.12548385231304">
                <text:p>1.1254838523130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25049581772997">
                <text:p>0.25049581772997</text:p>
              </table:table-cell>
              <table:table-cell office:value-type="float" office:value="1.12314301634327">
                <text:p>1.1231430163432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4990483049255">
                <text:p>0.24990483049255</text:p>
              </table:table-cell>
              <table:table-cell office:value-type="float" office:value="1.12218574987817">
                <text:p>1.1221857498781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49178795263947">
                <text:p>0.249178795263947</text:p>
              </table:table-cell>
              <table:table-cell office:value-type="float" office:value="1.11845880225788">
                <text:p>1.1184588022578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49111416849167">
                <text:p>0.249111416849167</text:p>
              </table:table-cell>
              <table:table-cell office:value-type="float" office:value="1.11707694737764">
                <text:p>1.1170769473776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248452966301726">
                <text:p>0.248452966301726</text:p>
              </table:table-cell>
              <table:table-cell office:value-type="float" office:value="1.11473608492719">
                <text:p>1.1147360849271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247203576936204">
                <text:p>0.247203576936204</text:p>
              </table:table-cell>
              <table:table-cell office:value-type="float" office:value="1.11143894903737">
                <text:p>1.1114389490373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4654512445199">
                <text:p>0.24654512445199</text:p>
              </table:table-cell>
              <table:table-cell office:value-type="float" office:value="1.10909804686589">
                <text:p>1.1090980468658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245886405338619">
                <text:p>0.245886405338619</text:p>
              </table:table-cell>
              <table:table-cell office:value-type="float" office:value="1.10675167643274">
                <text:p>1.1067516764327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245227886681309">
                <text:p>0.245227886681309</text:p>
              </table:table-cell>
              <table:table-cell office:value-type="float" office:value="1.1044094171261">
                <text:p>1.104409417126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243978394343993">
                <text:p>0.243978394343993</text:p>
              </table:table-cell>
              <table:table-cell office:value-type="float" office:value="1.10111016940156">
                <text:p>1.1011101694015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43320035470501">
                <text:p>0.243320035470501</text:p>
              </table:table-cell>
              <table:table-cell office:value-type="float" office:value="1.09877118707982">
                <text:p>1.0987711870798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42661515844804">
                <text:p>0.242661515844804</text:p>
              </table:table-cell>
              <table:table-cell office:value-type="float" office:value="1.09642890791267">
                <text:p>1.096428907912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42003128888095">
                <text:p>0.242003128888095</text:p>
              </table:table-cell>
              <table:table-cell office:value-type="float" office:value="1.09408934963601">
                <text:p>1.0940893496360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240821154413255">
                <text:p>0.240821154413255</text:p>
              </table:table-cell>
              <table:table-cell office:value-type="float" office:value="1.09217481670581">
                <text:p>1.092174816705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244890536560465">
                <text:p>0.244890536560465</text:p>
              </table:table-cell>
              <table:table-cell office:value-type="float" office:value="1.09749074870152">
                <text:p>1.0974907487015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244277232030734">
                <text:p>0.244277232030734</text:p>
              </table:table-cell>
              <table:table-cell office:value-type="float" office:value="1.09514669213659">
                <text:p>1.0951466921365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243663963868534">
                <text:p>0.243663963868534</text:p>
              </table:table-cell>
              <table:table-cell office:value-type="float" office:value="1.0928048954395">
                <text:p>1.09280489543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243050603454388">
                <text:p>0.243050603454388</text:p>
              </table:table-cell>
              <table:table-cell office:value-type="float" office:value="1.09045736623309">
                <text:p>1.0904573662330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242437248372724">
                <text:p>0.242437248372724</text:p>
              </table:table-cell>
              <table:table-cell office:value-type="float" office:value="1.08811016838559">
                <text:p>1.0881101683855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241823964319726">
                <text:p>0.241823964319726</text:p>
              </table:table-cell>
              <table:table-cell office:value-type="float" office:value="1.08576738423892">
                <text:p>1.0857673842389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241210715674412">
                <text:p>0.241210715674412</text:p>
              </table:table-cell>
              <table:table-cell office:value-type="float" office:value="1.08342680031548">
                <text:p>1.0834268003154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240597406665396">
                <text:p>0.240597406665396</text:p>
              </table:table-cell>
              <table:table-cell office:value-type="float" office:value="1.08108246540906">
                <text:p>1.0810824654090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39393125136612">
                <text:p>0.239393125136612</text:p>
              </table:table-cell>
              <table:table-cell office:value-type="float" office:value="1.07778177858816">
                <text:p>1.0777817785881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243530035798552">
                <text:p>0.243530035798552</text:p>
              </table:table-cell>
              <table:table-cell office:value-type="float" office:value="1.08448264384387">
                <text:p>1.0844826438438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42962106595516">
                <text:p>0.242962106595516</text:p>
              </table:table-cell>
              <table:table-cell office:value-type="float" office:value="1.08214062785733">
                <text:p>1.082140627857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242394164371077">
                <text:p>0.242394164371077</text:p>
              </table:table-cell>
              <table:table-cell office:value-type="float" office:value="1.07979939387069">
                <text:p>1.079799393870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41235367882013">
                <text:p>0.241235367882013</text:p>
              </table:table-cell>
              <table:table-cell office:value-type="float" office:value="1.07649290774199">
                <text:p>1.0764929077419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40667454900554">
                <text:p>0.240667454900554</text:p>
              </table:table-cell>
              <table:table-cell office:value-type="float" office:value="1.07414991756913">
                <text:p>1.0741499175691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240099632075753">
                <text:p>0.240099632075753</text:p>
              </table:table-cell>
              <table:table-cell office:value-type="float" office:value="1.07180151304102">
                <text:p>1.0718015130410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245418517212533">
                <text:p>0.245418517212533</text:p>
              </table:table-cell>
              <table:table-cell office:value-type="float" office:value="1.08041691122693">
                <text:p>1.0804169112269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244895925500932">
                <text:p>0.244895925500932</text:p>
              </table:table-cell>
              <table:table-cell office:value-type="float" office:value="1.07807332728594">
                <text:p>1.0780733272859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43782324342814">
                <text:p>0.243782324342814</text:p>
              </table:table-cell>
              <table:table-cell office:value-type="float" office:value="1.07477292703881">
                <text:p>1.0747729270388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243259885808659">
                <text:p>0.243259885808659</text:p>
              </table:table-cell>
              <table:table-cell office:value-type="float" office:value="1.072426238325">
                <text:p>1.0724262383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42737295076871">
                <text:p>0.242737295076871</text:p>
              </table:table-cell>
              <table:table-cell office:value-type="float" office:value="1.07008263452406">
                <text:p>1.0700826345240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241623682814206">
                <text:p>0.241623682814206</text:p>
              </table:table-cell>
              <table:table-cell office:value-type="float" office:value="1.06678245935641">
                <text:p>1.0667824593564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41101079998057">
                <text:p>0.241101079998057</text:p>
              </table:table-cell>
              <table:table-cell office:value-type="float" office:value="1.0644391004949">
                <text:p>1.064439100494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239987447159316">
                <text:p>0.239987447159316</text:p>
              </table:table-cell>
              <table:table-cell office:value-type="float" office:value="1.06113934238629">
                <text:p>1.0611393423862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239396459921896">
                <text:p>0.239396459921896</text:p>
              </table:table-cell>
              <table:table-cell office:value-type="float" office:value="1.06018207592119">
                <text:p>1.0601820759211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238942308480912">
                <text:p>0.238942308480912</text:p>
              </table:table-cell>
              <table:table-cell office:value-type="float" office:value="1.05645126756641">
                <text:p>1.0564512675664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237760334006072">
                <text:p>0.237760334006072</text:p>
              </table:table-cell>
              <table:table-cell office:value-type="float" office:value="1.05453673463621">
                <text:p>1.0545367346362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237305808929698">
                <text:p>0.237305808929698</text:p>
              </table:table-cell>
              <table:table-cell office:value-type="float" office:value="1.05081349954393">
                <text:p>1.0508134995439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236714821692278">
                <text:p>0.236714821692278</text:p>
              </table:table-cell>
              <table:table-cell office:value-type="float" office:value="1.04985623307883">
                <text:p>1.0498562330788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235669378945213">
                <text:p>0.235669378945213</text:p>
              </table:table-cell>
              <table:table-cell office:value-type="float" office:value="1.0451743214647">
                <text:p>1.045174321464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235146874436977">
                <text:p>0.235146874436977</text:p>
              </table:table-cell>
              <table:table-cell office:value-type="float" office:value="1.0428289699878">
                <text:p>1.042828969987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234033227880853">
                <text:p>0.234033227880853</text:p>
              </table:table-cell>
              <table:table-cell office:value-type="float" office:value="1.03952948991854">
                <text:p>1.0395294899185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234101450632965">
                <text:p>0.234101450632965</text:p>
              </table:table-cell>
              <table:table-cell office:value-type="float" office:value="1.03814667441456">
                <text:p>1.0381466744145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23357871488884">
                <text:p>0.23357871488884</text:p>
              </table:table-cell>
              <table:table-cell office:value-type="float" office:value="1.03580600988683">
                <text:p>1.0358060098868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330560229097">
                <text:p>0.2330560229097</text:p>
              </table:table-cell>
              <table:table-cell office:value-type="float" office:value="1.03346445828114">
                <text:p>1.0334644582811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231942372434324">
                <text:p>0.231942372434324</text:p>
              </table:table-cell>
              <table:table-cell office:value-type="float" office:value="1.0301650576517">
                <text:p>1.030165057651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231351385196904">
                <text:p>0.231351385196904</text:p>
              </table:table-cell>
              <table:table-cell office:value-type="float" office:value="1.0292077911866">
                <text:p>1.029207791186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23089696789997">
                <text:p>0.23089696789997</text:p>
              </table:table-cell>
              <table:table-cell office:value-type="float" office:value="1.02548237149937">
                <text:p>1.0254823714993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229783500976245">
                <text:p>0.229783500976245</text:p>
              </table:table-cell>
              <table:table-cell office:value-type="float" office:value="1.02217925043853">
                <text:p>1.0221792504385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229260845903398">
                <text:p>0.229260845903398</text:p>
              </table:table-cell>
              <table:table-cell office:value-type="float" office:value="1.01983695077457">
                <text:p>1.019836950774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228669858665978">
                <text:p>0.228669858665978</text:p>
              </table:table-cell>
              <table:table-cell office:value-type="float" office:value="1.01887968430947">
                <text:p>1.018879684309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227624444333493">
                <text:p>0.227624444333493</text:p>
              </table:table-cell>
              <table:table-cell office:value-type="float" office:value="1.01419719675668">
                <text:p>1.0141971967566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227101590358589">
                <text:p>0.227101590358589</text:p>
              </table:table-cell>
              <table:table-cell office:value-type="float" office:value="1.0118589286634">
                <text:p>1.01185892866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225987904283338">
                <text:p>0.225987904283338</text:p>
              </table:table-cell>
              <table:table-cell office:value-type="float" office:value="1.0085602496123">
                <text:p>1.008560249612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225465099952298">
                <text:p>0.225465099952298</text:p>
              </table:table-cell>
              <table:table-cell office:value-type="float" office:value="1.00622097528135">
                <text:p>1.0062209752813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224942409606179">
                <text:p>0.224942409606179</text:p>
              </table:table-cell>
              <table:table-cell office:value-type="float" office:value="1.00387939057574">
                <text:p>1.0038793905757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223828687931052">
                <text:p>0.223828687931052</text:p>
              </table:table-cell>
              <table:table-cell office:value-type="float" office:value="1.00058143310296">
                <text:p>1.0005814331029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23897000825968">
                <text:p>0.223897000825968</text:p>
              </table:table-cell>
              <table:table-cell office:value-type="float" office:value="0.999196790483206">
                <text:p>0.99919679048320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23374236667264">
                <text:p>0.223374236667264</text:p>
              </table:table-cell>
              <table:table-cell office:value-type="float" office:value="0.996856701894139">
                <text:p>0.99685670189413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222851476101208">
                <text:p>0.222851476101208</text:p>
              </table:table-cell>
              <table:table-cell office:value-type="float" office:value="0.994516540485241">
                <text:p>0.99451654048524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2173784195605">
                <text:p>0.22173784195605</text:p>
              </table:table-cell>
              <table:table-cell office:value-type="float" office:value="0.991216808856566">
                <text:p>0.99121680885656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21806049684361">
                <text:p>0.221806049684361</text:p>
              </table:table-cell>
              <table:table-cell office:value-type="float" office:value="0.989834297871882">
                <text:p>0.98983429787188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221283326024598">
                <text:p>0.221283326024598</text:p>
              </table:table-cell>
              <table:table-cell office:value-type="float" office:value="0.987493388404713">
                <text:p>0.98749338840471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22076085058415">
                <text:p>0.22076085058415</text:p>
              </table:table-cell>
              <table:table-cell office:value-type="float" office:value="0.985147447749172">
                <text:p>0.98514744774917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220238117779465">
                <text:p>0.220238117779465</text:p>
              </table:table-cell>
              <table:table-cell office:value-type="float" office:value="0.982806723641574">
                <text:p>0.98280672364157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19715313448425">
                <text:p>0.219715313448425</text:p>
              </table:table-cell>
              <table:table-cell office:value-type="float" office:value="0.980467449310626">
                <text:p>0.98046744931062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219192500952275">
                <text:p>0.219192500952275</text:p>
              </table:table-cell>
              <table:table-cell office:value-type="float" office:value="0.978128340479295">
                <text:p>0.97812834047929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218670051313572">
                <text:p>0.218670051313572</text:p>
              </table:table-cell>
              <table:table-cell office:value-type="float" office:value="0.975781876844962">
                <text:p>0.97578187684496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217556258438694">
                <text:p>0.217556258438694</text:p>
              </table:table-cell>
              <table:table-cell office:value-type="float" office:value="0.972485362528852">
                <text:p>0.97248536252885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21703379377619">
                <text:p>0.21703379377619</text:p>
              </table:table-cell>
              <table:table-cell office:value-type="float" office:value="0.970139203413816">
                <text:p>0.9701392034138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215920142321001">
                <text:p>0.215920142321001</text:p>
              </table:table-cell>
              <table:table-cell office:value-type="float" office:value="0.966839822644331">
                <text:p>0.96683982264433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215988462074608">
                <text:p>0.215988462074608</text:p>
              </table:table-cell>
              <table:table-cell office:value-type="float" office:value="0.965455041004894">
                <text:p>0.96545504100489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215397474837188">
                <text:p>0.215397474837188</text:p>
              </table:table-cell>
              <table:table-cell office:value-type="float" office:value="0.964497774539793">
                <text:p>0.96449777453979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14943017694521">
                <text:p>0.214943017694521</text:p>
              </table:table-cell>
              <table:table-cell office:value-type="float" office:value="0.960773162490693">
                <text:p>0.96077316249069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213829338477961">
                <text:p>0.213829338477961</text:p>
              </table:table-cell>
              <table:table-cell office:value-type="float" office:value="0.957474344419908">
                <text:p>0.95747434441990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13306622003494">
                <text:p>0.213306622003494</text:p>
              </table:table-cell>
              <table:table-cell office:value-type="float" office:value="0.955133289313075">
                <text:p>0.95513328931307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212783938189463">
                <text:p>0.212783938189463</text:p>
              </table:table-cell>
              <table:table-cell office:value-type="float" office:value="0.952791572207773">
                <text:p>0.95279157220777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211670058111221">
                <text:p>0.211670058111221</text:p>
              </table:table-cell>
              <table:table-cell office:value-type="float" office:value="0.949496825427577">
                <text:p>0.94949682542757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211079070873801">
                <text:p>0.211079070873801</text:p>
              </table:table-cell>
              <table:table-cell office:value-type="float" office:value="0.948539558962476">
                <text:p>0.94853955896247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210624590542225">
                <text:p>0.210624590542225</text:p>
              </table:table-cell>
              <table:table-cell office:value-type="float" office:value="0.94481541693229">
                <text:p>0.944815416932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209510933208157">
                <text:p>0.209510933208157</text:p>
              </table:table-cell>
              <table:table-cell office:value-type="float" office:value="0.941516155322529">
                <text:p>0.94151615532252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209579228466437">
                <text:p>0.209579228466437</text:p>
              </table:table-cell>
              <table:table-cell office:value-type="float" office:value="0.940131870181945">
                <text:p>0.94013187018194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208988241229017">
                <text:p>0.208988241229017</text:p>
              </table:table-cell>
              <table:table-cell office:value-type="float" office:value="0.939174603716844">
                <text:p>0.93917460371684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208534107751273">
                <text:p>0.208534107751273</text:p>
              </table:table-cell>
              <table:table-cell office:value-type="float" office:value="0.935443431262907">
                <text:p>0.93544343126290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208011417405155">
                <text:p>0.208011417405155</text:p>
              </table:table-cell>
              <table:table-cell office:value-type="float" office:value="0.933101846557298">
                <text:p>0.93310184655729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207488965153616">
                <text:p>0.207488965153616</text:p>
              </table:table-cell>
              <table:table-cell office:value-type="float" office:value="0.930755435882844">
                <text:p>0.93075543588284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206897977916196">
                <text:p>0.206897977916196</text:p>
              </table:table-cell>
              <table:table-cell office:value-type="float" office:value="0.929798169417743">
                <text:p>0.9297981694177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20644372522786">
                <text:p>0.20644372522786</text:p>
              </table:table-cell>
              <table:table-cell office:value-type="float" office:value="0.926069413258221">
                <text:p>0.92606941325822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206512282096234">
                <text:p>0.206512282096234</text:p>
              </table:table-cell>
              <table:table-cell office:value-type="float" office:value="0.924679825509892">
                <text:p>0.92467982550989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205398563033942">
                <text:p>0.205398563033942</text:p>
              </table:table-cell>
              <table:table-cell office:value-type="float" office:value="0.92138181507724">
                <text:p>0.921381815077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04876120580534">
                <text:p>0.204876120580534</text:p>
              </table:table-cell>
              <table:table-cell office:value-type="float" office:value="0.919035205803244">
                <text:p>0.91903520580324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20435327248451">
                <text:p>0.20435327248451</text:p>
              </table:table-cell>
              <table:table-cell office:value-type="float" office:value="0.916696818550246">
                <text:p>0.9166968185502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204421765991637">
                <text:p>0.204421765991637</text:p>
              </table:table-cell>
              <table:table-cell office:value-type="float" office:value="0.915308515078949">
                <text:p>0.91530851507894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03307893751899">
                <text:p>0.203307893751899</text:p>
              </table:table-cell>
              <table:table-cell office:value-type="float" office:value="0.91201360941912">
                <text:p>0.9120136094191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02785237372635">
                <text:p>0.202785237372635</text:p>
              </table:table-cell>
              <table:table-cell office:value-type="float" office:value="0.909671336235103">
                <text:p>0.90967133623510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202853191655961">
                <text:p>0.202853191655961</text:p>
              </table:table-cell>
              <table:table-cell office:value-type="float" office:value="0.908293962358545">
                <text:p>0.9082939623585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202330705437569">
                <text:p>0.202330705437569</text:p>
              </table:table-cell>
              <table:table-cell office:value-type="float" office:value="0.905948240162499">
                <text:p>0.9059482401624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201217079784125">
                <text:p>0.201217079784125</text:p>
              </table:table-cell>
              <table:table-cell office:value-type="float" office:value="0.902648336414223">
                <text:p>0.90264833641422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01285394312062">
                <text:p>0.201285394312062</text:p>
              </table:table-cell>
              <table:table-cell office:value-type="float" office:value="0.901263660694541">
                <text:p>0.90126366069454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200762722908997">
                <text:p>0.200762722908997</text:p>
              </table:table-cell>
              <table:table-cell office:value-type="float" office:value="0.89892169202982">
                <text:p>0.8989216920298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200240021458331">
                <text:p>0.200240021458331</text:p>
              </table:table-cell>
              <table:table-cell office:value-type="float" office:value="0.896580332403691">
                <text:p>0.89658033240369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199717556469222">
                <text:p>0.199717556469222</text:p>
              </table:table-cell>
              <table:table-cell office:value-type="float" office:value="0.89423417990864">
                <text:p>0.894234179908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199194902702793">
                <text:p>0.199194902702793</text:p>
              </table:table-cell>
              <table:table-cell office:value-type="float" office:value="0.891891853764745">
                <text:p>0.89189185376474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198672108169883">
                <text:p>0.198672108169883</text:p>
              </table:table-cell>
              <table:table-cell office:value-type="float" office:value="0.889552380834256">
                <text:p>0.8895523808342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198149376345011">
                <text:p>0.198149376345011</text:p>
              </table:table-cell>
              <table:table-cell office:value-type="float" office:value="0.887211636866704">
                <text:p>0.88721163686670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197626628189921">
                <text:p>0.197626628189921</text:p>
              </table:table-cell>
              <table:table-cell office:value-type="float" office:value="0.884871223898387">
                <text:p>0.8848712238983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197035640952501">
                <text:p>0.197035640952501</text:p>
              </table:table-cell>
              <table:table-cell office:value-type="float" office:value="0.883913957433287">
                <text:p>0.88391395743328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97172441149061">
                <text:p>0.197172441149061</text:p>
              </table:table-cell>
              <table:table-cell office:value-type="float" office:value="0.881141137121941">
                <text:p>0.8811411371219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196649785096401">
                <text:p>0.196649785096401</text:p>
              </table:table-cell>
              <table:table-cell office:value-type="float" office:value="0.878798857317939">
                <text:p>0.87879885731793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196127127410719">
                <text:p>0.196127127410719</text:p>
              </table:table-cell>
              <table:table-cell office:value-type="float" office:value="0.87645661061386">
                <text:p>0.876456610613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196195366493049">
                <text:p>0.196195366493049</text:p>
              </table:table-cell>
              <table:table-cell office:value-type="float" office:value="0.875073464110645">
                <text:p>0.87507346411064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95672566407865">
                <text:p>0.195672566407865</text:p>
              </table:table-cell>
              <table:table-cell office:value-type="float" office:value="0.872734103719895">
                <text:p>0.87273410371989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95740814961722">
                <text:p>0.195740814961722</text:p>
              </table:table-cell>
              <table:table-cell office:value-type="float" office:value="0.871350765237123">
                <text:p>0.87135076523712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194627037110644">
                <text:p>0.194627037110644</text:p>
              </table:table-cell>
              <table:table-cell office:value-type="float" office:value="0.868053946401716">
                <text:p>0.86805394640171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194695599857897">
                <text:p>0.194695599857897</text:p>
              </table:table-cell>
              <table:table-cell office:value-type="float" office:value="0.866664239493663">
                <text:p>0.86666423949366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94172882077012">
                <text:p>0.194172882077012</text:p>
              </table:table-cell>
              <table:table-cell office:value-type="float" office:value="0.864323210866769">
                <text:p>0.86432321086676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192468128093064">
                <text:p>0.192468128093064</text:p>
              </table:table-cell>
              <table:table-cell office:value-type="float" office:value="0.860068900486782">
                <text:p>0.86006890048678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19253666569178">
                <text:p>0.19253666569178</text:p>
              </table:table-cell>
              <table:table-cell office:value-type="float" office:value="0.858679703317551">
                <text:p>0.85867970331755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192014162816566">
                <text:p>0.192014162816566</text:p>
              </table:table-cell>
              <table:table-cell office:value-type="float" office:value="0.856334318740725">
                <text:p>0.8563343187407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192082440111606">
                <text:p>0.192082440111606</text:p>
              </table:table-cell>
              <table:table-cell office:value-type="float" office:value="0.854950397699299">
                <text:p>0.85495039769929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191560020520504">
                <text:p>0.191560020520504</text:p>
              </table:table-cell>
              <table:table-cell office:value-type="float" office:value="0.852603325026374">
                <text:p>0.85260332502637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191628283118347">
                <text:p>0.191628283118347</text:p>
              </table:table-cell>
              <table:table-cell office:value-type="float" office:value="0.85121970188426">
                <text:p>0.8512197018842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191105529737587">
                <text:p>0.191105529737587</text:p>
              </table:table-cell>
              <table:table-cell office:value-type="float" office:value="0.848879394835699">
                <text:p>0.84887939483569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190582711689164">
                <text:p>0.190582711689164</text:p>
              </table:table-cell>
              <table:table-cell office:value-type="float" office:value="0.846540398544108">
                <text:p>0.84654039854410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190582711689164">
                <text:p>0.190582711689164</text:p>
              </table:table-cell>
              <table:table-cell office:value-type="float" office:value="0.846540398544108">
                <text:p>0.84654039854410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190128399558834">
                <text:p>0.190128399558834</text:p>
              </table:table-cell>
              <table:table-cell office:value-type="float" office:value="0.842812847221801">
                <text:p>0.84281284722180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190196712453749">
                <text:p>0.190196712453749</text:p>
              </table:table-cell>
              <table:table-cell office:value-type="float" office:value="0.841428204602043">
                <text:p>0.84142820460204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190264965253462">
                <text:p>0.190264965253462</text:p>
              </table:table-cell>
              <table:table-cell office:value-type="float" office:value="0.84004478005947">
                <text:p>0.8400447800594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190333160897412">
                <text:p>0.190333160897412</text:p>
              </table:table-cell>
              <table:table-cell office:value-type="float" office:value="0.838662514014219">
                <text:p>0.8386625140142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190401449297">
                <text:p>0.190401449297</text:p>
              </table:table-cell>
              <table:table-cell office:value-type="float" office:value="0.837278367893314">
                <text:p>0.83727836789331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19046963742905">
                <text:p>0.19046963742905</text:p>
              </table:table-cell>
              <table:table-cell office:value-type="float" office:value="0.835896254107711">
                <text:p>0.83589625410771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18994696047371">
                <text:p>0.18994696047371</text:p>
              </table:table-cell>
              <table:table-cell office:value-type="float" office:value="0.83355439798273">
                <text:p>0.833554397982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190015295577723">
                <text:p>0.190015295577723</text:p>
              </table:table-cell>
              <table:table-cell office:value-type="float" office:value="0.832169305204013">
                <text:p>0.83216930520401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190083596388277">
                <text:p>0.190083596388277</text:p>
              </table:table-cell>
              <table:table-cell office:value-type="float" office:value="0.830784907523688">
                <text:p>0.83078490752368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190152073891791">
                <text:p>0.190152073891791</text:p>
              </table:table-cell>
              <table:table-cell office:value-type="float" office:value="0.829396928431642">
                <text:p>0.82939692843164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190220642844526">
                <text:p>0.190220642844526</text:p>
              </table:table-cell>
              <table:table-cell office:value-type="float" office:value="0.828007095743879">
                <text:p>0.82800709574387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189697927676476">
                <text:p>0.189697927676476</text:p>
              </table:table-cell>
              <table:table-cell office:value-type="float" office:value="0.825666014157108">
                <text:p>0.82566601415710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189766478992576">
                <text:p>0.189766478992576</text:p>
              </table:table-cell>
              <table:table-cell office:value-type="float" office:value="0.824276538948519">
                <text:p>0.8242765389485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189834745509672">
                <text:p>0.189834745509672</text:p>
              </table:table-cell>
              <table:table-cell office:value-type="float" office:value="0.822892836366589">
                <text:p>0.8228928363665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189903049259665">
                <text:p>0.189903049259665</text:p>
              </table:table-cell>
              <table:table-cell office:value-type="float" office:value="0.821508379106402">
                <text:p>0.82150837910640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89971297813522">
                <text:p>0.189971297813522</text:p>
              </table:table-cell>
              <table:table-cell office:value-type="float" office:value="0.82012504062363">
                <text:p>0.820125040623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190039480719901">
                <text:p>0.190039480719901</text:p>
              </table:table-cell>
              <table:table-cell office:value-type="float" office:value="0.818743032757783">
                <text:p>0.81874303275778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190107819743166">
                <text:p>0.190107819743166</text:p>
              </table:table-cell>
              <table:table-cell office:value-type="float" office:value="0.817357860539249">
                <text:p>0.81735786053924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190176145049047">
                <text:p>0.190176145049047</text:p>
              </table:table-cell>
              <table:table-cell office:value-type="float" office:value="0.815972966360072">
                <text:p>0.81597296636007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90244423977109">
                <text:p>0.190244423977109</text:p>
              </table:table-cell>
              <table:table-cell office:value-type="float" office:value="0.814589012218723">
                <text:p>0.81458901221872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190312672530965">
                <text:p>0.190312672530965</text:p>
              </table:table-cell>
              <table:table-cell office:value-type="float" office:value="0.813205673735951">
                <text:p>0.81320567373595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190312672530965">
                <text:p>0.190312672530965</text:p>
              </table:table-cell>
              <table:table-cell office:value-type="float" office:value="0.813205673735951">
                <text:p>0.81320567373595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190449263700734">
                <text:p>0.190449263700734</text:p>
              </table:table-cell>
              <table:table-cell office:value-type="float" office:value="0.810437090214813">
                <text:p>0.81043709021481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90517723241008">
                <text:p>0.190517723241008</text:p>
              </table:table-cell>
              <table:table-cell office:value-type="float" office:value="0.809049475221925">
                <text:p>0.8090494752219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190585966569195">
                <text:p>0.190585966569195</text:p>
              </table:table-cell>
              <table:table-cell office:value-type="float" office:value="0.807666242658908">
                <text:p>0.80766624265890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190654256601805">
                <text:p>0.190654256601805</text:p>
              </table:table-cell>
              <table:table-cell office:value-type="float" office:value="0.806282063438079">
                <text:p>0.80628206343807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190722524098714">
                <text:p>0.190722524098714</text:p>
              </table:table-cell>
              <table:table-cell office:value-type="float" office:value="0.804898340996194">
                <text:p>0.80489834099619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190199870332285">
                <text:p>0.190199870332285</text:p>
              </table:table-cell>
              <table:table-cell office:value-type="float" office:value="0.802556014852299">
                <text:p>0.80255601485229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190268202496858">
                <text:p>0.190268202496858</text:p>
              </table:table-cell>
              <table:table-cell office:value-type="float" office:value="0.801170981653444">
                <text:p>0.8011709816534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190336520944047">
                <text:p>0.190336520944047</text:p>
              </table:table-cell>
              <table:table-cell office:value-type="float" office:value="0.799786226493946">
                <text:p>0.7997862264939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19040479693267">
                <text:p>0.19040479693267</text:p>
              </table:table-cell>
              <table:table-cell office:value-type="float" office:value="0.79840233193246">
                <text:p>0.7984023319324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190473049405779">
                <text:p>0.190473049405779</text:p>
              </table:table-cell>
              <table:table-cell office:value-type="float" office:value="0.797018914009871">
                <text:p>0.79701891400987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190473049405779">
                <text:p>0.190473049405779</text:p>
              </table:table-cell>
              <table:table-cell office:value-type="float" office:value="0.797018914009871">
                <text:p>0.79701891400987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190609668990127">
                <text:p>0.190609668990127</text:p>
              </table:table-cell>
              <table:table-cell office:value-type="float" office:value="0.794249754550064">
                <text:p>0.79424975455006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190678928384483">
                <text:p>0.190678928384483</text:p>
              </table:table-cell>
              <table:table-cell office:value-type="float" office:value="0.792845927214647">
                <text:p>0.79284592721464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190746874176096">
                <text:p>0.190746874176096</text:p>
              </table:table-cell>
              <table:table-cell office:value-type="float" office:value="0.791468725457691">
                <text:p>0.79146872545769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191406127604007">
                <text:p>0.191406127604007</text:p>
              </table:table-cell>
              <table:table-cell office:value-type="float" office:value="0.791042295960846">
                <text:p>0.7910422959608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191406127604007">
                <text:p>0.191406127604007</text:p>
              </table:table-cell>
              <table:table-cell office:value-type="float" office:value="0.791042295960846">
                <text:p>0.79104229596084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19154300585901">
                <text:p>0.19154300585901</text:p>
              </table:table-cell>
              <table:table-cell office:value-type="float" office:value="0.788267893473158">
                <text:p>0.78826789347315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19213399309643">
                <text:p>0.19213399309643</text:p>
              </table:table-cell>
              <table:table-cell office:value-type="float" office:value="0.789225159938259">
                <text:p>0.78922515993825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192270517965514">
                <text:p>0.192270517965514</text:p>
              </table:table-cell>
              <table:table-cell office:value-type="float" office:value="0.786457920274015">
                <text:p>0.7864579202740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192338844904417">
                <text:p>0.192338844904417</text:p>
              </table:table-cell>
              <table:table-cell office:value-type="float" office:value="0.785072992994915">
                <text:p>0.7850729929949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56001534085689">
                <text:p>0.356001534085689</text:p>
              </table:table-cell>
              <table:table-cell office:value-type="float" office:value="0.493729286218907">
                <text:p>0.49372928621890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357138098082445">
                <text:p>0.357138098082445</text:p>
              </table:table-cell>
              <table:table-cell office:value-type="float" office:value="0.492939064894139">
                <text:p>0.49293906489413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358279587051992">
                <text:p>0.358279587051992</text:p>
              </table:table-cell>
              <table:table-cell office:value-type="float" office:value="0.492145419372817">
                <text:p>0.4921454193728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58828058933455">
                <text:p>0.358828058933455</text:p>
              </table:table-cell>
              <table:table-cell office:value-type="float" office:value="0.490395918685084">
                <text:p>0.49039591868508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59373973094242">
                <text:p>0.359373973094242</text:p>
              </table:table-cell>
              <table:table-cell office:value-type="float" office:value="0.488648196309375">
                <text:p>0.48864819630937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57601011381982">
                <text:p>0.357601011381982</text:p>
              </table:table-cell>
              <table:table-cell office:value-type="float" office:value="0.485776396914072">
                <text:p>0.48577639691407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57010024144562">
                <text:p>0.357010024144562</text:p>
              </table:table-cell>
              <table:table-cell office:value-type="float" office:value="0.484819130448971">
                <text:p>0.48481913044897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55218543600623">
                <text:p>0.355218543600623</text:p>
              </table:table-cell>
              <table:table-cell office:value-type="float" office:value="0.479278788778332">
                <text:p>0.4792787887783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56405855917571">
                <text:p>0.356405855917571</text:p>
              </table:table-cell>
              <table:table-cell office:value-type="float" office:value="0.478563203242216">
                <text:p>0.47856320324221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357589977908146">
                <text:p>0.357589977908146</text:p>
              </table:table-cell>
              <table:table-cell office:value-type="float" office:value="0.477849540495391">
                <text:p>0.47784954049539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349907143821687">
                <text:p>0.349907143821687</text:p>
              </table:table-cell>
              <table:table-cell office:value-type="float" office:value="0.465405076449079">
                <text:p>0.46540507644907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51705574896648">
                <text:p>0.351705574896648</text:p>
              </table:table-cell>
              <table:table-cell office:value-type="float" office:value="0.465687136478395">
                <text:p>0.46568713647839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37521881198569">
                <text:p>0.337521881198569</text:p>
              </table:table-cell>
              <table:table-cell office:value-type="float" office:value="0.442712741315974">
                <text:p>0.44271274131597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39939773354445">
                <text:p>0.339939773354445</text:p>
              </table:table-cell>
              <table:table-cell office:value-type="float" office:value="0.443988139185094">
                <text:p>0.44398813918509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41754844605138">
                <text:p>0.341754844605138</text:p>
              </table:table-cell>
              <table:table-cell office:value-type="float" office:value="0.444312390181126">
                <text:p>0.44431239018112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28162138144479">
                <text:p>0.328162138144479</text:p>
              </table:table-cell>
              <table:table-cell office:value-type="float" office:value="0.422295261483805">
                <text:p>0.42229526148380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30004395426898">
                <text:p>0.330004395426898</text:p>
              </table:table-cell>
              <table:table-cell office:value-type="float" office:value="0.422656251827887">
                <text:p>0.42265625182788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331845001294212">
                <text:p>0.331845001294212</text:p>
              </table:table-cell>
              <table:table-cell office:value-type="float" office:value="0.423018029131904">
                <text:p>0.42301802913190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33684972922391">
                <text:p>0.333684972922391</text:p>
              </table:table-cell>
              <table:table-cell office:value-type="float" office:value="0.423380108674157">
                <text:p>0.42338010867415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36117637053588">
                <text:p>0.336117637053588</text:p>
              </table:table-cell>
              <table:table-cell office:value-type="float" office:value="0.424698642059838">
                <text:p>0.4246986420598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26070854017449">
                <text:p>0.326070854017449</text:p>
              </table:table-cell>
              <table:table-cell office:value-type="float" office:value="0.408425112153123">
                <text:p>0.40842511215312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27930748648247">
                <text:p>0.327930748648247</text:p>
              </table:table-cell>
              <table:table-cell office:value-type="float" office:value="0.408827739232004">
                <text:p>0.40882773923200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28610144595702">
                <text:p>0.328610144595702</text:p>
              </table:table-cell>
              <table:table-cell office:value-type="float" office:value="0.40731518831226">
                <text:p>0.4073151883122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29879817214301">
                <text:p>0.329879817214301</text:p>
              </table:table-cell>
              <table:table-cell office:value-type="float" office:value="0.406760214446117">
                <text:p>0.40676021444611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25151919314941">
                <text:p>0.325151919314941</text:p>
              </table:table-cell>
              <table:table-cell office:value-type="float" office:value="0.39910208272531">
                <text:p>0.399102082725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26438688110034">
                <text:p>0.326438688110034</text:p>
              </table:table-cell>
              <table:table-cell office:value-type="float" office:value="0.398588956181819">
                <text:p>0.39858895618181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28316881259889">
                <text:p>0.328316881259889</text:p>
              </table:table-cell>
              <table:table-cell office:value-type="float" office:value="0.399032921793552">
                <text:p>0.3990329217935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322997996123109">
                <text:p>0.322997996123109</text:p>
              </table:table-cell>
              <table:table-cell office:value-type="float" office:value="0.390417523607644">
                <text:p>0.39041752360764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24303020546019">
                <text:p>0.324303020546019</text:p>
              </table:table-cell>
              <table:table-cell office:value-type="float" office:value="0.389945620389867">
                <text:p>0.3899456203898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26198034919665">
                <text:p>0.326198034919665</text:p>
              </table:table-cell>
              <table:table-cell office:value-type="float" office:value="0.390431344260937">
                <text:p>0.39043134426093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20879149782886">
                <text:p>0.320879149782886</text:p>
              </table:table-cell>
              <table:table-cell office:value-type="float" office:value="0.381815946075029">
                <text:p>0.38181594607502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21606523826399">
                <text:p>0.321606523826399</text:p>
              </table:table-cell>
              <table:table-cell office:value-type="float" office:value="0.380430016734575">
                <text:p>0.38043001673457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322930356296879">
                <text:p>0.322930356296879</text:p>
              </table:table-cell>
              <table:table-cell office:value-type="float" office:value="0.379999574911465">
                <text:p>0.37999957491146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324836130893029">
                <text:p>0.324836130893029</text:p>
              </table:table-cell>
              <table:table-cell office:value-type="float" office:value="0.380529340555795">
                <text:p>0.38052934055579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321290207468509">
                <text:p>0.321290207468509</text:p>
              </table:table-cell>
              <table:table-cell office:value-type="float" office:value="0.37478574176519">
                <text:p>0.374785741765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32203107506603">
                <text:p>0.32203107506603</text:p>
              </table:table-cell>
              <table:table-cell office:value-type="float" office:value="0.373442991822026">
                <text:p>0.37344299182202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323953866204604">
                <text:p>0.323953866204604</text:p>
              </table:table-cell>
              <table:table-cell office:value-type="float" office:value="0.374014789551011">
                <text:p>0.3740147895510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325285721039545">
                <text:p>0.325285721039545</text:p>
              </table:table-cell>
              <table:table-cell office:value-type="float" office:value="0.373629306072948">
                <text:p>0.37362930607294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321739797615025">
                <text:p>0.321739797615025</text:p>
              </table:table-cell>
              <table:table-cell office:value-type="float" office:value="0.367885707282343">
                <text:p>0.36788570728234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323083303521353">
                <text:p>0.323083303521353</text:p>
              </table:table-cell>
              <table:table-cell office:value-type="float" office:value="0.367543810052572">
                <text:p>0.36754381005257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324426597458456">
                <text:p>0.324426597458456</text:p>
              </table:table-cell>
              <table:table-cell office:value-type="float" office:value="0.367201966765021">
                <text:p>0.36720196676502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25180998157142">
                <text:p>0.325180998157142</text:p>
              </table:table-cell>
              <table:table-cell office:value-type="float" office:value="0.365902324128624">
                <text:p>0.36590232412862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325771985394562">
                <text:p>0.325771985394562</text:p>
              </table:table-cell>
              <table:table-cell office:value-type="float" office:value="0.366859590593725">
                <text:p>0.3668595905937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324751201915789">
                <text:p>0.324751201915789</text:p>
              </table:table-cell>
              <table:table-cell office:value-type="float" office:value="0.362688714138024">
                <text:p>0.36268871413802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326104979909263">
                <text:p>0.326104979909263</text:p>
              </table:table-cell>
              <table:table-cell office:value-type="float" office:value="0.362390842392651">
                <text:p>0.36239084239265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327458375984265">
                <text:p>0.327458375984265</text:p>
              </table:table-cell>
              <table:table-cell office:value-type="float" office:value="0.362093054680791">
                <text:p>0.36209305468079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32822022165393">
                <text:p>0.32822022165393</text:p>
              </table:table-cell>
              <table:table-cell office:value-type="float" office:value="0.360838124417656">
                <text:p>0.36083812441765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29579242934905">
                <text:p>0.329579242934905</text:p>
              </table:table-cell>
              <table:table-cell office:value-type="float" office:value="0.360539098991836">
                <text:p>0.36053909899183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327215293985225">
                <text:p>0.327215293985225</text:p>
              </table:table-cell>
              <table:table-cell office:value-type="float" office:value="0.356710033131433">
                <text:p>0.35671003313143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328577191904702">
                <text:p>0.328577191904702</text:p>
              </table:table-cell>
              <table:table-cell office:value-type="float" office:value="0.356456590071923">
                <text:p>0.35645659007192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329939356986922">
                <text:p>0.329939356986922</text:p>
              </table:table-cell>
              <table:table-cell office:value-type="float" office:value="0.356203097294632">
                <text:p>0.35620309729463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30711303739128">
                <text:p>0.330711303739128</text:p>
              </table:table-cell>
              <table:table-cell office:value-type="float" office:value="0.354992194962041">
                <text:p>0.35499219496204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32072191653114">
                <text:p>0.332072191653114</text:p>
              </table:table-cell>
              <table:table-cell office:value-type="float" office:value="0.354738939859997">
                <text:p>0.35473893985999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33439361149635">
                <text:p>0.333439361149635</text:p>
              </table:table-cell>
              <table:table-cell office:value-type="float" office:value="0.354484515783779">
                <text:p>0.35448451578377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31075412199956">
                <text:p>0.331075412199956</text:p>
              </table:table-cell>
              <table:table-cell office:value-type="float" office:value="0.350655449923375">
                <text:p>0.35065544992337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32445753661539">
                <text:p>0.332445753661539</text:p>
              </table:table-cell>
              <table:table-cell office:value-type="float" office:value="0.350446407852655">
                <text:p>0.35044640785265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33036740898959">
                <text:p>0.333036740898959</text:p>
              </table:table-cell>
              <table:table-cell office:value-type="float" office:value="0.351403674317756">
                <text:p>0.35140367431775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35186063107179">
                <text:p>0.335186063107179</text:p>
              </table:table-cell>
              <table:table-cell office:value-type="float" office:value="0.350028380684253">
                <text:p>0.35002838068425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35964860391171">
                <text:p>0.335964860391171</text:p>
              </table:table-cell>
              <table:table-cell office:value-type="float" office:value="0.348862157108225">
                <text:p>0.3488621571082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35964860391171">
                <text:p>0.335964860391171</text:p>
              </table:table-cell>
              <table:table-cell office:value-type="float" office:value="0.348862157108225">
                <text:p>0.3488621571082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36747307640044">
                <text:p>0.336747307640044</text:p>
              </table:table-cell>
              <table:table-cell office:value-type="float" office:value="0.347740943693321">
                <text:p>0.34774094369332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3694145282724">
                <text:p>0.33694145282724</text:p>
              </table:table-cell>
              <table:table-cell office:value-type="float" office:value="0.34566214328374">
                <text:p>0.3456621432837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3635046558982">
                <text:p>0.33635046558982</text:p>
              </table:table-cell>
              <table:table-cell office:value-type="float" office:value="0.344704876818639">
                <text:p>0.34470487681863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37731950982115">
                <text:p>0.337731950982115</text:p>
              </table:table-cell>
              <table:table-cell office:value-type="float" office:value="0.344585445773014">
                <text:p>0.34458544577301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73782172464732">
                <text:p>0.373782172464732</text:p>
              </table:table-cell>
              <table:table-cell office:value-type="float" office:value="0.402978700144168">
                <text:p>0.40297870014416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75166984275948">
                <text:p>0.375166984275948</text:p>
              </table:table-cell>
              <table:table-cell office:value-type="float" office:value="0.402904393527993">
                <text:p>0.40290439352799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76551352646639">
                <text:p>0.376551352646639</text:p>
              </table:table-cell>
              <table:table-cell office:value-type="float" office:value="0.402830110706073">
                <text:p>0.40283011070607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77934973125102">
                <text:p>0.377934973125102</text:p>
              </table:table-cell>
              <table:table-cell office:value-type="float" office:value="0.402755868014761">
                <text:p>0.40275586801476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77934973125102">
                <text:p>0.377934973125102</text:p>
              </table:table-cell>
              <table:table-cell office:value-type="float" office:value="0.402755868014761">
                <text:p>0.40275586801476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42287454601869">
                <text:p>0.342287454601869</text:p>
              </table:table-cell>
              <table:table-cell office:value-type="float" office:value="0.340385094007874">
                <text:p>0.34038509400787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343671981816928">
                <text:p>0.343671981816928</text:p>
              </table:table-cell>
              <table:table-cell office:value-type="float" office:value="0.340310802662639">
                <text:p>0.34031080266263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77949241587284">
                <text:p>0.377949241587284</text:p>
              </table:table-cell>
              <table:table-cell office:value-type="float" office:value="0.39583225763849">
                <text:p>0.3958322576384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79335932496762">
                <text:p>0.379335932496762</text:p>
              </table:table-cell>
              <table:table-cell office:value-type="float" office:value="0.395803159393341">
                <text:p>0.39580315939334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79335932496762">
                <text:p>0.379335932496762</text:p>
              </table:table-cell>
              <table:table-cell office:value-type="float" office:value="0.395803159393341">
                <text:p>0.3958031593933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82108512499812">
                <text:p>0.382108512499812</text:p>
              </table:table-cell>
              <table:table-cell office:value-type="float" office:value="0.395744979728304">
                <text:p>0.39574497972830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83493838334276">
                <text:p>0.383493838334276</text:p>
              </table:table-cell>
              <table:table-cell office:value-type="float" office:value="0.395715910127814">
                <text:p>0.39571591012781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379356927672337">
                <text:p>0.379356927672337</text:p>
              </table:table-cell>
              <table:table-cell office:value-type="float" office:value="0.389015044872108">
                <text:p>0.38901504487210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75811004247817">
                <text:p>0.375811004247817</text:p>
              </table:table-cell>
              <table:table-cell office:value-type="float" office:value="0.383271446081502">
                <text:p>0.38327144608150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37719403332901">
                <text:p>0.37719403332901</text:p>
              </table:table-cell>
              <table:table-cell office:value-type="float" office:value="0.383332696667192">
                <text:p>0.3833326966671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7857923427731">
                <text:p>0.37857923427731</text:p>
              </table:table-cell>
              <table:table-cell office:value-type="float" office:value="0.383394043438952">
                <text:p>0.38339404343895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379371243013353">
                <text:p>0.379371243013353</text:p>
              </table:table-cell>
              <table:table-cell office:value-type="float" office:value="0.382498026093289">
                <text:p>0.38249802609328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380753775478593">
                <text:p>0.380753775478593</text:p>
              </table:table-cell>
              <table:table-cell office:value-type="float" office:value="0.382559254685213">
                <text:p>0.38255925468521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382138142112089">
                <text:p>0.382138142112089</text:p>
              </table:table-cell>
              <table:table-cell office:value-type="float" office:value="0.382620564507446">
                <text:p>0.38262056450744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379183205924989">
                <text:p>0.379183205924989</text:p>
              </table:table-cell>
              <table:table-cell office:value-type="float" office:value="0.377834232181942">
                <text:p>0.37783423218194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380564366744476">
                <text:p>0.380564366744476</text:p>
              </table:table-cell>
              <table:table-cell office:value-type="float" office:value="0.377940544469434">
                <text:p>0.37794054446943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379973379507056">
                <text:p>0.379973379507056</text:p>
              </table:table-cell>
              <table:table-cell office:value-type="float" office:value="0.376983278004334">
                <text:p>0.37698327800433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382738450277125">
                <text:p>0.382738450277125</text:p>
              </table:table-cell>
              <table:table-cell office:value-type="float" office:value="0.377196114188577">
                <text:p>0.37719611418857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38412202319481">
                <text:p>0.38412202319481</text:p>
              </table:table-cell>
              <table:table-cell office:value-type="float" office:value="0.377302612142846">
                <text:p>0.37730261214284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385504545362868">
                <text:p>0.385504545362868</text:p>
              </table:table-cell>
              <table:table-cell office:value-type="float" office:value="0.377409029217615">
                <text:p>0.37740902921761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386888316535199">
                <text:p>0.386888316535199</text:p>
              </table:table-cell>
              <table:table-cell office:value-type="float" office:value="0.377515542432168">
                <text:p>0.37751554243216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388269503788638">
                <text:p>0.388269503788638</text:p>
              </table:table-cell>
              <table:table-cell office:value-type="float" office:value="0.377621856754365">
                <text:p>0.37762185675436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389662725099113">
                <text:p>0.389662725099113</text:p>
              </table:table-cell>
              <table:table-cell office:value-type="float" office:value="0.37772909737574">
                <text:p>0.3777290973757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391036206855296">
                <text:p>0.391036206855296</text:p>
              </table:table-cell>
              <table:table-cell office:value-type="float" office:value="0.377834818581605">
                <text:p>0.37783481858160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388081270668196">
                <text:p>0.388081270668196</text:p>
              </table:table-cell>
              <table:table-cell office:value-type="float" office:value="0.3730484862561">
                <text:p>0.37304848625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389464364586073">
                <text:p>0.389464364586073</text:p>
              </table:table-cell>
              <table:table-cell office:value-type="float" office:value="0.37320044904338">
                <text:p>0.3732004490433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390252465526007">
                <text:p>0.390252465526007</text:p>
              </table:table-cell>
              <table:table-cell office:value-type="float" office:value="0.372394705248307">
                <text:p>0.37239470524830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391630367793339">
                <text:p>0.391630367793339</text:p>
              </table:table-cell>
              <table:table-cell office:value-type="float" office:value="0.372546097620464">
                <text:p>0.37254609762046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389266418843659">
                <text:p>0.389266418843659</text:p>
              </table:table-cell>
              <table:table-cell office:value-type="float" office:value="0.36871703176006">
                <text:p>0.3687170317600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390047744567386">
                <text:p>0.390047744567386</text:p>
              </table:table-cell>
              <table:table-cell office:value-type="float" office:value="0.367956009931968">
                <text:p>0.36795600993196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390047744567386">
                <text:p>0.390047744567386</text:p>
              </table:table-cell>
              <table:table-cell office:value-type="float" office:value="0.367956009931968">
                <text:p>0.36795600993196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39279489658536">
                <text:p>0.39279489658536</text:p>
              </table:table-cell>
              <table:table-cell office:value-type="float" office:value="0.368348860444816">
                <text:p>0.36834886044481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39043094763568">
                <text:p>0.39043094763568</text:p>
              </table:table-cell>
              <table:table-cell office:value-type="float" office:value="0.364519794584413">
                <text:p>0.3645197945844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91795500849012">
                <text:p>0.391795500849012</text:p>
              </table:table-cell>
              <table:table-cell office:value-type="float" office:value="0.364760596588895">
                <text:p>0.36476059658889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392575052251369">
                <text:p>0.392575052251369</text:p>
              </table:table-cell>
              <table:table-cell office:value-type="float" office:value="0.364045188373406">
                <text:p>0.36404518837340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93939194252196">
                <text:p>0.393939194252196</text:p>
              </table:table-cell>
              <table:table-cell office:value-type="float" office:value="0.364285917811429">
                <text:p>0.36428591781142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95308257748706">
                <text:p>0.395308257748706</text:p>
              </table:table-cell>
              <table:table-cell office:value-type="float" office:value="0.364527515743266">
                <text:p>0.36452751574326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96673032886246">
                <text:p>0.396673032886246</text:p>
              </table:table-cell>
              <table:table-cell office:value-type="float" office:value="0.364768356910599">
                <text:p>0.36476835691059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98039257058323">
                <text:p>0.398039257058323</text:p>
              </table:table-cell>
              <table:table-cell office:value-type="float" office:value="0.365009453788313">
                <text:p>0.36500945378831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398814004454285">
                <text:p>0.398814004454285</text:p>
              </table:table-cell>
              <table:table-cell office:value-type="float" office:value="0.364293197812283">
                <text:p>0.36429319781228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98814004454285">
                <text:p>0.398814004454285</text:p>
              </table:table-cell>
              <table:table-cell office:value-type="float" office:value="0.364293197812283">
                <text:p>0.36429319781228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401544207447625">
                <text:p>0.401544207447625</text:p>
              </table:table-cell>
              <table:table-cell office:value-type="float" office:value="0.364774995331806">
                <text:p>0.36477499533180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402908264595078">
                <text:p>0.402908264595078</text:p>
              </table:table-cell>
              <table:table-cell office:value-type="float" office:value="0.365015709795797">
                <text:p>0.36501570979579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404268712210552">
                <text:p>0.404268712210552</text:p>
              </table:table-cell>
              <table:table-cell office:value-type="float" office:value="0.365255787287535">
                <text:p>0.36525578728753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405043152828932">
                <text:p>0.405043152828932</text:p>
              </table:table-cell>
              <table:table-cell office:value-type="float" office:value="0.364539477174623">
                <text:p>0.36453947717462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406406230898995">
                <text:p>0.406406230898995</text:p>
              </table:table-cell>
              <table:table-cell office:value-type="float" office:value="0.364780018861331">
                <text:p>0.3647800188613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406406230898995">
                <text:p>0.406406230898995</text:p>
              </table:table-cell>
              <table:table-cell office:value-type="float" office:value="0.364780018861331">
                <text:p>0.36478001886133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09136290294317">
                <text:p>0.409136290294317</text:p>
              </table:table-cell>
              <table:table-cell office:value-type="float" office:value="0.365261791040185">
                <text:p>0.36526179104018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410499688196328">
                <text:p>0.410499688196328</text:p>
              </table:table-cell>
              <table:table-cell office:value-type="float" office:value="0.365502389167471">
                <text:p>0.36550238916747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409908700958908">
                <text:p>0.409908700958908</text:p>
              </table:table-cell>
              <table:table-cell office:value-type="float" office:value="0.36454512270237">
                <text:p>0.3645451227023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412641136248697">
                <text:p>0.412641136248697</text:p>
              </table:table-cell>
              <table:table-cell office:value-type="float" office:value="0.365027314154101">
                <text:p>0.36502731415410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414004977999124">
                <text:p>0.414004977999124</text:p>
              </table:table-cell>
              <table:table-cell office:value-type="float" office:value="0.36526799060709">
                <text:p>0.3652679906070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415367964688631">
                <text:p>0.415367964688631</text:p>
              </table:table-cell>
              <table:table-cell office:value-type="float" office:value="0.365508516167917">
                <text:p>0.3655085161679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416733438234709">
                <text:p>0.416733438234709</text:p>
              </table:table-cell>
              <table:table-cell office:value-type="float" office:value="0.365749480583046">
                <text:p>0.36574948058304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417511925706302">
                <text:p>0.417511925706302</text:p>
              </table:table-cell>
              <table:table-cell office:value-type="float" office:value="0.365033884616242">
                <text:p>0.3650338846162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417511925706302">
                <text:p>0.417511925706302</text:p>
              </table:table-cell>
              <table:table-cell office:value-type="float" office:value="0.365033884616242">
                <text:p>0.36503388461624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420243362337154">
                <text:p>0.420243362337154</text:p>
              </table:table-cell>
              <table:table-cell office:value-type="float" office:value="0.365515899835142">
                <text:p>0.3655158998351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421609880232448">
                <text:p>0.421609880232448</text:p>
              </table:table-cell>
              <table:table-cell office:value-type="float" office:value="0.36575704854604">
                <text:p>0.3657570485460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421609880232448">
                <text:p>0.421609880232448</text:p>
              </table:table-cell>
              <table:table-cell office:value-type="float" office:value="0.36575704854604">
                <text:p>0.3657570485460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392424827304695">
                <text:p>0.392424827304695</text:p>
              </table:table-cell>
              <table:table-cell office:value-type="float" office:value="0.314546113699244">
                <text:p>0.31454611369924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392424827304695">
                <text:p>0.392424827304695</text:p>
              </table:table-cell>
              <table:table-cell office:value-type="float" office:value="0.314546113699244">
                <text:p>0.3145461136992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393981358399465">
                <text:p>0.393981358399465</text:p>
              </table:table-cell>
              <table:table-cell office:value-type="float" office:value="0.313114843439933">
                <text:p>0.3131148434399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395347001652291">
                <text:p>0.395347001652291</text:p>
              </table:table-cell>
              <table:table-cell office:value-type="float" office:value="0.313355837803125">
                <text:p>0.31335583780312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396712533943012">
                <text:p>0.396712533943012</text:p>
              </table:table-cell>
              <table:table-cell office:value-type="float" office:value="0.313596812584891">
                <text:p>0.31359681258489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397487248703061">
                <text:p>0.397487248703061</text:p>
              </table:table-cell>
              <table:table-cell office:value-type="float" office:value="0.312880550849619">
                <text:p>0.31288055084961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398261741538902">
                <text:p>0.398261741538902</text:p>
              </table:table-cell>
              <table:table-cell office:value-type="float" office:value="0.312164249951496">
                <text:p>0.31216424995149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399625720360164">
                <text:p>0.399625720360164</text:p>
              </table:table-cell>
              <table:table-cell office:value-type="float" office:value="0.312404950593304">
                <text:p>0.31240495059330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400990874074295">
                <text:p>0.400990874074295</text:p>
              </table:table-cell>
              <table:table-cell office:value-type="float" office:value="0.312645858567854">
                <text:p>0.31264585856785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01172956746908">
                <text:p>0.401172956746908</text:p>
              </table:table-cell>
              <table:table-cell office:value-type="float" office:value="0.310972040101644">
                <text:p>0.31097204010164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401946568413098">
                <text:p>0.401946568413098</text:p>
              </table:table-cell>
              <table:table-cell office:value-type="float" office:value="0.310255583703965">
                <text:p>0.3102555837039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403310932338133">
                <text:p>0.403310932338133</text:p>
              </table:table-cell>
              <table:table-cell office:value-type="float" office:value="0.310496352304839">
                <text:p>0.31049635230483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403498053995716">
                <text:p>0.403498053995716</text:p>
              </table:table-cell>
              <table:table-cell office:value-type="float" office:value="0.308823423065717">
                <text:p>0.30882342306571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404862907459447">
                <text:p>0.404862907459447</text:p>
              </table:table-cell>
              <table:table-cell office:value-type="float" office:value="0.309064278055233">
                <text:p>0.30906427805523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406228550712272">
                <text:p>0.406228550712272</text:p>
              </table:table-cell>
              <table:table-cell office:value-type="float" office:value="0.309305272418425">
                <text:p>0.3093052724184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407002084052271">
                <text:p>0.407002084052271</text:p>
              </table:table-cell>
              <table:table-cell office:value-type="float" office:value="0.308588802198563">
                <text:p>0.30858880219856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407777673454789">
                <text:p>0.407777673454789</text:p>
              </table:table-cell>
              <table:table-cell office:value-type="float" office:value="0.307872694810998">
                <text:p>0.30787269481099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409144413274291">
                <text:p>0.409144413274291</text:p>
              </table:table-cell>
              <table:table-cell office:value-type="float" office:value="0.308113882684748">
                <text:p>0.3081138826847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410508529166388">
                <text:p>0.410508529166388</text:p>
              </table:table-cell>
              <table:table-cell office:value-type="float" office:value="0.308354607515376">
                <text:p>0.3083546075153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410690043974115">
                <text:p>0.410690043974115</text:p>
              </table:table-cell>
              <table:table-cell office:value-type="float" office:value="0.306680688838341">
                <text:p>0.3066806888383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412055360867811">
                <text:p>0.412055360867811</text:p>
              </table:table-cell>
              <table:table-cell office:value-type="float" office:value="0.306921625609105">
                <text:p>0.30692162560910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413419718265664">
                <text:p>0.413419718265664</text:p>
              </table:table-cell>
              <table:table-cell office:value-type="float" office:value="0.30716239305813">
                <text:p>0.3071623930581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413419718265664">
                <text:p>0.413419718265664</text:p>
              </table:table-cell>
              <table:table-cell office:value-type="float" office:value="0.30716239305813">
                <text:p>0.3071623930581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416148622349666">
                <text:p>0.416148622349666</text:p>
              </table:table-cell>
              <table:table-cell office:value-type="float" office:value="0.307643961359789">
                <text:p>0.30764396135978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416918820299354">
                <text:p>0.416918820299354</text:p>
              </table:table-cell>
              <table:table-cell office:value-type="float" office:value="0.306926902545313">
                <text:p>0.30692690254531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416327833061934">
                <text:p>0.416327833061934</text:p>
              </table:table-cell>
              <table:table-cell office:value-type="float" office:value="0.305969636080212">
                <text:p>0.30596963608021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419056149699501">
                <text:p>0.419056149699501</text:p>
              </table:table-cell>
              <table:table-cell office:value-type="float" office:value="0.3064511007155">
                <text:p>0.30645110071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417874175224661">
                <text:p>0.417874175224661</text:p>
              </table:table-cell>
              <table:table-cell office:value-type="float" office:value="0.304536567785298">
                <text:p>0.30453656778529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420604665414035">
                <text:p>0.420604665414035</text:p>
              </table:table-cell>
              <table:table-cell office:value-type="float" office:value="0.305018415986157">
                <text:p>0.30501841598615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421967110347386">
                <text:p>0.421967110347386</text:p>
              </table:table-cell>
              <table:table-cell office:value-type="float" office:value="0.305258845943554">
                <text:p>0.30525884594355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422738052395891">
                <text:p>0.422738052395891</text:p>
              </table:table-cell>
              <table:table-cell office:value-type="float" office:value="0.304541918439814">
                <text:p>0.30454191843981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423516827063519">
                <text:p>0.423516827063519</text:p>
              </table:table-cell>
              <table:table-cell office:value-type="float" office:value="0.303826373154347">
                <text:p>0.3038263731543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423516827063519">
                <text:p>0.423516827063519</text:p>
              </table:table-cell>
              <table:table-cell office:value-type="float" office:value="0.303826373154347">
                <text:p>0.3038263731543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426247930808057">
                <text:p>0.426247930808057</text:p>
              </table:table-cell>
              <table:table-cell office:value-type="float" office:value="0.30430832962897">
                <text:p>0.3043083296289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427618032126601">
                <text:p>0.427618032126601</text:p>
              </table:table-cell>
              <table:table-cell office:value-type="float" office:value="0.304550110704729">
                <text:p>0.30455011070472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427800277978779">
                <text:p>0.427800277978779</text:p>
              </table:table-cell>
              <table:table-cell office:value-type="float" office:value="0.302876321034732">
                <text:p>0.3028763210347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429169204404454">
                <text:p>0.429169204404454</text:p>
              </table:table-cell>
              <table:table-cell office:value-type="float" office:value="0.30311789477775">
                <text:p>0.3031178947777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43053487376601">
                <text:p>0.43053487376601</text:p>
              </table:table-cell>
              <table:table-cell office:value-type="float" office:value="0.303358893748336">
                <text:p>0.30335889374833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43053487376601">
                <text:p>0.43053487376601</text:p>
              </table:table-cell>
              <table:table-cell office:value-type="float" office:value="0.303358893748336">
                <text:p>0.30335889374833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432677039808466">
                <text:p>0.432677039808466</text:p>
              </table:table-cell>
              <table:table-cell office:value-type="float" office:value="0.302883945438306">
                <text:p>0.30288394543830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433448771646066">
                <text:p>0.433448771646066</text:p>
              </table:table-cell>
              <table:table-cell office:value-type="float" office:value="0.302167157308242">
                <text:p>0.30216715730824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434813592473884">
                <text:p>0.434813592473884</text:p>
              </table:table-cell>
              <table:table-cell office:value-type="float" office:value="0.302408006538515">
                <text:p>0.30240800653851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436179568613022">
                <text:p>0.436179568613022</text:p>
              </table:table-cell>
              <table:table-cell office:value-type="float" office:value="0.302649059645983">
                <text:p>0.30264905964598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36179568613022">
                <text:p>0.436179568613022</text:p>
              </table:table-cell>
              <table:table-cell office:value-type="float" office:value="0.302649059645983">
                <text:p>0.30264905964598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437726374205714">
                <text:p>0.437726374205714</text:p>
              </table:table-cell>
              <table:table-cell office:value-type="float" office:value="0.301216073132318">
                <text:p>0.30121607313231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39091286414089">
                <text:p>0.439091286414089</text:p>
              </table:table-cell>
              <table:table-cell office:value-type="float" office:value="0.301456938488471">
                <text:p>0.30145693848847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440455180381977">
                <text:p>0.440455180381977</text:p>
              </table:table-cell>
              <table:table-cell office:value-type="float" office:value="0.301697624156248">
                <text:p>0.30169762415624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40455180381977">
                <text:p>0.440455180381977</text:p>
              </table:table-cell>
              <table:table-cell office:value-type="float" office:value="0.301697624156248">
                <text:p>0.30169762415624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441228544015227">
                <text:p>0.441228544015227</text:p>
              </table:table-cell>
              <table:table-cell office:value-type="float" office:value="0.300981123988324">
                <text:p>0.30098112398832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443962695954041">
                <text:p>0.443962695954041</text:p>
              </table:table-cell>
              <table:table-cell office:value-type="float" office:value="0.301463618376225">
                <text:p>0.30146361837622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445326589921929">
                <text:p>0.445326589921929</text:p>
              </table:table-cell>
              <table:table-cell office:value-type="float" office:value="0.301704304044003">
                <text:p>0.30170430404400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446689413431871">
                <text:p>0.446689413431871</text:p>
              </table:table-cell>
              <table:table-cell office:value-type="float" office:value="0.301944800808616">
                <text:p>0.30194480080861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448052243468995">
                <text:p>0.448052243468995</text:p>
              </table:table-cell>
              <table:table-cell office:value-type="float" office:value="0.302185298725078">
                <text:p>0.30218529872507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449417671324795">
                <text:p>0.449417671324795</text:p>
              </table:table-cell>
              <table:table-cell office:value-type="float" office:value="0.302426255077268">
                <text:p>0.30242625507726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450193665412634">
                <text:p>0.450193665412634</text:p>
              </table:table-cell>
              <table:table-cell office:value-type="float" office:value="0.301710219104313">
                <text:p>0.30171021910431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45096385683514">
                <text:p>0.45096385683514</text:p>
              </table:table-cell>
              <table:table-cell office:value-type="float" office:value="0.300993159137989">
                <text:p>0.30099315913798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452326353985951">
                <text:p>0.452326353985951</text:p>
              </table:table-cell>
              <table:table-cell office:value-type="float" office:value="0.301233598310174">
                <text:p>0.30123359831017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453101479958504">
                <text:p>0.453101479958504</text:p>
              </table:table-cell>
              <table:table-cell office:value-type="float" office:value="0.300517409141361">
                <text:p>0.30051740914136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454465478361314">
                <text:p>0.454465478361314</text:p>
              </table:table-cell>
              <table:table-cell office:value-type="float" office:value="0.300758113238716">
                <text:p>0.30075811323871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455828660866299">
                <text:p>0.455828660866299</text:p>
              </table:table-cell>
              <table:table-cell office:value-type="float" office:value="0.300998673355">
                <text:p>0.30099867335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457191373414136">
                <text:p>0.457191373414136</text:p>
              </table:table-cell>
              <table:table-cell office:value-type="float" office:value="0.301239150538188">
                <text:p>0.30123915053818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45855357684173">
                <text:p>0.45855357684173</text:p>
              </table:table-cell>
              <table:table-cell office:value-type="float" office:value="0.301479537877188">
                <text:p>0.30147953787718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459327384323398">
                <text:p>0.459327384323398</text:p>
              </table:table-cell>
              <table:table-cell office:value-type="float" office:value="0.300763116034966">
                <text:p>0.30076311603496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460100134401483">
                <text:p>0.460100134401483</text:p>
              </table:table-cell>
              <table:table-cell office:value-type="float" office:value="0.300046507593278">
                <text:p>0.3000465075932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61465144517597">
                <text:p>0.461465144517597</text:p>
              </table:table-cell>
              <table:table-cell office:value-type="float" office:value="0.300287390227159">
                <text:p>0.30028739022715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462830846515066">
                <text:p>0.462830846515066</text:p>
              </table:table-cell>
              <table:table-cell office:value-type="float" office:value="0.300528394956988">
                <text:p>0.30052839495698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63605535166385">
                <text:p>0.463605535166385</text:p>
              </table:table-cell>
              <table:table-cell office:value-type="float" office:value="0.299812128614321">
                <text:p>0.29981212861432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64380034529408">
                <text:p>0.464380034529408</text:p>
              </table:table-cell>
              <table:table-cell office:value-type="float" office:value="0.299095828868046">
                <text:p>0.29909582886804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65746474098511">
                <text:p>0.465746474098511</text:p>
              </table:table-cell>
              <table:table-cell office:value-type="float" office:value="0.299336963756762">
                <text:p>0.29933696375676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467107280709029">
                <text:p>0.467107280709029</text:p>
              </table:table-cell>
              <table:table-cell office:value-type="float" office:value="0.299577104600171">
                <text:p>0.29957710460017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68470019365596">
                <text:p>0.468470019365596</text:p>
              </table:table-cell>
              <table:table-cell office:value-type="float" office:value="0.299817586390753">
                <text:p>0.29981758639075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469243056639717">
                <text:p>0.469243056639717</text:p>
              </table:table-cell>
              <table:table-cell office:value-type="float" office:value="0.299101028630401">
                <text:p>0.29910102863040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470606630775657">
                <text:p>0.470606630775657</text:p>
              </table:table-cell>
              <table:table-cell office:value-type="float" office:value="0.299341657857599">
                <text:p>0.29934165785759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471382063525793">
                <text:p>0.471382063525793</text:p>
              </table:table-cell>
              <table:table-cell office:value-type="float" office:value="0.298625522825668">
                <text:p>0.29862552282566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472747080169089">
                <text:p>0.472747080169089</text:p>
              </table:table-cell>
              <table:table-cell office:value-type="float" office:value="0.298866406611398">
                <text:p>0.29886640661139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472156092931669">
                <text:p>0.472156092931669</text:p>
              </table:table-cell>
              <table:table-cell office:value-type="float" office:value="0.297909140146297">
                <text:p>0.29790914014629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74295902661205">
                <text:p>0.474295902661205</text:p>
              </table:table-cell>
              <table:table-cell office:value-type="float" office:value="0.297433776018938">
                <text:p>0.29743377601893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475660260059058">
                <text:p>0.475660260059058</text:p>
              </table:table-cell>
              <table:table-cell office:value-type="float" office:value="0.297674543467963">
                <text:p>0.29767454346796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477025766241049">
                <text:p>0.477025766241049</text:p>
              </table:table-cell>
              <table:table-cell office:value-type="float" office:value="0.297915513642335">
                <text:p>0.29791551364233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76434779003629">
                <text:p>0.476434779003629</text:p>
              </table:table-cell>
              <table:table-cell office:value-type="float" office:value="0.296958247177234">
                <text:p>0.29695824717723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479164459822361">
                <text:p>0.479164459822361</text:p>
              </table:table-cell>
              <table:table-cell office:value-type="float" office:value="0.297439952548871">
                <text:p>0.29743995254887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480524992291209">
                <text:p>0.480524992291209</text:p>
              </table:table-cell>
              <table:table-cell office:value-type="float" office:value="0.29768004501464">
                <text:p>0.2976800450146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480706996637631">
                <text:p>0.480706996637631</text:p>
              </table:table-cell>
              <table:table-cell office:value-type="float" office:value="0.296006212726247">
                <text:p>0.29600621272624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482072365748787">
                <text:p>0.482072365748787</text:p>
              </table:table-cell>
              <table:table-cell office:value-type="float" office:value="0.2962471587118">
                <text:p>0.296247158711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4834379763657">
                <text:p>0.4834379763657</text:p>
              </table:table-cell>
              <table:table-cell office:value-type="float" office:value="0.296488147315748">
                <text:p>0.29648814731574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84803214933204">
                <text:p>0.484803214933204</text:p>
              </table:table-cell>
              <table:table-cell office:value-type="float" office:value="0.296729070264329">
                <text:p>0.2967290702643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48616918454516">
                <text:p>0.48616918454516</text:p>
              </table:table-cell>
              <table:table-cell office:value-type="float" office:value="0.296970122219949">
                <text:p>0.29697012221994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487533326545987">
                <text:p>0.487533326545987</text:p>
              </table:table-cell>
              <table:table-cell office:value-type="float" office:value="0.297210851657972">
                <text:p>0.29721085165797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488307055701464">
                <text:p>0.488307055701464</text:p>
              </table:table-cell>
              <table:table-cell office:value-type="float" office:value="0.296494415993567">
                <text:p>0.29649441599356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89669990173509">
                <text:p>0.489669990173509</text:p>
              </table:table-cell>
              <table:table-cell office:value-type="float" office:value="0.296734932339606">
                <text:p>0.29673493233960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91032624395155">
                <text:p>0.491032624395155</text:p>
              </table:table-cell>
              <table:table-cell office:value-type="float" office:value="0.296975395700611">
                <text:p>0.29697539570061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491032624395155">
                <text:p>0.491032624395155</text:p>
              </table:table-cell>
              <table:table-cell office:value-type="float" office:value="0.296975395700611">
                <text:p>0.29697539570061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93763532324216">
                <text:p>0.493763532324216</text:p>
              </table:table-cell>
              <table:table-cell office:value-type="float" office:value="0.297457317619778">
                <text:p>0.29745731761977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494537666165013">
                <text:p>0.494537666165013</text:p>
              </table:table-cell>
              <table:table-cell office:value-type="float" office:value="0.296740953369984">
                <text:p>0.29674095336998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495899210347165">
                <text:p>0.495899210347165</text:p>
              </table:table-cell>
              <table:table-cell office:value-type="float" office:value="0.29698122437228">
                <text:p>0.2969812243722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497262973771401">
                <text:p>0.497262973771401</text:p>
              </table:table-cell>
              <table:table-cell office:value-type="float" office:value="0.297221887003086">
                <text:p>0.29722188700308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498631521620485">
                <text:p>0.498631521620485</text:p>
              </table:table-cell>
              <table:table-cell office:value-type="float" office:value="0.297463393938887">
                <text:p>0.29746339393888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498631521620485">
                <text:p>0.498631521620485</text:p>
              </table:table-cell>
              <table:table-cell office:value-type="float" office:value="0.297463393938887">
                <text:p>0.29746339393888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500773250341706">
                <text:p>0.500773250341706</text:p>
              </table:table-cell>
              <table:table-cell office:value-type="float" office:value="0.296988368455004">
                <text:p>0.2969883684550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500773250341706">
                <text:p>0.500773250341706</text:p>
              </table:table-cell>
              <table:table-cell office:value-type="float" office:value="0.296988368455004">
                <text:p>0.2969883684550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503318185397322">
                <text:p>0.503318185397322</text:p>
              </table:table-cell>
              <table:table-cell office:value-type="float" office:value="0.299143422338639">
                <text:p>0.2991434223386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504679519533193">
                <text:p>0.504679519533193</text:p>
              </table:table-cell>
              <table:table-cell office:value-type="float" office:value="0.299338109754744">
                <text:p>0.29933810975474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506051443573129">
                <text:p>0.506051443573129</text:p>
              </table:table-cell>
              <table:table-cell office:value-type="float" office:value="0.299534311656532">
                <text:p>0.2995343116565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507423485716084">
                <text:p>0.507423485716084</text:p>
              </table:table-cell>
              <table:table-cell office:value-type="float" office:value="0.299730530448495">
                <text:p>0.29973053044849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506832498478664">
                <text:p>0.506832498478664</text:p>
              </table:table-cell>
              <table:table-cell office:value-type="float" office:value="0.298773263983394">
                <text:p>0.29877326398339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509572619752148">
                <text:p>0.509572619752148</text:p>
              </table:table-cell>
              <table:table-cell office:value-type="float" office:value="0.299165134808118">
                <text:p>0.29916513480811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509572619752148">
                <text:p>0.509572619752148</text:p>
              </table:table-cell>
              <table:table-cell office:value-type="float" office:value="0.299165134808118">
                <text:p>0.29916513480811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512314191068258">
                <text:p>0.512314191068258</text:p>
              </table:table-cell>
              <table:table-cell office:value-type="float" office:value="0.299557213006656">
                <text:p>0.29955721300665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513496165543098">
                <text:p>0.513496165543098</text:p>
              </table:table-cell>
              <table:table-cell office:value-type="float" office:value="0.301471745936858">
                <text:p>0.30147174593685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514873801748918">
                <text:p>0.514873801748918</text:p>
              </table:table-cell>
              <table:table-cell office:value-type="float" office:value="0.301623193009258">
                <text:p>0.30162319300925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516256333095391">
                <text:p>0.516256333095391</text:p>
              </table:table-cell>
              <table:table-cell office:value-type="float" office:value="0.301775178216992">
                <text:p>0.30177517821699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517037876096084">
                <text:p>0.517037876096084</text:p>
              </table:table-cell>
              <table:table-cell office:value-type="float" office:value="0.300968797512199">
                <text:p>0.30096879751219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518415242179741">
                <text:p>0.518415242179741</text:p>
              </table:table-cell>
              <table:table-cell office:value-type="float" office:value="0.301120214889378">
                <text:p>0.30112021488937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519798076590104">
                <text:p>0.519798076590104</text:p>
              </table:table-cell>
              <table:table-cell office:value-type="float" office:value="0.301272233413702">
                <text:p>0.30127223341370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521177847419843">
                <text:p>0.521177847419843</text:p>
              </table:table-cell>
              <table:table-cell office:value-type="float" office:value="0.30142391515077">
                <text:p>0.3014239151507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522555990928261">
                <text:p>0.522555990928261</text:p>
              </table:table-cell>
              <table:table-cell office:value-type="float" office:value="0.301575417992242">
                <text:p>0.30157541799224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52393377207768">
                <text:p>0.52393377207768</text:p>
              </table:table-cell>
              <table:table-cell office:value-type="float" office:value="0.301726880998663">
                <text:p>0.30172688099866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52511574655252">
                <text:p>0.52511574655252</text:p>
              </table:table-cell>
              <table:table-cell office:value-type="float" office:value="0.303641413928865">
                <text:p>0.30364141392886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526499758682731">
                <text:p>0.526499758682731</text:p>
              </table:table-cell>
              <table:table-cell office:value-type="float" office:value="0.303747992154669">
                <text:p>0.30374799215466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527881642885206">
                <text:p>0.527881642885206</text:p>
              </table:table-cell>
              <table:table-cell office:value-type="float" office:value="0.303854406515752">
                <text:p>0.30385440651575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529262780330431">
                <text:p>0.529262780330431</text:p>
              </table:table-cell>
              <table:table-cell office:value-type="float" office:value="0.303960763371514">
                <text:p>0.30396076337151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530645649195119">
                <text:p>0.530645649195119</text:p>
              </table:table-cell>
              <table:table-cell office:value-type="float" office:value="0.304067253558198">
                <text:p>0.30406725355819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530645649195119">
                <text:p>0.530645649195119</text:p>
              </table:table-cell>
              <table:table-cell office:value-type="float" office:value="0.304067253558198">
                <text:p>0.30406725355819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532817306922539">
                <text:p>0.532817306922539</text:p>
              </table:table-cell>
              <table:table-cell office:value-type="float" office:value="0.303322729302832">
                <text:p>0.3033227293028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534198933394636">
                <text:p>0.534198933394636</text:p>
              </table:table-cell>
              <table:table-cell office:value-type="float" office:value="0.303429123816945">
                <text:p>0.30342912381694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535585998638557">
                <text:p>0.535585998638557</text:p>
              </table:table-cell>
              <table:table-cell office:value-type="float" office:value="0.303535937153003">
                <text:p>0.30353593715300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536969601043552">
                <text:p>0.536969601043552</text:p>
              </table:table-cell>
              <table:table-cell office:value-type="float" office:value="0.303642483827216">
                <text:p>0.30364248382721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538347962930859">
                <text:p>0.538347962930859</text:p>
              </table:table-cell>
              <table:table-cell office:value-type="float" office:value="0.303748626946383">
                <text:p>0.30374862694638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539728902121948">
                <text:p>0.539728902121948</text:p>
              </table:table-cell>
              <table:table-cell office:value-type="float" office:value="0.303854968535245">
                <text:p>0.30385496853524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539728902121948">
                <text:p>0.539728902121948</text:p>
              </table:table-cell>
              <table:table-cell office:value-type="float" office:value="0.303854968535245">
                <text:p>0.30385496853524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54249054259916">
                <text:p>0.54249054259916</text:p>
              </table:table-cell>
              <table:table-cell office:value-type="float" office:value="0.304067633392689">
                <text:p>0.30406763339268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54308152983658">
                <text:p>0.54308152983658</text:p>
              </table:table-cell>
              <table:table-cell office:value-type="float" office:value="0.30502489985779">
                <text:p>0.3050248998577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54308152983658">
                <text:p>0.54308152983658</text:p>
              </table:table-cell>
              <table:table-cell office:value-type="float" office:value="0.30502489985779">
                <text:p>0.3050248998577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545849922376665">
                <text:p>0.545849922376665</text:p>
              </table:table-cell>
              <table:table-cell office:value-type="float" office:value="0.305147423085926">
                <text:p>0.30514742308592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547239005354038">
                <text:p>0.547239005354038</text:p>
              </table:table-cell>
              <table:table-cell office:value-type="float" office:value="0.305208900975377">
                <text:p>0.30520890097537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548623949859756">
                <text:p>0.548623949859756</text:p>
              </table:table-cell>
              <table:table-cell office:value-type="float" office:value="0.305270195704781">
                <text:p>0.30527019570478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549417549564103">
                <text:p>0.549417549564103</text:p>
              </table:table-cell>
              <table:table-cell office:value-type="float" office:value="0.304374208144057">
                <text:p>0.30437420814405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550207706060033">
                <text:p>0.550207706060033</text:p>
              </table:table-cell>
              <table:table-cell office:value-type="float" office:value="0.303478068194173">
                <text:p>0.30347806819417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551590849502886">
                <text:p>0.551590849502886</text:p>
              </table:table-cell>
              <table:table-cell office:value-type="float" office:value="0.303539283212326">
                <text:p>0.30353928321232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55297529077045">
                <text:p>0.55297529077045</text:p>
              </table:table-cell>
              <table:table-cell office:value-type="float" office:value="0.303600555669468">
                <text:p>0.30360055566946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553774227447844">
                <text:p>0.553774227447844</text:p>
              </table:table-cell>
              <table:table-cell office:value-type="float" office:value="0.30270480431194">
                <text:p>0.3027048043119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555158781281838">
                <text:p>0.555158781281838</text:p>
              </table:table-cell>
              <table:table-cell office:value-type="float" office:value="0.302766081751036">
                <text:p>0.30276608175103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555954102590393">
                <text:p>0.555954102590393</text:p>
              </table:table-cell>
              <table:table-cell office:value-type="float" office:value="0.301870170384891">
                <text:p>0.30187017038489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557339020609893">
                <text:p>0.557339020609893</text:p>
              </table:table-cell>
              <table:table-cell office:value-type="float" office:value="0.301931463942071">
                <text:p>0.3019314639420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558721607842156">
                <text:p>0.558721607842156</text:p>
              </table:table-cell>
              <table:table-cell office:value-type="float" office:value="0.301992654343513">
                <text:p>0.30199265434351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559514101746876">
                <text:p>0.559514101746876</text:p>
              </table:table-cell>
              <table:table-cell office:value-type="float" office:value="0.301096617842424">
                <text:p>0.30109661784242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559514101746876">
                <text:p>0.559514101746876</text:p>
              </table:table-cell>
              <table:table-cell office:value-type="float" office:value="0.301096617842424">
                <text:p>0.30109661784242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561693645811693">
                <text:p>0.561693645811693</text:p>
              </table:table-cell>
              <table:table-cell office:value-type="float" office:value="0.300261969262571">
                <text:p>0.30026196926257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561102658574273">
                <text:p>0.561102658574273</text:p>
              </table:table-cell>
              <table:table-cell office:value-type="float" office:value="0.299304702797471">
                <text:p>0.29930470279747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562486940924526">
                <text:p>0.562486940924526</text:p>
              </table:table-cell>
              <table:table-cell office:value-type="float" office:value="0.299365968221268">
                <text:p>0.29936596822126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565267550232938">
                <text:p>0.565267550232938</text:p>
              </table:table-cell>
              <table:table-cell office:value-type="float" office:value="0.299489032137861">
                <text:p>0.29948903213786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566656580237874">
                <text:p>0.566656580237874</text:p>
              </table:table-cell>
              <table:table-cell office:value-type="float" office:value="0.299550507682864">
                <text:p>0.29955050768286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567247567475294">
                <text:p>0.567247567475294</text:p>
              </table:table-cell>
              <table:table-cell office:value-type="float" office:value="0.300507774147965">
                <text:p>0.30050777414796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567247567475294">
                <text:p>0.567247567475294</text:p>
              </table:table-cell>
              <table:table-cell office:value-type="float" office:value="0.300507774147965">
                <text:p>0.3005077741479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568041878758484">
                <text:p>0.568041878758484</text:p>
              </table:table-cell>
              <table:table-cell office:value-type="float" office:value="0.299566617500091">
                <text:p>0.29956661750009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569633265029212">
                <text:p>0.569633265029212</text:p>
              </table:table-cell>
              <table:table-cell office:value-type="float" office:value="0.297684336343823">
                <text:p>0.29768433634382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571018556922233">
                <text:p>0.571018556922233</text:p>
              </table:table-cell>
              <table:table-cell office:value-type="float" office:value="0.297700446083977">
                <text:p>0.2977004460839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57240459773274">
                <text:p>0.57240459773274</text:p>
              </table:table-cell>
              <table:table-cell office:value-type="float" office:value="0.29771656453339">
                <text:p>0.2977165645333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573197795581084">
                <text:p>0.573197795581084</text:p>
              </table:table-cell>
              <table:table-cell office:value-type="float" office:value="0.296775394937238">
                <text:p>0.29677539493723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574581304652834">
                <text:p>0.574581304652834</text:p>
              </table:table-cell>
              <table:table-cell office:value-type="float" office:value="0.296791483944731">
                <text:p>0.29679148394473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575376974591639">
                <text:p>0.575376974591639</text:p>
              </table:table-cell>
              <table:table-cell office:value-type="float" office:value="0.295850343096841">
                <text:p>0.29585034309684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576170755667759">
                <text:p>0.576170755667759</text:p>
              </table:table-cell>
              <table:table-cell office:value-type="float" office:value="0.29490918028312">
                <text:p>0.2949091802831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576965477861428">
                <text:p>0.576965477861428</text:p>
              </table:table-cell>
              <table:table-cell office:value-type="float" office:value="0.293968028413778">
                <text:p>0.29396802841377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578352439906717">
                <text:p>0.578352439906717</text:p>
              </table:table-cell>
              <table:table-cell office:value-type="float" office:value="0.293984157576351">
                <text:p>0.29398415757635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577761452669297">
                <text:p>0.577761452669297</text:p>
              </table:table-cell>
              <table:table-cell office:value-type="float" office:value="0.29302689111125">
                <text:p>0.293026891111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579940651562618">
                <text:p>0.579940651562618</text:p>
              </table:table-cell>
              <table:table-cell office:value-type="float" office:value="0.292101839502072">
                <text:p>0.29210183950207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580736175694479">
                <text:p>0.580736175694479</text:p>
              </table:table-cell>
              <table:table-cell office:value-type="float" office:value="0.291160696958574">
                <text:p>0.29116069695857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581530500232845">
                <text:p>0.581530500232845</text:p>
              </table:table-cell>
              <table:table-cell office:value-type="float" office:value="0.290219540464847">
                <text:p>0.29021954046484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582913479097526">
                <text:p>0.582913479097526</text:p>
              </table:table-cell>
              <table:table-cell office:value-type="float" office:value="0.290235623306493">
                <text:p>0.29023562330649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582322491860106">
                <text:p>0.582322491860106</text:p>
              </table:table-cell>
              <table:table-cell office:value-type="float" office:value="0.289278356841392">
                <text:p>0.28927835684139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582531509004283">
                <text:p>0.582531509004283</text:p>
              </table:table-cell>
              <table:table-cell office:value-type="float" office:value="0.287379999934202">
                <text:p>0.28737999993420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585303431563175">
                <text:p>0.585303431563175</text:p>
              </table:table-cell>
              <table:table-cell office:value-type="float" office:value="0.287412234983275">
                <text:p>0.28741223498327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586096145597568">
                <text:p>0.586096145597568</text:p>
              </table:table-cell>
              <table:table-cell office:value-type="float" office:value="0.286471059760786">
                <text:p>0.28647105976078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586096145597568">
                <text:p>0.586096145597568</text:p>
              </table:table-cell>
              <table:table-cell office:value-type="float" office:value="0.286471059760786">
                <text:p>0.28647105976078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588277969015882">
                <text:p>0.588277969015882</text:p>
              </table:table-cell>
              <table:table-cell office:value-type="float" office:value="0.285546038672552">
                <text:p>0.28554603867255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589072359830132">
                <text:p>0.589072359830132</text:p>
              </table:table-cell>
              <table:table-cell office:value-type="float" office:value="0.284604882949556">
                <text:p>0.28460488294955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590455683329408">
                <text:p>0.590455683329408</text:p>
              </table:table-cell>
              <table:table-cell office:value-type="float" office:value="0.284620969799003">
                <text:p>0.28462096979900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591251154440562">
                <text:p>0.591251154440562</text:p>
              </table:table-cell>
              <table:table-cell office:value-type="float" office:value="0.28367982663892">
                <text:p>0.2836798266389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592045207247805">
                <text:p>0.592045207247805</text:p>
              </table:table-cell>
              <table:table-cell office:value-type="float" office:value="0.282738666985196">
                <text:p>0.28273866698519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592840154779478">
                <text:p>0.592840154779478</text:p>
              </table:table-cell>
              <table:table-cell office:value-type="float" office:value="0.281797517736339">
                <text:p>0.28179751773633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593635519849218">
                <text:p>0.593635519849218</text:p>
              </table:table-cell>
              <table:table-cell office:value-type="float" office:value="0.280856373343087">
                <text:p>0.28085637334308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593836199487229">
                <text:p>0.593836199487229</text:p>
              </table:table-cell>
              <table:table-cell office:value-type="float" office:value="0.278957919477949">
                <text:p>0.27895791947794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594636343048182">
                <text:p>0.594636343048182</text:p>
              </table:table-cell>
              <table:table-cell office:value-type="float" office:value="0.278016830654395">
                <text:p>0.27801683065439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594636343048182">
                <text:p>0.594636343048182</text:p>
              </table:table-cell>
              <table:table-cell office:value-type="float" office:value="0.278016830654395">
                <text:p>0.2780168306543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596022808024344">
                <text:p>0.596022808024344</text:p>
              </table:table-cell>
              <table:table-cell office:value-type="float" office:value="0.278032954036486">
                <text:p>0.27803295403648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59879605610091">
                <text:p>0.59879605610091</text:p>
              </table:table-cell>
              <table:table-cell office:value-type="float" office:value="0.278065204500177">
                <text:p>0.27806520450017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600181871573412">
                <text:p>0.600181871573412</text:p>
              </table:table-cell>
              <table:table-cell office:value-type="float" office:value="0.278081320329105">
                <text:p>0.27808132032910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611616730089687">
                <text:p>0.611616730089687</text:p>
              </table:table-cell>
              <table:table-cell office:value-type="float" office:value="0.294370992346672">
                <text:p>0.29437099234667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621275896327295">
                <text:p>0.621275896327295</text:p>
              </table:table-cell>
              <table:table-cell office:value-type="float" office:value="0.307788833214823">
                <text:p>0.30778883321482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622661963648155">
                <text:p>0.622661963648155</text:p>
              </table:table-cell>
              <table:table-cell office:value-type="float" office:value="0.307804951972529">
                <text:p>0.30780495197252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624048554548496">
                <text:p>0.624048554548496</text:p>
              </table:table-cell>
              <table:table-cell office:value-type="float" office:value="0.307821076819009">
                <text:p>0.3078210768190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625431261682054">
                <text:p>0.625431261682054</text:p>
              </table:table-cell>
              <table:table-cell office:value-type="float" office:value="0.307837156500658">
                <text:p>0.30783715650065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625431261682054">
                <text:p>0.625431261682054</text:p>
              </table:table-cell>
              <table:table-cell office:value-type="float" office:value="0.307837156500658">
                <text:p>0.30783715650065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62820329028236">
                <text:p>0.62820329028236</text:p>
              </table:table-cell>
              <table:table-cell office:value-type="float" office:value="0.3078693927829">
                <text:p>0.30786939278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62761230304494">
                <text:p>0.62761230304494</text:p>
              </table:table-cell>
              <table:table-cell office:value-type="float" office:value="0.3069121263178">
                <text:p>0.306912126317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629800131058315">
                <text:p>0.629800131058315</text:p>
              </table:table-cell>
              <table:table-cell office:value-type="float" office:value="0.305987175057785">
                <text:p>0.30598717505778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631185118082271">
                <text:p>0.631185118082271</text:p>
              </table:table-cell>
              <table:table-cell office:value-type="float" office:value="0.306003281252577">
                <text:p>0.30600328125257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632571251679015">
                <text:p>0.632571251679015</text:p>
              </table:table-cell>
              <table:table-cell office:value-type="float" office:value="0.306019400781014">
                <text:p>0.30601940078101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631980264441595">
                <text:p>0.631980264441595</text:p>
              </table:table-cell>
              <table:table-cell office:value-type="float" office:value="0.305062134315913">
                <text:p>0.30506213431591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63475225990396">
                <text:p>0.63475225990396</text:p>
              </table:table-cell>
              <table:table-cell office:value-type="float" office:value="0.305094370212789">
                <text:p>0.30509437021278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634953012445442">
                <text:p>0.634953012445442</text:p>
              </table:table-cell>
              <table:table-cell office:value-type="float" office:value="0.303195917195456">
                <text:p>0.3031959171954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63633852304888">
                <text:p>0.63633852304888</text:p>
              </table:table-cell>
              <table:table-cell office:value-type="float" office:value="0.303212029479022">
                <text:p>0.30321202947902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638521797909046">
                <text:p>0.638521797909046</text:p>
              </table:table-cell>
              <table:table-cell office:value-type="float" office:value="0.302287025269795">
                <text:p>0.30228702526979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638521797909046">
                <text:p>0.638521797909046</text:p>
              </table:table-cell>
              <table:table-cell office:value-type="float" office:value="0.302287025269795">
                <text:p>0.30228702526979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641294886923491">
                <text:p>0.641294886923491</text:p>
              </table:table-cell>
              <table:table-cell office:value-type="float" office:value="0.302319273883732">
                <text:p>0.30231927388373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642677262677631">
                <text:p>0.642677262677631</text:p>
              </table:table-cell>
              <table:table-cell office:value-type="float" office:value="0.302335349711726">
                <text:p>0.30233534971172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644064025895269">
                <text:p>0.644064025895269</text:p>
              </table:table-cell>
              <table:table-cell office:value-type="float" office:value="0.302351476562107">
                <text:p>0.30235147656210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644064025895269">
                <text:p>0.644064025895269</text:p>
              </table:table-cell>
              <table:table-cell office:value-type="float" office:value="0.302351476562107">
                <text:p>0.30235147656210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646837022123478">
                <text:p>0.646837022123478</text:p>
              </table:table-cell>
              <table:table-cell office:value-type="float" office:value="0.30238372409702">
                <text:p>0.3023837240970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648223646161761">
                <text:p>0.648223646161761</text:p>
              </table:table-cell>
              <table:table-cell office:value-type="float" office:value="0.302399849328865">
                <text:p>0.30239984932886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648223646161761">
                <text:p>0.648223646161761</text:p>
              </table:table-cell>
              <table:table-cell office:value-type="float" office:value="0.302399849328865">
                <text:p>0.30239984932886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65099529698953">
                <text:p>0.65099529698953</text:p>
              </table:table-cell>
              <table:table-cell office:value-type="float" office:value="0.302432081217941">
                <text:p>0.30243208121794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65099529698953">
                <text:p>0.65099529698953</text:p>
              </table:table-cell>
              <table:table-cell office:value-type="float" office:value="0.302432081217941">
                <text:p>0.30243208121794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653768352866033">
                <text:p>0.653768352866033</text:p>
              </table:table-cell>
              <table:table-cell office:value-type="float" office:value="0.302464329446512">
                <text:p>0.30246432944651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655152113786142">
                <text:p>0.655152113786142</text:p>
              </table:table-cell>
              <table:table-cell office:value-type="float" office:value="0.302480421382783">
                <text:p>0.30248042138278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656534794409346">
                <text:p>0.656534794409346</text:p>
              </table:table-cell>
              <table:table-cell office:value-type="float" office:value="0.30249650075614">
                <text:p>0.3024965007561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657919662136711">
                <text:p>0.657919662136711</text:p>
              </table:table-cell>
              <table:table-cell office:value-type="float" office:value="0.302512605563616">
                <text:p>0.3025126055636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659307008582126">
                <text:p>0.659307008582126</text:p>
              </table:table-cell>
              <table:table-cell office:value-type="float" office:value="0.302528739196428">
                <text:p>0.30252873919642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660693221709931">
                <text:p>0.660693221709931</text:p>
              </table:table-cell>
              <table:table-cell office:value-type="float" office:value="0.302544859649742">
                <text:p>0.30254485964974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662670475095862">
                <text:p>0.662670475095862</text:p>
              </table:table-cell>
              <table:table-cell office:value-type="float" office:value="0.303518247184742">
                <text:p>0.30351824718474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66406138055623">
                <text:p>0.66406138055623</text:p>
              </table:table-cell>
              <table:table-cell office:value-type="float" office:value="0.303534422205803">
                <text:p>0.30353442220580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666037434348667">
                <text:p>0.666037434348667</text:p>
              </table:table-cell>
              <table:table-cell office:value-type="float" office:value="0.304507795790573">
                <text:p>0.30450779579057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668604508516465">
                <text:p>0.668604508516465</text:p>
              </table:table-cell>
              <table:table-cell office:value-type="float" office:value="0.306438436225809">
                <text:p>0.30643843622580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670582484309528">
                <text:p>0.670582484309528</text:p>
              </table:table-cell>
              <table:table-cell office:value-type="float" office:value="0.307411832161776">
                <text:p>0.30741183216177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671967378547247">
                <text:p>0.671967378547247</text:p>
              </table:table-cell>
              <table:table-cell office:value-type="float" office:value="0.307427937277544">
                <text:p>0.30742793727754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673353532026756">
                <text:p>0.673353532026756</text:p>
              </table:table-cell>
              <table:table-cell office:value-type="float" office:value="0.3074440570372">
                <text:p>0.307444057037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67473735259516">
                <text:p>0.67473735259516</text:p>
              </table:table-cell>
              <table:table-cell office:value-type="float" office:value="0.307460149667129">
                <text:p>0.30746014966712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67473735259516">
                <text:p>0.67473735259516</text:p>
              </table:table-cell>
              <table:table-cell office:value-type="float" office:value="0.307460149667129">
                <text:p>0.30746014966712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681053614584952">
                <text:p>0.681053614584952</text:p>
              </table:table-cell>
              <table:table-cell office:value-type="float" office:value="0.313235965086338">
                <text:p>0.31323596508633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682235589059792">
                <text:p>0.682235589059792</text:p>
              </table:table-cell>
              <table:table-cell office:value-type="float" office:value="0.31515049801654">
                <text:p>0.3151504980165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686189923514356">
                <text:p>0.686189923514356</text:p>
              </table:table-cell>
              <table:table-cell office:value-type="float" office:value="0.317097271082639">
                <text:p>0.31709727108263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688160860808573">
                <text:p>0.688160860808573</text:p>
              </table:table-cell>
              <table:table-cell office:value-type="float" office:value="0.318070585166983">
                <text:p>0.31807058516698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689342835283413">
                <text:p>0.689342835283413</text:p>
              </table:table-cell>
              <table:table-cell office:value-type="float" office:value="0.319985118097185">
                <text:p>0.31998511809718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689550945625738">
                <text:p>0.689550945625738</text:p>
              </table:table-cell>
              <table:table-cell office:value-type="float" office:value="0.318041468190263">
                <text:p>0.31804146819026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690345987736703">
                <text:p>0.690345987736703</text:p>
              </table:table-cell>
              <table:table-cell office:value-type="float" office:value="0.317055169695051">
                <text:p>0.31705516969505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691731897806593">
                <text:p>0.691731897806593</text:p>
              </table:table-cell>
              <table:table-cell office:value-type="float" office:value="0.317026140163368">
                <text:p>0.31702614016336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692507338485115">
                <text:p>0.692507338485115</text:p>
              </table:table-cell>
              <table:table-cell office:value-type="float" office:value="0.316040252243428">
                <text:p>0.31604025224342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693892446738465">
                <text:p>0.693892446738465</text:p>
              </table:table-cell>
              <table:table-cell office:value-type="float" office:value="0.316011239506745">
                <text:p>0.31601123950674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694688853925522">
                <text:p>0.694688853925522</text:p>
              </table:table-cell>
              <table:table-cell office:value-type="float" office:value="0.315024912418392">
                <text:p>0.31502491241839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695484923156848">
                <text:p>0.695484923156848</text:p>
              </table:table-cell>
              <table:table-cell office:value-type="float" office:value="0.314038592408924">
                <text:p>0.3140385924089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696283430970708">
                <text:p>0.696283430970708</text:p>
              </table:table-cell>
              <table:table-cell office:value-type="float" office:value="0.31305222132045">
                <text:p>0.3130522213204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697673873623354">
                <text:p>0.697673873623354</text:p>
              </table:table-cell>
              <table:table-cell office:value-type="float" office:value="0.313023096848441">
                <text:p>0.31302309684844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698473189880337">
                <text:p>0.698473189880337</text:p>
              </table:table-cell>
              <table:table-cell office:value-type="float" office:value="0.312036708826166">
                <text:p>0.31203670882616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699267814516574">
                <text:p>0.699267814516574</text:p>
              </table:table-cell>
              <table:table-cell office:value-type="float" office:value="0.311050419075457">
                <text:p>0.31105041907545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701245778703744">
                <text:p>0.701245778703744</text:p>
              </table:table-cell>
              <table:table-cell office:value-type="float" office:value="0.31197863366181">
                <text:p>0.3119786336618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702635671350002">
                <text:p>0.702635671350002</text:p>
              </table:table-cell>
              <table:table-cell office:value-type="float" office:value="0.311949520710338">
                <text:p>0.31194952071033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704024503742985">
                <text:p>0.704024503742985</text:p>
              </table:table-cell>
              <table:table-cell office:value-type="float" office:value="0.31192042996713">
                <text:p>0.3119204299671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704817955474035">
                <text:p>0.704817955474035</text:p>
              </table:table-cell>
              <table:table-cell office:value-type="float" office:value="0.310934164784312">
                <text:p>0.31093416478431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705608358976916">
                <text:p>0.705608358976916</text:p>
              </table:table-cell>
              <table:table-cell office:value-type="float" office:value="0.309947963450252">
                <text:p>0.30994796345025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70699352024293">
                <text:p>0.70699352024293</text:p>
              </table:table-cell>
              <table:table-cell office:value-type="float" office:value="0.309918949603156">
                <text:p>0.30991894960315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708378436325374">
                <text:p>0.708378436325374</text:p>
              </table:table-cell>
              <table:table-cell office:value-type="float" office:value="0.309889940891721">
                <text:p>0.30988994089172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709173279638849">
                <text:p>0.709173279638849</text:p>
              </table:table-cell>
              <table:table-cell office:value-type="float" office:value="0.308903646560557">
                <text:p>0.30890364656055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710560753582322">
                <text:p>0.710560753582322</text:p>
              </table:table-cell>
              <table:table-cell office:value-type="float" office:value="0.308874584271686">
                <text:p>0.30887458427168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71194714739277">
                <text:p>0.71194714739277</text:p>
              </table:table-cell>
              <table:table-cell office:value-type="float" office:value="0.308845544607484">
                <text:p>0.30884554460748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713332315285367">
                <text:p>0.713332315285367</text:p>
              </table:table-cell>
              <table:table-cell office:value-type="float" office:value="0.308816530621586">
                <text:p>0.30881653062158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71530719148487">
                <text:p>0.71530719148487</text:p>
              </table:table-cell>
              <table:table-cell office:value-type="float" office:value="0.309744809889507">
                <text:p>0.30974480988950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872122499812636">
                <text:p>0.872122499812636</text:p>
              </table:table-cell>
              <table:table-cell office:value-type="float" office:value="0.561476865815018">
                <text:p>0.56147686581501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872922180531683">
                <text:p>0.872922180531683</text:p>
              </table:table-cell>
              <table:table-cell office:value-type="float" office:value="0.560490470158652">
                <text:p>0.56049047015865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872922180531683">
                <text:p>0.872922180531683</text:p>
              </table:table-cell>
              <table:table-cell office:value-type="float" office:value="0.560490470158652">
                <text:p>0.5604904701586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875101495946543">
                <text:p>0.875101495946543</text:p>
              </table:table-cell>
              <table:table-cell office:value-type="float" office:value="0.559475176415764">
                <text:p>0.55947517641576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875894304899044">
                <text:p>0.875894304899044</text:p>
              </table:table-cell>
              <table:table-cell office:value-type="float" office:value="0.558488924696706">
                <text:p>0.55848892469670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876687584338936">
                <text:p>0.876687584338936</text:p>
              </table:table-cell>
              <table:table-cell office:value-type="float" office:value="0.557502663122731">
                <text:p>0.55750266312273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878070280516084">
                <text:p>0.878070280516084</text:p>
              </table:table-cell>
              <table:table-cell office:value-type="float" office:value="0.557473700909848">
                <text:p>0.5574737009098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761263467855647">
                <text:p>0.761263467855647</text:p>
              </table:table-cell>
              <table:table-cell office:value-type="float" office:value="0.365991279392415">
                <text:p>0.36599127939241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759694667042259">
                <text:p>0.759694667042259</text:p>
              </table:table-cell>
              <table:table-cell office:value-type="float" office:value="0.361175912815972">
                <text:p>0.36117591281597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759903777998613">
                <text:p>0.759903777998613</text:p>
              </table:table-cell>
              <table:table-cell office:value-type="float" office:value="0.359232241950002">
                <text:p>0.35923224195000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760699038786816">
                <text:p>0.760699038786816</text:p>
              </table:table-cell>
              <table:table-cell office:value-type="float" office:value="0.358245938874334">
                <text:p>0.35824593887433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760903259324934">
                <text:p>0.760903259324934</text:p>
              </table:table-cell>
              <table:table-cell office:value-type="float" office:value="0.356302370443979">
                <text:p>0.35630237044397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760312272087514">
                <text:p>0.760312272087514</text:p>
              </table:table-cell>
              <table:table-cell office:value-type="float" office:value="0.355345103978879">
                <text:p>0.35534510397887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763087054309885">
                <text:p>0.763087054309885</text:p>
              </table:table-cell>
              <table:table-cell office:value-type="float" office:value="0.355286982871178">
                <text:p>0.35528698287117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763881950636024">
                <text:p>0.763881950636024</text:p>
              </table:table-cell>
              <table:table-cell office:value-type="float" office:value="0.354300687429601">
                <text:p>0.35430068742960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765272565579828">
                <text:p>0.765272565579828</text:p>
              </table:table-cell>
              <table:table-cell office:value-type="float" office:value="0.35427155934875">
                <text:p>0.3542715593487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76607263726727">
                <text:p>0.76607263726727</text:p>
              </table:table-cell>
              <table:table-cell office:value-type="float" office:value="0.353285155503087">
                <text:p>0.35328515550308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767458249140927">
                <text:p>0.767458249140927</text:p>
              </table:table-cell>
              <table:table-cell office:value-type="float" office:value="0.353256132217478">
                <text:p>0.35325613221747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767664245603283">
                <text:p>0.767664245603283</text:p>
              </table:table-cell>
              <table:table-cell office:value-type="float" office:value="0.351312526588282">
                <text:p>0.35131252658828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767664245603283">
                <text:p>0.767664245603283</text:p>
              </table:table-cell>
              <table:table-cell office:value-type="float" office:value="0.351312526588282">
                <text:p>0.35131252658828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770435495856928">
                <text:p>0.770435495856928</text:p>
              </table:table-cell>
              <table:table-cell office:value-type="float" office:value="0.351254479461859">
                <text:p>0.35125447946185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771822081838282">
                <text:p>0.771822081838282</text:p>
              </table:table-cell>
              <table:table-cell office:value-type="float" office:value="0.351225435772409">
                <text:p>0.35122543577240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772616785993514">
                <text:p>0.772616785993514</text:p>
              </table:table-cell>
              <table:table-cell office:value-type="float" office:value="0.35023914435608">
                <text:p>0.3502391443560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774005114766191">
                <text:p>0.774005114766191</text:p>
              </table:table-cell>
              <table:table-cell office:value-type="float" office:value="0.350210064161797">
                <text:p>0.35021006416179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775396173691054">
                <text:p>0.775396173691054</text:p>
              </table:table-cell>
              <table:table-cell office:value-type="float" office:value="0.350180926781234">
                <text:p>0.35018092678123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776782560874919">
                <text:p>0.776782560874919</text:p>
              </table:table-cell>
              <table:table-cell office:value-type="float" office:value="0.350151887255834">
                <text:p>0.35015188725583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778165144400155">
                <text:p>0.778165144400155</text:p>
              </table:table-cell>
              <table:table-cell office:value-type="float" office:value="0.350122927402578">
                <text:p>0.35012292740257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779556123806022">
                <text:p>0.779556123806022</text:p>
              </table:table-cell>
              <table:table-cell office:value-type="float" office:value="0.350093791687636">
                <text:p>0.35009379168763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780348270100226">
                <text:p>0.780348270100226</text:p>
              </table:table-cell>
              <table:table-cell office:value-type="float" office:value="0.349107553848743">
                <text:p>0.34910755384874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781733345220662">
                <text:p>0.781733345220662</text:p>
              </table:table-cell>
              <table:table-cell office:value-type="float" office:value="0.349078541806068">
                <text:p>0.34907854180606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783116392606706">
                <text:p>0.783116392606706</text:p>
              </table:table-cell>
              <table:table-cell office:value-type="float" office:value="0.349049572236697">
                <text:p>0.34904957223669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783320361334672">
                <text:p>0.783320361334672</text:p>
              </table:table-cell>
              <table:table-cell office:value-type="float" office:value="0.347106009080805">
                <text:p>0.34710600908080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78470533042978">
                <text:p>0.78470533042978</text:p>
              </table:table-cell>
              <table:table-cell office:value-type="float" office:value="0.347076999258957">
                <text:p>0.34707699925895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78470533042978">
                <text:p>0.78470533042978</text:p>
              </table:table-cell>
              <table:table-cell office:value-type="float" office:value="0.347076999258957">
                <text:p>0.34707699925895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787473413176762">
                <text:p>0.787473413176762</text:p>
              </table:table-cell>
              <table:table-cell office:value-type="float" office:value="0.347019018479721">
                <text:p>0.34701901847972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788264671508847">
                <text:p>0.788264671508847</text:p>
              </table:table-cell>
              <table:table-cell office:value-type="float" office:value="0.346032799240249">
                <text:p>0.34603279924024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789648838787415">
                <text:p>0.789648838787415</text:p>
              </table:table-cell>
              <table:table-cell office:value-type="float" office:value="0.346003806213399">
                <text:p>0.34600380621339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789648838787415">
                <text:p>0.789648838787415</text:p>
              </table:table-cell>
              <table:table-cell office:value-type="float" office:value="0.346003806213399">
                <text:p>0.34600380621339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792420453503124">
                <text:p>0.792420453503124</text:p>
              </table:table-cell>
              <table:table-cell office:value-type="float" office:value="0.345945751452886">
                <text:p>0.34594575145288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79380372619299">
                <text:p>0.79380372619299</text:p>
              </table:table-cell>
              <table:table-cell office:value-type="float" office:value="0.345916777164259">
                <text:p>0.34591677716425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795194586320363">
                <text:p>0.795194586320363</text:p>
              </table:table-cell>
              <table:table-cell office:value-type="float" office:value="0.345887643947747">
                <text:p>0.34588764394774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796582948225955">
                <text:p>0.796582948225955</text:p>
              </table:table-cell>
              <table:table-cell office:value-type="float" office:value="0.345858563059455">
                <text:p>0.34585856305945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797377652381187">
                <text:p>0.797377652381187</text:p>
              </table:table-cell>
              <table:table-cell office:value-type="float" office:value="0.344872271643126">
                <text:p>0.34487227164312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798757585273234">
                <text:p>0.798757585273234</text:p>
              </table:table-cell>
              <table:table-cell office:value-type="float" office:value="0.344843367310529">
                <text:p>0.34484336731052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799553349681742">
                <text:p>0.799553349681742</text:p>
              </table:table-cell>
              <table:table-cell office:value-type="float" office:value="0.343857053685937">
                <text:p>0.34385705368593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800345442963282">
                <text:p>0.800345442963282</text:p>
              </table:table-cell>
              <table:table-cell office:value-type="float" office:value="0.342870816957457">
                <text:p>0.34287081695745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801730339165977">
                <text:p>0.801730339165977</text:p>
              </table:table-cell>
              <table:table-cell office:value-type="float" office:value="0.342841808662427">
                <text:p>0.34284180866242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803116501046021">
                <text:p>0.803116501046021</text:p>
              </table:table-cell>
              <table:table-cell office:value-type="float" office:value="0.342812773856282">
                <text:p>0.34281277385628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803913040764737">
                <text:p>0.803913040764737</text:p>
              </table:table-cell>
              <table:table-cell office:value-type="float" office:value="0.341826443991897">
                <text:p>0.34182644399189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805297592385118">
                <text:p>0.805297592385118</text:p>
              </table:table-cell>
              <table:table-cell office:value-type="float" office:value="0.341797442914552">
                <text:p>0.34179744291455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806683310284102">
                <text:p>0.806683310284102</text:p>
              </table:table-cell>
              <table:table-cell office:value-type="float" office:value="0.341768417408118">
                <text:p>0.34176841740811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808067391417091">
                <text:p>0.808067391417091</text:p>
              </table:table-cell>
              <table:table-cell office:value-type="float" office:value="0.34173942618569">
                <text:p>0.3417394261856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808860425673414">
                <text:p>0.808860425673414</text:p>
              </table:table-cell>
              <table:table-cell office:value-type="float" office:value="0.340753169747376">
                <text:p>0.34075316974737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810246209838228">
                <text:p>0.810246209838228</text:p>
              </table:table-cell>
              <table:table-cell office:value-type="float" office:value="0.340724142852925">
                <text:p>0.34072414285292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811629681325583">
                <text:p>0.811629681325583</text:p>
              </table:table-cell>
              <table:table-cell office:value-type="float" office:value="0.340695164400249">
                <text:p>0.34069516440024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813015810072712">
                <text:p>0.813015810072712</text:p>
              </table:table-cell>
              <table:table-cell office:value-type="float" office:value="0.340666130288113">
                <text:p>0.34066613028811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813809063006272">
                <text:p>0.813809063006272</text:p>
              </table:table-cell>
              <table:table-cell office:value-type="float" office:value="0.339679869269344">
                <text:p>0.33967986926934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814605291275589">
                <text:p>0.814605291275589</text:p>
              </table:table-cell>
              <table:table-cell office:value-type="float" office:value="0.338693545928637">
                <text:p>0.33869354592863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815990677845424">
                <text:p>0.815990677845424</text:p>
              </table:table-cell>
              <table:table-cell office:value-type="float" office:value="0.338664527362285">
                <text:p>0.33866452736228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817374898136656">
                <text:p>0.817374898136656</text:p>
              </table:table-cell>
              <table:table-cell office:value-type="float" office:value="0.338635533225022">
                <text:p>0.33863553322502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816783910899236">
                <text:p>0.816783910899236</text:p>
              </table:table-cell>
              <table:table-cell office:value-type="float" office:value="0.337678266759921">
                <text:p>0.33767826675992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819556519602391">
                <text:p>0.819556519602391</text:p>
              </table:table-cell>
              <table:table-cell office:value-type="float" office:value="0.337620191179161">
                <text:p>0.33762019117916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820943741735711">
                <text:p>0.820943741735711</text:p>
              </table:table-cell>
              <table:table-cell office:value-type="float" office:value="0.337591134164753">
                <text:p>0.33759113416475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82231695527262">
                <text:p>0.82231695527262</text:p>
              </table:table-cell>
              <table:table-cell office:value-type="float" office:value="0.337562370577026">
                <text:p>0.33756237057702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823116973947399">
                <text:p>0.823116973947399</text:p>
              </table:table-cell>
              <table:table-cell office:value-type="float" office:value="0.336575967841776">
                <text:p>0.33657596784177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824501114719635">
                <text:p>0.824501114719635</text:p>
              </table:table-cell>
              <table:table-cell office:value-type="float" office:value="0.336546975370134">
                <text:p>0.33654697537013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824501114719635">
                <text:p>0.824501114719635</text:p>
              </table:table-cell>
              <table:table-cell office:value-type="float" office:value="0.336546975370134">
                <text:p>0.33654697537013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827270277599642">
                <text:p>0.827270277599642</text:p>
              </table:table-cell>
              <table:table-cell office:value-type="float" office:value="0.33648897196623">
                <text:p>0.3364889719662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826679290362222">
                <text:p>0.826679290362222</text:p>
              </table:table-cell>
              <table:table-cell office:value-type="float" office:value="0.335531705501129">
                <text:p>0.3355317055011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828857412992146">
                <text:p>0.828857412992146</text:p>
              </table:table-cell>
              <table:table-cell office:value-type="float" office:value="0.334516436742537">
                <text:p>0.33451643674253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830243879695007">
                <text:p>0.830243879695007</text:p>
              </table:table-cell>
              <table:table-cell office:value-type="float" office:value="0.334487395551516">
                <text:p>0.33448739555151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831626734910145">
                <text:p>0.831626734910145</text:p>
              </table:table-cell>
              <table:table-cell office:value-type="float" office:value="0.334458430007393">
                <text:p>0.33445843000739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833009729283527">
                <text:p>0.833009729283527</text:p>
              </table:table-cell>
              <table:table-cell office:value-type="float" office:value="0.334429461548436">
                <text:p>0.3344294615484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833805102723639">
                <text:p>0.833805102723639</text:p>
              </table:table-cell>
              <table:table-cell office:value-type="float" office:value="0.333443156113141">
                <text:p>0.33344315611314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835191052553028">
                <text:p>0.835191052553028</text:p>
              </table:table-cell>
              <table:table-cell office:value-type="float" office:value="0.333414125748649">
                <text:p>0.33341412574864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836573801742839">
                <text:p>0.836573801742839</text:p>
              </table:table-cell>
              <table:table-cell office:value-type="float" office:value="0.333385162425352">
                <text:p>0.33338516242535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837959778078559">
                <text:p>0.837959778078559</text:p>
              </table:table-cell>
              <table:table-cell office:value-type="float" office:value="0.333356131505653">
                <text:p>0.33335613150565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839341771837911">
                <text:p>0.839341771837911</text:p>
              </table:table-cell>
              <table:table-cell office:value-type="float" office:value="0.333327184005744">
                <text:p>0.33332718400574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84013733744893">
                <text:p>0.84013733744893</text:p>
              </table:table-cell>
              <table:table-cell office:value-type="float" office:value="0.332340874545201">
                <text:p>0.33234087454520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84013733744893">
                <text:p>0.84013733744893</text:p>
              </table:table-cell>
              <table:table-cell office:value-type="float" office:value="0.332340874545201">
                <text:p>0.33234087454520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842316122737152">
                <text:p>0.842316122737152</text:p>
              </table:table-cell>
              <table:table-cell office:value-type="float" office:value="0.331325591906445">
                <text:p>0.33132559190644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843110018449261">
                <text:p>0.843110018449261</text:p>
              </table:table-cell>
              <table:table-cell office:value-type="float" office:value="0.330339317423917">
                <text:p>0.33033931742391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844494908025373">
                <text:p>0.844494908025373</text:p>
              </table:table-cell>
              <table:table-cell office:value-type="float" office:value="0.330310309267688">
                <text:p>0.33031030926768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844494908025373">
                <text:p>0.844494908025373</text:p>
              </table:table-cell>
              <table:table-cell office:value-type="float" office:value="0.330310309267688">
                <text:p>0.3303103092676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846676059003717">
                <text:p>0.846676059003717</text:p>
              </table:table-cell>
              <table:table-cell office:value-type="float" office:value="0.329294977076744">
                <text:p>0.3292949770767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848062837155977">
                <text:p>0.848062837155977</text:p>
              </table:table-cell>
              <table:table-cell office:value-type="float" office:value="0.329265929362046">
                <text:p>0.32926592936204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84944648093449">
                <text:p>0.84944648093449</text:p>
              </table:table-cell>
              <table:table-cell office:value-type="float" office:value="0.329236947300527">
                <text:p>0.32923694730052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850242132691088">
                <text:p>0.850242132691088</text:p>
              </table:table-cell>
              <table:table-cell office:value-type="float" office:value="0.328250636035562">
                <text:p>0.32825063603556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851627883722987">
                <text:p>0.851627883722987</text:p>
              </table:table-cell>
              <table:table-cell office:value-type="float" office:value="0.32822160983512">
                <text:p>0.3282216098351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8524229457137">
                <text:p>0.8524229457137</text:p>
              </table:table-cell>
              <table:table-cell office:value-type="float" office:value="0.327235310923502">
                <text:p>0.32723531092350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853218922172863">
                <text:p>0.853218922172863</text:p>
              </table:table-cell>
              <table:table-cell office:value-type="float" office:value="0.326248992857257">
                <text:p>0.32624899285725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854605004533911">
                <text:p>0.854605004533911</text:p>
              </table:table-cell>
              <table:table-cell office:value-type="float" office:value="0.326219959716732">
                <text:p>0.32621995971673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855990477249325">
                <text:p>0.855990477249325</text:p>
              </table:table-cell>
              <table:table-cell office:value-type="float" office:value="0.326190939345958">
                <text:p>0.32619093934595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857371669192137">
                <text:p>0.857371669192137</text:p>
              </table:table-cell>
              <table:table-cell office:value-type="float" office:value="0.326162008641049">
                <text:p>0.32616200864104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858163788980009">
                <text:p>0.858163788980009</text:p>
              </table:table-cell>
              <table:table-cell office:value-type="float" office:value="0.325175771357362">
                <text:p>0.32517577135736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858163788980009">
                <text:p>0.858163788980009</text:p>
              </table:table-cell>
              <table:table-cell office:value-type="float" office:value="0.325175771357362">
                <text:p>0.32517577135736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860935112126067">
                <text:p>0.860935112126067</text:p>
              </table:table-cell>
              <table:table-cell office:value-type="float" office:value="0.325117722704121">
                <text:p>0.32511772270412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86231935892363">
                <text:p>0.86231935892363</text:p>
              </table:table-cell>
              <table:table-cell office:value-type="float" office:value="0.325088728011652">
                <text:p>0.32508872801165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863111929319145">
                <text:p>0.863111929319145</text:p>
              </table:table-cell>
              <table:table-cell office:value-type="float" office:value="0.324102481289454">
                <text:p>0.32410248128945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864496898414252">
                <text:p>0.864496898414252</text:p>
              </table:table-cell>
              <table:table-cell office:value-type="float" office:value="0.324073471467605">
                <text:p>0.32407347146760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865881874135943">
                <text:p>0.865881874135943</text:p>
              </table:table-cell>
              <table:table-cell office:value-type="float" office:value="0.324044461506955">
                <text:p>0.32404446150695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867266173946171">
                <text:p>0.867266173946171</text:p>
              </table:table-cell>
              <table:table-cell office:value-type="float" office:value="0.324015465704073">
                <text:p>0.32401546570407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868652196667972">
                <text:p>0.868652196667972</text:p>
              </table:table-cell>
              <table:table-cell office:value-type="float" office:value="0.323986433812763">
                <text:p>0.32398643381276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869446403829481">
                <text:p>0.869446403829481</text:p>
              </table:table-cell>
              <table:table-cell office:value-type="float" office:value="0.323000152806558">
                <text:p>0.32300015280655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868855416592061">
                <text:p>0.868855416592061</text:p>
              </table:table-cell>
              <table:table-cell office:value-type="float" office:value="0.322042886341457">
                <text:p>0.32204288634145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871632471732393">
                <text:p>0.871632471732393</text:p>
              </table:table-cell>
              <table:table-cell office:value-type="float" office:value="0.321984717624791">
                <text:p>0.32198471762479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873019004701083">
                <text:p>0.873019004701083</text:p>
              </table:table-cell>
              <table:table-cell office:value-type="float" office:value="0.321955675045754">
                <text:p>0.32195567504575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87440374849237">
                <text:p>0.87440374849237</text:p>
              </table:table-cell>
              <table:table-cell office:value-type="float" office:value="0.321926669943162">
                <text:p>0.32192666994316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875199572540125">
                <text:p>0.875199572540125</text:p>
              </table:table-cell>
              <table:table-cell office:value-type="float" office:value="0.320940355069354">
                <text:p>0.32094035506935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876584760312471">
                <text:p>0.876584760312471</text:p>
              </table:table-cell>
              <table:table-cell office:value-type="float" office:value="0.320911340667052">
                <text:p>0.32091134066705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87797106797734">
                <text:p>0.87797106797734</text:p>
              </table:table-cell>
              <table:table-cell office:value-type="float" office:value="0.32088230280727">
                <text:p>0.320882302807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879357183471303">
                <text:p>0.879357183471303</text:p>
              </table:table-cell>
              <table:table-cell office:value-type="float" office:value="0.320853268972737">
                <text:p>0.32085326897273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88074304052853">
                <text:p>0.88074304052853</text:p>
              </table:table-cell>
              <table:table-cell office:value-type="float" office:value="0.320824240551468">
                <text:p>0.32082424055146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882133463301427">
                <text:p>0.882133463301427</text:p>
              </table:table-cell>
              <table:table-cell office:value-type="float" office:value="0.320795116495864">
                <text:p>0.32079511649586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883522322200741">
                <text:p>0.883522322200741</text:p>
              </table:table-cell>
              <table:table-cell office:value-type="float" office:value="0.320766025197449">
                <text:p>0.32076602519744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884908265403547">
                <text:p>0.884908265403547</text:p>
              </table:table-cell>
              <table:table-cell office:value-type="float" office:value="0.320736994971758">
                <text:p>0.32073699497175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886292253764374">
                <text:p>0.886292253764374</text:p>
              </table:table-cell>
              <table:table-cell office:value-type="float" office:value="0.320708005692554">
                <text:p>0.32070800569255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887682915094258">
                <text:p>0.887682915094258</text:p>
              </table:table-cell>
              <table:table-cell office:value-type="float" office:value="0.320678876640091">
                <text:p>0.32067887664009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88906936191737">
                <text:p>0.88906936191737</text:p>
              </table:table-cell>
              <table:table-cell office:value-type="float" office:value="0.320649835865475">
                <text:p>0.32064983586547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890455218974597">
                <text:p>0.890455218974597</text:p>
              </table:table-cell>
              <table:table-cell office:value-type="float" office:value="0.320620807444206">
                <text:p>0.32062080744420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891845694760158">
                <text:p>0.891845694760158</text:p>
              </table:table-cell>
              <table:table-cell office:value-type="float" office:value="0.320591682278189">
                <text:p>0.32059168227818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893232976532724">
                <text:p>0.893232976532724</text:p>
              </table:table-cell>
              <table:table-cell office:value-type="float" office:value="0.320562624014565">
                <text:p>0.32056262401456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894616136570679">
                <text:p>0.894616136570679</text:p>
              </table:table-cell>
              <table:table-cell office:value-type="float" office:value="0.320533652085567">
                <text:p>0.32053365208556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895999627937784">
                <text:p>0.895999627937784</text:p>
              </table:table-cell>
              <table:table-cell office:value-type="float" office:value="0.320504673216486">
                <text:p>0.32050467321648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895999627937784">
                <text:p>0.895999627937784</text:p>
              </table:table-cell>
              <table:table-cell office:value-type="float" office:value="0.320504673216486">
                <text:p>0.32050467321648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898771600488973">
                <text:p>0.898771600488973</text:p>
              </table:table-cell>
              <table:table-cell office:value-type="float" office:value="0.320446610960683">
                <text:p>0.32044661096068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900157762369017">
                <text:p>0.900157762369017</text:p>
              </table:table-cell>
              <table:table-cell office:value-type="float" office:value="0.320417576154538">
                <text:p>0.32041757615453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902134918113063">
                <text:p>0.902134918113063</text:p>
              </table:table-cell>
              <table:table-cell office:value-type="float" office:value="0.321345807674692">
                <text:p>0.32134580767469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90352021853732">
                <text:p>0.90352021853732</text:p>
              </table:table-cell>
              <table:table-cell office:value-type="float" office:value="0.321316790912762">
                <text:p>0.32131679091276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904904909315943">
                <text:p>0.904904909315943</text:p>
              </table:table-cell>
              <table:table-cell office:value-type="float" office:value="0.321287786920582">
                <text:p>0.32128778692058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906290017569293">
                <text:p>0.906290017569293</text:p>
              </table:table-cell>
              <table:table-cell office:value-type="float" office:value="0.321258774183899">
                <text:p>0.32125877418389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906290017569293">
                <text:p>0.906290017569293</text:p>
              </table:table-cell>
              <table:table-cell office:value-type="float" office:value="0.321258774183899">
                <text:p>0.32125877418389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909056490056613">
                <text:p>0.909056490056613</text:p>
              </table:table-cell>
              <table:table-cell office:value-type="float" office:value="0.321200827133464">
                <text:p>0.32120082713346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910441962772027">
                <text:p>0.910441962772027</text:p>
              </table:table-cell>
              <table:table-cell office:value-type="float" office:value="0.32117180676269">
                <text:p>0.3211718067626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911827150544373">
                <text:p>0.911827150544373</text:p>
              </table:table-cell>
              <table:table-cell office:value-type="float" office:value="0.321142792360388">
                <text:p>0.32114279236038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91321009190509">
                <text:p>0.91321009190509</text:p>
              </table:table-cell>
              <table:table-cell office:value-type="float" office:value="0.321113825011843">
                <text:p>0.32111382501184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914595929082568">
                <text:p>0.914595929082568</text:p>
              </table:table-cell>
              <table:table-cell office:value-type="float" office:value="0.321084797006979">
                <text:p>0.32108479700697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915982124095527">
                <text:p>0.915982124095527</text:p>
              </table:table-cell>
              <table:table-cell office:value-type="float" office:value="0.321055761506826">
                <text:p>0.32105576150682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917371930596207">
                <text:p>0.917371930596207</text:p>
              </table:table-cell>
              <table:table-cell office:value-type="float" office:value="0.321026650359775">
                <text:p>0.32102665035977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917371930596207">
                <text:p>0.917371930596207</text:p>
              </table:table-cell>
              <table:table-cell office:value-type="float" office:value="0.321026650359775">
                <text:p>0.32102665035977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91875729065971">
                <text:p>0.91875729065971</text:p>
              </table:table-cell>
              <table:table-cell office:value-type="float" office:value="0.32099763234863">
                <text:p>0.3209976323486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921529760204623">
                <text:p>0.921529760204623</text:p>
              </table:table-cell>
              <table:table-cell office:value-type="float" office:value="0.320939559682704">
                <text:p>0.32093955968270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922921037806724">
                <text:p>0.922921037806724</text:p>
              </table:table-cell>
              <table:table-cell office:value-type="float" office:value="0.320910417721687">
                <text:p>0.32091041772168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924306590041133">
                <text:p>0.924306590041133</text:p>
              </table:table-cell>
              <table:table-cell office:value-type="float" office:value="0.320881395685294">
                <text:p>0.32088139568529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925691810946395">
                <text:p>0.925691810946395</text:p>
              </table:table-cell>
              <table:table-cell office:value-type="float" office:value="0.320852380588983">
                <text:p>0.32085238058898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925691810946395">
                <text:p>0.925691810946395</text:p>
              </table:table-cell>
              <table:table-cell office:value-type="float" office:value="0.320852380588983">
                <text:p>0.32085238058898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928440312140684">
                <text:p>0.928440312140684</text:p>
              </table:table-cell>
              <table:table-cell office:value-type="float" office:value="0.320794809968614">
                <text:p>0.3207948099686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929826533659974">
                <text:p>0.929826533659974</text:p>
              </table:table-cell>
              <table:table-cell office:value-type="float" office:value="0.320765773913255">
                <text:p>0.32076577391325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931212867831175">
                <text:p>0.931212867831175</text:p>
              </table:table-cell>
              <table:table-cell office:value-type="float" office:value="0.320736735498267">
                <text:p>0.32073673549826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93259856585041">
                <text:p>0.93259856585041</text:p>
              </table:table-cell>
              <table:table-cell office:value-type="float" office:value="0.320707710408237">
                <text:p>0.32070771040823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933982030711183">
                <text:p>0.933982030711183</text:p>
              </table:table-cell>
              <table:table-cell office:value-type="float" office:value="0.320678732094363">
                <text:p>0.32067873209436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935365866660602">
                <text:p>0.935365866660602</text:p>
              </table:table-cell>
              <table:table-cell office:value-type="float" office:value="0.320649746007596">
                <text:p>0.32064974600759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93675230685713">
                <text:p>0.93675230685713</text:p>
              </table:table-cell>
              <table:table-cell office:value-type="float" office:value="0.320620705371782">
                <text:p>0.32062070537178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93813885970557">
                <text:p>0.93813885970557</text:p>
              </table:table-cell>
              <table:table-cell office:value-type="float" office:value="0.32059166237634">
                <text:p>0.3205916623763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939524630617218">
                <text:p>0.939524630617218</text:p>
              </table:table-cell>
              <table:table-cell office:value-type="float" office:value="0.320562635759492">
                <text:p>0.32056263575949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940906405699331">
                <text:p>0.940906405699331</text:p>
              </table:table-cell>
              <table:table-cell office:value-type="float" office:value="0.320533692840038">
                <text:p>0.32053369284003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942288850066325">
                <text:p>0.942288850066325</text:p>
              </table:table-cell>
              <table:table-cell office:value-type="float" office:value="0.320504735901617">
                <text:p>0.32050473590161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943672348060013">
                <text:p>0.943672348060013</text:p>
              </table:table-cell>
              <table:table-cell office:value-type="float" office:value="0.320475756893734">
                <text:p>0.32047575689373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945058569579303">
                <text:p>0.945058569579303</text:p>
              </table:table-cell>
              <table:table-cell office:value-type="float" office:value="0.320446720838374">
                <text:p>0.32044672083837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946429225255183">
                <text:p>0.946429225255183</text:p>
              </table:table-cell>
              <table:table-cell office:value-type="float" office:value="0.320418010828084">
                <text:p>0.32041801082808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947802710481994">
                <text:p>0.947802710481994</text:p>
              </table:table-cell>
              <table:table-cell office:value-type="float" office:value="0.32038924154949">
                <text:p>0.3203892415494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949186712095988">
                <text:p>0.949186712095988</text:p>
              </table:table-cell>
              <table:table-cell office:value-type="float" office:value="0.320360251992682">
                <text:p>0.32036025199268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950572211317734">
                <text:p>0.950572211317734</text:p>
              </table:table-cell>
              <table:table-cell office:value-type="float" office:value="0.320331231066702">
                <text:p>0.32033123106670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952550831536617">
                <text:p>0.952550831536617</text:p>
              </table:table-cell>
              <table:table-cell office:value-type="float" office:value="0.321259431911692">
                <text:p>0.32125943191169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953936131960874">
                <text:p>0.953936131960874</text:p>
              </table:table-cell>
              <table:table-cell office:value-type="float" office:value="0.321230415149761">
                <text:p>0.32123041514976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955317370289767">
                <text:p>0.955317370289767</text:p>
              </table:table-cell>
              <table:table-cell office:value-type="float" office:value="0.32120148347324">
                <text:p>0.3212014834732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955317370289767">
                <text:p>0.955317370289767</text:p>
              </table:table-cell>
              <table:table-cell office:value-type="float" office:value="0.32120148347324">
                <text:p>0.3212014834732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958093948316125">
                <text:p>0.958093948316125</text:p>
              </table:table-cell>
              <table:table-cell office:value-type="float" office:value="0.321143324750293">
                <text:p>0.32114332475029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959479361392292">
                <text:p>0.959479361392292</text:p>
              </table:table-cell>
              <table:table-cell office:value-type="float" office:value="0.321114305628734">
                <text:p>0.32111430562873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960864946759616">
                <text:p>0.960864946759616</text:p>
              </table:table-cell>
              <table:table-cell office:value-type="float" office:value="0.321085282898333">
                <text:p>0.32108528289833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962251280930817">
                <text:p>0.962251280930817</text:p>
              </table:table-cell>
              <table:table-cell office:value-type="float" office:value="0.321056244483345">
                <text:p>0.32105624448334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963636780152564">
                <text:p>0.963636780152564</text:p>
              </table:table-cell>
              <table:table-cell office:value-type="float" office:value="0.321027223557365">
                <text:p>0.32102722355736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965023306494671">
                <text:p>0.965023306494671</text:p>
              </table:table-cell>
              <table:table-cell office:value-type="float" office:value="0.320998181117129">
                <text:p>0.32099818111712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966410025007684">
                <text:p>0.966410025007684</text:p>
              </table:table-cell>
              <table:table-cell office:value-type="float" office:value="0.320969134651646">
                <text:p>0.32096913465164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967792880222823">
                <text:p>0.967792880222823</text:p>
              </table:table-cell>
              <table:table-cell office:value-type="float" office:value="0.320940169107523">
                <text:p>0.32094016910752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969177458349535">
                <text:p>0.969177458349535</text:p>
              </table:table-cell>
              <table:table-cell office:value-type="float" office:value="0.320911167474972">
                <text:p>0.32091116747497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969177458349535">
                <text:p>0.969177458349535</text:p>
              </table:table-cell>
              <table:table-cell office:value-type="float" office:value="0.320911167474972">
                <text:p>0.3209111674749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9719239450626">
                <text:p>0.9719239450626</text:p>
              </table:table-cell>
              <table:table-cell office:value-type="float" office:value="0.320853639050304">
                <text:p>0.32085363905030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973310385259128">
                <text:p>0.973310385259128</text:p>
              </table:table-cell>
              <table:table-cell office:value-type="float" office:value="0.32082459841449">
                <text:p>0.320824598414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974694413379454">
                <text:p>0.974694413379454</text:p>
              </table:table-cell>
              <table:table-cell office:value-type="float" office:value="0.320795608302476">
                <text:p>0.32079560830247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976079415607476">
                <text:p>0.976079415607476</text:p>
              </table:table-cell>
              <table:table-cell office:value-type="float" office:value="0.320766597786619">
                <text:p>0.32076659778661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977465749778677">
                <text:p>0.977465749778677</text:p>
              </table:table-cell>
              <table:table-cell office:value-type="float" office:value="0.320737559371631">
                <text:p>0.32073755937163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978849744766088">
                <text:p>0.978849744766088</text:p>
              </table:table-cell>
              <table:table-cell office:value-type="float" office:value="0.320708569953625">
                <text:p>0.32070856995362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980235608449897">
                <text:p>0.980235608449897</text:p>
              </table:table-cell>
              <table:table-cell office:value-type="float" office:value="0.320679541393554">
                <text:p>0.32067954139355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981621697437528">
                <text:p>0.981621697437528</text:p>
              </table:table-cell>
              <table:table-cell office:value-type="float" office:value="0.320650508114227">
                <text:p>0.32065050811422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981621697437528">
                <text:p>0.981621697437528</text:p>
              </table:table-cell>
              <table:table-cell office:value-type="float" office:value="0.320650508114227">
                <text:p>0.32065050811422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984392556722777">
                <text:p>0.984392556722777</text:p>
              </table:table-cell>
              <table:table-cell office:value-type="float" office:value="0.320592469177102">
                <text:p>0.32059246917710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985771939608437">
                <text:p>0.985771939608437</text:p>
              </table:table-cell>
              <table:table-cell office:value-type="float" office:value="0.320563576365042">
                <text:p>0.32056357636504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987149626088854">
                <text:p>0.987149626088854</text:p>
              </table:table-cell>
              <table:table-cell office:value-type="float" office:value="0.320534719086203">
                <text:p>0.32053471908620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988534707835873">
                <text:p>0.988534707835873</text:p>
              </table:table-cell>
              <table:table-cell office:value-type="float" office:value="0.320505706904727">
                <text:p>0.32050570690472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989923202273124">
                <text:p>0.989923202273124</text:p>
              </table:table-cell>
              <table:table-cell office:value-type="float" office:value="0.320476623240402">
                <text:p>0.32047662324040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989923202273124">
                <text:p>0.989923202273124</text:p>
              </table:table-cell>
              <table:table-cell office:value-type="float" office:value="0.320476623240402">
                <text:p>0.32047662324040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992700920071753">
                <text:p>0.992700920071753</text:p>
              </table:table-cell>
              <table:table-cell office:value-type="float" office:value="0.320418440643572">
                <text:p>0.32041844064357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992700920071753">
                <text:p>0.992700920071753</text:p>
              </table:table-cell>
              <table:table-cell office:value-type="float" office:value="0.320418440643572">
                <text:p>0.32041844064357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995470533559403">
                <text:p>0.995470533559403</text:p>
              </table:table-cell>
              <table:table-cell office:value-type="float" office:value="0.320360427801156">
                <text:p>0.3203604278011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996853587572031">
                <text:p>0.996853587572031</text:p>
              </table:table-cell>
              <table:table-cell office:value-type="float" office:value="0.320331458092984">
                <text:p>0.32033145809298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998239775958407">
                <text:p>0.998239775958407</text:p>
              </table:table-cell>
              <table:table-cell office:value-type="float" office:value="0.320302422731632">
                <text:p>0.32030242273163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99962513602191">
                <text:p>0.99962513602191</text:p>
              </table:table-cell>
              <table:table-cell office:value-type="float" office:value="0.320273404720486">
                <text:p>0.32027340472048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00101110573105">
                <text:p>1.00101110573105</text:p>
              </table:table-cell>
              <table:table-cell office:value-type="float" office:value="0.320244373939589">
                <text:p>0.32024437393958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00298527951276">
                <text:p>1.00298527951276</text:p>
              </table:table-cell>
              <table:table-cell office:value-type="float" office:value="0.321172667920485">
                <text:p>0.32117266792048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00437661012752">
                <text:p>1.00437661012752</text:p>
              </table:table-cell>
              <table:table-cell office:value-type="float" office:value="0.321143524849055">
                <text:p>0.32114352484905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00576242079867">
                <text:p>1.00576242079867</text:p>
              </table:table-cell>
              <table:table-cell office:value-type="float" office:value="0.321114497399398">
                <text:p>0.32111449739939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00714755555835">
                <text:p>1.00714755555835</text:p>
              </table:table-cell>
              <table:table-cell office:value-type="float" office:value="0.321085484107508">
                <text:p>0.32108548410750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0085302517355">
                <text:p>1.0085302517355</text:p>
              </table:table-cell>
              <table:table-cell office:value-type="float" office:value="0.321056521894625">
                <text:p>0.32105652189462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00991636060288">
                <text:p>1.00991636060288</text:p>
              </table:table-cell>
              <table:table-cell office:value-type="float" office:value="0.321027488198893">
                <text:p>0.32102748819889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0113026086285">
                <text:p>1.0113026086285</text:p>
              </table:table-cell>
              <table:table-cell office:value-type="float" office:value="0.320998451588327">
                <text:p>0.32099845158832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01268754459069">
                <text:p>1.01268754459069</text:p>
              </table:table-cell>
              <table:table-cell office:value-type="float" office:value="0.320969442460486">
                <text:p>0.32096944246048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01407857038264">
                <text:p>1.01407857038264</text:p>
              </table:table-cell>
              <table:table-cell office:value-type="float" office:value="0.320940305773933">
                <text:p>0.3209403057739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01546401659172">
                <text:p>1.01546401659172</text:p>
              </table:table-cell>
              <table:table-cell office:value-type="float" office:value="0.320911285958366">
                <text:p>0.32091128595836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01685477069377">
                <text:p>1.01685477069377</text:p>
              </table:table-cell>
              <table:table-cell office:value-type="float" office:value="0.320882154962679">
                <text:p>0.32088215496267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01823987894712">
                <text:p>1.01823987894712</text:p>
              </table:table-cell>
              <table:table-cell office:value-type="float" office:value="0.320853142225996">
                <text:p>0.32085314222599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01844268139648">
                <text:p>1.01844268139648</text:p>
              </table:table-cell>
              <table:table-cell office:value-type="float" office:value="0.318909603499194">
                <text:p>0.31890960349919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01982765711817">
                <text:p>1.01982765711817</text:p>
              </table:table-cell>
              <table:table-cell office:value-type="float" office:value="0.318880593538544">
                <text:p>0.31888059353854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01982765711817">
                <text:p>1.01982765711817</text:p>
              </table:table-cell>
              <table:table-cell office:value-type="float" office:value="0.318880593538544">
                <text:p>0.31888059353854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.02319015967255">
                <text:p>1.02319015967255</text:p>
              </table:table-cell>
              <table:table-cell office:value-type="float" office:value="0.319779807325156">
                <text:p>0.31977980732515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.02457623540702">
                <text:p>1.02457623540702</text:p>
              </table:table-cell>
              <table:table-cell office:value-type="float" office:value="0.319750774323432">
                <text:p>0.31975077432343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.0259616816161">
                <text:p>1.0259616816161</text:p>
              </table:table-cell>
              <table:table-cell office:value-type="float" office:value="0.319721754507865">
                <text:p>0.31972175450786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.02734910254691">
                <text:p>1.02734910254691</text:p>
              </table:table-cell>
              <table:table-cell office:value-type="float" office:value="0.319692693329408">
                <text:p>0.31969269332940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.02873418429393">
                <text:p>1.02873418429393</text:p>
              </table:table-cell>
              <table:table-cell office:value-type="float" office:value="0.319663681147931">
                <text:p>0.31966368114793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.03011926604095">
                <text:p>1.03011926604095</text:p>
              </table:table-cell>
              <table:table-cell office:value-type="float" office:value="0.319634668966455">
                <text:p>0.31963466896645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.03150104112306">
                <text:p>1.03150104112306</text:p>
              </table:table-cell>
              <table:table-cell office:value-type="float" office:value="0.319605726047">
                <text:p>0.31960572604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.03288514876238">
                <text:p>1.03288514876238</text:p>
              </table:table-cell>
              <table:table-cell office:value-type="float" office:value="0.319576734269366">
                <text:p>0.31957673426936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.03424580492455">
                <text:p>1.03424580492455</text:p>
              </table:table-cell>
              <table:table-cell office:value-type="float" office:value="0.319548233710761">
                <text:p>0.31954823371076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.03563296741862">
                <text:p>1.03563296741862</text:p>
              </table:table-cell>
              <table:table-cell office:value-type="float" office:value="0.319519177945567">
                <text:p>0.3195191779455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.03701860579861">
                <text:p>1.03701860579861</text:p>
              </table:table-cell>
              <table:table-cell office:value-type="float" office:value="0.319490154104752">
                <text:p>0.31949015410475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.03840433032418">
                <text:p>1.03840433032418</text:p>
              </table:table-cell>
              <table:table-cell office:value-type="float" office:value="0.319461128459516">
                <text:p>0.31946112845951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.03978808012802">
                <text:p>1.03978808012802</text:p>
              </table:table-cell>
              <table:table-cell office:value-type="float" office:value="0.319432144177171">
                <text:p>0.31943214417717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.03999282416619">
                <text:p>1.03999282416619</text:p>
              </table:table-cell>
              <table:table-cell office:value-type="float" office:value="0.317488564781486">
                <text:p>0.31748856478148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.04137589805857">
                <text:p>1.04137589805857</text:p>
              </table:table-cell>
              <table:table-cell office:value-type="float" office:value="0.317459594656909">
                <text:p>0.31745959465690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.0427670099961">
                <text:p>1.0427670099961</text:p>
              </table:table-cell>
              <table:table-cell office:value-type="float" office:value="0.317430456165933">
                <text:p>0.31743045616593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.04474491454402">
                <text:p>1.04474491454402</text:p>
              </table:table-cell>
              <table:table-cell office:value-type="float" office:value="0.318358672001501">
                <text:p>0.31835867200150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.04613112943673">
                <text:p>1.04613112943673</text:p>
              </table:table-cell>
              <table:table-cell office:value-type="float" office:value="0.318329636084944">
                <text:p>0.31832963608494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.04751679432305">
                <text:p>1.04751679432305</text:p>
              </table:table-cell>
              <table:table-cell office:value-type="float" office:value="0.318300611688922">
                <text:p>0.31830061168892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.04890054412689">
                <text:p>1.04890054412689</text:p>
              </table:table-cell>
              <table:table-cell office:value-type="float" office:value="0.318271627406577">
                <text:p>0.31827162740657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.05029176208974">
                <text:p>1.05029176208974</text:p>
              </table:table-cell>
              <table:table-cell office:value-type="float" office:value="0.318242486694775">
                <text:p>0.31824248669477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05167711552666">
                <text:p>1.05167711552666</text:p>
              </table:table-cell>
              <table:table-cell office:value-type="float" office:value="0.318213468822431">
                <text:p>0.31821346882243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05306211775468">
                <text:p>1.05306211775468</text:p>
              </table:table-cell>
              <table:table-cell office:value-type="float" office:value="0.318184458306575">
                <text:p>0.31818445830657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.05445250739467">
                <text:p>1.05445250739467</text:p>
              </table:table-cell>
              <table:table-cell office:value-type="float" office:value="0.318155334944979">
                <text:p>0.31815533494497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05583811926832">
                <text:p>1.05583811926832</text:p>
              </table:table-cell>
              <table:table-cell office:value-type="float" office:value="0.318126311659371">
                <text:p>0.31812631165937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05583811926832">
                <text:p>1.05583811926832</text:p>
              </table:table-cell>
              <table:table-cell office:value-type="float" office:value="0.318126311659371">
                <text:p>0.31812631165937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.0586085411991">
                <text:p>1.0586085411991</text:p>
              </table:table-cell>
              <table:table-cell office:value-type="float" office:value="0.318068281883154">
                <text:p>0.31806828188315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.05939777179679">
                <text:p>1.05939777179679</text:p>
              </table:table-cell>
              <table:table-cell office:value-type="float" office:value="0.317082105116985">
                <text:p>0.31708210511698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.06019378138887">
                <text:p>1.06019378138887</text:p>
              </table:table-cell>
              <table:table-cell office:value-type="float" office:value="0.316095786356732">
                <text:p>0.31609578635673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06157941976886">
                <text:p>1.06157941976886</text:p>
              </table:table-cell>
              <table:table-cell office:value-type="float" office:value="0.316066762515917">
                <text:p>0.31606676251591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06296502501593">
                <text:p>1.06296502501593</text:p>
              </table:table-cell>
              <table:table-cell office:value-type="float" office:value="0.316037739369111">
                <text:p>0.31603773936911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06435049773135">
                <text:p>1.06435049773135</text:p>
              </table:table-cell>
              <table:table-cell office:value-type="float" office:value="0.316008718998337">
                <text:p>0.31600871899833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06632519501311">
                <text:p>1.06632519501311</text:p>
              </table:table-cell>
              <table:table-cell office:value-type="float" office:value="0.316937002013903">
                <text:p>0.31693700201390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06770856047514">
                <text:p>1.06770856047514</text:p>
              </table:table-cell>
              <table:table-cell office:value-type="float" office:value="0.316908025782053">
                <text:p>0.31690802578205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06909052772816">
                <text:p>1.06909052772816</text:p>
              </table:table-cell>
              <table:table-cell office:value-type="float" office:value="0.316879078837351">
                <text:p>0.31687907883735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07047655044996">
                <text:p>1.07047655044996</text:p>
              </table:table-cell>
              <table:table-cell office:value-type="float" office:value="0.31685004694604">
                <text:p>0.3168500469460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07186043278546">
                <text:p>1.07186043278546</text:p>
              </table:table-cell>
              <table:table-cell office:value-type="float" office:value="0.316821059887662">
                <text:p>0.31682105988766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.07324771455802">
                <text:p>1.07324771455802</text:p>
              </table:table-cell>
              <table:table-cell office:value-type="float" office:value="0.316792001624039">
                <text:p>0.31679200162403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.07462793239314">
                <text:p>1.07462793239314</text:p>
              </table:table-cell>
              <table:table-cell office:value-type="float" office:value="0.316763091322971">
                <text:p>0.31676309132297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.07462793239314">
                <text:p>1.07462793239314</text:p>
              </table:table-cell>
              <table:table-cell office:value-type="float" office:value="0.316763091322971">
                <text:p>0.31676309132297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.07739906999487">
                <text:p>1.07739906999487</text:p>
              </table:table-cell>
              <table:table-cell office:value-type="float" office:value="0.316705046556176">
                <text:p>0.31670504655617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.07878548368507">
                <text:p>1.07878548368507</text:p>
              </table:table-cell>
              <table:table-cell office:value-type="float" office:value="0.316676006475569">
                <text:p>0.31667600647556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.08017136724863">
                <text:p>1.08017136724863</text:p>
              </table:table-cell>
              <table:table-cell office:value-type="float" office:value="0.316646977499093">
                <text:p>0.31664697749909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.08155770141983">
                <text:p>1.08155770141983</text:p>
              </table:table-cell>
              <table:table-cell office:value-type="float" office:value="0.316617939084106">
                <text:p>0.31661793908410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.08235251822697">
                <text:p>1.08235251822697</text:p>
              </table:table-cell>
              <table:table-cell office:value-type="float" office:value="0.315631645308149">
                <text:p>0.31563164530814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08315264292708">
                <text:p>1.08315264292708</text:p>
              </table:table-cell>
              <table:table-cell office:value-type="float" office:value="0.314645240352073">
                <text:p>0.31464524035207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.08453903011094">
                <text:p>1.08453903011094</text:p>
              </table:table-cell>
              <table:table-cell office:value-type="float" office:value="0.314616200826672">
                <text:p>0.31461620082667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.08592333654775">
                <text:p>1.08592333654775</text:p>
              </table:table-cell>
              <table:table-cell office:value-type="float" office:value="0.314587204884988">
                <text:p>0.31458720488498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08790548873536">
                <text:p>1.08790548873536</text:p>
              </table:table-cell>
              <table:table-cell office:value-type="float" office:value="0.3155153317487">
                <text:p>0.315515331748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08929237291295">
                <text:p>1.08929237291295</text:p>
              </table:table-cell>
              <table:table-cell office:value-type="float" office:value="0.315486281813176">
                <text:p>0.31548628181317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09067576488131">
                <text:p>1.09067576488131</text:p>
              </table:table-cell>
              <table:table-cell office:value-type="float" office:value="0.31545730502612">
                <text:p>0.3154573050261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09087997879285">
                <text:p>1.09087997879285</text:p>
              </table:table-cell>
              <table:table-cell office:value-type="float" office:value="0.313513736734566">
                <text:p>0.31351373673456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09226569669183">
                <text:p>1.09226569669183</text:p>
              </table:table-cell>
              <table:table-cell office:value-type="float" office:value="0.313484711228132">
                <text:p>0.3134847112281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09365199773012">
                <text:p>1.09365199773012</text:p>
              </table:table-cell>
              <table:table-cell office:value-type="float" office:value="0.313455673507152">
                <text:p>0.31345567350715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09365199773012">
                <text:p>1.09365199773012</text:p>
              </table:table-cell>
              <table:table-cell office:value-type="float" office:value="0.313455673507152">
                <text:p>0.31345567350715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09503808009116">
                <text:p>1.09503808009116</text:p>
              </table:table-cell>
              <table:table-cell office:value-type="float" office:value="0.313426640366627">
                <text:p>0.31342664036662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09642394377497">
                <text:p>1.09642394377497</text:p>
              </table:table-cell>
              <table:table-cell office:value-type="float" office:value="0.313397611806556">
                <text:p>0.31339761180655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09722029132278">
                <text:p>1.09722029132278</text:p>
              </table:table-cell>
              <table:table-cell office:value-type="float" office:value="0.312411285967419">
                <text:p>0.31241128596741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09861150928564">
                <text:p>1.09861150928564</text:p>
              </table:table-cell>
              <table:table-cell office:value-type="float" office:value="0.312382145255618">
                <text:p>0.31238214525561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09999686934914">
                <text:p>1.09999686934914</text:p>
              </table:table-cell>
              <table:table-cell office:value-type="float" office:value="0.312353127244472">
                <text:p>0.31235312724447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10276778164706">
                <text:p>1.10276778164706</text:p>
              </table:table-cell>
              <table:table-cell office:value-type="float" office:value="0.312295087196933">
                <text:p>0.31229508719693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10276778164706">
                <text:p>1.10276778164706</text:p>
              </table:table-cell>
              <table:table-cell office:value-type="float" office:value="0.312295087196933">
                <text:p>0.31229508719693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10554043673629">
                <text:p>1.10554043673629</text:p>
              </table:table-cell>
              <table:table-cell office:value-type="float" office:value="0.312237010644561">
                <text:p>0.31223701064456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10692584981246">
                <text:p>1.10692584981246</text:p>
              </table:table-cell>
              <table:table-cell office:value-type="float" office:value="0.312207991523002">
                <text:p>0.31220799152300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10772639198729">
                <text:p>1.10772639198729</text:p>
              </table:table-cell>
              <table:table-cell office:value-type="float" office:value="0.311221577822422">
                <text:p>0.31122157782242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10911230868377">
                <text:p>1.10911230868377</text:p>
              </table:table-cell>
              <table:table-cell office:value-type="float" office:value="0.311192548151938">
                <text:p>0.31119254815193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11049969648166">
                <text:p>1.11049969648166</text:p>
              </table:table-cell>
              <table:table-cell office:value-type="float" office:value="0.311163487667489">
                <text:p>0.31116348766748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11188541438064">
                <text:p>1.11188541438064</text:p>
              </table:table-cell>
              <table:table-cell office:value-type="float" office:value="0.311134462161054">
                <text:p>0.31113446216105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11327741428029">
                <text:p>1.11327741428029</text:p>
              </table:table-cell>
              <table:table-cell office:value-type="float" office:value="0.311105305070658">
                <text:p>0.31110530507065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11466029600176">
                <text:p>1.11466029600176</text:p>
              </table:table-cell>
              <table:table-cell office:value-type="float" office:value="0.311076338971329">
                <text:p>0.31107633897132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11605254771156">
                <text:p>1.11605254771156</text:p>
              </table:table-cell>
              <table:table-cell office:value-type="float" office:value="0.31104717660647">
                <text:p>0.3110471766064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11743623787615">
                <text:p>1.11743623787615</text:p>
              </table:table-cell>
              <table:table-cell office:value-type="float" office:value="0.311018193573339">
                <text:p>0.31101819357333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11822587932199">
                <text:p>1.11822587932199</text:p>
              </table:table-cell>
              <table:table-cell office:value-type="float" office:value="0.310032008201469">
                <text:p>0.31003200820146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11902009311008">
                <text:p>1.11902009311008</text:p>
              </table:table-cell>
              <table:table-cell office:value-type="float" office:value="0.309045727056462">
                <text:p>0.30904572705646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1204030344708">
                <text:p>1.1204030344708</text:p>
              </table:table-cell>
              <table:table-cell office:value-type="float" office:value="0.309016759707918">
                <text:p>0.30901675970791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12178997828763">
                <text:p>1.12178997828763</text:p>
              </table:table-cell>
              <table:table-cell office:value-type="float" office:value="0.308987708523178">
                <text:p>0.30898770852317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12238096552505">
                <text:p>1.12238096552505</text:p>
              </table:table-cell>
              <table:table-cell office:value-type="float" office:value="0.309944974988279">
                <text:p>0.30994497498827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12515438267133">
                <text:p>1.12515438267133</text:p>
              </table:table-cell>
              <table:table-cell office:value-type="float" office:value="0.309886882473718">
                <text:p>0.30988688247371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12515438267133">
                <text:p>1.12515438267133</text:p>
              </table:table-cell>
              <table:table-cell office:value-type="float" office:value="0.309886882473718">
                <text:p>0.3098868824737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12792169010811">
                <text:p>1.12792169010811</text:p>
              </table:table-cell>
              <table:table-cell office:value-type="float" office:value="0.309828917934275">
                <text:p>0.30982891793427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12930510195622">
                <text:p>1.12930510195622</text:p>
              </table:table-cell>
              <table:table-cell office:value-type="float" office:value="0.309799940730813">
                <text:p>0.30979994073081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13069026984881">
                <text:p>1.13069026984881</text:p>
              </table:table-cell>
              <table:table-cell office:value-type="float" office:value="0.309770926744916">
                <text:p>0.30977092674491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13069026984881">
                <text:p>1.13069026984881</text:p>
              </table:table-cell>
              <table:table-cell office:value-type="float" office:value="0.309770926744916">
                <text:p>0.30977092674491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13346532376109">
                <text:p>1.13346532376109</text:p>
              </table:table-cell>
              <table:table-cell office:value-type="float" office:value="0.309712799946347">
                <text:p>0.30971279994634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13485067719801">
                <text:p>1.13485067719801</text:p>
              </table:table-cell>
              <table:table-cell office:value-type="float" office:value="0.309683782074003">
                <text:p>0.30968378207400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13623364506506">
                <text:p>1.13623364506506</text:p>
              </table:table-cell>
              <table:table-cell office:value-type="float" office:value="0.309654814170253">
                <text:p>0.30965481417025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13761481050154">
                <text:p>1.13761481050154</text:p>
              </table:table-cell>
              <table:table-cell office:value-type="float" office:value="0.30962588402055">
                <text:p>0.3096258840205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13900033622961">
                <text:p>1.13900033622961</text:p>
              </table:table-cell>
              <table:table-cell office:value-type="float" office:value="0.309596862539363">
                <text:p>0.30959686253936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14038755173635">
                <text:p>1.14038755173635</text:p>
              </table:table-cell>
              <table:table-cell office:value-type="float" office:value="0.309567805663756">
                <text:p>0.30956780566375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14177396542655">
                <text:p>1.14177396542655</text:p>
              </table:table-cell>
              <table:table-cell office:value-type="float" office:value="0.309538765583149">
                <text:p>0.30953876558314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14316029959775">
                <text:p>1.14316029959775</text:p>
              </table:table-cell>
              <table:table-cell office:value-type="float" office:value="0.309509727168161">
                <text:p>0.30950972716816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14316029959775">
                <text:p>1.14316029959775</text:p>
              </table:table-cell>
              <table:table-cell office:value-type="float" office:value="0.309509727168161">
                <text:p>0.30950972716816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14593359746553">
                <text:p>1.14593359746553</text:p>
              </table:table-cell>
              <table:table-cell office:value-type="float" office:value="0.309451637152029">
                <text:p>0.30945163715202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14731962681392">
                <text:p>1.14731962681392</text:p>
              </table:table-cell>
              <table:table-cell office:value-type="float" office:value="0.309422605121917">
                <text:p>0.30942260512191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14870496037109">
                <text:p>1.14870496037109</text:p>
              </table:table-cell>
              <table:table-cell office:value-type="float" office:value="0.309393587665978">
                <text:p>0.30939358766597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15008553604168">
                <text:p>1.15008553604168</text:p>
              </table:table-cell>
              <table:table-cell office:value-type="float" office:value="0.309364669869622">
                <text:p>0.30936466986962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15008553604168">
                <text:p>1.15008553604168</text:p>
              </table:table-cell>
              <table:table-cell office:value-type="float" office:value="0.309364669869622">
                <text:p>0.30936466986962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15285683930799">
                <text:p>1.15285683930799</text:p>
              </table:table-cell>
              <table:table-cell office:value-type="float" office:value="0.309306621632786">
                <text:p>0.30930662163278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15424184153601">
                <text:p>1.15424184153601</text:p>
              </table:table-cell>
              <table:table-cell office:value-type="float" office:value="0.309277611116929">
                <text:p>0.30927761111692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15562842751737">
                <text:p>1.15562842751737</text:p>
              </table:table-cell>
              <table:table-cell office:value-type="float" office:value="0.309248567427479">
                <text:p>0.30924856742747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15701480807465">
                <text:p>1.15701480807465</text:p>
              </table:table-cell>
              <table:table-cell office:value-type="float" office:value="0.309219528040879">
                <text:p>0.30921952804087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15839952535961">
                <text:p>1.15839952535961</text:p>
              </table:table-cell>
              <table:table-cell office:value-type="float" office:value="0.309190523493494">
                <text:p>0.30919052349349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1597852763915">
                <text:p>1.1597852763915</text:p>
              </table:table-cell>
              <table:table-cell office:value-type="float" office:value="0.309161497293051">
                <text:p>0.30916149729305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16117163706904">
                <text:p>1.16117163706904</text:p>
              </table:table-cell>
              <table:table-cell office:value-type="float" office:value="0.309132458322857">
                <text:p>0.30913245832285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16255479710699">
                <text:p>1.16255479710699</text:p>
              </table:table-cell>
              <table:table-cell office:value-type="float" office:value="0.309103486393858">
                <text:p>0.30910348639385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16393756617655">
                <text:p>1.16393756617655</text:p>
              </table:table-cell>
              <table:table-cell office:value-type="float" office:value="0.309074522654156">
                <text:p>0.30907452265415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16393756617655">
                <text:p>1.16393756617655</text:p>
              </table:table-cell>
              <table:table-cell office:value-type="float" office:value="0.309074522654156">
                <text:p>0.30907452265415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16670898209477">
                <text:p>1.16670898209477</text:p>
              </table:table-cell>
              <table:table-cell office:value-type="float" office:value="0.309016472057692">
                <text:p>0.30901647205769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16808925956913">
                <text:p>1.16808925956913</text:p>
              </table:table-cell>
              <table:table-cell office:value-type="float" office:value="0.30898756050741">
                <text:p>0.3089875605074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16947445396806">
                <text:p>1.16947445396806</text:p>
              </table:table-cell>
              <table:table-cell office:value-type="float" office:value="0.308958545966305">
                <text:p>0.30895854596630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17086039717087">
                <text:p>1.17086039717087</text:p>
              </table:table-cell>
              <table:table-cell office:value-type="float" office:value="0.308929515740615">
                <text:p>0.30892951574061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17224681086106">
                <text:p>1.17224681086106</text:p>
              </table:table-cell>
              <table:table-cell office:value-type="float" office:value="0.308900475660007">
                <text:p>0.30890047566000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1742241654026">
                <text:p>1.1742241654026</text:p>
              </table:table-cell>
              <table:table-cell office:value-type="float" office:value="0.309828703016112">
                <text:p>0.30982870301611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17561065861179">
                <text:p>1.17561065861179</text:p>
              </table:table-cell>
              <table:table-cell office:value-type="float" office:value="0.309799661269885">
                <text:p>0.30979966126988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.17699529637775">
                <text:p>1.17699529637775</text:p>
              </table:table-cell>
              <table:table-cell office:value-type="float" office:value="0.309770658388119">
                <text:p>0.3097706583881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.17838607698613">
                <text:p>1.17838607698613</text:p>
              </table:table-cell>
              <table:table-cell office:value-type="float" office:value="0.309741526837226">
                <text:p>0.30974152683722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.17977124487873">
                <text:p>1.17977124487873</text:p>
              </table:table-cell>
              <table:table-cell office:value-type="float" office:value="0.309712512851328">
                <text:p>0.30971251285132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.18115654530298">
                <text:p>1.18115654530298</text:p>
              </table:table-cell>
              <table:table-cell office:value-type="float" office:value="0.309683496089398">
                <text:p>0.30968349608939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.18254040775873">
                <text:p>1.18254040775873</text:p>
              </table:table-cell>
              <table:table-cell office:value-type="float" office:value="0.309654509447424">
                <text:p>0.30965450944742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.18392576119565">
                <text:p>1.18392576119565</text:p>
              </table:table-cell>
              <table:table-cell office:value-type="float" office:value="0.30962549157508">
                <text:p>0.3096254915750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.1853167869876">
                <text:p>1.1853167869876</text:p>
              </table:table-cell>
              <table:table-cell office:value-type="float" office:value="0.309596354888526">
                <text:p>0.30959635488852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.1853167869876">
                <text:p>1.1853167869876</text:p>
              </table:table-cell>
              <table:table-cell office:value-type="float" office:value="0.309596354888526">
                <text:p>0.30959635488852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.18809153607706">
                <text:p>1.18809153607706</text:p>
              </table:table-cell>
              <table:table-cell office:value-type="float" office:value="0.309538234474834">
                <text:p>0.30953823447483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.18947716783046">
                <text:p>1.18947716783046</text:p>
              </table:table-cell>
              <table:table-cell office:value-type="float" office:value="0.309509210772821">
                <text:p>0.30950921077282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.18947716783046">
                <text:p>1.18947716783046</text:p>
              </table:table-cell>
              <table:table-cell office:value-type="float" office:value="0.309509210772821">
                <text:p>0.30950921077282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.19225093618564">
                <text:p>1.19225093618564</text:p>
              </table:table-cell>
              <table:table-cell office:value-type="float" office:value="0.309451110901772">
                <text:p>0.30945111090177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.19225093618564">
                <text:p>1.19225093618564</text:p>
              </table:table-cell>
              <table:table-cell office:value-type="float" office:value="0.309451110901772">
                <text:p>0.30945111090177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.19502138462275">
                <text:p>1.19502138462275</text:p>
              </table:table-cell>
              <table:table-cell office:value-type="float" office:value="0.309393080570348">
                <text:p>0.30939308057034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.19640821578767">
                <text:p>1.19640821578767</text:p>
              </table:table-cell>
              <table:table-cell office:value-type="float" office:value="0.309364031745237">
                <text:p>0.30936403174523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.19779259511689">
                <text:p>1.19779259511689</text:p>
              </table:table-cell>
              <table:table-cell office:value-type="float" office:value="0.309335034276735">
                <text:p>0.30933503427673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.19917431718634">
                <text:p>1.19917431718634</text:p>
              </table:table-cell>
              <table:table-cell office:value-type="float" office:value="0.309306092467694">
                <text:p>0.30930609246769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.20056490562381">
                <text:p>1.20056490562381</text:p>
              </table:table-cell>
              <table:table-cell office:value-type="float" office:value="0.309276964942049">
                <text:p>0.30927696494204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.20194979519993">
                <text:p>1.20194979519993</text:p>
              </table:table-cell>
              <table:table-cell office:value-type="float" office:value="0.30924795678582">
                <text:p>0.3092479567858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.20333515526343">
                <text:p>1.20333515526343</text:p>
              </table:table-cell>
              <table:table-cell office:value-type="float" office:value="0.309218938774675">
                <text:p>0.30921893877467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.20472031652944">
                <text:p>1.20472031652944</text:p>
              </table:table-cell>
              <table:table-cell office:value-type="float" office:value="0.309189924927578">
                <text:p>0.30918992492757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.20610557056762">
                <text:p>1.20610557056762</text:p>
              </table:table-cell>
              <table:table-cell office:value-type="float" office:value="0.309160909137259">
                <text:p>0.30916090913725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.20749117581469">
                <text:p>1.20749117581469</text:p>
              </table:table-cell>
              <table:table-cell office:value-type="float" office:value="0.309131885990453">
                <text:p>0.3091318859904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.20887753649223">
                <text:p>1.20887753649223</text:p>
              </table:table-cell>
              <table:table-cell office:value-type="float" office:value="0.309102847020258">
                <text:p>0.30910284702025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.21026394355584">
                <text:p>1.21026394355584</text:p>
              </table:table-cell>
              <table:table-cell office:value-type="float" office:value="0.309073807078453">
                <text:p>0.30907380707845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.2116469445558">
                <text:p>1.2116469445558</text:p>
              </table:table-cell>
              <table:table-cell office:value-type="float" office:value="0.309044838480693">
                <text:p>0.30904483848069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.213033358246">
                <text:p>1.213033358246</text:p>
              </table:table-cell>
              <table:table-cell office:value-type="float" office:value="0.309015798400086">
                <text:p>0.30901579840008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.21441997073369">
                <text:p>1.21441997073369</text:p>
              </table:table-cell>
              <table:table-cell office:value-type="float" office:value="0.308986754155429">
                <text:p>0.30898675415542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.2158055229681">
                <text:p>1.2158055229681</text:p>
              </table:table-cell>
              <table:table-cell office:value-type="float" office:value="0.308957732119036">
                <text:p>0.30895773211903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.2158055229681">
                <text:p>1.2158055229681</text:p>
              </table:table-cell>
              <table:table-cell office:value-type="float" office:value="0.308957732119036">
                <text:p>0.30895773211903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2185729364302">
                <text:p>1.2185729364302</text:p>
              </table:table-cell>
              <table:table-cell office:value-type="float" office:value="0.308899765358766">
                <text:p>0.30889976535876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.21995964831663">
                <text:p>1.21995964831663</text:p>
              </table:table-cell>
              <table:table-cell office:value-type="float" office:value="0.308870719032085">
                <text:p>0.30887071903208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22134217220262">
                <text:p>1.22134217220262</text:p>
              </table:table-cell>
              <table:table-cell office:value-type="float" office:value="0.308841760428044">
                <text:p>0.30884176042804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.22272702864582">
                <text:p>1.22272702864582</text:p>
              </table:table-cell>
              <table:table-cell office:value-type="float" office:value="0.308812752965824">
                <text:p>0.30881275296582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.22470384643413">
                <text:p>1.22470384643413</text:p>
              </table:table-cell>
              <table:table-cell office:value-type="float" office:value="0.309740991564862">
                <text:p>0.30974099156486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.22608923300397">
                <text:p>1.22608923300397</text:p>
              </table:table-cell>
              <table:table-cell office:value-type="float" office:value="0.30971197299851">
                <text:p>0.3097119729985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.2274710014595">
                <text:p>1.2274710014595</text:p>
              </table:table-cell>
              <table:table-cell office:value-type="float" office:value="0.309683030217857">
                <text:p>0.30968303021785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.22886139772606">
                <text:p>1.22886139772606</text:p>
              </table:table-cell>
              <table:table-cell office:value-type="float" office:value="0.30965390671746">
                <text:p>0.3096539067174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.23024700959972">
                <text:p>1.23024700959972</text:p>
              </table:table-cell>
              <table:table-cell office:value-type="float" office:value="0.309624883431852">
                <text:p>0.30962488343185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23163258834046">
                <text:p>1.23163258834046</text:p>
              </table:table-cell>
              <table:table-cell office:value-type="float" office:value="0.309595860840252">
                <text:p>0.30959586084025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23301947251805">
                <text:p>1.23301947251805</text:p>
              </table:table-cell>
              <table:table-cell office:value-type="float" office:value="0.309566810904727">
                <text:p>0.30956681090472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23440669465137">
                <text:p>1.23440669465137</text:p>
              </table:table-cell>
              <table:table-cell office:value-type="float" office:value="0.309537753890319">
                <text:p>0.30953775389031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.23579386377202">
                <text:p>1.23579386377202</text:p>
              </table:table-cell>
              <table:table-cell office:value-type="float" office:value="0.309508697986324">
                <text:p>0.30950869798632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23718044975338">
                <text:p>1.23718044975338</text:p>
              </table:table-cell>
              <table:table-cell office:value-type="float" office:value="0.309479654296873">
                <text:p>0.30947965429687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.23856710862714">
                <text:p>1.23856710862714</text:p>
              </table:table-cell>
              <table:table-cell office:value-type="float" office:value="0.309450609080605">
                <text:p>0.30945060908060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23995340966543">
                <text:p>1.23995340966543</text:p>
              </table:table-cell>
              <table:table-cell office:value-type="float" office:value="0.309421571359625">
                <text:p>0.30942157135962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24133876972893">
                <text:p>1.24133876972893</text:p>
              </table:table-cell>
              <table:table-cell office:value-type="float" office:value="0.30939255334848">
                <text:p>0.3093925533484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24133876972893">
                <text:p>1.24133876972893</text:p>
              </table:table-cell>
              <table:table-cell office:value-type="float" office:value="0.30939255334848">
                <text:p>0.3093925533484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24411579836293">
                <text:p>1.24411579836293</text:p>
              </table:table-cell>
              <table:table-cell office:value-type="float" office:value="0.30933438518702">
                <text:p>0.3093343851870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24549770597671">
                <text:p>1.24549770597671</text:p>
              </table:table-cell>
              <table:table-cell office:value-type="float" office:value="0.309305439491533">
                <text:p>0.30930543949153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24608869321413">
                <text:p>1.24608869321413</text:p>
              </table:table-cell>
              <table:table-cell office:value-type="float" office:value="0.310262705956634">
                <text:p>0.31026270595663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.24886333627825">
                <text:p>1.24886333627825</text:p>
              </table:table-cell>
              <table:table-cell office:value-type="float" office:value="0.310204587763768">
                <text:p>0.31020458776376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.2502494186393">
                <text:p>1.2502494186393</text:p>
              </table:table-cell>
              <table:table-cell office:value-type="float" office:value="0.310175554623243">
                <text:p>0.31017555462324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.25222615690862">
                <text:p>1.25222615690862</text:p>
              </table:table-cell>
              <table:table-cell office:value-type="float" office:value="0.311103794887901">
                <text:p>0.31110379488790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.25222615690862">
                <text:p>1.25222615690862</text:p>
              </table:table-cell>
              <table:table-cell office:value-type="float" office:value="0.311103794887901">
                <text:p>0.31110379488790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.25499500833923">
                <text:p>1.25499500833923</text:p>
              </table:table-cell>
              <table:table-cell office:value-type="float" office:value="0.311045798007674">
                <text:p>0.31104579800767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.25637995092801">
                <text:p>1.25637995092801</text:p>
              </table:table-cell>
              <table:table-cell office:value-type="float" office:value="0.311016788741032">
                <text:p>0.31101678874103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.25776678209293">
                <text:p>1.25776678209293</text:p>
              </table:table-cell>
              <table:table-cell office:value-type="float" office:value="0.310987739915921">
                <text:p>0.31098773991592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.25915281144131">
                <text:p>1.25915281144131</text:p>
              </table:table-cell>
              <table:table-cell office:value-type="float" office:value="0.310958707885809">
                <text:p>0.31095870788580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.26053811186557">
                <text:p>1.26053811186557</text:p>
              </table:table-cell>
              <table:table-cell office:value-type="float" office:value="0.310929691123878">
                <text:p>0.31092969112387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26192347192907">
                <text:p>1.26192347192907</text:p>
              </table:table-cell>
              <table:table-cell office:value-type="float" office:value="0.310900673112733">
                <text:p>0.31090067311273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.26331230432206">
                <text:p>1.26331230432206</text:p>
              </table:table-cell>
              <table:table-cell office:value-type="float" office:value="0.310871582369524">
                <text:p>0.31087158236952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.26529464868057">
                <text:p>1.26529464868057</text:p>
              </table:table-cell>
              <table:table-cell office:value-type="float" office:value="0.311799705207989">
                <text:p>0.31179970520798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.26963088283581">
                <text:p>1.26963088283581</text:p>
              </table:table-cell>
              <table:table-cell office:value-type="float" office:value="0.316557104607757">
                <text:p>0.31655710460775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.27101738267159">
                <text:p>1.27101738267159</text:p>
              </table:table-cell>
              <table:table-cell office:value-type="float" office:value="0.316528062722728">
                <text:p>0.31652806272272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27417464419407">
                <text:p>1.27417464419407</text:p>
              </table:table-cell>
              <table:table-cell office:value-type="float" office:value="0.319370866315149">
                <text:p>0.31937086631514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27556100487161">
                <text:p>1.27556100487161</text:p>
              </table:table-cell>
              <table:table-cell office:value-type="float" office:value="0.319341827344955">
                <text:p>0.31934182734495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27812911472016">
                <text:p>1.27812911472016</text:p>
              </table:table-cell>
              <table:table-cell office:value-type="float" office:value="0.321227326024218">
                <text:p>0.321227326024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